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437in"/>
    </style:style>
    <style:style style:name="co3" style:family="table-column">
      <style:table-column-properties fo:break-before="auto" style:column-width="1.4791in"/>
    </style:style>
    <style:style style:name="co4" style:family="table-column">
      <style:table-column-properties fo:break-before="auto" style:column-width="1.3398in"/>
    </style:style>
    <style:style style:name="co5" style:family="table-column">
      <style:table-column-properties fo:break-before="auto" style:column-width="1.7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ffff00"/>
    </style:style>
    <style:style style:name="ce5" style:family="table-cell" style:parent-style-name="Default" style:data-style-name="N81"/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group_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Velocity [MPH]</text:p>
          </table:table-cell>
          <table:table-cell office:value-type="string" calcext:value-type="string">
            <text:p>Angle of Attack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Manometer Reading [in]</text:p>
          </table:table-cell>
          <table:table-cell office:value-type="string" calcext:value-type="string">
            <text:p>Pressure [psi]</text:p>
          </table:table-cell>
          <table:table-cell table:number-columns-repeated="2"/>
          <table:table-cell office:value-type="string" calcext:value-type="string">
            <text:p>Density of H2O</text:p>
          </table:table-cell>
          <table:table-cell table:formula="of:=1.94/(12^4)" office:value-type="float" office:value="0.0000935570987654321" calcext:value-type="float">
            <text:p>9.35570987654321E-05</text:p>
          </table:table-cell>
          <table:table-cell office:value-type="string" calcext:value-type="string">
            <text:p>lbf/in^3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formula="of:=[.$I$3] - [.$I$1]*[.$I$2]*[.D2]" office:value-type="float" office:value="14.6992769907407" calcext:value-type="float">
            <text:p>14.6992769907407</text:p>
          </table:table-cell>
          <table:table-cell table:number-columns-repeated="2"/>
          <table:table-cell office:value-type="string" calcext:value-type="string">
            <text:p>Gravity</text:p>
          </table:table-cell>
          <table:table-cell table:formula="of:=32.2*12" office:value-type="float" office:value="386.4" calcext:value-type="float">
            <text:p>386.4</text:p>
          </table:table-cell>
          <table:table-cell office:value-type="string" calcext:value-type="string">
            <text:p>in/s^2</text:p>
          </table:table-cell>
          <table:table-cell table:number-columns-repeated="9"/>
          <table:table-cell office:value-type="string" calcext:value-type="string">
            <text:p>Speed = 40mph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  <table:table-cell table:formula="of:=[.$I$3] - [.$I$1]*[.$I$2]*[.D3]" office:value-type="float" office:value="14.6186614583333" calcext:value-type="float">
            <text:p>14.6186614583333</text:p>
          </table:table-cell>
          <table:table-cell table:number-columns-repeated="2"/>
          <table:table-cell office:value-type="string" calcext:value-type="string">
            <text:p>P atm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psi</text:p>
          </table:table-cell>
          <table:table-cell table:number-columns-repeated="9"/>
          <table:table-cell office:value-type="string" calcext:value-type="string">
            <text:p>ΔH (inches)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27" calcext:value-type="float">
            <text:p>2.27</text:p>
          </table:table-cell>
          <table:table-cell table:formula="of:=[.$I$3] - [.$I$1]*[.$I$2]*[.D4]" office:value-type="float" office:value="14.6179384490741" calcext:value-type="float">
            <text:p>14.6179384490741</text:p>
          </table:table-cell>
          <table:table-cell table:number-columns-repeated="14"/>
          <table:table-cell office:value-type="string" calcext:value-type="string">
            <text:p>Angle of Attack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table:formula="of:=[.$I$3] - [.$I$1]*[.$I$2]*[.D5]" office:value-type="float" office:value="14.6186614583333" calcext:value-type="float">
            <text:p>14.6186614583333</text:p>
          </table:table-cell>
          <table:table-cell table:number-columns-repeated="14"/>
          <table:table-cell office:value-type="string" calcext:value-type="string">
            <text:p>Patm</text:p>
          </table:table-cell>
          <table:table-cell office:value-type="float" office:value="3.23" calcext:value-type="float">
            <text:p>3.23</text:p>
          </table:table-cell>
          <table:table-cell office:value-type="float" office:value="3.25" calcext:value-type="float">
            <text:p>3.25</text:p>
          </table:table-cell>
          <table:table-cell table:number-columns-repeated="2" office:value-type="float" office:value="3.15" calcext:value-type="float">
            <text:p>3.15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15" calcext:value-type="float">
            <text:p>2.15</text:p>
          </table:table-cell>
          <table:table-cell table:formula="of:=[.$I$3] - [.$I$1]*[.$I$2]*[.D6]" office:value-type="float" office:value="14.6222765046296" calcext:value-type="float">
            <text:p>14.6222765046296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2.85" calcext:value-type="float">
            <text:p>2.8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02" calcext:value-type="float">
            <text:p>2.02</text:p>
          </table:table-cell>
          <table:table-cell table:formula="of:=[.$I$3] - [.$I$1]*[.$I$2]*[.D7]" office:value-type="float" office:value="14.6269760648148" calcext:value-type="float">
            <text:p>14.626976064814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" office:value-type="float" office:value="2.25" calcext:value-type="float">
            <text:p>2.25</text:p>
          </table:table-cell>
          <table:table-cell office:value-type="float" office:value="3.25" calcext:value-type="float">
            <text:p>3.25</text:p>
          </table:table-cell>
          <table:table-cell office:value-type="float" office:value="3.35" calcext:value-type="float">
            <text:p>3.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.02" calcext:value-type="float">
            <text:p>2.02</text:p>
          </table:table-cell>
          <table:table-cell table:formula="of:=[.$I$3] - [.$I$1]*[.$I$2]*[.D8]" office:value-type="float" office:value="14.6269760648148" calcext:value-type="float">
            <text:p>14.6269760648148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2.27" calcext:value-type="float">
            <text:p>2.27</text:p>
          </table:table-cell>
          <table:table-cell office:value-type="float" office:value="2.45" calcext:value-type="float">
            <text:p>2.45</text:p>
          </table:table-cell>
          <table:table-cell office:value-type="float" office:value="2.98" calcext:value-type="float">
            <text:p>2.98</text:p>
          </table:table-cell>
          <table:table-cell office:value-type="float" office:value="2.975" calcext:value-type="float">
            <text:p>2.9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02" calcext:value-type="float">
            <text:p>2.02</text:p>
          </table:table-cell>
          <table:table-cell table:formula="of:=[.$I$3] - [.$I$1]*[.$I$2]*[.D9]" office:value-type="float" office:value="14.6269760648148" calcext:value-type="float">
            <text:p>14.6269760648148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2" office:value-type="float" office:value="2.25" calcext:value-type="float">
            <text:p>2.25</text:p>
          </table:table-cell>
          <table:table-cell office:value-type="float" office:value="2.73" calcext:value-type="float">
            <text:p>2.73</text:p>
          </table:table-cell>
          <table:table-cell office:value-type="float" office:value="2.725" calcext:value-type="float">
            <text:p>2.7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.72" calcext:value-type="float">
            <text:p>1.72</text:p>
          </table:table-cell>
          <table:table-cell table:formula="of:=[.$I$3] - [.$I$1]*[.$I$2]*[.D10]" office:value-type="float" office:value="14.6378212037037" calcext:value-type="float">
            <text:p>14.6378212037037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2" office:value-type="float" office:value="2.15" calcext:value-type="float">
            <text:p>2.15</text:p>
          </table:table-cell>
          <table:table-cell office:value-type="float" office:value="2.3" calcext:value-type="float">
            <text:p>2.3</text:p>
          </table:table-cell>
          <table:table-cell office:value-type="float" office:value="2.35" calcext:value-type="float">
            <text:p>2.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.72" calcext:value-type="float">
            <text:p>1.72</text:p>
          </table:table-cell>
          <table:table-cell table:formula="of:=[.$I$3] - [.$I$1]*[.$I$2]*[.D11]" office:value-type="float" office:value="14.6378212037037" calcext:value-type="float">
            <text:p>14.6378212037037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office:value-type="float" office:value="2.02" calcext:value-type="float">
            <text:p>2.02</text:p>
          </table:table-cell>
          <table:table-cell office:value-type="float" office:value="2.05" calcext:value-type="float">
            <text:p>2.05</text:p>
          </table:table-cell>
          <table:table-cell office:value-type="float" office:value="2.1" calcext:value-type="float">
            <text:p>2.1</text:p>
          </table:table-cell>
          <table:table-cell office:value-type="float" office:value="1.975" calcext:value-type="float">
            <text:p>1.9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.57" calcext:value-type="float">
            <text:p>1.57</text:p>
          </table:table-cell>
          <table:table-cell table:formula="of:=[.$I$3] - [.$I$1]*[.$I$2]*[.D12]" office:value-type="float" office:value="14.6432437731481" calcext:value-type="float">
            <text:p>14.6432437731481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office:value-type="float" office:value="2.02" calcext:value-type="float">
            <text:p>2.02</text:p>
          </table:table-cell>
          <table:table-cell office:value-type="float" office:value="2.05" calcext:value-type="float">
            <text:p>2.05</text:p>
          </table:table-cell>
          <table:table-cell table:number-columns-repeated="2" office:value-type="float" office:value="1.85" calcext:value-type="float">
            <text:p>1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27" calcext:value-type="float">
            <text:p>1.27</text:p>
          </table:table-cell>
          <table:table-cell table:formula="of:=[.$I$3] - [.$I$1]*[.$I$2]*[.D13]" office:value-type="float" office:value="14.654088912037" calcext:value-type="float">
            <text:p>14.654088912037</text:p>
          </table:table-cell>
          <table:table-cell table:number-columns-repeated="14"/>
          <table:table-cell office:value-type="float" office:value="8" calcext:value-type="float">
            <text:p>8</text:p>
          </table:table-cell>
          <table:table-cell office:value-type="float" office:value="2.02" calcext:value-type="float">
            <text:p>2.02</text:p>
          </table:table-cell>
          <table:table-cell office:value-type="float" office:value="2.05" calcext:value-type="float">
            <text:p>2.05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.27" calcext:value-type="float">
            <text:p>1.27</text:p>
          </table:table-cell>
          <table:table-cell table:formula="of:=[.$I$3] - [.$I$1]*[.$I$2]*[.D14]" office:value-type="float" office:value="14.654088912037" calcext:value-type="float">
            <text:p>14.654088912037</text:p>
          </table:table-cell>
          <table:table-cell table:number-columns-repeated="14"/>
          <table:table-cell office:value-type="float" office:value="9" calcext:value-type="float">
            <text:p>9</text:p>
          </table:table-cell>
          <table:table-cell office:value-type="float" office:value="1.72" calcext:value-type="float">
            <text:p>1.72</text:p>
          </table:table-cell>
          <table:table-cell table:number-columns-repeated="3" office:value-type="float" office:value="1.85" calcext:value-type="float">
            <text:p>1.8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.27" calcext:value-type="float">
            <text:p>1.27</text:p>
          </table:table-cell>
          <table:table-cell table:formula="of:=[.$I$3] - [.$I$1]*[.$I$2]*[.D15]" office:value-type="float" office:value="14.654088912037" calcext:value-type="float">
            <text:p>14.654088912037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office:value-type="float" office:value="1.72" calcext:value-type="float">
            <text:p>1.72</text:p>
          </table:table-cell>
          <table:table-cell office:value-type="float" office:value="1.65" calcext:value-type="float">
            <text:p>1.6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.27" calcext:value-type="float">
            <text:p>1.27</text:p>
          </table:table-cell>
          <table:table-cell table:formula="of:=[.$I$3] - [.$I$1]*[.$I$2]*[.D16]" office:value-type="float" office:value="14.654088912037" calcext:value-type="float">
            <text:p>14.654088912037</text:p>
          </table:table-cell>
          <table:table-cell table:number-columns-repeated="14"/>
          <table:table-cell office:value-type="float" office:value="11" calcext:value-type="float">
            <text:p>11</text:p>
          </table:table-cell>
          <table:table-cell office:value-type="float" office:value="1.57" calcext:value-type="float">
            <text:p>1.57</text:p>
          </table:table-cell>
          <table:table-cell office:value-type="float" office:value="1.55" calcext:value-type="float">
            <text:p>1.55</text:p>
          </table:table-cell>
          <table:table-cell office:value-type="float" office:value="0.65" calcext:value-type="float">
            <text:p>0.65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.27" calcext:value-type="float">
            <text:p>1.27</text:p>
          </table:table-cell>
          <table:table-cell table:formula="of:=[.$I$3] - [.$I$1]*[.$I$2]*[.D17]" office:value-type="float" office:value="14.654088912037" calcext:value-type="float">
            <text:p>14.654088912037</text:p>
          </table:table-cell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1.27" calcext:value-type="float">
            <text:p>1.27</text:p>
          </table:table-cell>
          <table:table-cell office:value-type="float" office:value="1.35" calcext:value-type="float">
            <text:p>1.35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.32" calcext:value-type="float">
            <text:p>1.32</text:p>
          </table:table-cell>
          <table:table-cell table:formula="of:=[.$I$3] - [.$I$1]*[.$I$2]*[.D18]" office:value-type="float" office:value="14.6522813888889" calcext:value-type="float">
            <text:p>14.6522813888889</text:p>
          </table:table-cell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1.27" calcext:value-type="float">
            <text:p>1.27</text:p>
          </table:table-cell>
          <table:table-cell office:value-type="float" office:value="1.25" calcext:value-type="float">
            <text:p>1.25</text:p>
          </table:table-cell>
          <table:table-cell office:value-type="float" office:value="0.98" calcext:value-type="float">
            <text:p>0.98</text:p>
          </table:table-cell>
          <table:table-cell office:value-type="float" office:value="0.975" calcext:value-type="float">
            <text:p>0.97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.27" calcext:value-type="float">
            <text:p>2.27</text:p>
          </table:table-cell>
          <table:table-cell table:formula="of:=[.$I$3] - [.$I$1]*[.$I$2]*[.D19]" office:value-type="float" office:value="14.6179384490741" calcext:value-type="float">
            <text:p>14.6179384490741</text:p>
          </table:table-cell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1.27" calcext:value-type="float">
            <text:p>1.27</text:p>
          </table:table-cell>
          <table:table-cell office:value-type="float" office:value="1.35" calcext:value-type="float">
            <text:p>1.35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I$3] - [.$I$1]*[.$I$2]*[.D20]" office:value-type="float" office:value="14.7" calcext:value-type="float">
            <text:p>14.7</text:p>
          </table:table-cell>
          <table:table-cell table:number-columns-repeated="14"/>
          <table:table-cell office:value-type="float" office:value="15" calcext:value-type="float">
            <text:p>15</text:p>
          </table:table-cell>
          <table:table-cell office:value-type="float" office:value="1.27" calcext:value-type="float">
            <text:p>1.27</text:p>
          </table:table-cell>
          <table:table-cell office:value-type="float" office:value="1.45" calcext:value-type="float">
            <text:p>1.45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  <table:table-cell table:formula="of:=[.$I$3] - [.$I$1]*[.$I$2]*[.D21]" office:value-type="float" office:value="14.6186614583333" calcext:value-type="float">
            <text:p>14.6186614583333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.45" calcext:value-type="float">
            <text:p>1.45</text:p>
          </table:table-cell>
          <table:table-cell office:value-type="float" office:value="1.35" calcext:value-type="float">
            <text:p>1.3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.45" calcext:value-type="float">
            <text:p>2.45</text:p>
          </table:table-cell>
          <table:table-cell table:formula="of:=[.$I$3] - [.$I$1]*[.$I$2]*[.D22]" office:value-type="float" office:value="14.6114313657407" calcext:value-type="float">
            <text:p>14.6114313657407</text:p>
          </table:table-cell>
          <table:table-cell table:number-columns-repeated="14"/>
          <table:table-cell office:value-type="float" office:value="17" calcext:value-type="float">
            <text:p>17</text:p>
          </table:table-cell>
          <table:table-cell office:value-type="float" office:value="1.32" calcext:value-type="float">
            <text:p>1.32</text:p>
          </table:table-cell>
          <table:table-cell office:value-type="float" office:value="1.55" calcext:value-type="float">
            <text:p>1.55</text:p>
          </table:table-cell>
          <table:table-cell office:value-type="float" office:value="1.35" calcext:value-type="float">
            <text:p>1.35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table:formula="of:=[.$I$3] - [.$I$1]*[.$I$2]*[.D23]" office:value-type="float" office:value="14.6186614583333" calcext:value-type="float">
            <text:p>14.6186614583333</text:p>
          </table:table-cell>
          <table:table-cell table:number-columns-repeated="14"/>
          <table:table-cell office:value-type="float" office:value="18" calcext:value-type="float">
            <text:p>18</text:p>
          </table:table-cell>
          <table:table-cell office:value-type="float" office:value="2.27" calcext:value-type="float">
            <text:p>2.27</text:p>
          </table:table-cell>
          <table:table-cell office:value-type="float" office:value="4.35" calcext:value-type="float">
            <text:p>4.35</text:p>
          </table:table-cell>
          <table:table-cell table:number-columns-repeated="2" office:value-type="float" office:value="3.35" calcext:value-type="float">
            <text:p>3.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15" calcext:value-type="float">
            <text:p>2.15</text:p>
          </table:table-cell>
          <table:table-cell table:formula="of:=[.$I$3] - [.$I$1]*[.$I$2]*[.D24]" office:value-type="float" office:value="14.6222765046296" calcext:value-type="float">
            <text:p>14.6222765046296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.05" calcext:value-type="float">
            <text:p>2.05</text:p>
          </table:table-cell>
          <table:table-cell table:formula="of:=[.$I$3] - [.$I$1]*[.$I$2]*[.D25]" office:value-type="float" office:value="14.6258915509259" calcext:value-type="float">
            <text:p>14.6258915509259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.05" calcext:value-type="float">
            <text:p>2.05</text:p>
          </table:table-cell>
          <table:table-cell table:formula="of:=[.$I$3] - [.$I$1]*[.$I$2]*[.D26]" office:value-type="float" office:value="14.6258915509259" calcext:value-type="float">
            <text:p>14.6258915509259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.05" calcext:value-type="float">
            <text:p>2.05</text:p>
          </table:table-cell>
          <table:table-cell table:formula="of:=[.$I$3] - [.$I$1]*[.$I$2]*[.D27]" office:value-type="float" office:value="14.6258915509259" calcext:value-type="float">
            <text:p>14.6258915509259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.85" calcext:value-type="float">
            <text:p>1.85</text:p>
          </table:table-cell>
          <table:table-cell table:formula="of:=[.$I$3] - [.$I$1]*[.$I$2]*[.D28]" office:value-type="float" office:value="14.6331216435185" calcext:value-type="float">
            <text:p>14.6331216435185</text:p>
          </table:table-cell>
          <table:table-cell table:number-columns-repeated="14"/>
          <table:table-cell office:value-type="string" calcext:value-type="string">
            <text:p>Speed = 65mph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65" calcext:value-type="float">
            <text:p>1.65</text:p>
          </table:table-cell>
          <table:table-cell table:formula="of:=[.$I$3] - [.$I$1]*[.$I$2]*[.D29]" office:value-type="float" office:value="14.6403517361111" calcext:value-type="float">
            <text:p>14.6403517361111</text:p>
          </table:table-cell>
          <table:table-cell table:number-columns-repeated="14"/>
          <table:table-cell office:value-type="string" calcext:value-type="string">
            <text:p>ΔH (inches)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.55" calcext:value-type="float">
            <text:p>1.55</text:p>
          </table:table-cell>
          <table:table-cell table:formula="of:=[.$I$3] - [.$I$1]*[.$I$2]*[.D30]" office:value-type="float" office:value="14.6439667824074" calcext:value-type="float">
            <text:p>14.6439667824074</text:p>
          </table:table-cell>
          <table:table-cell table:number-columns-repeated="14"/>
          <table:table-cell office:value-type="string" calcext:value-type="string">
            <text:p>Angle of Attack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.35" calcext:value-type="float">
            <text:p>1.35</text:p>
          </table:table-cell>
          <table:table-cell table:formula="of:=[.$I$3] - [.$I$1]*[.$I$2]*[.D31]" office:value-type="float" office:value="14.651196875" calcext:value-type="float">
            <text:p>14.651196875</text:p>
          </table:table-cell>
          <table:table-cell table:number-columns-repeated="14"/>
          <table:table-cell office:value-type="string" calcext:value-type="string">
            <text:p>Patm</text:p>
          </table:table-cell>
          <table:table-cell table:number-columns-repeated="2" office:value-type="float" office:value="1.75" calcext:value-type="float">
            <text:p>1.75</text:p>
          </table:table-cell>
          <table:table-cell office:value-type="float" office:value="1.5" calcext:value-type="float">
            <text:p>1.5</text:p>
          </table:table-cell>
          <table:table-cell office:value-type="float" office:value="1.75" calcext:value-type="float">
            <text:p>1.7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.25" calcext:value-type="float">
            <text:p>1.25</text:p>
          </table:table-cell>
          <table:table-cell table:formula="of:=[.$I$3] - [.$I$1]*[.$I$2]*[.D32]" office:value-type="float" office:value="14.6548119212963" calcext:value-type="float">
            <text:p>14.654811921296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.5</text:p>
          </table:table-cell>
          <table:table-cell office:value-type="float" office:value="9.15" calcext:value-type="float">
            <text:p>9.1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.35" calcext:value-type="float">
            <text:p>1.35</text:p>
          </table:table-cell>
          <table:table-cell table:formula="of:=[.$I$3] - [.$I$1]*[.$I$2]*[.D33]" office:value-type="float" office:value="14.651196875" calcext:value-type="float">
            <text:p>14.651196875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5.125" calcext:value-type="float">
            <text:p>5.12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.45" calcext:value-type="float">
            <text:p>1.45</text:p>
          </table:table-cell>
          <table:table-cell table:formula="of:=[.$I$3] - [.$I$1]*[.$I$2]*[.D34]" office:value-type="float" office:value="14.6475818287037" calcext:value-type="float">
            <text:p>14.647581828703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6.5" calcext:value-type="float">
            <text:p>6.5</text:p>
          </table:table-cell>
          <table:table-cell office:value-type="float" office:value="7.75" calcext:value-type="float">
            <text:p>7.75</text:p>
          </table:table-cell>
          <table:table-cell office:value-type="float" office:value="4.25" calcext:value-type="float">
            <text:p>4.2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.45" calcext:value-type="float">
            <text:p>1.45</text:p>
          </table:table-cell>
          <table:table-cell table:formula="of:=[.$I$3] - [.$I$1]*[.$I$2]*[.D35]" office:value-type="float" office:value="14.6475818287037" calcext:value-type="float">
            <text:p>14.6475818287037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office:value-type="float" office:value="5.125" calcext:value-type="float">
            <text:p>5.125</text:p>
          </table:table-cell>
          <table:table-cell office:value-type="float" office:value="5.875" calcext:value-type="float">
            <text:p>5.875</text:p>
          </table:table-cell>
          <table:table-cell office:value-type="float" office:value="6.25" calcext:value-type="float">
            <text:p>6.25</text:p>
          </table:table-cell>
          <table:table-cell office:value-type="float" office:value="3.875" calcext:value-type="float">
            <text:p>3.87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.55" calcext:value-type="float">
            <text:p>1.55</text:p>
          </table:table-cell>
          <table:table-cell table:formula="of:=[.$I$3] - [.$I$1]*[.$I$2]*[.D36]" office:value-type="float" office:value="14.6439667824074" calcext:value-type="float">
            <text:p>14.6439667824074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office:value-type="float" office:value="4.75" calcext:value-type="float">
            <text:p>4.75</text:p>
          </table:table-cell>
          <table:table-cell office:value-type="float" office:value="4.25" calcext:value-type="float">
            <text:p>4.25</text:p>
          </table:table-cell>
          <table:table-cell office:value-type="float" office:value="5.25" calcext:value-type="float">
            <text:p>5.25</text:p>
          </table:table-cell>
          <table:table-cell office:value-type="float" office:value="3.875" calcext:value-type="float">
            <text:p>3.87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.35" calcext:value-type="float">
            <text:p>4.35</text:p>
          </table:table-cell>
          <table:table-cell table:formula="of:=[.$I$3] - [.$I$1]*[.$I$2]*[.D37]" office:value-type="float" office:value="14.5427454861111" calcext:value-type="float">
            <text:p>14.5427454861111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4.55" calcext:value-type="float">
            <text:p>4.55</text:p>
          </table:table-cell>
          <table:table-cell office:value-type="float" office:value="3.875" calcext:value-type="float">
            <text:p>3.87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table:formula="of:=[.$I$3] - [.$I$1]*[.$I$2]*[.D38]" office:value-type="float" office:value="14.60239375" calcext:value-type="float">
            <text:p>14.6023937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office:value-type="float" office:value="4.25" calcext:value-type="float">
            <text:p>4.25</text:p>
          </table:table-cell>
          <table:table-cell office:value-type="float" office:value="4.125" calcext:value-type="float">
            <text:p>4.125</text:p>
          </table:table-cell>
          <table:table-cell office:value-type="float" office:value="4" calcext:value-type="float">
            <text:p>4</text:p>
          </table:table-cell>
          <table:table-cell office:value-type="float" office:value="3.875" calcext:value-type="float">
            <text:p>3.87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.25" calcext:value-type="float">
            <text:p>3.25</text:p>
          </table:table-cell>
          <table:table-cell table:formula="of:=[.$I$3] - [.$I$1]*[.$I$2]*[.D39]" office:value-type="float" office:value="14.5825109953704" calcext:value-type="float">
            <text:p>14.5825109953704</text:p>
          </table:table-cell>
          <table:table-cell table:number-columns-repeated="14"/>
          <table:table-cell office:value-type="float" office:value="8" calcext:value-type="float">
            <text:p>8</text:p>
          </table:table-cell>
          <table:table-cell office:value-type="float" office:value="3.75" calcext:value-type="float">
            <text:p>3.75</text:p>
          </table:table-cell>
          <table:table-cell office:value-type="float" office:value="3.5" calcext:value-type="float">
            <text:p>3.5</text:p>
          </table:table-cell>
          <table:table-cell office:value-type="float" office:value="3.25" calcext:value-type="float">
            <text:p>3.25</text:p>
          </table:table-cell>
          <table:table-cell office:value-type="float" office:value="3.875" calcext:value-type="float">
            <text:p>3.87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.98" calcext:value-type="float">
            <text:p>2.98</text:p>
          </table:table-cell>
          <table:table-cell table:formula="of:=[.$I$3] - [.$I$1]*[.$I$2]*[.D40]" office:value-type="float" office:value="14.5922716203704" calcext:value-type="float">
            <text:p>14.5922716203704</text:p>
          </table:table-cell>
          <table:table-cell table:number-columns-repeated="14"/>
          <table:table-cell office:value-type="float" office:value="9" calcext:value-type="float">
            <text:p>9</text:p>
          </table:table-cell>
          <table:table-cell table:number-columns-repeated="2" office:value-type="float" office:value="3.125" calcext:value-type="float">
            <text:p>3.125</text:p>
          </table:table-cell>
          <table:table-cell office:value-type="float" office:value="2.875" calcext:value-type="float">
            <text:p>2.875</text:p>
          </table:table-cell>
          <table:table-cell office:value-type="float" office:value="3.875" calcext:value-type="float">
            <text:p>3.87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.73" calcext:value-type="float">
            <text:p>2.73</text:p>
          </table:table-cell>
          <table:table-cell table:formula="of:=[.$I$3] - [.$I$1]*[.$I$2]*[.D41]" office:value-type="float" office:value="14.6013092361111" calcext:value-type="float">
            <text:p>14.6013092361111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.3</text:p>
          </table:table-cell>
          <table:table-cell table:formula="of:=[.$I$3] - [.$I$1]*[.$I$2]*[.D42]" office:value-type="float" office:value="14.6168539351852" calcext:value-type="float">
            <text:p>14.6168539351852</text:p>
          </table:table-cell>
          <table:table-cell table:number-columns-repeated="14"/>
          <table:table-cell office:value-type="float" office:value="11" calcext:value-type="float">
            <text:p>11</text:p>
          </table:table-cell>
          <table:table-cell office:value-type="float" office:value="3.15" calcext:value-type="float">
            <text:p>3.15</text:p>
          </table:table-cell>
          <table:table-cell office:value-type="float" office:value="1.625" calcext:value-type="float">
            <text:p>1.625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.1" calcext:value-type="float">
            <text:p>2.1</text:p>
          </table:table-cell>
          <table:table-cell table:formula="of:=[.$I$3] - [.$I$1]*[.$I$2]*[.D43]" office:value-type="float" office:value="14.6240840277778" calcext:value-type="float">
            <text:p>14.6240840277778</text:p>
          </table:table-cell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2.75" calcext:value-type="float">
            <text:p>2.75</text:p>
          </table:table-cell>
          <table:table-cell office:value-type="float" office:value="1.75" calcext:value-type="float">
            <text:p>1.7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.85" calcext:value-type="float">
            <text:p>1.85</text:p>
          </table:table-cell>
          <table:table-cell table:formula="of:=[.$I$3] - [.$I$1]*[.$I$2]*[.D44]" office:value-type="float" office:value="14.6331216435185" calcext:value-type="float">
            <text:p>14.6331216435185</text:p>
          </table:table-cell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2.75" calcext:value-type="float">
            <text:p>2.75</text:p>
          </table:table-cell>
          <table:table-cell office:value-type="float" office:value="1.875" calcext:value-type="float">
            <text:p>1.875</text:p>
          </table:table-cell>
          <table:table-cell table:number-columns-repeated="2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.1" calcext:value-type="float">
            <text:p>2.1</text:p>
          </table:table-cell>
          <table:table-cell table:formula="of:=[.$I$3] - [.$I$1]*[.$I$2]*[.D45]" office:value-type="float" office:value="14.6240840277778" calcext:value-type="float">
            <text:p>14.6240840277778</text:p>
          </table:table-cell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2.75" calcext:value-type="float">
            <text:p>2.7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.75" calcext:value-type="float">
            <text:p>1.7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.85" calcext:value-type="float">
            <text:p>1.85</text:p>
          </table:table-cell>
          <table:table-cell table:formula="of:=[.$I$3] - [.$I$1]*[.$I$2]*[.D46]" office:value-type="float" office:value="14.6331216435185" calcext:value-type="float">
            <text:p>14.6331216435185</text:p>
          </table:table-cell>
          <table:table-cell table:number-columns-repeated="14"/>
          <table:table-cell office:value-type="float" office:value="15" calcext:value-type="float">
            <text:p>15</text:p>
          </table:table-cell>
          <table:table-cell office:value-type="float" office:value="2.75" calcext:value-type="float">
            <text:p>2.75</text:p>
          </table:table-cell>
          <table:table-cell office:value-type="float" office:value="2.125" calcext:value-type="float">
            <text:p>2.125</text:p>
          </table:table-cell>
          <table:table-cell office:value-type="float" office:value="1.75" calcext:value-type="float">
            <text:p>1.7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$I$3] - [.$I$1]*[.$I$2]*[.D47]" office:value-type="float" office:value="14.6819247685185" calcext:value-type="float">
            <text:p>14.6819247685185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2.875" calcext:value-type="float">
            <text:p>2.875</text:p>
          </table:table-cell>
          <table:table-cell office:value-type="float" office:value="2.25" calcext:value-type="float">
            <text:p>2.25</text:p>
          </table:table-cell>
          <table:table-cell office:value-type="float" office:value="1.875" calcext:value-type="float">
            <text:p>1.875</text:p>
          </table:table-cell>
          <table:table-cell office:value-type="float" office:value="2.125" calcext:value-type="float">
            <text:p>2.12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65" calcext:value-type="float">
            <text:p>0.65</text:p>
          </table:table-cell>
          <table:table-cell table:formula="of:=[.$I$3] - [.$I$1]*[.$I$2]*[.D48]" office:value-type="float" office:value="14.6765021990741" calcext:value-type="float">
            <text:p>14.6765021990741</text:p>
          </table:table-cell>
          <table:table-cell table:number-columns-repeated="14"/>
          <table:table-cell office:value-type="float" office:value="17" calcext:value-type="float">
            <text:p>17</text:p>
          </table:table-cell>
          <table:table-cell office:value-type="float" office:value="2.75" calcext:value-type="float">
            <text:p>2.75</text:p>
          </table:table-cell>
          <table:table-cell office:value-type="float" office:value="2.375" calcext:value-type="float">
            <text:p>2.375</text:p>
          </table:table-cell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table:formula="of:=[.$I$3] - [.$I$1]*[.$I$2]*[.D49]" office:value-type="float" office:value="14.6692721064815" calcext:value-type="float">
            <text:p>14.6692721064815</text:p>
          </table:table-cell>
          <table:table-cell table:number-columns-repeated="14"/>
          <table:table-cell office:value-type="float" office:value="18" calcext:value-type="float">
            <text:p>18</text:p>
          </table:table-cell>
          <table:table-cell office:value-type="float" office:value="4.5" calcext:value-type="float">
            <text:p>4.5</text:p>
          </table:table-cell>
          <table:table-cell office:value-type="float" office:value="6.25" calcext:value-type="float">
            <text:p>6.25</text:p>
          </table:table-cell>
          <table:table-cell office:value-type="float" office:value="8.75" calcext:value-type="float">
            <text:p>8.75</text:p>
          </table:table-cell>
          <table:table-cell office:value-type="float" office:value="9.25" calcext:value-type="float">
            <text:p>9.2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.98" calcext:value-type="float">
            <text:p>0.98</text:p>
          </table:table-cell>
          <table:table-cell table:formula="of:=[.$I$3] - [.$I$1]*[.$I$2]*[.D50]" office:value-type="float" office:value="14.6645725462963" calcext:value-type="float">
            <text:p>14.6645725462963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.1" calcext:value-type="float">
            <text:p>1.1</text:p>
          </table:table-cell>
          <table:table-cell table:formula="of:=[.$I$3] - [.$I$1]*[.$I$2]*[.D51]" office:value-type="float" office:value="14.6602344907407" calcext:value-type="float">
            <text:p>14.660234490740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.1</text:p>
          </table:table-cell>
          <table:table-cell table:formula="of:=[.$I$3] - [.$I$1]*[.$I$2]*[.D52]" office:value-type="float" office:value="14.6602344907407" calcext:value-type="float">
            <text:p>14.660234490740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.45" calcext:value-type="float">
            <text:p>1.45</text:p>
          </table:table-cell>
          <table:table-cell table:formula="of:=[.$I$3] - [.$I$1]*[.$I$2]*[.D53]" office:value-type="float" office:value="14.6475818287037" calcext:value-type="float">
            <text:p>14.647581828703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.35" calcext:value-type="float">
            <text:p>1.35</text:p>
          </table:table-cell>
          <table:table-cell table:formula="of:=[.$I$3] - [.$I$1]*[.$I$2]*[.D54]" office:value-type="float" office:value="14.651196875" calcext:value-type="float">
            <text:p>14.651196875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.35" calcext:value-type="float">
            <text:p>3.35</text:p>
          </table:table-cell>
          <table:table-cell table:formula="of:=[.$I$3] - [.$I$1]*[.$I$2]*[.D55]" office:value-type="float" office:value="14.5788959490741" calcext:value-type="float">
            <text:p>14.5788959490741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85" calcext:value-type="float">
            <text:p>2.85</text:p>
          </table:table-cell>
          <table:table-cell table:formula="of:=[.$I$3] - [.$I$1]*[.$I$2]*[.D56]" office:value-type="float" office:value="14.5969711805556" calcext:value-type="float">
            <text:p>14.5969711805556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.35" calcext:value-type="float">
            <text:p>3.35</text:p>
          </table:table-cell>
          <table:table-cell table:formula="of:=[.$I$3] - [.$I$1]*[.$I$2]*[.D57]" office:value-type="float" office:value="14.5788959490741" calcext:value-type="float">
            <text:p>14.5788959490741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.975" calcext:value-type="float">
            <text:p>2.975</text:p>
          </table:table-cell>
          <table:table-cell table:formula="of:=[.$I$3] - [.$I$1]*[.$I$2]*[.D58]" office:value-type="float" office:value="14.5924523726852" calcext:value-type="float">
            <text:p>14.5924523726852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.725" calcext:value-type="float">
            <text:p>2.725</text:p>
          </table:table-cell>
          <table:table-cell table:formula="of:=[.$I$3] - [.$I$1]*[.$I$2]*[.D59]" office:value-type="float" office:value="14.6014899884259" calcext:value-type="float">
            <text:p>14.6014899884259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.35" calcext:value-type="float">
            <text:p>2.35</text:p>
          </table:table-cell>
          <table:table-cell table:formula="of:=[.$I$3] - [.$I$1]*[.$I$2]*[.D60]" office:value-type="float" office:value="14.615046412037" calcext:value-type="float">
            <text:p>14.61504641203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.975" calcext:value-type="float">
            <text:p>1.975</text:p>
          </table:table-cell>
          <table:table-cell table:formula="of:=[.$I$3] - [.$I$1]*[.$I$2]*[.D61]" office:value-type="float" office:value="14.6286028356481" calcext:value-type="float">
            <text:p>14.6286028356481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.85" calcext:value-type="float">
            <text:p>1.85</text:p>
          </table:table-cell>
          <table:table-cell table:formula="of:=[.$I$3] - [.$I$1]*[.$I$2]*[.D62]" office:value-type="float" office:value="14.6331216435185" calcext:value-type="float">
            <text:p>14.6331216435185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.1" calcext:value-type="float">
            <text:p>2.1</text:p>
          </table:table-cell>
          <table:table-cell table:formula="of:=[.$I$3] - [.$I$1]*[.$I$2]*[.D63]" office:value-type="float" office:value="14.6240840277778" calcext:value-type="float">
            <text:p>14.6240840277778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.85" calcext:value-type="float">
            <text:p>1.85</text:p>
          </table:table-cell>
          <table:table-cell table:formula="of:=[.$I$3] - [.$I$1]*[.$I$2]*[.D64]" office:value-type="float" office:value="14.6331216435185" calcext:value-type="float">
            <text:p>14.6331216435185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table:formula="of:=[.$I$3] - [.$I$1]*[.$I$2]*[.D65]" office:value-type="float" office:value="14.6783097222222" calcext:value-type="float">
            <text:p>14.6783097222222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.6" calcext:value-type="float">
            <text:p>1.6</text:p>
          </table:table-cell>
          <table:table-cell table:formula="of:=[.$I$3] - [.$I$1]*[.$I$2]*[.D66]" office:value-type="float" office:value="14.6421592592593" calcext:value-type="float">
            <text:p>14.6421592592593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table:formula="of:=[.$I$3] - [.$I$1]*[.$I$2]*[.D67]" office:value-type="float" office:value="14.6692721064815" calcext:value-type="float">
            <text:p>14.6692721064815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.975" calcext:value-type="float">
            <text:p>0.975</text:p>
          </table:table-cell>
          <table:table-cell table:formula="of:=[.$I$3] - [.$I$1]*[.$I$2]*[.D68]" office:value-type="float" office:value="14.6647532986111" calcext:value-type="float">
            <text:p>14.6647532986111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.1" calcext:value-type="float">
            <text:p>1.1</text:p>
          </table:table-cell>
          <table:table-cell table:formula="of:=[.$I$3] - [.$I$1]*[.$I$2]*[.D69]" office:value-type="float" office:value="14.6602344907407" calcext:value-type="float">
            <text:p>14.660234490740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.1" calcext:value-type="float">
            <text:p>1.1</text:p>
          </table:table-cell>
          <table:table-cell table:formula="of:=[.$I$3] - [.$I$1]*[.$I$2]*[.D70]" office:value-type="float" office:value="14.6602344907407" calcext:value-type="float">
            <text:p>14.660234490740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.35" calcext:value-type="float">
            <text:p>1.35</text:p>
          </table:table-cell>
          <table:table-cell table:formula="of:=[.$I$3] - [.$I$1]*[.$I$2]*[.D71]" office:value-type="float" office:value="14.651196875" calcext:value-type="float">
            <text:p>14.651196875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.1" calcext:value-type="float">
            <text:p>1.1</text:p>
          </table:table-cell>
          <table:table-cell table:formula="of:=[.$I$3] - [.$I$1]*[.$I$2]*[.D72]" office:value-type="float" office:value="14.6602344907407" calcext:value-type="float">
            <text:p>14.660234490740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.35" calcext:value-type="float">
            <text:p>3.35</text:p>
          </table:table-cell>
          <table:table-cell table:formula="of:=[.$I$3] - [.$I$1]*[.$I$2]*[.D73]" office:value-type="float" office:value="14.5788959490741" calcext:value-type="float">
            <text:p>14.5788959490741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[.$I$3] - [.$I$1]*[.$I$2]*[.D74]" office:value-type="float" office:value="14.6728871527778" calcext:value-type="float">
            <text:p>14.6728871527778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$I$3] - [.$I$1]*[.$I$2]*[.D75]" office:value-type="float" office:value="14.663849537037" calcext:value-type="float">
            <text:p>14.66384953703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$I$3] - [.$I$1]*[.$I$2]*[.D76]" office:value-type="float" office:value="14.663849537037" calcext:value-type="float">
            <text:p>14.66384953703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$I$3] - [.$I$1]*[.$I$2]*[.D77]" office:value-type="float" office:value="14.663849537037" calcext:value-type="float">
            <text:p>14.66384953703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$I$3] - [.$I$1]*[.$I$2]*[.D78]" office:value-type="float" office:value="14.663849537037" calcext:value-type="float">
            <text:p>14.66384953703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$I$3] - [.$I$1]*[.$I$2]*[.D79]" office:value-type="float" office:value="14.663849537037" calcext:value-type="float">
            <text:p>14.66384953703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$I$3] - [.$I$1]*[.$I$2]*[.D80]" office:value-type="float" office:value="14.663849537037" calcext:value-type="float">
            <text:p>14.66384953703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$I$3] - [.$I$1]*[.$I$2]*[.D81]" office:value-type="float" office:value="14.663849537037" calcext:value-type="float">
            <text:p>14.66384953703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table:formula="of:=[.$I$3] - [.$I$1]*[.$I$2]*[.D82]" office:value-type="float" office:value="14.6819247685185" calcext:value-type="float">
            <text:p>14.6819247685185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table:formula="of:=[.$I$3] - [.$I$1]*[.$I$2]*[.D83]" office:value-type="float" office:value="14.6728871527778" calcext:value-type="float">
            <text:p>14.6728871527778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$I$3] - [.$I$1]*[.$I$2]*[.D84]" office:value-type="float" office:value="14.663849537037" calcext:value-type="float">
            <text:p>14.66384953703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$I$3] - [.$I$1]*[.$I$2]*[.D85]" office:value-type="float" office:value="14.663849537037" calcext:value-type="float">
            <text:p>14.66384953703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.25" calcext:value-type="float">
            <text:p>1.25</text:p>
          </table:table-cell>
          <table:table-cell table:formula="of:=[.$I$3] - [.$I$1]*[.$I$2]*[.D86]" office:value-type="float" office:value="14.6548119212963" calcext:value-type="float">
            <text:p>14.6548119212963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.25" calcext:value-type="float">
            <text:p>1.25</text:p>
          </table:table-cell>
          <table:table-cell table:formula="of:=[.$I$3] - [.$I$1]*[.$I$2]*[.D87]" office:value-type="float" office:value="14.6548119212963" calcext:value-type="float">
            <text:p>14.6548119212963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.25" calcext:value-type="float">
            <text:p>1.25</text:p>
          </table:table-cell>
          <table:table-cell table:formula="of:=[.$I$3] - [.$I$1]*[.$I$2]*[.D88]" office:value-type="float" office:value="14.6548119212963" calcext:value-type="float">
            <text:p>14.6548119212963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.25" calcext:value-type="float">
            <text:p>1.25</text:p>
          </table:table-cell>
          <table:table-cell table:formula="of:=[.$I$3] - [.$I$1]*[.$I$2]*[.D89]" office:value-type="float" office:value="14.6548119212963" calcext:value-type="float">
            <text:p>14.6548119212963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.5" calcext:value-type="float">
            <text:p>1.5</text:p>
          </table:table-cell>
          <table:table-cell table:formula="of:=[.$I$3] - [.$I$1]*[.$I$2]*[.D90]" office:value-type="float" office:value="14.6457743055556" calcext:value-type="float">
            <text:p>14.6457743055556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$I$3] - [.$I$1]*[.$I$2]*[.D91]" office:value-type="float" office:value="14.5915486111111" calcext:value-type="float">
            <text:p>14.5915486111111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I$3] - [.$I$1]*[.$I$2]*[.D92]" office:value-type="float" office:value="14.7" calcext:value-type="float">
            <text:p>14.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.125" calcext:value-type="float">
            <text:p>5.125</text:p>
          </table:table-cell>
          <table:table-cell table:formula="of:=[.$I$3] - [.$I$1]*[.$I$2]*[.D93]" office:value-type="float" office:value="14.5147288773148" calcext:value-type="float">
            <text:p>14.5147288773148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table:formula="of:=[.$I$3] - [.$I$1]*[.$I$2]*[.D94]" office:value-type="float" office:value="14.5011724537037" calcext:value-type="float">
            <text:p>14.501172453703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.125" calcext:value-type="float">
            <text:p>5.125</text:p>
          </table:table-cell>
          <table:table-cell table:formula="of:=[.$I$3] - [.$I$1]*[.$I$2]*[.D95]" office:value-type="float" office:value="14.5147288773148" calcext:value-type="float">
            <text:p>14.5147288773148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5" calcext:value-type="float">
            <text:p>4.75</text:p>
          </table:table-cell>
          <table:table-cell table:formula="of:=[.$I$3] - [.$I$1]*[.$I$2]*[.D96]" office:value-type="float" office:value="14.5282853009259" calcext:value-type="float">
            <text:p>14.5282853009259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table:formula="of:=[.$I$3] - [.$I$1]*[.$I$2]*[.D97]" office:value-type="float" office:value="14.5373229166667" calcext:value-type="float">
            <text:p>14.537322916666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.25" calcext:value-type="float">
            <text:p>4.25</text:p>
          </table:table-cell>
          <table:table-cell table:formula="of:=[.$I$3] - [.$I$1]*[.$I$2]*[.D98]" office:value-type="float" office:value="14.5463605324074" calcext:value-type="float">
            <text:p>14.5463605324074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75" calcext:value-type="float">
            <text:p>3.75</text:p>
          </table:table-cell>
          <table:table-cell table:formula="of:=[.$I$3] - [.$I$1]*[.$I$2]*[.D99]" office:value-type="float" office:value="14.5644357638889" calcext:value-type="float">
            <text:p>14.5644357638889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.125" calcext:value-type="float">
            <text:p>3.125</text:p>
          </table:table-cell>
          <table:table-cell table:formula="of:=[.$I$3] - [.$I$1]*[.$I$2]*[.D100]" office:value-type="float" office:value="14.5870298032407" calcext:value-type="float">
            <text:p>14.587029803240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table:formula="of:=[.$I$3] - [.$I$1]*[.$I$2]*[.D101]" office:value-type="float" office:value="14.5734733796296" calcext:value-type="float">
            <text:p>14.5734733796296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.15" calcext:value-type="float">
            <text:p>3.15</text:p>
          </table:table-cell>
          <table:table-cell table:formula="of:=[.$I$3] - [.$I$1]*[.$I$2]*[.D102]" office:value-type="float" office:value="14.5861260416667" calcext:value-type="float">
            <text:p>14.586126041666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.75" calcext:value-type="float">
            <text:p>2.75</text:p>
          </table:table-cell>
          <table:table-cell table:formula="of:=[.$I$3] - [.$I$1]*[.$I$2]*[.D103]" office:value-type="float" office:value="14.6005862268519" calcext:value-type="float">
            <text:p>14.6005862268519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.75" calcext:value-type="float">
            <text:p>2.75</text:p>
          </table:table-cell>
          <table:table-cell table:formula="of:=[.$I$3] - [.$I$1]*[.$I$2]*[.D104]" office:value-type="float" office:value="14.6005862268519" calcext:value-type="float">
            <text:p>14.6005862268519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.75" calcext:value-type="float">
            <text:p>2.75</text:p>
          </table:table-cell>
          <table:table-cell table:formula="of:=[.$I$3] - [.$I$1]*[.$I$2]*[.D105]" office:value-type="float" office:value="14.6005862268519" calcext:value-type="float">
            <text:p>14.6005862268519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.75" calcext:value-type="float">
            <text:p>2.75</text:p>
          </table:table-cell>
          <table:table-cell table:formula="of:=[.$I$3] - [.$I$1]*[.$I$2]*[.D106]" office:value-type="float" office:value="14.6005862268519" calcext:value-type="float">
            <text:p>14.6005862268519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.875" calcext:value-type="float">
            <text:p>2.875</text:p>
          </table:table-cell>
          <table:table-cell table:formula="of:=[.$I$3] - [.$I$1]*[.$I$2]*[.D107]" office:value-type="float" office:value="14.5960674189815" calcext:value-type="float">
            <text:p>14.596067418981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.75" calcext:value-type="float">
            <text:p>2.75</text:p>
          </table:table-cell>
          <table:table-cell table:formula="of:=[.$I$3] - [.$I$1]*[.$I$2]*[.D108]" office:value-type="float" office:value="14.6005862268519" calcext:value-type="float">
            <text:p>14.6005862268519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.5" calcext:value-type="float">
            <text:p>4.5</text:p>
          </table:table-cell>
          <table:table-cell table:formula="of:=[.$I$3] - [.$I$1]*[.$I$2]*[.D109]" office:value-type="float" office:value="14.5373229166667" calcext:value-type="float">
            <text:p>14.537322916666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$I$3] - [.$I$1]*[.$I$2]*[.D110]" office:value-type="float" office:value="14.6276990740741" calcext:value-type="float">
            <text:p>14.6276990740741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$I$3] - [.$I$1]*[.$I$2]*[.D111]" office:value-type="float" office:value="14.4469467592593" calcext:value-type="float">
            <text:p>14.446946759259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table:formula="of:=[.$I$3] - [.$I$1]*[.$I$2]*[.D112]" office:value-type="float" office:value="14.4650219907407" calcext:value-type="float">
            <text:p>14.465021990740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.875" calcext:value-type="float">
            <text:p>5.875</text:p>
          </table:table-cell>
          <table:table-cell table:formula="of:=[.$I$3] - [.$I$1]*[.$I$2]*[.D113]" office:value-type="float" office:value="14.4876160300926" calcext:value-type="float">
            <text:p>14.4876160300926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25" calcext:value-type="float">
            <text:p>4.25</text:p>
          </table:table-cell>
          <table:table-cell table:formula="of:=[.$I$3] - [.$I$1]*[.$I$2]*[.D114]" office:value-type="float" office:value="14.5463605324074" calcext:value-type="float">
            <text:p>14.5463605324074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table:formula="of:=[.$I$3] - [.$I$1]*[.$I$2]*[.D115]" office:value-type="float" office:value="14.5373229166667" calcext:value-type="float">
            <text:p>14.537322916666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.125" calcext:value-type="float">
            <text:p>4.125</text:p>
          </table:table-cell>
          <table:table-cell table:formula="of:=[.$I$3] - [.$I$1]*[.$I$2]*[.D116]" office:value-type="float" office:value="14.5508793402778" calcext:value-type="float">
            <text:p>14.5508793402778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.5</text:p>
          </table:table-cell>
          <table:table-cell table:formula="of:=[.$I$3] - [.$I$1]*[.$I$2]*[.D117]" office:value-type="float" office:value="14.5734733796296" calcext:value-type="float">
            <text:p>14.5734733796296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.125" calcext:value-type="float">
            <text:p>3.125</text:p>
          </table:table-cell>
          <table:table-cell table:formula="of:=[.$I$3] - [.$I$1]*[.$I$2]*[.D118]" office:value-type="float" office:value="14.5870298032407" calcext:value-type="float">
            <text:p>14.587029803240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table:formula="of:=[.$I$3] - [.$I$1]*[.$I$2]*[.D119]" office:value-type="float" office:value="14.6457743055556" calcext:value-type="float">
            <text:p>14.6457743055556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.625" calcext:value-type="float">
            <text:p>1.625</text:p>
          </table:table-cell>
          <table:table-cell table:formula="of:=[.$I$3] - [.$I$1]*[.$I$2]*[.D120]" office:value-type="float" office:value="14.6412554976852" calcext:value-type="float">
            <text:p>14.6412554976852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.75" calcext:value-type="float">
            <text:p>1.75</text:p>
          </table:table-cell>
          <table:table-cell table:formula="of:=[.$I$3] - [.$I$1]*[.$I$2]*[.D121]" office:value-type="float" office:value="14.6367366898148" calcext:value-type="float">
            <text:p>14.6367366898148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.875" calcext:value-type="float">
            <text:p>1.875</text:p>
          </table:table-cell>
          <table:table-cell table:formula="of:=[.$I$3] - [.$I$1]*[.$I$2]*[.D122]" office:value-type="float" office:value="14.6322178819444" calcext:value-type="float">
            <text:p>14.6322178819444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$I$3] - [.$I$1]*[.$I$2]*[.D123]" office:value-type="float" office:value="14.6276990740741" calcext:value-type="float">
            <text:p>14.6276990740741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.125" calcext:value-type="float">
            <text:p>2.125</text:p>
          </table:table-cell>
          <table:table-cell table:formula="of:=[.$I$3] - [.$I$1]*[.$I$2]*[.D124]" office:value-type="float" office:value="14.6231802662037" calcext:value-type="float">
            <text:p>14.623180266203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.25" calcext:value-type="float">
            <text:p>2.25</text:p>
          </table:table-cell>
          <table:table-cell table:formula="of:=[.$I$3] - [.$I$1]*[.$I$2]*[.D125]" office:value-type="float" office:value="14.6186614583333" calcext:value-type="float">
            <text:p>14.618661458333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.375" calcext:value-type="float">
            <text:p>2.375</text:p>
          </table:table-cell>
          <table:table-cell table:formula="of:=[.$I$3] - [.$I$1]*[.$I$2]*[.D126]" office:value-type="float" office:value="14.614142650463" calcext:value-type="float">
            <text:p>14.61414265046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6.25" calcext:value-type="float">
            <text:p>6.25</text:p>
          </table:table-cell>
          <table:table-cell table:formula="of:=[.$I$3] - [.$I$1]*[.$I$2]*[.D127]" office:value-type="float" office:value="14.4740596064815" calcext:value-type="float">
            <text:p>14.474059606481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formula="of:=[.$I$3] - [.$I$1]*[.$I$2]*[.D128]" office:value-type="float" office:value="14.4288715277778" calcext:value-type="float">
            <text:p>14.4288715277778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$I$3] - [.$I$1]*[.$I$2]*[.D129]" office:value-type="float" office:value="14.3746458333333" calcext:value-type="float">
            <text:p>14.374645833333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.75" calcext:value-type="float">
            <text:p>7.75</text:p>
          </table:table-cell>
          <table:table-cell table:formula="of:=[.$I$3] - [.$I$1]*[.$I$2]*[.D130]" office:value-type="float" office:value="14.419833912037" calcext:value-type="float">
            <text:p>14.41983391203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.25" calcext:value-type="float">
            <text:p>6.25</text:p>
          </table:table-cell>
          <table:table-cell table:formula="of:=[.$I$3] - [.$I$1]*[.$I$2]*[.D131]" office:value-type="float" office:value="14.4740596064815" calcext:value-type="float">
            <text:p>14.474059606481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.25" calcext:value-type="float">
            <text:p>5.25</text:p>
          </table:table-cell>
          <table:table-cell table:formula="of:=[.$I$3] - [.$I$1]*[.$I$2]*[.D132]" office:value-type="float" office:value="14.5102100694444" calcext:value-type="float">
            <text:p>14.5102100694444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.55" calcext:value-type="float">
            <text:p>4.55</text:p>
          </table:table-cell>
          <table:table-cell table:formula="of:=[.$I$3] - [.$I$1]*[.$I$2]*[.D133]" office:value-type="float" office:value="14.5355153935185" calcext:value-type="float">
            <text:p>14.535515393518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$I$3] - [.$I$1]*[.$I$2]*[.D134]" office:value-type="float" office:value="14.5553981481481" calcext:value-type="float">
            <text:p>14.5553981481481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.25" calcext:value-type="float">
            <text:p>3.25</text:p>
          </table:table-cell>
          <table:table-cell table:formula="of:=[.$I$3] - [.$I$1]*[.$I$2]*[.D135]" office:value-type="float" office:value="14.5825109953704" calcext:value-type="float">
            <text:p>14.5825109953704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.875" calcext:value-type="float">
            <text:p>2.875</text:p>
          </table:table-cell>
          <table:table-cell table:formula="of:=[.$I$3] - [.$I$1]*[.$I$2]*[.D136]" office:value-type="float" office:value="14.5960674189815" calcext:value-type="float">
            <text:p>14.596067418981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375" calcext:value-type="float">
            <text:p>0.375</text:p>
          </table:table-cell>
          <table:table-cell table:formula="of:=[.$I$3] - [.$I$1]*[.$I$2]*[.D137]" office:value-type="float" office:value="14.6864435763889" calcext:value-type="float">
            <text:p>14.6864435763889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625" calcext:value-type="float">
            <text:p>0.625</text:p>
          </table:table-cell>
          <table:table-cell table:formula="of:=[.$I$3] - [.$I$1]*[.$I$2]*[.D138]" office:value-type="float" office:value="14.6774059606481" calcext:value-type="float">
            <text:p>14.6774059606481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$I$3] - [.$I$1]*[.$I$2]*[.D139]" office:value-type="float" office:value="14.663849537037" calcext:value-type="float">
            <text:p>14.66384953703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.5" calcext:value-type="float">
            <text:p>1.5</text:p>
          </table:table-cell>
          <table:table-cell table:formula="of:=[.$I$3] - [.$I$1]*[.$I$2]*[.D140]" office:value-type="float" office:value="14.6457743055556" calcext:value-type="float">
            <text:p>14.6457743055556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.5</text:p>
          </table:table-cell>
          <table:table-cell table:formula="of:=[.$I$3] - [.$I$1]*[.$I$2]*[.D141]" office:value-type="float" office:value="14.6457743055556" calcext:value-type="float">
            <text:p>14.6457743055556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75" calcext:value-type="float">
            <text:p>1.75</text:p>
          </table:table-cell>
          <table:table-cell table:formula="of:=[.$I$3] - [.$I$1]*[.$I$2]*[.D142]" office:value-type="float" office:value="14.6367366898148" calcext:value-type="float">
            <text:p>14.6367366898148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.875" calcext:value-type="float">
            <text:p>1.875</text:p>
          </table:table-cell>
          <table:table-cell table:formula="of:=[.$I$3] - [.$I$1]*[.$I$2]*[.D143]" office:value-type="float" office:value="14.6322178819444" calcext:value-type="float">
            <text:p>14.6322178819444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$I$3] - [.$I$1]*[.$I$2]*[.D144]" office:value-type="float" office:value="14.6276990740741" calcext:value-type="float">
            <text:p>14.6276990740741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8.75" calcext:value-type="float">
            <text:p>8.75</text:p>
          </table:table-cell>
          <table:table-cell table:formula="of:=[.$I$3] - [.$I$1]*[.$I$2]*[.D145]" office:value-type="float" office:value="14.3836834490741" calcext:value-type="float">
            <text:p>14.3836834490741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.15" calcext:value-type="float">
            <text:p>9.15</text:p>
          </table:table-cell>
          <table:table-cell table:formula="of:=[.$I$3] - [.$I$1]*[.$I$2]*[.D146]" office:value-type="float" office:value="14.3692232638889" calcext:value-type="float">
            <text:p>14.3692232638889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$I$3] - [.$I$1]*[.$I$2]*[.D147]" office:value-type="float" office:value="14.4469467592593" calcext:value-type="float">
            <text:p>14.446946759259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.25" calcext:value-type="float">
            <text:p>4.25</text:p>
          </table:table-cell>
          <table:table-cell table:formula="of:=[.$I$3] - [.$I$1]*[.$I$2]*[.D148]" office:value-type="float" office:value="14.5463605324074" calcext:value-type="float">
            <text:p>14.5463605324074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.875" calcext:value-type="float">
            <text:p>3.875</text:p>
          </table:table-cell>
          <table:table-cell table:formula="of:=[.$I$3] - [.$I$1]*[.$I$2]*[.D149]" office:value-type="float" office:value="14.5599169560185" calcext:value-type="float">
            <text:p>14.559916956018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.875" calcext:value-type="float">
            <text:p>3.875</text:p>
          </table:table-cell>
          <table:table-cell table:formula="of:=[.$I$3] - [.$I$1]*[.$I$2]*[.D150]" office:value-type="float" office:value="14.5599169560185" calcext:value-type="float">
            <text:p>14.559916956018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.875" calcext:value-type="float">
            <text:p>3.875</text:p>
          </table:table-cell>
          <table:table-cell table:formula="of:=[.$I$3] - [.$I$1]*[.$I$2]*[.D151]" office:value-type="float" office:value="14.5599169560185" calcext:value-type="float">
            <text:p>14.559916956018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.875" calcext:value-type="float">
            <text:p>3.875</text:p>
          </table:table-cell>
          <table:table-cell table:formula="of:=[.$I$3] - [.$I$1]*[.$I$2]*[.D152]" office:value-type="float" office:value="14.5599169560185" calcext:value-type="float">
            <text:p>14.559916956018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.875" calcext:value-type="float">
            <text:p>3.875</text:p>
          </table:table-cell>
          <table:table-cell table:formula="of:=[.$I$3] - [.$I$1]*[.$I$2]*[.D153]" office:value-type="float" office:value="14.5599169560185" calcext:value-type="float">
            <text:p>14.559916956018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.875" calcext:value-type="float">
            <text:p>3.875</text:p>
          </table:table-cell>
          <table:table-cell table:formula="of:=[.$I$3] - [.$I$1]*[.$I$2]*[.D154]" office:value-type="float" office:value="14.5599169560185" calcext:value-type="float">
            <text:p>14.559916956018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table:formula="of:=[.$I$3] - [.$I$1]*[.$I$2]*[.D155]" office:value-type="float" office:value="14.6909623842593" calcext:value-type="float">
            <text:p>14.690962384259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.75</text:p>
          </table:table-cell>
          <table:table-cell table:formula="of:=[.$I$3] - [.$I$1]*[.$I$2]*[.D156]" office:value-type="float" office:value="14.6728871527778" calcext:value-type="float">
            <text:p>14.6728871527778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$I$3] - [.$I$1]*[.$I$2]*[.D157]" office:value-type="float" office:value="14.663849537037" calcext:value-type="float">
            <text:p>14.66384953703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.5" calcext:value-type="float">
            <text:p>1.5</text:p>
          </table:table-cell>
          <table:table-cell table:formula="of:=[.$I$3] - [.$I$1]*[.$I$2]*[.D158]" office:value-type="float" office:value="14.6457743055556" calcext:value-type="float">
            <text:p>14.6457743055556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.75" calcext:value-type="float">
            <text:p>1.75</text:p>
          </table:table-cell>
          <table:table-cell table:formula="of:=[.$I$3] - [.$I$1]*[.$I$2]*[.D159]" office:value-type="float" office:value="14.6367366898148" calcext:value-type="float">
            <text:p>14.6367366898148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$I$3] - [.$I$1]*[.$I$2]*[.D160]" office:value-type="float" office:value="14.6276990740741" calcext:value-type="float">
            <text:p>14.6276990740741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.125" calcext:value-type="float">
            <text:p>2.125</text:p>
          </table:table-cell>
          <table:table-cell table:formula="of:=[.$I$3] - [.$I$1]*[.$I$2]*[.D161]" office:value-type="float" office:value="14.6231802662037" calcext:value-type="float">
            <text:p>14.623180266203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.25" calcext:value-type="float">
            <text:p>2.25</text:p>
          </table:table-cell>
          <table:table-cell table:formula="of:=[.$I$3] - [.$I$1]*[.$I$2]*[.D162]" office:value-type="float" office:value="14.6186614583333" calcext:value-type="float">
            <text:p>14.618661458333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.25" calcext:value-type="float">
            <text:p>9.25</text:p>
          </table:table-cell>
          <table:table-cell table:formula="of:=[.$I$3] - [.$I$1]*[.$I$2]*[.D163]" office:value-type="float" office:value="14.3656082175926" calcext:value-type="float">
            <text:p>14.3656082175926</text:p>
          </table:table-cell>
          <table:table-cell table:number-columns-repeated="20"/>
        </table:table-row>
      </table:table>
      <table:table table:name="group_2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Velocity [MPH]</text:p>
          </table:table-cell>
          <table:table-cell office:value-type="string" calcext:value-type="string">
            <text:p>Angle of Attack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Manometer Reading [in]</text:p>
          </table:table-cell>
          <table:table-cell office:value-type="string" calcext:value-type="string">
            <text:p>Pressure [psi]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Density of H2O</text:p>
          </table:table-cell>
          <table:table-cell table:style-name="ce5" office:value-type="float" office:value="0.0000935570987654321" calcext:value-type="float">
            <text:p>9.36E-05</text:p>
          </table:table-cell>
          <table:table-cell office:value-type="string" calcext:value-type="string">
            <text:p>lbf/in^3</text:p>
          </table:table-cell>
          <table:table-cell table:number-columns-repeated="6"/>
          <table:table-cell office:value-type="string" calcext:value-type="string">
            <text:p>lbf/in^3</text:p>
          </table:table-cell>
          <table:table-cell office:value-type="string" calcext:value-type="string">
            <text:p>velocity (mph)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[.$J$3] - [.$J$1]*[.$J$2]*[.D2]" office:value-type="float" office:value="14.6819247685185" calcext:value-type="float">
            <text:p>14.6819247685185</text:p>
          </table:table-cell>
          <table:table-cell table:number-columns-repeated="3"/>
          <table:table-cell office:value-type="string" calcext:value-type="string">
            <text:p>Gravity</text:p>
          </table:table-cell>
          <table:table-cell table:formula="of:=32.2*12" office:value-type="float" office:value="386.4" calcext:value-type="float">
            <text:p>386.4</text:p>
          </table:table-cell>
          <table:table-cell office:value-type="string" calcext:value-type="string">
            <text:p>in/s^2</text:p>
          </table:table-cell>
          <table:table-cell table:number-columns-repeated="6"/>
          <table:table-cell office:value-type="string" calcext:value-type="string">
            <text:p>in/s^2</text:p>
          </table:table-cell>
          <table:table-cell office:value-type="string" calcext:value-type="string">
            <text:p>ang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75" calcext:value-type="float">
            <text:p>2.75</text:p>
          </table:table-cell>
          <table:table-cell table:formula="of:=[.$J$3] - [.$J$1]*[.$J$2]*[.D3]" office:value-type="float" office:value="14.6005862268519" calcext:value-type="float">
            <text:p>14.6005862268519</text:p>
          </table:table-cell>
          <table:table-cell table:number-columns-repeated="3"/>
          <table:table-cell office:value-type="string" calcext:value-type="string">
            <text:p>P atm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psi</text:p>
          </table:table-cell>
          <table:table-cell table:number-columns-repeated="6"/>
          <table:table-cell office:value-type="string" calcext:value-type="string">
            <text:p>in^2</text:p>
          </table:table-cell>
          <table:table-cell office:value-type="string" calcext:value-type="string">
            <text:p>port #</text:p>
          </table:table-cell>
          <table:table-cell table:number-columns-repeated="5" office:value-type="string" calcext:value-type="string">
            <text:p>height (in)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875" calcext:value-type="float">
            <text:p>2.875</text:p>
          </table:table-cell>
          <table:table-cell table:formula="of:=[.$J$3] - [.$J$1]*[.$J$2]*[.D4]" office:value-type="float" office:value="14.5960674189815" calcext:value-type="float">
            <text:p>14.5960674189815</text:p>
          </table:table-cell>
          <table:table-cell table:number-columns-repeated="3"/>
          <table:table-cell office:value-type="string" calcext:value-type="string">
            <text:p>mph→in/s</text:p>
          </table:table-cell>
          <table:table-cell office:value-type="float" office:value="17.60002" calcext:value-type="float">
            <text:p>17.60002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 office:value-type="float" office:value="9.25" calcext:value-type="float">
            <text:p>9.2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75" calcext:value-type="float">
            <text:p>2.75</text:p>
          </table:table-cell>
          <table:table-cell table:formula="of:=[.$J$3] - [.$J$1]*[.$J$2]*[.D5]" office:value-type="float" office:value="14.6005862268519" calcext:value-type="float">
            <text:p>14.6005862268519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8.75" calcext:value-type="float">
            <text:p>8.75</text:p>
          </table:table-cell>
          <table:table-cell office:value-type="float" office:value="8" calcext:value-type="float">
            <text:p>8</text:p>
          </table:table-cell>
          <table:table-cell office:value-type="float" office:value="5.625" calcext:value-type="float">
            <text:p>5.625</text:p>
          </table:table-cell>
          <table:table-cell office:value-type="float" office:value="4.375" calcext:value-type="float">
            <text:p>4.375</text:p>
          </table:table-cell>
          <table:table-cell office:value-type="float" office:value="7.125" calcext:value-type="float">
            <text:p>7.1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625" calcext:value-type="float">
            <text:p>2.625</text:p>
          </table:table-cell>
          <table:table-cell table:formula="of:=[.$J$3] - [.$J$1]*[.$J$2]*[.D6]" office:value-type="float" office:value="14.6051050347222" calcext:value-type="float">
            <text:p>14.605105034722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5.5" calcext:value-type="float">
            <text:p>5.5</text:p>
          </table:table-cell>
          <table:table-cell office:value-type="float" office:value="4.75" calcext:value-type="float">
            <text:p>4.75</text:p>
          </table:table-cell>
          <table:table-cell office:value-type="float" office:value="5.125" calcext:value-type="float">
            <text:p>5.125</text:p>
          </table:table-cell>
          <table:table-cell office:value-type="float" office:value="6.625" calcext:value-type="float">
            <text:p>6.6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table:formula="of:=[.$J$3] - [.$J$1]*[.$J$2]*[.D7]" office:value-type="float" office:value="14.6096238425926" calcext:value-type="float">
            <text:p>14.6096238425926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6.375" calcext:value-type="float">
            <text:p>6.375</text:p>
          </table:table-cell>
          <table:table-cell office:value-type="float" office:value="5.875" calcext:value-type="float">
            <text:p>5.875</text:p>
          </table:table-cell>
          <table:table-cell office:value-type="float" office:value="5.25" calcext:value-type="float">
            <text:p>5.25</text:p>
          </table:table-cell>
          <table:table-cell office:value-type="float" office:value="6.375" calcext:value-type="float">
            <text:p>6.375</text:p>
          </table:table-cell>
          <table:table-cell office:value-type="float" office:value="6.625" calcext:value-type="float">
            <text:p>6.6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.5</text:p>
          </table:table-cell>
          <table:table-cell table:formula="of:=[.$J$3] - [.$J$1]*[.$J$2]*[.D8]" office:value-type="float" office:value="14.6096238425926" calcext:value-type="float">
            <text:p>14.6096238425926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  <table:table-cell office:value-type="float" office:value="6.125" calcext:value-type="float">
            <text:p>6.125</text:p>
          </table:table-cell>
          <table:table-cell office:value-type="float" office:value="5.75" calcext:value-type="float">
            <text:p>5.75</text:p>
          </table:table-cell>
          <table:table-cell office:value-type="float" office:value="6.875" calcext:value-type="float">
            <text:p>6.875</text:p>
          </table:table-cell>
          <table:table-cell office:value-type="float" office:value="6.75" calcext:value-type="float">
            <text:p>6.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table:formula="of:=[.$J$3] - [.$J$1]*[.$J$2]*[.D9]" office:value-type="float" office:value="14.6096238425926" calcext:value-type="float">
            <text:p>14.6096238425926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office:value-type="float" office:value="6.625" calcext:value-type="float">
            <text:p>6.625</text:p>
          </table:table-cell>
          <table:table-cell office:value-type="float" office:value="6.125" calcext:value-type="float">
            <text:p>6.125</text:p>
          </table:table-cell>
          <table:table-cell office:value-type="float" office:value="6.375" calcext:value-type="float">
            <text:p>6.375</text:p>
          </table:table-cell>
          <table:table-cell office:value-type="float" office:value="7" calcext:value-type="float">
            <text:p>7</text:p>
          </table:table-cell>
          <table:table-cell office:value-type="float" office:value="6.75" calcext:value-type="float">
            <text:p>6.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$J$3] - [.$J$1]*[.$J$2]*[.D10]" office:value-type="float" office:value="14.6276990740741" calcext:value-type="float">
            <text:p>14.627699074074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3" office:value-type="float" office:value="6.75" calcext:value-type="float">
            <text:p>6.75</text:p>
          </table:table-cell>
          <table:table-cell office:value-type="float" office:value="7" calcext:value-type="float">
            <text:p>7</text:p>
          </table:table-cell>
          <table:table-cell office:value-type="float" office:value="6.75" calcext:value-type="float">
            <text:p>6.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.125" calcext:value-type="float">
            <text:p>2.125</text:p>
          </table:table-cell>
          <table:table-cell table:formula="of:=[.$J$3] - [.$J$1]*[.$J$2]*[.D11]" office:value-type="float" office:value="14.6231802662037" calcext:value-type="float">
            <text:p>14.6231802662037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table:number-columns-repeated="2" office:value-type="float" office:value="6.75" calcext:value-type="float">
            <text:p>6.75</text:p>
          </table:table-cell>
          <table:table-cell office:value-type="float" office:value="6.875" calcext:value-type="float">
            <text:p>6.875</text:p>
          </table:table-cell>
          <table:table-cell office:value-type="float" office:value="7" calcext:value-type="float">
            <text:p>7</text:p>
          </table:table-cell>
          <table:table-cell office:value-type="float" office:value="6.75" calcext:value-type="float">
            <text:p>6.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$J$3] - [.$J$1]*[.$J$2]*[.D12]" office:value-type="float" office:value="14.6276990740741" calcext:value-type="float">
            <text:p>14.6276990740741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office:value-type="float" office:value="6.75" calcext:value-type="float">
            <text:p>6.7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7.125" calcext:value-type="float">
            <text:p>7.125</text:p>
          </table:table-cell>
          <table:table-cell office:value-type="float" office:value="6.75" calcext:value-type="float">
            <text:p>6.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75" calcext:value-type="float">
            <text:p>1.75</text:p>
          </table:table-cell>
          <table:table-cell table:formula="of:=[.$J$3] - [.$J$1]*[.$J$2]*[.D13]" office:value-type="float" office:value="14.6367366898148" calcext:value-type="float">
            <text:p>14.6367366898148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2" office:value-type="float" office:value="7.25" calcext:value-type="float">
            <text:p>7.25</text:p>
          </table:table-cell>
          <table:table-cell office:value-type="float" office:value="7.5" calcext:value-type="float">
            <text:p>7.5</text:p>
          </table:table-cell>
          <table:table-cell office:value-type="float" office:value="7.125" calcext:value-type="float">
            <text:p>7.125</text:p>
          </table:table-cell>
          <table:table-cell office:value-type="float" office:value="6.75" calcext:value-type="float">
            <text:p>6.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.75" calcext:value-type="float">
            <text:p>1.75</text:p>
          </table:table-cell>
          <table:table-cell table:formula="of:=[.$J$3] - [.$J$1]*[.$J$2]*[.D14]" office:value-type="float" office:value="14.6367366898148" calcext:value-type="float">
            <text:p>14.6367366898148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office:value-type="float" office:value="7.125" calcext:value-type="float">
            <text:p>7.125</text:p>
          </table:table-cell>
          <table:table-cell office:value-type="float" office:value="8.125" calcext:value-type="float">
            <text:p>8.125</text:p>
          </table:table-cell>
          <table:table-cell table:number-columns-repeated="2" office:value-type="float" office:value="8.75" calcext:value-type="float">
            <text:p>8.75</text:p>
          </table:table-cell>
          <table:table-cell office:value-type="float" office:value="8.5" calcext:value-type="float">
            <text:p>8.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.875" calcext:value-type="float">
            <text:p>1.875</text:p>
          </table:table-cell>
          <table:table-cell table:formula="of:=[.$J$3] - [.$J$1]*[.$J$2]*[.D15]" office:value-type="float" office:value="14.6322178819444" calcext:value-type="float">
            <text:p>14.6322178819444</text:p>
          </table:table-cell>
          <table:table-cell table:number-columns-repeated="13"/>
          <table:table-cell office:value-type="float" office:value="11" calcext:value-type="float">
            <text:p>11</text:p>
          </table:table-cell>
          <table:table-cell office:value-type="float" office:value="7.25" calcext:value-type="float">
            <text:p>7.25</text:p>
          </table:table-cell>
          <table:table-cell office:value-type="float" office:value="7.875" calcext:value-type="float">
            <text:p>7.875</text:p>
          </table:table-cell>
          <table:table-cell office:value-type="float" office:value="8.5" calcext:value-type="float">
            <text:p>8.5</text:p>
          </table:table-cell>
          <table:table-cell office:value-type="float" office:value="8.625" calcext:value-type="float">
            <text:p>8.625</text:p>
          </table:table-cell>
          <table:table-cell office:value-type="float" office:value="8.375" calcext:value-type="float">
            <text:p>8.3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.875" calcext:value-type="float">
            <text:p>1.875</text:p>
          </table:table-cell>
          <table:table-cell table:formula="of:=[.$J$3] - [.$J$1]*[.$J$2]*[.D16]" office:value-type="float" office:value="14.6322178819444" calcext:value-type="float">
            <text:p>14.6322178819444</text:p>
          </table:table-cell>
          <table:table-cell table:number-columns-repeated="13"/>
          <table:table-cell office:value-type="float" office:value="12" calcext:value-type="float">
            <text:p>12</text:p>
          </table:table-cell>
          <table:table-cell office:value-type="float" office:value="7.5" calcext:value-type="float">
            <text:p>7.5</text:p>
          </table:table-cell>
          <table:table-cell office:value-type="float" office:value="7.875" calcext:value-type="float">
            <text:p>7.875</text:p>
          </table:table-cell>
          <table:table-cell office:value-type="float" office:value="8.25" calcext:value-type="float">
            <text:p>8.25</text:p>
          </table:table-cell>
          <table:table-cell office:value-type="float" office:value="8.375" calcext:value-type="float">
            <text:p>8.375</text:p>
          </table:table-cell>
          <table:table-cell office:value-type="float" office:value="8.25" calcext:value-type="float">
            <text:p>8.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.875" calcext:value-type="float">
            <text:p>1.875</text:p>
          </table:table-cell>
          <table:table-cell table:formula="of:=[.$J$3] - [.$J$1]*[.$J$2]*[.D17]" office:value-type="float" office:value="14.6322178819444" calcext:value-type="float">
            <text:p>14.6322178819444</text:p>
          </table:table-cell>
          <table:table-cell table:number-columns-repeated="13"/>
          <table:table-cell office:value-type="float" office:value="13" calcext:value-type="float">
            <text:p>13</text:p>
          </table:table-cell>
          <table:table-cell office:value-type="float" office:value="7.5" calcext:value-type="float">
            <text:p>7.5</text:p>
          </table:table-cell>
          <table:table-cell office:value-type="float" office:value="7.75" calcext:value-type="float">
            <text:p>7.75</text:p>
          </table:table-cell>
          <table:table-cell office:value-type="float" office:value="8.125" calcext:value-type="float">
            <text:p>8.125</text:p>
          </table:table-cell>
          <table:table-cell office:value-type="float" office:value="8.25" calcext:value-type="float">
            <text:p>8.2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$J$3] - [.$J$1]*[.$J$2]*[.D18]" office:value-type="float" office:value="14.6276990740741" calcext:value-type="float">
            <text:p>14.6276990740741</text:p>
          </table:table-cell>
          <table:table-cell table:number-columns-repeated="13"/>
          <table:table-cell office:value-type="float" office:value="14" calcext:value-type="float">
            <text:p>14</text:p>
          </table:table-cell>
          <table:table-cell office:value-type="float" office:value="7.375" calcext:value-type="float">
            <text:p>7.375</text:p>
          </table:table-cell>
          <table:table-cell office:value-type="float" office:value="7.625" calcext:value-type="float">
            <text:p>7.6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.875" calcext:value-type="float">
            <text:p>7.875</text:p>
          </table:table-cell>
          <table:table-cell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.875" calcext:value-type="float">
            <text:p>2.875</text:p>
          </table:table-cell>
          <table:table-cell table:formula="of:=[.$J$3] - [.$J$1]*[.$J$2]*[.D19]" office:value-type="float" office:value="14.5960674189815" calcext:value-type="float">
            <text:p>14.5960674189815</text:p>
          </table:table-cell>
          <table:table-cell table:number-columns-repeated="13"/>
          <table:table-cell office:value-type="float" office:value="15" calcext:value-type="float">
            <text:p>15</text:p>
          </table:table-cell>
          <table:table-cell office:value-type="float" office:value="7.375" calcext:value-type="float">
            <text:p>7.375</text:p>
          </table:table-cell>
          <table:table-cell office:value-type="float" office:value="7.625" calcext:value-type="float">
            <text:p>7.6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.75" calcext:value-type="float">
            <text:p>7.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formula="of:=[.$J$3] - [.$J$1]*[.$J$2]*[.D20]" office:value-type="float" office:value="14.6548119212963" calcext:value-type="float">
            <text:p>14.6548119212963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7.375" calcext:value-type="float">
            <text:p>7.375</text:p>
          </table:table-cell>
          <table:table-cell office:value-type="float" office:value="7.625" calcext:value-type="float">
            <text:p>7.625</text:p>
          </table:table-cell>
          <table:table-cell office:value-type="float" office:value="8" calcext:value-type="float">
            <text:p>8</text:p>
          </table:table-cell>
          <table:table-cell office:value-type="float" office:value="7.875" calcext:value-type="float">
            <text:p>7.875</text:p>
          </table:table-cell>
          <table:table-cell office:value-type="float" office:value="7.625" calcext:value-type="float">
            <text:p>7.6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.75" calcext:value-type="float">
            <text:p>3.75</text:p>
          </table:table-cell>
          <table:table-cell table:formula="of:=[.$J$3] - [.$J$1]*[.$J$2]*[.D21]" office:value-type="float" office:value="14.5644357638889" calcext:value-type="float">
            <text:p>14.5644357638889</text:p>
          </table:table-cell>
          <table:table-cell table:number-columns-repeated="13"/>
          <table:table-cell office:value-type="float" office:value="17" calcext:value-type="float">
            <text:p>17</text:p>
          </table:table-cell>
          <table:table-cell office:value-type="float" office:value="7.25" calcext:value-type="float">
            <text:p>7.25</text:p>
          </table:table-cell>
          <table:table-cell office:value-type="float" office:value="7.625" calcext:value-type="float">
            <text:p>7.625</text:p>
          </table:table-cell>
          <table:table-cell office:value-type="float" office:value="7.875" calcext:value-type="float">
            <text:p>7.875</text:p>
          </table:table-cell>
          <table:table-cell office:value-type="float" office:value="7.625" calcext:value-type="float">
            <text:p>7.625</text:p>
          </table:table-cell>
          <table:table-cell office:value-type="float" office:value="7.375" calcext:value-type="float">
            <text:p>7.3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.375" calcext:value-type="float">
            <text:p>3.375</text:p>
          </table:table-cell>
          <table:table-cell table:formula="of:=[.$J$3] - [.$J$1]*[.$J$2]*[.D22]" office:value-type="float" office:value="14.5779921875" calcext:value-type="float">
            <text:p>14.5779921875</text:p>
          </table:table-cell>
          <table:table-cell table:number-columns-repeated="13"/>
          <table:table-cell office:value-type="float" office:value="18" calcext:value-type="float">
            <text:p>18</text:p>
          </table:table-cell>
          <table:table-cell office:value-type="float" office:value="8.5" calcext:value-type="float">
            <text:p>8.5</text:p>
          </table:table-cell>
          <table:table-cell office:value-type="float" office:value="8.625" calcext:value-type="float">
            <text:p>8.625</text:p>
          </table:table-cell>
          <table:table-cell office:value-type="float" office:value="8.875" calcext:value-type="float">
            <text:p>8.875</text:p>
          </table:table-cell>
          <table:table-cell office:value-type="float" office:value="8.75" calcext:value-type="float">
            <text:p>8.75</text:p>
          </table:table-cell>
          <table:table-cell office:value-type="float" office:value="8.625" calcext:value-type="float">
            <text:p>8.625</text:p>
          </table:table-cell>
          <table:table-cell office:value-type="string" calcext:value-type="string">
            <text:p>not connecte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125" calcext:value-type="float">
            <text:p>3.125</text:p>
          </table:table-cell>
          <table:table-cell table:formula="of:=[.$J$3] - [.$J$1]*[.$J$2]*[.D23]" office:value-type="float" office:value="14.5870298032407" calcext:value-type="float">
            <text:p>14.5870298032407</text:p>
          </table:table-cell>
          <table:table-cell table:number-columns-repeated="14"/>
          <table:table-cell office:value-type="float" office:value="6.375" calcext:value-type="float">
            <text:p>6.375</text:p>
          </table:table-cell>
          <table:table-cell office:value-type="float" office:value="5.75" calcext:value-type="float">
            <text:p>5.75</text:p>
          </table:table-cell>
          <table:table-cell office:value-type="float" office:value="4.75" calcext:value-type="float">
            <text:p>4.75</text:p>
          </table:table-cell>
          <table:table-cell office:value-type="float" office:value="4.25" calcext:value-type="float">
            <text:p>4.25</text:p>
          </table:table-cell>
          <table:table-cell office:value-type="float" office:value="4.625" calcext:value-type="float">
            <text:p>4.625</text:p>
          </table:table-cell>
          <table:table-cell office:value-type="string" calcext:value-type="string">
            <text:p>connecte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125" calcext:value-type="float">
            <text:p>3.125</text:p>
          </table:table-cell>
          <table:table-cell table:formula="of:=[.$J$3] - [.$J$1]*[.$J$2]*[.D24]" office:value-type="float" office:value="14.5870298032407" calcext:value-type="float">
            <text:p>14.5870298032407</text:p>
          </table:table-cell>
          <table:table-cell table:number-columns-repeated="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table:formula="of:=[.$J$3] - [.$J$1]*[.$J$2]*[.D25]" office:value-type="float" office:value="14.6096238425926" calcext:value-type="float">
            <text:p>14.6096238425926</text:p>
          </table:table-cell>
          <table:table-cell table:number-columns-repeated="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.5</text:p>
          </table:table-cell>
          <table:table-cell table:formula="of:=[.$J$3] - [.$J$1]*[.$J$2]*[.D26]" office:value-type="float" office:value="14.6096238425926" calcext:value-type="float">
            <text:p>14.6096238425926</text:p>
          </table:table-cell>
          <table:table-cell table:number-columns-repeated="13"/>
          <table:table-cell office:value-type="string" calcext:value-type="string">
            <text:p>velocity (mph)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.25" calcext:value-type="float">
            <text:p>2.25</text:p>
          </table:table-cell>
          <table:table-cell table:formula="of:=[.$J$3] - [.$J$1]*[.$J$2]*[.D27]" office:value-type="float" office:value="14.6186614583333" calcext:value-type="float">
            <text:p>14.6186614583333</text:p>
          </table:table-cell>
          <table:table-cell table:number-columns-repeated="13"/>
          <table:table-cell office:value-type="string" calcext:value-type="string">
            <text:p>ang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$J$3] - [.$J$1]*[.$J$2]*[.D28]" office:value-type="float" office:value="14.6276990740741" calcext:value-type="float">
            <text:p>14.6276990740741</text:p>
          </table:table-cell>
          <table:table-cell table:number-columns-repeated="13"/>
          <table:table-cell office:value-type="string" calcext:value-type="string">
            <text:p>port #</text:p>
          </table:table-cell>
          <table:table-cell table:number-columns-repeated="5" office:value-type="string" calcext:value-type="string">
            <text:p>height (in)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125" calcext:value-type="float">
            <text:p>1.125</text:p>
          </table:table-cell>
          <table:table-cell table:formula="of:=[.$J$3] - [.$J$1]*[.$J$2]*[.D29]" office:value-type="float" office:value="14.6593307291667" calcext:value-type="float">
            <text:p>14.6593307291667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3.625" calcext:value-type="float">
            <text:p>3.625</text:p>
          </table:table-cell>
          <table:table-cell office:value-type="float" office:value="4.875" calcext:value-type="float">
            <text:p>4.875</text:p>
          </table:table-cell>
          <table:table-cell office:value-type="float" office:value="1.875" calcext:value-type="float">
            <text:p>1.8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.375" calcext:value-type="float">
            <text:p>1.375</text:p>
          </table:table-cell>
          <table:table-cell table:formula="of:=[.$J$3] - [.$J$1]*[.$J$2]*[.D30]" office:value-type="float" office:value="14.6502931134259" calcext:value-type="float">
            <text:p>14.6502931134259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2.75" calcext:value-type="float">
            <text:p>2.75</text:p>
          </table:table-cell>
          <table:table-cell office:value-type="float" office:value="3.75" calcext:value-type="float">
            <text:p>3.75</text:p>
          </table:table-cell>
          <table:table-cell office:value-type="float" office:value="4.5" calcext:value-type="float">
            <text:p>4.5</text:p>
          </table:table-cell>
          <table:table-cell office:value-type="float" office:value="4.125" calcext:value-type="float">
            <text:p>4.125</text:p>
          </table:table-cell>
          <table:table-cell office:value-type="float" office:value="2.375" calcext:value-type="float">
            <text:p>2.3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.375" calcext:value-type="float">
            <text:p>1.375</text:p>
          </table:table-cell>
          <table:table-cell table:formula="of:=[.$J$3] - [.$J$1]*[.$J$2]*[.D31]" office:value-type="float" office:value="14.6502931134259" calcext:value-type="float">
            <text:p>14.6502931134259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2.875" calcext:value-type="float">
            <text:p>2.875</text:p>
          </table:table-cell>
          <table:table-cell office:value-type="float" office:value="3.375" calcext:value-type="float">
            <text:p>3.375</text:p>
          </table:table-cell>
          <table:table-cell office:value-type="float" office:value="4" calcext:value-type="float">
            <text:p>4</text:p>
          </table:table-cell>
          <table:table-cell office:value-type="float" office:value="2.875" calcext:value-type="float">
            <text:p>2.875</text:p>
          </table:table-cell>
          <table:table-cell office:value-type="float" office:value="2.375" calcext:value-type="float">
            <text:p>2.3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.5" calcext:value-type="float">
            <text:p>1.5</text:p>
          </table:table-cell>
          <table:table-cell table:formula="of:=[.$J$3] - [.$J$1]*[.$J$2]*[.D32]" office:value-type="float" office:value="14.6457743055556" calcext:value-type="float">
            <text:p>14.6457743055556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2.75" calcext:value-type="float">
            <text:p>2.75</text:p>
          </table:table-cell>
          <table:table-cell office:value-type="float" office:value="3.125" calcext:value-type="float">
            <text:p>3.125</text:p>
          </table:table-cell>
          <table:table-cell office:value-type="float" office:value="3.5" calcext:value-type="float">
            <text:p>3.5</text:p>
          </table:table-cell>
          <table:table-cell office:value-type="float" office:value="2.375" calcext:value-type="float">
            <text:p>2.375</text:p>
          </table:table-cell>
          <table:table-cell office:value-type="float" office:value="2.25" calcext:value-type="float">
            <text:p>2.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.625" calcext:value-type="float">
            <text:p>1.625</text:p>
          </table:table-cell>
          <table:table-cell table:formula="of:=[.$J$3] - [.$J$1]*[.$J$2]*[.D33]" office:value-type="float" office:value="14.6412554976852" calcext:value-type="float">
            <text:p>14.6412554976852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office:value-type="float" office:value="2.625" calcext:value-type="float">
            <text:p>2.625</text:p>
          </table:table-cell>
          <table:table-cell office:value-type="float" office:value="3.125" calcext:value-type="float">
            <text:p>3.125</text:p>
          </table:table-cell>
          <table:table-cell office:value-type="float" office:value="2.875" calcext:value-type="float">
            <text:p>2.875</text:p>
          </table:table-cell>
          <table:table-cell table:number-columns-repeated="2" office:value-type="float" office:value="2.25" calcext:value-type="float">
            <text:p>2.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.625" calcext:value-type="float">
            <text:p>1.625</text:p>
          </table:table-cell>
          <table:table-cell table:formula="of:=[.$J$3] - [.$J$1]*[.$J$2]*[.D34]" office:value-type="float" office:value="14.6412554976852" calcext:value-type="float">
            <text:p>14.6412554976852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2" office:value-type="float" office:value="2.25" calcext:value-type="float">
            <text:p>2.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.625" calcext:value-type="float">
            <text:p>1.625</text:p>
          </table:table-cell>
          <table:table-cell table:formula="of:=[.$J$3] - [.$J$1]*[.$J$2]*[.D35]" office:value-type="float" office:value="14.6412554976852" calcext:value-type="float">
            <text:p>14.6412554976852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.375" calcext:value-type="float">
            <text:p>2.375</text:p>
          </table:table-cell>
          <table:table-cell table:number-columns-repeated="2" office:value-type="float" office:value="2.25" calcext:value-type="float">
            <text:p>2.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.625" calcext:value-type="float">
            <text:p>1.625</text:p>
          </table:table-cell>
          <table:table-cell table:formula="of:=[.$J$3] - [.$J$1]*[.$J$2]*[.D36]" office:value-type="float" office:value="14.6412554976852" calcext:value-type="float">
            <text:p>14.6412554976852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office:value-type="float" office:value="2.25" calcext:value-type="float">
            <text:p>2.25</text:p>
          </table:table-cell>
          <table:table-cell table:number-columns-repeated="2" office:value-type="float" office:value="2.125" calcext:value-type="float">
            <text:p>2.125</text:p>
          </table:table-cell>
          <table:table-cell office:value-type="float" office:value="2.25" calcext:value-type="float">
            <text:p>2.25</text:p>
          </table:table-cell>
          <table:table-cell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.5" calcext:value-type="float">
            <text:p>3.5</text:p>
          </table:table-cell>
          <table:table-cell table:formula="of:=[.$J$3] - [.$J$1]*[.$J$2]*[.D37]" office:value-type="float" office:value="14.5734733796296" calcext:value-type="float">
            <text:p>14.5734733796296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2.125" calcext:value-type="float">
            <text:p>2.125</text:p>
          </table:table-cell>
          <table:table-cell office:value-type="float" office:value="2.25" calcext:value-type="float">
            <text:p>2.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.625" calcext:value-type="float">
            <text:p>3.625</text:p>
          </table:table-cell>
          <table:table-cell table:formula="of:=[.$J$3] - [.$J$1]*[.$J$2]*[.D38]" office:value-type="float" office:value="14.5689545717593" calcext:value-type="float">
            <text:p>14.5689545717593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office:value-type="float" office:value="2.125" calcext:value-type="float">
            <text:p>2.125</text:p>
          </table:table-cell>
          <table:table-cell office:value-type="float" office:value="1.125" calcext:value-type="float">
            <text:p>1.125</text:p>
          </table:table-cell>
          <table:table-cell table:number-columns-repeated="3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table:formula="of:=[.$J$3] - [.$J$1]*[.$J$2]*[.D39]" office:value-type="float" office:value="14.5373229166667" calcext:value-type="float">
            <text:p>14.5373229166667</text:p>
          </table:table-cell>
          <table:table-cell table:number-columns-repeated="1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.375" calcext:value-type="float">
            <text:p>1.37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625" calcext:value-type="float">
            <text:p>0.6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$J$3] - [.$J$1]*[.$J$2]*[.D40]" office:value-type="float" office:value="14.5553981481481" calcext:value-type="float">
            <text:p>14.5553981481481</text:p>
          </table:table-cell>
          <table:table-cell table:number-columns-repeated="13"/>
          <table:table-cell office:value-type="float" office:value="12" calcext:value-type="float">
            <text:p>12</text:p>
          </table:table-cell>
          <table:table-cell office:value-type="float" office:value="1.75" calcext:value-type="float">
            <text:p>1.75</text:p>
          </table:table-cell>
          <table:table-cell office:value-type="float" office:value="1.375" calcext:value-type="float">
            <text:p>1.375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formula="of:=[.$J$3] - [.$J$1]*[.$J$2]*[.D41]" office:value-type="float" office:value="14.5734733796296" calcext:value-type="float">
            <text:p>14.5734733796296</text:p>
          </table:table-cell>
          <table:table-cell table:number-columns-repeated="13"/>
          <table:table-cell office:value-type="float" office:value="13" calcext:value-type="float">
            <text:p>13</text:p>
          </table:table-cell>
          <table:table-cell office:value-type="float" office:value="1.75" calcext:value-type="float">
            <text:p>1.75</text:p>
          </table:table-cell>
          <table:table-cell office:value-type="float" office:value="1.5" calcext:value-type="float">
            <text:p>1.5</text:p>
          </table:table-cell>
          <table:table-cell office:value-type="float" office:value="1.125" calcext:value-type="float">
            <text:p>1.12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.875" calcext:value-type="float">
            <text:p>2.875</text:p>
          </table:table-cell>
          <table:table-cell table:formula="of:=[.$J$3] - [.$J$1]*[.$J$2]*[.D42]" office:value-type="float" office:value="14.5960674189815" calcext:value-type="float">
            <text:p>14.5960674189815</text:p>
          </table:table-cell>
          <table:table-cell table:number-columns-repeated="13"/>
          <table:table-cell office:value-type="float" office:value="14" calcext:value-type="float">
            <text:p>14</text:p>
          </table:table-cell>
          <table:table-cell office:value-type="float" office:value="1.875" calcext:value-type="float">
            <text:p>1.875</text:p>
          </table:table-cell>
          <table:table-cell office:value-type="float" office:value="1.625" calcext:value-type="float">
            <text:p>1.625</text:p>
          </table:table-cell>
          <table:table-cell table:number-columns-repeated="2" office:value-type="float" office:value="1.25" calcext:value-type="float">
            <text:p>1.25</text:p>
          </table:table-cell>
          <table:table-cell office:value-type="float" office:value="1.125" calcext:value-type="float">
            <text:p>1.1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table:formula="of:=[.$J$3] - [.$J$1]*[.$J$2]*[.D43]" office:value-type="float" office:value="14.6096238425926" calcext:value-type="float">
            <text:p>14.6096238425926</text:p>
          </table:table-cell>
          <table:table-cell table:number-columns-repeated="13"/>
          <table:table-cell office:value-type="float" office:value="15" calcext:value-type="float">
            <text:p>15</text:p>
          </table:table-cell>
          <table:table-cell office:value-type="float" office:value="1.875" calcext:value-type="float">
            <text:p>1.875</text:p>
          </table:table-cell>
          <table:table-cell office:value-type="float" office:value="1.625" calcext:value-type="float">
            <text:p>1.625</text:p>
          </table:table-cell>
          <table:table-cell table:number-columns-repeated="3"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.375" calcext:value-type="float">
            <text:p>2.375</text:p>
          </table:table-cell>
          <table:table-cell table:formula="of:=[.$J$3] - [.$J$1]*[.$J$2]*[.D44]" office:value-type="float" office:value="14.614142650463" calcext:value-type="float">
            <text:p>14.614142650463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1.875" calcext:value-type="float">
            <text:p>1.875</text:p>
          </table:table-cell>
          <table:table-cell office:value-type="float" office:value="1.625" calcext:value-type="float">
            <text:p>1.625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1.375" calcext:value-type="float">
            <text:p>1.3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.125" calcext:value-type="float">
            <text:p>2.125</text:p>
          </table:table-cell>
          <table:table-cell table:formula="of:=[.$J$3] - [.$J$1]*[.$J$2]*[.D45]" office:value-type="float" office:value="14.6231802662037" calcext:value-type="float">
            <text:p>14.6231802662037</text:p>
          </table:table-cell>
          <table:table-cell table:number-columns-repeated="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.625" calcext:value-type="float">
            <text:p>1.625</text:p>
          </table:table-cell>
          <table:table-cell office:value-type="float" office:value="1.375" calcext:value-type="float">
            <text:p>1.375</text:p>
          </table:table-cell>
          <table:table-cell table:number-columns-repeated="2" office:value-type="float" office:value="1.625" calcext:value-type="float">
            <text:p>1.6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.75" calcext:value-type="float">
            <text:p>1.75</text:p>
          </table:table-cell>
          <table:table-cell table:formula="of:=[.$J$3] - [.$J$1]*[.$J$2]*[.D46]" office:value-type="float" office:value="14.6367366898148" calcext:value-type="float">
            <text:p>14.6367366898148</text:p>
          </table:table-cell>
          <table:table-cell table:number-columns-repeated="13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.875" calcext:value-type="float">
            <text:p>2.875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.375" calcext:value-type="float">
            <text:p>4.3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$J$3] - [.$J$1]*[.$J$2]*[.D47]" office:value-type="float" office:value="14.6819247685185" calcext:value-type="float">
            <text:p>14.6819247685185</text:p>
          </table:table-cell>
          <table:table-cell table:number-columns-repeated="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.75</text:p>
          </table:table-cell>
          <table:table-cell table:formula="of:=[.$J$3] - [.$J$1]*[.$J$2]*[.D48]" office:value-type="float" office:value="14.6728871527778" calcext:value-type="float">
            <text:p>14.6728871527778</text:p>
          </table:table-cell>
          <table:table-cell table:number-columns-repeated="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$J$3] - [.$J$1]*[.$J$2]*[.D49]" office:value-type="float" office:value="14.663849537037" calcext:value-type="float">
            <text:p>14.663849537037</text:p>
          </table:table-cell>
          <table:table-cell table:number-columns-repeated="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.125" calcext:value-type="float">
            <text:p>1.125</text:p>
          </table:table-cell>
          <table:table-cell table:formula="of:=[.$J$3] - [.$J$1]*[.$J$2]*[.D50]" office:value-type="float" office:value="14.6593307291667" calcext:value-type="float">
            <text:p>14.6593307291667</text:p>
          </table:table-cell>
          <table:table-cell table:number-columns-repeated="13"/>
          <table:table-cell office:value-type="string" calcext:value-type="string">
            <text:p>velocity (mph)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.25" calcext:value-type="float">
            <text:p>1.25</text:p>
          </table:table-cell>
          <table:table-cell table:formula="of:=[.$J$3] - [.$J$1]*[.$J$2]*[.D51]" office:value-type="float" office:value="14.6548119212963" calcext:value-type="float">
            <text:p>14.6548119212963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25" calcext:value-type="float">
            <text:p>1.25</text:p>
          </table:table-cell>
          <table:table-cell table:formula="of:=[.$J$3] - [.$J$1]*[.$J$2]*[.D52]" office:value-type="float" office:value="14.6548119212963" calcext:value-type="float">
            <text:p>14.6548119212963</text:p>
          </table:table-cell>
          <table:table-cell table:number-columns-repeated="14"/>
          <table:table-cell table:number-columns-repeated="5" office:value-type="string" calcext:value-type="string">
            <text:p>height (in)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.25" calcext:value-type="float">
            <text:p>1.25</text:p>
          </table:table-cell>
          <table:table-cell table:formula="of:=[.$J$3] - [.$J$1]*[.$J$2]*[.D53]" office:value-type="float" office:value="14.6548119212963" calcext:value-type="float">
            <text:p>14.6548119212963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float" office:value="9.625" calcext:value-type="float">
            <text:p>9.625</text:p>
          </table:table-cell>
          <table:table-cell office:value-type="float" office:value="9.875" calcext:value-type="float">
            <text:p>9.875</text:p>
          </table:table-cell>
          <table:table-cell office:value-type="float" office:value="10.125" calcext:value-type="float">
            <text:p>10.125</text:p>
          </table:table-cell>
          <table:table-cell table:number-columns-repeated="2" office:value-type="float" office:value="9.875" calcext:value-type="float">
            <text:p>9.8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.375" calcext:value-type="float">
            <text:p>1.375</text:p>
          </table:table-cell>
          <table:table-cell table:formula="of:=[.$J$3] - [.$J$1]*[.$J$2]*[.D54]" office:value-type="float" office:value="14.6502931134259" calcext:value-type="float">
            <text:p>14.6502931134259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.625" calcext:value-type="float">
            <text:p>2.625</text:p>
          </table:table-cell>
          <table:table-cell office:value-type="float" office:value="4.5" calcext:value-type="float">
            <text:p>4.5</text:p>
          </table:table-cell>
          <table:table-cell office:value-type="float" office:value="8.25" calcext:value-type="float">
            <text:p>8.25</text:p>
          </table:table-cell>
          <table:table-cell office:value-type="float" office:value="9.625" calcext:value-type="float">
            <text:p>9.625</text:p>
          </table:table-cell>
          <table:table-cell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.5" calcext:value-type="float">
            <text:p>4.5</text:p>
          </table:table-cell>
          <table:table-cell table:formula="of:=[.$J$3] - [.$J$1]*[.$J$2]*[.D55]" office:value-type="float" office:value="14.5373229166667" calcext:value-type="float">
            <text:p>14.5373229166667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6.125" calcext:value-type="float">
            <text:p>6.125</text:p>
          </table:table-cell>
          <table:table-cell office:value-type="float" office:value="3.75" calcext:value-type="float">
            <text:p>3.75</text:p>
          </table:table-cell>
          <table:table-cell office:value-type="float" office:value="3.25" calcext:value-type="float">
            <text:p>3.25</text:p>
          </table:table-cell>
          <table:table-cell office:value-type="float" office:value="4.5" calcext:value-type="float">
            <text:p>4.5</text:p>
          </table:table-cell>
          <table:table-cell office:value-type="float" office:value="5.75" calcext:value-type="float">
            <text:p>5.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.875" calcext:value-type="float">
            <text:p>4.875</text:p>
          </table:table-cell>
          <table:table-cell table:formula="of:=[.$J$3] - [.$J$1]*[.$J$2]*[.D56]" office:value-type="float" office:value="14.5237664930556" calcext:value-type="float">
            <text:p>14.5237664930556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6.25" calcext:value-type="float">
            <text:p>6.25</text:p>
          </table:table-cell>
          <table:table-cell office:value-type="float" office:value="5.75" calcext:value-type="float">
            <text:p>5.75</text:p>
          </table:table-cell>
          <table:table-cell office:value-type="float" office:value="4" calcext:value-type="float">
            <text:p>4</text:p>
          </table:table-cell>
          <table:table-cell office:value-type="float" office:value="4.75" calcext:value-type="float">
            <text:p>4.75</text:p>
          </table:table-cell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.125" calcext:value-type="float">
            <text:p>4.125</text:p>
          </table:table-cell>
          <table:table-cell table:formula="of:=[.$J$3] - [.$J$1]*[.$J$2]*[.D57]" office:value-type="float" office:value="14.5508793402778" calcext:value-type="float">
            <text:p>14.5508793402778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6.25" calcext:value-type="float">
            <text:p>6.25</text:p>
          </table:table-cell>
          <table:table-cell office:value-type="float" office:value="6.625" calcext:value-type="float">
            <text:p>6.625</text:p>
          </table:table-cell>
          <table:table-cell table:number-columns-repeated="2" office:value-type="float" office:value="5.25" calcext:value-type="float">
            <text:p>5.25</text:p>
          </table:table-cell>
          <table:table-cell office:value-type="float" office:value="5.75" calcext:value-type="float">
            <text:p>5.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.875" calcext:value-type="float">
            <text:p>2.875</text:p>
          </table:table-cell>
          <table:table-cell table:formula="of:=[.$J$3] - [.$J$1]*[.$J$2]*[.D58]" office:value-type="float" office:value="14.5960674189815" calcext:value-type="float">
            <text:p>14.5960674189815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office:value-type="float" office:value="6.125" calcext:value-type="float">
            <text:p>6.125</text:p>
          </table:table-cell>
          <table:table-cell office:value-type="float" office:value="6.75" calcext:value-type="float">
            <text:p>6.75</text:p>
          </table:table-cell>
          <table:table-cell office:value-type="float" office:value="5.875" calcext:value-type="float">
            <text:p>5.875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.375" calcext:value-type="float">
            <text:p>2.375</text:p>
          </table:table-cell>
          <table:table-cell table:formula="of:=[.$J$3] - [.$J$1]*[.$J$2]*[.D59]" office:value-type="float" office:value="14.614142650463" calcext:value-type="float">
            <text:p>14.614142650463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office:value-type="float" office:value="6.125" calcext:value-type="float">
            <text:p>6.125</text:p>
          </table:table-cell>
          <table:table-cell office:value-type="float" office:value="6.75" calcext:value-type="float">
            <text:p>6.75</text:p>
          </table:table-cell>
          <table:table-cell table:number-columns-repeated="2" office:value-type="float" office:value="6.375" calcext:value-type="float">
            <text:p>6.375</text:p>
          </table:table-cell>
          <table:table-cell office:value-type="float" office:value="6.25" calcext:value-type="float">
            <text:p>6.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.25" calcext:value-type="float">
            <text:p>2.25</text:p>
          </table:table-cell>
          <table:table-cell table:formula="of:=[.$J$3] - [.$J$1]*[.$J$2]*[.D60]" office:value-type="float" office:value="14.6186614583333" calcext:value-type="float">
            <text:p>14.6186614583333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office:value-type="float" office:value="6.125" calcext:value-type="float">
            <text:p>6.125</text:p>
          </table:table-cell>
          <table:table-cell office:value-type="float" office:value="6.75" calcext:value-type="float">
            <text:p>6.75</text:p>
          </table:table-cell>
          <table:table-cell office:value-type="float" office:value="6.875" calcext:value-type="float">
            <text:p>6.875</text:p>
          </table:table-cell>
          <table:table-cell office:value-type="float" office:value="6.625" calcext:value-type="float">
            <text:p>6.625</text:p>
          </table:table-cell>
          <table:table-cell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.25" calcext:value-type="float">
            <text:p>2.25</text:p>
          </table:table-cell>
          <table:table-cell table:formula="of:=[.$J$3] - [.$J$1]*[.$J$2]*[.D61]" office:value-type="float" office:value="14.6186614583333" calcext:value-type="float">
            <text:p>14.6186614583333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office:value-type="float" office:value="6.125" calcext:value-type="float">
            <text:p>6.125</text:p>
          </table:table-cell>
          <table:table-cell office:value-type="float" office:value="6.75" calcext:value-type="float">
            <text:p>6.75</text:p>
          </table:table-cell>
          <table:table-cell office:value-type="float" office:value="7.25" calcext:value-type="float">
            <text:p>7.25</text:p>
          </table:table-cell>
          <table:table-cell table:number-columns-repeated="2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.25" calcext:value-type="float">
            <text:p>2.25</text:p>
          </table:table-cell>
          <table:table-cell table:formula="of:=[.$J$3] - [.$J$1]*[.$J$2]*[.D62]" office:value-type="float" office:value="14.6186614583333" calcext:value-type="float">
            <text:p>14.6186614583333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office:value-type="float" office:value="6.125" calcext:value-type="float">
            <text:p>6.125</text:p>
          </table:table-cell>
          <table:table-cell office:value-type="float" office:value="6.75" calcext:value-type="float">
            <text:p>6.75</text:p>
          </table:table-cell>
          <table:table-cell office:value-type="float" office:value="7.5" calcext:value-type="float">
            <text:p>7.5</text:p>
          </table:table-cell>
          <table:table-cell office:value-type="float" office:value="7.375" calcext:value-type="float">
            <text:p>7.375</text:p>
          </table:table-cell>
          <table:table-cell office:value-type="float" office:value="7.25" calcext:value-type="float">
            <text:p>7.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.125" calcext:value-type="float">
            <text:p>2.125</text:p>
          </table:table-cell>
          <table:table-cell table:formula="of:=[.$J$3] - [.$J$1]*[.$J$2]*[.D63]" office:value-type="float" office:value="14.6231802662037" calcext:value-type="float">
            <text:p>14.6231802662037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9.5" calcext:value-type="float">
            <text:p>9.5</text:p>
          </table:table-cell>
          <table:table-cell office:value-type="float" office:value="8.5" calcext:value-type="float">
            <text:p>8.5</text:p>
          </table:table-cell>
          <table:table-cell office:value-type="float" office:value="7.125" calcext:value-type="float">
            <text:p>7.1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.125" calcext:value-type="float">
            <text:p>2.125</text:p>
          </table:table-cell>
          <table:table-cell table:formula="of:=[.$J$3] - [.$J$1]*[.$J$2]*[.D64]" office:value-type="float" office:value="14.6231802662037" calcext:value-type="float">
            <text:p>14.6231802662037</text:p>
          </table:table-cell>
          <table:table-cell table:number-columns-repeated="13"/>
          <table:table-cell office:value-type="float" office:value="11" calcext:value-type="float">
            <text:p>11</text:p>
          </table:table-cell>
          <table:table-cell office:value-type="float" office:value="8.75" calcext:value-type="float">
            <text:p>8.75</text:p>
          </table:table-cell>
          <table:table-cell office:value-type="float" office:value="9.125" calcext:value-type="float">
            <text:p>9.125</text:p>
          </table:table-cell>
          <table:table-cell office:value-type="float" office:value="9.25" calcext:value-type="float">
            <text:p>9.25</text:p>
          </table:table-cell>
          <table:table-cell office:value-type="float" office:value="8.5" calcext:value-type="float">
            <text:p>8.5</text:p>
          </table:table-cell>
          <table:table-cell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$J$3] - [.$J$1]*[.$J$2]*[.D65]" office:value-type="float" office:value="14.6819247685185" calcext:value-type="float">
            <text:p>14.6819247685185</text:p>
          </table:table-cell>
          <table:table-cell table:number-columns-repeated="13"/>
          <table:table-cell office:value-type="float" office:value="12" calcext:value-type="float">
            <text:p>12</text:p>
          </table:table-cell>
          <table:table-cell office:value-type="float" office:value="8.375" calcext:value-type="float">
            <text:p>8.375</text:p>
          </table:table-cell>
          <table:table-cell office:value-type="float" office:value="8.75" calcext:value-type="float">
            <text:p>8.75</text:p>
          </table:table-cell>
          <table:table-cell office:value-type="float" office:value="8.875" calcext:value-type="float">
            <text:p>8.875</text:p>
          </table:table-cell>
          <table:table-cell office:value-type="float" office:value="8.375" calcext:value-type="float">
            <text:p>8.375</text:p>
          </table:table-cell>
          <table:table-cell office:value-type="float" office:value="7.75" calcext:value-type="float">
            <text:p>7.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625" calcext:value-type="float">
            <text:p>0.625</text:p>
          </table:table-cell>
          <table:table-cell table:formula="of:=[.$J$3] - [.$J$1]*[.$J$2]*[.D66]" office:value-type="float" office:value="14.6774059606481" calcext:value-type="float">
            <text:p>14.6774059606481</text:p>
          </table:table-cell>
          <table:table-cell table:number-columns-repeated="13"/>
          <table:table-cell office:value-type="float" office:value="13" calcext:value-type="float">
            <text:p>13</text:p>
          </table:table-cell>
          <table:table-cell office:value-type="float" office:value="8.125" calcext:value-type="float">
            <text:p>8.125</text:p>
          </table:table-cell>
          <table:table-cell office:value-type="float" office:value="8.5" calcext:value-type="float">
            <text:p>8.5</text:p>
          </table:table-cell>
          <table:table-cell office:value-type="float" office:value="8.625" calcext:value-type="float">
            <text:p>8.625</text:p>
          </table:table-cell>
          <table:table-cell office:value-type="float" office:value="8.25" calcext:value-type="float">
            <text:p>8.25</text:p>
          </table:table-cell>
          <table:table-cell office:value-type="float" office:value="7.75" calcext:value-type="float">
            <text:p>7.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.875" calcext:value-type="float">
            <text:p>0.875</text:p>
          </table:table-cell>
          <table:table-cell table:formula="of:=[.$J$3] - [.$J$1]*[.$J$2]*[.D67]" office:value-type="float" office:value="14.6683683449074" calcext:value-type="float">
            <text:p>14.6683683449074</text:p>
          </table:table-cell>
          <table:table-cell table:number-columns-repeated="13"/>
          <table:table-cell office:value-type="float" office:value="14" calcext:value-type="float">
            <text:p>14</text:p>
          </table:table-cell>
          <table:table-cell office:value-type="float" office:value="7.875" calcext:value-type="float">
            <text:p>7.875</text:p>
          </table:table-cell>
          <table:table-cell office:value-type="float" office:value="8.25" calcext:value-type="float">
            <text:p>8.25</text:p>
          </table:table-cell>
          <table:table-cell office:value-type="float" office:value="8.5" calcext:value-type="float">
            <text:p>8.5</text:p>
          </table:table-cell>
          <table:table-cell office:value-type="float" office:value="8" calcext:value-type="float">
            <text:p>8</text:p>
          </table:table-cell>
          <table:table-cell office:value-type="float" office:value="7.625" calcext:value-type="float">
            <text:p>7.6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$J$3] - [.$J$1]*[.$J$2]*[.D68]" office:value-type="float" office:value="14.663849537037" calcext:value-type="float">
            <text:p>14.663849537037</text:p>
          </table:table-cell>
          <table:table-cell table:number-columns-repeated="13"/>
          <table:table-cell office:value-type="float" office:value="15" calcext:value-type="float">
            <text:p>15</text:p>
          </table:table-cell>
          <table:table-cell office:value-type="float" office:value="7.625" calcext:value-type="float">
            <text:p>7.625</text:p>
          </table:table-cell>
          <table:table-cell office:value-type="float" office:value="8.125" calcext:value-type="float">
            <text:p>8.125</text:p>
          </table:table-cell>
          <table:table-cell office:value-type="float" office:value="8.375" calcext:value-type="float">
            <text:p>8.375</text:p>
          </table:table-cell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.25" calcext:value-type="float">
            <text:p>1.25</text:p>
          </table:table-cell>
          <table:table-cell table:formula="of:=[.$J$3] - [.$J$1]*[.$J$2]*[.D69]" office:value-type="float" office:value="14.6548119212963" calcext:value-type="float">
            <text:p>14.6548119212963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7.5" calcext:value-type="float">
            <text:p>7.5</text:p>
          </table:table-cell>
          <table:table-cell office:value-type="float" office:value="8" calcext:value-type="float">
            <text:p>8</text:p>
          </table:table-cell>
          <table:table-cell office:value-type="float" office:value="8.25" calcext:value-type="float">
            <text:p>8.25</text:p>
          </table:table-cell>
          <table:table-cell office:value-type="float" office:value="7.875" calcext:value-type="float">
            <text:p>7.875</text:p>
          </table:table-cell>
          <table:table-cell office:value-type="float" office:value="7.625" calcext:value-type="float">
            <text:p>7.6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.25" calcext:value-type="float">
            <text:p>1.25</text:p>
          </table:table-cell>
          <table:table-cell table:formula="of:=[.$J$3] - [.$J$1]*[.$J$2]*[.D70]" office:value-type="float" office:value="14.6548119212963" calcext:value-type="float">
            <text:p>14.6548119212963</text:p>
          </table:table-cell>
          <table:table-cell table:number-columns-repeated="13"/>
          <table:table-cell office:value-type="float" office:value="17" calcext:value-type="float">
            <text:p>17</text:p>
          </table:table-cell>
          <table:table-cell office:value-type="float" office:value="7.25" calcext:value-type="float">
            <text:p>7.25</text:p>
          </table:table-cell>
          <table:table-cell office:value-type="float" office:value="7.625" calcext:value-type="float">
            <text:p>7.625</text:p>
          </table:table-cell>
          <table:table-cell office:value-type="float" office:value="8.125" calcext:value-type="float">
            <text:p>8.125</text:p>
          </table:table-cell>
          <table:table-cell office:value-type="float" office:value="7.75" calcext:value-type="float">
            <text:p>7.75</text:p>
          </table:table-cell>
          <table:table-cell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.375" calcext:value-type="float">
            <text:p>1.375</text:p>
          </table:table-cell>
          <table:table-cell table:formula="of:=[.$J$3] - [.$J$1]*[.$J$2]*[.D71]" office:value-type="float" office:value="14.6502931134259" calcext:value-type="float">
            <text:p>14.6502931134259</text:p>
          </table:table-cell>
          <table:table-cell table:number-columns-repeated="13"/>
          <table:table-cell office:value-type="float" office:value="18" calcext:value-type="float">
            <text:p>18</text:p>
          </table:table-cell>
          <table:table-cell office:value-type="float" office:value="5.875" calcext:value-type="float">
            <text:p>5.875</text:p>
          </table:table-cell>
          <table:table-cell office:value-type="float" office:value="4.875" calcext:value-type="float">
            <text:p>4.875</text:p>
          </table:table-cell>
          <table:table-cell office:value-type="float" office:value="3.625" calcext:value-type="float">
            <text:p>3.625</text:p>
          </table:table-cell>
          <table:table-cell office:value-type="float" office:value="3.25" calcext:value-type="float">
            <text:p>3.2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.625" calcext:value-type="float">
            <text:p>1.625</text:p>
          </table:table-cell>
          <table:table-cell table:formula="of:=[.$J$3] - [.$J$1]*[.$J$2]*[.D72]" office:value-type="float" office:value="14.6412554976852" calcext:value-type="float">
            <text:p>14.6412554976852</text:p>
          </table:table-cell>
          <table:table-cell table:number-columns-repeated="20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" calcext:value-type="float">
            <text:p>5</text:p>
          </table:table-cell>
          <table:table-cell table:formula="of:=[.$J$3] - [.$J$1]*[.$J$2]*[.D73]" office:value-type="float" office:value="14.5192476851852" calcext:value-type="float">
            <text:p>14.5192476851852</text:p>
          </table:table-cell>
          <table:table-cell table:number-columns-repeated="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table:formula="of:=[.$J$3] - [.$J$1]*[.$J$2]*[.D74]" office:value-type="float" office:value="14.6322178819444" calcext:value-type="float">
            <text:p>14.6322178819444</text:p>
          </table:table-cell>
          <table:table-cell table:number-columns-repeated="13"/>
          <table:table-cell office:value-type="string" calcext:value-type="string">
            <text:p>velocity (mph)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.375" calcext:value-type="float">
            <text:p>2.375</text:p>
          </table:table-cell>
          <table:table-cell table:formula="of:=[.$J$3] - [.$J$1]*[.$J$2]*[.D75]" office:value-type="float" office:value="14.614142650463" calcext:value-type="float">
            <text:p>14.614142650463</text:p>
          </table:table-cell>
          <table:table-cell table:number-columns-repeated="13"/>
          <table:table-cell office:value-type="string" calcext:value-type="string">
            <text:p>angle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.375" calcext:value-type="float">
            <text:p>2.375</text:p>
          </table:table-cell>
          <table:table-cell table:formula="of:=[.$J$3] - [.$J$1]*[.$J$2]*[.D76]" office:value-type="float" office:value="14.614142650463" calcext:value-type="float">
            <text:p>14.614142650463</text:p>
          </table:table-cell>
          <table:table-cell table:number-columns-repeated="13"/>
          <table:table-cell office:value-type="string" calcext:value-type="string">
            <text:p>port #</text:p>
          </table:table-cell>
          <table:table-cell table:number-columns-repeated="5" office:value-type="string" calcext:value-type="string">
            <text:p>height (in)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table:formula="of:=[.$J$3] - [.$J$1]*[.$J$2]*[.D77]" office:value-type="float" office:value="14.6186614583333" calcext:value-type="float">
            <text:p>14.618661458333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formula="of:=[.$T$53]-[.T54]" office:value-type="float" office:value="2.625" calcext:value-type="float">
            <text:p>2.625</text:p>
          </table:table-cell>
          <table:table-cell table:formula="of:=[.$U$53]-[.U54]" office:value-type="float" office:value="7.25" calcext:value-type="float">
            <text:p>7.25</text:p>
          </table:table-cell>
          <table:table-cell table:formula="of:=[.$V$53]-[.V54]" office:value-type="float" office:value="5.625" calcext:value-type="float">
            <text:p>5.625</text:p>
          </table:table-cell>
          <table:table-cell table:formula="of:=[.$W$53]-[.W54]" office:value-type="float" office:value="1.625" calcext:value-type="float">
            <text:p>1.625</text:p>
          </table:table-cell>
          <table:table-cell table:formula="of:=[.$X$53]-[.X54]"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.25" calcext:value-type="float">
            <text:p>2.25</text:p>
          </table:table-cell>
          <table:table-cell table:formula="of:=[.$J$3] - [.$J$1]*[.$J$2]*[.D78]" office:value-type="float" office:value="14.6186614583333" calcext:value-type="float">
            <text:p>14.618661458333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formula="of:=[.$T$53]-[.T55]" office:value-type="float" office:value="3.5" calcext:value-type="float">
            <text:p>3.5</text:p>
          </table:table-cell>
          <table:table-cell table:formula="of:=[.$U$53]-[.U55]" office:value-type="float" office:value="6.125" calcext:value-type="float">
            <text:p>6.125</text:p>
          </table:table-cell>
          <table:table-cell table:formula="of:=[.$V$53]-[.V55]" office:value-type="float" office:value="6.875" calcext:value-type="float">
            <text:p>6.875</text:p>
          </table:table-cell>
          <table:table-cell table:formula="of:=[.$W$53]-[.W55]" office:value-type="float" office:value="5.375" calcext:value-type="float">
            <text:p>5.375</text:p>
          </table:table-cell>
          <table:table-cell table:formula="of:=[.$X$53]-[.X55]" office:value-type="float" office:value="4.125" calcext:value-type="float">
            <text:p>4.1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.25" calcext:value-type="float">
            <text:p>2.25</text:p>
          </table:table-cell>
          <table:table-cell table:formula="of:=[.$J$3] - [.$J$1]*[.$J$2]*[.D79]" office:value-type="float" office:value="14.6186614583333" calcext:value-type="float">
            <text:p>14.6186614583333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formula="of:=[.$T$53]-[.T56]" office:value-type="float" office:value="3.375" calcext:value-type="float">
            <text:p>3.375</text:p>
          </table:table-cell>
          <table:table-cell table:formula="of:=[.$U$53]-[.U56]" office:value-type="float" office:value="4.125" calcext:value-type="float">
            <text:p>4.125</text:p>
          </table:table-cell>
          <table:table-cell table:formula="of:=[.$V$53]-[.V56]" office:value-type="float" office:value="6.125" calcext:value-type="float">
            <text:p>6.125</text:p>
          </table:table-cell>
          <table:table-cell table:formula="of:=[.$W$53]-[.W56]" office:value-type="float" office:value="5.125" calcext:value-type="float">
            <text:p>5.125</text:p>
          </table:table-cell>
          <table:table-cell table:formula="of:=[.$X$53]-[.X56]" office:value-type="float" office:value="4.375" calcext:value-type="float">
            <text:p>4.3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.25" calcext:value-type="float">
            <text:p>2.25</text:p>
          </table:table-cell>
          <table:table-cell table:formula="of:=[.$J$3] - [.$J$1]*[.$J$2]*[.D80]" office:value-type="float" office:value="14.6186614583333" calcext:value-type="float">
            <text:p>14.6186614583333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formula="of:=[.$T$53]-[.T57]" office:value-type="float" office:value="3.375" calcext:value-type="float">
            <text:p>3.375</text:p>
          </table:table-cell>
          <table:table-cell table:formula="of:=[.$U$53]-[.U57]" office:value-type="float" office:value="3.25" calcext:value-type="float">
            <text:p>3.25</text:p>
          </table:table-cell>
          <table:table-cell table:formula="of:=[.$V$53]-[.V57]" office:value-type="float" office:value="4.875" calcext:value-type="float">
            <text:p>4.875</text:p>
          </table:table-cell>
          <table:table-cell table:formula="of:=[.$W$53]-[.W57]" office:value-type="float" office:value="4.625" calcext:value-type="float">
            <text:p>4.625</text:p>
          </table:table-cell>
          <table:table-cell table:formula="of:=[.$X$53]-[.X57]" office:value-type="float" office:value="4.125" calcext:value-type="float">
            <text:p>4.1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.25" calcext:value-type="float">
            <text:p>2.25</text:p>
          </table:table-cell>
          <table:table-cell table:formula="of:=[.$J$3] - [.$J$1]*[.$J$2]*[.D81]" office:value-type="float" office:value="14.6186614583333" calcext:value-type="float">
            <text:p>14.6186614583333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formula="of:=[.$T$53]-[.T58]" office:value-type="float" office:value="3.5" calcext:value-type="float">
            <text:p>3.5</text:p>
          </table:table-cell>
          <table:table-cell table:formula="of:=[.$U$53]-[.U58]" office:value-type="float" office:value="3.125" calcext:value-type="float">
            <text:p>3.125</text:p>
          </table:table-cell>
          <table:table-cell table:formula="of:=[.$V$53]-[.V58]" office:value-type="float" office:value="4.25" calcext:value-type="float">
            <text:p>4.25</text:p>
          </table:table-cell>
          <table:table-cell table:formula="of:=[.$W$53]-[.W58]" office:value-type="float" office:value="4.375" calcext:value-type="float">
            <text:p>4.375</text:p>
          </table:table-cell>
          <table:table-cell table:formula="of:=[.$X$53]-[.X58]" office:value-type="float" office:value="3.875" calcext:value-type="float">
            <text:p>3.8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.25" calcext:value-type="float">
            <text:p>2.25</text:p>
          </table:table-cell>
          <table:table-cell table:formula="of:=[.$J$3] - [.$J$1]*[.$J$2]*[.D82]" office:value-type="float" office:value="14.6186614583333" calcext:value-type="float">
            <text:p>14.6186614583333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formula="of:=[.$T$53]-[.T59]" office:value-type="float" office:value="3.5" calcext:value-type="float">
            <text:p>3.5</text:p>
          </table:table-cell>
          <table:table-cell table:formula="of:=[.$U$53]-[.U59]" office:value-type="float" office:value="3.125" calcext:value-type="float">
            <text:p>3.125</text:p>
          </table:table-cell>
          <table:table-cell table:formula="of:=[.$V$53]-[.V59]" office:value-type="float" office:value="3.75" calcext:value-type="float">
            <text:p>3.75</text:p>
          </table:table-cell>
          <table:table-cell table:formula="of:=[.$W$53]-[.W59]" office:value-type="float" office:value="3.5" calcext:value-type="float">
            <text:p>3.5</text:p>
          </table:table-cell>
          <table:table-cell table:formula="of:=[.$X$53]-[.X59]" office:value-type="float" office:value="3.625" calcext:value-type="float">
            <text:p>3.6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$J$3] - [.$J$1]*[.$J$2]*[.D83]" office:value-type="float" office:value="14.6819247685185" calcext:value-type="float">
            <text:p>14.6819247685185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table:formula="of:=[.$T$53]-[.T60]" office:value-type="float" office:value="3.5" calcext:value-type="float">
            <text:p>3.5</text:p>
          </table:table-cell>
          <table:table-cell table:formula="of:=[.$U$53]-[.U60]" office:value-type="float" office:value="3.125" calcext:value-type="float">
            <text:p>3.125</text:p>
          </table:table-cell>
          <table:table-cell table:formula="of:=[.$V$53]-[.V60]" office:value-type="float" office:value="3.25" calcext:value-type="float">
            <text:p>3.25</text:p>
          </table:table-cell>
          <table:table-cell table:formula="of:=[.$W$53]-[.W60]" office:value-type="float" office:value="3.25" calcext:value-type="float">
            <text:p>3.25</text:p>
          </table:table-cell>
          <table:table-cell table:formula="of:=[.$X$53]-[.X60]" office:value-type="float" office:value="3.375" calcext:value-type="float">
            <text:p>3.3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0.625" calcext:value-type="float">
            <text:p>0.625</text:p>
          </table:table-cell>
          <table:table-cell table:formula="of:=[.$J$3] - [.$J$1]*[.$J$2]*[.D84]" office:value-type="float" office:value="14.6774059606481" calcext:value-type="float">
            <text:p>14.6774059606481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table:formula="of:=[.$T$53]-[.T61]" office:value-type="float" office:value="3.5" calcext:value-type="float">
            <text:p>3.5</text:p>
          </table:table-cell>
          <table:table-cell table:formula="of:=[.$U$53]-[.U61]" office:value-type="float" office:value="3.125" calcext:value-type="float">
            <text:p>3.125</text:p>
          </table:table-cell>
          <table:table-cell table:formula="of:=[.$V$53]-[.V61]" office:value-type="float" office:value="2.875" calcext:value-type="float">
            <text:p>2.875</text:p>
          </table:table-cell>
          <table:table-cell table:formula="of:=[.$W$53]-[.W61]" office:value-type="float" office:value="2.875" calcext:value-type="float">
            <text:p>2.875</text:p>
          </table:table-cell>
          <table:table-cell table:formula="of:=[.$X$53]-[.X61]" office:value-type="float" office:value="2.875" calcext:value-type="float">
            <text:p>2.8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table:formula="of:=[.$J$3] - [.$J$1]*[.$J$2]*[.D85]" office:value-type="float" office:value="14.6728871527778" calcext:value-type="float">
            <text:p>14.6728871527778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formula="of:=[.$T$53]-[.T62]" office:value-type="float" office:value="3.5" calcext:value-type="float">
            <text:p>3.5</text:p>
          </table:table-cell>
          <table:table-cell table:formula="of:=[.$U$53]-[.U62]" office:value-type="float" office:value="3.125" calcext:value-type="float">
            <text:p>3.125</text:p>
          </table:table-cell>
          <table:table-cell table:formula="of:=[.$V$53]-[.V62]" office:value-type="float" office:value="2.625" calcext:value-type="float">
            <text:p>2.625</text:p>
          </table:table-cell>
          <table:table-cell table:formula="of:=[.$W$53]-[.W62]" office:value-type="float" office:value="2.5" calcext:value-type="float">
            <text:p>2.5</text:p>
          </table:table-cell>
          <table:table-cell table:formula="of:=[.$X$53]-[.X62]" office:value-type="float" office:value="2.625" calcext:value-type="float">
            <text:p>2.6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$J$3] - [.$J$1]*[.$J$2]*[.D86]" office:value-type="float" office:value="14.663849537037" calcext:value-type="float">
            <text:p>14.663849537037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table:formula="of:=[.$T$53]-[.T63]" office:value-type="float" office:value="0.625" calcext:value-type="float">
            <text:p>0.625</text:p>
          </table:table-cell>
          <table:table-cell table:formula="of:=[.$U$53]-[.U63]" office:value-type="float" office:value="0.375" calcext:value-type="float">
            <text:p>0.375</text:p>
          </table:table-cell>
          <table:table-cell table:formula="of:=[.$V$53]-[.V63]" office:value-type="float" office:value="0.625" calcext:value-type="float">
            <text:p>0.625</text:p>
          </table:table-cell>
          <table:table-cell table:formula="of:=[.$W$53]-[.W63]" office:value-type="float" office:value="1.375" calcext:value-type="float">
            <text:p>1.375</text:p>
          </table:table-cell>
          <table:table-cell table:formula="of:=[.$X$53]-[.X63]" office:value-type="float" office:value="2.75" calcext:value-type="float">
            <text:p>2.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.125" calcext:value-type="float">
            <text:p>1.125</text:p>
          </table:table-cell>
          <table:table-cell table:formula="of:=[.$J$3] - [.$J$1]*[.$J$2]*[.D87]" office:value-type="float" office:value="14.6593307291667" calcext:value-type="float">
            <text:p>14.6593307291667</text:p>
          </table:table-cell>
          <table:table-cell table:number-columns-repeated="13"/>
          <table:table-cell office:value-type="float" office:value="11" calcext:value-type="float">
            <text:p>11</text:p>
          </table:table-cell>
          <table:table-cell table:formula="of:=[.$T$53]-[.T64]" office:value-type="float" office:value="0.875" calcext:value-type="float">
            <text:p>0.875</text:p>
          </table:table-cell>
          <table:table-cell table:formula="of:=[.$U$53]-[.U64]" office:value-type="float" office:value="0.75" calcext:value-type="float">
            <text:p>0.75</text:p>
          </table:table-cell>
          <table:table-cell table:formula="of:=[.$V$53]-[.V64]" office:value-type="float" office:value="0.875" calcext:value-type="float">
            <text:p>0.875</text:p>
          </table:table-cell>
          <table:table-cell table:formula="of:=[.$W$53]-[.W64]" office:value-type="float" office:value="1.375" calcext:value-type="float">
            <text:p>1.375</text:p>
          </table:table-cell>
          <table:table-cell table:formula="of:=[.$X$53]-[.X64]" office:value-type="float" office:value="2.375" calcext:value-type="float">
            <text:p>2.3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.25" calcext:value-type="float">
            <text:p>1.25</text:p>
          </table:table-cell>
          <table:table-cell table:formula="of:=[.$J$3] - [.$J$1]*[.$J$2]*[.D88]" office:value-type="float" office:value="14.6548119212963" calcext:value-type="float">
            <text:p>14.6548119212963</text:p>
          </table:table-cell>
          <table:table-cell table:number-columns-repeated="13"/>
          <table:table-cell office:value-type="float" office:value="12" calcext:value-type="float">
            <text:p>12</text:p>
          </table:table-cell>
          <table:table-cell table:formula="of:=[.$T$53]-[.T65]" office:value-type="float" office:value="1.25" calcext:value-type="float">
            <text:p>1.25</text:p>
          </table:table-cell>
          <table:table-cell table:formula="of:=[.$U$53]-[.U65]" office:value-type="float" office:value="1.125" calcext:value-type="float">
            <text:p>1.125</text:p>
          </table:table-cell>
          <table:table-cell table:formula="of:=[.$V$53]-[.V65]" office:value-type="float" office:value="1.25" calcext:value-type="float">
            <text:p>1.25</text:p>
          </table:table-cell>
          <table:table-cell table:formula="of:=[.$W$53]-[.W65]" office:value-type="float" office:value="1.5" calcext:value-type="float">
            <text:p>1.5</text:p>
          </table:table-cell>
          <table:table-cell table:formula="of:=[.$X$53]-[.X65]" office:value-type="float" office:value="2.125" calcext:value-type="float">
            <text:p>2.1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.375" calcext:value-type="float">
            <text:p>1.375</text:p>
          </table:table-cell>
          <table:table-cell table:formula="of:=[.$J$3] - [.$J$1]*[.$J$2]*[.D89]" office:value-type="float" office:value="14.6502931134259" calcext:value-type="float">
            <text:p>14.6502931134259</text:p>
          </table:table-cell>
          <table:table-cell table:number-columns-repeated="13"/>
          <table:table-cell office:value-type="float" office:value="13" calcext:value-type="float">
            <text:p>13</text:p>
          </table:table-cell>
          <table:table-cell table:formula="of:=[.$T$53]-[.T66]" office:value-type="float" office:value="1.5" calcext:value-type="float">
            <text:p>1.5</text:p>
          </table:table-cell>
          <table:table-cell table:formula="of:=[.$U$53]-[.U66]" office:value-type="float" office:value="1.375" calcext:value-type="float">
            <text:p>1.375</text:p>
          </table:table-cell>
          <table:table-cell table:formula="of:=[.$V$53]-[.V66]" office:value-type="float" office:value="1.5" calcext:value-type="float">
            <text:p>1.5</text:p>
          </table:table-cell>
          <table:table-cell table:formula="of:=[.$W$53]-[.W66]" office:value-type="float" office:value="1.625" calcext:value-type="float">
            <text:p>1.625</text:p>
          </table:table-cell>
          <table:table-cell table:formula="of:=[.$X$53]-[.X66]" office:value-type="float" office:value="2.125" calcext:value-type="float">
            <text:p>2.1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.625" calcext:value-type="float">
            <text:p>1.625</text:p>
          </table:table-cell>
          <table:table-cell table:formula="of:=[.$J$3] - [.$J$1]*[.$J$2]*[.D90]" office:value-type="float" office:value="14.6412554976852" calcext:value-type="float">
            <text:p>14.6412554976852</text:p>
          </table:table-cell>
          <table:table-cell table:number-columns-repeated="13"/>
          <table:table-cell office:value-type="float" office:value="14" calcext:value-type="float">
            <text:p>14</text:p>
          </table:table-cell>
          <table:table-cell table:formula="of:=[.$T$53]-[.T67]" office:value-type="float" office:value="1.75" calcext:value-type="float">
            <text:p>1.75</text:p>
          </table:table-cell>
          <table:table-cell table:formula="of:=[.$U$53]-[.U67]" office:value-type="float" office:value="1.625" calcext:value-type="float">
            <text:p>1.625</text:p>
          </table:table-cell>
          <table:table-cell table:formula="of:=[.$V$53]-[.V67]" office:value-type="float" office:value="1.625" calcext:value-type="float">
            <text:p>1.625</text:p>
          </table:table-cell>
          <table:table-cell table:formula="of:=[.$W$53]-[.W67]" office:value-type="float" office:value="1.875" calcext:value-type="float">
            <text:p>1.875</text:p>
          </table:table-cell>
          <table:table-cell table:formula="of:=[.$X$53]-[.X67]" office:value-type="float" office:value="2.25" calcext:value-type="float">
            <text:p>2.25</text:p>
          </table:table-cell>
          <table:table-cell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.375" calcext:value-type="float">
            <text:p>4.375</text:p>
          </table:table-cell>
          <table:table-cell table:formula="of:=[.$J$3] - [.$J$1]*[.$J$2]*[.D91]" office:value-type="float" office:value="14.541841724537" calcext:value-type="float">
            <text:p>14.541841724537</text:p>
          </table:table-cell>
          <table:table-cell table:number-columns-repeated="13"/>
          <table:table-cell office:value-type="float" office:value="15" calcext:value-type="float">
            <text:p>15</text:p>
          </table:table-cell>
          <table:table-cell table:formula="of:=[.$T$53]-[.T68]" office:value-type="float" office:value="2" calcext:value-type="float">
            <text:p>2</text:p>
          </table:table-cell>
          <table:table-cell table:formula="of:=[.$U$53]-[.U68]" office:value-type="float" office:value="1.75" calcext:value-type="float">
            <text:p>1.75</text:p>
          </table:table-cell>
          <table:table-cell table:formula="of:=[.$V$53]-[.V68]" office:value-type="float" office:value="1.75" calcext:value-type="float">
            <text:p>1.75</text:p>
          </table:table-cell>
          <table:table-cell table:formula="of:=[.$W$53]-[.W68]" office:value-type="float" office:value="1.875" calcext:value-type="float">
            <text:p>1.875</text:p>
          </table:table-cell>
          <table:table-cell table:formula="of:=[.$X$53]-[.X68]" office:value-type="float" office:value="2.375" calcext:value-type="float">
            <text:p>2.37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X$53]-[.D69]" office:value-type="float" office:value="8.625" calcext:value-type="float">
            <text:p>8.625</text:p>
          </table:table-cell>
          <table:table-cell table:formula="of:=[.$J$3] - [.$J$1]*[.$J$2]*[.D92]" office:value-type="float" office:value="14.3882022569444" calcext:value-type="float">
            <text:p>14.3882022569444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table:formula="of:=[.$T$53]-[.T69]" office:value-type="float" office:value="2.125" calcext:value-type="float">
            <text:p>2.125</text:p>
          </table:table-cell>
          <table:table-cell table:formula="of:=[.$U$53]-[.U69]" office:value-type="float" office:value="1.875" calcext:value-type="float">
            <text:p>1.875</text:p>
          </table:table-cell>
          <table:table-cell table:formula="of:=[.$V$53]-[.V69]" office:value-type="float" office:value="1.875" calcext:value-type="float">
            <text:p>1.875</text:p>
          </table:table-cell>
          <table:table-cell table:formula="of:=[.$W$53]-[.W69]" office:value-type="float" office:value="2" calcext:value-type="float">
            <text:p>2</text:p>
          </table:table-cell>
          <table:table-cell table:formula="of:=[.$X$53]-[.X69]" office:value-type="float" office:value="2.25" calcext:value-type="float">
            <text:p>2.2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$X$53]-[.D70]" office:value-type="float" office:value="8.625" calcext:value-type="float">
            <text:p>8.625</text:p>
          </table:table-cell>
          <table:table-cell table:formula="of:=[.$J$3] - [.$J$1]*[.$J$2]*[.D93]" office:value-type="float" office:value="14.3882022569444" calcext:value-type="float">
            <text:p>14.3882022569444</text:p>
          </table:table-cell>
          <table:table-cell table:number-columns-repeated="13"/>
          <table:table-cell office:value-type="float" office:value="17" calcext:value-type="float">
            <text:p>17</text:p>
          </table:table-cell>
          <table:table-cell table:formula="of:=[.$T$53]-[.T70]" office:value-type="float" office:value="2.375" calcext:value-type="float">
            <text:p>2.375</text:p>
          </table:table-cell>
          <table:table-cell table:formula="of:=[.$U$53]-[.U70]" office:value-type="float" office:value="2.25" calcext:value-type="float">
            <text:p>2.25</text:p>
          </table:table-cell>
          <table:table-cell table:formula="of:=[.$V$53]-[.V70]" office:value-type="float" office:value="2" calcext:value-type="float">
            <text:p>2</text:p>
          </table:table-cell>
          <table:table-cell table:formula="of:=[.$W$53]-[.W70]" office:value-type="float" office:value="2.125" calcext:value-type="float">
            <text:p>2.125</text:p>
          </table:table-cell>
          <table:table-cell table:formula="of:=[.$X$53]-[.X70]" office:value-type="float" office:value="2.375" calcext:value-type="float">
            <text:p>2.37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$X$53]-[.D71]" office:value-type="float" office:value="8.5" calcext:value-type="float">
            <text:p>8.5</text:p>
          </table:table-cell>
          <table:table-cell table:formula="of:=[.$J$3] - [.$J$1]*[.$J$2]*[.D94]" office:value-type="float" office:value="14.3927210648148" calcext:value-type="float">
            <text:p>14.3927210648148</text:p>
          </table:table-cell>
          <table:table-cell table:number-columns-repeated="13"/>
          <table:table-cell table:style-name="ce1" office:value-type="float" office:value="18" calcext:value-type="float">
            <text:p>18</text:p>
          </table:table-cell>
          <table:table-cell table:style-name="ce1" table:formula="of:=[.$T$53]-[.T71]" office:value-type="float" office:value="3.75" calcext:value-type="float">
            <text:p>3.75</text:p>
          </table:table-cell>
          <table:table-cell table:style-name="ce1" table:formula="of:=[.$U$53]-[.U71]" office:value-type="float" office:value="5" calcext:value-type="float">
            <text:p>5</text:p>
          </table:table-cell>
          <table:table-cell table:style-name="ce1" table:formula="of:=[.$V$53]-[.V71]" office:value-type="float" office:value="6.5" calcext:value-type="float">
            <text:p>6.5</text:p>
          </table:table-cell>
          <table:table-cell table:style-name="ce1" table:formula="of:=[.$W$53]-[.W71]" office:value-type="float" office:value="6.625" calcext:value-type="float">
            <text:p>6.625</text:p>
          </table:table-cell>
          <table:table-cell table:style-name="ce1" table:formula="of:=[.$X$53]-[.X71]" office:value-type="float" office:value="5.875" calcext:value-type="float">
            <text:p>5.87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$X$53]-[.D72]" office:value-type="float" office:value="8.25" calcext:value-type="float">
            <text:p>8.25</text:p>
          </table:table-cell>
          <table:table-cell table:formula="of:=[.$J$3] - [.$J$1]*[.$J$2]*[.D95]" office:value-type="float" office:value="14.4017586805556" calcext:value-type="float">
            <text:p>14.4017586805556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$X$53]-[.D73]" office:value-type="float" office:value="4.875" calcext:value-type="float">
            <text:p>4.875</text:p>
          </table:table-cell>
          <table:table-cell table:formula="of:=[.$J$3] - [.$J$1]*[.$J$2]*[.D96]" office:value-type="float" office:value="14.5237664930556" calcext:value-type="float">
            <text:p>14.5237664930556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$X$53]-[.D74]" office:value-type="float" office:value="8" calcext:value-type="float">
            <text:p>8</text:p>
          </table:table-cell>
          <table:table-cell table:formula="of:=[.$J$3] - [.$J$1]*[.$J$2]*[.D97]" office:value-type="float" office:value="14.4107962962963" calcext:value-type="float">
            <text:p>14.410796296296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$X$53]-[.D75]" office:value-type="float" office:value="7.5" calcext:value-type="float">
            <text:p>7.5</text:p>
          </table:table-cell>
          <table:table-cell table:formula="of:=[.$J$3] - [.$J$1]*[.$J$2]*[.D98]" office:value-type="float" office:value="14.4288715277778" calcext:value-type="float">
            <text:p>14.4288715277778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$X$53]-[.D76]" office:value-type="float" office:value="7.5" calcext:value-type="float">
            <text:p>7.5</text:p>
          </table:table-cell>
          <table:table-cell table:formula="of:=[.$J$3] - [.$J$1]*[.$J$2]*[.D99]" office:value-type="float" office:value="14.4288715277778" calcext:value-type="float">
            <text:p>14.4288715277778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$X$53]-[.D77]" office:value-type="float" office:value="7.625" calcext:value-type="float">
            <text:p>7.625</text:p>
          </table:table-cell>
          <table:table-cell table:formula="of:=[.$J$3] - [.$J$1]*[.$J$2]*[.D100]" office:value-type="float" office:value="14.4243527199074" calcext:value-type="float">
            <text:p>14.4243527199074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$X$53]-[.D78]" office:value-type="float" office:value="7.625" calcext:value-type="float">
            <text:p>7.625</text:p>
          </table:table-cell>
          <table:table-cell table:formula="of:=[.$J$3] - [.$J$1]*[.$J$2]*[.D101]" office:value-type="float" office:value="14.4243527199074" calcext:value-type="float">
            <text:p>14.4243527199074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$X$53]-[.D79]" office:value-type="float" office:value="7.625" calcext:value-type="float">
            <text:p>7.625</text:p>
          </table:table-cell>
          <table:table-cell table:formula="of:=[.$J$3] - [.$J$1]*[.$J$2]*[.D102]" office:value-type="float" office:value="14.4243527199074" calcext:value-type="float">
            <text:p>14.4243527199074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$X$53]-[.D80]" office:value-type="float" office:value="7.625" calcext:value-type="float">
            <text:p>7.625</text:p>
          </table:table-cell>
          <table:table-cell table:formula="of:=[.$J$3] - [.$J$1]*[.$J$2]*[.D103]" office:value-type="float" office:value="14.4243527199074" calcext:value-type="float">
            <text:p>14.4243527199074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$X$53]-[.D81]" office:value-type="float" office:value="7.625" calcext:value-type="float">
            <text:p>7.625</text:p>
          </table:table-cell>
          <table:table-cell table:formula="of:=[.$J$3] - [.$J$1]*[.$J$2]*[.D104]" office:value-type="float" office:value="14.4243527199074" calcext:value-type="float">
            <text:p>14.4243527199074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$X$53]-[.D82]" office:value-type="float" office:value="7.625" calcext:value-type="float">
            <text:p>7.625</text:p>
          </table:table-cell>
          <table:table-cell table:formula="of:=[.$J$3] - [.$J$1]*[.$J$2]*[.D105]" office:value-type="float" office:value="14.4243527199074" calcext:value-type="float">
            <text:p>14.4243527199074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$X$53]-[.D83]" office:value-type="float" office:value="9.375" calcext:value-type="float">
            <text:p>9.375</text:p>
          </table:table-cell>
          <table:table-cell table:formula="of:=[.$J$3] - [.$J$1]*[.$J$2]*[.D106]" office:value-type="float" office:value="14.3610894097222" calcext:value-type="float">
            <text:p>14.3610894097222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$X$53]-[.D84]" office:value-type="float" office:value="9.25" calcext:value-type="float">
            <text:p>9.25</text:p>
          </table:table-cell>
          <table:table-cell table:formula="of:=[.$J$3] - [.$J$1]*[.$J$2]*[.D107]" office:value-type="float" office:value="14.3656082175926" calcext:value-type="float">
            <text:p>14.3656082175926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$X$53]-[.D85]" office:value-type="float" office:value="9.125" calcext:value-type="float">
            <text:p>9.125</text:p>
          </table:table-cell>
          <table:table-cell table:formula="of:=[.$J$3] - [.$J$1]*[.$J$2]*[.D108]" office:value-type="float" office:value="14.370127025463" calcext:value-type="float">
            <text:p>14.370127025463</text:p>
          </table:table-cell>
          <table:table-cell table:number-columns-repeated="20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formula="of:=[.$X$53]-[.D86]" office:value-type="float" office:value="8.875" calcext:value-type="float">
            <text:p>8.875</text:p>
          </table:table-cell>
          <table:table-cell table:formula="of:=[.$J$3] - [.$J$1]*[.$J$2]*[.D109]" office:value-type="float" office:value="14.3791646412037" calcext:value-type="float">
            <text:p>14.379164641203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$W$53]-[.D87]" office:value-type="float" office:value="8.75" calcext:value-type="float">
            <text:p>8.75</text:p>
          </table:table-cell>
          <table:table-cell table:formula="of:=[.$J$3] - [.$J$1]*[.$J$2]*[.D110]" office:value-type="float" office:value="14.3836834490741" calcext:value-type="float">
            <text:p>14.3836834490741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$W$53]-[.D88]" office:value-type="float" office:value="8.625" calcext:value-type="float">
            <text:p>8.625</text:p>
          </table:table-cell>
          <table:table-cell table:formula="of:=[.$J$3] - [.$J$1]*[.$J$2]*[.D111]" office:value-type="float" office:value="14.3882022569444" calcext:value-type="float">
            <text:p>14.3882022569444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$W$53]-[.D89]" office:value-type="float" office:value="8.5" calcext:value-type="float">
            <text:p>8.5</text:p>
          </table:table-cell>
          <table:table-cell table:formula="of:=[.$J$3] - [.$J$1]*[.$J$2]*[.D112]" office:value-type="float" office:value="14.3927210648148" calcext:value-type="float">
            <text:p>14.3927210648148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$W$53]-[.D90]" office:value-type="float" office:value="8.25" calcext:value-type="float">
            <text:p>8.25</text:p>
          </table:table-cell>
          <table:table-cell table:formula="of:=[.$J$3] - [.$J$1]*[.$J$2]*[.D113]" office:value-type="float" office:value="14.4017586805556" calcext:value-type="float">
            <text:p>14.4017586805556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$W$53]-[.D91]" office:value-type="float" office:value="5.5" calcext:value-type="float">
            <text:p>5.5</text:p>
          </table:table-cell>
          <table:table-cell table:formula="of:=[.$J$3] - [.$J$1]*[.$J$2]*[.D114]" office:value-type="float" office:value="14.5011724537037" calcext:value-type="float">
            <text:p>14.501172453703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$W$53]-[.D92]" office:value-type="float" office:value="1.25" calcext:value-type="float">
            <text:p>1.25</text:p>
          </table:table-cell>
          <table:table-cell table:formula="of:=[.$J$3] - [.$J$1]*[.$J$2]*[.D115]" office:value-type="float" office:value="14.6548119212963" calcext:value-type="float">
            <text:p>14.654811921296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$W$53]-[.D93]" office:value-type="float" office:value="1.25" calcext:value-type="float">
            <text:p>1.25</text:p>
          </table:table-cell>
          <table:table-cell table:formula="of:=[.$J$3] - [.$J$1]*[.$J$2]*[.D116]" office:value-type="float" office:value="14.6548119212963" calcext:value-type="float">
            <text:p>14.654811921296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$W$53]-[.D94]" office:value-type="float" office:value="1.375" calcext:value-type="float">
            <text:p>1.375</text:p>
          </table:table-cell>
          <table:table-cell table:formula="of:=[.$J$3] - [.$J$1]*[.$J$2]*[.D117]" office:value-type="float" office:value="14.6502931134259" calcext:value-type="float">
            <text:p>14.6502931134259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.$W$53]-[.D95]" office:value-type="float" office:value="1.625" calcext:value-type="float">
            <text:p>1.625</text:p>
          </table:table-cell>
          <table:table-cell table:formula="of:=[.$J$3] - [.$J$1]*[.$J$2]*[.D118]" office:value-type="float" office:value="14.6412554976852" calcext:value-type="float">
            <text:p>14.6412554976852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$W$53]-[.D96]" office:value-type="float" office:value="5" calcext:value-type="float">
            <text:p>5</text:p>
          </table:table-cell>
          <table:table-cell table:formula="of:=[.$J$3] - [.$J$1]*[.$J$2]*[.D119]" office:value-type="float" office:value="14.5192476851852" calcext:value-type="float">
            <text:p>14.5192476851852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[.$W$53]-[.D97]" office:value-type="float" office:value="1.875" calcext:value-type="float">
            <text:p>1.875</text:p>
          </table:table-cell>
          <table:table-cell table:formula="of:=[.$J$3] - [.$J$1]*[.$J$2]*[.D120]" office:value-type="float" office:value="14.6322178819444" calcext:value-type="float">
            <text:p>14.6322178819444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[.$W$53]-[.D98]" office:value-type="float" office:value="2.375" calcext:value-type="float">
            <text:p>2.375</text:p>
          </table:table-cell>
          <table:table-cell table:formula="of:=[.$J$3] - [.$J$1]*[.$J$2]*[.D121]" office:value-type="float" office:value="14.614142650463" calcext:value-type="float">
            <text:p>14.61414265046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$W$53]-[.D99]" office:value-type="float" office:value="2.375" calcext:value-type="float">
            <text:p>2.375</text:p>
          </table:table-cell>
          <table:table-cell table:formula="of:=[.$J$3] - [.$J$1]*[.$J$2]*[.D122]" office:value-type="float" office:value="14.614142650463" calcext:value-type="float">
            <text:p>14.61414265046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[.$W$53]-[.D100]" office:value-type="float" office:value="2.25" calcext:value-type="float">
            <text:p>2.25</text:p>
          </table:table-cell>
          <table:table-cell table:formula="of:=[.$J$3] - [.$J$1]*[.$J$2]*[.D123]" office:value-type="float" office:value="14.6186614583333" calcext:value-type="float">
            <text:p>14.6186614583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[.$W$53]-[.D101]" office:value-type="float" office:value="2.25" calcext:value-type="float">
            <text:p>2.25</text:p>
          </table:table-cell>
          <table:table-cell table:formula="of:=[.$J$3] - [.$J$1]*[.$J$2]*[.D124]" office:value-type="float" office:value="14.6186614583333" calcext:value-type="float">
            <text:p>14.6186614583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[.$W$53]-[.D102]" office:value-type="float" office:value="2.25" calcext:value-type="float">
            <text:p>2.25</text:p>
          </table:table-cell>
          <table:table-cell table:formula="of:=[.$J$3] - [.$J$1]*[.$J$2]*[.D125]" office:value-type="float" office:value="14.6186614583333" calcext:value-type="float">
            <text:p>14.6186614583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[.$W$53]-[.D103]" office:value-type="float" office:value="2.25" calcext:value-type="float">
            <text:p>2.25</text:p>
          </table:table-cell>
          <table:table-cell table:formula="of:=[.$J$3] - [.$J$1]*[.$J$2]*[.D126]" office:value-type="float" office:value="14.6186614583333" calcext:value-type="float">
            <text:p>14.6186614583333</text:p>
          </table:table-cell>
          <table:table-cell table:number-columns-repeated="20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formula="of:=[.$W$53]-[.D104]" office:value-type="float" office:value="2.25" calcext:value-type="float">
            <text:p>2.25</text:p>
          </table:table-cell>
          <table:table-cell table:formula="of:=[.$J$3] - [.$J$1]*[.$J$2]*[.D127]" office:value-type="float" office:value="14.6186614583333" calcext:value-type="float">
            <text:p>14.6186614583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$V$53]-[.D105]" office:value-type="float" office:value="2.5" calcext:value-type="float">
            <text:p>2.5</text:p>
          </table:table-cell>
          <table:table-cell table:formula="of:=[.$J$3] - [.$J$1]*[.$J$2]*[.D128]" office:value-type="float" office:value="14.6096238425926" calcext:value-type="float">
            <text:p>14.6096238425926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$V$53]-[.D106]" office:value-type="float" office:value="0.75" calcext:value-type="float">
            <text:p>0.75</text:p>
          </table:table-cell>
          <table:table-cell table:formula="of:=[.$J$3] - [.$J$1]*[.$J$2]*[.D129]" office:value-type="float" office:value="14.6728871527778" calcext:value-type="float">
            <text:p>14.6728871527778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$V$53]-[.D107]" office:value-type="float" office:value="0.875" calcext:value-type="float">
            <text:p>0.875</text:p>
          </table:table-cell>
          <table:table-cell table:formula="of:=[.$J$3] - [.$J$1]*[.$J$2]*[.D130]" office:value-type="float" office:value="14.6683683449074" calcext:value-type="float">
            <text:p>14.6683683449074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$V$53]-[.D108]" office:value-type="float" office:value="1" calcext:value-type="float">
            <text:p>1</text:p>
          </table:table-cell>
          <table:table-cell table:formula="of:=[.$J$3] - [.$J$1]*[.$J$2]*[.D131]" office:value-type="float" office:value="14.663849537037" calcext:value-type="float">
            <text:p>14.66384953703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$V$53]-[.D109]" office:value-type="float" office:value="1.25" calcext:value-type="float">
            <text:p>1.25</text:p>
          </table:table-cell>
          <table:table-cell table:formula="of:=[.$J$3] - [.$J$1]*[.$J$2]*[.D132]" office:value-type="float" office:value="14.6548119212963" calcext:value-type="float">
            <text:p>14.654811921296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$V$53]-[.D110]" office:value-type="float" office:value="1.375" calcext:value-type="float">
            <text:p>1.375</text:p>
          </table:table-cell>
          <table:table-cell table:formula="of:=[.$J$3] - [.$J$1]*[.$J$2]*[.D133]" office:value-type="float" office:value="14.6502931134259" calcext:value-type="float">
            <text:p>14.6502931134259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$V$53]-[.D111]" office:value-type="float" office:value="1.5" calcext:value-type="float">
            <text:p>1.5</text:p>
          </table:table-cell>
          <table:table-cell table:formula="of:=[.$J$3] - [.$J$1]*[.$J$2]*[.D134]" office:value-type="float" office:value="14.6457743055556" calcext:value-type="float">
            <text:p>14.6457743055556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$V$53]-[.D112]" office:value-type="float" office:value="1.625" calcext:value-type="float">
            <text:p>1.625</text:p>
          </table:table-cell>
          <table:table-cell table:formula="of:=[.$J$3] - [.$J$1]*[.$J$2]*[.D135]" office:value-type="float" office:value="14.6412554976852" calcext:value-type="float">
            <text:p>14.6412554976852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$V$53]-[.D113]" office:value-type="float" office:value="1.875" calcext:value-type="float">
            <text:p>1.875</text:p>
          </table:table-cell>
          <table:table-cell table:formula="of:=[.$J$3] - [.$J$1]*[.$J$2]*[.D136]" office:value-type="float" office:value="14.6322178819444" calcext:value-type="float">
            <text:p>14.6322178819444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$V$53]-[.D114]" office:value-type="float" office:value="4.625" calcext:value-type="float">
            <text:p>4.625</text:p>
          </table:table-cell>
          <table:table-cell table:formula="of:=[.$J$3] - [.$J$1]*[.$J$2]*[.D137]" office:value-type="float" office:value="14.5328041087963" calcext:value-type="float">
            <text:p>14.532804108796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$V$53]-[.D115]" office:value-type="float" office:value="8.875" calcext:value-type="float">
            <text:p>8.875</text:p>
          </table:table-cell>
          <table:table-cell table:formula="of:=[.$J$3] - [.$J$1]*[.$J$2]*[.D138]" office:value-type="float" office:value="14.3791646412037" calcext:value-type="float">
            <text:p>14.379164641203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$V$53]-[.D116]" office:value-type="float" office:value="8.875" calcext:value-type="float">
            <text:p>8.875</text:p>
          </table:table-cell>
          <table:table-cell table:formula="of:=[.$J$3] - [.$J$1]*[.$J$2]*[.D139]" office:value-type="float" office:value="14.3791646412037" calcext:value-type="float">
            <text:p>14.379164641203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$V$53]-[.D117]" office:value-type="float" office:value="8.75" calcext:value-type="float">
            <text:p>8.75</text:p>
          </table:table-cell>
          <table:table-cell table:formula="of:=[.$J$3] - [.$J$1]*[.$J$2]*[.D140]" office:value-type="float" office:value="14.3836834490741" calcext:value-type="float">
            <text:p>14.3836834490741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$V$53]-[.D118]" office:value-type="float" office:value="8.5" calcext:value-type="float">
            <text:p>8.5</text:p>
          </table:table-cell>
          <table:table-cell table:formula="of:=[.$J$3] - [.$J$1]*[.$J$2]*[.D141]" office:value-type="float" office:value="14.3927210648148" calcext:value-type="float">
            <text:p>14.3927210648148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$V$53]-[.D119]" office:value-type="float" office:value="5.125" calcext:value-type="float">
            <text:p>5.125</text:p>
          </table:table-cell>
          <table:table-cell table:formula="of:=[.$J$3] - [.$J$1]*[.$J$2]*[.D142]" office:value-type="float" office:value="14.5147288773148" calcext:value-type="float">
            <text:p>14.5147288773148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$V$53]-[.D120]" office:value-type="float" office:value="8.25" calcext:value-type="float">
            <text:p>8.25</text:p>
          </table:table-cell>
          <table:table-cell table:formula="of:=[.$J$3] - [.$J$1]*[.$J$2]*[.D143]" office:value-type="float" office:value="14.4017586805556" calcext:value-type="float">
            <text:p>14.4017586805556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$V$53]-[.D121]" office:value-type="float" office:value="7.75" calcext:value-type="float">
            <text:p>7.75</text:p>
          </table:table-cell>
          <table:table-cell table:formula="of:=[.$J$3] - [.$J$1]*[.$J$2]*[.D144]" office:value-type="float" office:value="14.419833912037" calcext:value-type="float">
            <text:p>14.419833912037</text:p>
          </table:table-cell>
          <table:table-cell table:number-columns-repeated="20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formula="of:=[.$V$53]-[.D122]" office:value-type="float" office:value="7.75" calcext:value-type="float">
            <text:p>7.75</text:p>
          </table:table-cell>
          <table:table-cell table:formula="of:=[.$J$3] - [.$J$1]*[.$J$2]*[.D145]" office:value-type="float" office:value="14.419833912037" calcext:value-type="float">
            <text:p>14.41983391203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$U$53]-[.D123]" office:value-type="float" office:value="7.625" calcext:value-type="float">
            <text:p>7.625</text:p>
          </table:table-cell>
          <table:table-cell table:formula="of:=[.$J$3] - [.$J$1]*[.$J$2]*[.D146]" office:value-type="float" office:value="14.4243527199074" calcext:value-type="float">
            <text:p>14.4243527199074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$U$53]-[.D124]" office:value-type="float" office:value="7.625" calcext:value-type="float">
            <text:p>7.625</text:p>
          </table:table-cell>
          <table:table-cell table:formula="of:=[.$J$3] - [.$J$1]*[.$J$2]*[.D147]" office:value-type="float" office:value="14.4243527199074" calcext:value-type="float">
            <text:p>14.4243527199074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$U$53]-[.D125]" office:value-type="float" office:value="7.625" calcext:value-type="float">
            <text:p>7.625</text:p>
          </table:table-cell>
          <table:table-cell table:formula="of:=[.$J$3] - [.$J$1]*[.$J$2]*[.D148]" office:value-type="float" office:value="14.4243527199074" calcext:value-type="float">
            <text:p>14.4243527199074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$U$53]-[.D126]" office:value-type="float" office:value="7.625" calcext:value-type="float">
            <text:p>7.625</text:p>
          </table:table-cell>
          <table:table-cell table:formula="of:=[.$J$3] - [.$J$1]*[.$J$2]*[.D149]" office:value-type="float" office:value="14.4243527199074" calcext:value-type="float">
            <text:p>14.4243527199074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$U$53]-[.D127]" office:value-type="float" office:value="7.625" calcext:value-type="float">
            <text:p>7.625</text:p>
          </table:table-cell>
          <table:table-cell table:formula="of:=[.$J$3] - [.$J$1]*[.$J$2]*[.D150]" office:value-type="float" office:value="14.4243527199074" calcext:value-type="float">
            <text:p>14.4243527199074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$U$53]-[.D128]" office:value-type="float" office:value="7.375" calcext:value-type="float">
            <text:p>7.375</text:p>
          </table:table-cell>
          <table:table-cell table:formula="of:=[.$J$3] - [.$J$1]*[.$J$2]*[.D151]" office:value-type="float" office:value="14.4333903356481" calcext:value-type="float">
            <text:p>14.4333903356481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$U$53]-[.D129]" office:value-type="float" office:value="9.125" calcext:value-type="float">
            <text:p>9.125</text:p>
          </table:table-cell>
          <table:table-cell table:formula="of:=[.$J$3] - [.$J$1]*[.$J$2]*[.D152]" office:value-type="float" office:value="14.370127025463" calcext:value-type="float">
            <text:p>14.37012702546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$U$53]-[.D130]" office:value-type="float" office:value="9" calcext:value-type="float">
            <text:p>9</text:p>
          </table:table-cell>
          <table:table-cell table:formula="of:=[.$J$3] - [.$J$1]*[.$J$2]*[.D153]" office:value-type="float" office:value="14.3746458333333" calcext:value-type="float">
            <text:p>14.3746458333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$U$53]-[.D131]" office:value-type="float" office:value="8.875" calcext:value-type="float">
            <text:p>8.875</text:p>
          </table:table-cell>
          <table:table-cell table:formula="of:=[.$J$3] - [.$J$1]*[.$J$2]*[.D154]" office:value-type="float" office:value="14.3791646412037" calcext:value-type="float">
            <text:p>14.379164641203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$U$53]-[.D132]" office:value-type="float" office:value="8.625" calcext:value-type="float">
            <text:p>8.625</text:p>
          </table:table-cell>
          <table:table-cell table:formula="of:=[.$J$3] - [.$J$1]*[.$J$2]*[.D155]" office:value-type="float" office:value="14.3882022569444" calcext:value-type="float">
            <text:p>14.3882022569444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[.$U$53]-[.D133]" office:value-type="float" office:value="8.5" calcext:value-type="float">
            <text:p>8.5</text:p>
          </table:table-cell>
          <table:table-cell table:formula="of:=[.$J$3] - [.$J$1]*[.$J$2]*[.D156]" office:value-type="float" office:value="14.3927210648148" calcext:value-type="float">
            <text:p>14.3927210648148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[.$U$53]-[.D134]" office:value-type="float" office:value="8.375" calcext:value-type="float">
            <text:p>8.375</text:p>
          </table:table-cell>
          <table:table-cell table:formula="of:=[.$J$3] - [.$J$1]*[.$J$2]*[.D157]" office:value-type="float" office:value="14.3972398726852" calcext:value-type="float">
            <text:p>14.3972398726852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[.$U$53]-[.D135]" office:value-type="float" office:value="8.25" calcext:value-type="float">
            <text:p>8.25</text:p>
          </table:table-cell>
          <table:table-cell table:formula="of:=[.$J$3] - [.$J$1]*[.$J$2]*[.D158]" office:value-type="float" office:value="14.4017586805556" calcext:value-type="float">
            <text:p>14.4017586805556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[.$U$53]-[.D136]" office:value-type="float" office:value="8" calcext:value-type="float">
            <text:p>8</text:p>
          </table:table-cell>
          <table:table-cell table:formula="of:=[.$J$3] - [.$J$1]*[.$J$2]*[.D159]" office:value-type="float" office:value="14.4107962962963" calcext:value-type="float">
            <text:p>14.410796296296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$U$53]-[.D137]" office:value-type="float" office:value="5.25" calcext:value-type="float">
            <text:p>5.25</text:p>
          </table:table-cell>
          <table:table-cell table:formula="of:=[.$J$3] - [.$J$1]*[.$J$2]*[.D160]" office:value-type="float" office:value="14.5102100694444" calcext:value-type="float">
            <text:p>14.5102100694444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[.$U$53]-[.D138]" office:value-type="float" office:value="1" calcext:value-type="float">
            <text:p>1</text:p>
          </table:table-cell>
          <table:table-cell table:formula="of:=[.$J$3] - [.$J$1]*[.$J$2]*[.D161]" office:value-type="float" office:value="14.663849537037" calcext:value-type="float">
            <text:p>14.66384953703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formula="of:=[.$U$53]-[.D139]" office:value-type="float" office:value="1" calcext:value-type="float">
            <text:p>1</text:p>
          </table:table-cell>
          <table:table-cell table:formula="of:=[.$J$3] - [.$J$1]*[.$J$2]*[.D162]" office:value-type="float" office:value="14.663849537037" calcext:value-type="float">
            <text:p>14.663849537037</text:p>
          </table:table-cell>
          <table:table-cell table:number-columns-repeated="20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formula="of:=[.$U$53]-[.D140]" office:value-type="float" office:value="1.125" calcext:value-type="float">
            <text:p>1.125</text:p>
          </table:table-cell>
          <table:table-cell table:formula="of:=[.$J$3] - [.$J$1]*[.$J$2]*[.D163]" office:value-type="float" office:value="14.6593307291667" calcext:value-type="float">
            <text:p>14.659330729166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$T$53]-[.D141]" office:value-type="float" office:value="1.125" calcext:value-type="float">
            <text:p>1.125</text:p>
          </table:table-cell>
          <table:table-cell table:formula="of:=[.$J$3] - [.$J$1]*[.$J$2]*[.D164]" office:value-type="float" office:value="14.6593307291667" calcext:value-type="float">
            <text:p>14.659330729166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$T$53]-[.D142]" office:value-type="float" office:value="4.5" calcext:value-type="float">
            <text:p>4.5</text:p>
          </table:table-cell>
          <table:table-cell table:formula="of:=[.$J$3] - [.$J$1]*[.$J$2]*[.D165]" office:value-type="float" office:value="14.5373229166667" calcext:value-type="float">
            <text:p>14.537322916666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$T$53]-[.D143]" office:value-type="float" office:value="1.375" calcext:value-type="float">
            <text:p>1.375</text:p>
          </table:table-cell>
          <table:table-cell table:formula="of:=[.$J$3] - [.$J$1]*[.$J$2]*[.D166]" office:value-type="float" office:value="14.6502931134259" calcext:value-type="float">
            <text:p>14.6502931134259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$T$53]-[.D144]" office:value-type="float" office:value="1.875" calcext:value-type="float">
            <text:p>1.875</text:p>
          </table:table-cell>
          <table:table-cell table:formula="of:=[.$J$3] - [.$J$1]*[.$J$2]*[.D167]" office:value-type="float" office:value="14.6322178819444" calcext:value-type="float">
            <text:p>14.6322178819444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$T$53]-[.D145]" office:value-type="float" office:value="1.875" calcext:value-type="float">
            <text:p>1.875</text:p>
          </table:table-cell>
          <table:table-cell table:formula="of:=[.$J$3] - [.$J$1]*[.$J$2]*[.D168]" office:value-type="float" office:value="14.6322178819444" calcext:value-type="float">
            <text:p>14.6322178819444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$T$53]-[.D146]" office:value-type="float" office:value="2" calcext:value-type="float">
            <text:p>2</text:p>
          </table:table-cell>
          <table:table-cell table:formula="of:=[.$J$3] - [.$J$1]*[.$J$2]*[.D169]" office:value-type="float" office:value="14.6276990740741" calcext:value-type="float">
            <text:p>14.6276990740741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$T$53]-[.D147]" office:value-type="float" office:value="2" calcext:value-type="float">
            <text:p>2</text:p>
          </table:table-cell>
          <table:table-cell table:formula="of:=[.$J$3] - [.$J$1]*[.$J$2]*[.D170]" office:value-type="float" office:value="14.6276990740741" calcext:value-type="float">
            <text:p>14.6276990740741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$T$53]-[.D148]" office:value-type="float" office:value="2" calcext:value-type="float">
            <text:p>2</text:p>
          </table:table-cell>
          <table:table-cell table:formula="of:=[.$J$3] - [.$J$1]*[.$J$2]*[.D171]" office:value-type="float" office:value="14.6276990740741" calcext:value-type="float">
            <text:p>14.6276990740741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[.$T$53]-[.D149]" office:value-type="float" office:value="2" calcext:value-type="float">
            <text:p>2</text:p>
          </table:table-cell>
          <table:table-cell table:formula="of:=[.$J$3] - [.$J$1]*[.$J$2]*[.D172]" office:value-type="float" office:value="14.6276990740741" calcext:value-type="float">
            <text:p>14.6276990740741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$T$53]-[.D150]" office:value-type="float" office:value="2" calcext:value-type="float">
            <text:p>2</text:p>
          </table:table-cell>
          <table:table-cell table:formula="of:=[.$J$3] - [.$J$1]*[.$J$2]*[.D173]" office:value-type="float" office:value="14.6276990740741" calcext:value-type="float">
            <text:p>14.6276990740741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[.$T$53]-[.D151]" office:value-type="float" office:value="2.25" calcext:value-type="float">
            <text:p>2.25</text:p>
          </table:table-cell>
          <table:table-cell table:formula="of:=[.$J$3] - [.$J$1]*[.$J$2]*[.D174]" office:value-type="float" office:value="14.6186614583333" calcext:value-type="float">
            <text:p>14.6186614583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[.$T$53]-[.D152]" office:value-type="float" office:value="0.5" calcext:value-type="float">
            <text:p>0.5</text:p>
          </table:table-cell>
          <table:table-cell table:formula="of:=[.$J$3] - [.$J$1]*[.$J$2]*[.D175]" office:value-type="float" office:value="14.6819247685185" calcext:value-type="float">
            <text:p>14.681924768518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[.$T$53]-[.D153]" office:value-type="float" office:value="0.625" calcext:value-type="float">
            <text:p>0.625</text:p>
          </table:table-cell>
          <table:table-cell table:formula="of:=[.$J$3] - [.$J$1]*[.$J$2]*[.D176]" office:value-type="float" office:value="14.6774059606481" calcext:value-type="float">
            <text:p>14.6774059606481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[.$T$53]-[.D154]" office:value-type="float" office:value="0.75" calcext:value-type="float">
            <text:p>0.75</text:p>
          </table:table-cell>
          <table:table-cell table:formula="of:=[.$J$3] - [.$J$1]*[.$J$2]*[.D177]" office:value-type="float" office:value="14.6728871527778" calcext:value-type="float">
            <text:p>14.6728871527778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$T$53]-[.D155]" office:value-type="float" office:value="1" calcext:value-type="float">
            <text:p>1</text:p>
          </table:table-cell>
          <table:table-cell table:formula="of:=[.$J$3] - [.$J$1]*[.$J$2]*[.D178]" office:value-type="float" office:value="14.663849537037" calcext:value-type="float">
            <text:p>14.66384953703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[.$T$53]-[.D156]" office:value-type="float" office:value="1.125" calcext:value-type="float">
            <text:p>1.125</text:p>
          </table:table-cell>
          <table:table-cell table:formula="of:=[.$J$3] - [.$J$1]*[.$J$2]*[.D179]" office:value-type="float" office:value="14.6593307291667" calcext:value-type="float">
            <text:p>14.659330729166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formula="of:=[.$T$53]-[.D157]" office:value-type="float" office:value="1.25" calcext:value-type="float">
            <text:p>1.25</text:p>
          </table:table-cell>
          <table:table-cell table:formula="of:=[.$J$3] - [.$J$1]*[.$J$2]*[.D180]" office:value-type="float" office:value="14.6548119212963" calcext:value-type="float">
            <text:p>14.6548119212963</text:p>
          </table:table-cell>
          <table:table-cell table:number-columns-repeated="20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formula="of:=[.$T$53]-[.D158]" office:value-type="float" office:value="1.375" calcext:value-type="float">
            <text:p>1.375</text:p>
          </table:table-cell>
          <table:table-cell table:formula="of:=[.$J$3] - [.$J$1]*[.$J$2]*[.D181]" office:value-type="float" office:value="14.6502931134259" calcext:value-type="float">
            <text:p>14.6502931134259</text:p>
          </table:table-cell>
          <table:table-cell table:number-columns-repeated="20"/>
        </table:table-row>
      </table:table>
      <table:table table:name="group_3" table:style-name="ta1"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Velocity [MPH]</text:p>
          </table:table-cell>
          <table:table-cell office:value-type="string" calcext:value-type="string">
            <text:p>Angle of Attack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Manometer Reading [in]</text:p>
          </table:table-cell>
          <table:table-cell office:value-type="string" calcext:value-type="string">
            <text:p>Pressure [psi]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Density of H2O</text:p>
          </table:table-cell>
          <table:table-cell table:formula="of:=(62.3148)/(12^3)" office:value-type="float" office:value="0.0360618055555556" calcext:value-type="float">
            <text:p>0.0360618055555556</text:p>
          </table:table-cell>
          <table:table-cell office:value-type="string" calcext:value-type="string">
            <text:p>lbf/in^3</text:p>
          </table:table-cell>
          <table:table-cell table:number-columns-repeated="5"/>
          <table:table-cell office:value-type="string" calcext:value-type="string">
            <text:p>Port#</text:p>
          </table:table-cell>
          <table:table-cell office:value-type="string" calcext:value-type="string">
            <text:p>0 deg, 50 mph</text:p>
          </table:table-cell>
          <table:table-cell office:value-type="string" calcext:value-type="string">
            <text:p>5 deg, 50 mph</text:p>
          </table:table-cell>
          <table:table-cell office:value-type="string" calcext:value-type="string">
            <text:p>10 deg, 50mph</text:p>
          </table:table-cell>
          <table:table-cell office:value-type="string" calcext:value-type="string">
            <text:p>15 deg, 50 mph</text:p>
          </table:table-cell>
          <table:table-cell office:value-type="string" calcext:value-type="string">
            <text:p>20 deg, 50 mph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96850393700787" calcext:value-type="float">
            <text:p>0.196850393700787</text:p>
          </table:table-cell>
          <table:table-cell table:formula="of:=[.$J$1]*[.$J$2]*[.D2]" office:value-type="float" office:value="2.74296883202099" calcext:value-type="float">
            <text:p>2.74296883202099</text:p>
          </table:table-cell>
          <table:table-cell table:number-columns-repeated="3"/>
          <table:table-cell office:value-type="string" calcext:value-type="string">
            <text:p>Gravity</text:p>
          </table:table-cell>
          <table:table-cell table:formula="of:=32.2*12" office:value-type="float" office:value="386.4" calcext:value-type="float">
            <text:p>386.4</text:p>
          </table:table-cell>
          <table:table-cell office:value-type="string" calcext:value-type="string">
            <text:p>in/s^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.5" calcext:value-type="float">
            <text:p>3.5</text:p>
          </table:table-cell>
          <table:table-cell office:value-type="float" office:value="10" calcext:value-type="float">
            <text:p>10</text:p>
          </table:table-cell>
          <table:table-cell office:value-type="float" office:value="14.5" calcext:value-type="float">
            <text:p>14.5</text:p>
          </table:table-cell>
          <table:table-cell office:value-type="float" office:value="12.6" calcext:value-type="float">
            <text:p>12.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3]" office:value-type="float" office:value="43.887501312336" calcext:value-type="float">
            <text:p>43.887501312336</text:p>
          </table:table-cell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^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.5" calcext:value-type="float">
            <text:p>13.5</text:p>
          </table:table-cell>
          <table:table-cell office:value-type="float" office:value="12" calcext:value-type="float">
            <text:p>12</text:p>
          </table:table-cell>
          <table:table-cell office:value-type="float" office:value="14.4" calcext:value-type="float">
            <text:p>14.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34645669291339" calcext:value-type="float">
            <text:p>3.34645669291339</text:p>
          </table:table-cell>
          <table:table-cell table:formula="of:=[.$J$1]*[.$J$2]*[.D4]" office:value-type="float" office:value="46.630470144357" calcext:value-type="float">
            <text:p>46.630470144357</text:p>
          </table:table-cell>
          <table:table-cell table:number-columns-repeated="3"/>
          <table:table-cell office:value-type="string" calcext:value-type="string">
            <text:p>mph→in/s</text:p>
          </table:table-cell>
          <table:table-cell office:value-type="float" office:value="17.60002" calcext:value-type="float">
            <text:p>17.6000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4.3" calcext:value-type="float">
            <text:p>14.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5]" office:value-type="float" office:value="43.887501312336" calcext:value-type="float">
            <text:p>43.887501312336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float" office:value="7" calcext:value-type="float">
            <text:p>7</text:p>
          </table:table-cell>
          <table:table-cell office:value-type="float" office:value="14.2" calcext:value-type="float">
            <text:p>14.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95275590551181" calcext:value-type="float">
            <text:p>2.95275590551181</text:p>
          </table:table-cell>
          <table:table-cell table:formula="of:=[.$J$1]*[.$J$2]*[.D6]" office:value-type="float" office:value="41.144532480315" calcext:value-type="float">
            <text:p>41.14453248031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.5" calcext:value-type="float">
            <text:p>6.5</text:p>
          </table:table-cell>
          <table:table-cell office:value-type="float" office:value="14.1" calcext:value-type="float">
            <text:p>14.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95275590551181" calcext:value-type="float">
            <text:p>2.95275590551181</text:p>
          </table:table-cell>
          <table:table-cell table:formula="of:=[.$J$1]*[.$J$2]*[.D7]" office:value-type="float" office:value="41.144532480315" calcext:value-type="float">
            <text:p>41.144532480315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2" office:value-type="float" office:value="7.5" calcext:value-type="float">
            <text:p>7.5</text:p>
          </table:table-cell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.5</text:p>
          </table:table-cell>
          <table:table-cell office:value-type="float" office:value="14.2" calcext:value-type="float">
            <text:p>14.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.75590551181102" calcext:value-type="float">
            <text:p>2.75590551181102</text:p>
          </table:table-cell>
          <table:table-cell table:formula="of:=[.$J$1]*[.$J$2]*[.D8]" office:value-type="float" office:value="38.4015636482939" calcext:value-type="float">
            <text:p>38.4015636482939</text:p>
          </table:table-cell>
          <table:table-cell table:number-columns-repeated="11"/>
          <table:table-cell table:number-columns-repeated="4" office:value-type="float" office:value="7" calcext:value-type="float">
            <text:p>7</text:p>
          </table:table-cell>
          <table:table-cell office:value-type="float" office:value="6.5" calcext:value-type="float">
            <text:p>6.5</text:p>
          </table:table-cell>
          <table:table-cell office:value-type="float" office:value="14.3" calcext:value-type="float">
            <text:p>14.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9]" office:value-type="float" office:value="35.658594816273" calcext:value-type="float">
            <text:p>35.658594816273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.5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6" calcext:value-type="float">
            <text:p>6</text:p>
          </table:table-cell>
          <table:table-cell office:value-type="float" office:value="14.2" calcext:value-type="float">
            <text:p>14.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0]" office:value-type="float" office:value="30.1726571522309" calcext:value-type="float">
            <text:p>30.1726571522309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table:number-columns-repeated="3"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14.3" calcext:value-type="float">
            <text:p>14.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11]" office:value-type="float" office:value="32.915625984252" calcext:value-type="float">
            <text:p>32.915625984252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8.2" calcext:value-type="float">
            <text:p>8.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2]" office:value-type="float" office:value="30.1726571522309" calcext:value-type="float">
            <text:p>30.1726571522309</text:p>
          </table:table-cell>
          <table:table-cell table:number-columns-repeated="11"/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8.7" calcext:value-type="float">
            <text:p>8.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13]" office:value-type="float" office:value="27.4296883202099" calcext:value-type="float">
            <text:p>27.4296883202099</text:p>
          </table:table-cell>
          <table:table-cell table:number-columns-repeated="11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9.5" calcext:value-type="float">
            <text:p>9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14]" office:value-type="float" office:value="27.4296883202099" calcext:value-type="float">
            <text:p>27.4296883202099</text:p>
          </table:table-cell>
          <table:table-cell table:number-columns-repeated="11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15]" office:value-type="float" office:value="27.4296883202099" calcext:value-type="float">
            <text:p>27.4296883202099</text:p>
          </table:table-cell>
          <table:table-cell table:number-columns-repeated="11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10.9" calcext:value-type="float">
            <text:p>10.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16]" office:value-type="float" office:value="27.4296883202099" calcext:value-type="float">
            <text:p>27.4296883202099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1.1" calcext:value-type="float">
            <text:p>11.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17]" office:value-type="float" office:value="27.4296883202099" calcext:value-type="float">
            <text:p>27.4296883202099</text:p>
          </table:table-cell>
          <table:table-cell table:number-columns-repeated="11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.4" calcext:value-type="float">
            <text:p>11.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8]" office:value-type="float" office:value="30.1726571522309" calcext:value-type="float">
            <text:p>30.1726571522309</text:p>
          </table:table-cell>
          <table:table-cell table:number-columns-repeated="11"/>
          <table:table-cell office:value-type="float" office:value="17" calcext:value-type="float">
            <text:p>17</text:p>
          </table:table-cell>
          <table:table-cell office:value-type="float" office:value="5.5" calcext:value-type="float">
            <text:p>5.5</text:p>
          </table:table-cell>
          <table:table-cell table:number-columns-repeated="3" office:value-type="float" office:value="4.5" calcext:value-type="float">
            <text:p>4.5</text:p>
          </table:table-cell>
          <table:table-cell office:value-type="float" office:value="11.9" calcext:value-type="float">
            <text:p>11.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19]" office:value-type="float" office:value="43.887501312336" calcext:value-type="float">
            <text:p>43.887501312336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.5" calcext:value-type="float">
            <text:p>10.5</text:p>
          </table:table-cell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.5</text:p>
          </table:table-cell>
          <table:table-cell office:value-type="float" office:value="17.1" calcext:value-type="float">
            <text:p>17.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20]" office:value-type="float" office:value="19.200781824147" calcext:value-type="float">
            <text:p>19.200781824147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33070866141732" calcext:value-type="float">
            <text:p>4.33070866141732</text:p>
          </table:table-cell>
          <table:table-cell table:formula="of:=[.$J$1]*[.$J$2]*[.D21]" office:value-type="float" office:value="60.3453143044619" calcext:value-type="float">
            <text:p>60.3453143044619</text:p>
          </table:table-cell>
          <table:table-cell table:number-columns-repeated="18"/>
          <table:table-cell office:value-type="string" calcext:value-type="string">
            <text:p>cm→in</text:p>
          </table:table-cell>
          <table:table-cell table:formula="of:=1/(2.54)" office:value-type="float" office:value="0.393700787401575" calcext:value-type="float">
            <text:p>0.3937007874015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22]" office:value-type="float" office:value="57.602345472441" calcext:value-type="float">
            <text:p>57.602345472441</text:p>
          </table:table-cell>
          <table:table-cell table:number-columns-repeated="11"/>
          <table:table-cell office:value-type="string" calcext:value-type="string">
            <text:p>Port#</text:p>
          </table:table-cell>
          <table:table-cell office:value-type="string" calcext:value-type="string">
            <text:p>0 deg, 50 mph</text:p>
          </table:table-cell>
          <table:table-cell office:value-type="string" calcext:value-type="string">
            <text:p>5 deg, 50 mph</text:p>
          </table:table-cell>
          <table:table-cell office:value-type="string" calcext:value-type="string">
            <text:p>10 deg, 50mph</text:p>
          </table:table-cell>
          <table:table-cell office:value-type="string" calcext:value-type="string">
            <text:p>15 deg, 50 mph</text:p>
          </table:table-cell>
          <table:table-cell office:value-type="string" calcext:value-type="string">
            <text:p>20 deg, 50 mph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74015748031496" calcext:value-type="float">
            <text:p>3.74015748031496</text:p>
          </table:table-cell>
          <table:table-cell table:formula="of:=[.$J$1]*[.$J$2]*[.D23]" office:value-type="float" office:value="52.116407808399" calcext:value-type="float">
            <text:p>52.116407808399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formula="of:=[.$Y$21]*[.R2]" office:value-type="float" office:value="0.196850393700787" calcext:value-type="float">
            <text:p>0.196850393700787</text:p>
          </table:table-cell>
          <table:table-cell table:formula="of:=[.$Y$21]*[.S2]" office:value-type="float" office:value="1.37795275590551" calcext:value-type="float">
            <text:p>1.37795275590551</text:p>
          </table:table-cell>
          <table:table-cell table:formula="of:=[.$Y$21]*[.T2]" office:value-type="float" office:value="3.93700787401575" calcext:value-type="float">
            <text:p>3.93700787401575</text:p>
          </table:table-cell>
          <table:table-cell table:formula="of:=[.$Y$21]*[.U2]" office:value-type="float" office:value="5.70866141732283" calcext:value-type="float">
            <text:p>5.70866141732283</text:p>
          </table:table-cell>
          <table:table-cell table:formula="of:=[.$Y$21]*[.V2]" office:value-type="float" office:value="4.96062992125984" calcext:value-type="float">
            <text:p>4.9606299212598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54330708661417" calcext:value-type="float">
            <text:p>3.54330708661417</text:p>
          </table:table-cell>
          <table:table-cell table:formula="of:=[.$J$1]*[.$J$2]*[.D24]" office:value-type="float" office:value="49.3734389763779" calcext:value-type="float">
            <text:p>49.3734389763779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formula="of:=[.$Y$21]*[.R3]" office:value-type="float" office:value="3.1496062992126" calcext:value-type="float">
            <text:p>3.1496062992126</text:p>
          </table:table-cell>
          <table:table-cell table:formula="of:=[.$Y$21]*[.S3]" office:value-type="float" office:value="4.33070866141732" calcext:value-type="float">
            <text:p>4.33070866141732</text:p>
          </table:table-cell>
          <table:table-cell table:formula="of:=[.$Y$21]*[.T3]" office:value-type="float" office:value="5.31496062992126" calcext:value-type="float">
            <text:p>5.31496062992126</text:p>
          </table:table-cell>
          <table:table-cell table:formula="of:=[.$Y$21]*[.U3]" office:value-type="float" office:value="4.7244094488189" calcext:value-type="float">
            <text:p>4.7244094488189</text:p>
          </table:table-cell>
          <table:table-cell table:formula="of:=[.$Y$21]*[.V3]" office:value-type="float" office:value="5.66929133858268" calcext:value-type="float">
            <text:p>5.6692913385826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.95275590551181" calcext:value-type="float">
            <text:p>2.95275590551181</text:p>
          </table:table-cell>
          <table:table-cell table:formula="of:=[.$J$1]*[.$J$2]*[.D25]" office:value-type="float" office:value="41.144532480315" calcext:value-type="float">
            <text:p>41.14453248031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formula="of:=[.$Y$21]*[.R4]" office:value-type="float" office:value="3.34645669291339" calcext:value-type="float">
            <text:p>3.34645669291339</text:p>
          </table:table-cell>
          <table:table-cell table:formula="of:=[.$Y$21]*[.S4]" office:value-type="float" office:value="4.13385826771654" calcext:value-type="float">
            <text:p>4.13385826771654</text:p>
          </table:table-cell>
          <table:table-cell table:formula="of:=[.$Y$21]*[.T4]" office:value-type="float" office:value="4.7244094488189" calcext:value-type="float">
            <text:p>4.7244094488189</text:p>
          </table:table-cell>
          <table:table-cell table:formula="of:=[.$Y$21]*[.U4]" office:value-type="float" office:value="3.1496062992126" calcext:value-type="float">
            <text:p>3.1496062992126</text:p>
          </table:table-cell>
          <table:table-cell table:formula="of:=[.$Y$21]*[.V4]" office:value-type="float" office:value="5.62992125984252" calcext:value-type="float">
            <text:p>5.6299212598425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.75590551181102" calcext:value-type="float">
            <text:p>2.75590551181102</text:p>
          </table:table-cell>
          <table:table-cell table:formula="of:=[.$J$1]*[.$J$2]*[.D26]" office:value-type="float" office:value="38.4015636482939" calcext:value-type="float">
            <text:p>38.4015636482939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formula="of:=[.$Y$21]*[.R5]" office:value-type="float" office:value="3.1496062992126" calcext:value-type="float">
            <text:p>3.1496062992126</text:p>
          </table:table-cell>
          <table:table-cell table:formula="of:=[.$Y$21]*[.S5]" office:value-type="float" office:value="3.74015748031496" calcext:value-type="float">
            <text:p>3.74015748031496</text:p>
          </table:table-cell>
          <table:table-cell table:formula="of:=[.$Y$21]*[.T5]" office:value-type="float" office:value="4.52755905511811" calcext:value-type="float">
            <text:p>4.52755905511811</text:p>
          </table:table-cell>
          <table:table-cell table:formula="of:=[.$Y$21]*[.U5]" office:value-type="float" office:value="2.75590551181102" calcext:value-type="float">
            <text:p>2.75590551181102</text:p>
          </table:table-cell>
          <table:table-cell table:formula="of:=[.$Y$21]*[.V5]" office:value-type="float" office:value="5.59055118110236" calcext:value-type="float">
            <text:p>5.5905511811023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27]" office:value-type="float" office:value="32.915625984252" calcext:value-type="float">
            <text:p>32.91562598425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formula="of:=[.$Y$21]*[.R6]" office:value-type="float" office:value="2.95275590551181" calcext:value-type="float">
            <text:p>2.95275590551181</text:p>
          </table:table-cell>
          <table:table-cell table:formula="of:=[.$Y$21]*[.S6]" office:value-type="float" office:value="3.54330708661417" calcext:value-type="float">
            <text:p>3.54330708661417</text:p>
          </table:table-cell>
          <table:table-cell table:formula="of:=[.$Y$21]*[.T6]" office:value-type="float" office:value="3.54330708661417" calcext:value-type="float">
            <text:p>3.54330708661417</text:p>
          </table:table-cell>
          <table:table-cell table:formula="of:=[.$Y$21]*[.U6]" office:value-type="float" office:value="2.55905511811024" calcext:value-type="float">
            <text:p>2.55905511811024</text:p>
          </table:table-cell>
          <table:table-cell table:formula="of:=[.$Y$21]*[.V6]" office:value-type="float" office:value="5.5511811023622" calcext:value-type="float">
            <text:p>5.551181102362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28]" office:value-type="float" office:value="30.1726571522309" calcext:value-type="float">
            <text:p>30.1726571522309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formula="of:=[.$Y$21]*[.R7]" office:value-type="float" office:value="2.95275590551181" calcext:value-type="float">
            <text:p>2.95275590551181</text:p>
          </table:table-cell>
          <table:table-cell table:formula="of:=[.$Y$21]*[.S7]" office:value-type="float" office:value="2.95275590551181" calcext:value-type="float">
            <text:p>2.95275590551181</text:p>
          </table:table-cell>
          <table:table-cell table:formula="of:=[.$Y$21]*[.T7]" office:value-type="float" office:value="3.1496062992126" calcext:value-type="float">
            <text:p>3.1496062992126</text:p>
          </table:table-cell>
          <table:table-cell table:formula="of:=[.$Y$21]*[.U7]" office:value-type="float" office:value="2.55905511811024" calcext:value-type="float">
            <text:p>2.55905511811024</text:p>
          </table:table-cell>
          <table:table-cell table:formula="of:=[.$Y$21]*[.V7]" office:value-type="float" office:value="5.59055118110236" calcext:value-type="float">
            <text:p>5.5905511811023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18110236220472" calcext:value-type="float">
            <text:p>1.18110236220472</text:p>
          </table:table-cell>
          <table:table-cell table:formula="of:=[.$J$1]*[.$J$2]*[.D29]" office:value-type="float" office:value="16.4578129921259" calcext:value-type="float">
            <text:p>16.4578129921259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formula="of:=[.$Y$21]*[.R8]" office:value-type="float" office:value="2.75590551181102" calcext:value-type="float">
            <text:p>2.75590551181102</text:p>
          </table:table-cell>
          <table:table-cell table:formula="of:=[.$Y$21]*[.S8]" office:value-type="float" office:value="2.75590551181102" calcext:value-type="float">
            <text:p>2.75590551181102</text:p>
          </table:table-cell>
          <table:table-cell table:formula="of:=[.$Y$21]*[.T8]" office:value-type="float" office:value="2.75590551181102" calcext:value-type="float">
            <text:p>2.75590551181102</text:p>
          </table:table-cell>
          <table:table-cell table:formula="of:=[.$Y$21]*[.U8]" office:value-type="float" office:value="2.55905511811024" calcext:value-type="float">
            <text:p>2.55905511811024</text:p>
          </table:table-cell>
          <table:table-cell table:formula="of:=[.$Y$21]*[.V8]" office:value-type="float" office:value="5.62992125984252" calcext:value-type="float">
            <text:p>5.6299212598425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.18110236220472" calcext:value-type="float">
            <text:p>1.18110236220472</text:p>
          </table:table-cell>
          <table:table-cell table:formula="of:=[.$J$1]*[.$J$2]*[.D30]" office:value-type="float" office:value="16.4578129921259" calcext:value-type="float">
            <text:p>16.4578129921259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formula="of:=[.$Y$21]*[.R9]" office:value-type="float" office:value="2.55905511811024" calcext:value-type="float">
            <text:p>2.55905511811024</text:p>
          </table:table-cell>
          <table:table-cell table:formula="of:=[.$Y$21]*[.S9]" office:value-type="float" office:value="2.36220472440945" calcext:value-type="float">
            <text:p>2.36220472440945</text:p>
          </table:table-cell>
          <table:table-cell table:formula="of:=[.$Y$21]*[.T9]" office:value-type="float" office:value="2.55905511811024" calcext:value-type="float">
            <text:p>2.55905511811024</text:p>
          </table:table-cell>
          <table:table-cell table:formula="of:=[.$Y$21]*[.U9]" office:value-type="float" office:value="2.36220472440945" calcext:value-type="float">
            <text:p>2.36220472440945</text:p>
          </table:table-cell>
          <table:table-cell table:formula="of:=[.$Y$21]*[.V9]" office:value-type="float" office:value="5.59055118110236" calcext:value-type="float">
            <text:p>5.5905511811023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31]" office:value-type="float" office:value="19.200781824147" calcext:value-type="float">
            <text:p>19.200781824147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table:formula="of:=[.$Y$21]*[.R10]" office:value-type="float" office:value="2.16535433070866" calcext:value-type="float">
            <text:p>2.16535433070866</text:p>
          </table:table-cell>
          <table:table-cell table:formula="of:=[.$Y$21]*[.S10]" office:value-type="float" office:value="2.16535433070866" calcext:value-type="float">
            <text:p>2.16535433070866</text:p>
          </table:table-cell>
          <table:table-cell table:formula="of:=[.$Y$21]*[.T10]" office:value-type="float" office:value="2.16535433070866" calcext:value-type="float">
            <text:p>2.16535433070866</text:p>
          </table:table-cell>
          <table:table-cell table:formula="of:=[.$Y$21]*[.U10]" office:value-type="float" office:value="2.36220472440945" calcext:value-type="float">
            <text:p>2.36220472440945</text:p>
          </table:table-cell>
          <table:table-cell table:formula="of:=[.$Y$21]*[.V10]" office:value-type="float" office:value="5.62992125984252" calcext:value-type="float">
            <text:p>5.6299212598425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.5748031496063" calcext:value-type="float">
            <text:p>1.5748031496063</text:p>
          </table:table-cell>
          <table:table-cell table:formula="of:=[.$J$1]*[.$J$2]*[.D32]" office:value-type="float" office:value="21.943750656168" calcext:value-type="float">
            <text:p>21.943750656168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formula="of:=[.$Y$21]*[.R11]" office:value-type="float" office:value="2.36220472440945" calcext:value-type="float">
            <text:p>2.36220472440945</text:p>
          </table:table-cell>
          <table:table-cell table:formula="of:=[.$Y$21]*[.S11]" office:value-type="float" office:value="1.18110236220472" calcext:value-type="float">
            <text:p>1.18110236220472</text:p>
          </table:table-cell>
          <table:table-cell table:formula="of:=[.$Y$21]*[.T11]" office:value-type="float" office:value="0.590551181102362" calcext:value-type="float">
            <text:p>0.590551181102362</text:p>
          </table:table-cell>
          <table:table-cell table:formula="of:=[.$Y$21]*[.U11]" office:value-type="float" office:value="0.393700787401575" calcext:value-type="float">
            <text:p>0.393700787401575</text:p>
          </table:table-cell>
          <table:table-cell table:formula="of:=[.$Y$21]*[.V11]" office:value-type="float" office:value="3.22834645669291" calcext:value-type="float">
            <text:p>3.2283464566929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.5748031496063" calcext:value-type="float">
            <text:p>1.5748031496063</text:p>
          </table:table-cell>
          <table:table-cell table:formula="of:=[.$J$1]*[.$J$2]*[.D33]" office:value-type="float" office:value="21.943750656168" calcext:value-type="float">
            <text:p>21.943750656168</text:p>
          </table:table-cell>
          <table:table-cell table:number-columns-repeated="11"/>
          <table:table-cell office:value-type="float" office:value="11" calcext:value-type="float">
            <text:p>11</text:p>
          </table:table-cell>
          <table:table-cell table:formula="of:=[.$Y$21]*[.R12]" office:value-type="float" office:value="2.16535433070866" calcext:value-type="float">
            <text:p>2.16535433070866</text:p>
          </table:table-cell>
          <table:table-cell table:formula="of:=[.$Y$21]*[.S12]" office:value-type="float" office:value="1.18110236220472" calcext:value-type="float">
            <text:p>1.18110236220472</text:p>
          </table:table-cell>
          <table:table-cell table:formula="of:=[.$Y$21]*[.T12]" office:value-type="float" office:value="0.78740157480315" calcext:value-type="float">
            <text:p>0.78740157480315</text:p>
          </table:table-cell>
          <table:table-cell table:formula="of:=[.$Y$21]*[.U12]" office:value-type="float" office:value="0.590551181102362" calcext:value-type="float">
            <text:p>0.590551181102362</text:p>
          </table:table-cell>
          <table:table-cell table:formula="of:=[.$Y$21]*[.V12]" office:value-type="float" office:value="3.4251968503937" calcext:value-type="float">
            <text:p>3.425196850393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.5748031496063" calcext:value-type="float">
            <text:p>1.5748031496063</text:p>
          </table:table-cell>
          <table:table-cell table:formula="of:=[.$J$1]*[.$J$2]*[.D34]" office:value-type="float" office:value="21.943750656168" calcext:value-type="float">
            <text:p>21.943750656168</text:p>
          </table:table-cell>
          <table:table-cell table:number-columns-repeated="11"/>
          <table:table-cell office:value-type="float" office:value="12" calcext:value-type="float">
            <text:p>12</text:p>
          </table:table-cell>
          <table:table-cell table:formula="of:=[.$Y$21]*[.R13]" office:value-type="float" office:value="1.96850393700787" calcext:value-type="float">
            <text:p>1.96850393700787</text:p>
          </table:table-cell>
          <table:table-cell table:formula="of:=[.$Y$21]*[.S13]" office:value-type="float" office:value="1.37795275590551" calcext:value-type="float">
            <text:p>1.37795275590551</text:p>
          </table:table-cell>
          <table:table-cell table:formula="of:=[.$Y$21]*[.T13]" office:value-type="float" office:value="1.18110236220472" calcext:value-type="float">
            <text:p>1.18110236220472</text:p>
          </table:table-cell>
          <table:table-cell table:formula="of:=[.$Y$21]*[.U13]" office:value-type="float" office:value="0.984251968503937" calcext:value-type="float">
            <text:p>0.984251968503937</text:p>
          </table:table-cell>
          <table:table-cell table:formula="of:=[.$Y$21]*[.V13]" office:value-type="float" office:value="3.74015748031496" calcext:value-type="float">
            <text:p>3.7401574803149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35]" office:value-type="float" office:value="24.686719488189" calcext:value-type="float">
            <text:p>24.686719488189</text:p>
          </table:table-cell>
          <table:table-cell table:number-columns-repeated="11"/>
          <table:table-cell office:value-type="float" office:value="13" calcext:value-type="float">
            <text:p>13</text:p>
          </table:table-cell>
          <table:table-cell table:formula="of:=[.$Y$21]*[.R14]" office:value-type="float" office:value="1.96850393700787" calcext:value-type="float">
            <text:p>1.96850393700787</text:p>
          </table:table-cell>
          <table:table-cell table:formula="of:=[.$Y$21]*[.S14]" office:value-type="float" office:value="1.5748031496063" calcext:value-type="float">
            <text:p>1.5748031496063</text:p>
          </table:table-cell>
          <table:table-cell table:formula="of:=[.$Y$21]*[.T14]" office:value-type="float" office:value="1.37795275590551" calcext:value-type="float">
            <text:p>1.37795275590551</text:p>
          </table:table-cell>
          <table:table-cell table:formula="of:=[.$Y$21]*[.U14]" office:value-type="float" office:value="1.18110236220472" calcext:value-type="float">
            <text:p>1.18110236220472</text:p>
          </table:table-cell>
          <table:table-cell table:formula="of:=[.$Y$21]*[.V14]" office:value-type="float" office:value="3.93700787401575" calcext:value-type="float">
            <text:p>3.9370078740157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36]" office:value-type="float" office:value="24.686719488189" calcext:value-type="float">
            <text:p>24.686719488189</text:p>
          </table:table-cell>
          <table:table-cell table:number-columns-repeated="11"/>
          <table:table-cell office:value-type="float" office:value="14" calcext:value-type="float">
            <text:p>14</text:p>
          </table:table-cell>
          <table:table-cell table:formula="of:=[.$Y$21]*[.R15]" office:value-type="float" office:value="1.96850393700787" calcext:value-type="float">
            <text:p>1.96850393700787</text:p>
          </table:table-cell>
          <table:table-cell table:formula="of:=[.$Y$21]*[.S15]" office:value-type="float" office:value="1.5748031496063" calcext:value-type="float">
            <text:p>1.5748031496063</text:p>
          </table:table-cell>
          <table:table-cell table:formula="of:=[.$Y$21]*[.T15]" office:value-type="float" office:value="1.37795275590551" calcext:value-type="float">
            <text:p>1.37795275590551</text:p>
          </table:table-cell>
          <table:table-cell table:formula="of:=[.$Y$21]*[.U15]" office:value-type="float" office:value="1.37795275590551" calcext:value-type="float">
            <text:p>1.37795275590551</text:p>
          </table:table-cell>
          <table:table-cell table:formula="of:=[.$Y$21]*[.V15]" office:value-type="float" office:value="4.29133858267717" calcext:value-type="float">
            <text:p>4.2913385826771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37]" office:value-type="float" office:value="57.602345472441" calcext:value-type="float">
            <text:p>57.602345472441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 table:formula="of:=[.$Y$21]*[.R16]" office:value-type="float" office:value="1.96850393700787" calcext:value-type="float">
            <text:p>1.96850393700787</text:p>
          </table:table-cell>
          <table:table-cell table:formula="of:=[.$Y$21]*[.S16]" office:value-type="float" office:value="1.5748031496063" calcext:value-type="float">
            <text:p>1.5748031496063</text:p>
          </table:table-cell>
          <table:table-cell table:formula="of:=[.$Y$21]*[.T16]" office:value-type="float" office:value="1.5748031496063" calcext:value-type="float">
            <text:p>1.5748031496063</text:p>
          </table:table-cell>
          <table:table-cell table:formula="of:=[.$Y$21]*[.U16]" office:value-type="float" office:value="1.5748031496063" calcext:value-type="float">
            <text:p>1.5748031496063</text:p>
          </table:table-cell>
          <table:table-cell table:formula="of:=[.$Y$21]*[.V16]" office:value-type="float" office:value="4.37007874015748" calcext:value-type="float">
            <text:p>4.3700787401574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.93700787401575" calcext:value-type="float">
            <text:p>3.93700787401575</text:p>
          </table:table-cell>
          <table:table-cell table:formula="of:=[.$J$1]*[.$J$2]*[.D38]" office:value-type="float" office:value="54.85937664042" calcext:value-type="float">
            <text:p>54.85937664042</text:p>
          </table:table-cell>
          <table:table-cell table:number-columns-repeated="11"/>
          <table:table-cell office:value-type="float" office:value="16" calcext:value-type="float">
            <text:p>16</text:p>
          </table:table-cell>
          <table:table-cell table:formula="of:=[.$Y$21]*[.R17]" office:value-type="float" office:value="1.96850393700787" calcext:value-type="float">
            <text:p>1.96850393700787</text:p>
          </table:table-cell>
          <table:table-cell table:formula="of:=[.$Y$21]*[.S17]" office:value-type="float" office:value="1.77165354330709" calcext:value-type="float">
            <text:p>1.77165354330709</text:p>
          </table:table-cell>
          <table:table-cell table:formula="of:=[.$Y$21]*[.T17]" office:value-type="float" office:value="1.5748031496063" calcext:value-type="float">
            <text:p>1.5748031496063</text:p>
          </table:table-cell>
          <table:table-cell table:formula="of:=[.$Y$21]*[.U17]" office:value-type="float" office:value="1.5748031496063" calcext:value-type="float">
            <text:p>1.5748031496063</text:p>
          </table:table-cell>
          <table:table-cell table:formula="of:=[.$Y$21]*[.V17]" office:value-type="float" office:value="4.48818897637795" calcext:value-type="float">
            <text:p>4.4881889763779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.31496062992126" calcext:value-type="float">
            <text:p>5.31496062992126</text:p>
          </table:table-cell>
          <table:table-cell table:formula="of:=[.$J$1]*[.$J$2]*[.D39]" office:value-type="float" office:value="74.0601584645669" calcext:value-type="float">
            <text:p>74.0601584645669</text:p>
          </table:table-cell>
          <table:table-cell table:number-columns-repeated="11"/>
          <table:table-cell office:value-type="float" office:value="17" calcext:value-type="float">
            <text:p>17</text:p>
          </table:table-cell>
          <table:table-cell table:formula="of:=[.$Y$21]*[.R18]" office:value-type="float" office:value="2.16535433070866" calcext:value-type="float">
            <text:p>2.16535433070866</text:p>
          </table:table-cell>
          <table:table-cell table:formula="of:=[.$Y$21]*[.S18]" office:value-type="float" office:value="1.77165354330709" calcext:value-type="float">
            <text:p>1.77165354330709</text:p>
          </table:table-cell>
          <table:table-cell table:formula="of:=[.$Y$21]*[.T18]" office:value-type="float" office:value="1.77165354330709" calcext:value-type="float">
            <text:p>1.77165354330709</text:p>
          </table:table-cell>
          <table:table-cell table:formula="of:=[.$Y$21]*[.U18]" office:value-type="float" office:value="1.77165354330709" calcext:value-type="float">
            <text:p>1.77165354330709</text:p>
          </table:table-cell>
          <table:table-cell table:formula="of:=[.$Y$21]*[.V18]" office:value-type="float" office:value="4.68503937007874" calcext:value-type="float">
            <text:p>4.6850393700787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.7244094488189" calcext:value-type="float">
            <text:p>4.7244094488189</text:p>
          </table:table-cell>
          <table:table-cell table:formula="of:=[.$J$1]*[.$J$2]*[.D40]" office:value-type="float" office:value="65.831251968504" calcext:value-type="float">
            <text:p>65.831251968504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 table:formula="of:=[.$Y$21]*[.R19]" office:value-type="float" office:value="3.1496062992126" calcext:value-type="float">
            <text:p>3.1496062992126</text:p>
          </table:table-cell>
          <table:table-cell table:formula="of:=[.$Y$21]*[.S19]" office:value-type="float" office:value="4.13385826771654" calcext:value-type="float">
            <text:p>4.13385826771654</text:p>
          </table:table-cell>
          <table:table-cell table:formula="of:=[.$Y$21]*[.T19]" office:value-type="float" office:value="5.11811023622047" calcext:value-type="float">
            <text:p>5.11811023622047</text:p>
          </table:table-cell>
          <table:table-cell table:formula="of:=[.$Y$21]*[.U19]" office:value-type="float" office:value="5.31496062992126" calcext:value-type="float">
            <text:p>5.31496062992126</text:p>
          </table:table-cell>
          <table:table-cell table:formula="of:=[.$Y$21]*[.V19]" office:value-type="float" office:value="6.73228346456693" calcext:value-type="float">
            <text:p>6.7322834645669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.52755905511811" calcext:value-type="float">
            <text:p>4.52755905511811</text:p>
          </table:table-cell>
          <table:table-cell table:formula="of:=[.$J$1]*[.$J$2]*[.D41]" office:value-type="float" office:value="63.0882831364829" calcext:value-type="float">
            <text:p>63.0882831364829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.54330708661417" calcext:value-type="float">
            <text:p>3.54330708661417</text:p>
          </table:table-cell>
          <table:table-cell table:formula="of:=[.$J$1]*[.$J$2]*[.D42]" office:value-type="float" office:value="49.3734389763779" calcext:value-type="float">
            <text:p>49.3734389763779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43]" office:value-type="float" office:value="43.887501312336" calcext:value-type="float">
            <text:p>43.887501312336</text:p>
          </table:table-cell>
          <table:table-cell table:number-columns-repeated="11"/>
          <table:table-cell office:value-type="string" calcext:value-type="string">
            <text:p>Port#</text:p>
          </table:table-cell>
          <table:table-cell office:value-type="string" calcext:value-type="string">
            <text:p>20 deg, 60 mph</text:p>
          </table:table-cell>
          <table:table-cell office:value-type="string" calcext:value-type="string">
            <text:p>15 deg, 60 mph</text:p>
          </table:table-cell>
          <table:table-cell office:value-type="string" calcext:value-type="string">
            <text:p>10 deg, 60 mph</text:p>
          </table:table-cell>
          <table:table-cell office:value-type="string" calcext:value-type="string">
            <text:p>5 deg, 60 mph</text:p>
          </table:table-cell>
          <table:table-cell office:value-type="string" calcext:value-type="string">
            <text:p>0 deg, 60 mph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.75590551181102" calcext:value-type="float">
            <text:p>2.75590551181102</text:p>
          </table:table-cell>
          <table:table-cell table:formula="of:=[.$J$1]*[.$J$2]*[.D44]" office:value-type="float" office:value="38.4015636482939" calcext:value-type="float">
            <text:p>38.4015636482939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.5" calcext:value-type="float">
            <text:p>20.5</text:p>
          </table:table-cell>
          <table:table-cell office:value-type="float" office:value="16.5" calcext:value-type="float">
            <text:p>16.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45]" office:value-type="float" office:value="35.658594816273" calcext:value-type="float">
            <text:p>35.65859481627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10.5" calcext:value-type="float">
            <text:p>10.5</text:p>
          </table:table-cell>
          <table:table-cell office:value-type="float" office:value="17" calcext:value-type="float">
            <text:p>17</text:p>
          </table:table-cell>
          <table:table-cell office:value-type="float" office:value="20.5" calcext:value-type="float">
            <text:p>20.5</text:p>
          </table:table-cell>
          <table:table-cell office:value-type="float" office:value="16.5" calcext:value-type="float">
            <text:p>16.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46]" office:value-type="float" office:value="30.1726571522309" calcext:value-type="float">
            <text:p>30.1726571522309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 office:value-type="float" office:value="10.5" calcext:value-type="float">
            <text:p>10.5</text:p>
          </table:table-cell>
          <table:table-cell office:value-type="float" office:value="18.5" calcext:value-type="float">
            <text:p>18.5</text:p>
          </table:table-cell>
          <table:table-cell office:value-type="float" office:value="15.5" calcext:value-type="float">
            <text:p>15.5</text:p>
          </table:table-cell>
          <table:table-cell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90551181102362" calcext:value-type="float">
            <text:p>0.590551181102362</text:p>
          </table:table-cell>
          <table:table-cell table:formula="of:=[.$J$1]*[.$J$2]*[.D47]" office:value-type="float" office:value="8.22890649606299" calcext:value-type="float">
            <text:p>8.22890649606299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10.5" calcext:value-type="float">
            <text:p>10.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4.5" calcext:value-type="float">
            <text:p>14.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78740157480315" calcext:value-type="float">
            <text:p>0.78740157480315</text:p>
          </table:table-cell>
          <table:table-cell table:formula="of:=[.$J$1]*[.$J$2]*[.D48]" office:value-type="float" office:value="10.971875328084" calcext:value-type="float">
            <text:p>10.971875328084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10.5" calcext:value-type="float">
            <text:p>10.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.5</text:p>
          </table:table-cell>
          <table:table-cell office:value-type="float" office:value="11.5" calcext:value-type="float">
            <text:p>11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.18110236220472" calcext:value-type="float">
            <text:p>1.18110236220472</text:p>
          </table:table-cell>
          <table:table-cell table:formula="of:=[.$J$1]*[.$J$2]*[.D49]" office:value-type="float" office:value="16.4578129921259" calcext:value-type="float">
            <text:p>16.4578129921259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10.5" calcext:value-type="float">
            <text:p>10.5</text:p>
          </table:table-cell>
          <table:table-cell office:value-type="float" office:value="9" calcext:value-type="float">
            <text:p>9</text:p>
          </table:table-cell>
          <table:table-cell office:value-type="float" office:value="11.5" calcext:value-type="float">
            <text:p>11.5</text:p>
          </table:table-cell>
          <table:table-cell office:value-type="float" office:value="11" calcext:value-type="float">
            <text:p>11</text:p>
          </table:table-cell>
          <table:table-cell office:value-type="float" office:value="10.5" calcext:value-type="float">
            <text:p>10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50]" office:value-type="float" office:value="19.200781824147" calcext:value-type="float">
            <text:p>19.200781824147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51]" office:value-type="float" office:value="19.200781824147" calcext:value-type="float">
            <text:p>19.200781824147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10.5" calcext:value-type="float">
            <text:p>10.5</text:p>
          </table:table-cell>
          <table:table-cell office:value-type="float" office:value="9.2" calcext:value-type="float">
            <text:p>9.2</text:p>
          </table:table-cell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5748031496063" calcext:value-type="float">
            <text:p>1.5748031496063</text:p>
          </table:table-cell>
          <table:table-cell table:formula="of:=[.$J$1]*[.$J$2]*[.D52]" office:value-type="float" office:value="21.943750656168" calcext:value-type="float">
            <text:p>21.943750656168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office:value-type="float" office:value="10.5" calcext:value-type="float">
            <text:p>10.5</text:p>
          </table:table-cell>
          <table:table-cell office:value-type="float" office:value="9.4" calcext:value-type="float">
            <text:p>9.4</text:p>
          </table:table-cell>
          <table:table-cell table:number-columns-repeated="3" office:value-type="float" office:value="7.5" calcext:value-type="float">
            <text:p>7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.5748031496063" calcext:value-type="float">
            <text:p>1.5748031496063</text:p>
          </table:table-cell>
          <table:table-cell table:formula="of:=[.$J$1]*[.$J$2]*[.D53]" office:value-type="float" office:value="21.943750656168" calcext:value-type="float">
            <text:p>21.943750656168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54]" office:value-type="float" office:value="24.686719488189" calcext:value-type="float">
            <text:p>24.686719488189</text:p>
          </table:table-cell>
          <table:table-cell table:number-columns-repeated="11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.11811023622047" calcext:value-type="float">
            <text:p>5.11811023622047</text:p>
          </table:table-cell>
          <table:table-cell table:formula="of:=[.$J$1]*[.$J$2]*[.D55]" office:value-type="float" office:value="71.3171896325459" calcext:value-type="float">
            <text:p>71.3171896325459</text:p>
          </table:table-cell>
          <table:table-cell table:number-columns-repeated="11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.70866141732283" calcext:value-type="float">
            <text:p>5.70866141732283</text:p>
          </table:table-cell>
          <table:table-cell table:formula="of:=[.$J$1]*[.$J$2]*[.D56]" office:value-type="float" office:value="79.5460961286089" calcext:value-type="float">
            <text:p>79.5460961286089</text:p>
          </table:table-cell>
          <table:table-cell table:number-columns-repeated="11"/>
          <table:table-cell office:value-type="float" office:value="13" calcext:value-type="float">
            <text:p>13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.7244094488189" calcext:value-type="float">
            <text:p>4.7244094488189</text:p>
          </table:table-cell>
          <table:table-cell table:formula="of:=[.$J$1]*[.$J$2]*[.D57]" office:value-type="float" office:value="65.831251968504" calcext:value-type="float">
            <text:p>65.831251968504</text:p>
          </table:table-cell>
          <table:table-cell table:number-columns-repeated="11"/>
          <table:table-cell office:value-type="float" office:value="14" calcext:value-type="float">
            <text:p>14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58]" office:value-type="float" office:value="43.887501312336" calcext:value-type="float">
            <text:p>43.887501312336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6.5" calcext:value-type="float">
            <text:p>6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.75590551181102" calcext:value-type="float">
            <text:p>2.75590551181102</text:p>
          </table:table-cell>
          <table:table-cell table:formula="of:=[.$J$1]*[.$J$2]*[.D59]" office:value-type="float" office:value="38.4015636482939" calcext:value-type="float">
            <text:p>38.4015636482939</text:p>
          </table:table-cell>
          <table:table-cell table:number-columns-repeated="11"/>
          <table:table-cell office:value-type="float" office:value="16" calcext:value-type="float">
            <text:p>16</text:p>
          </table:table-cell>
          <table:table-cell office:value-type="float" office:value="6.5" calcext:value-type="float">
            <text:p>6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60]" office:value-type="float" office:value="35.658594816273" calcext:value-type="float">
            <text:p>35.658594816273</text:p>
          </table:table-cell>
          <table:table-cell table:number-columns-repeated="11"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.5" calcext:value-type="float">
            <text:p>6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61]" office:value-type="float" office:value="35.658594816273" calcext:value-type="float">
            <text:p>35.658594816273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1.5" calcext:value-type="float">
            <text:p>21.5</text:p>
          </table:table-cell>
          <table:table-cell office:value-type="float" office:value="20.5" calcext:value-type="float">
            <text:p>20.5</text:p>
          </table:table-cell>
          <table:table-cell office:value-type="float" office:value="17.5" calcext:value-type="float">
            <text:p>17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62]" office:value-type="float" office:value="35.658594816273" calcext:value-type="float">
            <text:p>35.658594816273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63]" office:value-type="float" office:value="32.915625984252" calcext:value-type="float">
            <text:p>32.915625984252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64]" office:value-type="float" office:value="32.915625984252" calcext:value-type="float">
            <text:p>32.915625984252</text:p>
          </table:table-cell>
          <table:table-cell table:number-columns-repeated="11"/>
          <table:table-cell office:value-type="string" calcext:value-type="string">
            <text:p>Port#</text:p>
          </table:table-cell>
          <table:table-cell office:value-type="string" calcext:value-type="string">
            <text:p>20 deg, 60 mph</text:p>
          </table:table-cell>
          <table:table-cell office:value-type="string" calcext:value-type="string">
            <text:p>15 deg, 60 mph</text:p>
          </table:table-cell>
          <table:table-cell office:value-type="string" calcext:value-type="string">
            <text:p>10 deg, 60 mph</text:p>
          </table:table-cell>
          <table:table-cell office:value-type="string" calcext:value-type="string">
            <text:p>5 deg, 60 mph</text:p>
          </table:table-cell>
          <table:table-cell office:value-type="string" calcext:value-type="string">
            <text:p>0 deg, 60 mph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393700787401575" calcext:value-type="float">
            <text:p>0.393700787401575</text:p>
          </table:table-cell>
          <table:table-cell table:formula="of:=[.$J$1]*[.$J$2]*[.D65]" office:value-type="float" office:value="5.485937664042" calcext:value-type="float">
            <text:p>5.48593766404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formula="of:=[.$Y$21]*[.R44]" office:value-type="float" office:value="3.1496062992126" calcext:value-type="float">
            <text:p>3.1496062992126</text:p>
          </table:table-cell>
          <table:table-cell table:formula="of:=[.$Y$21]*[.S44]" office:value-type="float" office:value="8.07086614173228" calcext:value-type="float">
            <text:p>8.07086614173228</text:p>
          </table:table-cell>
          <table:table-cell table:formula="of:=[.$Y$21]*[.T44]" office:value-type="float" office:value="6.49606299212598" calcext:value-type="float">
            <text:p>6.49606299212598</text:p>
          </table:table-cell>
          <table:table-cell table:formula="of:=[.$Y$21]*[.U44]" office:value-type="float" office:value="1.96850393700787" calcext:value-type="float">
            <text:p>1.96850393700787</text:p>
          </table:table-cell>
          <table:table-cell table:formula="of:=[.$Y$21]*[.V44]" office:value-type="float" office:value="0.196850393700787" calcext:value-type="float">
            <text:p>0.19685039370078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590551181102362" calcext:value-type="float">
            <text:p>0.590551181102362</text:p>
          </table:table-cell>
          <table:table-cell table:formula="of:=[.$J$1]*[.$J$2]*[.D66]" office:value-type="float" office:value="8.22890649606299" calcext:value-type="float">
            <text:p>8.22890649606299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formula="of:=[.$Y$21]*[.R45]" office:value-type="float" office:value="4.13385826771654" calcext:value-type="float">
            <text:p>4.13385826771654</text:p>
          </table:table-cell>
          <table:table-cell table:formula="of:=[.$Y$21]*[.S45]" office:value-type="float" office:value="6.69291338582677" calcext:value-type="float">
            <text:p>6.69291338582677</text:p>
          </table:table-cell>
          <table:table-cell table:formula="of:=[.$Y$21]*[.T45]" office:value-type="float" office:value="8.07086614173228" calcext:value-type="float">
            <text:p>8.07086614173228</text:p>
          </table:table-cell>
          <table:table-cell table:formula="of:=[.$Y$21]*[.U45]" office:value-type="float" office:value="6.49606299212598" calcext:value-type="float">
            <text:p>6.49606299212598</text:p>
          </table:table-cell>
          <table:table-cell table:formula="of:=[.$Y$21]*[.V45]" office:value-type="float" office:value="4.7244094488189" calcext:value-type="float">
            <text:p>4.724409448818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.984251968503937" calcext:value-type="float">
            <text:p>0.984251968503937</text:p>
          </table:table-cell>
          <table:table-cell table:formula="of:=[.$J$1]*[.$J$2]*[.D67]" office:value-type="float" office:value="13.714844160105" calcext:value-type="float">
            <text:p>13.71484416010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formula="of:=[.$Y$21]*[.R46]" office:value-type="float" office:value="4.13385826771654" calcext:value-type="float">
            <text:p>4.13385826771654</text:p>
          </table:table-cell>
          <table:table-cell table:formula="of:=[.$Y$21]*[.S46]" office:value-type="float" office:value="4.13385826771654" calcext:value-type="float">
            <text:p>4.13385826771654</text:p>
          </table:table-cell>
          <table:table-cell table:formula="of:=[.$Y$21]*[.T46]" office:value-type="float" office:value="7.28346456692913" calcext:value-type="float">
            <text:p>7.28346456692913</text:p>
          </table:table-cell>
          <table:table-cell table:formula="of:=[.$Y$21]*[.U46]" office:value-type="float" office:value="6.10236220472441" calcext:value-type="float">
            <text:p>6.10236220472441</text:p>
          </table:table-cell>
          <table:table-cell table:formula="of:=[.$Y$21]*[.V46]" office:value-type="float" office:value="4.92125984251968" calcext:value-type="float">
            <text:p>4.9212598425196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.18110236220472" calcext:value-type="float">
            <text:p>1.18110236220472</text:p>
          </table:table-cell>
          <table:table-cell table:formula="of:=[.$J$1]*[.$J$2]*[.D68]" office:value-type="float" office:value="16.4578129921259" calcext:value-type="float">
            <text:p>16.4578129921259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formula="of:=[.$Y$21]*[.R47]" office:value-type="float" office:value="4.13385826771654" calcext:value-type="float">
            <text:p>4.13385826771654</text:p>
          </table:table-cell>
          <table:table-cell table:formula="of:=[.$Y$21]*[.S47]" office:value-type="float" office:value="3.54330708661417" calcext:value-type="float">
            <text:p>3.54330708661417</text:p>
          </table:table-cell>
          <table:table-cell table:formula="of:=[.$Y$21]*[.T47]" office:value-type="float" office:value="5.90551181102362" calcext:value-type="float">
            <text:p>5.90551181102362</text:p>
          </table:table-cell>
          <table:table-cell table:formula="of:=[.$Y$21]*[.U47]" office:value-type="float" office:value="5.70866141732283" calcext:value-type="float">
            <text:p>5.70866141732283</text:p>
          </table:table-cell>
          <table:table-cell table:formula="of:=[.$Y$21]*[.V47]" office:value-type="float" office:value="4.7244094488189" calcext:value-type="float">
            <text:p>4.724409448818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69]" office:value-type="float" office:value="19.200781824147" calcext:value-type="float">
            <text:p>19.20078182414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formula="of:=[.$Y$21]*[.R48]" office:value-type="float" office:value="4.13385826771654" calcext:value-type="float">
            <text:p>4.13385826771654</text:p>
          </table:table-cell>
          <table:table-cell table:formula="of:=[.$Y$21]*[.S48]" office:value-type="float" office:value="3.54330708661417" calcext:value-type="float">
            <text:p>3.54330708661417</text:p>
          </table:table-cell>
          <table:table-cell table:formula="of:=[.$Y$21]*[.T48]" office:value-type="float" office:value="5.11811023622047" calcext:value-type="float">
            <text:p>5.11811023622047</text:p>
          </table:table-cell>
          <table:table-cell table:formula="of:=[.$Y$21]*[.U48]" office:value-type="float" office:value="5.31496062992126" calcext:value-type="float">
            <text:p>5.31496062992126</text:p>
          </table:table-cell>
          <table:table-cell table:formula="of:=[.$Y$21]*[.V48]" office:value-type="float" office:value="4.52755905511811" calcext:value-type="float">
            <text:p>4.5275590551181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.5748031496063" calcext:value-type="float">
            <text:p>1.5748031496063</text:p>
          </table:table-cell>
          <table:table-cell table:formula="of:=[.$J$1]*[.$J$2]*[.D70]" office:value-type="float" office:value="21.943750656168" calcext:value-type="float">
            <text:p>21.943750656168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formula="of:=[.$Y$21]*[.R49]" office:value-type="float" office:value="4.13385826771654" calcext:value-type="float">
            <text:p>4.13385826771654</text:p>
          </table:table-cell>
          <table:table-cell table:formula="of:=[.$Y$21]*[.S49]" office:value-type="float" office:value="3.54330708661417" calcext:value-type="float">
            <text:p>3.54330708661417</text:p>
          </table:table-cell>
          <table:table-cell table:formula="of:=[.$Y$21]*[.T49]" office:value-type="float" office:value="4.52755905511811" calcext:value-type="float">
            <text:p>4.52755905511811</text:p>
          </table:table-cell>
          <table:table-cell table:formula="of:=[.$Y$21]*[.U49]" office:value-type="float" office:value="4.33070866141732" calcext:value-type="float">
            <text:p>4.33070866141732</text:p>
          </table:table-cell>
          <table:table-cell table:formula="of:=[.$Y$21]*[.V49]" office:value-type="float" office:value="4.13385826771654" calcext:value-type="float">
            <text:p>4.1338582677165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.5748031496063" calcext:value-type="float">
            <text:p>1.5748031496063</text:p>
          </table:table-cell>
          <table:table-cell table:formula="of:=[.$J$1]*[.$J$2]*[.D71]" office:value-type="float" office:value="21.943750656168" calcext:value-type="float">
            <text:p>21.943750656168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formula="of:=[.$Y$21]*[.R50]" office:value-type="float" office:value="4.33070866141732" calcext:value-type="float">
            <text:p>4.33070866141732</text:p>
          </table:table-cell>
          <table:table-cell table:formula="of:=[.$Y$21]*[.S50]" office:value-type="float" office:value="3.54330708661417" calcext:value-type="float">
            <text:p>3.54330708661417</text:p>
          </table:table-cell>
          <table:table-cell table:formula="of:=[.$Y$21]*[.T50]" office:value-type="float" office:value="3.93700787401575" calcext:value-type="float">
            <text:p>3.93700787401575</text:p>
          </table:table-cell>
          <table:table-cell table:formula="of:=[.$Y$21]*[.U50]" office:value-type="float" office:value="3.93700787401575" calcext:value-type="float">
            <text:p>3.93700787401575</text:p>
          </table:table-cell>
          <table:table-cell table:formula="of:=[.$Y$21]*[.V50]" office:value-type="float" office:value="3.93700787401575" calcext:value-type="float">
            <text:p>3.9370078740157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72]" office:value-type="float" office:value="24.686719488189" calcext:value-type="float">
            <text:p>24.686719488189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formula="of:=[.$Y$21]*[.R51]" office:value-type="float" office:value="4.13385826771654" calcext:value-type="float">
            <text:p>4.13385826771654</text:p>
          </table:table-cell>
          <table:table-cell table:formula="of:=[.$Y$21]*[.S51]" office:value-type="float" office:value="3.62204724409449" calcext:value-type="float">
            <text:p>3.62204724409449</text:p>
          </table:table-cell>
          <table:table-cell table:formula="of:=[.$Y$21]*[.T51]" office:value-type="float" office:value="3.34645669291339" calcext:value-type="float">
            <text:p>3.34645669291339</text:p>
          </table:table-cell>
          <table:table-cell table:formula="of:=[.$Y$21]*[.U51]" office:value-type="float" office:value="3.54330708661417" calcext:value-type="float">
            <text:p>3.54330708661417</text:p>
          </table:table-cell>
          <table:table-cell table:formula="of:=[.$Y$21]*[.V51]" office:value-type="float" office:value="3.34645669291339" calcext:value-type="float">
            <text:p>3.3464566929133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.31496062992126" calcext:value-type="float">
            <text:p>5.31496062992126</text:p>
          </table:table-cell>
          <table:table-cell table:formula="of:=[.$J$1]*[.$J$2]*[.D73]" office:value-type="float" office:value="74.0601584645669" calcext:value-type="float">
            <text:p>74.0601584645669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table:formula="of:=[.$Y$21]*[.R52]" office:value-type="float" office:value="4.13385826771654" calcext:value-type="float">
            <text:p>4.13385826771654</text:p>
          </table:table-cell>
          <table:table-cell table:formula="of:=[.$Y$21]*[.S52]" office:value-type="float" office:value="3.7007874015748" calcext:value-type="float">
            <text:p>3.7007874015748</text:p>
          </table:table-cell>
          <table:table-cell table:formula="of:=[.$Y$21]*[.T52]" office:value-type="float" office:value="2.95275590551181" calcext:value-type="float">
            <text:p>2.95275590551181</text:p>
          </table:table-cell>
          <table:table-cell table:formula="of:=[.$Y$21]*[.U52]" office:value-type="float" office:value="2.95275590551181" calcext:value-type="float">
            <text:p>2.95275590551181</text:p>
          </table:table-cell>
          <table:table-cell table:formula="of:=[.$Y$21]*[.V52]" office:value-type="float" office:value="2.95275590551181" calcext:value-type="float">
            <text:p>2.9527559055118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.96062992125984" calcext:value-type="float">
            <text:p>4.96062992125984</text:p>
          </table:table-cell>
          <table:table-cell table:formula="of:=[.$J$1]*[.$J$2]*[.D74]" office:value-type="float" office:value="69.1228145669291" calcext:value-type="float">
            <text:p>69.1228145669291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formula="of:=[.$Y$21]*[.R53]" office:value-type="float" office:value="0.78740157480315" calcext:value-type="float">
            <text:p>0.78740157480315</text:p>
          </table:table-cell>
          <table:table-cell table:formula="of:=[.$Y$21]*[.S53]" office:value-type="float" office:value="0.196850393700787" calcext:value-type="float">
            <text:p>0.196850393700787</text:p>
          </table:table-cell>
          <table:table-cell table:formula="of:=[.$Y$21]*[.T53]" office:value-type="float" office:value="0.78740157480315" calcext:value-type="float">
            <text:p>0.78740157480315</text:p>
          </table:table-cell>
          <table:table-cell table:formula="of:=[.$Y$21]*[.U53]" office:value-type="float" office:value="1.77165354330709" calcext:value-type="float">
            <text:p>1.77165354330709</text:p>
          </table:table-cell>
          <table:table-cell table:formula="of:=[.$Y$21]*[.V53]" office:value-type="float" office:value="3.1496062992126" calcext:value-type="float">
            <text:p>3.149606299212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.66929133858268" calcext:value-type="float">
            <text:p>5.66929133858268</text:p>
          </table:table-cell>
          <table:table-cell table:formula="of:=[.$J$1]*[.$J$2]*[.D75]" office:value-type="float" office:value="78.9975023622048" calcext:value-type="float">
            <text:p>78.9975023622048</text:p>
          </table:table-cell>
          <table:table-cell table:number-columns-repeated="11"/>
          <table:table-cell office:value-type="float" office:value="11" calcext:value-type="float">
            <text:p>11</text:p>
          </table:table-cell>
          <table:table-cell table:formula="of:=[.$Y$21]*[.R54]" office:value-type="float" office:value="1.18110236220472" calcext:value-type="float">
            <text:p>1.18110236220472</text:p>
          </table:table-cell>
          <table:table-cell table:formula="of:=[.$Y$21]*[.S54]" office:value-type="float" office:value="0.590551181102362" calcext:value-type="float">
            <text:p>0.590551181102362</text:p>
          </table:table-cell>
          <table:table-cell table:formula="of:=[.$Y$21]*[.T54]" office:value-type="float" office:value="1.18110236220472" calcext:value-type="float">
            <text:p>1.18110236220472</text:p>
          </table:table-cell>
          <table:table-cell table:formula="of:=[.$Y$21]*[.U54]" office:value-type="float" office:value="1.77165354330709" calcext:value-type="float">
            <text:p>1.77165354330709</text:p>
          </table:table-cell>
          <table:table-cell table:formula="of:=[.$Y$21]*[.V54]" office:value-type="float" office:value="2.75590551181102" calcext:value-type="float">
            <text:p>2.7559055118110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.62992125984252" calcext:value-type="float">
            <text:p>5.62992125984252</text:p>
          </table:table-cell>
          <table:table-cell table:formula="of:=[.$J$1]*[.$J$2]*[.D76]" office:value-type="float" office:value="78.4489085958005" calcext:value-type="float">
            <text:p>78.4489085958005</text:p>
          </table:table-cell>
          <table:table-cell table:number-columns-repeated="11"/>
          <table:table-cell office:value-type="float" office:value="12" calcext:value-type="float">
            <text:p>12</text:p>
          </table:table-cell>
          <table:table-cell table:formula="of:=[.$Y$21]*[.R55]" office:value-type="float" office:value="1.5748031496063" calcext:value-type="float">
            <text:p>1.5748031496063</text:p>
          </table:table-cell>
          <table:table-cell table:formula="of:=[.$Y$21]*[.S55]" office:value-type="float" office:value="0.984251968503937" calcext:value-type="float">
            <text:p>0.984251968503937</text:p>
          </table:table-cell>
          <table:table-cell table:formula="of:=[.$Y$21]*[.T55]" office:value-type="float" office:value="1.5748031496063" calcext:value-type="float">
            <text:p>1.5748031496063</text:p>
          </table:table-cell>
          <table:table-cell table:formula="of:=[.$Y$21]*[.U55]" office:value-type="float" office:value="1.96850393700787" calcext:value-type="float">
            <text:p>1.96850393700787</text:p>
          </table:table-cell>
          <table:table-cell table:formula="of:=[.$Y$21]*[.V55]" office:value-type="float" office:value="2.36220472440945" calcext:value-type="float">
            <text:p>2.3622047244094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.59055118110236" calcext:value-type="float">
            <text:p>5.59055118110236</text:p>
          </table:table-cell>
          <table:table-cell table:formula="of:=[.$J$1]*[.$J$2]*[.D77]" office:value-type="float" office:value="77.9003148293963" calcext:value-type="float">
            <text:p>77.9003148293963</text:p>
          </table:table-cell>
          <table:table-cell table:number-columns-repeated="11"/>
          <table:table-cell office:value-type="float" office:value="13" calcext:value-type="float">
            <text:p>13</text:p>
          </table:table-cell>
          <table:table-cell table:formula="of:=[.$Y$21]*[.R56]" office:value-type="float" office:value="1.77165354330709" calcext:value-type="float">
            <text:p>1.77165354330709</text:p>
          </table:table-cell>
          <table:table-cell table:formula="of:=[.$Y$21]*[.S56]" office:value-type="float" office:value="1.37795275590551" calcext:value-type="float">
            <text:p>1.37795275590551</text:p>
          </table:table-cell>
          <table:table-cell table:formula="of:=[.$Y$21]*[.T56]" office:value-type="float" office:value="1.77165354330709" calcext:value-type="float">
            <text:p>1.77165354330709</text:p>
          </table:table-cell>
          <table:table-cell table:formula="of:=[.$Y$21]*[.U56]" office:value-type="float" office:value="1.96850393700787" calcext:value-type="float">
            <text:p>1.96850393700787</text:p>
          </table:table-cell>
          <table:table-cell table:formula="of:=[.$Y$21]*[.V56]" office:value-type="float" office:value="2.36220472440945" calcext:value-type="float">
            <text:p>2.3622047244094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.5511811023622" calcext:value-type="float">
            <text:p>5.5511811023622</text:p>
          </table:table-cell>
          <table:table-cell table:formula="of:=[.$J$1]*[.$J$2]*[.D78]" office:value-type="float" office:value="77.3517210629921" calcext:value-type="float">
            <text:p>77.3517210629921</text:p>
          </table:table-cell>
          <table:table-cell table:number-columns-repeated="11"/>
          <table:table-cell office:value-type="float" office:value="14" calcext:value-type="float">
            <text:p>14</text:p>
          </table:table-cell>
          <table:table-cell table:formula="of:=[.$Y$21]*[.R57]" office:value-type="float" office:value="2.16535433070866" calcext:value-type="float">
            <text:p>2.16535433070866</text:p>
          </table:table-cell>
          <table:table-cell table:formula="of:=[.$Y$21]*[.S57]" office:value-type="float" office:value="1.5748031496063" calcext:value-type="float">
            <text:p>1.5748031496063</text:p>
          </table:table-cell>
          <table:table-cell table:formula="of:=[.$Y$21]*[.T57]" office:value-type="float" office:value="1.96850393700787" calcext:value-type="float">
            <text:p>1.96850393700787</text:p>
          </table:table-cell>
          <table:table-cell table:formula="of:=[.$Y$21]*[.U57]" office:value-type="float" office:value="2.36220472440945" calcext:value-type="float">
            <text:p>2.36220472440945</text:p>
          </table:table-cell>
          <table:table-cell table:formula="of:=[.$Y$21]*[.V57]" office:value-type="float" office:value="2.55905511811024" calcext:value-type="float">
            <text:p>2.5590551181102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.59055118110236" calcext:value-type="float">
            <text:p>5.59055118110236</text:p>
          </table:table-cell>
          <table:table-cell table:formula="of:=[.$J$1]*[.$J$2]*[.D79]" office:value-type="float" office:value="77.9003148293963" calcext:value-type="float">
            <text:p>77.9003148293963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 table:formula="of:=[.$Y$21]*[.R58]" office:value-type="float" office:value="2.36220472440945" calcext:value-type="float">
            <text:p>2.36220472440945</text:p>
          </table:table-cell>
          <table:table-cell table:formula="of:=[.$Y$21]*[.S58]" office:value-type="float" office:value="1.77165354330709" calcext:value-type="float">
            <text:p>1.77165354330709</text:p>
          </table:table-cell>
          <table:table-cell table:formula="of:=[.$Y$21]*[.T58]" office:value-type="float" office:value="1.96850393700787" calcext:value-type="float">
            <text:p>1.96850393700787</text:p>
          </table:table-cell>
          <table:table-cell table:formula="of:=[.$Y$21]*[.U58]" office:value-type="float" office:value="2.16535433070866" calcext:value-type="float">
            <text:p>2.16535433070866</text:p>
          </table:table-cell>
          <table:table-cell table:formula="of:=[.$Y$21]*[.V58]" office:value-type="float" office:value="2.55905511811024" calcext:value-type="float">
            <text:p>2.5590551181102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.62992125984252" calcext:value-type="float">
            <text:p>5.62992125984252</text:p>
          </table:table-cell>
          <table:table-cell table:formula="of:=[.$J$1]*[.$J$2]*[.D80]" office:value-type="float" office:value="78.4489085958005" calcext:value-type="float">
            <text:p>78.4489085958005</text:p>
          </table:table-cell>
          <table:table-cell table:number-columns-repeated="11"/>
          <table:table-cell office:value-type="float" office:value="16" calcext:value-type="float">
            <text:p>16</text:p>
          </table:table-cell>
          <table:table-cell table:formula="of:=[.$Y$21]*[.R59]" office:value-type="float" office:value="2.55905511811024" calcext:value-type="float">
            <text:p>2.55905511811024</text:p>
          </table:table-cell>
          <table:table-cell table:formula="of:=[.$Y$21]*[.S59]" office:value-type="float" office:value="1.96850393700787" calcext:value-type="float">
            <text:p>1.96850393700787</text:p>
          </table:table-cell>
          <table:table-cell table:formula="of:=[.$Y$21]*[.T59]" office:value-type="float" office:value="2.16535433070866" calcext:value-type="float">
            <text:p>2.16535433070866</text:p>
          </table:table-cell>
          <table:table-cell table:formula="of:=[.$Y$21]*[.U59]" office:value-type="float" office:value="2.16535433070866" calcext:value-type="float">
            <text:p>2.16535433070866</text:p>
          </table:table-cell>
          <table:table-cell table:formula="of:=[.$Y$21]*[.V59]" office:value-type="float" office:value="2.36220472440945" calcext:value-type="float">
            <text:p>2.3622047244094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.59055118110236" calcext:value-type="float">
            <text:p>5.59055118110236</text:p>
          </table:table-cell>
          <table:table-cell table:formula="of:=[.$J$1]*[.$J$2]*[.D81]" office:value-type="float" office:value="77.9003148293963" calcext:value-type="float">
            <text:p>77.9003148293963</text:p>
          </table:table-cell>
          <table:table-cell table:number-columns-repeated="11"/>
          <table:table-cell office:value-type="float" office:value="17" calcext:value-type="float">
            <text:p>17</text:p>
          </table:table-cell>
          <table:table-cell table:formula="of:=[.$Y$21]*[.R60]" office:value-type="float" office:value="2.75590551181102" calcext:value-type="float">
            <text:p>2.75590551181102</text:p>
          </table:table-cell>
          <table:table-cell table:formula="of:=[.$Y$21]*[.S60]" office:value-type="float" office:value="2.16535433070866" calcext:value-type="float">
            <text:p>2.16535433070866</text:p>
          </table:table-cell>
          <table:table-cell table:formula="of:=[.$Y$21]*[.T60]" office:value-type="float" office:value="2.36220472440945" calcext:value-type="float">
            <text:p>2.36220472440945</text:p>
          </table:table-cell>
          <table:table-cell table:formula="of:=[.$Y$21]*[.U60]" office:value-type="float" office:value="2.55905511811024" calcext:value-type="float">
            <text:p>2.55905511811024</text:p>
          </table:table-cell>
          <table:table-cell table:formula="of:=[.$Y$21]*[.V60]" office:value-type="float" office:value="2.55905511811024" calcext:value-type="float">
            <text:p>2.5590551181102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5.62992125984252" calcext:value-type="float">
            <text:p>5.62992125984252</text:p>
          </table:table-cell>
          <table:table-cell table:formula="of:=[.$J$1]*[.$J$2]*[.D82]" office:value-type="float" office:value="78.4489085958005" calcext:value-type="float">
            <text:p>78.4489085958005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 table:formula="of:=[.$Y$21]*[.R61]" office:value-type="float" office:value="4.33070866141732" calcext:value-type="float">
            <text:p>4.33070866141732</text:p>
          </table:table-cell>
          <table:table-cell table:formula="of:=[.$Y$21]*[.S61]" office:value-type="float" office:value="6.69291338582677" calcext:value-type="float">
            <text:p>6.69291338582677</text:p>
          </table:table-cell>
          <table:table-cell table:formula="of:=[.$Y$21]*[.T61]" office:value-type="float" office:value="8.46456692913386" calcext:value-type="float">
            <text:p>8.46456692913386</text:p>
          </table:table-cell>
          <table:table-cell table:formula="of:=[.$Y$21]*[.U61]" office:value-type="float" office:value="8.07086614173228" calcext:value-type="float">
            <text:p>8.07086614173228</text:p>
          </table:table-cell>
          <table:table-cell table:formula="of:=[.$Y$21]*[.V61]" office:value-type="float" office:value="6.88976377952756" calcext:value-type="float">
            <text:p>6.8897637795275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.22834645669291" calcext:value-type="float">
            <text:p>3.22834645669291</text:p>
          </table:table-cell>
          <table:table-cell table:formula="of:=[.$J$1]*[.$J$2]*[.D83]" office:value-type="float" office:value="44.9846888451443" calcext:value-type="float">
            <text:p>44.9846888451443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.4251968503937" calcext:value-type="float">
            <text:p>3.4251968503937</text:p>
          </table:table-cell>
          <table:table-cell table:formula="of:=[.$J$1]*[.$J$2]*[.D84]" office:value-type="float" office:value="47.7276576771653" calcext:value-type="float">
            <text:p>47.7276576771653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.74015748031496" calcext:value-type="float">
            <text:p>3.74015748031496</text:p>
          </table:table-cell>
          <table:table-cell table:formula="of:=[.$J$1]*[.$J$2]*[.D85]" office:value-type="float" office:value="52.116407808399" calcext:value-type="float">
            <text:p>52.116407808399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.93700787401575" calcext:value-type="float">
            <text:p>3.93700787401575</text:p>
          </table:table-cell>
          <table:table-cell table:formula="of:=[.$J$1]*[.$J$2]*[.D86]" office:value-type="float" office:value="54.85937664042" calcext:value-type="float">
            <text:p>54.85937664042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4.29133858267717" calcext:value-type="float">
            <text:p>4.29133858267717</text:p>
          </table:table-cell>
          <table:table-cell table:formula="of:=[.$J$1]*[.$J$2]*[.D87]" office:value-type="float" office:value="59.7967205380578" calcext:value-type="float">
            <text:p>59.7967205380578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.37007874015748" calcext:value-type="float">
            <text:p>4.37007874015748</text:p>
          </table:table-cell>
          <table:table-cell table:formula="of:=[.$J$1]*[.$J$2]*[.D88]" office:value-type="float" office:value="60.8939080708661" calcext:value-type="float">
            <text:p>60.8939080708661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.48818897637795" calcext:value-type="float">
            <text:p>4.48818897637795</text:p>
          </table:table-cell>
          <table:table-cell table:formula="of:=[.$J$1]*[.$J$2]*[.D89]" office:value-type="float" office:value="62.5396893700787" calcext:value-type="float">
            <text:p>62.5396893700787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4.68503937007874" calcext:value-type="float">
            <text:p>4.68503937007874</text:p>
          </table:table-cell>
          <table:table-cell table:formula="of:=[.$J$1]*[.$J$2]*[.D90]" office:value-type="float" office:value="65.2826582020997" calcext:value-type="float">
            <text:p>65.2826582020997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6.73228346456693" calcext:value-type="float">
            <text:p>6.73228346456693</text:p>
          </table:table-cell>
          <table:table-cell table:formula="of:=[.$J$1]*[.$J$2]*[.D91]" office:value-type="float" office:value="93.8095340551181" calcext:value-type="float">
            <text:p>93.8095340551181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96850393700787" calcext:value-type="float">
            <text:p>0.196850393700787</text:p>
          </table:table-cell>
          <table:table-cell table:formula="of:=[.$J$1]*[.$J$2]*[.D92]" office:value-type="float" office:value="2.74296883202099" calcext:value-type="float">
            <text:p>2.7429688320209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.7244094488189" calcext:value-type="float">
            <text:p>4.7244094488189</text:p>
          </table:table-cell>
          <table:table-cell table:formula="of:=[.$J$1]*[.$J$2]*[.D93]" office:value-type="float" office:value="65.831251968504" calcext:value-type="float">
            <text:p>65.831251968504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.92125984251968" calcext:value-type="float">
            <text:p>4.92125984251968</text:p>
          </table:table-cell>
          <table:table-cell table:formula="of:=[.$J$1]*[.$J$2]*[.D94]" office:value-type="float" office:value="68.5742208005249" calcext:value-type="float">
            <text:p>68.574220800524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.7244094488189" calcext:value-type="float">
            <text:p>4.7244094488189</text:p>
          </table:table-cell>
          <table:table-cell table:formula="of:=[.$J$1]*[.$J$2]*[.D95]" office:value-type="float" office:value="65.831251968504" calcext:value-type="float">
            <text:p>65.831251968504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52755905511811" calcext:value-type="float">
            <text:p>4.52755905511811</text:p>
          </table:table-cell>
          <table:table-cell table:formula="of:=[.$J$1]*[.$J$2]*[.D96]" office:value-type="float" office:value="63.0882831364829" calcext:value-type="float">
            <text:p>63.088283136482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97]" office:value-type="float" office:value="57.602345472441" calcext:value-type="float">
            <text:p>57.602345472441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93700787401575" calcext:value-type="float">
            <text:p>3.93700787401575</text:p>
          </table:table-cell>
          <table:table-cell table:formula="of:=[.$J$1]*[.$J$2]*[.D98]" office:value-type="float" office:value="54.85937664042" calcext:value-type="float">
            <text:p>54.85937664042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4645669291339" calcext:value-type="float">
            <text:p>3.34645669291339</text:p>
          </table:table-cell>
          <table:table-cell table:formula="of:=[.$J$1]*[.$J$2]*[.D99]" office:value-type="float" office:value="46.630470144357" calcext:value-type="float">
            <text:p>46.630470144357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.95275590551181" calcext:value-type="float">
            <text:p>2.95275590551181</text:p>
          </table:table-cell>
          <table:table-cell table:formula="of:=[.$J$1]*[.$J$2]*[.D100]" office:value-type="float" office:value="41.144532480315" calcext:value-type="float">
            <text:p>41.144532480315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101]" office:value-type="float" office:value="43.887501312336" calcext:value-type="float">
            <text:p>43.887501312336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.75590551181102" calcext:value-type="float">
            <text:p>2.75590551181102</text:p>
          </table:table-cell>
          <table:table-cell table:formula="of:=[.$J$1]*[.$J$2]*[.D102]" office:value-type="float" office:value="38.4015636482939" calcext:value-type="float">
            <text:p>38.401563648293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103]" office:value-type="float" office:value="32.915625984252" calcext:value-type="float">
            <text:p>32.915625984252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104]" office:value-type="float" office:value="32.915625984252" calcext:value-type="float">
            <text:p>32.915625984252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105]" office:value-type="float" office:value="35.658594816273" calcext:value-type="float">
            <text:p>35.658594816273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106]" office:value-type="float" office:value="35.658594816273" calcext:value-type="float">
            <text:p>35.658594816273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107]" office:value-type="float" office:value="32.915625984252" calcext:value-type="float">
            <text:p>32.915625984252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108]" office:value-type="float" office:value="35.658594816273" calcext:value-type="float">
            <text:p>35.658594816273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.88976377952756" calcext:value-type="float">
            <text:p>6.88976377952756</text:p>
          </table:table-cell>
          <table:table-cell table:formula="of:=[.$J$1]*[.$J$2]*[.D109]" office:value-type="float" office:value="96.0039091207349" calcext:value-type="float">
            <text:p>96.003909120734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110]" office:value-type="float" office:value="27.4296883202099" calcext:value-type="float">
            <text:p>27.429688320209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.49606299212598" calcext:value-type="float">
            <text:p>6.49606299212598</text:p>
          </table:table-cell>
          <table:table-cell table:formula="of:=[.$J$1]*[.$J$2]*[.D111]" office:value-type="float" office:value="90.5179714566929" calcext:value-type="float">
            <text:p>90.517971456692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.10236220472441" calcext:value-type="float">
            <text:p>6.10236220472441</text:p>
          </table:table-cell>
          <table:table-cell table:formula="of:=[.$J$1]*[.$J$2]*[.D112]" office:value-type="float" office:value="85.0320337926509" calcext:value-type="float">
            <text:p>85.032033792650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.70866141732283" calcext:value-type="float">
            <text:p>5.70866141732283</text:p>
          </table:table-cell>
          <table:table-cell table:formula="of:=[.$J$1]*[.$J$2]*[.D113]" office:value-type="float" office:value="79.5460961286089" calcext:value-type="float">
            <text:p>79.546096128608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31496062992126" calcext:value-type="float">
            <text:p>5.31496062992126</text:p>
          </table:table-cell>
          <table:table-cell table:formula="of:=[.$J$1]*[.$J$2]*[.D114]" office:value-type="float" office:value="74.0601584645669" calcext:value-type="float">
            <text:p>74.060158464566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.33070866141732" calcext:value-type="float">
            <text:p>4.33070866141732</text:p>
          </table:table-cell>
          <table:table-cell table:formula="of:=[.$J$1]*[.$J$2]*[.D115]" office:value-type="float" office:value="60.3453143044619" calcext:value-type="float">
            <text:p>60.345314304461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.93700787401575" calcext:value-type="float">
            <text:p>3.93700787401575</text:p>
          </table:table-cell>
          <table:table-cell table:formula="of:=[.$J$1]*[.$J$2]*[.D116]" office:value-type="float" office:value="54.85937664042" calcext:value-type="float">
            <text:p>54.85937664042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.54330708661417" calcext:value-type="float">
            <text:p>3.54330708661417</text:p>
          </table:table-cell>
          <table:table-cell table:formula="of:=[.$J$1]*[.$J$2]*[.D117]" office:value-type="float" office:value="49.3734389763779" calcext:value-type="float">
            <text:p>49.373438976377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.95275590551181" calcext:value-type="float">
            <text:p>2.95275590551181</text:p>
          </table:table-cell>
          <table:table-cell table:formula="of:=[.$J$1]*[.$J$2]*[.D118]" office:value-type="float" office:value="41.144532480315" calcext:value-type="float">
            <text:p>41.144532480315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119]" office:value-type="float" office:value="24.686719488189" calcext:value-type="float">
            <text:p>24.68671948818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120]" office:value-type="float" office:value="24.686719488189" calcext:value-type="float">
            <text:p>24.68671948818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121]" office:value-type="float" office:value="27.4296883202099" calcext:value-type="float">
            <text:p>27.429688320209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122]" office:value-type="float" office:value="27.4296883202099" calcext:value-type="float">
            <text:p>27.429688320209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123]" office:value-type="float" office:value="32.915625984252" calcext:value-type="float">
            <text:p>32.915625984252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24]" office:value-type="float" office:value="30.1726571522309" calcext:value-type="float">
            <text:p>30.172657152230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25]" office:value-type="float" office:value="30.1726571522309" calcext:value-type="float">
            <text:p>30.172657152230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126]" office:value-type="float" office:value="35.658594816273" calcext:value-type="float">
            <text:p>35.658594816273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8.07086614173228" calcext:value-type="float">
            <text:p>8.07086614173228</text:p>
          </table:table-cell>
          <table:table-cell table:formula="of:=[.$J$1]*[.$J$2]*[.D127]" office:value-type="float" office:value="112.461722112861" calcext:value-type="float">
            <text:p>112.461722112861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.49606299212598" calcext:value-type="float">
            <text:p>6.49606299212598</text:p>
          </table:table-cell>
          <table:table-cell table:formula="of:=[.$J$1]*[.$J$2]*[.D128]" office:value-type="float" office:value="90.5179714566929" calcext:value-type="float">
            <text:p>90.517971456692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.07086614173228" calcext:value-type="float">
            <text:p>8.07086614173228</text:p>
          </table:table-cell>
          <table:table-cell table:formula="of:=[.$J$1]*[.$J$2]*[.D129]" office:value-type="float" office:value="112.461722112861" calcext:value-type="float">
            <text:p>112.461722112861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.28346456692913" calcext:value-type="float">
            <text:p>7.28346456692913</text:p>
          </table:table-cell>
          <table:table-cell table:formula="of:=[.$J$1]*[.$J$2]*[.D130]" office:value-type="float" office:value="101.489846784777" calcext:value-type="float">
            <text:p>101.489846784777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.90551181102362" calcext:value-type="float">
            <text:p>5.90551181102362</text:p>
          </table:table-cell>
          <table:table-cell table:formula="of:=[.$J$1]*[.$J$2]*[.D131]" office:value-type="float" office:value="82.2890649606299" calcext:value-type="float">
            <text:p>82.289064960629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.11811023622047" calcext:value-type="float">
            <text:p>5.11811023622047</text:p>
          </table:table-cell>
          <table:table-cell table:formula="of:=[.$J$1]*[.$J$2]*[.D132]" office:value-type="float" office:value="71.3171896325459" calcext:value-type="float">
            <text:p>71.317189632545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.52755905511811" calcext:value-type="float">
            <text:p>4.52755905511811</text:p>
          </table:table-cell>
          <table:table-cell table:formula="of:=[.$J$1]*[.$J$2]*[.D133]" office:value-type="float" office:value="63.0882831364829" calcext:value-type="float">
            <text:p>63.088283136482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.93700787401575" calcext:value-type="float">
            <text:p>3.93700787401575</text:p>
          </table:table-cell>
          <table:table-cell table:formula="of:=[.$J$1]*[.$J$2]*[.D134]" office:value-type="float" office:value="54.85937664042" calcext:value-type="float">
            <text:p>54.85937664042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.34645669291339" calcext:value-type="float">
            <text:p>3.34645669291339</text:p>
          </table:table-cell>
          <table:table-cell table:formula="of:=[.$J$1]*[.$J$2]*[.D135]" office:value-type="float" office:value="46.630470144357" calcext:value-type="float">
            <text:p>46.630470144357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.95275590551181" calcext:value-type="float">
            <text:p>2.95275590551181</text:p>
          </table:table-cell>
          <table:table-cell table:formula="of:=[.$J$1]*[.$J$2]*[.D136]" office:value-type="float" office:value="41.144532480315" calcext:value-type="float">
            <text:p>41.144532480315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78740157480315" calcext:value-type="float">
            <text:p>0.78740157480315</text:p>
          </table:table-cell>
          <table:table-cell table:formula="of:=[.$J$1]*[.$J$2]*[.D137]" office:value-type="float" office:value="10.971875328084" calcext:value-type="float">
            <text:p>10.971875328084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.18110236220472" calcext:value-type="float">
            <text:p>1.18110236220472</text:p>
          </table:table-cell>
          <table:table-cell table:formula="of:=[.$J$1]*[.$J$2]*[.D138]" office:value-type="float" office:value="16.4578129921259" calcext:value-type="float">
            <text:p>16.457812992125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.5748031496063" calcext:value-type="float">
            <text:p>1.5748031496063</text:p>
          </table:table-cell>
          <table:table-cell table:formula="of:=[.$J$1]*[.$J$2]*[.D139]" office:value-type="float" office:value="21.943750656168" calcext:value-type="float">
            <text:p>21.943750656168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140]" office:value-type="float" office:value="24.686719488189" calcext:value-type="float">
            <text:p>24.68671948818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141]" office:value-type="float" office:value="27.4296883202099" calcext:value-type="float">
            <text:p>27.429688320209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142]" office:value-type="float" office:value="27.4296883202099" calcext:value-type="float">
            <text:p>27.429688320209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43]" office:value-type="float" office:value="30.1726571522309" calcext:value-type="float">
            <text:p>30.172657152230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144]" office:value-type="float" office:value="32.915625984252" calcext:value-type="float">
            <text:p>32.915625984252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8.46456692913386" calcext:value-type="float">
            <text:p>8.46456692913386</text:p>
          </table:table-cell>
          <table:table-cell table:formula="of:=[.$J$1]*[.$J$2]*[.D145]" office:value-type="float" office:value="117.947659776903" calcext:value-type="float">
            <text:p>117.947659776903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.07086614173228" calcext:value-type="float">
            <text:p>8.07086614173228</text:p>
          </table:table-cell>
          <table:table-cell table:formula="of:=[.$J$1]*[.$J$2]*[.D146]" office:value-type="float" office:value="112.461722112861" calcext:value-type="float">
            <text:p>112.461722112861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.69291338582677" calcext:value-type="float">
            <text:p>6.69291338582677</text:p>
          </table:table-cell>
          <table:table-cell table:formula="of:=[.$J$1]*[.$J$2]*[.D147]" office:value-type="float" office:value="93.2609402887139" calcext:value-type="float">
            <text:p>93.260940288713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148]" office:value-type="float" office:value="57.602345472441" calcext:value-type="float">
            <text:p>57.602345472441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.54330708661417" calcext:value-type="float">
            <text:p>3.54330708661417</text:p>
          </table:table-cell>
          <table:table-cell table:formula="of:=[.$J$1]*[.$J$2]*[.D149]" office:value-type="float" office:value="49.3734389763779" calcext:value-type="float">
            <text:p>49.373438976377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.54330708661417" calcext:value-type="float">
            <text:p>3.54330708661417</text:p>
          </table:table-cell>
          <table:table-cell table:formula="of:=[.$J$1]*[.$J$2]*[.D150]" office:value-type="float" office:value="49.3734389763779" calcext:value-type="float">
            <text:p>49.373438976377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.54330708661417" calcext:value-type="float">
            <text:p>3.54330708661417</text:p>
          </table:table-cell>
          <table:table-cell table:formula="of:=[.$J$1]*[.$J$2]*[.D151]" office:value-type="float" office:value="49.3734389763779" calcext:value-type="float">
            <text:p>49.373438976377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.54330708661417" calcext:value-type="float">
            <text:p>3.54330708661417</text:p>
          </table:table-cell>
          <table:table-cell table:formula="of:=[.$J$1]*[.$J$2]*[.D152]" office:value-type="float" office:value="49.3734389763779" calcext:value-type="float">
            <text:p>49.373438976377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.62204724409449" calcext:value-type="float">
            <text:p>3.62204724409449</text:p>
          </table:table-cell>
          <table:table-cell table:formula="of:=[.$J$1]*[.$J$2]*[.D153]" office:value-type="float" office:value="50.4706265091864" calcext:value-type="float">
            <text:p>50.4706265091864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.7007874015748" calcext:value-type="float">
            <text:p>3.7007874015748</text:p>
          </table:table-cell>
          <table:table-cell table:formula="of:=[.$J$1]*[.$J$2]*[.D154]" office:value-type="float" office:value="51.5678140419947" calcext:value-type="float">
            <text:p>51.5678140419947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196850393700787" calcext:value-type="float">
            <text:p>0.196850393700787</text:p>
          </table:table-cell>
          <table:table-cell table:formula="of:=[.$J$1]*[.$J$2]*[.D155]" office:value-type="float" office:value="2.74296883202099" calcext:value-type="float">
            <text:p>2.7429688320209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590551181102362" calcext:value-type="float">
            <text:p>0.590551181102362</text:p>
          </table:table-cell>
          <table:table-cell table:formula="of:=[.$J$1]*[.$J$2]*[.D156]" office:value-type="float" office:value="8.22890649606299" calcext:value-type="float">
            <text:p>8.2289064960629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.984251968503937" calcext:value-type="float">
            <text:p>0.984251968503937</text:p>
          </table:table-cell>
          <table:table-cell table:formula="of:=[.$J$1]*[.$J$2]*[.D157]" office:value-type="float" office:value="13.714844160105" calcext:value-type="float">
            <text:p>13.714844160105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158]" office:value-type="float" office:value="19.200781824147" calcext:value-type="float">
            <text:p>19.200781824147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.5748031496063" calcext:value-type="float">
            <text:p>1.5748031496063</text:p>
          </table:table-cell>
          <table:table-cell table:formula="of:=[.$J$1]*[.$J$2]*[.D159]" office:value-type="float" office:value="21.943750656168" calcext:value-type="float">
            <text:p>21.943750656168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160]" office:value-type="float" office:value="24.686719488189" calcext:value-type="float">
            <text:p>24.68671948818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161]" office:value-type="float" office:value="27.4296883202099" calcext:value-type="float">
            <text:p>27.429688320209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62]" office:value-type="float" office:value="30.1726571522309" calcext:value-type="float">
            <text:p>30.172657152230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.69291338582677" calcext:value-type="float">
            <text:p>6.69291338582677</text:p>
          </table:table-cell>
          <table:table-cell table:formula="of:=[.$J$1]*[.$J$2]*[.D163]" office:value-type="float" office:value="93.2609402887139" calcext:value-type="float">
            <text:p>93.260940288713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164]" office:value-type="float" office:value="43.887501312336" calcext:value-type="float">
            <text:p>43.887501312336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165]" office:value-type="float" office:value="57.602345472441" calcext:value-type="float">
            <text:p>57.602345472441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166]" office:value-type="float" office:value="57.602345472441" calcext:value-type="float">
            <text:p>57.602345472441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167]" office:value-type="float" office:value="57.602345472441" calcext:value-type="float">
            <text:p>57.602345472441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168]" office:value-type="float" office:value="57.602345472441" calcext:value-type="float">
            <text:p>57.602345472441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169]" office:value-type="float" office:value="57.602345472441" calcext:value-type="float">
            <text:p>57.602345472441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4.33070866141732" calcext:value-type="float">
            <text:p>4.33070866141732</text:p>
          </table:table-cell>
          <table:table-cell table:formula="of:=[.$J$1]*[.$J$2]*[.D170]" office:value-type="float" office:value="60.3453143044619" calcext:value-type="float">
            <text:p>60.345314304461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171]" office:value-type="float" office:value="57.602345472441" calcext:value-type="float">
            <text:p>57.602345472441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172]" office:value-type="float" office:value="57.602345472441" calcext:value-type="float">
            <text:p>57.602345472441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78740157480315" calcext:value-type="float">
            <text:p>0.78740157480315</text:p>
          </table:table-cell>
          <table:table-cell table:formula="of:=[.$J$1]*[.$J$2]*[.D173]" office:value-type="float" office:value="10.971875328084" calcext:value-type="float">
            <text:p>10.971875328084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.18110236220472" calcext:value-type="float">
            <text:p>1.18110236220472</text:p>
          </table:table-cell>
          <table:table-cell table:formula="of:=[.$J$1]*[.$J$2]*[.D174]" office:value-type="float" office:value="16.4578129921259" calcext:value-type="float">
            <text:p>16.457812992125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.5748031496063" calcext:value-type="float">
            <text:p>1.5748031496063</text:p>
          </table:table-cell>
          <table:table-cell table:formula="of:=[.$J$1]*[.$J$2]*[.D175]" office:value-type="float" office:value="21.943750656168" calcext:value-type="float">
            <text:p>21.943750656168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176]" office:value-type="float" office:value="24.686719488189" calcext:value-type="float">
            <text:p>24.68671948818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77]" office:value-type="float" office:value="30.1726571522309" calcext:value-type="float">
            <text:p>30.172657152230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178]" office:value-type="float" office:value="32.915625984252" calcext:value-type="float">
            <text:p>32.915625984252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179]" office:value-type="float" office:value="35.658594816273" calcext:value-type="float">
            <text:p>35.658594816273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.75590551181102" calcext:value-type="float">
            <text:p>2.75590551181102</text:p>
          </table:table-cell>
          <table:table-cell table:formula="of:=[.$J$1]*[.$J$2]*[.D180]" office:value-type="float" office:value="38.4015636482939" calcext:value-type="float">
            <text:p>38.401563648293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.33070866141732" calcext:value-type="float">
            <text:p>4.33070866141732</text:p>
          </table:table-cell>
          <table:table-cell table:formula="of:=[.$J$1]*[.$J$2]*[.D181]" office:value-type="float" office:value="60.3453143044619" calcext:value-type="float">
            <text:p>60.3453143044619</text:p>
          </table:table-cell>
          <table:table-cell table:number-columns-repeated="20"/>
        </table:table-row>
      </table:table>
      <table:table table:name="group_4" table:style-name="ta1"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Velocity [MPH]</text:p>
          </table:table-cell>
          <table:table-cell office:value-type="string" calcext:value-type="string">
            <text:p>Angle of Attack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Manometer Reading [in]</text:p>
          </table:table-cell>
          <table:table-cell office:value-type="string" calcext:value-type="string">
            <text:p>Pressure [psi]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Density of H2O</text:p>
          </table:table-cell>
          <table:table-cell table:formula="of:=(62.3148)/(12^3)" office:value-type="float" office:value="0.0360618055555556" calcext:value-type="float">
            <text:p>0.0360618055555556</text:p>
          </table:table-cell>
          <table:table-cell office:value-type="string" calcext:value-type="string">
            <text:p>lbf/in^3</text:p>
          </table:table-cell>
          <table:table-cell table:number-columns-repeated="6"/>
          <table:table-cell office:value-type="string" calcext:value-type="string">
            <text:p>Vel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2]" office:value-type="float" office:value="43.887501312336" calcext:value-type="float">
            <text:p>43.887501312336</text:p>
          </table:table-cell>
          <table:table-cell table:number-columns-repeated="3"/>
          <table:table-cell office:value-type="string" calcext:value-type="string">
            <text:p>Gravity</text:p>
          </table:table-cell>
          <table:table-cell table:formula="of:=32.2*12" office:value-type="float" office:value="386.4" calcext:value-type="float">
            <text:p>386.4</text:p>
          </table:table-cell>
          <table:table-cell office:value-type="string" calcext:value-type="string">
            <text:p>in/s^2</text:p>
          </table:table-cell>
          <table:table-cell table:number-columns-repeated="6"/>
          <table:table-cell office:value-type="string" calcext:value-type="string">
            <text:p>Ang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.51181102362205" calcext:value-type="float">
            <text:p>5.51181102362205</text:p>
          </table:table-cell>
          <table:table-cell table:formula="of:=[.$J$1]*[.$J$2]*[.D3]" office:value-type="float" office:value="76.803127296588" calcext:value-type="float">
            <text:p>76.803127296588</text:p>
          </table:table-cell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^2</text:p>
          </table:table-cell>
          <table:table-cell table:number-columns-repeated="6"/>
          <table:table-cell table:style-name="ce2" office:value-type="string" calcext:value-type="string">
            <text:p>Pressure Ports</text:p>
          </table:table-cell>
          <table:table-cell table:number-columns-repeated="5" table:style-name="ce2" office:value-type="string" calcext:value-type="string">
            <text:p>Height (mm)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.70866141732283" calcext:value-type="float">
            <text:p>5.70866141732283</text:p>
          </table:table-cell>
          <table:table-cell table:formula="of:=[.$J$1]*[.$J$2]*[.D4]" office:value-type="float" office:value="79.5460961286089" calcext:value-type="float">
            <text:p>79.5460961286089</text:p>
          </table:table-cell>
          <table:table-cell table:number-columns-repeated="3"/>
          <table:table-cell office:value-type="string" calcext:value-type="string">
            <text:p>mph→in/s</text:p>
          </table:table-cell>
          <table:table-cell office:value-type="float" office:value="17.60002" calcext:value-type="float">
            <text:p>17.60002</text:p>
          </table:table-cell>
          <table:table-cell table:number-columns-repeated="7"/>
          <table:table-cell table:style-name="ce2" office:value-type="float" office:value="1" calcext:value-type="float">
            <text:p>1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.39370078740158" calcext:value-type="float">
            <text:p>5.39370078740158</text:p>
          </table:table-cell>
          <table:table-cell table:formula="of:=[.$J$1]*[.$J$2]*[.D5]" office:value-type="float" office:value="75.1573459973754" calcext:value-type="float">
            <text:p>75.1573459973754</text:p>
          </table:table-cell>
          <table:table-cell table:number-columns-repeated="1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.23622047244094" calcext:value-type="float">
            <text:p>5.23622047244094</text:p>
          </table:table-cell>
          <table:table-cell table:formula="of:=[.$J$1]*[.$J$2]*[.D6]" office:value-type="float" office:value="72.9629709317585" calcext:value-type="float">
            <text:p>72.9629709317585</text:p>
          </table:table-cell>
          <table:table-cell table:number-columns-repeated="1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.19685039370079" calcext:value-type="float">
            <text:p>5.19685039370079</text:p>
          </table:table-cell>
          <table:table-cell table:formula="of:=[.$J$1]*[.$J$2]*[.D7]" office:value-type="float" office:value="72.4143771653544" calcext:value-type="float">
            <text:p>72.4143771653544</text:p>
          </table:table-cell>
          <table:table-cell table:number-columns-repeated="1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.23622047244094" calcext:value-type="float">
            <text:p>5.23622047244094</text:p>
          </table:table-cell>
          <table:table-cell table:formula="of:=[.$J$1]*[.$J$2]*[.D8]" office:value-type="float" office:value="72.9629709317585" calcext:value-type="float">
            <text:p>72.9629709317585</text:p>
          </table:table-cell>
          <table:table-cell table:number-columns-repeated="1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$J$1]*[.$J$2]*[.D9]" office:value-type="float" office:value="69.6714083333333" calcext:value-type="float">
            <text:p>69.6714083333333</text:p>
          </table:table-cell>
          <table:table-cell table:number-columns-repeated="1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.7244094488189" calcext:value-type="float">
            <text:p>4.7244094488189</text:p>
          </table:table-cell>
          <table:table-cell table:formula="of:=[.$J$1]*[.$J$2]*[.D10]" office:value-type="float" office:value="65.831251968504" calcext:value-type="float">
            <text:p>65.831251968504</text:p>
          </table:table-cell>
          <table:table-cell table:number-columns-repeated="12"/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133" calcext:value-type="float">
            <text:p>133</text:p>
          </table:table-cell>
          <table:table-cell table:number-columns-repeated="2" table:style-name="ce2" office:value-type="float" office:value="129" calcext:value-type="float">
            <text:p>129</text:p>
          </table:table-cell>
          <table:table-cell table:style-name="ce2"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$J$1]*[.$J$2]*[.D11]" office:value-type="float" office:value="69.6714083333333" calcext:value-type="float">
            <text:p>69.6714083333333</text:p>
          </table:table-cell>
          <table:table-cell table:number-columns-repeated="1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27" calcext:value-type="float">
            <text:p>127</text:p>
          </table:table-cell>
          <table:table-cell table:number-columns-repeated="2" table:style-name="ce2" office:value-type="float" office:value="122" calcext:value-type="float">
            <text:p>122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.03937007874016" calcext:value-type="float">
            <text:p>5.03937007874016</text:p>
          </table:table-cell>
          <table:table-cell table:formula="of:=[.$J$1]*[.$J$2]*[.D12]" office:value-type="float" office:value="70.2200020997376" calcext:value-type="float">
            <text:p>70.2200020997376</text:p>
          </table:table-cell>
          <table:table-cell table:number-columns-repeated="12"/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120" calcext:value-type="float">
            <text:p>120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.52755905511811" calcext:value-type="float">
            <text:p>4.52755905511811</text:p>
          </table:table-cell>
          <table:table-cell table:formula="of:=[.$J$1]*[.$J$2]*[.D13]" office:value-type="float" office:value="63.0882831364829" calcext:value-type="float">
            <text:p>63.0882831364829</text:p>
          </table:table-cell>
          <table:table-cell table:number-columns-repeated="1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.60629921259843" calcext:value-type="float">
            <text:p>4.60629921259843</text:p>
          </table:table-cell>
          <table:table-cell table:formula="of:=[.$J$1]*[.$J$2]*[.D14]" office:value-type="float" office:value="64.1854706692914" calcext:value-type="float">
            <text:p>64.1854706692914</text:p>
          </table:table-cell>
          <table:table-cell table:number-columns-repeated="12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.64566929133858" calcext:value-type="float">
            <text:p>4.64566929133858</text:p>
          </table:table-cell>
          <table:table-cell table:formula="of:=[.$J$1]*[.$J$2]*[.D15]" office:value-type="float" office:value="64.7340644356955" calcext:value-type="float">
            <text:p>64.7340644356955</text:p>
          </table:table-cell>
          <table:table-cell table:number-columns-repeated="1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.52755905511811" calcext:value-type="float">
            <text:p>4.52755905511811</text:p>
          </table:table-cell>
          <table:table-cell table:formula="of:=[.$J$1]*[.$J$2]*[.D16]" office:value-type="float" office:value="63.0882831364829" calcext:value-type="float">
            <text:p>63.0882831364829</text:p>
          </table:table-cell>
          <table:table-cell table:number-columns-repeated="12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.7244094488189" calcext:value-type="float">
            <text:p>4.7244094488189</text:p>
          </table:table-cell>
          <table:table-cell table:formula="of:=[.$J$1]*[.$J$2]*[.D17]" office:value-type="float" office:value="65.831251968504" calcext:value-type="float">
            <text:p>65.831251968504</text:p>
          </table:table-cell>
          <table:table-cell table:number-columns-repeated="12"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.68503937007874" calcext:value-type="float">
            <text:p>4.68503937007874</text:p>
          </table:table-cell>
          <table:table-cell table:formula="of:=[.$J$1]*[.$J$2]*[.D18]" office:value-type="float" office:value="65.2826582020997" calcext:value-type="float">
            <text:p>65.2826582020997</text:p>
          </table:table-cell>
          <table:table-cell table:number-columns-repeated="1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2" table:style-name="ce2" office:value-type="float" office:value="103" calcext:value-type="float">
            <text:p>103</text:p>
          </table:table-cell>
          <table:table-cell table:style-name="ce2"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.46456692913386" calcext:value-type="float">
            <text:p>3.46456692913386</text:p>
          </table:table-cell>
          <table:table-cell table:formula="of:=[.$J$1]*[.$J$2]*[.D19]" office:value-type="float" office:value="48.2762514435696" calcext:value-type="float">
            <text:p>48.2762514435696</text:p>
          </table:table-cell>
          <table:table-cell table:number-columns-repeated="12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93700787401575" calcext:value-type="float">
            <text:p>3.93700787401575</text:p>
          </table:table-cell>
          <table:table-cell table:formula="of:=[.$J$1]*[.$J$2]*[.D20]" office:value-type="float" office:value="54.85937664042" calcext:value-type="float">
            <text:p>54.85937664042</text:p>
          </table:table-cell>
          <table:table-cell table:number-columns-repeated="12"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.49606299212598" calcext:value-type="float">
            <text:p>6.49606299212598</text:p>
          </table:table-cell>
          <table:table-cell table:formula="of:=[.$J$1]*[.$J$2]*[.D21]" office:value-type="float" office:value="90.5179714566929" calcext:value-type="float">
            <text:p>90.5179714566929</text:p>
          </table:table-cell>
          <table:table-cell table:number-columns-repeated="12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.22047244094488" calcext:value-type="float">
            <text:p>6.22047244094488</text:p>
          </table:table-cell>
          <table:table-cell table:formula="of:=[.$J$1]*[.$J$2]*[.D22]" office:value-type="float" office:value="86.6778150918635" calcext:value-type="float">
            <text:p>86.6778150918635</text:p>
          </table:table-cell>
          <table:table-cell table:number-columns-repeated="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.90551181102362" calcext:value-type="float">
            <text:p>5.90551181102362</text:p>
          </table:table-cell>
          <table:table-cell table:formula="of:=[.$J$1]*[.$J$2]*[.D23]" office:value-type="float" office:value="82.2890649606299" calcext:value-type="float">
            <text:p>82.2890649606299</text:p>
          </table:table-cell>
          <table:table-cell table:number-columns-repeated="19"/>
          <table:table-cell office:value-type="string" calcext:value-type="string">
            <text:p>mm→in</text:p>
          </table:table-cell>
          <table:table-cell table:formula="of:=1/(2.54 * 10)" office:value-type="float" office:value="0.0393700787401575" calcext:value-type="float">
            <text:p>0.03937007874015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82677165354331" calcext:value-type="float">
            <text:p>5.82677165354331</text:p>
          </table:table-cell>
          <table:table-cell table:formula="of:=[.$J$1]*[.$J$2]*[.D24]" office:value-type="float" office:value="81.1918774278216" calcext:value-type="float">
            <text:p>81.1918774278216</text:p>
          </table:table-cell>
          <table:table-cell table:number-columns-repeated="12"/>
          <table:table-cell office:value-type="string" calcext:value-type="string">
            <text:p>Vel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31496062992126" calcext:value-type="float">
            <text:p>5.31496062992126</text:p>
          </table:table-cell>
          <table:table-cell table:formula="of:=[.$J$1]*[.$J$2]*[.D25]" office:value-type="float" office:value="74.0601584645669" calcext:value-type="float">
            <text:p>74.0601584645669</text:p>
          </table:table-cell>
          <table:table-cell table:number-columns-repeated="12"/>
          <table:table-cell office:value-type="string" calcext:value-type="string">
            <text:p>Ang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.23622047244094" calcext:value-type="float">
            <text:p>5.23622047244094</text:p>
          </table:table-cell>
          <table:table-cell table:formula="of:=[.$J$1]*[.$J$2]*[.D26]" office:value-type="float" office:value="72.9629709317585" calcext:value-type="float">
            <text:p>72.9629709317585</text:p>
          </table:table-cell>
          <table:table-cell table:number-columns-repeated="12"/>
          <table:table-cell table:style-name="ce2" office:value-type="string" calcext:value-type="string">
            <text:p>Pressure Ports</text:p>
          </table:table-cell>
          <table:table-cell table:number-columns-repeated="5" table:style-name="ce2" office:value-type="string" calcext:value-type="string">
            <text:p>Height (in)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.80314960629921" calcext:value-type="float">
            <text:p>4.80314960629921</text:p>
          </table:table-cell>
          <table:table-cell table:formula="of:=[.$J$1]*[.$J$2]*[.D27]" office:value-type="float" office:value="66.9284395013123" calcext:value-type="float">
            <text:p>66.9284395013123</text:p>
          </table:table-cell>
          <table:table-cell table:number-columns-repeated="12"/>
          <table:table-cell table:style-name="ce2" office:value-type="float" office:value="1" calcext:value-type="float">
            <text:p>1</text:p>
          </table:table-cell>
          <table:table-cell table:style-name="ce2" table:formula="of:=[.$Z$23]*[.S4]" office:value-type="float" office:value="3.1496062992126" calcext:value-type="float">
            <text:p>3.1496062992126</text:p>
          </table:table-cell>
          <table:table-cell table:style-name="ce2" table:formula="of:=[.$Z$23]*[.T4]" office:value-type="float" office:value="3.93700787401575" calcext:value-type="float">
            <text:p>3.93700787401575</text:p>
          </table:table-cell>
          <table:table-cell table:style-name="ce2" table:formula="of:=[.$Z$23]*[.U4]" office:value-type="float" office:value="6.37795275590551" calcext:value-type="float">
            <text:p>6.37795275590551</text:p>
          </table:table-cell>
          <table:table-cell table:style-name="ce2" table:formula="of:=[.$Z$23]*[.V4]" office:value-type="float" office:value="7.48031496062992" calcext:value-type="float">
            <text:p>7.48031496062992</text:p>
          </table:table-cell>
          <table:table-cell table:style-name="ce2" table:formula="of:=[.$Z$23]*[.W4]" office:value-type="float" office:value="4.92125984251969" calcext:value-type="float">
            <text:p>4.92125984251969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.7244094488189" calcext:value-type="float">
            <text:p>4.7244094488189</text:p>
          </table:table-cell>
          <table:table-cell table:formula="of:=[.$J$1]*[.$J$2]*[.D28]" office:value-type="float" office:value="65.831251968504" calcext:value-type="float">
            <text:p>65.831251968504</text:p>
          </table:table-cell>
          <table:table-cell table:number-columns-repeated="12"/>
          <table:table-cell table:style-name="ce2" office:value-type="float" office:value="2" calcext:value-type="float">
            <text:p>2</text:p>
          </table:table-cell>
          <table:table-cell table:style-name="ce2" table:formula="of:=[.$Z$23]*[.S5]" office:value-type="float" office:value="5.51181102362205" calcext:value-type="float">
            <text:p>5.51181102362205</text:p>
          </table:table-cell>
          <table:table-cell table:style-name="ce2" table:formula="of:=[.$Z$23]*[.T5]" office:value-type="float" office:value="6.49606299212598" calcext:value-type="float">
            <text:p>6.49606299212598</text:p>
          </table:table-cell>
          <table:table-cell table:style-name="ce2" table:formula="of:=[.$Z$23]*[.U5]" office:value-type="float" office:value="7.16535433070866" calcext:value-type="float">
            <text:p>7.16535433070866</text:p>
          </table:table-cell>
          <table:table-cell table:style-name="ce2" table:formula="of:=[.$Z$23]*[.V5]" office:value-type="float" office:value="6.81102362204724" calcext:value-type="float">
            <text:p>6.81102362204724</text:p>
          </table:table-cell>
          <table:table-cell table:style-name="ce2" table:formula="of:=[.$Z$23]*[.W5]" office:value-type="float" office:value="5.43307086614173" calcext:value-type="float">
            <text:p>5.43307086614173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.05511811023622" calcext:value-type="float">
            <text:p>4.05511811023622</text:p>
          </table:table-cell>
          <table:table-cell table:formula="of:=[.$J$1]*[.$J$2]*[.D29]" office:value-type="float" office:value="56.5051579396325" calcext:value-type="float">
            <text:p>56.5051579396325</text:p>
          </table:table-cell>
          <table:table-cell table:number-columns-repeated="12"/>
          <table:table-cell table:style-name="ce2" office:value-type="float" office:value="3" calcext:value-type="float">
            <text:p>3</text:p>
          </table:table-cell>
          <table:table-cell table:style-name="ce2" table:formula="of:=[.$Z$23]*[.S6]" office:value-type="float" office:value="5.70866141732283" calcext:value-type="float">
            <text:p>5.70866141732283</text:p>
          </table:table-cell>
          <table:table-cell table:style-name="ce2" table:formula="of:=[.$Z$23]*[.T6]" office:value-type="float" office:value="6.22047244094488" calcext:value-type="float">
            <text:p>6.22047244094488</text:p>
          </table:table-cell>
          <table:table-cell table:style-name="ce2" table:formula="of:=[.$Z$23]*[.U6]" office:value-type="float" office:value="6.88976377952756" calcext:value-type="float">
            <text:p>6.88976377952756</text:p>
          </table:table-cell>
          <table:table-cell table:style-name="ce2" table:formula="of:=[.$Z$23]*[.V6]" office:value-type="float" office:value="5.66929133858268" calcext:value-type="float">
            <text:p>5.66929133858268</text:p>
          </table:table-cell>
          <table:table-cell table:style-name="ce2" table:formula="of:=[.$Z$23]*[.W6]" office:value-type="float" office:value="5.39370078740158" calcext:value-type="float">
            <text:p>5.3937007874015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30]" office:value-type="float" office:value="57.602345472441" calcext:value-type="float">
            <text:p>57.602345472441</text:p>
          </table:table-cell>
          <table:table-cell table:number-columns-repeated="12"/>
          <table:table-cell table:style-name="ce2" office:value-type="float" office:value="4" calcext:value-type="float">
            <text:p>4</text:p>
          </table:table-cell>
          <table:table-cell table:style-name="ce2" table:formula="of:=[.$Z$23]*[.S7]" office:value-type="float" office:value="5.39370078740158" calcext:value-type="float">
            <text:p>5.39370078740158</text:p>
          </table:table-cell>
          <table:table-cell table:style-name="ce2" table:formula="of:=[.$Z$23]*[.T7]" office:value-type="float" office:value="5.90551181102362" calcext:value-type="float">
            <text:p>5.90551181102362</text:p>
          </table:table-cell>
          <table:table-cell table:style-name="ce2" table:formula="of:=[.$Z$23]*[.U7]" office:value-type="float" office:value="6.10236220472441" calcext:value-type="float">
            <text:p>6.10236220472441</text:p>
          </table:table-cell>
          <table:table-cell table:style-name="ce2" table:formula="of:=[.$Z$23]*[.V7]" office:value-type="float" office:value="5.15748031496063" calcext:value-type="float">
            <text:p>5.15748031496063</text:p>
          </table:table-cell>
          <table:table-cell table:style-name="ce2" table:formula="of:=[.$Z$23]*[.W7]" office:value-type="float" office:value="5.35433070866142" calcext:value-type="float">
            <text:p>5.3543307086614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.25196850393701" calcext:value-type="float">
            <text:p>4.25196850393701</text:p>
          </table:table-cell>
          <table:table-cell table:formula="of:=[.$J$1]*[.$J$2]*[.D31]" office:value-type="float" office:value="59.2481267716536" calcext:value-type="float">
            <text:p>59.2481267716536</text:p>
          </table:table-cell>
          <table:table-cell table:number-columns-repeated="12"/>
          <table:table-cell table:style-name="ce2" office:value-type="float" office:value="5" calcext:value-type="float">
            <text:p>5</text:p>
          </table:table-cell>
          <table:table-cell table:style-name="ce2" table:formula="of:=[.$Z$23]*[.S8]" office:value-type="float" office:value="5.23622047244094" calcext:value-type="float">
            <text:p>5.23622047244094</text:p>
          </table:table-cell>
          <table:table-cell table:style-name="ce2" table:formula="of:=[.$Z$23]*[.T8]" office:value-type="float" office:value="5.82677165354331" calcext:value-type="float">
            <text:p>5.82677165354331</text:p>
          </table:table-cell>
          <table:table-cell table:style-name="ce2" table:formula="of:=[.$Z$23]*[.U8]" office:value-type="float" office:value="5.70866141732283" calcext:value-type="float">
            <text:p>5.70866141732283</text:p>
          </table:table-cell>
          <table:table-cell table:style-name="ce2" table:formula="of:=[.$Z$23]*[.V8]" office:value-type="float" office:value="5.03937007874016" calcext:value-type="float">
            <text:p>5.03937007874016</text:p>
          </table:table-cell>
          <table:table-cell table:style-name="ce2" table:formula="of:=[.$Z$23]*[.W8]" office:value-type="float" office:value="5.39370078740158" calcext:value-type="float">
            <text:p>5.3937007874015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.33070866141732" calcext:value-type="float">
            <text:p>4.33070866141732</text:p>
          </table:table-cell>
          <table:table-cell table:formula="of:=[.$J$1]*[.$J$2]*[.D32]" office:value-type="float" office:value="60.3453143044619" calcext:value-type="float">
            <text:p>60.3453143044619</text:p>
          </table:table-cell>
          <table:table-cell table:number-columns-repeated="12"/>
          <table:table-cell table:style-name="ce2" office:value-type="float" office:value="6" calcext:value-type="float">
            <text:p>6</text:p>
          </table:table-cell>
          <table:table-cell table:style-name="ce2" table:formula="of:=[.$Z$23]*[.S9]" office:value-type="float" office:value="5.19685039370079" calcext:value-type="float">
            <text:p>5.19685039370079</text:p>
          </table:table-cell>
          <table:table-cell table:style-name="ce2" table:formula="of:=[.$Z$23]*[.T9]" office:value-type="float" office:value="5.31496062992126" calcext:value-type="float">
            <text:p>5.31496062992126</text:p>
          </table:table-cell>
          <table:table-cell table:style-name="ce2" table:formula="of:=[.$Z$23]*[.U9]" office:value-type="float" office:value="5.23622047244094" calcext:value-type="float">
            <text:p>5.23622047244094</text:p>
          </table:table-cell>
          <table:table-cell table:style-name="ce2" table:formula="of:=[.$Z$23]*[.V9]" office:value-type="float" office:value="5" calcext:value-type="float">
            <text:p>5</text:p>
          </table:table-cell>
          <table:table-cell table:style-name="ce2" table:formula="of:=[.$Z$23]*[.W9]" office:value-type="float" office:value="5.35433070866142" calcext:value-type="float">
            <text:p>5.3543307086614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.40944881889764" calcext:value-type="float">
            <text:p>4.40944881889764</text:p>
          </table:table-cell>
          <table:table-cell table:formula="of:=[.$J$1]*[.$J$2]*[.D33]" office:value-type="float" office:value="61.4425018372704" calcext:value-type="float">
            <text:p>61.4425018372704</text:p>
          </table:table-cell>
          <table:table-cell table:number-columns-repeated="12"/>
          <table:table-cell table:style-name="ce2" office:value-type="float" office:value="7" calcext:value-type="float">
            <text:p>7</text:p>
          </table:table-cell>
          <table:table-cell table:style-name="ce2" table:formula="of:=[.$Z$23]*[.S10]" office:value-type="float" office:value="5.23622047244094" calcext:value-type="float">
            <text:p>5.23622047244094</text:p>
          </table:table-cell>
          <table:table-cell table:style-name="ce2" table:formula="of:=[.$Z$23]*[.T10]" office:value-type="float" office:value="5.23622047244094" calcext:value-type="float">
            <text:p>5.23622047244094</text:p>
          </table:table-cell>
          <table:table-cell table:style-name="ce2" table:formula="of:=[.$Z$23]*[.U10]" office:value-type="float" office:value="5.07874015748032" calcext:value-type="float">
            <text:p>5.07874015748032</text:p>
          </table:table-cell>
          <table:table-cell table:style-name="ce2" table:formula="of:=[.$Z$23]*[.V10]" office:value-type="float" office:value="5.07874015748032" calcext:value-type="float">
            <text:p>5.07874015748032</text:p>
          </table:table-cell>
          <table:table-cell table:style-name="ce2" table:formula="of:=[.$Z$23]*[.W10]" office:value-type="float" office:value="5.43307086614173" calcext:value-type="float">
            <text:p>5.43307086614173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.33070866141732" calcext:value-type="float">
            <text:p>4.33070866141732</text:p>
          </table:table-cell>
          <table:table-cell table:formula="of:=[.$J$1]*[.$J$2]*[.D34]" office:value-type="float" office:value="60.3453143044619" calcext:value-type="float">
            <text:p>60.3453143044619</text:p>
          </table:table-cell>
          <table:table-cell table:number-columns-repeated="12"/>
          <table:table-cell table:style-name="ce2" office:value-type="float" office:value="8" calcext:value-type="float">
            <text:p>8</text:p>
          </table:table-cell>
          <table:table-cell table:style-name="ce2" table:formula="of:=[.$Z$23]*[.S11]" office:value-type="float" office:value="5" calcext:value-type="float">
            <text:p>5</text:p>
          </table:table-cell>
          <table:table-cell table:style-name="ce2" table:formula="of:=[.$Z$23]*[.T11]" office:value-type="float" office:value="4.80314960629921" calcext:value-type="float">
            <text:p>4.80314960629921</text:p>
          </table:table-cell>
          <table:table-cell table:style-name="ce2" table:formula="of:=[.$Z$23]*[.U11]" office:value-type="float" office:value="4.80314960629921" calcext:value-type="float">
            <text:p>4.80314960629921</text:p>
          </table:table-cell>
          <table:table-cell table:style-name="ce2" table:formula="of:=[.$Z$23]*[.V11]" office:value-type="float" office:value="4.92125984251969" calcext:value-type="float">
            <text:p>4.92125984251969</text:p>
          </table:table-cell>
          <table:table-cell table:style-name="ce2" table:formula="of:=[.$Z$23]*[.W11]" office:value-type="float" office:value="5.43307086614173" calcext:value-type="float">
            <text:p>5.43307086614173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.40944881889764" calcext:value-type="float">
            <text:p>4.40944881889764</text:p>
          </table:table-cell>
          <table:table-cell table:formula="of:=[.$J$1]*[.$J$2]*[.D35]" office:value-type="float" office:value="61.4425018372704" calcext:value-type="float">
            <text:p>61.4425018372704</text:p>
          </table:table-cell>
          <table:table-cell table:number-columns-repeated="12"/>
          <table:table-cell table:style-name="ce2" office:value-type="float" office:value="9" calcext:value-type="float">
            <text:p>9</text:p>
          </table:table-cell>
          <table:table-cell table:style-name="ce2" table:formula="of:=[.$Z$23]*[.S12]" office:value-type="float" office:value="4.7244094488189" calcext:value-type="float">
            <text:p>4.7244094488189</text:p>
          </table:table-cell>
          <table:table-cell table:style-name="ce2" table:formula="of:=[.$Z$23]*[.T12]" office:value-type="float" office:value="4.7244094488189" calcext:value-type="float">
            <text:p>4.7244094488189</text:p>
          </table:table-cell>
          <table:table-cell table:style-name="ce2" table:formula="of:=[.$Z$23]*[.U12]" office:value-type="float" office:value="4.52755905511811" calcext:value-type="float">
            <text:p>4.52755905511811</text:p>
          </table:table-cell>
          <table:table-cell table:style-name="ce2" table:formula="of:=[.$Z$23]*[.V12]" office:value-type="float" office:value="4.84251968503937" calcext:value-type="float">
            <text:p>4.84251968503937</text:p>
          </table:table-cell>
          <table:table-cell table:style-name="ce2" table:formula="of:=[.$Z$23]*[.W12]" office:value-type="float" office:value="5.43307086614173" calcext:value-type="float">
            <text:p>5.43307086614173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.52755905511811" calcext:value-type="float">
            <text:p>4.52755905511811</text:p>
          </table:table-cell>
          <table:table-cell table:formula="of:=[.$J$1]*[.$J$2]*[.D36]" office:value-type="float" office:value="63.0882831364829" calcext:value-type="float">
            <text:p>63.0882831364829</text:p>
          </table:table-cell>
          <table:table-cell table:number-columns-repeated="12"/>
          <table:table-cell table:style-name="ce2" office:value-type="float" office:value="10" calcext:value-type="float">
            <text:p>10</text:p>
          </table:table-cell>
          <table:table-cell table:style-name="ce2" table:formula="of:=[.$Z$23]*[.S13]" office:value-type="float" office:value="5" calcext:value-type="float">
            <text:p>5</text:p>
          </table:table-cell>
          <table:table-cell table:style-name="ce2" table:formula="of:=[.$Z$23]*[.T13]" office:value-type="float" office:value="4.05511811023622" calcext:value-type="float">
            <text:p>4.05511811023622</text:p>
          </table:table-cell>
          <table:table-cell table:style-name="ce2" table:formula="of:=[.$Z$23]*[.U13]" office:value-type="float" office:value="3.30708661417323" calcext:value-type="float">
            <text:p>3.30708661417323</text:p>
          </table:table-cell>
          <table:table-cell table:style-name="ce2" table:formula="of:=[.$Z$23]*[.V13]" office:value-type="float" office:value="3.18897637795276" calcext:value-type="float">
            <text:p>3.18897637795276</text:p>
          </table:table-cell>
          <table:table-cell table:style-name="ce2" table:formula="of:=[.$Z$23]*[.W13]" office:value-type="float" office:value="3.46456692913386" calcext:value-type="float">
            <text:p>3.4645669291338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.4251968503937" calcext:value-type="float">
            <text:p>3.4251968503937</text:p>
          </table:table-cell>
          <table:table-cell table:formula="of:=[.$J$1]*[.$J$2]*[.D37]" office:value-type="float" office:value="47.7276576771653" calcext:value-type="float">
            <text:p>47.7276576771653</text:p>
          </table:table-cell>
          <table:table-cell table:number-columns-repeated="12"/>
          <table:table-cell table:style-name="ce2" office:value-type="float" office:value="11" calcext:value-type="float">
            <text:p>11</text:p>
          </table:table-cell>
          <table:table-cell table:style-name="ce2" table:formula="of:=[.$Z$23]*[.S14]" office:value-type="float" office:value="5.03937007874016" calcext:value-type="float">
            <text:p>5.03937007874016</text:p>
          </table:table-cell>
          <table:table-cell table:style-name="ce2" table:formula="of:=[.$Z$23]*[.T14]" office:value-type="float" office:value="4.13385826771654" calcext:value-type="float">
            <text:p>4.13385826771654</text:p>
          </table:table-cell>
          <table:table-cell table:style-name="ce2" table:formula="of:=[.$Z$23]*[.U14]" office:value-type="float" office:value="3.50393700787402" calcext:value-type="float">
            <text:p>3.50393700787402</text:p>
          </table:table-cell>
          <table:table-cell table:style-name="ce2" table:formula="of:=[.$Z$23]*[.V14]" office:value-type="float" office:value="3.34645669291339" calcext:value-type="float">
            <text:p>3.34645669291339</text:p>
          </table:table-cell>
          <table:table-cell table:style-name="ce2" table:formula="of:=[.$Z$23]*[.W14]" office:value-type="float" office:value="3.62204724409449" calcext:value-type="float">
            <text:p>3.62204724409449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.37795275590551" calcext:value-type="float">
            <text:p>6.37795275590551</text:p>
          </table:table-cell>
          <table:table-cell table:formula="of:=[.$J$1]*[.$J$2]*[.D38]" office:value-type="float" office:value="88.8721901574803" calcext:value-type="float">
            <text:p>88.8721901574803</text:p>
          </table:table-cell>
          <table:table-cell table:number-columns-repeated="12"/>
          <table:table-cell table:style-name="ce2" office:value-type="float" office:value="12" calcext:value-type="float">
            <text:p>12</text:p>
          </table:table-cell>
          <table:table-cell table:style-name="ce2" table:formula="of:=[.$Z$23]*[.S15]" office:value-type="float" office:value="4.52755905511811" calcext:value-type="float">
            <text:p>4.52755905511811</text:p>
          </table:table-cell>
          <table:table-cell table:style-name="ce2" table:formula="of:=[.$Z$23]*[.T15]" office:value-type="float" office:value="4.25196850393701" calcext:value-type="float">
            <text:p>4.25196850393701</text:p>
          </table:table-cell>
          <table:table-cell table:style-name="ce2" table:formula="of:=[.$Z$23]*[.U15]" office:value-type="float" office:value="3.7007874015748" calcext:value-type="float">
            <text:p>3.7007874015748</text:p>
          </table:table-cell>
          <table:table-cell table:style-name="ce2" table:formula="of:=[.$Z$23]*[.V15]" office:value-type="float" office:value="3.62204724409449" calcext:value-type="float">
            <text:p>3.62204724409449</text:p>
          </table:table-cell>
          <table:table-cell table:style-name="ce2" table:formula="of:=[.$Z$23]*[.W15]" office:value-type="float" office:value="3.93700787401575" calcext:value-type="float">
            <text:p>3.9370078740157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.16535433070866" calcext:value-type="float">
            <text:p>7.16535433070866</text:p>
          </table:table-cell>
          <table:table-cell table:formula="of:=[.$J$1]*[.$J$2]*[.D39]" office:value-type="float" office:value="99.8440654855643" calcext:value-type="float">
            <text:p>99.8440654855643</text:p>
          </table:table-cell>
          <table:table-cell table:number-columns-repeated="12"/>
          <table:table-cell table:style-name="ce2" office:value-type="float" office:value="13" calcext:value-type="float">
            <text:p>13</text:p>
          </table:table-cell>
          <table:table-cell table:style-name="ce2" table:formula="of:=[.$Z$23]*[.S16]" office:value-type="float" office:value="4.60629921259843" calcext:value-type="float">
            <text:p>4.60629921259843</text:p>
          </table:table-cell>
          <table:table-cell table:style-name="ce2" table:formula="of:=[.$Z$23]*[.T16]" office:value-type="float" office:value="4.33070866141732" calcext:value-type="float">
            <text:p>4.33070866141732</text:p>
          </table:table-cell>
          <table:table-cell table:style-name="ce2" table:formula="of:=[.$Z$23]*[.U16]" office:value-type="float" office:value="3.85826771653543" calcext:value-type="float">
            <text:p>3.85826771653543</text:p>
          </table:table-cell>
          <table:table-cell table:style-name="ce2" table:formula="of:=[.$Z$23]*[.V16]" office:value-type="float" office:value="3.74015748031496" calcext:value-type="float">
            <text:p>3.74015748031496</text:p>
          </table:table-cell>
          <table:table-cell table:style-name="ce2" table:formula="of:=[.$Z$23]*[.W16]" office:value-type="float" office:value="4.09448818897638" calcext:value-type="float">
            <text:p>4.0944881889763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.88976377952756" calcext:value-type="float">
            <text:p>6.88976377952756</text:p>
          </table:table-cell>
          <table:table-cell table:formula="of:=[.$J$1]*[.$J$2]*[.D40]" office:value-type="float" office:value="96.0039091207349" calcext:value-type="float">
            <text:p>96.0039091207349</text:p>
          </table:table-cell>
          <table:table-cell table:number-columns-repeated="12"/>
          <table:table-cell table:style-name="ce2" office:value-type="float" office:value="14" calcext:value-type="float">
            <text:p>14</text:p>
          </table:table-cell>
          <table:table-cell table:style-name="ce2" table:formula="of:=[.$Z$23]*[.S17]" office:value-type="float" office:value="4.64566929133858" calcext:value-type="float">
            <text:p>4.64566929133858</text:p>
          </table:table-cell>
          <table:table-cell table:style-name="ce2" table:formula="of:=[.$Z$23]*[.T17]" office:value-type="float" office:value="4.40944881889764" calcext:value-type="float">
            <text:p>4.40944881889764</text:p>
          </table:table-cell>
          <table:table-cell table:style-name="ce2" table:formula="of:=[.$Z$23]*[.U17]" office:value-type="float" office:value="3.93700787401575" calcext:value-type="float">
            <text:p>3.93700787401575</text:p>
          </table:table-cell>
          <table:table-cell table:style-name="ce2" table:formula="of:=[.$Z$23]*[.V17]" office:value-type="float" office:value="4.05511811023622" calcext:value-type="float">
            <text:p>4.05511811023622</text:p>
          </table:table-cell>
          <table:table-cell table:style-name="ce2" table:formula="of:=[.$Z$23]*[.W17]" office:value-type="float" office:value="4.33070866141732" calcext:value-type="float">
            <text:p>4.3307086614173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.10236220472441" calcext:value-type="float">
            <text:p>6.10236220472441</text:p>
          </table:table-cell>
          <table:table-cell table:formula="of:=[.$J$1]*[.$J$2]*[.D41]" office:value-type="float" office:value="85.0320337926509" calcext:value-type="float">
            <text:p>85.0320337926509</text:p>
          </table:table-cell>
          <table:table-cell table:number-columns-repeated="12"/>
          <table:table-cell table:style-name="ce2" office:value-type="float" office:value="15" calcext:value-type="float">
            <text:p>15</text:p>
          </table:table-cell>
          <table:table-cell table:style-name="ce2" table:formula="of:=[.$Z$23]*[.S18]" office:value-type="float" office:value="4.52755905511811" calcext:value-type="float">
            <text:p>4.52755905511811</text:p>
          </table:table-cell>
          <table:table-cell table:style-name="ce2" table:formula="of:=[.$Z$23]*[.T18]" office:value-type="float" office:value="4.33070866141732" calcext:value-type="float">
            <text:p>4.33070866141732</text:p>
          </table:table-cell>
          <table:table-cell table:style-name="ce2" table:formula="of:=[.$Z$23]*[.U18]" office:value-type="float" office:value="4.05511811023622" calcext:value-type="float">
            <text:p>4.05511811023622</text:p>
          </table:table-cell>
          <table:table-cell table:style-name="ce2" table:formula="of:=[.$Z$23]*[.V18]" office:value-type="float" office:value="4.05511811023622" calcext:value-type="float">
            <text:p>4.05511811023622</text:p>
          </table:table-cell>
          <table:table-cell table:style-name="ce2" table:formula="of:=[.$Z$23]*[.W18]" office:value-type="float" office:value="4.4488188976378" calcext:value-type="float">
            <text:p>4.448818897637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.70866141732283" calcext:value-type="float">
            <text:p>5.70866141732283</text:p>
          </table:table-cell>
          <table:table-cell table:formula="of:=[.$J$1]*[.$J$2]*[.D42]" office:value-type="float" office:value="79.5460961286089" calcext:value-type="float">
            <text:p>79.5460961286089</text:p>
          </table:table-cell>
          <table:table-cell table:number-columns-repeated="12"/>
          <table:table-cell table:style-name="ce2" office:value-type="float" office:value="16" calcext:value-type="float">
            <text:p>16</text:p>
          </table:table-cell>
          <table:table-cell table:style-name="ce2" table:formula="of:=[.$Z$23]*[.S19]" office:value-type="float" office:value="4.7244094488189" calcext:value-type="float">
            <text:p>4.7244094488189</text:p>
          </table:table-cell>
          <table:table-cell table:style-name="ce2" table:formula="of:=[.$Z$23]*[.T19]" office:value-type="float" office:value="4.40944881889764" calcext:value-type="float">
            <text:p>4.40944881889764</text:p>
          </table:table-cell>
          <table:table-cell table:style-name="ce2" table:formula="of:=[.$Z$23]*[.U19]" office:value-type="float" office:value="4.25196850393701" calcext:value-type="float">
            <text:p>4.25196850393701</text:p>
          </table:table-cell>
          <table:table-cell table:style-name="ce2" table:formula="of:=[.$Z$23]*[.V19]" office:value-type="float" office:value="4.13385826771654" calcext:value-type="float">
            <text:p>4.13385826771654</text:p>
          </table:table-cell>
          <table:table-cell table:style-name="ce2" table:formula="of:=[.$Z$23]*[.W19]" office:value-type="float" office:value="4.52755905511811" calcext:value-type="float">
            <text:p>4.5275590551181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.23622047244094" calcext:value-type="float">
            <text:p>5.23622047244094</text:p>
          </table:table-cell>
          <table:table-cell table:formula="of:=[.$J$1]*[.$J$2]*[.D43]" office:value-type="float" office:value="72.9629709317585" calcext:value-type="float">
            <text:p>72.9629709317585</text:p>
          </table:table-cell>
          <table:table-cell table:number-columns-repeated="12"/>
          <table:table-cell table:style-name="ce2" office:value-type="float" office:value="17" calcext:value-type="float">
            <text:p>17</text:p>
          </table:table-cell>
          <table:table-cell table:style-name="ce2" table:formula="of:=[.$Z$23]*[.S20]" office:value-type="float" office:value="4.68503937007874" calcext:value-type="float">
            <text:p>4.68503937007874</text:p>
          </table:table-cell>
          <table:table-cell table:style-name="ce2" table:formula="of:=[.$Z$23]*[.T20]" office:value-type="float" office:value="4.52755905511811" calcext:value-type="float">
            <text:p>4.52755905511811</text:p>
          </table:table-cell>
          <table:table-cell table:style-name="ce2" table:formula="of:=[.$Z$23]*[.U20]" office:value-type="float" office:value="4.25196850393701" calcext:value-type="float">
            <text:p>4.25196850393701</text:p>
          </table:table-cell>
          <table:table-cell table:style-name="ce2" table:formula="of:=[.$Z$23]*[.V20]" office:value-type="float" office:value="4.29133858267717" calcext:value-type="float">
            <text:p>4.29133858267717</text:p>
          </table:table-cell>
          <table:table-cell table:style-name="ce2" table:formula="of:=[.$Z$23]*[.W20]" office:value-type="float" office:value="4.68503937007874" calcext:value-type="float">
            <text:p>4.6850393700787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.07874015748032" calcext:value-type="float">
            <text:p>5.07874015748032</text:p>
          </table:table-cell>
          <table:table-cell table:formula="of:=[.$J$1]*[.$J$2]*[.D44]" office:value-type="float" office:value="70.7685958661418" calcext:value-type="float">
            <text:p>70.7685958661418</text:p>
          </table:table-cell>
          <table:table-cell table:number-columns-repeated="12"/>
          <table:table-cell table:style-name="ce2" office:value-type="float" office:value="18" calcext:value-type="float">
            <text:p>18</text:p>
          </table:table-cell>
          <table:table-cell table:style-name="ce2" table:formula="of:=[.$Z$23]*[.S21]" office:value-type="float" office:value="3.46456692913386" calcext:value-type="float">
            <text:p>3.46456692913386</text:p>
          </table:table-cell>
          <table:table-cell table:style-name="ce2" table:formula="of:=[.$Z$23]*[.T21]" office:value-type="float" office:value="3.4251968503937" calcext:value-type="float">
            <text:p>3.4251968503937</text:p>
          </table:table-cell>
          <table:table-cell table:style-name="ce2" table:formula="of:=[.$Z$23]*[.U21]" office:value-type="float" office:value="3.1496062992126" calcext:value-type="float">
            <text:p>3.1496062992126</text:p>
          </table:table-cell>
          <table:table-cell table:style-name="ce2" table:formula="of:=[.$Z$23]*[.V21]" office:value-type="float" office:value="7.55905511811024" calcext:value-type="float">
            <text:p>7.55905511811024</text:p>
          </table:table-cell>
          <table:table-cell table:style-name="ce2" table:formula="of:=[.$Z$23]*[.W21]" office:value-type="float" office:value="3.4251968503937" calcext:value-type="float">
            <text:p>3.425196850393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.80314960629921" calcext:value-type="float">
            <text:p>4.80314960629921</text:p>
          </table:table-cell>
          <table:table-cell table:formula="of:=[.$J$1]*[.$J$2]*[.D45]" office:value-type="float" office:value="66.9284395013123" calcext:value-type="float">
            <text:p>66.9284395013123</text:p>
          </table:table-cell>
          <table:table-cell table:number-columns-repeated="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.52755905511811" calcext:value-type="float">
            <text:p>4.52755905511811</text:p>
          </table:table-cell>
          <table:table-cell table:formula="of:=[.$J$1]*[.$J$2]*[.D46]" office:value-type="float" office:value="63.0882831364829" calcext:value-type="float">
            <text:p>63.0882831364829</text:p>
          </table:table-cell>
          <table:table-cell table:number-columns-repeated="21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.30708661417323" calcext:value-type="float">
            <text:p>3.30708661417323</text:p>
          </table:table-cell>
          <table:table-cell table:formula="of:=[.$J$1]*[.$J$2]*[.D47]" office:value-type="float" office:value="46.0818763779528" calcext:value-type="float">
            <text:p>46.0818763779528</text:p>
          </table:table-cell>
          <table:table-cell table:number-columns-repeated="12"/>
          <table:table-cell office:value-type="string" calcext:value-type="string">
            <text:p>Vel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.50393700787402" calcext:value-type="float">
            <text:p>3.50393700787402</text:p>
          </table:table-cell>
          <table:table-cell table:formula="of:=[.$J$1]*[.$J$2]*[.D48]" office:value-type="float" office:value="48.8248452099738" calcext:value-type="float">
            <text:p>48.8248452099738</text:p>
          </table:table-cell>
          <table:table-cell table:number-columns-repeated="12"/>
          <table:table-cell office:value-type="string" calcext:value-type="string">
            <text:p>Ang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.7007874015748" calcext:value-type="float">
            <text:p>3.7007874015748</text:p>
          </table:table-cell>
          <table:table-cell table:formula="of:=[.$J$1]*[.$J$2]*[.D49]" office:value-type="float" office:value="51.5678140419947" calcext:value-type="float">
            <text:p>51.5678140419947</text:p>
          </table:table-cell>
          <table:table-cell table:number-columns-repeated="12"/>
          <table:table-cell table:style-name="ce2" office:value-type="string" calcext:value-type="string">
            <text:p>Pressure Ports</text:p>
          </table:table-cell>
          <table:table-cell table:number-columns-repeated="5" table:style-name="ce2" office:value-type="string" calcext:value-type="string">
            <text:p>Height (mm)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.85826771653543" calcext:value-type="float">
            <text:p>3.85826771653543</text:p>
          </table:table-cell>
          <table:table-cell table:formula="of:=[.$J$1]*[.$J$2]*[.D50]" office:value-type="float" office:value="53.7621891076115" calcext:value-type="float">
            <text:p>53.7621891076115</text:p>
          </table:table-cell>
          <table:table-cell table:number-columns-repeated="12"/>
          <table:table-cell table:style-name="ce2" office:value-type="float" office:value="1" calcext:value-type="float">
            <text:p>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.93700787401575" calcext:value-type="float">
            <text:p>3.93700787401575</text:p>
          </table:table-cell>
          <table:table-cell table:formula="of:=[.$J$1]*[.$J$2]*[.D51]" office:value-type="float" office:value="54.85937664042" calcext:value-type="float">
            <text:p>54.85937664042</text:p>
          </table:table-cell>
          <table:table-cell table:number-columns-repeated="1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.05511811023622" calcext:value-type="float">
            <text:p>4.05511811023622</text:p>
          </table:table-cell>
          <table:table-cell table:formula="of:=[.$J$1]*[.$J$2]*[.D52]" office:value-type="float" office:value="56.5051579396325" calcext:value-type="float">
            <text:p>56.5051579396325</text:p>
          </table:table-cell>
          <table:table-cell table:number-columns-repeated="1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.25196850393701" calcext:value-type="float">
            <text:p>4.25196850393701</text:p>
          </table:table-cell>
          <table:table-cell table:formula="of:=[.$J$1]*[.$J$2]*[.D53]" office:value-type="float" office:value="59.2481267716536" calcext:value-type="float">
            <text:p>59.2481267716536</text:p>
          </table:table-cell>
          <table:table-cell table:number-columns-repeated="1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.25196850393701" calcext:value-type="float">
            <text:p>4.25196850393701</text:p>
          </table:table-cell>
          <table:table-cell table:formula="of:=[.$J$1]*[.$J$2]*[.D54]" office:value-type="float" office:value="59.2481267716536" calcext:value-type="float">
            <text:p>59.2481267716536</text:p>
          </table:table-cell>
          <table:table-cell table:number-columns-repeated="1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55]" office:value-type="float" office:value="43.887501312336" calcext:value-type="float">
            <text:p>43.887501312336</text:p>
          </table:table-cell>
          <table:table-cell table:number-columns-repeated="1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149" calcext:value-type="float">
            <text:p>149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.48031496062992" calcext:value-type="float">
            <text:p>7.48031496062992</text:p>
          </table:table-cell>
          <table:table-cell table:formula="of:=[.$J$1]*[.$J$2]*[.D56]" office:value-type="float" office:value="104.232815616798" calcext:value-type="float">
            <text:p>104.232815616798</text:p>
          </table:table-cell>
          <table:table-cell table:number-columns-repeated="12"/>
          <table:table-cell table:style-name="ce2" office:value-type="float" office:value="7" calcext:value-type="float">
            <text:p>7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.81102362204724" calcext:value-type="float">
            <text:p>6.81102362204724</text:p>
          </table:table-cell>
          <table:table-cell table:formula="of:=[.$J$1]*[.$J$2]*[.D57]" office:value-type="float" office:value="94.9067215879265" calcext:value-type="float">
            <text:p>94.9067215879265</text:p>
          </table:table-cell>
          <table:table-cell table:number-columns-repeated="1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.66929133858268" calcext:value-type="float">
            <text:p>5.66929133858268</text:p>
          </table:table-cell>
          <table:table-cell table:formula="of:=[.$J$1]*[.$J$2]*[.D58]" office:value-type="float" office:value="78.9975023622048" calcext:value-type="float">
            <text:p>78.9975023622048</text:p>
          </table:table-cell>
          <table:table-cell table:number-columns-repeated="12"/>
          <table:table-cell table:style-name="ce2" office:value-type="float" office:value="9" calcext:value-type="float">
            <text:p>9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.15748031496063" calcext:value-type="float">
            <text:p>5.15748031496063</text:p>
          </table:table-cell>
          <table:table-cell table:formula="of:=[.$J$1]*[.$J$2]*[.D59]" office:value-type="float" office:value="71.8657833989501" calcext:value-type="float">
            <text:p>71.8657833989501</text:p>
          </table:table-cell>
          <table:table-cell table:number-columns-repeated="1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.03937007874016" calcext:value-type="float">
            <text:p>5.03937007874016</text:p>
          </table:table-cell>
          <table:table-cell table:formula="of:=[.$J$1]*[.$J$2]*[.D60]" office:value-type="float" office:value="70.2200020997376" calcext:value-type="float">
            <text:p>70.2200020997376</text:p>
          </table:table-cell>
          <table:table-cell table:number-columns-repeated="12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$J$1]*[.$J$2]*[.D61]" office:value-type="float" office:value="69.6714083333333" calcext:value-type="float">
            <text:p>69.6714083333333</text:p>
          </table:table-cell>
          <table:table-cell table:number-columns-repeated="1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.07874015748032" calcext:value-type="float">
            <text:p>5.07874015748032</text:p>
          </table:table-cell>
          <table:table-cell table:formula="of:=[.$J$1]*[.$J$2]*[.D62]" office:value-type="float" office:value="70.7685958661418" calcext:value-type="float">
            <text:p>70.7685958661418</text:p>
          </table:table-cell>
          <table:table-cell table:number-columns-repeated="12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.92125984251969" calcext:value-type="float">
            <text:p>4.92125984251969</text:p>
          </table:table-cell>
          <table:table-cell table:formula="of:=[.$J$1]*[.$J$2]*[.D63]" office:value-type="float" office:value="68.574220800525" calcext:value-type="float">
            <text:p>68.574220800525</text:p>
          </table:table-cell>
          <table:table-cell table:number-columns-repeated="12"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.84251968503937" calcext:value-type="float">
            <text:p>4.84251968503937</text:p>
          </table:table-cell>
          <table:table-cell table:formula="of:=[.$J$1]*[.$J$2]*[.D64]" office:value-type="float" office:value="67.4770332677165" calcext:value-type="float">
            <text:p>67.4770332677165</text:p>
          </table:table-cell>
          <table:table-cell table:number-columns-repeated="1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.18897637795276" calcext:value-type="float">
            <text:p>3.18897637795276</text:p>
          </table:table-cell>
          <table:table-cell table:formula="of:=[.$J$1]*[.$J$2]*[.D65]" office:value-type="float" office:value="44.4360950787402" calcext:value-type="float">
            <text:p>44.4360950787402</text:p>
          </table:table-cell>
          <table:table-cell table:number-columns-repeated="12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.34645669291339" calcext:value-type="float">
            <text:p>3.34645669291339</text:p>
          </table:table-cell>
          <table:table-cell table:formula="of:=[.$J$1]*[.$J$2]*[.D66]" office:value-type="float" office:value="46.630470144357" calcext:value-type="float">
            <text:p>46.630470144357</text:p>
          </table:table-cell>
          <table:table-cell table:number-columns-repeated="12"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.62204724409449" calcext:value-type="float">
            <text:p>3.62204724409449</text:p>
          </table:table-cell>
          <table:table-cell table:formula="of:=[.$J$1]*[.$J$2]*[.D67]" office:value-type="float" office:value="50.4706265091864" calcext:value-type="float">
            <text:p>50.4706265091864</text:p>
          </table:table-cell>
          <table:table-cell table:number-columns-repeated="12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249" calcext:value-type="float">
            <text:p>249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.74015748031496" calcext:value-type="float">
            <text:p>3.74015748031496</text:p>
          </table:table-cell>
          <table:table-cell table:formula="of:=[.$J$1]*[.$J$2]*[.D68]" office:value-type="float" office:value="52.116407808399" calcext:value-type="float">
            <text:p>52.116407808399</text:p>
          </table:table-cell>
          <table:table-cell table:number-columns-repeated="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.05511811023622" calcext:value-type="float">
            <text:p>4.05511811023622</text:p>
          </table:table-cell>
          <table:table-cell table:formula="of:=[.$J$1]*[.$J$2]*[.D69]" office:value-type="float" office:value="56.5051579396325" calcext:value-type="float">
            <text:p>56.5051579396325</text:p>
          </table:table-cell>
          <table:table-cell table:number-columns-repeated="21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.05511811023622" calcext:value-type="float">
            <text:p>4.05511811023622</text:p>
          </table:table-cell>
          <table:table-cell table:formula="of:=[.$J$1]*[.$J$2]*[.D70]" office:value-type="float" office:value="56.5051579396325" calcext:value-type="float">
            <text:p>56.5051579396325</text:p>
          </table:table-cell>
          <table:table-cell table:number-columns-repeated="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71]" office:value-type="float" office:value="57.602345472441" calcext:value-type="float">
            <text:p>57.602345472441</text:p>
          </table:table-cell>
          <table:table-cell table:number-columns-repeated="12"/>
          <table:table-cell office:value-type="string" calcext:value-type="string">
            <text:p>Vel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.29133858267717" calcext:value-type="float">
            <text:p>4.29133858267717</text:p>
          </table:table-cell>
          <table:table-cell table:formula="of:=[.$J$1]*[.$J$2]*[.D72]" office:value-type="float" office:value="59.7967205380578" calcext:value-type="float">
            <text:p>59.7967205380578</text:p>
          </table:table-cell>
          <table:table-cell table:number-columns-repeated="12"/>
          <table:table-cell office:value-type="string" calcext:value-type="string">
            <text:p>Ang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7.55905511811024" calcext:value-type="float">
            <text:p>7.55905511811024</text:p>
          </table:table-cell>
          <table:table-cell table:formula="of:=[.$J$1]*[.$J$2]*[.D73]" office:value-type="float" office:value="105.330003149606" calcext:value-type="float">
            <text:p>105.330003149606</text:p>
          </table:table-cell>
          <table:table-cell table:number-columns-repeated="12"/>
          <table:table-cell table:style-name="ce2" office:value-type="string" calcext:value-type="string">
            <text:p>Pressure Ports</text:p>
          </table:table-cell>
          <table:table-cell table:number-columns-repeated="5" table:style-name="ce2" office:value-type="string" calcext:value-type="string">
            <text:p>Height (in)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.92125984251969" calcext:value-type="float">
            <text:p>4.92125984251969</text:p>
          </table:table-cell>
          <table:table-cell table:formula="of:=[.$J$1]*[.$J$2]*[.D74]" office:value-type="float" office:value="68.574220800525" calcext:value-type="float">
            <text:p>68.574220800525</text:p>
          </table:table-cell>
          <table:table-cell table:number-columns-repeated="12"/>
          <table:table-cell table:style-name="ce2" office:value-type="float" office:value="1" calcext:value-type="float">
            <text:p>1</text:p>
          </table:table-cell>
          <table:table-cell table:style-name="ce2" table:formula="of:=[.$Z$23]*[.S50]" office:value-type="float" office:value="1.96850393700787" calcext:value-type="float">
            <text:p>1.96850393700787</text:p>
          </table:table-cell>
          <table:table-cell table:style-name="ce2" table:formula="of:=[.$Z$23]*[.T50]" office:value-type="float" office:value="3.54330708661417" calcext:value-type="float">
            <text:p>3.54330708661417</text:p>
          </table:table-cell>
          <table:table-cell table:style-name="ce2" table:formula="of:=[.$Z$23]*[.U50]" office:value-type="float" office:value="7.59842519685039" calcext:value-type="float">
            <text:p>7.59842519685039</text:p>
          </table:table-cell>
          <table:table-cell table:style-name="ce2" table:formula="of:=[.$Z$23]*[.V50]" office:value-type="float" office:value="10.0393700787402" calcext:value-type="float">
            <text:p>10.0393700787402</text:p>
          </table:table-cell>
          <table:table-cell table:style-name="ce2" table:formula="of:=[.$Z$23]*[.W50]" office:value-type="float" office:value="4.88188976377953" calcext:value-type="float">
            <text:p>4.88188976377953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.43307086614173" calcext:value-type="float">
            <text:p>5.43307086614173</text:p>
          </table:table-cell>
          <table:table-cell table:formula="of:=[.$J$1]*[.$J$2]*[.D75]" office:value-type="float" office:value="75.7059397637795" calcext:value-type="float">
            <text:p>75.7059397637795</text:p>
          </table:table-cell>
          <table:table-cell table:number-columns-repeated="12"/>
          <table:table-cell table:style-name="ce2" office:value-type="float" office:value="2" calcext:value-type="float">
            <text:p>2</text:p>
          </table:table-cell>
          <table:table-cell table:style-name="ce2" table:formula="of:=[.$Z$23]*[.S51]" office:value-type="float" office:value="6.45669291338583" calcext:value-type="float">
            <text:p>6.45669291338583</text:p>
          </table:table-cell>
          <table:table-cell table:style-name="ce2" table:formula="of:=[.$Z$23]*[.T51]" office:value-type="float" office:value="7.99212598425197" calcext:value-type="float">
            <text:p>7.99212598425197</text:p>
          </table:table-cell>
          <table:table-cell table:style-name="ce2" table:formula="of:=[.$Z$23]*[.U51]" office:value-type="float" office:value="9.37007874015748" calcext:value-type="float">
            <text:p>9.37007874015748</text:p>
          </table:table-cell>
          <table:table-cell table:style-name="ce2" table:formula="of:=[.$Z$23]*[.V51]" office:value-type="float" office:value="8.58267716535433" calcext:value-type="float">
            <text:p>8.58267716535433</text:p>
          </table:table-cell>
          <table:table-cell table:style-name="ce2" table:formula="of:=[.$Z$23]*[.W51]" office:value-type="float" office:value="6.22047244094488" calcext:value-type="float">
            <text:p>6.2204724409448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.39370078740158" calcext:value-type="float">
            <text:p>5.39370078740158</text:p>
          </table:table-cell>
          <table:table-cell table:formula="of:=[.$J$1]*[.$J$2]*[.D76]" office:value-type="float" office:value="75.1573459973754" calcext:value-type="float">
            <text:p>75.1573459973754</text:p>
          </table:table-cell>
          <table:table-cell table:number-columns-repeated="12"/>
          <table:table-cell table:style-name="ce2" office:value-type="float" office:value="3" calcext:value-type="float">
            <text:p>3</text:p>
          </table:table-cell>
          <table:table-cell table:style-name="ce2" table:formula="of:=[.$Z$23]*[.S52]" office:value-type="float" office:value="6.69291338582677" calcext:value-type="float">
            <text:p>6.69291338582677</text:p>
          </table:table-cell>
          <table:table-cell table:style-name="ce2" table:formula="of:=[.$Z$23]*[.T52]" office:value-type="float" office:value="7.67716535433071" calcext:value-type="float">
            <text:p>7.67716535433071</text:p>
          </table:table-cell>
          <table:table-cell table:style-name="ce2" table:formula="of:=[.$Z$23]*[.U52]" office:value-type="float" office:value="8.58267716535433" calcext:value-type="float">
            <text:p>8.58267716535433</text:p>
          </table:table-cell>
          <table:table-cell table:style-name="ce2" table:formula="of:=[.$Z$23]*[.V52]" office:value-type="float" office:value="6.06299212598425" calcext:value-type="float">
            <text:p>6.06299212598425</text:p>
          </table:table-cell>
          <table:table-cell table:style-name="ce2" table:formula="of:=[.$Z$23]*[.W52]" office:value-type="float" office:value="6.10236220472441" calcext:value-type="float">
            <text:p>6.1023622047244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.35433070866142" calcext:value-type="float">
            <text:p>5.35433070866142</text:p>
          </table:table-cell>
          <table:table-cell table:formula="of:=[.$J$1]*[.$J$2]*[.D77]" office:value-type="float" office:value="74.6087522309712" calcext:value-type="float">
            <text:p>74.6087522309712</text:p>
          </table:table-cell>
          <table:table-cell table:number-columns-repeated="12"/>
          <table:table-cell table:style-name="ce2" office:value-type="float" office:value="4" calcext:value-type="float">
            <text:p>4</text:p>
          </table:table-cell>
          <table:table-cell table:style-name="ce2" table:formula="of:=[.$Z$23]*[.S53]" office:value-type="float" office:value="6.41732283464567" calcext:value-type="float">
            <text:p>6.41732283464567</text:p>
          </table:table-cell>
          <table:table-cell table:style-name="ce2" table:formula="of:=[.$Z$23]*[.T53]" office:value-type="float" office:value="7.16535433070866" calcext:value-type="float">
            <text:p>7.16535433070866</text:p>
          </table:table-cell>
          <table:table-cell table:style-name="ce2" table:formula="of:=[.$Z$23]*[.U53]" office:value-type="float" office:value="7.20472440944882" calcext:value-type="float">
            <text:p>7.20472440944882</text:p>
          </table:table-cell>
          <table:table-cell table:style-name="ce2" table:formula="of:=[.$Z$23]*[.V53]" office:value-type="float" office:value="5.43307086614173" calcext:value-type="float">
            <text:p>5.43307086614173</text:p>
          </table:table-cell>
          <table:table-cell table:style-name="ce2" table:formula="of:=[.$Z$23]*[.W53]" office:value-type="float" office:value="6.10236220472441" calcext:value-type="float">
            <text:p>6.1023622047244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.39370078740158" calcext:value-type="float">
            <text:p>5.39370078740158</text:p>
          </table:table-cell>
          <table:table-cell table:formula="of:=[.$J$1]*[.$J$2]*[.D78]" office:value-type="float" office:value="75.1573459973754" calcext:value-type="float">
            <text:p>75.1573459973754</text:p>
          </table:table-cell>
          <table:table-cell table:number-columns-repeated="12"/>
          <table:table-cell table:style-name="ce2" office:value-type="float" office:value="5" calcext:value-type="float">
            <text:p>5</text:p>
          </table:table-cell>
          <table:table-cell table:style-name="ce2" table:formula="of:=[.$Z$23]*[.S54]" office:value-type="float" office:value="6.14173228346457" calcext:value-type="float">
            <text:p>6.14173228346457</text:p>
          </table:table-cell>
          <table:table-cell table:style-name="ce2" table:formula="of:=[.$Z$23]*[.T54]" office:value-type="float" office:value="6.77165354330709" calcext:value-type="float">
            <text:p>6.77165354330709</text:p>
          </table:table-cell>
          <table:table-cell table:style-name="ce2" table:formula="of:=[.$Z$23]*[.U54]" office:value-type="float" office:value="6.45669291338583" calcext:value-type="float">
            <text:p>6.45669291338583</text:p>
          </table:table-cell>
          <table:table-cell table:style-name="ce2" table:formula="of:=[.$Z$23]*[.V54]" office:value-type="float" office:value="5.43307086614173" calcext:value-type="float">
            <text:p>5.43307086614173</text:p>
          </table:table-cell>
          <table:table-cell table:style-name="ce2" table:formula="of:=[.$Z$23]*[.W54]" office:value-type="float" office:value="6.10236220472441" calcext:value-type="float">
            <text:p>6.1023622047244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.35433070866142" calcext:value-type="float">
            <text:p>5.35433070866142</text:p>
          </table:table-cell>
          <table:table-cell table:formula="of:=[.$J$1]*[.$J$2]*[.D79]" office:value-type="float" office:value="74.6087522309712" calcext:value-type="float">
            <text:p>74.6087522309712</text:p>
          </table:table-cell>
          <table:table-cell table:number-columns-repeated="12"/>
          <table:table-cell table:style-name="ce2" office:value-type="float" office:value="6" calcext:value-type="float">
            <text:p>6</text:p>
          </table:table-cell>
          <table:table-cell table:style-name="ce2" table:formula="of:=[.$Z$23]*[.S55]" office:value-type="float" office:value="5.90551181102362" calcext:value-type="float">
            <text:p>5.90551181102362</text:p>
          </table:table-cell>
          <table:table-cell table:style-name="ce2" table:formula="of:=[.$Z$23]*[.T55]" office:value-type="float" office:value="5.86614173228347" calcext:value-type="float">
            <text:p>5.86614173228347</text:p>
          </table:table-cell>
          <table:table-cell table:style-name="ce2" table:formula="of:=[.$Z$23]*[.U55]" office:value-type="float" office:value="5.86614173228347" calcext:value-type="float">
            <text:p>5.86614173228347</text:p>
          </table:table-cell>
          <table:table-cell table:style-name="ce2" table:formula="of:=[.$Z$23]*[.V55]" office:value-type="float" office:value="5.43307086614173" calcext:value-type="float">
            <text:p>5.43307086614173</text:p>
          </table:table-cell>
          <table:table-cell table:style-name="ce2" table:formula="of:=[.$Z$23]*[.W55]" office:value-type="float" office:value="6.18110236220472" calcext:value-type="float">
            <text:p>6.1811023622047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.43307086614173" calcext:value-type="float">
            <text:p>5.43307086614173</text:p>
          </table:table-cell>
          <table:table-cell table:formula="of:=[.$J$1]*[.$J$2]*[.D80]" office:value-type="float" office:value="75.7059397637795" calcext:value-type="float">
            <text:p>75.7059397637795</text:p>
          </table:table-cell>
          <table:table-cell table:number-columns-repeated="12"/>
          <table:table-cell table:style-name="ce2" office:value-type="float" office:value="7" calcext:value-type="float">
            <text:p>7</text:p>
          </table:table-cell>
          <table:table-cell table:style-name="ce2" table:formula="of:=[.$Z$23]*[.S56]" office:value-type="float" office:value="5.70866141732283" calcext:value-type="float">
            <text:p>5.70866141732283</text:p>
          </table:table-cell>
          <table:table-cell table:style-name="ce2" table:formula="of:=[.$Z$23]*[.T56]" office:value-type="float" office:value="5.51181102362205" calcext:value-type="float">
            <text:p>5.51181102362205</text:p>
          </table:table-cell>
          <table:table-cell table:style-name="ce2" table:formula="of:=[.$Z$23]*[.U56]" office:value-type="float" office:value="5.43307086614173" calcext:value-type="float">
            <text:p>5.43307086614173</text:p>
          </table:table-cell>
          <table:table-cell table:style-name="ce2" table:formula="of:=[.$Z$23]*[.V56]" office:value-type="float" office:value="5.51181102362205" calcext:value-type="float">
            <text:p>5.51181102362205</text:p>
          </table:table-cell>
          <table:table-cell table:style-name="ce2" table:formula="of:=[.$Z$23]*[.W56]" office:value-type="float" office:value="6.22047244094488" calcext:value-type="float">
            <text:p>6.2204724409448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.43307086614173" calcext:value-type="float">
            <text:p>5.43307086614173</text:p>
          </table:table-cell>
          <table:table-cell table:formula="of:=[.$J$1]*[.$J$2]*[.D81]" office:value-type="float" office:value="75.7059397637795" calcext:value-type="float">
            <text:p>75.7059397637795</text:p>
          </table:table-cell>
          <table:table-cell table:number-columns-repeated="12"/>
          <table:table-cell table:style-name="ce2" office:value-type="float" office:value="8" calcext:value-type="float">
            <text:p>8</text:p>
          </table:table-cell>
          <table:table-cell table:style-name="ce2" table:formula="of:=[.$Z$23]*[.S57]" office:value-type="float" office:value="5.19685039370079" calcext:value-type="float">
            <text:p>5.19685039370079</text:p>
          </table:table-cell>
          <table:table-cell table:style-name="ce2" table:formula="of:=[.$Z$23]*[.T57]" office:value-type="float" office:value="5.15748031496063" calcext:value-type="float">
            <text:p>5.15748031496063</text:p>
          </table:table-cell>
          <table:table-cell table:style-name="ce2" table:formula="of:=[.$Z$23]*[.U57]" office:value-type="float" office:value="4.84251968503937" calcext:value-type="float">
            <text:p>4.84251968503937</text:p>
          </table:table-cell>
          <table:table-cell table:style-name="ce2" table:formula="of:=[.$Z$23]*[.V57]" office:value-type="float" office:value="5.51181102362205" calcext:value-type="float">
            <text:p>5.51181102362205</text:p>
          </table:table-cell>
          <table:table-cell table:style-name="ce2" table:formula="of:=[.$Z$23]*[.W57]" office:value-type="float" office:value="6.22047244094488" calcext:value-type="float">
            <text:p>6.2204724409448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5.43307086614173" calcext:value-type="float">
            <text:p>5.43307086614173</text:p>
          </table:table-cell>
          <table:table-cell table:formula="of:=[.$J$1]*[.$J$2]*[.D82]" office:value-type="float" office:value="75.7059397637795" calcext:value-type="float">
            <text:p>75.7059397637795</text:p>
          </table:table-cell>
          <table:table-cell table:number-columns-repeated="12"/>
          <table:table-cell table:style-name="ce2" office:value-type="float" office:value="9" calcext:value-type="float">
            <text:p>9</text:p>
          </table:table-cell>
          <table:table-cell table:style-name="ce2" table:formula="of:=[.$Z$23]*[.S58]" office:value-type="float" office:value="4.7244094488189" calcext:value-type="float">
            <text:p>4.7244094488189</text:p>
          </table:table-cell>
          <table:table-cell table:style-name="ce2" table:formula="of:=[.$Z$23]*[.T58]" office:value-type="float" office:value="4.64566929133858" calcext:value-type="float">
            <text:p>4.64566929133858</text:p>
          </table:table-cell>
          <table:table-cell table:style-name="ce2" table:formula="of:=[.$Z$23]*[.U58]" office:value-type="float" office:value="4.29133858267717" calcext:value-type="float">
            <text:p>4.29133858267717</text:p>
          </table:table-cell>
          <table:table-cell table:style-name="ce2" table:formula="of:=[.$Z$23]*[.V58]" office:value-type="float" office:value="5.59055118110236" calcext:value-type="float">
            <text:p>5.59055118110236</text:p>
          </table:table-cell>
          <table:table-cell table:style-name="ce2" table:formula="of:=[.$Z$23]*[.W58]" office:value-type="float" office:value="6.25984251968504" calcext:value-type="float">
            <text:p>6.2598425196850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.46456692913386" calcext:value-type="float">
            <text:p>3.46456692913386</text:p>
          </table:table-cell>
          <table:table-cell table:formula="of:=[.$J$1]*[.$J$2]*[.D83]" office:value-type="float" office:value="48.2762514435696" calcext:value-type="float">
            <text:p>48.2762514435696</text:p>
          </table:table-cell>
          <table:table-cell table:number-columns-repeated="12"/>
          <table:table-cell table:style-name="ce2" office:value-type="float" office:value="10" calcext:value-type="float">
            <text:p>10</text:p>
          </table:table-cell>
          <table:table-cell table:style-name="ce2" table:formula="of:=[.$Z$23]*[.S59]" office:value-type="float" office:value="5.11811023622047" calcext:value-type="float">
            <text:p>5.11811023622047</text:p>
          </table:table-cell>
          <table:table-cell table:style-name="ce2" table:formula="of:=[.$Z$23]*[.T59]" office:value-type="float" office:value="3.26771653543307" calcext:value-type="float">
            <text:p>3.26771653543307</text:p>
          </table:table-cell>
          <table:table-cell table:style-name="ce2" table:formula="of:=[.$Z$23]*[.U59]" office:value-type="float" office:value="2.1259842519685" calcext:value-type="float">
            <text:p>2.1259842519685</text:p>
          </table:table-cell>
          <table:table-cell table:style-name="ce2" table:formula="of:=[.$Z$23]*[.V59]" office:value-type="float" office:value="2.20472440944882" calcext:value-type="float">
            <text:p>2.20472440944882</text:p>
          </table:table-cell>
          <table:table-cell table:style-name="ce2" table:formula="of:=[.$Z$23]*[.W59]" office:value-type="float" office:value="2.75590551181102" calcext:value-type="float">
            <text:p>2.7559055118110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.62204724409449" calcext:value-type="float">
            <text:p>3.62204724409449</text:p>
          </table:table-cell>
          <table:table-cell table:formula="of:=[.$J$1]*[.$J$2]*[.D84]" office:value-type="float" office:value="50.4706265091864" calcext:value-type="float">
            <text:p>50.4706265091864</text:p>
          </table:table-cell>
          <table:table-cell table:number-columns-repeated="12"/>
          <table:table-cell table:style-name="ce2" office:value-type="float" office:value="11" calcext:value-type="float">
            <text:p>11</text:p>
          </table:table-cell>
          <table:table-cell table:style-name="ce2" table:formula="of:=[.$Z$23]*[.S60]" office:value-type="float" office:value="4.68503937007874" calcext:value-type="float">
            <text:p>4.68503937007874</text:p>
          </table:table-cell>
          <table:table-cell table:style-name="ce2" table:formula="of:=[.$Z$23]*[.T60]" office:value-type="float" office:value="3.30708661417323" calcext:value-type="float">
            <text:p>3.30708661417323</text:p>
          </table:table-cell>
          <table:table-cell table:style-name="ce2" table:formula="of:=[.$Z$23]*[.U60]" office:value-type="float" office:value="2.48031496062992" calcext:value-type="float">
            <text:p>2.48031496062992</text:p>
          </table:table-cell>
          <table:table-cell table:style-name="ce2" table:formula="of:=[.$Z$23]*[.V60]" office:value-type="float" office:value="2.63779527559055" calcext:value-type="float">
            <text:p>2.63779527559055</text:p>
          </table:table-cell>
          <table:table-cell table:style-name="ce2" table:formula="of:=[.$Z$23]*[.W60]" office:value-type="float" office:value="3.07086614173228" calcext:value-type="float">
            <text:p>3.0708661417322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.93700787401575" calcext:value-type="float">
            <text:p>3.93700787401575</text:p>
          </table:table-cell>
          <table:table-cell table:formula="of:=[.$J$1]*[.$J$2]*[.D85]" office:value-type="float" office:value="54.85937664042" calcext:value-type="float">
            <text:p>54.85937664042</text:p>
          </table:table-cell>
          <table:table-cell table:number-columns-repeated="12"/>
          <table:table-cell table:style-name="ce2" office:value-type="float" office:value="12" calcext:value-type="float">
            <text:p>12</text:p>
          </table:table-cell>
          <table:table-cell table:style-name="ce2" table:formula="of:=[.$Z$23]*[.S61]" office:value-type="float" office:value="4.33070866141732" calcext:value-type="float">
            <text:p>4.33070866141732</text:p>
          </table:table-cell>
          <table:table-cell table:style-name="ce2" table:formula="of:=[.$Z$23]*[.T61]" office:value-type="float" office:value="3.46456692913386" calcext:value-type="float">
            <text:p>3.46456692913386</text:p>
          </table:table-cell>
          <table:table-cell table:style-name="ce2" table:formula="of:=[.$Z$23]*[.U61]" office:value-type="float" office:value="2.8740157480315" calcext:value-type="float">
            <text:p>2.8740157480315</text:p>
          </table:table-cell>
          <table:table-cell table:style-name="ce2" table:formula="of:=[.$Z$23]*[.V61]" office:value-type="float" office:value="3.03149606299213" calcext:value-type="float">
            <text:p>3.03149606299213</text:p>
          </table:table-cell>
          <table:table-cell table:style-name="ce2" table:formula="of:=[.$Z$23]*[.W61]" office:value-type="float" office:value="3.54330708661417" calcext:value-type="float">
            <text:p>3.5433070866141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4.09448818897638" calcext:value-type="float">
            <text:p>4.09448818897638</text:p>
          </table:table-cell>
          <table:table-cell table:formula="of:=[.$J$1]*[.$J$2]*[.D86]" office:value-type="float" office:value="57.0537517060368" calcext:value-type="float">
            <text:p>57.0537517060368</text:p>
          </table:table-cell>
          <table:table-cell table:number-columns-repeated="12"/>
          <table:table-cell table:style-name="ce2" office:value-type="float" office:value="13" calcext:value-type="float">
            <text:p>13</text:p>
          </table:table-cell>
          <table:table-cell table:style-name="ce2" table:formula="of:=[.$Z$23]*[.S62]" office:value-type="float" office:value="4.29133858267717" calcext:value-type="float">
            <text:p>4.29133858267717</text:p>
          </table:table-cell>
          <table:table-cell table:style-name="ce2" table:formula="of:=[.$Z$23]*[.T62]" office:value-type="float" office:value="3.62204724409449" calcext:value-type="float">
            <text:p>3.62204724409449</text:p>
          </table:table-cell>
          <table:table-cell table:style-name="ce2" table:formula="of:=[.$Z$23]*[.U62]" office:value-type="float" office:value="3.07086614173228" calcext:value-type="float">
            <text:p>3.07086614173228</text:p>
          </table:table-cell>
          <table:table-cell table:style-name="ce2" table:formula="of:=[.$Z$23]*[.V62]" office:value-type="float" office:value="3.30708661417323" calcext:value-type="float">
            <text:p>3.30708661417323</text:p>
          </table:table-cell>
          <table:table-cell table:style-name="ce2" table:formula="of:=[.$Z$23]*[.W62]" office:value-type="float" office:value="3.74015748031496" calcext:value-type="float">
            <text:p>3.7401574803149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4.33070866141732" calcext:value-type="float">
            <text:p>4.33070866141732</text:p>
          </table:table-cell>
          <table:table-cell table:formula="of:=[.$J$1]*[.$J$2]*[.D87]" office:value-type="float" office:value="60.3453143044619" calcext:value-type="float">
            <text:p>60.3453143044619</text:p>
          </table:table-cell>
          <table:table-cell table:number-columns-repeated="12"/>
          <table:table-cell table:style-name="ce2" office:value-type="float" office:value="14" calcext:value-type="float">
            <text:p>14</text:p>
          </table:table-cell>
          <table:table-cell table:style-name="ce2" table:formula="of:=[.$Z$23]*[.S63]" office:value-type="float" office:value="4.4488188976378" calcext:value-type="float">
            <text:p>4.4488188976378</text:p>
          </table:table-cell>
          <table:table-cell table:style-name="ce2" table:formula="of:=[.$Z$23]*[.T63]" office:value-type="float" office:value="3.81889763779528" calcext:value-type="float">
            <text:p>3.81889763779528</text:p>
          </table:table-cell>
          <table:table-cell table:style-name="ce2" table:formula="of:=[.$Z$23]*[.U63]" office:value-type="float" office:value="3.26771653543307" calcext:value-type="float">
            <text:p>3.26771653543307</text:p>
          </table:table-cell>
          <table:table-cell table:style-name="ce2" table:formula="of:=[.$Z$23]*[.V63]" office:value-type="float" office:value="3.54330708661417" calcext:value-type="float">
            <text:p>3.54330708661417</text:p>
          </table:table-cell>
          <table:table-cell table:style-name="ce2" table:formula="of:=[.$Z$23]*[.W63]" office:value-type="float" office:value="4.13385826771654" calcext:value-type="float">
            <text:p>4.1338582677165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.4488188976378" calcext:value-type="float">
            <text:p>4.4488188976378</text:p>
          </table:table-cell>
          <table:table-cell table:formula="of:=[.$J$1]*[.$J$2]*[.D88]" office:value-type="float" office:value="61.9910956036746" calcext:value-type="float">
            <text:p>61.9910956036746</text:p>
          </table:table-cell>
          <table:table-cell table:number-columns-repeated="12"/>
          <table:table-cell table:style-name="ce2" office:value-type="float" office:value="15" calcext:value-type="float">
            <text:p>15</text:p>
          </table:table-cell>
          <table:table-cell table:style-name="ce2" table:formula="of:=[.$Z$23]*[.S64]" office:value-type="float" office:value="4.40944881889764" calcext:value-type="float">
            <text:p>4.40944881889764</text:p>
          </table:table-cell>
          <table:table-cell table:style-name="ce2" table:formula="of:=[.$Z$23]*[.T64]" office:value-type="float" office:value="3.85826771653543" calcext:value-type="float">
            <text:p>3.85826771653543</text:p>
          </table:table-cell>
          <table:table-cell table:style-name="ce2" table:formula="of:=[.$Z$23]*[.U64]" office:value-type="float" office:value="3.38582677165354" calcext:value-type="float">
            <text:p>3.38582677165354</text:p>
          </table:table-cell>
          <table:table-cell table:style-name="ce2" table:formula="of:=[.$Z$23]*[.V64]" office:value-type="float" office:value="3.7007874015748" calcext:value-type="float">
            <text:p>3.7007874015748</text:p>
          </table:table-cell>
          <table:table-cell table:style-name="ce2" table:formula="of:=[.$Z$23]*[.W64]" office:value-type="float" office:value="4.33070866141732" calcext:value-type="float">
            <text:p>4.3307086614173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.52755905511811" calcext:value-type="float">
            <text:p>4.52755905511811</text:p>
          </table:table-cell>
          <table:table-cell table:formula="of:=[.$J$1]*[.$J$2]*[.D89]" office:value-type="float" office:value="63.0882831364829" calcext:value-type="float">
            <text:p>63.0882831364829</text:p>
          </table:table-cell>
          <table:table-cell table:number-columns-repeated="12"/>
          <table:table-cell table:style-name="ce2" office:value-type="float" office:value="16" calcext:value-type="float">
            <text:p>16</text:p>
          </table:table-cell>
          <table:table-cell table:style-name="ce2" table:formula="of:=[.$Z$23]*[.S65]" office:value-type="float" office:value="4.25196850393701" calcext:value-type="float">
            <text:p>4.25196850393701</text:p>
          </table:table-cell>
          <table:table-cell table:style-name="ce2" table:formula="of:=[.$Z$23]*[.T65]" office:value-type="float" office:value="3.85826771653543" calcext:value-type="float">
            <text:p>3.85826771653543</text:p>
          </table:table-cell>
          <table:table-cell table:style-name="ce2" table:formula="of:=[.$Z$23]*[.U65]" office:value-type="float" office:value="3.50393700787402" calcext:value-type="float">
            <text:p>3.50393700787402</text:p>
          </table:table-cell>
          <table:table-cell table:style-name="ce2" table:formula="of:=[.$Z$23]*[.V65]" office:value-type="float" office:value="3.89763779527559" calcext:value-type="float">
            <text:p>3.89763779527559</text:p>
          </table:table-cell>
          <table:table-cell table:style-name="ce2" table:formula="of:=[.$Z$23]*[.W65]" office:value-type="float" office:value="4.52755905511811" calcext:value-type="float">
            <text:p>4.5275590551181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4.68503937007874" calcext:value-type="float">
            <text:p>4.68503937007874</text:p>
          </table:table-cell>
          <table:table-cell table:formula="of:=[.$J$1]*[.$J$2]*[.D90]" office:value-type="float" office:value="65.2826582020997" calcext:value-type="float">
            <text:p>65.2826582020997</text:p>
          </table:table-cell>
          <table:table-cell table:number-columns-repeated="12"/>
          <table:table-cell table:style-name="ce2" office:value-type="float" office:value="17" calcext:value-type="float">
            <text:p>17</text:p>
          </table:table-cell>
          <table:table-cell table:style-name="ce2" table:formula="of:=[.$Z$23]*[.S66]" office:value-type="float" office:value="4.37007874015748" calcext:value-type="float">
            <text:p>4.37007874015748</text:p>
          </table:table-cell>
          <table:table-cell table:style-name="ce2" table:formula="of:=[.$Z$23]*[.T66]" office:value-type="float" office:value="4.09448818897638" calcext:value-type="float">
            <text:p>4.09448818897638</text:p>
          </table:table-cell>
          <table:table-cell table:style-name="ce2" table:formula="of:=[.$Z$23]*[.U66]" office:value-type="float" office:value="3.62204724409449" calcext:value-type="float">
            <text:p>3.62204724409449</text:p>
          </table:table-cell>
          <table:table-cell table:style-name="ce2" table:formula="of:=[.$Z$23]*[.V66]" office:value-type="float" office:value="4.13385826771654" calcext:value-type="float">
            <text:p>4.13385826771654</text:p>
          </table:table-cell>
          <table:table-cell table:style-name="ce2" table:formula="of:=[.$Z$23]*[.W66]" office:value-type="float" office:value="4.7244094488189" calcext:value-type="float">
            <text:p>4.7244094488189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.4251968503937" calcext:value-type="float">
            <text:p>3.4251968503937</text:p>
          </table:table-cell>
          <table:table-cell table:formula="of:=[.$J$1]*[.$J$2]*[.D91]" office:value-type="float" office:value="47.7276576771653" calcext:value-type="float">
            <text:p>47.7276576771653</text:p>
          </table:table-cell>
          <table:table-cell table:number-columns-repeated="12"/>
          <table:table-cell table:style-name="ce2" office:value-type="float" office:value="18" calcext:value-type="float">
            <text:p>18</text:p>
          </table:table-cell>
          <table:table-cell table:style-name="ce2" table:formula="of:=[.$Z$23]*[.S67]" office:value-type="float" office:value="7.20472440944882" calcext:value-type="float">
            <text:p>7.20472440944882</text:p>
          </table:table-cell>
          <table:table-cell table:style-name="ce2" table:formula="of:=[.$Z$23]*[.T67]" office:value-type="float" office:value="9.29133858267717" calcext:value-type="float">
            <text:p>9.29133858267717</text:p>
          </table:table-cell>
          <table:table-cell table:style-name="ce2" table:formula="of:=[.$Z$23]*[.U67]" office:value-type="float" office:value="9.80314960629921" calcext:value-type="float">
            <text:p>9.80314960629921</text:p>
          </table:table-cell>
          <table:table-cell table:style-name="ce2" table:formula="of:=[.$Z$23]*[.V67]" office:value-type="float" office:value="8.54330708661417" calcext:value-type="float">
            <text:p>8.54330708661417</text:p>
          </table:table-cell>
          <table:table-cell table:style-name="ce2" table:formula="of:=[.$Z$23]*[.W67]" office:value-type="float" office:value="2.36220472440945" calcext:value-type="float">
            <text:p>2.36220472440945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92]" office:value-type="float" office:value="27.4296883202099" calcext:value-type="float">
            <text:p>27.429688320209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.45669291338583" calcext:value-type="float">
            <text:p>6.45669291338583</text:p>
          </table:table-cell>
          <table:table-cell table:formula="of:=[.$J$1]*[.$J$2]*[.D93]" office:value-type="float" office:value="89.9693776902888" calcext:value-type="float">
            <text:p>89.9693776902888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.69291338582677" calcext:value-type="float">
            <text:p>6.69291338582677</text:p>
          </table:table-cell>
          <table:table-cell table:formula="of:=[.$J$1]*[.$J$2]*[.D94]" office:value-type="float" office:value="93.2609402887139" calcext:value-type="float">
            <text:p>93.260940288713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.41732283464567" calcext:value-type="float">
            <text:p>6.41732283464567</text:p>
          </table:table-cell>
          <table:table-cell table:formula="of:=[.$J$1]*[.$J$2]*[.D95]" office:value-type="float" office:value="89.4207839238845" calcext:value-type="float">
            <text:p>89.420783923884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.14173228346457" calcext:value-type="float">
            <text:p>6.14173228346457</text:p>
          </table:table-cell>
          <table:table-cell table:formula="of:=[.$J$1]*[.$J$2]*[.D96]" office:value-type="float" office:value="85.5806275590552" calcext:value-type="float">
            <text:p>85.5806275590552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.90551181102362" calcext:value-type="float">
            <text:p>5.90551181102362</text:p>
          </table:table-cell>
          <table:table-cell table:formula="of:=[.$J$1]*[.$J$2]*[.D97]" office:value-type="float" office:value="82.2890649606299" calcext:value-type="float">
            <text:p>82.289064960629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.70866141732283" calcext:value-type="float">
            <text:p>5.70866141732283</text:p>
          </table:table-cell>
          <table:table-cell table:formula="of:=[.$J$1]*[.$J$2]*[.D98]" office:value-type="float" office:value="79.5460961286089" calcext:value-type="float">
            <text:p>79.546096128608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.19685039370079" calcext:value-type="float">
            <text:p>5.19685039370079</text:p>
          </table:table-cell>
          <table:table-cell table:formula="of:=[.$J$1]*[.$J$2]*[.D99]" office:value-type="float" office:value="72.4143771653544" calcext:value-type="float">
            <text:p>72.4143771653544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.7244094488189" calcext:value-type="float">
            <text:p>4.7244094488189</text:p>
          </table:table-cell>
          <table:table-cell table:formula="of:=[.$J$1]*[.$J$2]*[.D100]" office:value-type="float" office:value="65.831251968504" calcext:value-type="float">
            <text:p>65.831251968504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.11811023622047" calcext:value-type="float">
            <text:p>5.11811023622047</text:p>
          </table:table-cell>
          <table:table-cell table:formula="of:=[.$J$1]*[.$J$2]*[.D101]" office:value-type="float" office:value="71.3171896325459" calcext:value-type="float">
            <text:p>71.317189632545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.68503937007874" calcext:value-type="float">
            <text:p>4.68503937007874</text:p>
          </table:table-cell>
          <table:table-cell table:formula="of:=[.$J$1]*[.$J$2]*[.D102]" office:value-type="float" office:value="65.2826582020997" calcext:value-type="float">
            <text:p>65.2826582020997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.33070866141732" calcext:value-type="float">
            <text:p>4.33070866141732</text:p>
          </table:table-cell>
          <table:table-cell table:formula="of:=[.$J$1]*[.$J$2]*[.D103]" office:value-type="float" office:value="60.3453143044619" calcext:value-type="float">
            <text:p>60.345314304461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.29133858267717" calcext:value-type="float">
            <text:p>4.29133858267717</text:p>
          </table:table-cell>
          <table:table-cell table:formula="of:=[.$J$1]*[.$J$2]*[.D104]" office:value-type="float" office:value="59.7967205380578" calcext:value-type="float">
            <text:p>59.7967205380578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.4488188976378" calcext:value-type="float">
            <text:p>4.4488188976378</text:p>
          </table:table-cell>
          <table:table-cell table:formula="of:=[.$J$1]*[.$J$2]*[.D105]" office:value-type="float" office:value="61.9910956036746" calcext:value-type="float">
            <text:p>61.9910956036746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.40944881889764" calcext:value-type="float">
            <text:p>4.40944881889764</text:p>
          </table:table-cell>
          <table:table-cell table:formula="of:=[.$J$1]*[.$J$2]*[.D106]" office:value-type="float" office:value="61.4425018372704" calcext:value-type="float">
            <text:p>61.4425018372704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.25196850393701" calcext:value-type="float">
            <text:p>4.25196850393701</text:p>
          </table:table-cell>
          <table:table-cell table:formula="of:=[.$J$1]*[.$J$2]*[.D107]" office:value-type="float" office:value="59.2481267716536" calcext:value-type="float">
            <text:p>59.2481267716536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.37007874015748" calcext:value-type="float">
            <text:p>4.37007874015748</text:p>
          </table:table-cell>
          <table:table-cell table:formula="of:=[.$J$1]*[.$J$2]*[.D108]" office:value-type="float" office:value="60.8939080708661" calcext:value-type="float">
            <text:p>60.8939080708661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.20472440944882" calcext:value-type="float">
            <text:p>7.20472440944882</text:p>
          </table:table-cell>
          <table:table-cell table:formula="of:=[.$J$1]*[.$J$2]*[.D109]" office:value-type="float" office:value="100.392659251969" calcext:value-type="float">
            <text:p>100.39265925196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54330708661417" calcext:value-type="float">
            <text:p>3.54330708661417</text:p>
          </table:table-cell>
          <table:table-cell table:formula="of:=[.$J$1]*[.$J$2]*[.D110]" office:value-type="float" office:value="49.3734389763779" calcext:value-type="float">
            <text:p>49.373438976377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.99212598425197" calcext:value-type="float">
            <text:p>7.99212598425197</text:p>
          </table:table-cell>
          <table:table-cell table:formula="of:=[.$J$1]*[.$J$2]*[.D111]" office:value-type="float" office:value="111.364534580053" calcext:value-type="float">
            <text:p>111.364534580053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.67716535433071" calcext:value-type="float">
            <text:p>7.67716535433071</text:p>
          </table:table-cell>
          <table:table-cell table:formula="of:=[.$J$1]*[.$J$2]*[.D112]" office:value-type="float" office:value="106.975784448819" calcext:value-type="float">
            <text:p>106.97578444881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.16535433070866" calcext:value-type="float">
            <text:p>7.16535433070866</text:p>
          </table:table-cell>
          <table:table-cell table:formula="of:=[.$J$1]*[.$J$2]*[.D113]" office:value-type="float" office:value="99.8440654855643" calcext:value-type="float">
            <text:p>99.8440654855643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.77165354330709" calcext:value-type="float">
            <text:p>6.77165354330709</text:p>
          </table:table-cell>
          <table:table-cell table:formula="of:=[.$J$1]*[.$J$2]*[.D114]" office:value-type="float" office:value="94.3581278215224" calcext:value-type="float">
            <text:p>94.3581278215224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86614173228347" calcext:value-type="float">
            <text:p>5.86614173228347</text:p>
          </table:table-cell>
          <table:table-cell table:formula="of:=[.$J$1]*[.$J$2]*[.D115]" office:value-type="float" office:value="81.7404711942258" calcext:value-type="float">
            <text:p>81.7404711942258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.51181102362205" calcext:value-type="float">
            <text:p>5.51181102362205</text:p>
          </table:table-cell>
          <table:table-cell table:formula="of:=[.$J$1]*[.$J$2]*[.D116]" office:value-type="float" office:value="76.803127296588" calcext:value-type="float">
            <text:p>76.803127296588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.15748031496063" calcext:value-type="float">
            <text:p>5.15748031496063</text:p>
          </table:table-cell>
          <table:table-cell table:formula="of:=[.$J$1]*[.$J$2]*[.D117]" office:value-type="float" office:value="71.8657833989501" calcext:value-type="float">
            <text:p>71.8657833989501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.64566929133858" calcext:value-type="float">
            <text:p>4.64566929133858</text:p>
          </table:table-cell>
          <table:table-cell table:formula="of:=[.$J$1]*[.$J$2]*[.D118]" office:value-type="float" office:value="64.7340644356955" calcext:value-type="float">
            <text:p>64.734064435695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.26771653543307" calcext:value-type="float">
            <text:p>3.26771653543307</text:p>
          </table:table-cell>
          <table:table-cell table:formula="of:=[.$J$1]*[.$J$2]*[.D119]" office:value-type="float" office:value="45.5332826115486" calcext:value-type="float">
            <text:p>45.5332826115486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.30708661417323" calcext:value-type="float">
            <text:p>3.30708661417323</text:p>
          </table:table-cell>
          <table:table-cell table:formula="of:=[.$J$1]*[.$J$2]*[.D120]" office:value-type="float" office:value="46.0818763779528" calcext:value-type="float">
            <text:p>46.0818763779528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.46456692913386" calcext:value-type="float">
            <text:p>3.46456692913386</text:p>
          </table:table-cell>
          <table:table-cell table:formula="of:=[.$J$1]*[.$J$2]*[.D121]" office:value-type="float" office:value="48.2762514435696" calcext:value-type="float">
            <text:p>48.2762514435696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.62204724409449" calcext:value-type="float">
            <text:p>3.62204724409449</text:p>
          </table:table-cell>
          <table:table-cell table:formula="of:=[.$J$1]*[.$J$2]*[.D122]" office:value-type="float" office:value="50.4706265091864" calcext:value-type="float">
            <text:p>50.4706265091864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.81889763779528" calcext:value-type="float">
            <text:p>3.81889763779528</text:p>
          </table:table-cell>
          <table:table-cell table:formula="of:=[.$J$1]*[.$J$2]*[.D123]" office:value-type="float" office:value="53.2135953412074" calcext:value-type="float">
            <text:p>53.2135953412074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.85826771653543" calcext:value-type="float">
            <text:p>3.85826771653543</text:p>
          </table:table-cell>
          <table:table-cell table:formula="of:=[.$J$1]*[.$J$2]*[.D124]" office:value-type="float" office:value="53.7621891076115" calcext:value-type="float">
            <text:p>53.762189107611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.85826771653543" calcext:value-type="float">
            <text:p>3.85826771653543</text:p>
          </table:table-cell>
          <table:table-cell table:formula="of:=[.$J$1]*[.$J$2]*[.D125]" office:value-type="float" office:value="53.7621891076115" calcext:value-type="float">
            <text:p>53.762189107611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.09448818897638" calcext:value-type="float">
            <text:p>4.09448818897638</text:p>
          </table:table-cell>
          <table:table-cell table:formula="of:=[.$J$1]*[.$J$2]*[.D126]" office:value-type="float" office:value="57.0537517060368" calcext:value-type="float">
            <text:p>57.0537517060368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9.29133858267717" calcext:value-type="float">
            <text:p>9.29133858267717</text:p>
          </table:table-cell>
          <table:table-cell table:formula="of:=[.$J$1]*[.$J$2]*[.D127]" office:value-type="float" office:value="129.468128871391" calcext:value-type="float">
            <text:p>129.468128871391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.59842519685039" calcext:value-type="float">
            <text:p>7.59842519685039</text:p>
          </table:table-cell>
          <table:table-cell table:formula="of:=[.$J$1]*[.$J$2]*[.D128]" office:value-type="float" office:value="105.87859691601" calcext:value-type="float">
            <text:p>105.87859691601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37007874015748" calcext:value-type="float">
            <text:p>9.37007874015748</text:p>
          </table:table-cell>
          <table:table-cell table:formula="of:=[.$J$1]*[.$J$2]*[.D129]" office:value-type="float" office:value="130.565316404199" calcext:value-type="float">
            <text:p>130.56531640419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.58267716535433" calcext:value-type="float">
            <text:p>8.58267716535433</text:p>
          </table:table-cell>
          <table:table-cell table:formula="of:=[.$J$1]*[.$J$2]*[.D130]" office:value-type="float" office:value="119.593441076115" calcext:value-type="float">
            <text:p>119.59344107611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.20472440944882" calcext:value-type="float">
            <text:p>7.20472440944882</text:p>
          </table:table-cell>
          <table:table-cell table:formula="of:=[.$J$1]*[.$J$2]*[.D131]" office:value-type="float" office:value="100.392659251969" calcext:value-type="float">
            <text:p>100.39265925196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.45669291338583" calcext:value-type="float">
            <text:p>6.45669291338583</text:p>
          </table:table-cell>
          <table:table-cell table:formula="of:=[.$J$1]*[.$J$2]*[.D132]" office:value-type="float" office:value="89.9693776902888" calcext:value-type="float">
            <text:p>89.9693776902888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.86614173228347" calcext:value-type="float">
            <text:p>5.86614173228347</text:p>
          </table:table-cell>
          <table:table-cell table:formula="of:=[.$J$1]*[.$J$2]*[.D133]" office:value-type="float" office:value="81.7404711942258" calcext:value-type="float">
            <text:p>81.7404711942258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.43307086614173" calcext:value-type="float">
            <text:p>5.43307086614173</text:p>
          </table:table-cell>
          <table:table-cell table:formula="of:=[.$J$1]*[.$J$2]*[.D134]" office:value-type="float" office:value="75.7059397637795" calcext:value-type="float">
            <text:p>75.705939763779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.84251968503937" calcext:value-type="float">
            <text:p>4.84251968503937</text:p>
          </table:table-cell>
          <table:table-cell table:formula="of:=[.$J$1]*[.$J$2]*[.D135]" office:value-type="float" office:value="67.4770332677165" calcext:value-type="float">
            <text:p>67.477033267716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.29133858267717" calcext:value-type="float">
            <text:p>4.29133858267717</text:p>
          </table:table-cell>
          <table:table-cell table:formula="of:=[.$J$1]*[.$J$2]*[.D136]" office:value-type="float" office:value="59.7967205380578" calcext:value-type="float">
            <text:p>59.7967205380578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.1259842519685" calcext:value-type="float">
            <text:p>2.1259842519685</text:p>
          </table:table-cell>
          <table:table-cell table:formula="of:=[.$J$1]*[.$J$2]*[.D137]" office:value-type="float" office:value="29.6240633858267" calcext:value-type="float">
            <text:p>29.6240633858267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.48031496062992" calcext:value-type="float">
            <text:p>2.48031496062992</text:p>
          </table:table-cell>
          <table:table-cell table:formula="of:=[.$J$1]*[.$J$2]*[.D138]" office:value-type="float" office:value="34.5614072834645" calcext:value-type="float">
            <text:p>34.561407283464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.8740157480315" calcext:value-type="float">
            <text:p>2.8740157480315</text:p>
          </table:table-cell>
          <table:table-cell table:formula="of:=[.$J$1]*[.$J$2]*[.D139]" office:value-type="float" office:value="40.0473449475066" calcext:value-type="float">
            <text:p>40.0473449475066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.07086614173228" calcext:value-type="float">
            <text:p>3.07086614173228</text:p>
          </table:table-cell>
          <table:table-cell table:formula="of:=[.$J$1]*[.$J$2]*[.D140]" office:value-type="float" office:value="42.7903137795275" calcext:value-type="float">
            <text:p>42.790313779527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.26771653543307" calcext:value-type="float">
            <text:p>3.26771653543307</text:p>
          </table:table-cell>
          <table:table-cell table:formula="of:=[.$J$1]*[.$J$2]*[.D141]" office:value-type="float" office:value="45.5332826115486" calcext:value-type="float">
            <text:p>45.5332826115486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.38582677165354" calcext:value-type="float">
            <text:p>3.38582677165354</text:p>
          </table:table-cell>
          <table:table-cell table:formula="of:=[.$J$1]*[.$J$2]*[.D142]" office:value-type="float" office:value="47.1790639107611" calcext:value-type="float">
            <text:p>47.1790639107611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.50393700787402" calcext:value-type="float">
            <text:p>3.50393700787402</text:p>
          </table:table-cell>
          <table:table-cell table:formula="of:=[.$J$1]*[.$J$2]*[.D143]" office:value-type="float" office:value="48.8248452099738" calcext:value-type="float">
            <text:p>48.8248452099738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.62204724409449" calcext:value-type="float">
            <text:p>3.62204724409449</text:p>
          </table:table-cell>
          <table:table-cell table:formula="of:=[.$J$1]*[.$J$2]*[.D144]" office:value-type="float" office:value="50.4706265091864" calcext:value-type="float">
            <text:p>50.4706265091864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9.80314960629921" calcext:value-type="float">
            <text:p>9.80314960629921</text:p>
          </table:table-cell>
          <table:table-cell table:formula="of:=[.$J$1]*[.$J$2]*[.D145]" office:value-type="float" office:value="136.599847834646" calcext:value-type="float">
            <text:p>136.599847834646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.0393700787402" calcext:value-type="float">
            <text:p>10.0393700787402</text:p>
          </table:table-cell>
          <table:table-cell table:formula="of:=[.$J$1]*[.$J$2]*[.D146]" office:value-type="float" office:value="139.891410433071" calcext:value-type="float">
            <text:p>139.891410433071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.58267716535433" calcext:value-type="float">
            <text:p>8.58267716535433</text:p>
          </table:table-cell>
          <table:table-cell table:formula="of:=[.$J$1]*[.$J$2]*[.D147]" office:value-type="float" office:value="119.593441076115" calcext:value-type="float">
            <text:p>119.59344107611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06299212598425" calcext:value-type="float">
            <text:p>6.06299212598425</text:p>
          </table:table-cell>
          <table:table-cell table:formula="of:=[.$J$1]*[.$J$2]*[.D148]" office:value-type="float" office:value="84.4834400262467" calcext:value-type="float">
            <text:p>84.4834400262467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.43307086614173" calcext:value-type="float">
            <text:p>5.43307086614173</text:p>
          </table:table-cell>
          <table:table-cell table:formula="of:=[.$J$1]*[.$J$2]*[.D149]" office:value-type="float" office:value="75.7059397637795" calcext:value-type="float">
            <text:p>75.705939763779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.43307086614173" calcext:value-type="float">
            <text:p>5.43307086614173</text:p>
          </table:table-cell>
          <table:table-cell table:formula="of:=[.$J$1]*[.$J$2]*[.D150]" office:value-type="float" office:value="75.7059397637795" calcext:value-type="float">
            <text:p>75.705939763779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.43307086614173" calcext:value-type="float">
            <text:p>5.43307086614173</text:p>
          </table:table-cell>
          <table:table-cell table:formula="of:=[.$J$1]*[.$J$2]*[.D151]" office:value-type="float" office:value="75.7059397637795" calcext:value-type="float">
            <text:p>75.705939763779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.51181102362205" calcext:value-type="float">
            <text:p>5.51181102362205</text:p>
          </table:table-cell>
          <table:table-cell table:formula="of:=[.$J$1]*[.$J$2]*[.D152]" office:value-type="float" office:value="76.803127296588" calcext:value-type="float">
            <text:p>76.803127296588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.51181102362205" calcext:value-type="float">
            <text:p>5.51181102362205</text:p>
          </table:table-cell>
          <table:table-cell table:formula="of:=[.$J$1]*[.$J$2]*[.D153]" office:value-type="float" office:value="76.803127296588" calcext:value-type="float">
            <text:p>76.803127296588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.59055118110236" calcext:value-type="float">
            <text:p>5.59055118110236</text:p>
          </table:table-cell>
          <table:table-cell table:formula="of:=[.$J$1]*[.$J$2]*[.D154]" office:value-type="float" office:value="77.9003148293963" calcext:value-type="float">
            <text:p>77.9003148293963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.20472440944882" calcext:value-type="float">
            <text:p>2.20472440944882</text:p>
          </table:table-cell>
          <table:table-cell table:formula="of:=[.$J$1]*[.$J$2]*[.D155]" office:value-type="float" office:value="30.7212509186352" calcext:value-type="float">
            <text:p>30.7212509186352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.63779527559055" calcext:value-type="float">
            <text:p>2.63779527559055</text:p>
          </table:table-cell>
          <table:table-cell table:formula="of:=[.$J$1]*[.$J$2]*[.D156]" office:value-type="float" office:value="36.7557823490813" calcext:value-type="float">
            <text:p>36.7557823490813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.03149606299213" calcext:value-type="float">
            <text:p>3.03149606299213</text:p>
          </table:table-cell>
          <table:table-cell table:formula="of:=[.$J$1]*[.$J$2]*[.D157]" office:value-type="float" office:value="42.2417200131234" calcext:value-type="float">
            <text:p>42.2417200131234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.30708661417323" calcext:value-type="float">
            <text:p>3.30708661417323</text:p>
          </table:table-cell>
          <table:table-cell table:formula="of:=[.$J$1]*[.$J$2]*[.D158]" office:value-type="float" office:value="46.0818763779528" calcext:value-type="float">
            <text:p>46.0818763779528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.54330708661417" calcext:value-type="float">
            <text:p>3.54330708661417</text:p>
          </table:table-cell>
          <table:table-cell table:formula="of:=[.$J$1]*[.$J$2]*[.D159]" office:value-type="float" office:value="49.3734389763779" calcext:value-type="float">
            <text:p>49.373438976377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.7007874015748" calcext:value-type="float">
            <text:p>3.7007874015748</text:p>
          </table:table-cell>
          <table:table-cell table:formula="of:=[.$J$1]*[.$J$2]*[.D160]" office:value-type="float" office:value="51.5678140419947" calcext:value-type="float">
            <text:p>51.5678140419947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.89763779527559" calcext:value-type="float">
            <text:p>3.89763779527559</text:p>
          </table:table-cell>
          <table:table-cell table:formula="of:=[.$J$1]*[.$J$2]*[.D161]" office:value-type="float" office:value="54.3107828740157" calcext:value-type="float">
            <text:p>54.3107828740157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162]" office:value-type="float" office:value="57.602345472441" calcext:value-type="float">
            <text:p>57.602345472441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.54330708661417" calcext:value-type="float">
            <text:p>8.54330708661417</text:p>
          </table:table-cell>
          <table:table-cell table:formula="of:=[.$J$1]*[.$J$2]*[.D163]" office:value-type="float" office:value="119.044847309711" calcext:value-type="float">
            <text:p>119.044847309711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.88188976377953" calcext:value-type="float">
            <text:p>4.88188976377953</text:p>
          </table:table-cell>
          <table:table-cell table:formula="of:=[.$J$1]*[.$J$2]*[.D164]" office:value-type="float" office:value="68.0256270341208" calcext:value-type="float">
            <text:p>68.0256270341208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.22047244094488" calcext:value-type="float">
            <text:p>6.22047244094488</text:p>
          </table:table-cell>
          <table:table-cell table:formula="of:=[.$J$1]*[.$J$2]*[.D165]" office:value-type="float" office:value="86.6778150918635" calcext:value-type="float">
            <text:p>86.677815091863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.10236220472441" calcext:value-type="float">
            <text:p>6.10236220472441</text:p>
          </table:table-cell>
          <table:table-cell table:formula="of:=[.$J$1]*[.$J$2]*[.D166]" office:value-type="float" office:value="85.0320337926509" calcext:value-type="float">
            <text:p>85.032033792650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.10236220472441" calcext:value-type="float">
            <text:p>6.10236220472441</text:p>
          </table:table-cell>
          <table:table-cell table:formula="of:=[.$J$1]*[.$J$2]*[.D167]" office:value-type="float" office:value="85.0320337926509" calcext:value-type="float">
            <text:p>85.032033792650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.10236220472441" calcext:value-type="float">
            <text:p>6.10236220472441</text:p>
          </table:table-cell>
          <table:table-cell table:formula="of:=[.$J$1]*[.$J$2]*[.D168]" office:value-type="float" office:value="85.0320337926509" calcext:value-type="float">
            <text:p>85.032033792650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6.18110236220472" calcext:value-type="float">
            <text:p>6.18110236220472</text:p>
          </table:table-cell>
          <table:table-cell table:formula="of:=[.$J$1]*[.$J$2]*[.D169]" office:value-type="float" office:value="86.1292213254593" calcext:value-type="float">
            <text:p>86.1292213254593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6.22047244094488" calcext:value-type="float">
            <text:p>6.22047244094488</text:p>
          </table:table-cell>
          <table:table-cell table:formula="of:=[.$J$1]*[.$J$2]*[.D170]" office:value-type="float" office:value="86.6778150918635" calcext:value-type="float">
            <text:p>86.677815091863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.22047244094488" calcext:value-type="float">
            <text:p>6.22047244094488</text:p>
          </table:table-cell>
          <table:table-cell table:formula="of:=[.$J$1]*[.$J$2]*[.D171]" office:value-type="float" office:value="86.6778150918635" calcext:value-type="float">
            <text:p>86.677815091863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6.25984251968504" calcext:value-type="float">
            <text:p>6.25984251968504</text:p>
          </table:table-cell>
          <table:table-cell table:formula="of:=[.$J$1]*[.$J$2]*[.D172]" office:value-type="float" office:value="87.2264088582677" calcext:value-type="float">
            <text:p>87.2264088582677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.75590551181102" calcext:value-type="float">
            <text:p>2.75590551181102</text:p>
          </table:table-cell>
          <table:table-cell table:formula="of:=[.$J$1]*[.$J$2]*[.D173]" office:value-type="float" office:value="38.4015636482939" calcext:value-type="float">
            <text:p>38.401563648293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.07086614173228" calcext:value-type="float">
            <text:p>3.07086614173228</text:p>
          </table:table-cell>
          <table:table-cell table:formula="of:=[.$J$1]*[.$J$2]*[.D174]" office:value-type="float" office:value="42.7903137795275" calcext:value-type="float">
            <text:p>42.790313779527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.54330708661417" calcext:value-type="float">
            <text:p>3.54330708661417</text:p>
          </table:table-cell>
          <table:table-cell table:formula="of:=[.$J$1]*[.$J$2]*[.D175]" office:value-type="float" office:value="49.3734389763779" calcext:value-type="float">
            <text:p>49.373438976377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.74015748031496" calcext:value-type="float">
            <text:p>3.74015748031496</text:p>
          </table:table-cell>
          <table:table-cell table:formula="of:=[.$J$1]*[.$J$2]*[.D176]" office:value-type="float" office:value="52.116407808399" calcext:value-type="float">
            <text:p>52.11640780839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177]" office:value-type="float" office:value="57.602345472441" calcext:value-type="float">
            <text:p>57.602345472441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.33070866141732" calcext:value-type="float">
            <text:p>4.33070866141732</text:p>
          </table:table-cell>
          <table:table-cell table:formula="of:=[.$J$1]*[.$J$2]*[.D178]" office:value-type="float" office:value="60.3453143044619" calcext:value-type="float">
            <text:p>60.345314304461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.52755905511811" calcext:value-type="float">
            <text:p>4.52755905511811</text:p>
          </table:table-cell>
          <table:table-cell table:formula="of:=[.$J$1]*[.$J$2]*[.D179]" office:value-type="float" office:value="63.0882831364829" calcext:value-type="float">
            <text:p>63.088283136482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4.7244094488189" calcext:value-type="float">
            <text:p>4.7244094488189</text:p>
          </table:table-cell>
          <table:table-cell table:formula="of:=[.$J$1]*[.$J$2]*[.D180]" office:value-type="float" office:value="65.831251968504" calcext:value-type="float">
            <text:p>65.831251968504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181]" office:value-type="float" office:value="32.915625984252" calcext:value-type="float">
            <text:p>32.915625984252</text:p>
          </table:table-cell>
          <table:table-cell table:number-columns-repeated="21"/>
        </table:table-row>
      </table:table>
      <table:table table:name="group_5" table:style-name="ta1">
        <table:table-column table:style-name="co1" table:number-columns-repeated="30" table:default-cell-style-name="Default"/>
        <table:table-row table:style-name="ro1">
          <table:table-cell office:value-type="string" calcext:value-type="string">
            <text:p>Velocity [MPH]</text:p>
          </table:table-cell>
          <table:table-cell office:value-type="string" calcext:value-type="string">
            <text:p>Angle of Attack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Manometer Reading [in]</text:p>
          </table:table-cell>
          <table:table-cell office:value-type="string" calcext:value-type="string">
            <text:p>Pressure [psi]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Density of H2O</text:p>
          </table:table-cell>
          <table:table-cell table:formula="of:=(62.3148)/(12^3)" office:value-type="float" office:value="0.0360618055555556" calcext:value-type="float">
            <text:p>0.0360618055555556</text:p>
          </table:table-cell>
          <table:table-cell office:value-type="string" calcext:value-type="string">
            <text:p>lbf/in^3</text:p>
          </table:table-cell>
          <table:table-cell table:number-columns-repeated="10"/>
          <table:table-cell office:value-type="string" calcext:value-type="string">
            <text:p>Vel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J$1]*[.$J$2]*[.D2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ravity</text:p>
          </table:table-cell>
          <table:table-cell table:formula="of:=32.2*12" office:value-type="float" office:value="386.4" calcext:value-type="float">
            <text:p>386.4</text:p>
          </table:table-cell>
          <table:table-cell office:value-type="string" calcext:value-type="string">
            <text:p>in/s^2</text:p>
          </table:table-cell>
          <table:table-cell table:number-columns-repeated="10"/>
          <table:table-cell office:value-type="string" calcext:value-type="string">
            <text:p>Ang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49606299212598" calcext:value-type="float">
            <text:p>1.49606299212598</text:p>
          </table:table-cell>
          <table:table-cell table:formula="of:=[.$J$1]*[.$J$2]*[.D3]" office:value-type="float" office:value="20.8465631233595" calcext:value-type="float">
            <text:p>20.8465631233595</text:p>
          </table:table-cell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^2</text:p>
          </table:table-cell>
          <table:table-cell table:number-columns-repeated="10"/>
          <table:table-cell office:value-type="string" calcext:value-type="string">
            <text:p>Position</text:p>
          </table:table-cell>
          <table:table-cell table:number-columns-repeated="5" office:value-type="string" calcext:value-type="string">
            <text:p>distance cm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748031496063" calcext:value-type="float">
            <text:p>1.5748031496063</text:p>
          </table:table-cell>
          <table:table-cell table:formula="of:=[.$J$1]*[.$J$2]*[.D4]" office:value-type="float" office:value="21.943750656168" calcext:value-type="float">
            <text:p>21.943750656168</text:p>
          </table:table-cell>
          <table:table-cell table:number-columns-repeated="3"/>
          <table:table-cell office:value-type="string" calcext:value-type="string">
            <text:p>mph→in/s</text:p>
          </table:table-cell>
          <table:table-cell office:value-type="float" office:value="17.60002" calcext:value-type="float">
            <text:p>17.60002</text:p>
          </table:table-cell>
          <table:table-cell table:number-columns-repeated="11"/>
          <table:table-cell office:value-type="string" calcext:value-type="string">
            <text:p>Atm</text:p>
          </table:table-cell>
          <table:table-cell table:number-columns-repeated="2" office:value-type="float" office:value="9.5" calcext:value-type="float">
            <text:p>9.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.6" calcext:value-type="float">
            <text:p>8.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49606299212598" calcext:value-type="float">
            <text:p>1.49606299212598</text:p>
          </table:table-cell>
          <table:table-cell table:formula="of:=[.$J$1]*[.$J$2]*[.D5]" office:value-type="float" office:value="20.8465631233595" calcext:value-type="float">
            <text:p>20.8465631233595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float" office:value="10.2" calcext:value-type="float">
            <text:p>10.2</text:p>
          </table:table-cell>
          <table:table-cell office:value-type="float" office:value="15" calcext:value-type="float">
            <text:p>15</text:p>
          </table:table-cell>
          <table:table-cell office:value-type="float" office:value="17.4" calcext:value-type="float">
            <text:p>17.4</text:p>
          </table:table-cell>
          <table:table-cell office:value-type="float" office:value="12.3" calcext:value-type="float">
            <text:p>12.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6]" office:value-type="float" office:value="19.200781824147" calcext:value-type="float">
            <text:p>19.200781824147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13.3" calcext:value-type="float">
            <text:p>13.3</text:p>
          </table:table-cell>
          <table:table-cell office:value-type="float" office:value="15" calcext:value-type="float">
            <text:p>15</text:p>
          </table:table-cell>
          <table:table-cell office:value-type="float" office:value="16.5" calcext:value-type="float">
            <text:p>16.5</text:p>
          </table:table-cell>
          <table:table-cell office:value-type="float" office:value="16.3" calcext:value-type="float">
            <text:p>16.3</text:p>
          </table:table-cell>
          <table:table-cell office:value-type="float" office:value="13.3" calcext:value-type="float">
            <text:p>13.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.25984251968504" calcext:value-type="float">
            <text:p>1.25984251968504</text:p>
          </table:table-cell>
          <table:table-cell table:formula="of:=[.$J$1]*[.$J$2]*[.D7]" office:value-type="float" office:value="17.5550005249344" calcext:value-type="float">
            <text:p>17.5550005249344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13.5" calcext:value-type="float">
            <text:p>13.5</text:p>
          </table:table-cell>
          <table:table-cell office:value-type="float" office:value="14.6" calcext:value-type="float">
            <text:p>14.6</text:p>
          </table:table-cell>
          <table:table-cell office:value-type="float" office:value="15.7" calcext:value-type="float">
            <text:p>15.7</text:p>
          </table:table-cell>
          <table:table-cell office:value-type="float" office:value="13.8" calcext:value-type="float">
            <text:p>13.8</text:p>
          </table:table-cell>
          <table:table-cell office:value-type="float" office:value="13.2" calcext:value-type="float">
            <text:p>13.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8]" office:value-type="float" office:value="19.200781824147" calcext:value-type="float">
            <text:p>19.200781824147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13.3" calcext:value-type="float">
            <text:p>13.3</text:p>
          </table:table-cell>
          <table:table-cell office:value-type="float" office:value="14.3" calcext:value-type="float">
            <text:p>14.3</text:p>
          </table:table-cell>
          <table:table-cell office:value-type="float" office:value="14.8" calcext:value-type="float">
            <text:p>14.8</text:p>
          </table:table-cell>
          <table:table-cell office:value-type="float" office:value="12.7" calcext:value-type="float">
            <text:p>12.7</text:p>
          </table:table-cell>
          <table:table-cell office:value-type="float" office:value="13.1" calcext:value-type="float">
            <text:p>13.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.18110236220472" calcext:value-type="float">
            <text:p>1.18110236220472</text:p>
          </table:table-cell>
          <table:table-cell table:formula="of:=[.$J$1]*[.$J$2]*[.D9]" office:value-type="float" office:value="16.4578129921259" calcext:value-type="float">
            <text:p>16.4578129921259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.1" calcext:value-type="float">
            <text:p>14.1</text:p>
          </table:table-cell>
          <table:table-cell office:value-type="float" office:value="13.8" calcext:value-type="float">
            <text:p>13.8</text:p>
          </table:table-cell>
          <table:table-cell office:value-type="float" office:value="12.5" calcext:value-type="float">
            <text:p>12.5</text:p>
          </table:table-cell>
          <table:table-cell office:value-type="float" office:value="13.3" calcext:value-type="float">
            <text:p>13.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905511811023622" calcext:value-type="float">
            <text:p>0.905511811023622</text:p>
          </table:table-cell>
          <table:table-cell table:formula="of:=[.$J$1]*[.$J$2]*[.D10]" office:value-type="float" office:value="12.6176566272966" calcext:value-type="float">
            <text:p>12.6176566272966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office:value-type="float" office:value="12.7" calcext:value-type="float">
            <text:p>12.7</text:p>
          </table:table-cell>
          <table:table-cell office:value-type="float" office:value="13" calcext:value-type="float">
            <text:p>13</text:p>
          </table:table-cell>
          <table:table-cell office:value-type="float" office:value="12.8" calcext:value-type="float">
            <text:p>12.8</text:p>
          </table:table-cell>
          <table:table-cell office:value-type="float" office:value="12.4" calcext:value-type="float">
            <text:p>12.4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984251968503937" calcext:value-type="float">
            <text:p>0.984251968503937</text:p>
          </table:table-cell>
          <table:table-cell table:formula="of:=[.$J$1]*[.$J$2]*[.D11]" office:value-type="float" office:value="13.714844160105" calcext:value-type="float">
            <text:p>13.714844160105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2.5" calcext:value-type="float">
            <text:p>12.5</text:p>
          </table:table-cell>
          <table:table-cell office:value-type="float" office:value="13.2" calcext:value-type="float">
            <text:p>13.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866141732283464" calcext:value-type="float">
            <text:p>0.866141732283464</text:p>
          </table:table-cell>
          <table:table-cell table:formula="of:=[.$J$1]*[.$J$2]*[.D12]" office:value-type="float" office:value="12.0690628608924" calcext:value-type="float">
            <text:p>12.0690628608924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" office:value-type="float" office:value="12.5" calcext:value-type="float">
            <text:p>12.5</text:p>
          </table:table-cell>
          <table:table-cell office:value-type="float" office:value="12" calcext:value-type="float">
            <text:p>12</text:p>
          </table:table-cell>
          <table:table-cell office:value-type="float" office:value="12.4" calcext:value-type="float">
            <text:p>12.4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78740157480315" calcext:value-type="float">
            <text:p>0.78740157480315</text:p>
          </table:table-cell>
          <table:table-cell table:formula="of:=[.$J$1]*[.$J$2]*[.D13]" office:value-type="float" office:value="10.971875328084" calcext:value-type="float">
            <text:p>10.971875328084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office:value-type="float" office:value="11.8" calcext:value-type="float">
            <text:p>11.8</text:p>
          </table:table-cell>
          <table:table-cell office:value-type="float" office:value="12" calcext:value-type="float">
            <text:p>12</text:p>
          </table:table-cell>
          <table:table-cell office:value-type="float" office:value="11.5" calcext:value-type="float">
            <text:p>11.5</text:p>
          </table:table-cell>
          <table:table-cell office:value-type="float" office:value="12.2" calcext:value-type="float">
            <text:p>12.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866141732283464" calcext:value-type="float">
            <text:p>0.866141732283464</text:p>
          </table:table-cell>
          <table:table-cell table:formula="of:=[.$J$1]*[.$J$2]*[.D14]" office:value-type="float" office:value="12.0690628608924" calcext:value-type="float">
            <text:p>12.0690628608924</text:p>
          </table:table-cell>
          <table:table-cell table:number-columns-repeated="16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.5" calcext:value-type="float">
            <text:p>10.5</text:p>
          </table:table-cell>
          <table:table-cell office:value-type="float" office:value="9" calcext:value-type="float">
            <text:p>9</text:p>
          </table:table-cell>
          <table:table-cell office:value-type="float" office:value="8.2" calcext:value-type="float">
            <text:p>8.2</text:p>
          </table:table-cell>
          <table:table-cell office:value-type="float" office:value="9.2" calcext:value-type="float">
            <text:p>9.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866141732283464" calcext:value-type="float">
            <text:p>0.866141732283464</text:p>
          </table:table-cell>
          <table:table-cell table:formula="of:=[.$J$1]*[.$J$2]*[.D15]" office:value-type="float" office:value="12.0690628608924" calcext:value-type="float">
            <text:p>12.0690628608924</text:p>
          </table:table-cell>
          <table:table-cell table:number-columns-repeated="16"/>
          <table:table-cell office:value-type="float" office:value="11" calcext:value-type="float">
            <text:p>11</text:p>
          </table:table-cell>
          <table:table-cell office:value-type="float" office:value="11.7" calcext:value-type="float">
            <text:p>11.7</text:p>
          </table:table-cell>
          <table:table-cell office:value-type="float" office:value="10.6" calcext:value-type="float">
            <text:p>10.6</text:p>
          </table:table-cell>
          <table:table-cell office:value-type="float" office:value="9.3" calcext:value-type="float">
            <text:p>9.3</text:p>
          </table:table-cell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905511811023622" calcext:value-type="float">
            <text:p>0.905511811023622</text:p>
          </table:table-cell>
          <table:table-cell table:formula="of:=[.$J$1]*[.$J$2]*[.D16]" office:value-type="float" office:value="12.6176566272966" calcext:value-type="float">
            <text:p>12.6176566272966</text:p>
          </table:table-cell>
          <table:table-cell table:number-columns-repeated="16"/>
          <table:table-cell office:value-type="float" office:value="12" calcext:value-type="float">
            <text:p>12</text:p>
          </table:table-cell>
          <table:table-cell office:value-type="float" office:value="11.5" calcext:value-type="float">
            <text:p>11.5</text:p>
          </table:table-cell>
          <table:table-cell office:value-type="float" office:value="10.8" calcext:value-type="float">
            <text:p>10.8</text:p>
          </table:table-cell>
          <table:table-cell table:number-columns-repeated="2" office:value-type="float" office:value="9.8" calcext:value-type="float">
            <text:p>9.8</text:p>
          </table:table-cell>
          <table:table-cell office:value-type="float" office:value="10.1" calcext:value-type="float">
            <text:p>10.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905511811023622" calcext:value-type="float">
            <text:p>0.905511811023622</text:p>
          </table:table-cell>
          <table:table-cell table:formula="of:=[.$J$1]*[.$J$2]*[.D17]" office:value-type="float" office:value="12.6176566272966" calcext:value-type="float">
            <text:p>12.6176566272966</text:p>
          </table:table-cell>
          <table:table-cell table:number-columns-repeated="16"/>
          <table:table-cell office:value-type="float" office:value="13" calcext:value-type="float">
            <text:p>13</text:p>
          </table:table-cell>
          <table:table-cell office:value-type="float" office:value="11.7" calcext:value-type="float">
            <text:p>11.7</text:p>
          </table:table-cell>
          <table:table-cell office:value-type="float" office:value="11" calcext:value-type="float">
            <text:p>11</text:p>
          </table:table-cell>
          <table:table-cell office:value-type="float" office:value="10.2" calcext:value-type="float">
            <text:p>10.2</text:p>
          </table:table-cell>
          <table:table-cell office:value-type="float" office:value="10" calcext:value-type="float">
            <text:p>10</text:p>
          </table:table-cell>
          <table:table-cell office:value-type="float" office:value="10.7" calcext:value-type="float">
            <text:p>10.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984251968503937" calcext:value-type="float">
            <text:p>0.984251968503937</text:p>
          </table:table-cell>
          <table:table-cell table:formula="of:=[.$J$1]*[.$J$2]*[.D18]" office:value-type="float" office:value="13.714844160105" calcext:value-type="float">
            <text:p>13.714844160105</text:p>
          </table:table-cell>
          <table:table-cell table:number-columns-repeated="16"/>
          <table:table-cell office:value-type="float" office:value="14" calcext:value-type="float">
            <text:p>14</text:p>
          </table:table-cell>
          <table:table-cell office:value-type="float" office:value="11.7" calcext:value-type="float">
            <text:p>11.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.4" calcext:value-type="float">
            <text:p>10.4</text:p>
          </table:table-cell>
          <table:table-cell office:value-type="float" office:value="11.2" calcext:value-type="float">
            <text:p>11.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$J$1]*[.$J$2]*[.D19]" office:value-type="float" office:value="0" calcext:value-type="float">
            <text:p>0</text:p>
          </table:table-cell>
          <table:table-cell table:number-columns-repeated="16"/>
          <table:table-cell office:value-type="float" office:value="15" calcext:value-type="float">
            <text:p>15</text:p>
          </table:table-cell>
          <table:table-cell office:value-type="float" office:value="11.8" calcext:value-type="float">
            <text:p>11.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.5" calcext:value-type="float">
            <text:p>10.5</text:p>
          </table:table-cell>
          <table:table-cell office:value-type="float" office:value="11.3" calcext:value-type="float">
            <text:p>11.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75590551181102" calcext:value-type="float">
            <text:p>0.275590551181102</text:p>
          </table:table-cell>
          <table:table-cell table:formula="of:=[.$J$1]*[.$J$2]*[.D20]" office:value-type="float" office:value="3.84015636482939" calcext:value-type="float">
            <text:p>3.84015636482939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office:value-type="float" office:value="11.8" calcext:value-type="float">
            <text:p>11.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.6" calcext:value-type="float">
            <text:p>10.6</text:p>
          </table:table-cell>
          <table:table-cell office:value-type="float" office:value="11.4" calcext:value-type="float">
            <text:p>11.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21]" office:value-type="float" office:value="30.1726571522309" calcext:value-type="float">
            <text:p>30.1726571522309</text:p>
          </table:table-cell>
          <table:table-cell table:number-columns-repeated="16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1.3" calcext:value-type="float">
            <text:p>11.3</text:p>
          </table:table-cell>
          <table:table-cell office:value-type="float" office:value="10.8" calcext:value-type="float">
            <text:p>10.8</text:p>
          </table:table-cell>
          <table:table-cell office:value-type="float" office:value="11.2" calcext:value-type="float">
            <text:p>11.2</text:p>
          </table:table-cell>
          <table:table-cell office:value-type="float" office:value="11.9" calcext:value-type="float">
            <text:p>11.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.00787401574803" calcext:value-type="float">
            <text:p>2.00787401574803</text:p>
          </table:table-cell>
          <table:table-cell table:formula="of:=[.$J$1]*[.$J$2]*[.D22]" office:value-type="float" office:value="27.9782820866142" calcext:value-type="float">
            <text:p>27.9782820866142</text:p>
          </table:table-cell>
          <table:table-cell table:number-columns-repeated="16"/>
          <table:table-cell office:value-type="float" office:value="18" calcext:value-type="float">
            <text:p>18</text:p>
          </table:table-cell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 office:value-type="float" office:value="9.8" calcext:value-type="float">
            <text:p>9.8</text:p>
          </table:table-cell>
          <table:table-cell office:value-type="float" office:value="8.7" calcext:value-type="float">
            <text:p>8.7</text:p>
          </table:table-cell>
          <table:table-cell office:value-type="float" office:value="9.1" calcext:value-type="float">
            <text:p>9.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88976377952756" calcext:value-type="float">
            <text:p>1.88976377952756</text:p>
          </table:table-cell>
          <table:table-cell table:formula="of:=[.$J$1]*[.$J$2]*[.D23]" office:value-type="float" office:value="26.3325007874016" calcext:value-type="float">
            <text:p>26.3325007874016</text:p>
          </table:table-cell>
          <table:table-cell table:number-columns-repeated="2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81102362204724" calcext:value-type="float">
            <text:p>1.81102362204724</text:p>
          </table:table-cell>
          <table:table-cell table:formula="of:=[.$J$1]*[.$J$2]*[.D24]" office:value-type="float" office:value="25.2353132545931" calcext:value-type="float">
            <text:p>25.2353132545931</text:p>
          </table:table-cell>
          <table:table-cell table:number-columns-repeated="23"/>
          <table:table-cell office:value-type="string" calcext:value-type="string">
            <text:p>cm→in</text:p>
          </table:table-cell>
          <table:table-cell table:formula="of:=1/(2.54)" office:value-type="float" office:value="0.393700787401575" calcext:value-type="float">
            <text:p>0.3937007874015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25]" office:value-type="float" office:value="19.200781824147" calcext:value-type="float">
            <text:p>19.200781824147</text:p>
          </table:table-cell>
          <table:table-cell table:number-columns-repeated="2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26]" office:value-type="float" office:value="19.200781824147" calcext:value-type="float">
            <text:p>19.200781824147</text:p>
          </table:table-cell>
          <table:table-cell table:number-columns-repeated="16"/>
          <table:table-cell office:value-type="string" calcext:value-type="string">
            <text:p>Vel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.18110236220472" calcext:value-type="float">
            <text:p>1.18110236220472</text:p>
          </table:table-cell>
          <table:table-cell table:formula="of:=[.$J$1]*[.$J$2]*[.D27]" office:value-type="float" office:value="16.4578129921259" calcext:value-type="float">
            <text:p>16.4578129921259</text:p>
          </table:table-cell>
          <table:table-cell table:number-columns-repeated="16"/>
          <table:table-cell office:value-type="string" calcext:value-type="string">
            <text:p>Ang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984251968503937" calcext:value-type="float">
            <text:p>0.984251968503937</text:p>
          </table:table-cell>
          <table:table-cell table:formula="of:=[.$J$1]*[.$J$2]*[.D28]" office:value-type="float" office:value="13.714844160105" calcext:value-type="float">
            <text:p>13.714844160105</text:p>
          </table:table-cell>
          <table:table-cell table:number-columns-repeated="16"/>
          <table:table-cell office:value-type="string" calcext:value-type="string">
            <text:p>Position</text:p>
          </table:table-cell>
          <table:table-cell table:number-columns-repeated="5" office:value-type="string" calcext:value-type="string">
            <text:p>distance in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393700787401575" calcext:value-type="float">
            <text:p>0.393700787401575</text:p>
          </table:table-cell>
          <table:table-cell table:formula="of:=[.$J$1]*[.$J$2]*[.D29]" office:value-type="float" office:value="5.485937664042" calcext:value-type="float">
            <text:p>5.48593766404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formula="of:=([.W5]-[.$W$4])*[.$AD$24]" office:value-type="float" office:value="0" calcext:value-type="float">
            <text:p>0</text:p>
          </table:table-cell>
          <table:table-cell table:formula="of:=([.X5]-[.$X$4])*[.$AD$24]" office:value-type="float" office:value="0.275590551181102" calcext:value-type="float">
            <text:p>0.275590551181102</text:p>
          </table:table-cell>
          <table:table-cell table:formula="of:=([.Y5]-[.$Y$4])*[.$AD$24]" office:value-type="float" office:value="2.36220472440945" calcext:value-type="float">
            <text:p>2.36220472440945</text:p>
          </table:table-cell>
          <table:table-cell table:formula="of:=([.Z5]-[.$Z$4])*[.$AD$24]" office:value-type="float" office:value="3.30708661417323" calcext:value-type="float">
            <text:p>3.30708661417323</text:p>
          </table:table-cell>
          <table:table-cell table:formula="of:=([.AA5]-[.$AA$4])*[.$AD$24]" office:value-type="float" office:value="1.45669291338583" calcext:value-type="float">
            <text:p>1.4566929133858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433070866141732" calcext:value-type="float">
            <text:p>0.433070866141732</text:p>
          </table:table-cell>
          <table:table-cell table:formula="of:=[.$J$1]*[.$J$2]*[.D30]" office:value-type="float" office:value="6.03453143044619" calcext:value-type="float">
            <text:p>6.03453143044619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formula="of:=([.W6]-[.$W$4])*[.$AD$24]" office:value-type="float" office:value="1.49606299212598" calcext:value-type="float">
            <text:p>1.49606299212598</text:p>
          </table:table-cell>
          <table:table-cell table:formula="of:=([.X6]-[.$X$4])*[.$AD$24]" office:value-type="float" office:value="2.16535433070866" calcext:value-type="float">
            <text:p>2.16535433070866</text:p>
          </table:table-cell>
          <table:table-cell table:formula="of:=([.Y6]-[.$Y$4])*[.$AD$24]" office:value-type="float" office:value="2.95275590551181" calcext:value-type="float">
            <text:p>2.95275590551181</text:p>
          </table:table-cell>
          <table:table-cell table:formula="of:=([.Z6]-[.$Z$4])*[.$AD$24]" office:value-type="float" office:value="2.8740157480315" calcext:value-type="float">
            <text:p>2.8740157480315</text:p>
          </table:table-cell>
          <table:table-cell table:formula="of:=([.AA6]-[.$AA$4])*[.$AD$24]" office:value-type="float" office:value="1.8503937007874" calcext:value-type="float">
            <text:p>1.850393700787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511811023622047" calcext:value-type="float">
            <text:p>0.511811023622047</text:p>
          </table:table-cell>
          <table:table-cell table:formula="of:=[.$J$1]*[.$J$2]*[.D31]" office:value-type="float" office:value="7.13171896325459" calcext:value-type="float">
            <text:p>7.1317189632545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formula="of:=([.W7]-[.$W$4])*[.$AD$24]" office:value-type="float" office:value="1.5748031496063" calcext:value-type="float">
            <text:p>1.5748031496063</text:p>
          </table:table-cell>
          <table:table-cell table:formula="of:=([.X7]-[.$X$4])*[.$AD$24]" office:value-type="float" office:value="2.00787401574803" calcext:value-type="float">
            <text:p>2.00787401574803</text:p>
          </table:table-cell>
          <table:table-cell table:formula="of:=([.Y7]-[.$Y$4])*[.$AD$24]" office:value-type="float" office:value="2.63779527559055" calcext:value-type="float">
            <text:p>2.63779527559055</text:p>
          </table:table-cell>
          <table:table-cell table:formula="of:=([.Z7]-[.$Z$4])*[.$AD$24]" office:value-type="float" office:value="1.88976377952756" calcext:value-type="float">
            <text:p>1.88976377952756</text:p>
          </table:table-cell>
          <table:table-cell table:formula="of:=([.AA7]-[.$AA$4])*[.$AD$24]" office:value-type="float" office:value="1.81102362204724" calcext:value-type="float">
            <text:p>1.8110236220472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590551181102362" calcext:value-type="float">
            <text:p>0.590551181102362</text:p>
          </table:table-cell>
          <table:table-cell table:formula="of:=[.$J$1]*[.$J$2]*[.D32]" office:value-type="float" office:value="8.22890649606299" calcext:value-type="float">
            <text:p>8.22890649606299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formula="of:=([.W8]-[.$W$4])*[.$AD$24]" office:value-type="float" office:value="1.49606299212598" calcext:value-type="float">
            <text:p>1.49606299212598</text:p>
          </table:table-cell>
          <table:table-cell table:formula="of:=([.X8]-[.$X$4])*[.$AD$24]" office:value-type="float" office:value="1.88976377952756" calcext:value-type="float">
            <text:p>1.88976377952756</text:p>
          </table:table-cell>
          <table:table-cell table:formula="of:=([.Y8]-[.$Y$4])*[.$AD$24]" office:value-type="float" office:value="2.28346456692913" calcext:value-type="float">
            <text:p>2.28346456692913</text:p>
          </table:table-cell>
          <table:table-cell table:formula="of:=([.Z8]-[.$Z$4])*[.$AD$24]" office:value-type="float" office:value="1.45669291338583" calcext:value-type="float">
            <text:p>1.45669291338583</text:p>
          </table:table-cell>
          <table:table-cell table:formula="of:=([.AA8]-[.$AA$4])*[.$AD$24]" office:value-type="float" office:value="1.77165354330709" calcext:value-type="float">
            <text:p>1.7716535433070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.590551181102362" calcext:value-type="float">
            <text:p>0.590551181102362</text:p>
          </table:table-cell>
          <table:table-cell table:formula="of:=[.$J$1]*[.$J$2]*[.D33]" office:value-type="float" office:value="8.22890649606299" calcext:value-type="float">
            <text:p>8.22890649606299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formula="of:=([.W9]-[.$W$4])*[.$AD$24]" office:value-type="float" office:value="1.37795275590551" calcext:value-type="float">
            <text:p>1.37795275590551</text:p>
          </table:table-cell>
          <table:table-cell table:formula="of:=([.X9]-[.$X$4])*[.$AD$24]" office:value-type="float" office:value="1.81102362204724" calcext:value-type="float">
            <text:p>1.81102362204724</text:p>
          </table:table-cell>
          <table:table-cell table:formula="of:=([.Y9]-[.$Y$4])*[.$AD$24]" office:value-type="float" office:value="1.88976377952756" calcext:value-type="float">
            <text:p>1.88976377952756</text:p>
          </table:table-cell>
          <table:table-cell table:formula="of:=([.Z9]-[.$Z$4])*[.$AD$24]" office:value-type="float" office:value="1.37795275590551" calcext:value-type="float">
            <text:p>1.37795275590551</text:p>
          </table:table-cell>
          <table:table-cell table:formula="of:=([.AA9]-[.$AA$4])*[.$AD$24]" office:value-type="float" office:value="1.8503937007874" calcext:value-type="float">
            <text:p>1.850393700787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590551181102362" calcext:value-type="float">
            <text:p>0.590551181102362</text:p>
          </table:table-cell>
          <table:table-cell table:formula="of:=[.$J$1]*[.$J$2]*[.D34]" office:value-type="float" office:value="8.22890649606299" calcext:value-type="float">
            <text:p>8.22890649606299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formula="of:=([.W10]-[.$W$4])*[.$AD$24]" office:value-type="float" office:value="1.25984251968504" calcext:value-type="float">
            <text:p>1.25984251968504</text:p>
          </table:table-cell>
          <table:table-cell table:formula="of:=([.X10]-[.$X$4])*[.$AD$24]" office:value-type="float" office:value="1.37795275590551" calcext:value-type="float">
            <text:p>1.37795275590551</text:p>
          </table:table-cell>
          <table:table-cell table:formula="of:=([.Y10]-[.$Y$4])*[.$AD$24]" office:value-type="float" office:value="1.49606299212598" calcext:value-type="float">
            <text:p>1.49606299212598</text:p>
          </table:table-cell>
          <table:table-cell table:formula="of:=([.Z10]-[.$Z$4])*[.$AD$24]" office:value-type="float" office:value="1.33858267716535" calcext:value-type="float">
            <text:p>1.33858267716535</text:p>
          </table:table-cell>
          <table:table-cell table:formula="of:=([.AA10]-[.$AA$4])*[.$AD$24]" office:value-type="float" office:value="1.73228346456693" calcext:value-type="float">
            <text:p>1.7322834645669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590551181102362" calcext:value-type="float">
            <text:p>0.590551181102362</text:p>
          </table:table-cell>
          <table:table-cell table:formula="of:=[.$J$1]*[.$J$2]*[.D35]" office:value-type="float" office:value="8.22890649606299" calcext:value-type="float">
            <text:p>8.22890649606299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formula="of:=([.W11]-[.$W$4])*[.$AD$24]" office:value-type="float" office:value="1.37795275590551" calcext:value-type="float">
            <text:p>1.37795275590551</text:p>
          </table:table-cell>
          <table:table-cell table:formula="of:=([.X11]-[.$X$4])*[.$AD$24]" office:value-type="float" office:value="1.37795275590551" calcext:value-type="float">
            <text:p>1.37795275590551</text:p>
          </table:table-cell>
          <table:table-cell table:formula="of:=([.Y11]-[.$Y$4])*[.$AD$24]" office:value-type="float" office:value="1.37795275590551" calcext:value-type="float">
            <text:p>1.37795275590551</text:p>
          </table:table-cell>
          <table:table-cell table:formula="of:=([.Z11]-[.$Z$4])*[.$AD$24]" office:value-type="float" office:value="1.37795275590551" calcext:value-type="float">
            <text:p>1.37795275590551</text:p>
          </table:table-cell>
          <table:table-cell table:formula="of:=([.AA11]-[.$AA$4])*[.$AD$24]" office:value-type="float" office:value="1.81102362204724" calcext:value-type="float">
            <text:p>1.8110236220472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.708661417322835" calcext:value-type="float">
            <text:p>0.708661417322835</text:p>
          </table:table-cell>
          <table:table-cell table:formula="of:=[.$J$1]*[.$J$2]*[.D36]" office:value-type="float" office:value="9.8746877952756" calcext:value-type="float">
            <text:p>9.8746877952756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formula="of:=([.W12]-[.$W$4])*[.$AD$24]" office:value-type="float" office:value="1.18110236220472" calcext:value-type="float">
            <text:p>1.18110236220472</text:p>
          </table:table-cell>
          <table:table-cell table:formula="of:=([.X12]-[.$X$4])*[.$AD$24]" office:value-type="float" office:value="1.18110236220472" calcext:value-type="float">
            <text:p>1.18110236220472</text:p>
          </table:table-cell>
          <table:table-cell table:formula="of:=([.Y12]-[.$Y$4])*[.$AD$24]" office:value-type="float" office:value="1.18110236220472" calcext:value-type="float">
            <text:p>1.18110236220472</text:p>
          </table:table-cell>
          <table:table-cell table:formula="of:=([.Z12]-[.$Z$4])*[.$AD$24]" office:value-type="float" office:value="1.33858267716535" calcext:value-type="float">
            <text:p>1.33858267716535</text:p>
          </table:table-cell>
          <table:table-cell table:formula="of:=([.AA12]-[.$AA$4])*[.$AD$24]" office:value-type="float" office:value="1.73228346456693" calcext:value-type="float">
            <text:p>1.7322834645669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-0.196850393700787" calcext:value-type="float">
            <text:p>-0.196850393700787</text:p>
          </table:table-cell>
          <table:table-cell table:formula="of:=[.$J$1]*[.$J$2]*[.D37]" office:value-type="float" office:value="-2.74296883202099" calcext:value-type="float">
            <text:p>-2.74296883202099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formula="of:=([.W13]-[.$W$4])*[.$AD$24]" office:value-type="float" office:value="0.905511811023622" calcext:value-type="float">
            <text:p>0.905511811023622</text:p>
          </table:table-cell>
          <table:table-cell table:formula="of:=([.X13]-[.$X$4])*[.$AD$24]" office:value-type="float" office:value="0.984251968503937" calcext:value-type="float">
            <text:p>0.984251968503937</text:p>
          </table:table-cell>
          <table:table-cell table:formula="of:=([.Y13]-[.$Y$4])*[.$AD$24]" office:value-type="float" office:value="0.984251968503937" calcext:value-type="float">
            <text:p>0.984251968503937</text:p>
          </table:table-cell>
          <table:table-cell table:formula="of:=([.Z13]-[.$Z$4])*[.$AD$24]" office:value-type="float" office:value="1.25984251968504" calcext:value-type="float">
            <text:p>1.25984251968504</text:p>
          </table:table-cell>
          <table:table-cell table:formula="of:=([.AA13]-[.$AA$4])*[.$AD$24]" office:value-type="float" office:value="1.73228346456693" calcext:value-type="float">
            <text:p>1.7322834645669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38]" office:value-type="float" office:value="32.915625984252" calcext:value-type="float">
            <text:p>32.915625984252</text:p>
          </table:table-cell>
          <table:table-cell table:number-columns-repeated="16"/>
          <table:table-cell office:value-type="float" office:value="10" calcext:value-type="float">
            <text:p>10</text:p>
          </table:table-cell>
          <table:table-cell table:formula="of:=([.W14]-[.$W$4])*[.$AD$24]" office:value-type="float" office:value="0.984251968503937" calcext:value-type="float">
            <text:p>0.984251968503937</text:p>
          </table:table-cell>
          <table:table-cell table:formula="of:=([.X14]-[.$X$4])*[.$AD$24]" office:value-type="float" office:value="0.393700787401575" calcext:value-type="float">
            <text:p>0.393700787401575</text:p>
          </table:table-cell>
          <table:table-cell table:formula="of:=([.Y14]-[.$Y$4])*[.$AD$24]" office:value-type="float" office:value="0" calcext:value-type="float">
            <text:p>0</text:p>
          </table:table-cell>
          <table:table-cell table:formula="of:=([.Z14]-[.$Z$4])*[.$AD$24]" office:value-type="float" office:value="-0.31496062992126" calcext:value-type="float">
            <text:p>-0.31496062992126</text:p>
          </table:table-cell>
          <table:table-cell table:formula="of:=([.AA14]-[.$AA$4])*[.$AD$24]" office:value-type="float" office:value="0.236220472440945" calcext:value-type="float">
            <text:p>0.23622047244094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.95275590551181" calcext:value-type="float">
            <text:p>2.95275590551181</text:p>
          </table:table-cell>
          <table:table-cell table:formula="of:=[.$J$1]*[.$J$2]*[.D39]" office:value-type="float" office:value="41.144532480315" calcext:value-type="float">
            <text:p>41.144532480315</text:p>
          </table:table-cell>
          <table:table-cell table:number-columns-repeated="16"/>
          <table:table-cell office:value-type="float" office:value="11" calcext:value-type="float">
            <text:p>11</text:p>
          </table:table-cell>
          <table:table-cell table:formula="of:=([.W15]-[.$W$4])*[.$AD$24]" office:value-type="float" office:value="0.866141732283464" calcext:value-type="float">
            <text:p>0.866141732283464</text:p>
          </table:table-cell>
          <table:table-cell table:formula="of:=([.X15]-[.$X$4])*[.$AD$24]" office:value-type="float" office:value="0.433070866141732" calcext:value-type="float">
            <text:p>0.433070866141732</text:p>
          </table:table-cell>
          <table:table-cell table:formula="of:=([.Y15]-[.$Y$4])*[.$AD$24]" office:value-type="float" office:value="0.118110236220473" calcext:value-type="float">
            <text:p>0.118110236220473</text:p>
          </table:table-cell>
          <table:table-cell table:formula="of:=([.Z15]-[.$Z$4])*[.$AD$24]" office:value-type="float" office:value="0.0787401574803147" calcext:value-type="float">
            <text:p>0.0787401574803147</text:p>
          </table:table-cell>
          <table:table-cell table:formula="of:=([.AA15]-[.$AA$4])*[.$AD$24]" office:value-type="float" office:value="0.354330708661417" calcext:value-type="float">
            <text:p>0.35433070866141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.63779527559055" calcext:value-type="float">
            <text:p>2.63779527559055</text:p>
          </table:table-cell>
          <table:table-cell table:formula="of:=[.$J$1]*[.$J$2]*[.D40]" office:value-type="float" office:value="36.7557823490813" calcext:value-type="float">
            <text:p>36.7557823490813</text:p>
          </table:table-cell>
          <table:table-cell table:number-columns-repeated="16"/>
          <table:table-cell office:value-type="float" office:value="12" calcext:value-type="float">
            <text:p>12</text:p>
          </table:table-cell>
          <table:table-cell table:formula="of:=([.W16]-[.$W$4])*[.$AD$24]" office:value-type="float" office:value="0.78740157480315" calcext:value-type="float">
            <text:p>0.78740157480315</text:p>
          </table:table-cell>
          <table:table-cell table:formula="of:=([.X16]-[.$X$4])*[.$AD$24]" office:value-type="float" office:value="0.511811023622047" calcext:value-type="float">
            <text:p>0.511811023622047</text:p>
          </table:table-cell>
          <table:table-cell table:formula="of:=([.Y16]-[.$Y$4])*[.$AD$24]" office:value-type="float" office:value="0.31496062992126" calcext:value-type="float">
            <text:p>0.31496062992126</text:p>
          </table:table-cell>
          <table:table-cell table:formula="of:=([.Z16]-[.$Z$4])*[.$AD$24]" office:value-type="float" office:value="0.31496062992126" calcext:value-type="float">
            <text:p>0.31496062992126</text:p>
          </table:table-cell>
          <table:table-cell table:formula="of:=([.AA16]-[.$AA$4])*[.$AD$24]" office:value-type="float" office:value="0.590551181102362" calcext:value-type="float">
            <text:p>0.59055118110236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.28346456692913" calcext:value-type="float">
            <text:p>2.28346456692913</text:p>
          </table:table-cell>
          <table:table-cell table:formula="of:=[.$J$1]*[.$J$2]*[.D41]" office:value-type="float" office:value="31.8184384514435" calcext:value-type="float">
            <text:p>31.8184384514435</text:p>
          </table:table-cell>
          <table:table-cell table:number-columns-repeated="16"/>
          <table:table-cell office:value-type="float" office:value="13" calcext:value-type="float">
            <text:p>13</text:p>
          </table:table-cell>
          <table:table-cell table:formula="of:=([.W17]-[.$W$4])*[.$AD$24]" office:value-type="float" office:value="0.866141732283464" calcext:value-type="float">
            <text:p>0.866141732283464</text:p>
          </table:table-cell>
          <table:table-cell table:formula="of:=([.X17]-[.$X$4])*[.$AD$24]" office:value-type="float" office:value="0.590551181102362" calcext:value-type="float">
            <text:p>0.590551181102362</text:p>
          </table:table-cell>
          <table:table-cell table:formula="of:=([.Y17]-[.$Y$4])*[.$AD$24]" office:value-type="float" office:value="0.472440944881889" calcext:value-type="float">
            <text:p>0.472440944881889</text:p>
          </table:table-cell>
          <table:table-cell table:formula="of:=([.Z17]-[.$Z$4])*[.$AD$24]" office:value-type="float" office:value="0.393700787401575" calcext:value-type="float">
            <text:p>0.393700787401575</text:p>
          </table:table-cell>
          <table:table-cell table:formula="of:=([.AA17]-[.$AA$4])*[.$AD$24]" office:value-type="float" office:value="0.826771653543307" calcext:value-type="float">
            <text:p>0.82677165354330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.88976377952756" calcext:value-type="float">
            <text:p>1.88976377952756</text:p>
          </table:table-cell>
          <table:table-cell table:formula="of:=[.$J$1]*[.$J$2]*[.D42]" office:value-type="float" office:value="26.3325007874016" calcext:value-type="float">
            <text:p>26.3325007874016</text:p>
          </table:table-cell>
          <table:table-cell table:number-columns-repeated="16"/>
          <table:table-cell office:value-type="float" office:value="14" calcext:value-type="float">
            <text:p>14</text:p>
          </table:table-cell>
          <table:table-cell table:formula="of:=([.W18]-[.$W$4])*[.$AD$24]" office:value-type="float" office:value="0.866141732283464" calcext:value-type="float">
            <text:p>0.866141732283464</text:p>
          </table:table-cell>
          <table:table-cell table:formula="of:=([.X18]-[.$X$4])*[.$AD$24]" office:value-type="float" office:value="0.590551181102362" calcext:value-type="float">
            <text:p>0.590551181102362</text:p>
          </table:table-cell>
          <table:table-cell table:formula="of:=([.Y18]-[.$Y$4])*[.$AD$24]" office:value-type="float" office:value="0.551181102362205" calcext:value-type="float">
            <text:p>0.551181102362205</text:p>
          </table:table-cell>
          <table:table-cell table:formula="of:=([.Z18]-[.$Z$4])*[.$AD$24]" office:value-type="float" office:value="0.551181102362205" calcext:value-type="float">
            <text:p>0.551181102362205</text:p>
          </table:table-cell>
          <table:table-cell table:formula="of:=([.AA18]-[.$AA$4])*[.$AD$24]" office:value-type="float" office:value="1.02362204724409" calcext:value-type="float">
            <text:p>1.0236220472440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49606299212598" calcext:value-type="float">
            <text:p>1.49606299212598</text:p>
          </table:table-cell>
          <table:table-cell table:formula="of:=[.$J$1]*[.$J$2]*[.D43]" office:value-type="float" office:value="20.8465631233595" calcext:value-type="float">
            <text:p>20.8465631233595</text:p>
          </table:table-cell>
          <table:table-cell table:number-columns-repeated="16"/>
          <table:table-cell office:value-type="float" office:value="15" calcext:value-type="float">
            <text:p>15</text:p>
          </table:table-cell>
          <table:table-cell table:formula="of:=([.W19]-[.$W$4])*[.$AD$24]" office:value-type="float" office:value="0.905511811023622" calcext:value-type="float">
            <text:p>0.905511811023622</text:p>
          </table:table-cell>
          <table:table-cell table:formula="of:=([.X19]-[.$X$4])*[.$AD$24]" office:value-type="float" office:value="0.590551181102362" calcext:value-type="float">
            <text:p>0.590551181102362</text:p>
          </table:table-cell>
          <table:table-cell table:formula="of:=([.Y19]-[.$Y$4])*[.$AD$24]" office:value-type="float" office:value="0.590551181102362" calcext:value-type="float">
            <text:p>0.590551181102362</text:p>
          </table:table-cell>
          <table:table-cell table:formula="of:=([.Z19]-[.$Z$4])*[.$AD$24]" office:value-type="float" office:value="0.590551181102362" calcext:value-type="float">
            <text:p>0.590551181102362</text:p>
          </table:table-cell>
          <table:table-cell table:formula="of:=([.AA19]-[.$AA$4])*[.$AD$24]" office:value-type="float" office:value="1.06299212598425" calcext:value-type="float">
            <text:p>1.0629921259842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44]" office:value-type="float" office:value="19.200781824147" calcext:value-type="float">
            <text:p>19.200781824147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table:formula="of:=([.W20]-[.$W$4])*[.$AD$24]" office:value-type="float" office:value="0.905511811023622" calcext:value-type="float">
            <text:p>0.905511811023622</text:p>
          </table:table-cell>
          <table:table-cell table:formula="of:=([.X20]-[.$X$4])*[.$AD$24]" office:value-type="float" office:value="0.590551181102362" calcext:value-type="float">
            <text:p>0.590551181102362</text:p>
          </table:table-cell>
          <table:table-cell table:formula="of:=([.Y20]-[.$Y$4])*[.$AD$24]" office:value-type="float" office:value="0.629921259842519" calcext:value-type="float">
            <text:p>0.629921259842519</text:p>
          </table:table-cell>
          <table:table-cell table:formula="of:=([.Z20]-[.$Z$4])*[.$AD$24]" office:value-type="float" office:value="0.629921259842519" calcext:value-type="float">
            <text:p>0.629921259842519</text:p>
          </table:table-cell>
          <table:table-cell table:formula="of:=([.AA20]-[.$AA$4])*[.$AD$24]" office:value-type="float" office:value="1.10236220472441" calcext:value-type="float">
            <text:p>1.1023622047244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18110236220472" calcext:value-type="float">
            <text:p>1.18110236220472</text:p>
          </table:table-cell>
          <table:table-cell table:formula="of:=[.$J$1]*[.$J$2]*[.D45]" office:value-type="float" office:value="16.4578129921259" calcext:value-type="float">
            <text:p>16.4578129921259</text:p>
          </table:table-cell>
          <table:table-cell table:number-columns-repeated="16"/>
          <table:table-cell office:value-type="float" office:value="17" calcext:value-type="float">
            <text:p>17</text:p>
          </table:table-cell>
          <table:table-cell table:formula="of:=([.W21]-[.$W$4])*[.$AD$24]" office:value-type="float" office:value="0.984251968503937" calcext:value-type="float">
            <text:p>0.984251968503937</text:p>
          </table:table-cell>
          <table:table-cell table:formula="of:=([.X21]-[.$X$4])*[.$AD$24]" office:value-type="float" office:value="0.708661417322835" calcext:value-type="float">
            <text:p>0.708661417322835</text:p>
          </table:table-cell>
          <table:table-cell table:formula="of:=([.Y21]-[.$Y$4])*[.$AD$24]" office:value-type="float" office:value="0.708661417322835" calcext:value-type="float">
            <text:p>0.708661417322835</text:p>
          </table:table-cell>
          <table:table-cell table:formula="of:=([.Z21]-[.$Z$4])*[.$AD$24]" office:value-type="float" office:value="0.866141732283464" calcext:value-type="float">
            <text:p>0.866141732283464</text:p>
          </table:table-cell>
          <table:table-cell table:formula="of:=([.AA21]-[.$AA$4])*[.$AD$24]" office:value-type="float" office:value="1.2992125984252" calcext:value-type="float">
            <text:p>1.299212598425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984251968503937" calcext:value-type="float">
            <text:p>0.984251968503937</text:p>
          </table:table-cell>
          <table:table-cell table:formula="of:=[.$J$1]*[.$J$2]*[.D46]" office:value-type="float" office:value="13.714844160105" calcext:value-type="float">
            <text:p>13.714844160105</text:p>
          </table:table-cell>
          <table:table-cell table:number-columns-repeated="16"/>
          <table:table-cell office:value-type="float" office:value="18" calcext:value-type="float">
            <text:p>18</text:p>
          </table:table-cell>
          <table:table-cell table:formula="of:=([.W22]-[.$W$4])*[.$AD$24]" office:value-type="float" office:value="0" calcext:value-type="float">
            <text:p>0</text:p>
          </table:table-cell>
          <table:table-cell table:formula="of:=([.X22]-[.$X$4])*[.$AD$24]" office:value-type="float" office:value="-0.196850393700787" calcext:value-type="float">
            <text:p>-0.196850393700787</text:p>
          </table:table-cell>
          <table:table-cell table:formula="of:=([.Y22]-[.$Y$4])*[.$AD$24]" office:value-type="float" office:value="0.31496062992126" calcext:value-type="float">
            <text:p>0.31496062992126</text:p>
          </table:table-cell>
          <table:table-cell table:formula="of:=([.Z22]-[.$Z$4])*[.$AD$24]" office:value-type="float" office:value="-0.118110236220473" calcext:value-type="float">
            <text:p>-0.118110236220473</text:p>
          </table:table-cell>
          <table:table-cell table:formula="of:=([.AA22]-[.$AA$4])*[.$AD$24]" office:value-type="float" office:value="0.196850393700787" calcext:value-type="float">
            <text:p>0.19685039370078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$J$1]*[.$J$2]*[.D47]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118110236220473" calcext:value-type="float">
            <text:p>0.118110236220473</text:p>
          </table:table-cell>
          <table:table-cell table:formula="of:=[.$J$1]*[.$J$2]*[.D48]" office:value-type="float" office:value="1.64578129921261" calcext:value-type="float">
            <text:p>1.64578129921261</text:p>
          </table:table-cell>
          <table:table-cell table:number-columns-repeated="2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.31496062992126" calcext:value-type="float">
            <text:p>0.31496062992126</text:p>
          </table:table-cell>
          <table:table-cell table:formula="of:=[.$J$1]*[.$J$2]*[.D49]" office:value-type="float" office:value="4.3887501312336" calcext:value-type="float">
            <text:p>4.3887501312336</text:p>
          </table:table-cell>
          <table:table-cell table:number-columns-repeated="16"/>
          <table:table-cell office:value-type="string" calcext:value-type="string">
            <text:p>Vel</text:p>
          </table:table-cell>
          <table:table-cell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.472440944881889" calcext:value-type="float">
            <text:p>0.472440944881889</text:p>
          </table:table-cell>
          <table:table-cell table:formula="of:=[.$J$1]*[.$J$2]*[.D50]" office:value-type="float" office:value="6.58312519685038" calcext:value-type="float">
            <text:p>6.58312519685038</text:p>
          </table:table-cell>
          <table:table-cell table:number-columns-repeated="16"/>
          <table:table-cell office:value-type="string" calcext:value-type="string">
            <text:p>Ang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.551181102362205" calcext:value-type="float">
            <text:p>0.551181102362205</text:p>
          </table:table-cell>
          <table:table-cell table:formula="of:=[.$J$1]*[.$J$2]*[.D51]" office:value-type="float" office:value="7.6803127296588" calcext:value-type="float">
            <text:p>7.6803127296588</text:p>
          </table:table-cell>
          <table:table-cell table:number-columns-repeated="16"/>
          <table:table-cell office:value-type="string" calcext:value-type="string">
            <text:p>Position</text:p>
          </table:table-cell>
          <table:table-cell table:number-columns-repeated="5" office:value-type="string" calcext:value-type="string">
            <text:p>distance cm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.590551181102362" calcext:value-type="float">
            <text:p>0.590551181102362</text:p>
          </table:table-cell>
          <table:table-cell table:formula="of:=[.$J$1]*[.$J$2]*[.D52]" office:value-type="float" office:value="8.22890649606299" calcext:value-type="float">
            <text:p>8.22890649606299</text:p>
          </table:table-cell>
          <table:table-cell table:number-columns-repeated="16"/>
          <table:table-cell office:value-type="string" calcext:value-type="string">
            <text:p>Atm</text:p>
          </table:table-cell>
          <table:table-cell office:value-type="float" office:value="4.6" calcext:value-type="float">
            <text:p>4.6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4.2" calcext:value-type="float">
            <text:p>4.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.629921259842519" calcext:value-type="float">
            <text:p>0.629921259842519</text:p>
          </table:table-cell>
          <table:table-cell table:formula="of:=[.$J$1]*[.$J$2]*[.D53]" office:value-type="float" office:value="8.77750026246718" calcext:value-type="float">
            <text:p>8.77750026246718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9" calcext:value-type="float">
            <text:p>9</text:p>
          </table:table-cell>
          <table:table-cell office:value-type="float" office:value="21.6" calcext:value-type="float">
            <text:p>21.6</text:p>
          </table:table-cell>
          <table:table-cell office:value-type="float" office:value="28" calcext:value-type="float">
            <text:p>28</text:p>
          </table:table-cell>
          <table:table-cell office:value-type="float" office:value="13.5" calcext:value-type="float">
            <text:p>13.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.708661417322835" calcext:value-type="float">
            <text:p>0.708661417322835</text:p>
          </table:table-cell>
          <table:table-cell table:formula="of:=[.$J$1]*[.$J$2]*[.D54]" office:value-type="float" office:value="9.8746877952756" calcext:value-type="float">
            <text:p>9.8746877952756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2.1" calcext:value-type="float">
            <text:p>22.1</text:p>
          </table:table-cell>
          <table:table-cell office:value-type="float" office:value="26.4" calcext:value-type="float">
            <text:p>26.4</text:p>
          </table:table-cell>
          <table:table-cell office:value-type="float" office:value="23.5" calcext:value-type="float">
            <text:p>23.5</text:p>
          </table:table-cell>
          <table:table-cell office:value-type="float" office:value="16.5" calcext:value-type="float">
            <text:p>16.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.31496062992126" calcext:value-type="float">
            <text:p>0.31496062992126</text:p>
          </table:table-cell>
          <table:table-cell table:formula="of:=[.$J$1]*[.$J$2]*[.D55]" office:value-type="float" office:value="4.3887501312336" calcext:value-type="float">
            <text:p>4.3887501312336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17.9" calcext:value-type="float">
            <text:p>17.9</text:p>
          </table:table-cell>
          <table:table-cell office:value-type="float" office:value="21.1" calcext:value-type="float">
            <text:p>21.1</text:p>
          </table:table-cell>
          <table:table-cell office:value-type="float" office:value="23.5" calcext:value-type="float">
            <text:p>23.5</text:p>
          </table:table-cell>
          <table:table-cell office:value-type="float" office:value="15.5" calcext:value-type="float">
            <text:p>15.5</text:p>
          </table:table-cell>
          <table:table-cell office:value-type="float" office:value="16.2" calcext:value-type="float">
            <text:p>16.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.30708661417323" calcext:value-type="float">
            <text:p>3.30708661417323</text:p>
          </table:table-cell>
          <table:table-cell table:formula="of:=[.$J$1]*[.$J$2]*[.D56]" office:value-type="float" office:value="46.0818763779528" calcext:value-type="float">
            <text:p>46.081876377952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17.2" calcext:value-type="float">
            <text:p>17.2</text:p>
          </table:table-cell>
          <table:table-cell office:value-type="float" office:value="19.6" calcext:value-type="float">
            <text:p>19.6</text:p>
          </table:table-cell>
          <table:table-cell office:value-type="float" office:value="19.7" calcext:value-type="float">
            <text:p>19.7</text:p>
          </table:table-cell>
          <table:table-cell office:value-type="float" office:value="14.7" calcext:value-type="float">
            <text:p>14.7</text:p>
          </table:table-cell>
          <table:table-cell office:value-type="float" office:value="16.3" calcext:value-type="float">
            <text:p>16.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.8740157480315" calcext:value-type="float">
            <text:p>2.8740157480315</text:p>
          </table:table-cell>
          <table:table-cell table:formula="of:=[.$J$1]*[.$J$2]*[.D57]" office:value-type="float" office:value="40.0473449475066" calcext:value-type="float">
            <text:p>40.0473449475066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16.4" calcext:value-type="float">
            <text:p>16.4</text:p>
          </table:table-cell>
          <table:table-cell office:value-type="float" office:value="18" calcext:value-type="float">
            <text:p>18</text:p>
          </table:table-cell>
          <table:table-cell office:value-type="float" office:value="17.2" calcext:value-type="float">
            <text:p>17.2</text:p>
          </table:table-cell>
          <table:table-cell office:value-type="float" office:value="14.8" calcext:value-type="float">
            <text:p>14.8</text:p>
          </table:table-cell>
          <table:table-cell office:value-type="float" office:value="16.5" calcext:value-type="float">
            <text:p>16.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.88976377952756" calcext:value-type="float">
            <text:p>1.88976377952756</text:p>
          </table:table-cell>
          <table:table-cell table:formula="of:=[.$J$1]*[.$J$2]*[.D58]" office:value-type="float" office:value="26.3325007874016" calcext:value-type="float">
            <text:p>26.3325007874016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office:value-type="float" office:value="15.5" calcext:value-type="float">
            <text:p>15.5</text:p>
          </table:table-cell>
          <table:table-cell office:value-type="float" office:value="15.6" calcext:value-type="float">
            <text:p>15.6</text:p>
          </table:table-cell>
          <table:table-cell office:value-type="float" office:value="15.3" calcext:value-type="float">
            <text:p>15.3</text:p>
          </table:table-cell>
          <table:table-cell office:value-type="float" office:value="14.9" calcext:value-type="float">
            <text:p>14.9</text:p>
          </table:table-cell>
          <table:table-cell office:value-type="float" office:value="16.5" calcext:value-type="float">
            <text:p>16.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.45669291338583" calcext:value-type="float">
            <text:p>1.45669291338583</text:p>
          </table:table-cell>
          <table:table-cell table:formula="of:=[.$J$1]*[.$J$2]*[.D59]" office:value-type="float" office:value="20.2979693569554" calcext:value-type="float">
            <text:p>20.2979693569554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office:value-type="float" office:value="14.8" calcext:value-type="float">
            <text:p>14.8</text:p>
          </table:table-cell>
          <table:table-cell office:value-type="float" office:value="14.5" calcext:value-type="float">
            <text:p>14.5</text:p>
          </table:table-cell>
          <table:table-cell office:value-type="float" office:value="13.9" calcext:value-type="float">
            <text:p>13.9</text:p>
          </table:table-cell>
          <table:table-cell office:value-type="float" office:value="15.1" calcext:value-type="float">
            <text:p>15.1</text:p>
          </table:table-cell>
          <table:table-cell office:value-type="float" office:value="16.7" calcext:value-type="float">
            <text:p>16.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60]" office:value-type="float" office:value="19.200781824147" calcext:value-type="float">
            <text:p>19.200781824147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" office:value-type="float" office:value="13.2" calcext:value-type="float">
            <text:p>13.2</text:p>
          </table:table-cell>
          <table:table-cell office:value-type="float" office:value="12" calcext:value-type="float">
            <text:p>12</text:p>
          </table:table-cell>
          <table:table-cell office:value-type="float" office:value="15.2" calcext:value-type="float">
            <text:p>15.2</text:p>
          </table:table-cell>
          <table:table-cell office:value-type="float" office:value="16.7" calcext:value-type="float">
            <text:p>16.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.33858267716535" calcext:value-type="float">
            <text:p>1.33858267716535</text:p>
          </table:table-cell>
          <table:table-cell table:formula="of:=[.$J$1]*[.$J$2]*[.D61]" office:value-type="float" office:value="18.6521880577427" calcext:value-type="float">
            <text:p>18.6521880577427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2" office:value-type="float" office:value="11.8" calcext:value-type="float">
            <text:p>11.8</text:p>
          </table:table-cell>
          <table:table-cell office:value-type="float" office:value="10.7" calcext:value-type="float">
            <text:p>10.7</text:p>
          </table:table-cell>
          <table:table-cell office:value-type="float" office:value="15.3" calcext:value-type="float">
            <text:p>15.3</text:p>
          </table:table-cell>
          <table:table-cell office:value-type="float" office:value="16.7" calcext:value-type="float">
            <text:p>16.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62]" office:value-type="float" office:value="19.200781824147" calcext:value-type="float">
            <text:p>19.200781824147</text:p>
          </table:table-cell>
          <table:table-cell table:number-columns-repeated="16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.5" calcext:value-type="float">
            <text:p>7.5</text:p>
          </table:table-cell>
          <table:table-cell office:value-type="float" office:value="4.4" calcext:value-type="float">
            <text:p>4.4</text:p>
          </table:table-cell>
          <table:table-cell office:value-type="float" office:value="4.6" calcext:value-type="float">
            <text:p>4.6</text:p>
          </table:table-cell>
          <table:table-cell office:value-type="float" office:value="6.4" calcext:value-type="float">
            <text:p>6.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.33858267716535" calcext:value-type="float">
            <text:p>1.33858267716535</text:p>
          </table:table-cell>
          <table:table-cell table:formula="of:=[.$J$1]*[.$J$2]*[.D63]" office:value-type="float" office:value="18.6521880577427" calcext:value-type="float">
            <text:p>18.6521880577427</text:p>
          </table:table-cell>
          <table:table-cell table:number-columns-repeated="16"/>
          <table:table-cell office:value-type="float" office:value="11" calcext:value-type="float">
            <text:p>11</text:p>
          </table:table-cell>
          <table:table-cell office:value-type="float" office:value="11.8" calcext:value-type="float">
            <text:p>11.8</text:p>
          </table:table-cell>
          <table:table-cell office:value-type="float" office:value="7.8" calcext:value-type="float">
            <text:p>7.8</text:p>
          </table:table-cell>
          <table:table-cell office:value-type="float" office:value="5.3" calcext:value-type="float">
            <text:p>5.3</text:p>
          </table:table-cell>
          <table:table-cell office:value-type="float" office:value="5.7" calcext:value-type="float">
            <text:p>5.7</text:p>
          </table:table-cell>
          <table:table-cell office:value-type="float" office:value="7.3" calcext:value-type="float">
            <text:p>7.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.25984251968504" calcext:value-type="float">
            <text:p>1.25984251968504</text:p>
          </table:table-cell>
          <table:table-cell table:formula="of:=[.$J$1]*[.$J$2]*[.D64]" office:value-type="float" office:value="17.5550005249344" calcext:value-type="float">
            <text:p>17.5550005249344</text:p>
          </table:table-cell>
          <table:table-cell table:number-columns-repeated="16"/>
          <table:table-cell office:value-type="float" office:value="12" calcext:value-type="float">
            <text:p>12</text:p>
          </table:table-cell>
          <table:table-cell office:value-type="float" office:value="10.5" calcext:value-type="float">
            <text:p>10.5</text:p>
          </table:table-cell>
          <table:table-cell office:value-type="float" office:value="8.2" calcext:value-type="float">
            <text:p>8.2</text:p>
          </table:table-cell>
          <table:table-cell office:value-type="float" office:value="6.4" calcext:value-type="float">
            <text:p>6.4</text:p>
          </table:table-cell>
          <table:table-cell office:value-type="float" office:value="7.1" calcext:value-type="float">
            <text:p>7.1</text:p>
          </table:table-cell>
          <table:table-cell office:value-type="float" office:value="8.4" calcext:value-type="float">
            <text:p>8.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-0.31496062992126" calcext:value-type="float">
            <text:p>-0.31496062992126</text:p>
          </table:table-cell>
          <table:table-cell table:formula="of:=[.$J$1]*[.$J$2]*[.D65]" office:value-type="float" office:value="-4.3887501312336" calcext:value-type="float">
            <text:p>-4.3887501312336</text:p>
          </table:table-cell>
          <table:table-cell table:number-columns-repeated="16"/>
          <table:table-cell office:value-type="float" office:value="13" calcext:value-type="float">
            <text:p>13</text:p>
          </table:table-cell>
          <table:table-cell office:value-type="float" office:value="10.7" calcext:value-type="float">
            <text:p>10.7</text:p>
          </table:table-cell>
          <table:table-cell office:value-type="float" office:value="8.5" calcext:value-type="float">
            <text:p>8.5</text:p>
          </table:table-cell>
          <table:table-cell office:value-type="float" office:value="7.1" calcext:value-type="float">
            <text:p>7.1</text:p>
          </table:table-cell>
          <table:table-cell office:value-type="float" office:value="8" calcext:value-type="float">
            <text:p>8</text:p>
          </table:table-cell>
          <table:table-cell office:value-type="float" office:value="9.3" calcext:value-type="float">
            <text:p>9.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0787401574803147" calcext:value-type="float">
            <text:p>0.0787401574803147</text:p>
          </table:table-cell>
          <table:table-cell table:formula="of:=[.$J$1]*[.$J$2]*[.D66]" office:value-type="float" office:value="1.0971875328084" calcext:value-type="float">
            <text:p>1.0971875328084</text:p>
          </table:table-cell>
          <table:table-cell table:number-columns-repeated="16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9.3" calcext:value-type="float">
            <text:p>9.3</text:p>
          </table:table-cell>
          <table:table-cell office:value-type="float" office:value="7.6" calcext:value-type="float">
            <text:p>7.6</text:p>
          </table:table-cell>
          <table:table-cell office:value-type="float" office:value="8.7" calcext:value-type="float">
            <text:p>8.7</text:p>
          </table:table-cell>
          <table:table-cell office:value-type="float" office:value="10.2" calcext:value-type="float">
            <text:p>10.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.31496062992126" calcext:value-type="float">
            <text:p>0.31496062992126</text:p>
          </table:table-cell>
          <table:table-cell table:formula="of:=[.$J$1]*[.$J$2]*[.D67]" office:value-type="float" office:value="4.3887501312336" calcext:value-type="float">
            <text:p>4.3887501312336</text:p>
          </table:table-cell>
          <table:table-cell table:number-columns-repeated="16"/>
          <table:table-cell office:value-type="float" office:value="15" calcext:value-type="float">
            <text:p>15</text:p>
          </table:table-cell>
          <table:table-cell office:value-type="float" office:value="10.6" calcext:value-type="float">
            <text:p>10.6</text:p>
          </table:table-cell>
          <table:table-cell office:value-type="float" office:value="9.4" calcext:value-type="float">
            <text:p>9.4</text:p>
          </table:table-cell>
          <table:table-cell office:value-type="float" office:value="8" calcext:value-type="float">
            <text:p>8</text:p>
          </table:table-cell>
          <table:table-cell office:value-type="float" office:value="9.3" calcext:value-type="float">
            <text:p>9.3</text:p>
          </table:table-cell>
          <table:table-cell office:value-type="float" office:value="10.8" calcext:value-type="float">
            <text:p>10.8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.393700787401575" calcext:value-type="float">
            <text:p>0.393700787401575</text:p>
          </table:table-cell>
          <table:table-cell table:formula="of:=[.$J$1]*[.$J$2]*[.D68]" office:value-type="float" office:value="5.485937664042" calcext:value-type="float">
            <text:p>5.485937664042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office:value-type="float" office:value="10.4" calcext:value-type="float">
            <text:p>10.4</text:p>
          </table:table-cell>
          <table:table-cell office:value-type="float" office:value="9.5" calcext:value-type="float">
            <text:p>9.5</text:p>
          </table:table-cell>
          <table:table-cell office:value-type="float" office:value="8.3" calcext:value-type="float">
            <text:p>8.3</text:p>
          </table:table-cell>
          <table:table-cell office:value-type="float" office:value="9.6" calcext:value-type="float">
            <text:p>9.6</text:p>
          </table:table-cell>
          <table:table-cell office:value-type="float" office:value="11.3" calcext:value-type="float">
            <text:p>11.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.551181102362205" calcext:value-type="float">
            <text:p>0.551181102362205</text:p>
          </table:table-cell>
          <table:table-cell table:formula="of:=[.$J$1]*[.$J$2]*[.D69]" office:value-type="float" office:value="7.6803127296588" calcext:value-type="float">
            <text:p>7.6803127296588</text:p>
          </table:table-cell>
          <table:table-cell table:number-columns-repeated="16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9.8" calcext:value-type="float">
            <text:p>9.8</text:p>
          </table:table-cell>
          <table:table-cell office:value-type="float" office:value="8.8" calcext:value-type="float">
            <text:p>8.8</text:p>
          </table:table-cell>
          <table:table-cell office:value-type="float" office:value="10.5" calcext:value-type="float">
            <text:p>10.5</text:p>
          </table:table-cell>
          <table:table-cell office:value-type="float" office:value="12.2" calcext:value-type="float">
            <text:p>12.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590551181102362" calcext:value-type="float">
            <text:p>0.590551181102362</text:p>
          </table:table-cell>
          <table:table-cell table:formula="of:=[.$J$1]*[.$J$2]*[.D70]" office:value-type="float" office:value="8.22890649606299" calcext:value-type="float">
            <text:p>8.22890649606299</text:p>
          </table:table-cell>
          <table:table-cell table:number-columns-repeated="16"/>
          <table:table-cell office:value-type="float" office:value="18" calcext:value-type="float">
            <text:p>18</text:p>
          </table:table-cell>
          <table:table-cell office:value-type="float" office:value="4.4" calcext:value-type="float">
            <text:p>4.4</text:p>
          </table:table-cell>
          <table:table-cell office:value-type="float" office:value="3.8" calcext:value-type="float">
            <text:p>3.8</text:p>
          </table:table-cell>
          <table:table-cell office:value-type="float" office:value="2.9" calcext:value-type="float">
            <text:p>2.9</text:p>
          </table:table-cell>
          <table:table-cell office:value-type="float" office:value="3.9" calcext:value-type="float">
            <text:p>3.9</text:p>
          </table:table-cell>
          <table:table-cell office:value-type="float" office:value="4.7" calcext:value-type="float">
            <text:p>4.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.629921259842519" calcext:value-type="float">
            <text:p>0.629921259842519</text:p>
          </table:table-cell>
          <table:table-cell table:formula="of:=[.$J$1]*[.$J$2]*[.D71]" office:value-type="float" office:value="8.77750026246718" calcext:value-type="float">
            <text:p>8.77750026246718</text:p>
          </table:table-cell>
          <table:table-cell table:number-columns-repeated="2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0.866141732283464" calcext:value-type="float">
            <text:p>0.866141732283464</text:p>
          </table:table-cell>
          <table:table-cell table:formula="of:=[.$J$1]*[.$J$2]*[.D72]" office:value-type="float" office:value="12.0690628608924" calcext:value-type="float">
            <text:p>12.0690628608924</text:p>
          </table:table-cell>
          <table:table-cell table:number-columns-repeated="2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-0.118110236220473" calcext:value-type="float">
            <text:p>-0.118110236220473</text:p>
          </table:table-cell>
          <table:table-cell table:formula="of:=[.$J$1]*[.$J$2]*[.D73]" office:value-type="float" office:value="-1.64578129921261" calcext:value-type="float">
            <text:p>-1.64578129921261</text:p>
          </table:table-cell>
          <table:table-cell table:number-columns-repeated="16"/>
          <table:table-cell office:value-type="string" calcext:value-type="string">
            <text:p>Vel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45669291338583" calcext:value-type="float">
            <text:p>1.45669291338583</text:p>
          </table:table-cell>
          <table:table-cell table:formula="of:=[.$J$1]*[.$J$2]*[.D74]" office:value-type="float" office:value="20.2979693569554" calcext:value-type="float">
            <text:p>20.2979693569554</text:p>
          </table:table-cell>
          <table:table-cell table:number-columns-repeated="16"/>
          <table:table-cell office:value-type="string" calcext:value-type="string">
            <text:p>Ang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.8503937007874" calcext:value-type="float">
            <text:p>1.8503937007874</text:p>
          </table:table-cell>
          <table:table-cell table:formula="of:=[.$J$1]*[.$J$2]*[.D75]" office:value-type="float" office:value="25.7839070209974" calcext:value-type="float">
            <text:p>25.7839070209974</text:p>
          </table:table-cell>
          <table:table-cell table:number-columns-repeated="16"/>
          <table:table-cell office:value-type="string" calcext:value-type="string">
            <text:p>Position</text:p>
          </table:table-cell>
          <table:table-cell table:number-columns-repeated="5" office:value-type="string" calcext:value-type="string">
            <text:p>distance in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.81102362204724" calcext:value-type="float">
            <text:p>1.81102362204724</text:p>
          </table:table-cell>
          <table:table-cell table:formula="of:=[.$J$1]*[.$J$2]*[.D76]" office:value-type="float" office:value="25.2353132545931" calcext:value-type="float">
            <text:p>25.235313254593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formula="of:=([.W53]-[.$W$52])*[.$AD$24]" office:value-type="float" office:value="-0.433070866141732" calcext:value-type="float">
            <text:p>-0.433070866141732</text:p>
          </table:table-cell>
          <table:table-cell table:formula="of:=([.X53]-[.$X$52])*[.$AD$24]" office:value-type="float" office:value="1.96850393700787" calcext:value-type="float">
            <text:p>1.96850393700787</text:p>
          </table:table-cell>
          <table:table-cell table:formula="of:=([.Y53]-[.$Y$52])*[.$AD$24]" office:value-type="float" office:value="7.20472440944882" calcext:value-type="float">
            <text:p>7.20472440944882</text:p>
          </table:table-cell>
          <table:table-cell table:formula="of:=([.Z53]-[.$Z$52])*[.$AD$24]" office:value-type="float" office:value="9.37007874015748" calcext:value-type="float">
            <text:p>9.37007874015748</text:p>
          </table:table-cell>
          <table:table-cell table:formula="of:=([.AA53]-[.$AA$52])*[.$AD$24]" office:value-type="float" office:value="3.34645669291339" calcext:value-type="float">
            <text:p>3.3464566929133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77]" office:value-type="float" office:value="24.686719488189" calcext:value-type="float">
            <text:p>24.686719488189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formula="of:=([.W54]-[.$W$52])*[.$AD$24]" office:value-type="float" office:value="4.88188976377953" calcext:value-type="float">
            <text:p>4.88188976377953</text:p>
          </table:table-cell>
          <table:table-cell table:formula="of:=([.X54]-[.$X$52])*[.$AD$24]" office:value-type="float" office:value="7.1259842519685" calcext:value-type="float">
            <text:p>7.1259842519685</text:p>
          </table:table-cell>
          <table:table-cell table:formula="of:=([.Y54]-[.$Y$52])*[.$AD$24]" office:value-type="float" office:value="9.09448818897638" calcext:value-type="float">
            <text:p>9.09448818897638</text:p>
          </table:table-cell>
          <table:table-cell table:formula="of:=([.Z54]-[.$Z$52])*[.$AD$24]" office:value-type="float" office:value="7.59842519685039" calcext:value-type="float">
            <text:p>7.59842519685039</text:p>
          </table:table-cell>
          <table:table-cell table:formula="of:=([.AA54]-[.$AA$52])*[.$AD$24]" office:value-type="float" office:value="4.52755905511811" calcext:value-type="float">
            <text:p>4.5275590551181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.8503937007874" calcext:value-type="float">
            <text:p>1.8503937007874</text:p>
          </table:table-cell>
          <table:table-cell table:formula="of:=[.$J$1]*[.$J$2]*[.D78]" office:value-type="float" office:value="25.7839070209974" calcext:value-type="float">
            <text:p>25.7839070209974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formula="of:=([.W55]-[.$W$52])*[.$AD$24]" office:value-type="float" office:value="5.23622047244094" calcext:value-type="float">
            <text:p>5.23622047244094</text:p>
          </table:table-cell>
          <table:table-cell table:formula="of:=([.X55]-[.$X$52])*[.$AD$24]" office:value-type="float" office:value="6.73228346456693" calcext:value-type="float">
            <text:p>6.73228346456693</text:p>
          </table:table-cell>
          <table:table-cell table:formula="of:=([.Y55]-[.$Y$52])*[.$AD$24]" office:value-type="float" office:value="7.95275590551181" calcext:value-type="float">
            <text:p>7.95275590551181</text:p>
          </table:table-cell>
          <table:table-cell table:formula="of:=([.Z55]-[.$Z$52])*[.$AD$24]" office:value-type="float" office:value="4.4488188976378" calcext:value-type="float">
            <text:p>4.4488188976378</text:p>
          </table:table-cell>
          <table:table-cell table:formula="of:=([.AA55]-[.$AA$52])*[.$AD$24]" office:value-type="float" office:value="4.40944881889764" calcext:value-type="float">
            <text:p>4.4094488188976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.73228346456693" calcext:value-type="float">
            <text:p>1.73228346456693</text:p>
          </table:table-cell>
          <table:table-cell table:formula="of:=[.$J$1]*[.$J$2]*[.D79]" office:value-type="float" office:value="24.1381257217848" calcext:value-type="float">
            <text:p>24.138125721784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formula="of:=([.W56]-[.$W$52])*[.$AD$24]" office:value-type="float" office:value="4.96062992125984" calcext:value-type="float">
            <text:p>4.96062992125984</text:p>
          </table:table-cell>
          <table:table-cell table:formula="of:=([.X56]-[.$X$52])*[.$AD$24]" office:value-type="float" office:value="6.14173228346457" calcext:value-type="float">
            <text:p>6.14173228346457</text:p>
          </table:table-cell>
          <table:table-cell table:formula="of:=([.Y56]-[.$Y$52])*[.$AD$24]" office:value-type="float" office:value="6.45669291338583" calcext:value-type="float">
            <text:p>6.45669291338583</text:p>
          </table:table-cell>
          <table:table-cell table:formula="of:=([.Z56]-[.$Z$52])*[.$AD$24]" office:value-type="float" office:value="4.13385826771654" calcext:value-type="float">
            <text:p>4.13385826771654</text:p>
          </table:table-cell>
          <table:table-cell table:formula="of:=([.AA56]-[.$AA$52])*[.$AD$24]" office:value-type="float" office:value="4.4488188976378" calcext:value-type="float">
            <text:p>4.4488188976378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.81102362204724" calcext:value-type="float">
            <text:p>1.81102362204724</text:p>
          </table:table-cell>
          <table:table-cell table:formula="of:=[.$J$1]*[.$J$2]*[.D80]" office:value-type="float" office:value="25.2353132545931" calcext:value-type="float">
            <text:p>25.235313254593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formula="of:=([.W57]-[.$W$52])*[.$AD$24]" office:value-type="float" office:value="4.64566929133858" calcext:value-type="float">
            <text:p>4.64566929133858</text:p>
          </table:table-cell>
          <table:table-cell table:formula="of:=([.X57]-[.$X$52])*[.$AD$24]" office:value-type="float" office:value="5.51181102362205" calcext:value-type="float">
            <text:p>5.51181102362205</text:p>
          </table:table-cell>
          <table:table-cell table:formula="of:=([.Y57]-[.$Y$52])*[.$AD$24]" office:value-type="float" office:value="5.47244094488189" calcext:value-type="float">
            <text:p>5.47244094488189</text:p>
          </table:table-cell>
          <table:table-cell table:formula="of:=([.Z57]-[.$Z$52])*[.$AD$24]" office:value-type="float" office:value="4.17322834645669" calcext:value-type="float">
            <text:p>4.17322834645669</text:p>
          </table:table-cell>
          <table:table-cell table:formula="of:=([.AA57]-[.$AA$52])*[.$AD$24]" office:value-type="float" office:value="4.52755905511811" calcext:value-type="float">
            <text:p>4.5275590551181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.73228346456693" calcext:value-type="float">
            <text:p>1.73228346456693</text:p>
          </table:table-cell>
          <table:table-cell table:formula="of:=[.$J$1]*[.$J$2]*[.D81]" office:value-type="float" office:value="24.1381257217848" calcext:value-type="float">
            <text:p>24.1381257217848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formula="of:=([.W58]-[.$W$52])*[.$AD$24]" office:value-type="float" office:value="4.29133858267717" calcext:value-type="float">
            <text:p>4.29133858267717</text:p>
          </table:table-cell>
          <table:table-cell table:formula="of:=([.X58]-[.$X$52])*[.$AD$24]" office:value-type="float" office:value="4.56692913385827" calcext:value-type="float">
            <text:p>4.56692913385827</text:p>
          </table:table-cell>
          <table:table-cell table:formula="of:=([.Y58]-[.$Y$52])*[.$AD$24]" office:value-type="float" office:value="4.7244094488189" calcext:value-type="float">
            <text:p>4.7244094488189</text:p>
          </table:table-cell>
          <table:table-cell table:formula="of:=([.Z58]-[.$Z$52])*[.$AD$24]" office:value-type="float" office:value="4.21259842519685" calcext:value-type="float">
            <text:p>4.21259842519685</text:p>
          </table:table-cell>
          <table:table-cell table:formula="of:=([.AA58]-[.$AA$52])*[.$AD$24]" office:value-type="float" office:value="4.52755905511811" calcext:value-type="float">
            <text:p>4.5275590551181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.73228346456693" calcext:value-type="float">
            <text:p>1.73228346456693</text:p>
          </table:table-cell>
          <table:table-cell table:formula="of:=[.$J$1]*[.$J$2]*[.D82]" office:value-type="float" office:value="24.1381257217848" calcext:value-type="float">
            <text:p>24.138125721784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formula="of:=([.W59]-[.$W$52])*[.$AD$24]" office:value-type="float" office:value="4.01574803149606" calcext:value-type="float">
            <text:p>4.01574803149606</text:p>
          </table:table-cell>
          <table:table-cell table:formula="of:=([.X59]-[.$X$52])*[.$AD$24]" office:value-type="float" office:value="4.13385826771654" calcext:value-type="float">
            <text:p>4.13385826771654</text:p>
          </table:table-cell>
          <table:table-cell table:formula="of:=([.Y59]-[.$Y$52])*[.$AD$24]" office:value-type="float" office:value="4.17322834645669" calcext:value-type="float">
            <text:p>4.17322834645669</text:p>
          </table:table-cell>
          <table:table-cell table:formula="of:=([.Z59]-[.$Z$52])*[.$AD$24]" office:value-type="float" office:value="4.29133858267717" calcext:value-type="float">
            <text:p>4.29133858267717</text:p>
          </table:table-cell>
          <table:table-cell table:formula="of:=([.AA59]-[.$AA$52])*[.$AD$24]" office:value-type="float" office:value="4.60629921259842" calcext:value-type="float">
            <text:p>4.6062992125984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236220472440945" calcext:value-type="float">
            <text:p>0.236220472440945</text:p>
          </table:table-cell>
          <table:table-cell table:formula="of:=[.$J$1]*[.$J$2]*[.D83]" office:value-type="float" office:value="3.2915625984252" calcext:value-type="float">
            <text:p>3.2915625984252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formula="of:=([.W60]-[.$W$52])*[.$AD$24]" office:value-type="float" office:value="3.38582677165354" calcext:value-type="float">
            <text:p>3.38582677165354</text:p>
          </table:table-cell>
          <table:table-cell table:formula="of:=([.X60]-[.$X$52])*[.$AD$24]" office:value-type="float" office:value="3.62204724409449" calcext:value-type="float">
            <text:p>3.62204724409449</text:p>
          </table:table-cell>
          <table:table-cell table:formula="of:=([.Y60]-[.$Y$52])*[.$AD$24]" office:value-type="float" office:value="3.4251968503937" calcext:value-type="float">
            <text:p>3.4251968503937</text:p>
          </table:table-cell>
          <table:table-cell table:formula="of:=([.Z60]-[.$Z$52])*[.$AD$24]" office:value-type="float" office:value="4.33070866141732" calcext:value-type="float">
            <text:p>4.33070866141732</text:p>
          </table:table-cell>
          <table:table-cell table:formula="of:=([.AA60]-[.$AA$52])*[.$AD$24]" office:value-type="float" office:value="4.60629921259842" calcext:value-type="float">
            <text:p>4.6062992125984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0.354330708661417" calcext:value-type="float">
            <text:p>0.354330708661417</text:p>
          </table:table-cell>
          <table:table-cell table:formula="of:=[.$J$1]*[.$J$2]*[.D84]" office:value-type="float" office:value="4.93734389763779" calcext:value-type="float">
            <text:p>4.93734389763779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formula="of:=([.W61]-[.$W$52])*[.$AD$24]" office:value-type="float" office:value="2.83464566929134" calcext:value-type="float">
            <text:p>2.83464566929134</text:p>
          </table:table-cell>
          <table:table-cell table:formula="of:=([.X61]-[.$X$52])*[.$AD$24]" office:value-type="float" office:value="3.07086614173228" calcext:value-type="float">
            <text:p>3.07086614173228</text:p>
          </table:table-cell>
          <table:table-cell table:formula="of:=([.Y61]-[.$Y$52])*[.$AD$24]" office:value-type="float" office:value="2.91338582677165" calcext:value-type="float">
            <text:p>2.91338582677165</text:p>
          </table:table-cell>
          <table:table-cell table:formula="of:=([.Z61]-[.$Z$52])*[.$AD$24]" office:value-type="float" office:value="4.37007874015748" calcext:value-type="float">
            <text:p>4.37007874015748</text:p>
          </table:table-cell>
          <table:table-cell table:formula="of:=([.AA61]-[.$AA$52])*[.$AD$24]" office:value-type="float" office:value="4.60629921259842" calcext:value-type="float">
            <text:p>4.6062992125984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.590551181102362" calcext:value-type="float">
            <text:p>0.590551181102362</text:p>
          </table:table-cell>
          <table:table-cell table:formula="of:=[.$J$1]*[.$J$2]*[.D85]" office:value-type="float" office:value="8.22890649606299" calcext:value-type="float">
            <text:p>8.22890649606299</text:p>
          </table:table-cell>
          <table:table-cell table:number-columns-repeated="16"/>
          <table:table-cell office:value-type="float" office:value="10" calcext:value-type="float">
            <text:p>10</text:p>
          </table:table-cell>
          <table:table-cell table:formula="of:=([.W62]-[.$W$52])*[.$AD$24]" office:value-type="float" office:value="3.30708661417323" calcext:value-type="float">
            <text:p>3.30708661417323</text:p>
          </table:table-cell>
          <table:table-cell table:formula="of:=([.X62]-[.$X$52])*[.$AD$24]" office:value-type="float" office:value="1.37795275590551" calcext:value-type="float">
            <text:p>1.37795275590551</text:p>
          </table:table-cell>
          <table:table-cell table:formula="of:=([.Y62]-[.$Y$52])*[.$AD$24]" office:value-type="float" office:value="0.433070866141732" calcext:value-type="float">
            <text:p>0.433070866141732</text:p>
          </table:table-cell>
          <table:table-cell table:formula="of:=([.Z62]-[.$Z$52])*[.$AD$24]" office:value-type="float" office:value="0.15748031496063" calcext:value-type="float">
            <text:p>0.15748031496063</text:p>
          </table:table-cell>
          <table:table-cell table:formula="of:=([.AA62]-[.$AA$52])*[.$AD$24]" office:value-type="float" office:value="0.551181102362205" calcext:value-type="float">
            <text:p>0.55118110236220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0.826771653543307" calcext:value-type="float">
            <text:p>0.826771653543307</text:p>
          </table:table-cell>
          <table:table-cell table:formula="of:=[.$J$1]*[.$J$2]*[.D86]" office:value-type="float" office:value="11.5204690944882" calcext:value-type="float">
            <text:p>11.5204690944882</text:p>
          </table:table-cell>
          <table:table-cell table:number-columns-repeated="16"/>
          <table:table-cell office:value-type="float" office:value="11" calcext:value-type="float">
            <text:p>11</text:p>
          </table:table-cell>
          <table:table-cell table:formula="of:=([.W63]-[.$W$52])*[.$AD$24]" office:value-type="float" office:value="2.83464566929134" calcext:value-type="float">
            <text:p>2.83464566929134</text:p>
          </table:table-cell>
          <table:table-cell table:formula="of:=([.X63]-[.$X$52])*[.$AD$24]" office:value-type="float" office:value="1.49606299212598" calcext:value-type="float">
            <text:p>1.49606299212598</text:p>
          </table:table-cell>
          <table:table-cell table:formula="of:=([.Y63]-[.$Y$52])*[.$AD$24]" office:value-type="float" office:value="0.78740157480315" calcext:value-type="float">
            <text:p>0.78740157480315</text:p>
          </table:table-cell>
          <table:table-cell table:formula="of:=([.Z63]-[.$Z$52])*[.$AD$24]" office:value-type="float" office:value="0.590551181102362" calcext:value-type="float">
            <text:p>0.590551181102362</text:p>
          </table:table-cell>
          <table:table-cell table:formula="of:=([.AA63]-[.$AA$52])*[.$AD$24]" office:value-type="float" office:value="0.905511811023622" calcext:value-type="float">
            <text:p>0.90551181102362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.02362204724409" calcext:value-type="float">
            <text:p>1.02362204724409</text:p>
          </table:table-cell>
          <table:table-cell table:formula="of:=[.$J$1]*[.$J$2]*[.D87]" office:value-type="float" office:value="14.2634379265091" calcext:value-type="float">
            <text:p>14.2634379265091</text:p>
          </table:table-cell>
          <table:table-cell table:number-columns-repeated="16"/>
          <table:table-cell office:value-type="float" office:value="12" calcext:value-type="float">
            <text:p>12</text:p>
          </table:table-cell>
          <table:table-cell table:formula="of:=([.W64]-[.$W$52])*[.$AD$24]" office:value-type="float" office:value="2.32283464566929" calcext:value-type="float">
            <text:p>2.32283464566929</text:p>
          </table:table-cell>
          <table:table-cell table:formula="of:=([.X64]-[.$X$52])*[.$AD$24]" office:value-type="float" office:value="1.65354330708661" calcext:value-type="float">
            <text:p>1.65354330708661</text:p>
          </table:table-cell>
          <table:table-cell table:formula="of:=([.Y64]-[.$Y$52])*[.$AD$24]" office:value-type="float" office:value="1.22047244094488" calcext:value-type="float">
            <text:p>1.22047244094488</text:p>
          </table:table-cell>
          <table:table-cell table:formula="of:=([.Z64]-[.$Z$52])*[.$AD$24]" office:value-type="float" office:value="1.14173228346457" calcext:value-type="float">
            <text:p>1.14173228346457</text:p>
          </table:table-cell>
          <table:table-cell table:formula="of:=([.AA64]-[.$AA$52])*[.$AD$24]" office:value-type="float" office:value="1.33858267716535" calcext:value-type="float">
            <text:p>1.3385826771653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.06299212598425" calcext:value-type="float">
            <text:p>1.06299212598425</text:p>
          </table:table-cell>
          <table:table-cell table:formula="of:=[.$J$1]*[.$J$2]*[.D88]" office:value-type="float" office:value="14.8120316929134" calcext:value-type="float">
            <text:p>14.8120316929134</text:p>
          </table:table-cell>
          <table:table-cell table:number-columns-repeated="16"/>
          <table:table-cell office:value-type="float" office:value="13" calcext:value-type="float">
            <text:p>13</text:p>
          </table:table-cell>
          <table:table-cell table:formula="of:=([.W65]-[.$W$52])*[.$AD$24]" office:value-type="float" office:value="2.40157480314961" calcext:value-type="float">
            <text:p>2.40157480314961</text:p>
          </table:table-cell>
          <table:table-cell table:formula="of:=([.X65]-[.$X$52])*[.$AD$24]" office:value-type="float" office:value="1.77165354330709" calcext:value-type="float">
            <text:p>1.77165354330709</text:p>
          </table:table-cell>
          <table:table-cell table:formula="of:=([.Y65]-[.$Y$52])*[.$AD$24]" office:value-type="float" office:value="1.49606299212598" calcext:value-type="float">
            <text:p>1.49606299212598</text:p>
          </table:table-cell>
          <table:table-cell table:formula="of:=([.Z65]-[.$Z$52])*[.$AD$24]" office:value-type="float" office:value="1.49606299212598" calcext:value-type="float">
            <text:p>1.49606299212598</text:p>
          </table:table-cell>
          <table:table-cell table:formula="of:=([.AA65]-[.$AA$52])*[.$AD$24]" office:value-type="float" office:value="1.69291338582677" calcext:value-type="float">
            <text:p>1.6929133858267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.10236220472441" calcext:value-type="float">
            <text:p>1.10236220472441</text:p>
          </table:table-cell>
          <table:table-cell table:formula="of:=[.$J$1]*[.$J$2]*[.D89]" office:value-type="float" office:value="15.3606254593176" calcext:value-type="float">
            <text:p>15.3606254593176</text:p>
          </table:table-cell>
          <table:table-cell table:number-columns-repeated="16"/>
          <table:table-cell office:value-type="float" office:value="14" calcext:value-type="float">
            <text:p>14</text:p>
          </table:table-cell>
          <table:table-cell table:formula="of:=([.W66]-[.$W$52])*[.$AD$24]" office:value-type="float" office:value="2.51968503937008" calcext:value-type="float">
            <text:p>2.51968503937008</text:p>
          </table:table-cell>
          <table:table-cell table:formula="of:=([.X66]-[.$X$52])*[.$AD$24]" office:value-type="float" office:value="2.08661417322835" calcext:value-type="float">
            <text:p>2.08661417322835</text:p>
          </table:table-cell>
          <table:table-cell table:formula="of:=([.Y66]-[.$Y$52])*[.$AD$24]" office:value-type="float" office:value="1.69291338582677" calcext:value-type="float">
            <text:p>1.69291338582677</text:p>
          </table:table-cell>
          <table:table-cell table:formula="of:=([.Z66]-[.$Z$52])*[.$AD$24]" office:value-type="float" office:value="1.77165354330709" calcext:value-type="float">
            <text:p>1.77165354330709</text:p>
          </table:table-cell>
          <table:table-cell table:formula="of:=([.AA66]-[.$AA$52])*[.$AD$24]" office:value-type="float" office:value="2.04724409448819" calcext:value-type="float">
            <text:p>2.0472440944881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.2992125984252" calcext:value-type="float">
            <text:p>1.2992125984252</text:p>
          </table:table-cell>
          <table:table-cell table:formula="of:=[.$J$1]*[.$J$2]*[.D90]" office:value-type="float" office:value="18.1035942913386" calcext:value-type="float">
            <text:p>18.1035942913386</text:p>
          </table:table-cell>
          <table:table-cell table:number-columns-repeated="16"/>
          <table:table-cell office:value-type="float" office:value="15" calcext:value-type="float">
            <text:p>15</text:p>
          </table:table-cell>
          <table:table-cell table:formula="of:=([.W67]-[.$W$52])*[.$AD$24]" office:value-type="float" office:value="2.36220472440945" calcext:value-type="float">
            <text:p>2.36220472440945</text:p>
          </table:table-cell>
          <table:table-cell table:formula="of:=([.X67]-[.$X$52])*[.$AD$24]" office:value-type="float" office:value="2.1259842519685" calcext:value-type="float">
            <text:p>2.1259842519685</text:p>
          </table:table-cell>
          <table:table-cell table:formula="of:=([.Y67]-[.$Y$52])*[.$AD$24]" office:value-type="float" office:value="1.8503937007874" calcext:value-type="float">
            <text:p>1.8503937007874</text:p>
          </table:table-cell>
          <table:table-cell table:formula="of:=([.Z67]-[.$Z$52])*[.$AD$24]" office:value-type="float" office:value="2.00787401574803" calcext:value-type="float">
            <text:p>2.00787401574803</text:p>
          </table:table-cell>
          <table:table-cell table:formula="of:=([.AA67]-[.$AA$52])*[.$AD$24]" office:value-type="float" office:value="2.28346456692913" calcext:value-type="float">
            <text:p>2.2834645669291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0.196850393700787" calcext:value-type="float">
            <text:p>0.196850393700787</text:p>
          </table:table-cell>
          <table:table-cell table:formula="of:=[.$J$1]*[.$J$2]*[.D91]" office:value-type="float" office:value="2.74296883202099" calcext:value-type="float">
            <text:p>2.74296883202099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table:formula="of:=([.W68]-[.$W$52])*[.$AD$24]" office:value-type="float" office:value="2.28346456692913" calcext:value-type="float">
            <text:p>2.28346456692913</text:p>
          </table:table-cell>
          <table:table-cell table:formula="of:=([.X68]-[.$X$52])*[.$AD$24]" office:value-type="float" office:value="2.16535433070866" calcext:value-type="float">
            <text:p>2.16535433070866</text:p>
          </table:table-cell>
          <table:table-cell table:formula="of:=([.Y68]-[.$Y$52])*[.$AD$24]" office:value-type="float" office:value="1.96850393700787" calcext:value-type="float">
            <text:p>1.96850393700787</text:p>
          </table:table-cell>
          <table:table-cell table:formula="of:=([.Z68]-[.$Z$52])*[.$AD$24]" office:value-type="float" office:value="2.1259842519685" calcext:value-type="float">
            <text:p>2.1259842519685</text:p>
          </table:table-cell>
          <table:table-cell table:formula="of:=([.AA68]-[.$AA$52])*[.$AD$24]" office:value-type="float" office:value="2.48031496062992" calcext:value-type="float">
            <text:p>2.48031496062992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433070866141732" calcext:value-type="float">
            <text:p>-0.433070866141732</text:p>
          </table:table-cell>
          <table:table-cell table:formula="of:=[.$J$1]*[.$J$2]*[.D92]" office:value-type="float" office:value="-6.03453143044619" calcext:value-type="float">
            <text:p>-6.03453143044619</text:p>
          </table:table-cell>
          <table:table-cell table:number-columns-repeated="16"/>
          <table:table-cell office:value-type="float" office:value="17" calcext:value-type="float">
            <text:p>17</text:p>
          </table:table-cell>
          <table:table-cell table:formula="of:=([.W69]-[.$W$52])*[.$AD$24]" office:value-type="float" office:value="2.51968503937008" calcext:value-type="float">
            <text:p>2.51968503937008</text:p>
          </table:table-cell>
          <table:table-cell table:formula="of:=([.X69]-[.$X$52])*[.$AD$24]" office:value-type="float" office:value="2.28346456692913" calcext:value-type="float">
            <text:p>2.28346456692913</text:p>
          </table:table-cell>
          <table:table-cell table:formula="of:=([.Y69]-[.$Y$52])*[.$AD$24]" office:value-type="float" office:value="2.16535433070866" calcext:value-type="float">
            <text:p>2.16535433070866</text:p>
          </table:table-cell>
          <table:table-cell table:formula="of:=([.Z69]-[.$Z$52])*[.$AD$24]" office:value-type="float" office:value="2.48031496062992" calcext:value-type="float">
            <text:p>2.48031496062992</text:p>
          </table:table-cell>
          <table:table-cell table:formula="of:=([.AA69]-[.$AA$52])*[.$AD$24]" office:value-type="float" office:value="2.83464566929134" calcext:value-type="float">
            <text:p>2.83464566929134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.88188976377953" calcext:value-type="float">
            <text:p>4.88188976377953</text:p>
          </table:table-cell>
          <table:table-cell table:formula="of:=[.$J$1]*[.$J$2]*[.D93]" office:value-type="float" office:value="68.0256270341208" calcext:value-type="float">
            <text:p>68.0256270341208</text:p>
          </table:table-cell>
          <table:table-cell table:number-columns-repeated="16"/>
          <table:table-cell office:value-type="float" office:value="18" calcext:value-type="float">
            <text:p>18</text:p>
          </table:table-cell>
          <table:table-cell table:formula="of:=([.W70]-[.$W$52])*[.$AD$24]" office:value-type="float" office:value="-0.0787401574803147" calcext:value-type="float">
            <text:p>-0.0787401574803147</text:p>
          </table:table-cell>
          <table:table-cell table:formula="of:=([.X70]-[.$X$52])*[.$AD$24]" office:value-type="float" office:value="-0.078740157480315" calcext:value-type="float">
            <text:p>-0.078740157480315</text:p>
          </table:table-cell>
          <table:table-cell table:formula="of:=([.Y70]-[.$Y$52])*[.$AD$24]" office:value-type="float" office:value="-0.15748031496063" calcext:value-type="float">
            <text:p>-0.15748031496063</text:p>
          </table:table-cell>
          <table:table-cell table:formula="of:=([.Z70]-[.$Z$52])*[.$AD$24]" office:value-type="float" office:value="-0.118110236220473" calcext:value-type="float">
            <text:p>-0.118110236220473</text:p>
          </table:table-cell>
          <table:table-cell table:formula="of:=([.AA70]-[.$AA$52])*[.$AD$24]" office:value-type="float" office:value="-0.118110236220472" calcext:value-type="float">
            <text:p>-0.118110236220472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.23622047244094" calcext:value-type="float">
            <text:p>5.23622047244094</text:p>
          </table:table-cell>
          <table:table-cell table:formula="of:=[.$J$1]*[.$J$2]*[.D94]" office:value-type="float" office:value="72.9629709317585" calcext:value-type="float">
            <text:p>72.9629709317585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.96062992125984" calcext:value-type="float">
            <text:p>4.96062992125984</text:p>
          </table:table-cell>
          <table:table-cell table:formula="of:=[.$J$1]*[.$J$2]*[.D95]" office:value-type="float" office:value="69.1228145669291" calcext:value-type="float">
            <text:p>69.1228145669291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64566929133858" calcext:value-type="float">
            <text:p>4.64566929133858</text:p>
          </table:table-cell>
          <table:table-cell table:formula="of:=[.$J$1]*[.$J$2]*[.D96]" office:value-type="float" office:value="64.7340644356955" calcext:value-type="float">
            <text:p>64.7340644356955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.29133858267717" calcext:value-type="float">
            <text:p>4.29133858267717</text:p>
          </table:table-cell>
          <table:table-cell table:formula="of:=[.$J$1]*[.$J$2]*[.D97]" office:value-type="float" office:value="59.7967205380578" calcext:value-type="float">
            <text:p>59.7967205380578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.01574803149606" calcext:value-type="float">
            <text:p>4.01574803149606</text:p>
          </table:table-cell>
          <table:table-cell table:formula="of:=[.$J$1]*[.$J$2]*[.D98]" office:value-type="float" office:value="55.9565641732283" calcext:value-type="float">
            <text:p>55.9565641732283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8582677165354" calcext:value-type="float">
            <text:p>3.38582677165354</text:p>
          </table:table-cell>
          <table:table-cell table:formula="of:=[.$J$1]*[.$J$2]*[.D99]" office:value-type="float" office:value="47.1790639107611" calcext:value-type="float">
            <text:p>47.1790639107611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.83464566929134" calcext:value-type="float">
            <text:p>2.83464566929134</text:p>
          </table:table-cell>
          <table:table-cell table:formula="of:=[.$J$1]*[.$J$2]*[.D100]" office:value-type="float" office:value="39.4987511811024" calcext:value-type="float">
            <text:p>39.4987511811024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.30708661417323" calcext:value-type="float">
            <text:p>3.30708661417323</text:p>
          </table:table-cell>
          <table:table-cell table:formula="of:=[.$J$1]*[.$J$2]*[.D101]" office:value-type="float" office:value="46.0818763779528" calcext:value-type="float">
            <text:p>46.0818763779528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.83464566929134" calcext:value-type="float">
            <text:p>2.83464566929134</text:p>
          </table:table-cell>
          <table:table-cell table:formula="of:=[.$J$1]*[.$J$2]*[.D102]" office:value-type="float" office:value="39.4987511811024" calcext:value-type="float">
            <text:p>39.4987511811024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.32283464566929" calcext:value-type="float">
            <text:p>2.32283464566929</text:p>
          </table:table-cell>
          <table:table-cell table:formula="of:=[.$J$1]*[.$J$2]*[.D103]" office:value-type="float" office:value="32.3670322178477" calcext:value-type="float">
            <text:p>32.3670322178477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.40157480314961" calcext:value-type="float">
            <text:p>2.40157480314961</text:p>
          </table:table-cell>
          <table:table-cell table:formula="of:=[.$J$1]*[.$J$2]*[.D104]" office:value-type="float" office:value="33.4642197506562" calcext:value-type="float">
            <text:p>33.4642197506562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.51968503937008" calcext:value-type="float">
            <text:p>2.51968503937008</text:p>
          </table:table-cell>
          <table:table-cell table:formula="of:=[.$J$1]*[.$J$2]*[.D105]" office:value-type="float" office:value="35.1100010498688" calcext:value-type="float">
            <text:p>35.1100010498688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106]" office:value-type="float" office:value="32.915625984252" calcext:value-type="float">
            <text:p>32.915625984252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.28346456692913" calcext:value-type="float">
            <text:p>2.28346456692913</text:p>
          </table:table-cell>
          <table:table-cell table:formula="of:=[.$J$1]*[.$J$2]*[.D107]" office:value-type="float" office:value="31.8184384514435" calcext:value-type="float">
            <text:p>31.8184384514435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.51968503937008" calcext:value-type="float">
            <text:p>2.51968503937008</text:p>
          </table:table-cell>
          <table:table-cell table:formula="of:=[.$J$1]*[.$J$2]*[.D108]" office:value-type="float" office:value="35.1100010498688" calcext:value-type="float">
            <text:p>35.1100010498688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0.0787401574803147" calcext:value-type="float">
            <text:p>-0.0787401574803147</text:p>
          </table:table-cell>
          <table:table-cell table:formula="of:=[.$J$1]*[.$J$2]*[.D109]" office:value-type="float" office:value="-1.0971875328084" calcext:value-type="float">
            <text:p>-1.0971875328084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110]" office:value-type="float" office:value="27.4296883202099" calcext:value-type="float">
            <text:p>27.4296883202099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.1259842519685" calcext:value-type="float">
            <text:p>7.1259842519685</text:p>
          </table:table-cell>
          <table:table-cell table:formula="of:=[.$J$1]*[.$J$2]*[.D111]" office:value-type="float" office:value="99.2954717191601" calcext:value-type="float">
            <text:p>99.2954717191601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.73228346456693" calcext:value-type="float">
            <text:p>6.73228346456693</text:p>
          </table:table-cell>
          <table:table-cell table:formula="of:=[.$J$1]*[.$J$2]*[.D112]" office:value-type="float" office:value="93.8095340551181" calcext:value-type="float">
            <text:p>93.8095340551181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14173228346457" calcext:value-type="float">
            <text:p>6.14173228346457</text:p>
          </table:table-cell>
          <table:table-cell table:formula="of:=[.$J$1]*[.$J$2]*[.D113]" office:value-type="float" office:value="85.5806275590552" calcext:value-type="float">
            <text:p>85.5806275590552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51181102362205" calcext:value-type="float">
            <text:p>5.51181102362205</text:p>
          </table:table-cell>
          <table:table-cell table:formula="of:=[.$J$1]*[.$J$2]*[.D114]" office:value-type="float" office:value="76.803127296588" calcext:value-type="float">
            <text:p>76.803127296588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.56692913385827" calcext:value-type="float">
            <text:p>4.56692913385827</text:p>
          </table:table-cell>
          <table:table-cell table:formula="of:=[.$J$1]*[.$J$2]*[.D115]" office:value-type="float" office:value="63.6368769028872" calcext:value-type="float">
            <text:p>63.6368769028872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116]" office:value-type="float" office:value="57.602345472441" calcext:value-type="float">
            <text:p>57.602345472441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.62204724409449" calcext:value-type="float">
            <text:p>3.62204724409449</text:p>
          </table:table-cell>
          <table:table-cell table:formula="of:=[.$J$1]*[.$J$2]*[.D117]" office:value-type="float" office:value="50.4706265091864" calcext:value-type="float">
            <text:p>50.4706265091864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.07086614173228" calcext:value-type="float">
            <text:p>3.07086614173228</text:p>
          </table:table-cell>
          <table:table-cell table:formula="of:=[.$J$1]*[.$J$2]*[.D118]" office:value-type="float" office:value="42.7903137795275" calcext:value-type="float">
            <text:p>42.7903137795275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119]" office:value-type="float" office:value="19.200781824147" calcext:value-type="float">
            <text:p>19.200781824147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.49606299212598" calcext:value-type="float">
            <text:p>1.49606299212598</text:p>
          </table:table-cell>
          <table:table-cell table:formula="of:=[.$J$1]*[.$J$2]*[.D120]" office:value-type="float" office:value="20.8465631233595" calcext:value-type="float">
            <text:p>20.8465631233595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.65354330708661" calcext:value-type="float">
            <text:p>1.65354330708661</text:p>
          </table:table-cell>
          <table:table-cell table:formula="of:=[.$J$1]*[.$J$2]*[.D121]" office:value-type="float" office:value="23.0409381889763" calcext:value-type="float">
            <text:p>23.0409381889763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122]" office:value-type="float" office:value="24.686719488189" calcext:value-type="float">
            <text:p>24.686719488189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.08661417322835" calcext:value-type="float">
            <text:p>2.08661417322835</text:p>
          </table:table-cell>
          <table:table-cell table:formula="of:=[.$J$1]*[.$J$2]*[.D123]" office:value-type="float" office:value="29.0754696194226" calcext:value-type="float">
            <text:p>29.0754696194226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.1259842519685" calcext:value-type="float">
            <text:p>2.1259842519685</text:p>
          </table:table-cell>
          <table:table-cell table:formula="of:=[.$J$1]*[.$J$2]*[.D124]" office:value-type="float" office:value="29.6240633858267" calcext:value-type="float">
            <text:p>29.6240633858267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25]" office:value-type="float" office:value="30.1726571522309" calcext:value-type="float">
            <text:p>30.1726571522309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.28346456692913" calcext:value-type="float">
            <text:p>2.28346456692913</text:p>
          </table:table-cell>
          <table:table-cell table:formula="of:=[.$J$1]*[.$J$2]*[.D126]" office:value-type="float" office:value="31.8184384514435" calcext:value-type="float">
            <text:p>31.8184384514435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-0.078740157480315" calcext:value-type="float">
            <text:p>-0.078740157480315</text:p>
          </table:table-cell>
          <table:table-cell table:formula="of:=[.$J$1]*[.$J$2]*[.D127]" office:value-type="float" office:value="-1.0971875328084" calcext:value-type="float">
            <text:p>-1.0971875328084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.20472440944882" calcext:value-type="float">
            <text:p>7.20472440944882</text:p>
          </table:table-cell>
          <table:table-cell table:formula="of:=[.$J$1]*[.$J$2]*[.D128]" office:value-type="float" office:value="100.392659251969" calcext:value-type="float">
            <text:p>100.392659251969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09448818897638" calcext:value-type="float">
            <text:p>9.09448818897638</text:p>
          </table:table-cell>
          <table:table-cell table:formula="of:=[.$J$1]*[.$J$2]*[.D129]" office:value-type="float" office:value="126.72516003937" calcext:value-type="float">
            <text:p>126.72516003937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.95275590551181" calcext:value-type="float">
            <text:p>7.95275590551181</text:p>
          </table:table-cell>
          <table:table-cell table:formula="of:=[.$J$1]*[.$J$2]*[.D130]" office:value-type="float" office:value="110.815940813648" calcext:value-type="float">
            <text:p>110.815940813648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.45669291338583" calcext:value-type="float">
            <text:p>6.45669291338583</text:p>
          </table:table-cell>
          <table:table-cell table:formula="of:=[.$J$1]*[.$J$2]*[.D131]" office:value-type="float" office:value="89.9693776902888" calcext:value-type="float">
            <text:p>89.9693776902888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.47244094488189" calcext:value-type="float">
            <text:p>5.47244094488189</text:p>
          </table:table-cell>
          <table:table-cell table:formula="of:=[.$J$1]*[.$J$2]*[.D132]" office:value-type="float" office:value="76.2545335301837" calcext:value-type="float">
            <text:p>76.2545335301837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.7244094488189" calcext:value-type="float">
            <text:p>4.7244094488189</text:p>
          </table:table-cell>
          <table:table-cell table:formula="of:=[.$J$1]*[.$J$2]*[.D133]" office:value-type="float" office:value="65.831251968504" calcext:value-type="float">
            <text:p>65.831251968504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.17322834645669" calcext:value-type="float">
            <text:p>4.17322834645669</text:p>
          </table:table-cell>
          <table:table-cell table:formula="of:=[.$J$1]*[.$J$2]*[.D134]" office:value-type="float" office:value="58.1509392388451" calcext:value-type="float">
            <text:p>58.1509392388451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.4251968503937" calcext:value-type="float">
            <text:p>3.4251968503937</text:p>
          </table:table-cell>
          <table:table-cell table:formula="of:=[.$J$1]*[.$J$2]*[.D135]" office:value-type="float" office:value="47.7276576771653" calcext:value-type="float">
            <text:p>47.7276576771653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.91338582677165" calcext:value-type="float">
            <text:p>2.91338582677165</text:p>
          </table:table-cell>
          <table:table-cell table:formula="of:=[.$J$1]*[.$J$2]*[.D136]" office:value-type="float" office:value="40.5959387139107" calcext:value-type="float">
            <text:p>40.5959387139107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433070866141732" calcext:value-type="float">
            <text:p>0.433070866141732</text:p>
          </table:table-cell>
          <table:table-cell table:formula="of:=[.$J$1]*[.$J$2]*[.D137]" office:value-type="float" office:value="6.03453143044619" calcext:value-type="float">
            <text:p>6.03453143044619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78740157480315" calcext:value-type="float">
            <text:p>0.78740157480315</text:p>
          </table:table-cell>
          <table:table-cell table:formula="of:=[.$J$1]*[.$J$2]*[.D138]" office:value-type="float" office:value="10.971875328084" calcext:value-type="float">
            <text:p>10.971875328084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.22047244094488" calcext:value-type="float">
            <text:p>1.22047244094488</text:p>
          </table:table-cell>
          <table:table-cell table:formula="of:=[.$J$1]*[.$J$2]*[.D139]" office:value-type="float" office:value="17.0064067585302" calcext:value-type="float">
            <text:p>17.0064067585302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.49606299212598" calcext:value-type="float">
            <text:p>1.49606299212598</text:p>
          </table:table-cell>
          <table:table-cell table:formula="of:=[.$J$1]*[.$J$2]*[.D140]" office:value-type="float" office:value="20.8465631233595" calcext:value-type="float">
            <text:p>20.8465631233595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.69291338582677" calcext:value-type="float">
            <text:p>1.69291338582677</text:p>
          </table:table-cell>
          <table:table-cell table:formula="of:=[.$J$1]*[.$J$2]*[.D141]" office:value-type="float" office:value="23.5895319553806" calcext:value-type="float">
            <text:p>23.5895319553806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8503937007874" calcext:value-type="float">
            <text:p>1.8503937007874</text:p>
          </table:table-cell>
          <table:table-cell table:formula="of:=[.$J$1]*[.$J$2]*[.D142]" office:value-type="float" office:value="25.7839070209974" calcext:value-type="float">
            <text:p>25.7839070209974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143]" office:value-type="float" office:value="27.4296883202099" calcext:value-type="float">
            <text:p>27.4296883202099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44]" office:value-type="float" office:value="30.1726571522309" calcext:value-type="float">
            <text:p>30.1726571522309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-0.15748031496063" calcext:value-type="float">
            <text:p>-0.15748031496063</text:p>
          </table:table-cell>
          <table:table-cell table:formula="of:=[.$J$1]*[.$J$2]*[.D145]" office:value-type="float" office:value="-2.1943750656168" calcext:value-type="float">
            <text:p>-2.1943750656168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.37007874015748" calcext:value-type="float">
            <text:p>9.37007874015748</text:p>
          </table:table-cell>
          <table:table-cell table:formula="of:=[.$J$1]*[.$J$2]*[.D146]" office:value-type="float" office:value="130.565316404199" calcext:value-type="float">
            <text:p>130.565316404199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.59842519685039" calcext:value-type="float">
            <text:p>7.59842519685039</text:p>
          </table:table-cell>
          <table:table-cell table:formula="of:=[.$J$1]*[.$J$2]*[.D147]" office:value-type="float" office:value="105.87859691601" calcext:value-type="float">
            <text:p>105.87859691601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.4488188976378" calcext:value-type="float">
            <text:p>4.4488188976378</text:p>
          </table:table-cell>
          <table:table-cell table:formula="of:=[.$J$1]*[.$J$2]*[.D148]" office:value-type="float" office:value="61.9910956036746" calcext:value-type="float">
            <text:p>61.9910956036746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149]" office:value-type="float" office:value="57.602345472441" calcext:value-type="float">
            <text:p>57.602345472441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.17322834645669" calcext:value-type="float">
            <text:p>4.17322834645669</text:p>
          </table:table-cell>
          <table:table-cell table:formula="of:=[.$J$1]*[.$J$2]*[.D150]" office:value-type="float" office:value="58.1509392388451" calcext:value-type="float">
            <text:p>58.1509392388451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.21259842519685" calcext:value-type="float">
            <text:p>4.21259842519685</text:p>
          </table:table-cell>
          <table:table-cell table:formula="of:=[.$J$1]*[.$J$2]*[.D151]" office:value-type="float" office:value="58.6995330052493" calcext:value-type="float">
            <text:p>58.6995330052493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.29133858267717" calcext:value-type="float">
            <text:p>4.29133858267717</text:p>
          </table:table-cell>
          <table:table-cell table:formula="of:=[.$J$1]*[.$J$2]*[.D152]" office:value-type="float" office:value="59.7967205380578" calcext:value-type="float">
            <text:p>59.7967205380578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.33070866141732" calcext:value-type="float">
            <text:p>4.33070866141732</text:p>
          </table:table-cell>
          <table:table-cell table:formula="of:=[.$J$1]*[.$J$2]*[.D153]" office:value-type="float" office:value="60.3453143044619" calcext:value-type="float">
            <text:p>60.3453143044619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.37007874015748" calcext:value-type="float">
            <text:p>4.37007874015748</text:p>
          </table:table-cell>
          <table:table-cell table:formula="of:=[.$J$1]*[.$J$2]*[.D154]" office:value-type="float" office:value="60.8939080708661" calcext:value-type="float">
            <text:p>60.8939080708661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15748031496063" calcext:value-type="float">
            <text:p>0.15748031496063</text:p>
          </table:table-cell>
          <table:table-cell table:formula="of:=[.$J$1]*[.$J$2]*[.D155]" office:value-type="float" office:value="2.1943750656168" calcext:value-type="float">
            <text:p>2.1943750656168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590551181102362" calcext:value-type="float">
            <text:p>0.590551181102362</text:p>
          </table:table-cell>
          <table:table-cell table:formula="of:=[.$J$1]*[.$J$2]*[.D156]" office:value-type="float" office:value="8.22890649606299" calcext:value-type="float">
            <text:p>8.22890649606299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.14173228346457" calcext:value-type="float">
            <text:p>1.14173228346457</text:p>
          </table:table-cell>
          <table:table-cell table:formula="of:=[.$J$1]*[.$J$2]*[.D157]" office:value-type="float" office:value="15.9092192257218" calcext:value-type="float">
            <text:p>15.9092192257218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.49606299212598" calcext:value-type="float">
            <text:p>1.49606299212598</text:p>
          </table:table-cell>
          <table:table-cell table:formula="of:=[.$J$1]*[.$J$2]*[.D158]" office:value-type="float" office:value="20.8465631233595" calcext:value-type="float">
            <text:p>20.8465631233595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159]" office:value-type="float" office:value="24.686719488189" calcext:value-type="float">
            <text:p>24.686719488189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.00787401574803" calcext:value-type="float">
            <text:p>2.00787401574803</text:p>
          </table:table-cell>
          <table:table-cell table:formula="of:=[.$J$1]*[.$J$2]*[.D160]" office:value-type="float" office:value="27.9782820866142" calcext:value-type="float">
            <text:p>27.9782820866142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.1259842519685" calcext:value-type="float">
            <text:p>2.1259842519685</text:p>
          </table:table-cell>
          <table:table-cell table:formula="of:=[.$J$1]*[.$J$2]*[.D161]" office:value-type="float" office:value="29.6240633858267" calcext:value-type="float">
            <text:p>29.6240633858267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.48031496062992" calcext:value-type="float">
            <text:p>2.48031496062992</text:p>
          </table:table-cell>
          <table:table-cell table:formula="of:=[.$J$1]*[.$J$2]*[.D162]" office:value-type="float" office:value="34.5614072834645" calcext:value-type="float">
            <text:p>34.5614072834645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-0.118110236220473" calcext:value-type="float">
            <text:p>-0.118110236220473</text:p>
          </table:table-cell>
          <table:table-cell table:formula="of:=[.$J$1]*[.$J$2]*[.D163]" office:value-type="float" office:value="-1.64578129921261" calcext:value-type="float">
            <text:p>-1.64578129921261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.34645669291339" calcext:value-type="float">
            <text:p>3.34645669291339</text:p>
          </table:table-cell>
          <table:table-cell table:formula="of:=[.$J$1]*[.$J$2]*[.D164]" office:value-type="float" office:value="46.630470144357" calcext:value-type="float">
            <text:p>46.630470144357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.52755905511811" calcext:value-type="float">
            <text:p>4.52755905511811</text:p>
          </table:table-cell>
          <table:table-cell table:formula="of:=[.$J$1]*[.$J$2]*[.D165]" office:value-type="float" office:value="63.0882831364829" calcext:value-type="float">
            <text:p>63.0882831364829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.40944881889764" calcext:value-type="float">
            <text:p>4.40944881889764</text:p>
          </table:table-cell>
          <table:table-cell table:formula="of:=[.$J$1]*[.$J$2]*[.D166]" office:value-type="float" office:value="61.4425018372704" calcext:value-type="float">
            <text:p>61.4425018372704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4.4488188976378" calcext:value-type="float">
            <text:p>4.4488188976378</text:p>
          </table:table-cell>
          <table:table-cell table:formula="of:=[.$J$1]*[.$J$2]*[.D167]" office:value-type="float" office:value="61.9910956036746" calcext:value-type="float">
            <text:p>61.9910956036746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.52755905511811" calcext:value-type="float">
            <text:p>4.52755905511811</text:p>
          </table:table-cell>
          <table:table-cell table:formula="of:=[.$J$1]*[.$J$2]*[.D168]" office:value-type="float" office:value="63.0882831364829" calcext:value-type="float">
            <text:p>63.0882831364829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.52755905511811" calcext:value-type="float">
            <text:p>4.52755905511811</text:p>
          </table:table-cell>
          <table:table-cell table:formula="of:=[.$J$1]*[.$J$2]*[.D169]" office:value-type="float" office:value="63.0882831364829" calcext:value-type="float">
            <text:p>63.0882831364829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4.60629921259842" calcext:value-type="float">
            <text:p>4.60629921259842</text:p>
          </table:table-cell>
          <table:table-cell table:formula="of:=[.$J$1]*[.$J$2]*[.D170]" office:value-type="float" office:value="64.1854706692913" calcext:value-type="float">
            <text:p>64.1854706692913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.60629921259842" calcext:value-type="float">
            <text:p>4.60629921259842</text:p>
          </table:table-cell>
          <table:table-cell table:formula="of:=[.$J$1]*[.$J$2]*[.D171]" office:value-type="float" office:value="64.1854706692913" calcext:value-type="float">
            <text:p>64.1854706692913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4.60629921259842" calcext:value-type="float">
            <text:p>4.60629921259842</text:p>
          </table:table-cell>
          <table:table-cell table:formula="of:=[.$J$1]*[.$J$2]*[.D172]" office:value-type="float" office:value="64.1854706692913" calcext:value-type="float">
            <text:p>64.1854706692913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51181102362205" calcext:value-type="float">
            <text:p>0.551181102362205</text:p>
          </table:table-cell>
          <table:table-cell table:formula="of:=[.$J$1]*[.$J$2]*[.D173]" office:value-type="float" office:value="7.6803127296588" calcext:value-type="float">
            <text:p>7.6803127296588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0.905511811023622" calcext:value-type="float">
            <text:p>0.905511811023622</text:p>
          </table:table-cell>
          <table:table-cell table:formula="of:=[.$J$1]*[.$J$2]*[.D174]" office:value-type="float" office:value="12.6176566272966" calcext:value-type="float">
            <text:p>12.6176566272966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.33858267716535" calcext:value-type="float">
            <text:p>1.33858267716535</text:p>
          </table:table-cell>
          <table:table-cell table:formula="of:=[.$J$1]*[.$J$2]*[.D175]" office:value-type="float" office:value="18.6521880577427" calcext:value-type="float">
            <text:p>18.6521880577427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.69291338582677" calcext:value-type="float">
            <text:p>1.69291338582677</text:p>
          </table:table-cell>
          <table:table-cell table:formula="of:=[.$J$1]*[.$J$2]*[.D176]" office:value-type="float" office:value="23.5895319553806" calcext:value-type="float">
            <text:p>23.5895319553806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.04724409448819" calcext:value-type="float">
            <text:p>2.04724409448819</text:p>
          </table:table-cell>
          <table:table-cell table:formula="of:=[.$J$1]*[.$J$2]*[.D177]" office:value-type="float" office:value="28.5268758530184" calcext:value-type="float">
            <text:p>28.5268758530184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.28346456692913" calcext:value-type="float">
            <text:p>2.28346456692913</text:p>
          </table:table-cell>
          <table:table-cell table:formula="of:=[.$J$1]*[.$J$2]*[.D178]" office:value-type="float" office:value="31.8184384514435" calcext:value-type="float">
            <text:p>31.8184384514435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.48031496062992" calcext:value-type="float">
            <text:p>2.48031496062992</text:p>
          </table:table-cell>
          <table:table-cell table:formula="of:=[.$J$1]*[.$J$2]*[.D179]" office:value-type="float" office:value="34.5614072834645" calcext:value-type="float">
            <text:p>34.5614072834645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.83464566929134" calcext:value-type="float">
            <text:p>2.83464566929134</text:p>
          </table:table-cell>
          <table:table-cell table:formula="of:=[.$J$1]*[.$J$2]*[.D180]" office:value-type="float" office:value="39.4987511811024" calcext:value-type="float">
            <text:p>39.4987511811024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-0.118110236220472" calcext:value-type="float">
            <text:p>-0.118110236220472</text:p>
          </table:table-cell>
          <table:table-cell table:formula="of:=[.$J$1]*[.$J$2]*[.D181]" office:value-type="float" office:value="-1.64578129921259" calcext:value-type="float">
            <text:p>-1.64578129921259</text:p>
          </table:table-cell>
          <table:table-cell table:number-columns-repeated="25"/>
        </table:table-row>
      </table:table>
      <table:table table:name="group_6" table:style-name="ta1"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Velocity [MPH]</text:p>
          </table:table-cell>
          <table:table-cell office:value-type="string" calcext:value-type="string">
            <text:p>Angle of Attack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Manometer Reading [in]</text:p>
          </table:table-cell>
          <table:table-cell office:value-type="string" calcext:value-type="string">
            <text:p>Pressure [psi]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Density of H2O</text:p>
          </table:table-cell>
          <table:table-cell table:formula="of:=(62.3148)/(12^3)" office:value-type="float" office:value="0.0360618055555556" calcext:value-type="float">
            <text:p>0.0360618055555556</text:p>
          </table:table-cell>
          <table:table-cell office:value-type="string" calcext:value-type="string">
            <text:p>lbf/in^3</text:p>
          </table:table-cell>
          <table:table-cell table:number-columns-repeated="7"/>
          <table:table-cell office:value-type="string" calcext:value-type="string">
            <text:p>Speed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18110236220472" calcext:value-type="float">
            <text:p>0.118110236220472</text:p>
          </table:table-cell>
          <table:table-cell table:formula="of:=[.$J$1]*[.$J$2]*[.D2]" office:value-type="float" office:value="1.64578129921259" calcext:value-type="float">
            <text:p>1.64578129921259</text:p>
          </table:table-cell>
          <table:table-cell table:number-columns-repeated="3"/>
          <table:table-cell office:value-type="string" calcext:value-type="string">
            <text:p>Gravity</text:p>
          </table:table-cell>
          <table:table-cell table:formula="of:=32.2*12" office:value-type="float" office:value="386.4" calcext:value-type="float">
            <text:p>386.4</text:p>
          </table:table-cell>
          <table:table-cell office:value-type="string" calcext:value-type="string">
            <text:p>in/s^2</text:p>
          </table:table-cell>
          <table:table-cell table:number-columns-repeated="7"/>
          <table:table-cell office:value-type="string" calcext:value-type="string">
            <text:p>Angle of Attack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3]" office:value-type="float" office:value="43.887501312336" calcext:value-type="float">
            <text:p>43.887501312336</text:p>
          </table:table-cell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^2</text:p>
          </table:table-cell>
          <table:table-cell table:number-columns-repeated="7"/>
          <table:table-cell office:value-type="string" calcext:value-type="string">
            <text:p>Patm</text:p>
          </table:table-cell>
          <table:table-cell table:style-name="ce3" office:value-type="float" office:value="6.5" calcext:value-type="float">
            <text:p>6.5</text:p>
          </table:table-cell>
          <table:table-cell office:value-type="float" office:value="6.3" calcext:value-type="float">
            <text:p>6.3</text:p>
          </table:table-cell>
          <table:table-cell office:value-type="float" office:value="5.8" calcext:value-type="float">
            <text:p>5.8</text:p>
          </table:table-cell>
          <table:table-cell office:value-type="float" office:value="6.3" calcext:value-type="float">
            <text:p>6.3</text:p>
          </table:table-cell>
          <table:table-cell office:value-type="float" office:value="6.9" calcext:value-type="float">
            <text:p>6.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30708661417323" calcext:value-type="float">
            <text:p>3.30708661417323</text:p>
          </table:table-cell>
          <table:table-cell table:formula="of:=[.$J$1]*[.$J$2]*[.D4]" office:value-type="float" office:value="46.0818763779528" calcext:value-type="float">
            <text:p>46.0818763779528</text:p>
          </table:table-cell>
          <table:table-cell table:number-columns-repeated="3"/>
          <table:table-cell office:value-type="string" calcext:value-type="string">
            <text:p>mph→in/s</text:p>
          </table:table-cell>
          <table:table-cell office:value-type="float" office:value="17.60002" calcext:value-type="float">
            <text:p>17.6000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3" office:value-type="float" office:value="6.8" calcext:value-type="float">
            <text:p>6.8</text:p>
          </table:table-cell>
          <table:table-cell office:value-type="float" office:value="10.4" calcext:value-type="float">
            <text:p>10.4</text:p>
          </table:table-cell>
          <table:table-cell office:value-type="float" office:value="17.3" calcext:value-type="float">
            <text:p>17.3</text:p>
          </table:table-cell>
          <table:table-cell office:value-type="float" office:value="21.2" calcext:value-type="float">
            <text:p>21.2</text:p>
          </table:table-cell>
          <table:table-cell office:value-type="float" office:value="12.7" calcext:value-type="float">
            <text:p>12.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5]" office:value-type="float" office:value="43.887501312336" calcext:value-type="float">
            <text:p>43.887501312336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style-name="ce3" office:value-type="float" office:value="14.5" calcext:value-type="float">
            <text:p>14.5</text:p>
          </table:table-cell>
          <table:table-cell office:value-type="float" office:value="17.8" calcext:value-type="float">
            <text:p>17.8</text:p>
          </table:table-cell>
          <table:table-cell office:value-type="float" office:value="19.9" calcext:value-type="float">
            <text:p>19.9</text:p>
          </table:table-cell>
          <table:table-cell office:value-type="float" office:value="18.5" calcext:value-type="float">
            <text:p>18.5</text:p>
          </table:table-cell>
          <table:table-cell office:value-type="float" office:value="14.3" calcext:value-type="float">
            <text:p>14.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99212598425197" calcext:value-type="float">
            <text:p>2.99212598425197</text:p>
          </table:table-cell>
          <table:table-cell table:formula="of:=[.$J$1]*[.$J$2]*[.D6]" office:value-type="float" office:value="41.6931262467192" calcext:value-type="float">
            <text:p>41.6931262467192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style-name="ce3" office:value-type="float" office:value="14.9" calcext:value-type="float">
            <text:p>14.9</text:p>
          </table:table-cell>
          <table:table-cell office:value-type="float" office:value="16.9" calcext:value-type="float">
            <text:p>16.9</text:p>
          </table:table-cell>
          <table:table-cell office:value-type="float" office:value="18.4" calcext:value-type="float">
            <text:p>18.4</text:p>
          </table:table-cell>
          <table:table-cell office:value-type="float" office:value="14.6" calcext:value-type="float">
            <text:p>14.6</text:p>
          </table:table-cell>
          <table:table-cell office:value-type="float" office:value="14.3" calcext:value-type="float">
            <text:p>14.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83464566929134" calcext:value-type="float">
            <text:p>2.83464566929134</text:p>
          </table:table-cell>
          <table:table-cell table:formula="of:=[.$J$1]*[.$J$2]*[.D7]" office:value-type="float" office:value="39.4987511811024" calcext:value-type="float">
            <text:p>39.4987511811024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ce3" office:value-type="float" office:value="14.5" calcext:value-type="float">
            <text:p>14.5</text:p>
          </table:table-cell>
          <table:table-cell office:value-type="float" office:value="16.2" calcext:value-type="float">
            <text:p>16.2</text:p>
          </table:table-cell>
          <table:table-cell office:value-type="float" office:value="16.3" calcext:value-type="float">
            <text:p>16.3</text:p>
          </table:table-cell>
          <table:table-cell office:value-type="float" office:value="13.2" calcext:value-type="float">
            <text:p>13.2</text:p>
          </table:table-cell>
          <table:table-cell office:value-type="float" office:value="13.9" calcext:value-type="float">
            <text:p>13.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.83464566929134" calcext:value-type="float">
            <text:p>2.83464566929134</text:p>
          </table:table-cell>
          <table:table-cell table:formula="of:=[.$J$1]*[.$J$2]*[.D8]" office:value-type="float" office:value="39.4987511811024" calcext:value-type="float">
            <text:p>39.4987511811024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style-name="ce3" office:value-type="float" office:value="14.1" calcext:value-type="float">
            <text:p>14.1</text:p>
          </table:table-cell>
          <table:table-cell office:value-type="float" office:value="15.7" calcext:value-type="float">
            <text:p>15.7</text:p>
          </table:table-cell>
          <table:table-cell office:value-type="float" office:value="15.1" calcext:value-type="float">
            <text:p>15.1</text:p>
          </table:table-cell>
          <table:table-cell office:value-type="float" office:value="13" calcext:value-type="float">
            <text:p>13</text:p>
          </table:table-cell>
          <table:table-cell office:value-type="float" office:value="14.1" calcext:value-type="float">
            <text:p>14.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48031496062992" calcext:value-type="float">
            <text:p>2.48031496062992</text:p>
          </table:table-cell>
          <table:table-cell table:formula="of:=[.$J$1]*[.$J$2]*[.D9]" office:value-type="float" office:value="34.5614072834645" calcext:value-type="float">
            <text:p>34.5614072834645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style-name="ce3" office:value-type="float" office:value="13.7" calcext:value-type="float">
            <text:p>13.7</text:p>
          </table:table-cell>
          <table:table-cell table:number-columns-repeated="2" office:value-type="float" office:value="13.8" calcext:value-type="float">
            <text:p>13.8</text:p>
          </table:table-cell>
          <table:table-cell office:value-type="float" office:value="12.9" calcext:value-type="float">
            <text:p>12.9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.08661417322835" calcext:value-type="float">
            <text:p>2.08661417322835</text:p>
          </table:table-cell>
          <table:table-cell table:formula="of:=[.$J$1]*[.$J$2]*[.D10]" office:value-type="float" office:value="29.0754696194226" calcext:value-type="float">
            <text:p>29.0754696194226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table:style-name="ce3" office:value-type="float" office:value="13.7" calcext:value-type="float">
            <text:p>13.7</text:p>
          </table:table-cell>
          <table:table-cell office:value-type="float" office:value="13.6" calcext:value-type="float">
            <text:p>13.6</text:p>
          </table:table-cell>
          <table:table-cell office:value-type="float" office:value="13.2" calcext:value-type="float">
            <text:p>13.2</text:p>
          </table:table-cell>
          <table:table-cell office:value-type="float" office:value="13" calcext:value-type="float">
            <text:p>13</text:p>
          </table:table-cell>
          <table:table-cell office:value-type="float" office:value="14.2" calcext:value-type="float">
            <text:p>14.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11]" office:value-type="float" office:value="32.915625984252" calcext:value-type="float">
            <text:p>32.915625984252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table:style-name="ce3" office:value-type="float" office:value="12.8" calcext:value-type="float">
            <text:p>12.8</text:p>
          </table:table-cell>
          <table:table-cell office:value-type="float" office:value="12.3" calcext:value-type="float">
            <text:p>12.3</text:p>
          </table:table-cell>
          <table:table-cell office:value-type="float" office:value="12.2" calcext:value-type="float">
            <text:p>12.2</text:p>
          </table:table-cell>
          <table:table-cell office:value-type="float" office:value="12.9" calcext:value-type="float">
            <text:p>12.9</text:p>
          </table:table-cell>
          <table:table-cell office:value-type="float" office:value="14.1" calcext:value-type="float">
            <text:p>14.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.1259842519685" calcext:value-type="float">
            <text:p>2.1259842519685</text:p>
          </table:table-cell>
          <table:table-cell table:formula="of:=[.$J$1]*[.$J$2]*[.D12]" office:value-type="float" office:value="29.6240633858267" calcext:value-type="float">
            <text:p>29.6240633858267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style-name="ce3" office:value-type="float" office:value="11.8" calcext:value-type="float">
            <text:p>11.8</text:p>
          </table:table-cell>
          <table:table-cell office:value-type="float" office:value="11.9" calcext:value-type="float">
            <text:p>11.9</text:p>
          </table:table-cell>
          <table:table-cell office:value-type="float" office:value="11.3" calcext:value-type="float">
            <text:p>11.3</text:p>
          </table:table-cell>
          <table:table-cell office:value-type="float" office:value="12.8" calcext:value-type="float">
            <text:p>12.8</text:p>
          </table:table-cell>
          <table:table-cell office:value-type="float" office:value="14.1" calcext:value-type="float">
            <text:p>14.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88976377952756" calcext:value-type="float">
            <text:p>1.88976377952756</text:p>
          </table:table-cell>
          <table:table-cell table:formula="of:=[.$J$1]*[.$J$2]*[.D13]" office:value-type="float" office:value="26.3325007874016" calcext:value-type="float">
            <text:p>26.3325007874016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table:style-name="ce3" office:value-type="float" office:value="12.5" calcext:value-type="float">
            <text:p>12.5</text:p>
          </table:table-cell>
          <table:table-cell office:value-type="float" office:value="9.4" calcext:value-type="float">
            <text:p>9.4</text:p>
          </table:table-cell>
          <table:table-cell office:value-type="float" office:value="7.4" calcext:value-type="float">
            <text:p>7.4</text:p>
          </table:table-cell>
          <table:table-cell office:value-type="float" office:value="7.3" calcext:value-type="float">
            <text:p>7.3</text:p>
          </table:table-cell>
          <table:table-cell office:value-type="float" office:value="8.1" calcext:value-type="float">
            <text:p>8.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.88976377952756" calcext:value-type="float">
            <text:p>1.88976377952756</text:p>
          </table:table-cell>
          <table:table-cell table:formula="of:=[.$J$1]*[.$J$2]*[.D14]" office:value-type="float" office:value="26.3325007874016" calcext:value-type="float">
            <text:p>26.3325007874016</text:p>
          </table:table-cell>
          <table:table-cell table:number-columns-repeated="13"/>
          <table:table-cell office:value-type="float" office:value="11" calcext:value-type="float">
            <text:p>11</text:p>
          </table:table-cell>
          <table:table-cell table:style-name="ce3" office:value-type="float" office:value="11.9" calcext:value-type="float">
            <text:p>11.9</text:p>
          </table:table-cell>
          <table:table-cell office:value-type="float" office:value="9.7" calcext:value-type="float">
            <text:p>9.7</text:p>
          </table:table-cell>
          <table:table-cell office:value-type="float" office:value="8.1" calcext:value-type="float">
            <text:p>8.1</text:p>
          </table:table-cell>
          <table:table-cell office:value-type="float" office:value="7.9" calcext:value-type="float">
            <text:p>7.9</text:p>
          </table:table-cell>
          <table:table-cell office:value-type="float" office:value="8.6" calcext:value-type="float">
            <text:p>8.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15]" office:value-type="float" office:value="27.4296883202099" calcext:value-type="float">
            <text:p>27.4296883202099</text:p>
          </table:table-cell>
          <table:table-cell table:number-columns-repeated="13"/>
          <table:table-cell office:value-type="float" office:value="12" calcext:value-type="float">
            <text:p>12</text:p>
          </table:table-cell>
          <table:table-cell table:style-name="ce3" office:value-type="float" office:value="11.3" calcext:value-type="float">
            <text:p>11.3</text:p>
          </table:table-cell>
          <table:table-cell office:value-type="float" office:value="10" calcext:value-type="float">
            <text:p>10</text:p>
          </table:table-cell>
          <table:table-cell office:value-type="float" office:value="8.7" calcext:value-type="float">
            <text:p>8.7</text:p>
          </table:table-cell>
          <table:table-cell office:value-type="float" office:value="8.8" calcext:value-type="float">
            <text:p>8.8</text:p>
          </table:table-cell>
          <table:table-cell office:value-type="float" office:value="9.4" calcext:value-type="float">
            <text:p>9.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.92913385826772" calcext:value-type="float">
            <text:p>1.92913385826772</text:p>
          </table:table-cell>
          <table:table-cell table:formula="of:=[.$J$1]*[.$J$2]*[.D16]" office:value-type="float" office:value="26.8810945538058" calcext:value-type="float">
            <text:p>26.8810945538058</text:p>
          </table:table-cell>
          <table:table-cell table:number-columns-repeated="13"/>
          <table:table-cell office:value-type="float" office:value="13" calcext:value-type="float">
            <text:p>13</text:p>
          </table:table-cell>
          <table:table-cell table:style-name="ce3" office:value-type="float" office:value="11.3" calcext:value-type="float">
            <text:p>11.3</text:p>
          </table:table-cell>
          <table:table-cell office:value-type="float" office:value="10.3" calcext:value-type="float">
            <text:p>10.3</text:p>
          </table:table-cell>
          <table:table-cell table:number-columns-repeated="2" office:value-type="float" office:value="9.2" calcext:value-type="float">
            <text:p>9.2</text:p>
          </table:table-cell>
          <table:table-cell office:value-type="float" office:value="9.9" calcext:value-type="float">
            <text:p>9.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17]" office:value-type="float" office:value="27.4296883202099" calcext:value-type="float">
            <text:p>27.4296883202099</text:p>
          </table:table-cell>
          <table:table-cell table:number-columns-repeated="13"/>
          <table:table-cell office:value-type="float" office:value="14" calcext:value-type="float">
            <text:p>14</text:p>
          </table:table-cell>
          <table:table-cell table:style-name="ce3" office:value-type="float" office:value="11.5" calcext:value-type="float">
            <text:p>11.5</text:p>
          </table:table-cell>
          <table:table-cell office:value-type="float" office:value="10.6" calcext:value-type="float">
            <text:p>10.6</text:p>
          </table:table-cell>
          <table:table-cell table:number-columns-repeated="2" office:value-type="float" office:value="9.6" calcext:value-type="float">
            <text:p>9.6</text:p>
          </table:table-cell>
          <table:table-cell office:value-type="float" office:value="10.6" calcext:value-type="float">
            <text:p>10.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.04724409448819" calcext:value-type="float">
            <text:p>2.04724409448819</text:p>
          </table:table-cell>
          <table:table-cell table:formula="of:=[.$J$1]*[.$J$2]*[.D18]" office:value-type="float" office:value="28.5268758530184" calcext:value-type="float">
            <text:p>28.5268758530184</text:p>
          </table:table-cell>
          <table:table-cell table:number-columns-repeated="13"/>
          <table:table-cell office:value-type="float" office:value="15" calcext:value-type="float">
            <text:p>15</text:p>
          </table:table-cell>
          <table:table-cell table:style-name="ce3" office:value-type="float" office:value="11.4" calcext:value-type="float">
            <text:p>11.4</text:p>
          </table:table-cell>
          <table:table-cell office:value-type="float" office:value="10.7" calcext:value-type="float">
            <text:p>10.7</text:p>
          </table:table-cell>
          <table:table-cell office:value-type="float" office:value="9.8" calcext:value-type="float">
            <text:p>9.8</text:p>
          </table:table-cell>
          <table:table-cell office:value-type="float" office:value="9.9" calcext:value-type="float">
            <text:p>9.9</text:p>
          </table:table-cell>
          <table:table-cell office:value-type="float" office:value="10.8" calcext:value-type="float">
            <text:p>10.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.07086614173228" calcext:value-type="float">
            <text:p>3.07086614173228</text:p>
          </table:table-cell>
          <table:table-cell table:formula="of:=[.$J$1]*[.$J$2]*[.D19]" office:value-type="float" office:value="42.7903137795275" calcext:value-type="float">
            <text:p>42.7903137795275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table:style-name="ce3" office:value-type="float" office:value="11.5" calcext:value-type="float">
            <text:p>11.5</text:p>
          </table:table-cell>
          <table:table-cell office:value-type="float" office:value="10.8" calcext:value-type="float">
            <text:p>10.8</text:p>
          </table:table-cell>
          <table:table-cell office:value-type="float" office:value="10" calcext:value-type="float">
            <text:p>10</text:p>
          </table:table-cell>
          <table:table-cell office:value-type="float" office:value="10.2" calcext:value-type="float">
            <text:p>10.2</text:p>
          </table:table-cell>
          <table:table-cell office:value-type="float" office:value="11.2" calcext:value-type="float">
            <text:p>11.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61417322834646" calcext:value-type="float">
            <text:p>1.61417322834646</text:p>
          </table:table-cell>
          <table:table-cell table:formula="of:=[.$J$1]*[.$J$2]*[.D20]" office:value-type="float" office:value="22.4923444225722" calcext:value-type="float">
            <text:p>22.4923444225722</text:p>
          </table:table-cell>
          <table:table-cell table:number-columns-repeated="13"/>
          <table:table-cell office:value-type="float" office:value="17" calcext:value-type="float">
            <text:p>17</text:p>
          </table:table-cell>
          <table:table-cell table:style-name="ce3" office:value-type="float" office:value="11.7" calcext:value-type="float">
            <text:p>11.7</text:p>
          </table:table-cell>
          <table:table-cell office:value-type="float" office:value="11" calcext:value-type="float">
            <text:p>11</text:p>
          </table:table-cell>
          <table:table-cell office:value-type="float" office:value="10.3" calcext:value-type="float">
            <text:p>10.3</text:p>
          </table:table-cell>
          <table:table-cell office:value-type="float" office:value="10.8" calcext:value-type="float">
            <text:p>10.8</text:p>
          </table:table-cell>
          <table:table-cell office:value-type="float" office:value="11.9" calcext:value-type="float">
            <text:p>11.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52755905511811" calcext:value-type="float">
            <text:p>4.52755905511811</text:p>
          </table:table-cell>
          <table:table-cell table:formula="of:=[.$J$1]*[.$J$2]*[.D21]" office:value-type="float" office:value="63.0882831364829" calcext:value-type="float">
            <text:p>63.0882831364829</text:p>
          </table:table-cell>
          <table:table-cell table:number-columns-repeated="13"/>
          <table:table-cell office:value-type="float" office:value="18" calcext:value-type="float">
            <text:p>18</text:p>
          </table:table-cell>
          <table:table-cell table:style-name="ce3" office:value-type="float" office:value="14.3" calcext:value-type="float">
            <text:p>14.3</text:p>
          </table:table-cell>
          <table:table-cell office:value-type="float" office:value="16.1" calcext:value-type="float">
            <text:p>16.1</text:p>
          </table:table-cell>
          <table:table-cell office:value-type="float" office:value="18.8" calcext:value-type="float">
            <text:p>18.8</text:p>
          </table:table-cell>
          <table:table-cell office:value-type="float" office:value="21.5" calcext:value-type="float">
            <text:p>21.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17322834645669" calcext:value-type="float">
            <text:p>4.17322834645669</text:p>
          </table:table-cell>
          <table:table-cell table:formula="of:=[.$J$1]*[.$J$2]*[.D22]" office:value-type="float" office:value="58.1509392388451" calcext:value-type="float">
            <text:p>58.1509392388451</text:p>
          </table:table-cell>
          <table:table-cell table:number-columns-repeated="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89763779527559" calcext:value-type="float">
            <text:p>3.89763779527559</text:p>
          </table:table-cell>
          <table:table-cell table:formula="of:=[.$J$1]*[.$J$2]*[.D23]" office:value-type="float" office:value="54.3107828740157" calcext:value-type="float">
            <text:p>54.3107828740157</text:p>
          </table:table-cell>
          <table:table-cell table:number-columns-repeated="20"/>
          <table:table-cell office:value-type="string" calcext:value-type="string">
            <text:p>cm→in</text:p>
          </table:table-cell>
          <table:table-cell table:formula="of:=1/(2.54)" office:value-type="float" office:value="0.393700787401575" calcext:value-type="float">
            <text:p>0.3937007874015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7007874015748" calcext:value-type="float">
            <text:p>3.7007874015748</text:p>
          </table:table-cell>
          <table:table-cell table:formula="of:=[.$J$1]*[.$J$2]*[.D24]" office:value-type="float" office:value="51.5678140419947" calcext:value-type="float">
            <text:p>51.5678140419947</text:p>
          </table:table-cell>
          <table:table-cell table:number-columns-repeated="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.95275590551181" calcext:value-type="float">
            <text:p>2.95275590551181</text:p>
          </table:table-cell>
          <table:table-cell table:formula="of:=[.$J$1]*[.$J$2]*[.D25]" office:value-type="float" office:value="41.144532480315" calcext:value-type="float">
            <text:p>41.144532480315</text:p>
          </table:table-cell>
          <table:table-cell table:number-columns-repeated="13"/>
          <table:table-cell office:value-type="string" calcext:value-type="string">
            <text:p>Speed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.8740157480315" calcext:value-type="float">
            <text:p>2.8740157480315</text:p>
          </table:table-cell>
          <table:table-cell table:formula="of:=[.$J$1]*[.$J$2]*[.D26]" office:value-type="float" office:value="40.0473449475066" calcext:value-type="float">
            <text:p>40.0473449475066</text:p>
          </table:table-cell>
          <table:table-cell table:number-columns-repeated="13"/>
          <table:table-cell office:value-type="string" calcext:value-type="string">
            <text:p>Angle of Attack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27]" office:value-type="float" office:value="32.915625984252" calcext:value-type="float">
            <text:p>32.915625984252</text:p>
          </table:table-cell>
          <table:table-cell table:number-columns-repeated="13"/>
          <table:table-cell office:value-type="string" calcext:value-type="string">
            <text:p>Port </text:p>
          </table:table-cell>
          <table:table-cell table:number-columns-repeated="5" table:style-name="ce3"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.20472440944882" calcext:value-type="float">
            <text:p>2.20472440944882</text:p>
          </table:table-cell>
          <table:table-cell table:formula="of:=[.$J$1]*[.$J$2]*[.D28]" office:value-type="float" office:value="30.7212509186352" calcext:value-type="float">
            <text:p>30.721250918635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style-name="ce3" table:formula="of:=([.T4]-[.$T$3])*[.$AA$23]" office:value-type="float" office:value="0.118110236220472" calcext:value-type="float">
            <text:p>0.118110236220472</text:p>
          </table:table-cell>
          <table:table-cell table:style-name="ce3" table:formula="of:=([.U4]-[.$U$3])*[.$AA$23]" office:value-type="float" office:value="1.61417322834646" calcext:value-type="float">
            <text:p>1.61417322834646</text:p>
          </table:table-cell>
          <table:table-cell table:style-name="ce3" table:formula="of:=([.V4]-[.$V$3])*[.$AA$23]" office:value-type="float" office:value="4.52755905511811" calcext:value-type="float">
            <text:p>4.52755905511811</text:p>
          </table:table-cell>
          <table:table-cell table:style-name="ce3" table:formula="of:=([.W4]-[.$W$3])*[.$AA$23]" office:value-type="float" office:value="5.86614173228346" calcext:value-type="float">
            <text:p>5.86614173228346</text:p>
          </table:table-cell>
          <table:table-cell table:style-name="ce3" table:formula="of:=([.X4]-[.$X$3])*[.$AA$23]" office:value-type="float" office:value="2.28346456692913" calcext:value-type="float">
            <text:p>2.2834645669291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22047244094488" calcext:value-type="float">
            <text:p>1.22047244094488</text:p>
          </table:table-cell>
          <table:table-cell table:formula="of:=[.$J$1]*[.$J$2]*[.D29]" office:value-type="float" office:value="17.0064067585302" calcext:value-type="float">
            <text:p>17.006406758530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style-name="ce3" table:formula="of:=([.T5]-[.$T$3])*[.$AA$23]" office:value-type="float" office:value="3.1496062992126" calcext:value-type="float">
            <text:p>3.1496062992126</text:p>
          </table:table-cell>
          <table:table-cell table:style-name="ce3" table:formula="of:=([.U5]-[.$U$3])*[.$AA$23]" office:value-type="float" office:value="4.52755905511811" calcext:value-type="float">
            <text:p>4.52755905511811</text:p>
          </table:table-cell>
          <table:table-cell table:style-name="ce3" table:formula="of:=([.V5]-[.$V$3])*[.$AA$23]" office:value-type="float" office:value="5.5511811023622" calcext:value-type="float">
            <text:p>5.5511811023622</text:p>
          </table:table-cell>
          <table:table-cell table:style-name="ce3" table:formula="of:=([.W5]-[.$W$3])*[.$AA$23]" office:value-type="float" office:value="4.80314960629921" calcext:value-type="float">
            <text:p>4.80314960629921</text:p>
          </table:table-cell>
          <table:table-cell table:style-name="ce3" table:formula="of:=([.X5]-[.$X$3])*[.$AA$23]" office:value-type="float" office:value="2.91338582677165" calcext:value-type="float">
            <text:p>2.9133858267716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.33858267716535" calcext:value-type="float">
            <text:p>1.33858267716535</text:p>
          </table:table-cell>
          <table:table-cell table:formula="of:=[.$J$1]*[.$J$2]*[.D30]" office:value-type="float" office:value="18.6521880577427" calcext:value-type="float">
            <text:p>18.6521880577427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style-name="ce3" table:formula="of:=([.T6]-[.$T$3])*[.$AA$23]" office:value-type="float" office:value="3.30708661417323" calcext:value-type="float">
            <text:p>3.30708661417323</text:p>
          </table:table-cell>
          <table:table-cell table:style-name="ce3" table:formula="of:=([.U6]-[.$U$3])*[.$AA$23]" office:value-type="float" office:value="4.17322834645669" calcext:value-type="float">
            <text:p>4.17322834645669</text:p>
          </table:table-cell>
          <table:table-cell table:style-name="ce3" table:formula="of:=([.V6]-[.$V$3])*[.$AA$23]" office:value-type="float" office:value="4.96062992125984" calcext:value-type="float">
            <text:p>4.96062992125984</text:p>
          </table:table-cell>
          <table:table-cell table:style-name="ce3" table:formula="of:=([.W6]-[.$W$3])*[.$AA$23]" office:value-type="float" office:value="3.26771653543307" calcext:value-type="float">
            <text:p>3.26771653543307</text:p>
          </table:table-cell>
          <table:table-cell table:style-name="ce3" table:formula="of:=([.X6]-[.$X$3])*[.$AA$23]" office:value-type="float" office:value="2.91338582677165" calcext:value-type="float">
            <text:p>2.9133858267716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.45669291338583" calcext:value-type="float">
            <text:p>1.45669291338583</text:p>
          </table:table-cell>
          <table:table-cell table:formula="of:=[.$J$1]*[.$J$2]*[.D31]" office:value-type="float" office:value="20.2979693569554" calcext:value-type="float">
            <text:p>20.2979693569554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ce3" table:formula="of:=([.T7]-[.$T$3])*[.$AA$23]" office:value-type="float" office:value="3.1496062992126" calcext:value-type="float">
            <text:p>3.1496062992126</text:p>
          </table:table-cell>
          <table:table-cell table:style-name="ce3" table:formula="of:=([.U7]-[.$U$3])*[.$AA$23]" office:value-type="float" office:value="3.89763779527559" calcext:value-type="float">
            <text:p>3.89763779527559</text:p>
          </table:table-cell>
          <table:table-cell table:style-name="ce3" table:formula="of:=([.V7]-[.$V$3])*[.$AA$23]" office:value-type="float" office:value="4.13385826771654" calcext:value-type="float">
            <text:p>4.13385826771654</text:p>
          </table:table-cell>
          <table:table-cell table:style-name="ce3" table:formula="of:=([.W7]-[.$W$3])*[.$AA$23]" office:value-type="float" office:value="2.71653543307087" calcext:value-type="float">
            <text:p>2.71653543307087</text:p>
          </table:table-cell>
          <table:table-cell table:style-name="ce3" table:formula="of:=([.X7]-[.$X$3])*[.$AA$23]" office:value-type="float" office:value="2.75590551181102" calcext:value-type="float">
            <text:p>2.7559055118110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.5748031496063" calcext:value-type="float">
            <text:p>1.5748031496063</text:p>
          </table:table-cell>
          <table:table-cell table:formula="of:=[.$J$1]*[.$J$2]*[.D32]" office:value-type="float" office:value="21.943750656168" calcext:value-type="float">
            <text:p>21.943750656168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style-name="ce3" table:formula="of:=([.T8]-[.$T$3])*[.$AA$23]" office:value-type="float" office:value="2.99212598425197" calcext:value-type="float">
            <text:p>2.99212598425197</text:p>
          </table:table-cell>
          <table:table-cell table:style-name="ce3" table:formula="of:=([.U8]-[.$U$3])*[.$AA$23]" office:value-type="float" office:value="3.7007874015748" calcext:value-type="float">
            <text:p>3.7007874015748</text:p>
          </table:table-cell>
          <table:table-cell table:style-name="ce3" table:formula="of:=([.V8]-[.$V$3])*[.$AA$23]" office:value-type="float" office:value="3.66141732283465" calcext:value-type="float">
            <text:p>3.66141732283465</text:p>
          </table:table-cell>
          <table:table-cell table:style-name="ce3" table:formula="of:=([.W8]-[.$W$3])*[.$AA$23]" office:value-type="float" office:value="2.63779527559055" calcext:value-type="float">
            <text:p>2.63779527559055</text:p>
          </table:table-cell>
          <table:table-cell table:style-name="ce3" table:formula="of:=([.X8]-[.$X$3])*[.$AA$23]" office:value-type="float" office:value="2.83464566929134" calcext:value-type="float">
            <text:p>2.8346456692913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.69291338582677" calcext:value-type="float">
            <text:p>1.69291338582677</text:p>
          </table:table-cell>
          <table:table-cell table:formula="of:=[.$J$1]*[.$J$2]*[.D33]" office:value-type="float" office:value="23.5895319553806" calcext:value-type="float">
            <text:p>23.5895319553806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style-name="ce3" table:formula="of:=([.T9]-[.$T$3])*[.$AA$23]" office:value-type="float" office:value="2.83464566929134" calcext:value-type="float">
            <text:p>2.83464566929134</text:p>
          </table:table-cell>
          <table:table-cell table:style-name="ce3" table:formula="of:=([.U9]-[.$U$3])*[.$AA$23]" office:value-type="float" office:value="2.95275590551181" calcext:value-type="float">
            <text:p>2.95275590551181</text:p>
          </table:table-cell>
          <table:table-cell table:style-name="ce3" table:formula="of:=([.V9]-[.$V$3])*[.$AA$23]" office:value-type="float" office:value="3.1496062992126" calcext:value-type="float">
            <text:p>3.1496062992126</text:p>
          </table:table-cell>
          <table:table-cell table:style-name="ce3" table:formula="of:=([.W9]-[.$W$3])*[.$AA$23]" office:value-type="float" office:value="2.59842519685039" calcext:value-type="float">
            <text:p>2.59842519685039</text:p>
          </table:table-cell>
          <table:table-cell table:style-name="ce3" table:formula="of:=([.X9]-[.$X$3])*[.$AA$23]" office:value-type="float" office:value="2.79527559055118" calcext:value-type="float">
            <text:p>2.7952755905511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.73228346456693" calcext:value-type="float">
            <text:p>1.73228346456693</text:p>
          </table:table-cell>
          <table:table-cell table:formula="of:=[.$J$1]*[.$J$2]*[.D34]" office:value-type="float" office:value="24.1381257217848" calcext:value-type="float">
            <text:p>24.1381257217848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table:style-name="ce3" table:formula="of:=([.T10]-[.$T$3])*[.$AA$23]" office:value-type="float" office:value="2.83464566929134" calcext:value-type="float">
            <text:p>2.83464566929134</text:p>
          </table:table-cell>
          <table:table-cell table:style-name="ce3" table:formula="of:=([.U10]-[.$U$3])*[.$AA$23]" office:value-type="float" office:value="2.8740157480315" calcext:value-type="float">
            <text:p>2.8740157480315</text:p>
          </table:table-cell>
          <table:table-cell table:style-name="ce3" table:formula="of:=([.V10]-[.$V$3])*[.$AA$23]" office:value-type="float" office:value="2.91338582677165" calcext:value-type="float">
            <text:p>2.91338582677165</text:p>
          </table:table-cell>
          <table:table-cell table:style-name="ce3" table:formula="of:=([.W10]-[.$W$3])*[.$AA$23]" office:value-type="float" office:value="2.63779527559055" calcext:value-type="float">
            <text:p>2.63779527559055</text:p>
          </table:table-cell>
          <table:table-cell table:style-name="ce3" table:formula="of:=([.X10]-[.$X$3])*[.$AA$23]" office:value-type="float" office:value="2.8740157480315" calcext:value-type="float">
            <text:p>2.874015748031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35]" office:value-type="float" office:value="24.686719488189" calcext:value-type="float">
            <text:p>24.686719488189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table:style-name="ce3" table:formula="of:=([.T11]-[.$T$3])*[.$AA$23]" office:value-type="float" office:value="2.48031496062992" calcext:value-type="float">
            <text:p>2.48031496062992</text:p>
          </table:table-cell>
          <table:table-cell table:style-name="ce3" table:formula="of:=([.U11]-[.$U$3])*[.$AA$23]" office:value-type="float" office:value="2.36220472440945" calcext:value-type="float">
            <text:p>2.36220472440945</text:p>
          </table:table-cell>
          <table:table-cell table:style-name="ce3" table:formula="of:=([.V11]-[.$V$3])*[.$AA$23]" office:value-type="float" office:value="2.51968503937008" calcext:value-type="float">
            <text:p>2.51968503937008</text:p>
          </table:table-cell>
          <table:table-cell table:style-name="ce3" table:formula="of:=([.W11]-[.$W$3])*[.$AA$23]" office:value-type="float" office:value="2.59842519685039" calcext:value-type="float">
            <text:p>2.59842519685039</text:p>
          </table:table-cell>
          <table:table-cell table:style-name="ce3" table:formula="of:=([.X11]-[.$X$3])*[.$AA$23]" office:value-type="float" office:value="2.83464566929134" calcext:value-type="float">
            <text:p>2.8346456692913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.8503937007874" calcext:value-type="float">
            <text:p>1.8503937007874</text:p>
          </table:table-cell>
          <table:table-cell table:formula="of:=[.$J$1]*[.$J$2]*[.D36]" office:value-type="float" office:value="25.7839070209974" calcext:value-type="float">
            <text:p>25.7839070209974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style-name="ce3" table:formula="of:=([.T12]-[.$T$3])*[.$AA$23]" office:value-type="float" office:value="2.08661417322835" calcext:value-type="float">
            <text:p>2.08661417322835</text:p>
          </table:table-cell>
          <table:table-cell table:style-name="ce3" table:formula="of:=([.U12]-[.$U$3])*[.$AA$23]" office:value-type="float" office:value="2.20472440944882" calcext:value-type="float">
            <text:p>2.20472440944882</text:p>
          </table:table-cell>
          <table:table-cell table:style-name="ce3" table:formula="of:=([.V12]-[.$V$3])*[.$AA$23]" office:value-type="float" office:value="2.16535433070866" calcext:value-type="float">
            <text:p>2.16535433070866</text:p>
          </table:table-cell>
          <table:table-cell table:style-name="ce3" table:formula="of:=([.W12]-[.$W$3])*[.$AA$23]" office:value-type="float" office:value="2.55905511811024" calcext:value-type="float">
            <text:p>2.55905511811024</text:p>
          </table:table-cell>
          <table:table-cell table:style-name="ce3" table:formula="of:=([.X12]-[.$X$3])*[.$AA$23]" office:value-type="float" office:value="2.83464566929134" calcext:value-type="float">
            <text:p>2.8346456692913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.85826771653543" calcext:value-type="float">
            <text:p>3.85826771653543</text:p>
          </table:table-cell>
          <table:table-cell table:formula="of:=[.$J$1]*[.$J$2]*[.D37]" office:value-type="float" office:value="53.7621891076115" calcext:value-type="float">
            <text:p>53.7621891076115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table:style-name="ce3" table:formula="of:=([.T13]-[.$T$3])*[.$AA$23]" office:value-type="float" office:value="2.36220472440945" calcext:value-type="float">
            <text:p>2.36220472440945</text:p>
          </table:table-cell>
          <table:table-cell table:style-name="ce3" table:formula="of:=([.U13]-[.$U$3])*[.$AA$23]" office:value-type="float" office:value="1.22047244094488" calcext:value-type="float">
            <text:p>1.22047244094488</text:p>
          </table:table-cell>
          <table:table-cell table:style-name="ce3" table:formula="of:=([.V13]-[.$V$3])*[.$AA$23]" office:value-type="float" office:value="0.62992125984252" calcext:value-type="float">
            <text:p>0.62992125984252</text:p>
          </table:table-cell>
          <table:table-cell table:style-name="ce3" table:formula="of:=([.W13]-[.$W$3])*[.$AA$23]" office:value-type="float" office:value="0.393700787401575" calcext:value-type="float">
            <text:p>0.393700787401575</text:p>
          </table:table-cell>
          <table:table-cell table:style-name="ce3" table:formula="of:=([.X13]-[.$X$3])*[.$AA$23]" office:value-type="float" office:value="0.472440944881889" calcext:value-type="float">
            <text:p>0.47244094488188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.52755905511811" calcext:value-type="float">
            <text:p>4.52755905511811</text:p>
          </table:table-cell>
          <table:table-cell table:formula="of:=[.$J$1]*[.$J$2]*[.D38]" office:value-type="float" office:value="63.0882831364829" calcext:value-type="float">
            <text:p>63.0882831364829</text:p>
          </table:table-cell>
          <table:table-cell table:number-columns-repeated="13"/>
          <table:table-cell office:value-type="float" office:value="11" calcext:value-type="float">
            <text:p>11</text:p>
          </table:table-cell>
          <table:table-cell table:style-name="ce3" table:formula="of:=([.T14]-[.$T$3])*[.$AA$23]" office:value-type="float" office:value="2.1259842519685" calcext:value-type="float">
            <text:p>2.1259842519685</text:p>
          </table:table-cell>
          <table:table-cell table:style-name="ce3" table:formula="of:=([.U14]-[.$U$3])*[.$AA$23]" office:value-type="float" office:value="1.33858267716535" calcext:value-type="float">
            <text:p>1.33858267716535</text:p>
          </table:table-cell>
          <table:table-cell table:style-name="ce3" table:formula="of:=([.V14]-[.$V$3])*[.$AA$23]" office:value-type="float" office:value="0.905511811023622" calcext:value-type="float">
            <text:p>0.905511811023622</text:p>
          </table:table-cell>
          <table:table-cell table:style-name="ce3" table:formula="of:=([.W14]-[.$W$3])*[.$AA$23]" office:value-type="float" office:value="0.62992125984252" calcext:value-type="float">
            <text:p>0.62992125984252</text:p>
          </table:table-cell>
          <table:table-cell table:style-name="ce3" table:formula="of:=([.X14]-[.$X$3])*[.$AA$23]" office:value-type="float" office:value="0.669291338582677" calcext:value-type="float">
            <text:p>0.66929133858267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.5511811023622" calcext:value-type="float">
            <text:p>5.5511811023622</text:p>
          </table:table-cell>
          <table:table-cell table:formula="of:=[.$J$1]*[.$J$2]*[.D39]" office:value-type="float" office:value="77.3517210629921" calcext:value-type="float">
            <text:p>77.3517210629921</text:p>
          </table:table-cell>
          <table:table-cell table:number-columns-repeated="13"/>
          <table:table-cell office:value-type="float" office:value="12" calcext:value-type="float">
            <text:p>12</text:p>
          </table:table-cell>
          <table:table-cell table:style-name="ce3" table:formula="of:=([.T15]-[.$T$3])*[.$AA$23]" office:value-type="float" office:value="1.88976377952756" calcext:value-type="float">
            <text:p>1.88976377952756</text:p>
          </table:table-cell>
          <table:table-cell table:style-name="ce3" table:formula="of:=([.U15]-[.$U$3])*[.$AA$23]" office:value-type="float" office:value="1.45669291338583" calcext:value-type="float">
            <text:p>1.45669291338583</text:p>
          </table:table-cell>
          <table:table-cell table:style-name="ce3" table:formula="of:=([.V15]-[.$V$3])*[.$AA$23]" office:value-type="float" office:value="1.14173228346457" calcext:value-type="float">
            <text:p>1.14173228346457</text:p>
          </table:table-cell>
          <table:table-cell table:style-name="ce3" table:formula="of:=([.W15]-[.$W$3])*[.$AA$23]" office:value-type="float" office:value="0.984251968503937" calcext:value-type="float">
            <text:p>0.984251968503937</text:p>
          </table:table-cell>
          <table:table-cell table:style-name="ce3" table:formula="of:=([.X15]-[.$X$3])*[.$AA$23]" office:value-type="float" office:value="0.984251968503937" calcext:value-type="float">
            <text:p>0.98425196850393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.96062992125984" calcext:value-type="float">
            <text:p>4.96062992125984</text:p>
          </table:table-cell>
          <table:table-cell table:formula="of:=[.$J$1]*[.$J$2]*[.D40]" office:value-type="float" office:value="69.1228145669291" calcext:value-type="float">
            <text:p>69.1228145669291</text:p>
          </table:table-cell>
          <table:table-cell table:number-columns-repeated="13"/>
          <table:table-cell office:value-type="float" office:value="13" calcext:value-type="float">
            <text:p>13</text:p>
          </table:table-cell>
          <table:table-cell table:style-name="ce3" table:formula="of:=([.T16]-[.$T$3])*[.$AA$23]" office:value-type="float" office:value="1.88976377952756" calcext:value-type="float">
            <text:p>1.88976377952756</text:p>
          </table:table-cell>
          <table:table-cell table:style-name="ce3" table:formula="of:=([.U16]-[.$U$3])*[.$AA$23]" office:value-type="float" office:value="1.5748031496063" calcext:value-type="float">
            <text:p>1.5748031496063</text:p>
          </table:table-cell>
          <table:table-cell table:style-name="ce3" table:formula="of:=([.V16]-[.$V$3])*[.$AA$23]" office:value-type="float" office:value="1.33858267716535" calcext:value-type="float">
            <text:p>1.33858267716535</text:p>
          </table:table-cell>
          <table:table-cell table:style-name="ce3" table:formula="of:=([.W16]-[.$W$3])*[.$AA$23]" office:value-type="float" office:value="1.14173228346457" calcext:value-type="float">
            <text:p>1.14173228346457</text:p>
          </table:table-cell>
          <table:table-cell table:style-name="ce3" table:formula="of:=([.X16]-[.$X$3])*[.$AA$23]" office:value-type="float" office:value="1.18110236220472" calcext:value-type="float">
            <text:p>1.1811023622047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41]" office:value-type="float" office:value="57.602345472441" calcext:value-type="float">
            <text:p>57.602345472441</text:p>
          </table:table-cell>
          <table:table-cell table:number-columns-repeated="13"/>
          <table:table-cell office:value-type="float" office:value="14" calcext:value-type="float">
            <text:p>14</text:p>
          </table:table-cell>
          <table:table-cell table:style-name="ce3" table:formula="of:=([.T17]-[.$T$3])*[.$AA$23]" office:value-type="float" office:value="1.96850393700787" calcext:value-type="float">
            <text:p>1.96850393700787</text:p>
          </table:table-cell>
          <table:table-cell table:style-name="ce3" table:formula="of:=([.U17]-[.$U$3])*[.$AA$23]" office:value-type="float" office:value="1.69291338582677" calcext:value-type="float">
            <text:p>1.69291338582677</text:p>
          </table:table-cell>
          <table:table-cell table:style-name="ce3" table:formula="of:=([.V17]-[.$V$3])*[.$AA$23]" office:value-type="float" office:value="1.49606299212598" calcext:value-type="float">
            <text:p>1.49606299212598</text:p>
          </table:table-cell>
          <table:table-cell table:style-name="ce3" table:formula="of:=([.W17]-[.$W$3])*[.$AA$23]" office:value-type="float" office:value="1.2992125984252" calcext:value-type="float">
            <text:p>1.2992125984252</text:p>
          </table:table-cell>
          <table:table-cell table:style-name="ce3" table:formula="of:=([.X17]-[.$X$3])*[.$AA$23]" office:value-type="float" office:value="1.45669291338583" calcext:value-type="float">
            <text:p>1.4566929133858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.66141732283465" calcext:value-type="float">
            <text:p>3.66141732283465</text:p>
          </table:table-cell>
          <table:table-cell table:formula="of:=[.$J$1]*[.$J$2]*[.D42]" office:value-type="float" office:value="51.0192202755906" calcext:value-type="float">
            <text:p>51.0192202755906</text:p>
          </table:table-cell>
          <table:table-cell table:number-columns-repeated="13"/>
          <table:table-cell office:value-type="float" office:value="15" calcext:value-type="float">
            <text:p>15</text:p>
          </table:table-cell>
          <table:table-cell table:style-name="ce3" table:formula="of:=([.T18]-[.$T$3])*[.$AA$23]" office:value-type="float" office:value="1.92913385826772" calcext:value-type="float">
            <text:p>1.92913385826772</text:p>
          </table:table-cell>
          <table:table-cell table:style-name="ce3" table:formula="of:=([.U18]-[.$U$3])*[.$AA$23]" office:value-type="float" office:value="1.73228346456693" calcext:value-type="float">
            <text:p>1.73228346456693</text:p>
          </table:table-cell>
          <table:table-cell table:style-name="ce3" table:formula="of:=([.V18]-[.$V$3])*[.$AA$23]" office:value-type="float" office:value="1.5748031496063" calcext:value-type="float">
            <text:p>1.5748031496063</text:p>
          </table:table-cell>
          <table:table-cell table:style-name="ce3" table:formula="of:=([.W18]-[.$W$3])*[.$AA$23]" office:value-type="float" office:value="1.41732283464567" calcext:value-type="float">
            <text:p>1.41732283464567</text:p>
          </table:table-cell>
          <table:table-cell table:style-name="ce3" table:formula="of:=([.X18]-[.$X$3])*[.$AA$23]" office:value-type="float" office:value="1.53543307086614" calcext:value-type="float">
            <text:p>1.5354330708661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43]" office:value-type="float" office:value="43.887501312336" calcext:value-type="float">
            <text:p>43.887501312336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table:style-name="ce3" table:formula="of:=([.T19]-[.$T$3])*[.$AA$23]" office:value-type="float" office:value="1.96850393700787" calcext:value-type="float">
            <text:p>1.96850393700787</text:p>
          </table:table-cell>
          <table:table-cell table:style-name="ce3" table:formula="of:=([.U19]-[.$U$3])*[.$AA$23]" office:value-type="float" office:value="1.77165354330709" calcext:value-type="float">
            <text:p>1.77165354330709</text:p>
          </table:table-cell>
          <table:table-cell table:style-name="ce3" table:formula="of:=([.V19]-[.$V$3])*[.$AA$23]" office:value-type="float" office:value="1.65354330708661" calcext:value-type="float">
            <text:p>1.65354330708661</text:p>
          </table:table-cell>
          <table:table-cell table:style-name="ce3" table:formula="of:=([.W19]-[.$W$3])*[.$AA$23]" office:value-type="float" office:value="1.53543307086614" calcext:value-type="float">
            <text:p>1.53543307086614</text:p>
          </table:table-cell>
          <table:table-cell table:style-name="ce3" table:formula="of:=([.X19]-[.$X$3])*[.$AA$23]" office:value-type="float" office:value="1.69291338582677" calcext:value-type="float">
            <text:p>1.6929133858267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.91338582677165" calcext:value-type="float">
            <text:p>2.91338582677165</text:p>
          </table:table-cell>
          <table:table-cell table:formula="of:=[.$J$1]*[.$J$2]*[.D44]" office:value-type="float" office:value="40.5959387139107" calcext:value-type="float">
            <text:p>40.5959387139107</text:p>
          </table:table-cell>
          <table:table-cell table:number-columns-repeated="13"/>
          <table:table-cell office:value-type="float" office:value="17" calcext:value-type="float">
            <text:p>17</text:p>
          </table:table-cell>
          <table:table-cell table:style-name="ce3" table:formula="of:=([.T20]-[.$T$3])*[.$AA$23]" office:value-type="float" office:value="2.04724409448819" calcext:value-type="float">
            <text:p>2.04724409448819</text:p>
          </table:table-cell>
          <table:table-cell table:style-name="ce3" table:formula="of:=([.U20]-[.$U$3])*[.$AA$23]" office:value-type="float" office:value="1.8503937007874" calcext:value-type="float">
            <text:p>1.8503937007874</text:p>
          </table:table-cell>
          <table:table-cell table:style-name="ce3" table:formula="of:=([.V20]-[.$V$3])*[.$AA$23]" office:value-type="float" office:value="1.77165354330709" calcext:value-type="float">
            <text:p>1.77165354330709</text:p>
          </table:table-cell>
          <table:table-cell table:style-name="ce3" table:formula="of:=([.W20]-[.$W$3])*[.$AA$23]" office:value-type="float" office:value="1.77165354330709" calcext:value-type="float">
            <text:p>1.77165354330709</text:p>
          </table:table-cell>
          <table:table-cell table:style-name="ce3" table:formula="of:=([.X20]-[.$X$3])*[.$AA$23]" office:value-type="float" office:value="1.96850393700787" calcext:value-type="float">
            <text:p>1.9685039370078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.51968503937008" calcext:value-type="float">
            <text:p>2.51968503937008</text:p>
          </table:table-cell>
          <table:table-cell table:formula="of:=[.$J$1]*[.$J$2]*[.D45]" office:value-type="float" office:value="35.1100010498688" calcext:value-type="float">
            <text:p>35.1100010498688</text:p>
          </table:table-cell>
          <table:table-cell table:number-columns-repeated="13"/>
          <table:table-cell office:value-type="float" office:value="18" calcext:value-type="float">
            <text:p>18</text:p>
          </table:table-cell>
          <table:table-cell table:style-name="ce3" table:formula="of:=([.T21]-[.$T$3])*[.$AA$23]" office:value-type="float" office:value="3.07086614173228" calcext:value-type="float">
            <text:p>3.07086614173228</text:p>
          </table:table-cell>
          <table:table-cell table:style-name="ce3" table:formula="of:=([.U21]-[.$U$3])*[.$AA$23]" office:value-type="float" office:value="3.85826771653543" calcext:value-type="float">
            <text:p>3.85826771653543</text:p>
          </table:table-cell>
          <table:table-cell table:style-name="ce3" table:formula="of:=([.V21]-[.$V$3])*[.$AA$23]" office:value-type="float" office:value="5.11811023622047" calcext:value-type="float">
            <text:p>5.11811023622047</text:p>
          </table:table-cell>
          <table:table-cell table:style-name="ce3" table:formula="of:=([.W21]-[.$W$3])*[.$AA$23]" office:value-type="float" office:value="5.98425196850394" calcext:value-type="float">
            <text:p>5.98425196850394</text:p>
          </table:table-cell>
          <table:table-cell table:style-name="ce3" table:formula="of:=([.X21]-[.$X$3])*[.$AA$23]" office:value-type="float" office:value="5.15748031496063" calcext:value-type="float">
            <text:p>5.1574803149606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46]" office:value-type="float" office:value="30.1726571522309" calcext:value-type="float">
            <text:p>30.1726571522309</text:p>
          </table:table-cell>
          <table:table-cell table:number-columns-repeated="2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62992125984252" calcext:value-type="float">
            <text:p>0.62992125984252</text:p>
          </table:table-cell>
          <table:table-cell table:formula="of:=[.$J$1]*[.$J$2]*[.D47]" office:value-type="float" office:value="8.7775002624672" calcext:value-type="float">
            <text:p>8.7775002624672</text:p>
          </table:table-cell>
          <table:table-cell table:number-columns-repeated="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905511811023622" calcext:value-type="float">
            <text:p>0.905511811023622</text:p>
          </table:table-cell>
          <table:table-cell table:formula="of:=[.$J$1]*[.$J$2]*[.D48]" office:value-type="float" office:value="12.6176566272966" calcext:value-type="float">
            <text:p>12.6176566272966</text:p>
          </table:table-cell>
          <table:table-cell table:number-columns-repeated="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.14173228346457" calcext:value-type="float">
            <text:p>1.14173228346457</text:p>
          </table:table-cell>
          <table:table-cell table:formula="of:=[.$J$1]*[.$J$2]*[.D49]" office:value-type="float" office:value="15.9092192257218" calcext:value-type="float">
            <text:p>15.9092192257218</text:p>
          </table:table-cell>
          <table:table-cell table:number-columns-repeated="13"/>
          <table:table-cell office:value-type="string" calcext:value-type="string">
            <text:p>Speed</text:p>
          </table:table-cell>
          <table:table-cell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.33858267716535" calcext:value-type="float">
            <text:p>1.33858267716535</text:p>
          </table:table-cell>
          <table:table-cell table:formula="of:=[.$J$1]*[.$J$2]*[.D50]" office:value-type="float" office:value="18.6521880577427" calcext:value-type="float">
            <text:p>18.6521880577427</text:p>
          </table:table-cell>
          <table:table-cell table:number-columns-repeated="13"/>
          <table:table-cell office:value-type="string" calcext:value-type="string">
            <text:p>Angle of Attack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.49606299212598" calcext:value-type="float">
            <text:p>1.49606299212598</text:p>
          </table:table-cell>
          <table:table-cell table:formula="of:=[.$J$1]*[.$J$2]*[.D51]" office:value-type="float" office:value="20.8465631233595" calcext:value-type="float">
            <text:p>20.8465631233595</text:p>
          </table:table-cell>
          <table:table-cell table:number-columns-repeated="13"/>
          <table:table-cell office:value-type="string" calcext:value-type="string">
            <text:p>Patm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2.4" calcext:value-type="float">
            <text:p>2.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5748031496063" calcext:value-type="float">
            <text:p>1.5748031496063</text:p>
          </table:table-cell>
          <table:table-cell table:formula="of:=[.$J$1]*[.$J$2]*[.D52]" office:value-type="float" office:value="21.943750656168" calcext:value-type="float">
            <text:p>21.943750656168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9.3" calcext:value-type="float">
            <text:p>9.3</text:p>
          </table:table-cell>
          <table:table-cell office:value-type="float" office:value="23.8" calcext:value-type="float">
            <text:p>23.8</text:p>
          </table:table-cell>
          <table:table-cell office:value-type="float" office:value="29.5" calcext:value-type="float">
            <text:p>29.5</text:p>
          </table:table-cell>
          <table:table-cell office:value-type="float" office:value="14.1" calcext:value-type="float">
            <text:p>14.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.65354330708661" calcext:value-type="float">
            <text:p>1.65354330708661</text:p>
          </table:table-cell>
          <table:table-cell table:formula="of:=[.$J$1]*[.$J$2]*[.D53]" office:value-type="float" office:value="23.0409381889763" calcext:value-type="float">
            <text:p>23.040938188976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4.2" calcext:value-type="float">
            <text:p>24.2</text:p>
          </table:table-cell>
          <table:table-cell office:value-type="float" office:value="29" calcext:value-type="float">
            <text:p>29</text:p>
          </table:table-cell>
          <table:table-cell office:value-type="float" office:value="24.5" calcext:value-type="float">
            <text:p>24.5</text:p>
          </table:table-cell>
          <table:table-cell office:value-type="float" office:value="17.4" calcext:value-type="float">
            <text:p>17.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54]" office:value-type="float" office:value="24.686719488189" calcext:value-type="float">
            <text:p>24.686719488189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18.9" calcext:value-type="float">
            <text:p>18.9</text:p>
          </table:table-cell>
          <table:table-cell office:value-type="float" office:value="22.9" calcext:value-type="float">
            <text:p>22.9</text:p>
          </table:table-cell>
          <table:table-cell office:value-type="float" office:value="25.5" calcext:value-type="float">
            <text:p>25.5</text:p>
          </table:table-cell>
          <table:table-cell office:value-type="float" office:value="15.6" calcext:value-type="float">
            <text:p>15.6</text:p>
          </table:table-cell>
          <table:table-cell office:value-type="float" office:value="17.1" calcext:value-type="float">
            <text:p>17.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.11811023622047" calcext:value-type="float">
            <text:p>5.11811023622047</text:p>
          </table:table-cell>
          <table:table-cell table:formula="of:=[.$J$1]*[.$J$2]*[.D55]" office:value-type="float" office:value="71.3171896325459" calcext:value-type="float">
            <text:p>71.3171896325459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1.2" calcext:value-type="float">
            <text:p>21.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7.2" calcext:value-type="float">
            <text:p>17.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.86614173228346" calcext:value-type="float">
            <text:p>5.86614173228346</text:p>
          </table:table-cell>
          <table:table-cell table:formula="of:=[.$J$1]*[.$J$2]*[.D56]" office:value-type="float" office:value="81.7404711942257" calcext:value-type="float">
            <text:p>81.7404711942257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office:value-type="float" office:value="17.1" calcext:value-type="float">
            <text:p>17.1</text:p>
          </table:table-cell>
          <table:table-cell office:value-type="float" office:value="18.6" calcext:value-type="float">
            <text:p>18.6</text:p>
          </table:table-cell>
          <table:table-cell office:value-type="float" office:value="18.2" calcext:value-type="float">
            <text:p>18.2</text:p>
          </table:table-cell>
          <table:table-cell office:value-type="float" office:value="15" calcext:value-type="float">
            <text:p>15</text:p>
          </table:table-cell>
          <table:table-cell office:value-type="float" office:value="17.4" calcext:value-type="float">
            <text:p>17.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.80314960629921" calcext:value-type="float">
            <text:p>4.80314960629921</text:p>
          </table:table-cell>
          <table:table-cell table:formula="of:=[.$J$1]*[.$J$2]*[.D57]" office:value-type="float" office:value="66.9284395013123" calcext:value-type="float">
            <text:p>66.9284395013123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office:value-type="float" office:value="16.3" calcext:value-type="float">
            <text:p>16.3</text:p>
          </table:table-cell>
          <table:table-cell office:value-type="float" office:value="16.4" calcext:value-type="float">
            <text:p>16.4</text:p>
          </table:table-cell>
          <table:table-cell office:value-type="float" office:value="16" calcext:value-type="float">
            <text:p>16</text:p>
          </table:table-cell>
          <table:table-cell office:value-type="float" office:value="15.1" calcext:value-type="float">
            <text:p>15.1</text:p>
          </table:table-cell>
          <table:table-cell office:value-type="float" office:value="17.5" calcext:value-type="float">
            <text:p>17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.26771653543307" calcext:value-type="float">
            <text:p>3.26771653543307</text:p>
          </table:table-cell>
          <table:table-cell table:formula="of:=[.$J$1]*[.$J$2]*[.D58]" office:value-type="float" office:value="45.5332826115486" calcext:value-type="float">
            <text:p>45.5332826115486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office:value-type="float" office:value="15.6" calcext:value-type="float">
            <text:p>15.6</text:p>
          </table:table-cell>
          <table:table-cell office:value-type="float" office:value="15.1" calcext:value-type="float">
            <text:p>15.1</text:p>
          </table:table-cell>
          <table:table-cell office:value-type="float" office:value="14.2" calcext:value-type="float">
            <text:p>14.2</text:p>
          </table:table-cell>
          <table:table-cell office:value-type="float" office:value="15.3" calcext:value-type="float">
            <text:p>15.3</text:p>
          </table:table-cell>
          <table:table-cell office:value-type="float" office:value="17.6" calcext:value-type="float">
            <text:p>17.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.71653543307087" calcext:value-type="float">
            <text:p>2.71653543307087</text:p>
          </table:table-cell>
          <table:table-cell table:formula="of:=[.$J$1]*[.$J$2]*[.D59]" office:value-type="float" office:value="37.8529698818898" calcext:value-type="float">
            <text:p>37.8529698818898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office:value-type="float" office:value="13.6" calcext:value-type="float">
            <text:p>13.6</text:p>
          </table:table-cell>
          <table:table-cell office:value-type="float" office:value="13.5" calcext:value-type="float">
            <text:p>13.5</text:p>
          </table:table-cell>
          <table:table-cell office:value-type="float" office:value="12" calcext:value-type="float">
            <text:p>12</text:p>
          </table:table-cell>
          <table:table-cell office:value-type="float" office:value="15.5" calcext:value-type="float">
            <text:p>15.5</text:p>
          </table:table-cell>
          <table:table-cell office:value-type="float" office:value="17.6" calcext:value-type="float">
            <text:p>17.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.63779527559055" calcext:value-type="float">
            <text:p>2.63779527559055</text:p>
          </table:table-cell>
          <table:table-cell table:formula="of:=[.$J$1]*[.$J$2]*[.D60]" office:value-type="float" office:value="36.7557823490813" calcext:value-type="float">
            <text:p>36.7557823490813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office:value-type="float" office:value="12.1" calcext:value-type="float">
            <text:p>12.1</text:p>
          </table:table-cell>
          <table:table-cell office:value-type="float" office:value="11.9" calcext:value-type="float">
            <text:p>11.9</text:p>
          </table:table-cell>
          <table:table-cell office:value-type="float" office:value="10.8" calcext:value-type="float">
            <text:p>10.8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.59842519685039" calcext:value-type="float">
            <text:p>2.59842519685039</text:p>
          </table:table-cell>
          <table:table-cell table:formula="of:=[.$J$1]*[.$J$2]*[.D61]" office:value-type="float" office:value="36.2071885826771" calcext:value-type="float">
            <text:p>36.2071885826771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office:value-type="float" office:value="13.5" calcext:value-type="float">
            <text:p>13.5</text:p>
          </table:table-cell>
          <table:table-cell office:value-type="float" office:value="6.8" calcext:value-type="float">
            <text:p>6.8</text:p>
          </table:table-cell>
          <table:table-cell office:value-type="float" office:value="3.2" calcext:value-type="float">
            <text:p>3.2</text:p>
          </table:table-cell>
          <table:table-cell office:value-type="float" office:value="3.8" calcext:value-type="float">
            <text:p>3.8</text:p>
          </table:table-cell>
          <table:table-cell office:value-type="float" office:value="5.3" calcext:value-type="float">
            <text:p>5.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.63779527559055" calcext:value-type="float">
            <text:p>2.63779527559055</text:p>
          </table:table-cell>
          <table:table-cell table:formula="of:=[.$J$1]*[.$J$2]*[.D62]" office:value-type="float" office:value="36.7557823490813" calcext:value-type="float">
            <text:p>36.7557823490813</text:p>
          </table:table-cell>
          <table:table-cell table:number-columns-repeated="13"/>
          <table:table-cell office:value-type="float" office:value="11" calcext:value-type="float">
            <text:p>11</text:p>
          </table:table-cell>
          <table:table-cell office:value-type="float" office:value="12.2" calcext:value-type="float">
            <text:p>12.2</text:p>
          </table:table-cell>
          <table:table-cell office:value-type="float" office:value="7" calcext:value-type="float">
            <text:p>7</text:p>
          </table:table-cell>
          <table:table-cell office:value-type="float" office:value="4.4" calcext:value-type="float">
            <text:p>4.4</text:p>
          </table:table-cell>
          <table:table-cell office:value-type="float" office:value="4.9" calcext:value-type="float">
            <text:p>4.9</text:p>
          </table:table-cell>
          <table:table-cell office:value-type="float" office:value="6.3" calcext:value-type="float">
            <text:p>6.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.59842519685039" calcext:value-type="float">
            <text:p>2.59842519685039</text:p>
          </table:table-cell>
          <table:table-cell table:formula="of:=[.$J$1]*[.$J$2]*[.D63]" office:value-type="float" office:value="36.2071885826771" calcext:value-type="float">
            <text:p>36.2071885826771</text:p>
          </table:table-cell>
          <table:table-cell table:number-columns-repeated="13"/>
          <table:table-cell office:value-type="float" office:value="12" calcext:value-type="float">
            <text:p>12</text:p>
          </table:table-cell>
          <table:table-cell office:value-type="float" office:value="10.7" calcext:value-type="float">
            <text:p>10.7</text:p>
          </table:table-cell>
          <table:table-cell office:value-type="float" office:value="7.7" calcext:value-type="float">
            <text:p>7.7</text:p>
          </table:table-cell>
          <table:table-cell office:value-type="float" office:value="5.6" calcext:value-type="float">
            <text:p>5.6</text:p>
          </table:table-cell>
          <table:table-cell office:value-type="float" office:value="6.5" calcext:value-type="float">
            <text:p>6.5</text:p>
          </table:table-cell>
          <table:table-cell office:value-type="float" office:value="7.7" calcext:value-type="float">
            <text:p>7.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64]" office:value-type="float" office:value="35.658594816273" calcext:value-type="float">
            <text:p>35.658594816273</text:p>
          </table:table-cell>
          <table:table-cell table:number-columns-repeated="13"/>
          <table:table-cell office:value-type="float" office:value="13" calcext:value-type="float">
            <text:p>13</text:p>
          </table:table-cell>
          <table:table-cell office:value-type="float" office:value="10.6" calcext:value-type="float">
            <text:p>10.6</text:p>
          </table:table-cell>
          <table:table-cell office:value-type="float" office:value="8.2" calcext:value-type="float">
            <text:p>8.2</text:p>
          </table:table-cell>
          <table:table-cell office:value-type="float" office:value="6.4" calcext:value-type="float">
            <text:p>6.4</text:p>
          </table:table-cell>
          <table:table-cell office:value-type="float" office:value="7.5" calcext:value-type="float">
            <text:p>7.5</text:p>
          </table:table-cell>
          <table:table-cell office:value-type="float" office:value="8.8" calcext:value-type="float">
            <text:p>8.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393700787401575" calcext:value-type="float">
            <text:p>0.393700787401575</text:p>
          </table:table-cell>
          <table:table-cell table:formula="of:=[.$J$1]*[.$J$2]*[.D65]" office:value-type="float" office:value="5.485937664042" calcext:value-type="float">
            <text:p>5.485937664042</text:p>
          </table:table-cell>
          <table:table-cell table:number-columns-repeated="13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.8" calcext:value-type="float">
            <text:p>8.8</text:p>
          </table:table-cell>
          <table:table-cell office:value-type="float" office:value="7" calcext:value-type="float">
            <text:p>7</text:p>
          </table:table-cell>
          <table:table-cell office:value-type="float" office:value="8.3" calcext:value-type="float">
            <text:p>8.3</text:p>
          </table:table-cell>
          <table:table-cell office:value-type="float" office:value="9.7" calcext:value-type="float">
            <text:p>9.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62992125984252" calcext:value-type="float">
            <text:p>0.62992125984252</text:p>
          </table:table-cell>
          <table:table-cell table:formula="of:=[.$J$1]*[.$J$2]*[.D66]" office:value-type="float" office:value="8.7775002624672" calcext:value-type="float">
            <text:p>8.7775002624672</text:p>
          </table:table-cell>
          <table:table-cell table:number-columns-repeated="13"/>
          <table:table-cell office:value-type="float" office:value="15" calcext:value-type="float">
            <text:p>15</text:p>
          </table:table-cell>
          <table:table-cell office:value-type="float" office:value="10.6" calcext:value-type="float">
            <text:p>10.6</text:p>
          </table:table-cell>
          <table:table-cell office:value-type="float" office:value="8.7" calcext:value-type="float">
            <text:p>8.7</text:p>
          </table:table-cell>
          <table:table-cell office:value-type="float" office:value="7.4" calcext:value-type="float">
            <text:p>7.4</text:p>
          </table:table-cell>
          <table:table-cell office:value-type="float" office:value="8.9" calcext:value-type="float">
            <text:p>8.9</text:p>
          </table:table-cell>
          <table:table-cell office:value-type="float" office:value="10.4" calcext:value-type="float">
            <text:p>10.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.984251968503937" calcext:value-type="float">
            <text:p>0.984251968503937</text:p>
          </table:table-cell>
          <table:table-cell table:formula="of:=[.$J$1]*[.$J$2]*[.D67]" office:value-type="float" office:value="13.714844160105" calcext:value-type="float">
            <text:p>13.714844160105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10.5" calcext:value-type="float">
            <text:p>10.5</text:p>
          </table:table-cell>
          <table:table-cell office:value-type="float" office:value="9.1" calcext:value-type="float">
            <text:p>9.1</text:p>
          </table:table-cell>
          <table:table-cell office:value-type="float" office:value="7.8" calcext:value-type="float">
            <text:p>7.8</text:p>
          </table:table-cell>
          <table:table-cell office:value-type="float" office:value="9.5" calcext:value-type="float">
            <text:p>9.5</text:p>
          </table:table-cell>
          <table:table-cell office:value-type="float" office:value="11.2" calcext:value-type="float">
            <text:p>11.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.14173228346457" calcext:value-type="float">
            <text:p>1.14173228346457</text:p>
          </table:table-cell>
          <table:table-cell table:formula="of:=[.$J$1]*[.$J$2]*[.D68]" office:value-type="float" office:value="15.9092192257218" calcext:value-type="float">
            <text:p>15.9092192257218</text:p>
          </table:table-cell>
          <table:table-cell table:number-columns-repeated="13"/>
          <table:table-cell office:value-type="float" office:value="17" calcext:value-type="float">
            <text:p>17</text:p>
          </table:table-cell>
          <table:table-cell office:value-type="float" office:value="11.1" calcext:value-type="float">
            <text:p>11.1</text:p>
          </table:table-cell>
          <table:table-cell office:value-type="float" office:value="9.6" calcext:value-type="float">
            <text:p>9.6</text:p>
          </table:table-cell>
          <table:table-cell office:value-type="float" office:value="8.4" calcext:value-type="float">
            <text:p>8.4</text:p>
          </table:table-cell>
          <table:table-cell office:value-type="float" office:value="10.4" calcext:value-type="float">
            <text:p>10.4</text:p>
          </table:table-cell>
          <table:table-cell office:value-type="float" office:value="12.2" calcext:value-type="float">
            <text:p>12.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.2992125984252" calcext:value-type="float">
            <text:p>1.2992125984252</text:p>
          </table:table-cell>
          <table:table-cell table:formula="of:=[.$J$1]*[.$J$2]*[.D69]" office:value-type="float" office:value="18.1035942913386" calcext:value-type="float">
            <text:p>18.1035942913386</text:p>
          </table:table-cell>
          <table:table-cell table:number-columns-repeated="13"/>
          <table:table-cell office:value-type="float" office:value="18" calcext:value-type="float">
            <text:p>18</text:p>
          </table:table-cell>
          <table:table-cell office:value-type="float" office:value="22.8" calcext:value-type="float">
            <text:p>22.8</text:p>
          </table:table-cell>
          <table:table-cell office:value-type="float" office:value="28" calcext:value-type="float">
            <text:p>28</text:p>
          </table:table-cell>
          <table:table-cell office:value-type="float" office:value="28.7" calcext:value-type="float">
            <text:p>28.7</text:p>
          </table:table-cell>
          <table:table-cell office:value-type="float" office:value="24.4" calcext:value-type="float">
            <text:p>24.4</text:p>
          </table:table-cell>
          <table:table-cell office:value-type="float" office:value="17.8" calcext:value-type="float">
            <text:p>17.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.41732283464567" calcext:value-type="float">
            <text:p>1.41732283464567</text:p>
          </table:table-cell>
          <table:table-cell table:formula="of:=[.$J$1]*[.$J$2]*[.D70]" office:value-type="float" office:value="19.7493755905512" calcext:value-type="float">
            <text:p>19.7493755905512</text:p>
          </table:table-cell>
          <table:table-cell table:number-columns-repeated="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.53543307086614" calcext:value-type="float">
            <text:p>1.53543307086614</text:p>
          </table:table-cell>
          <table:table-cell table:formula="of:=[.$J$1]*[.$J$2]*[.D71]" office:value-type="float" office:value="21.3951568897638" calcext:value-type="float">
            <text:p>21.3951568897638</text:p>
          </table:table-cell>
          <table:table-cell table:number-columns-repeated="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72]" office:value-type="float" office:value="24.686719488189" calcext:value-type="float">
            <text:p>24.686719488189</text:p>
          </table:table-cell>
          <table:table-cell table:number-columns-repeated="13"/>
          <table:table-cell office:value-type="string" calcext:value-type="string">
            <text:p>Speed</text:p>
          </table:table-cell>
          <table:table-cell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.98425196850394" calcext:value-type="float">
            <text:p>5.98425196850394</text:p>
          </table:table-cell>
          <table:table-cell table:formula="of:=[.$J$1]*[.$J$2]*[.D73]" office:value-type="float" office:value="83.3862524934384" calcext:value-type="float">
            <text:p>83.3862524934384</text:p>
          </table:table-cell>
          <table:table-cell table:number-columns-repeated="13"/>
          <table:table-cell office:value-type="string" calcext:value-type="string">
            <text:p>Angle of Attack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.28346456692913" calcext:value-type="float">
            <text:p>2.28346456692913</text:p>
          </table:table-cell>
          <table:table-cell table:formula="of:=[.$J$1]*[.$J$2]*[.D74]" office:value-type="float" office:value="31.8184384514435" calcext:value-type="float">
            <text:p>31.8184384514435</text:p>
          </table:table-cell>
          <table:table-cell table:number-columns-repeated="13"/>
          <table:table-cell office:value-type="string" calcext:value-type="string">
            <text:p>Port </text:p>
          </table:table-cell>
          <table:table-cell table:number-columns-repeated="5" table:style-name="ce3"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.91338582677165" calcext:value-type="float">
            <text:p>2.91338582677165</text:p>
          </table:table-cell>
          <table:table-cell table:formula="of:=[.$J$1]*[.$J$2]*[.D75]" office:value-type="float" office:value="40.5959387139107" calcext:value-type="float">
            <text:p>40.5959387139107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style-name="ce3" table:formula="of:=([.T52]-[.T$51])*[.$AA$23]" office:value-type="float" office:value="0.275590551181102" calcext:value-type="float">
            <text:p>0.275590551181102</text:p>
          </table:table-cell>
          <table:table-cell table:style-name="ce3" table:formula="of:=([.U52]-[.U$51])*[.$AA$23]" office:value-type="float" office:value="3.46456692913386" calcext:value-type="float">
            <text:p>3.46456692913386</text:p>
          </table:table-cell>
          <table:table-cell table:style-name="ce3" table:formula="of:=([.V52]-[.V$51])*[.$AA$23]" office:value-type="float" office:value="9.37007874015748" calcext:value-type="float">
            <text:p>9.37007874015748</text:p>
          </table:table-cell>
          <table:table-cell table:style-name="ce3" table:formula="of:=([.W52]-[.W$51])*[.$AA$23]" office:value-type="float" office:value="11.0236220472441" calcext:value-type="float">
            <text:p>11.0236220472441</text:p>
          </table:table-cell>
          <table:table-cell table:style-name="ce3" table:formula="of:=([.X52]-[.X$51])*[.$AA$23]" office:value-type="float" office:value="4.60629921259842" calcext:value-type="float">
            <text:p>4.6062992125984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.91338582677165" calcext:value-type="float">
            <text:p>2.91338582677165</text:p>
          </table:table-cell>
          <table:table-cell table:formula="of:=[.$J$1]*[.$J$2]*[.D76]" office:value-type="float" office:value="40.5959387139107" calcext:value-type="float">
            <text:p>40.5959387139107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style-name="ce3" table:formula="of:=([.T53]-[.T$51])*[.$AA$23]" office:value-type="float" office:value="6.41732283464567" calcext:value-type="float">
            <text:p>6.41732283464567</text:p>
          </table:table-cell>
          <table:table-cell table:style-name="ce3" table:formula="of:=([.U53]-[.U$51])*[.$AA$23]" office:value-type="float" office:value="9.33070866141732" calcext:value-type="float">
            <text:p>9.33070866141732</text:p>
          </table:table-cell>
          <table:table-cell table:style-name="ce3" table:formula="of:=([.V53]-[.V$51])*[.$AA$23]" office:value-type="float" office:value="11.4173228346457" calcext:value-type="float">
            <text:p>11.4173228346457</text:p>
          </table:table-cell>
          <table:table-cell table:style-name="ce3" table:formula="of:=([.W53]-[.W$51])*[.$AA$23]" office:value-type="float" office:value="9.05511811023622" calcext:value-type="float">
            <text:p>9.05511811023622</text:p>
          </table:table-cell>
          <table:table-cell table:style-name="ce3" table:formula="of:=([.X53]-[.X$51])*[.$AA$23]" office:value-type="float" office:value="5.90551181102362" calcext:value-type="float">
            <text:p>5.9055118110236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.75590551181102" calcext:value-type="float">
            <text:p>2.75590551181102</text:p>
          </table:table-cell>
          <table:table-cell table:formula="of:=[.$J$1]*[.$J$2]*[.D77]" office:value-type="float" office:value="38.4015636482939" calcext:value-type="float">
            <text:p>38.4015636482939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style-name="ce3" table:formula="of:=([.T54]-[.T$51])*[.$AA$23]" office:value-type="float" office:value="6.77165354330709" calcext:value-type="float">
            <text:p>6.77165354330709</text:p>
          </table:table-cell>
          <table:table-cell table:style-name="ce3" table:formula="of:=([.U54]-[.U$51])*[.$AA$23]" office:value-type="float" office:value="8.81889763779527" calcext:value-type="float">
            <text:p>8.81889763779527</text:p>
          </table:table-cell>
          <table:table-cell table:style-name="ce3" table:formula="of:=([.V54]-[.V$51])*[.$AA$23]" office:value-type="float" office:value="10.0393700787402" calcext:value-type="float">
            <text:p>10.0393700787402</text:p>
          </table:table-cell>
          <table:table-cell table:style-name="ce3" table:formula="of:=([.W54]-[.W$51])*[.$AA$23]" office:value-type="float" office:value="5.5511811023622" calcext:value-type="float">
            <text:p>5.5511811023622</text:p>
          </table:table-cell>
          <table:table-cell table:style-name="ce3" table:formula="of:=([.X54]-[.X$51])*[.$AA$23]" office:value-type="float" office:value="5.78740157480315" calcext:value-type="float">
            <text:p>5.7874015748031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.83464566929134" calcext:value-type="float">
            <text:p>2.83464566929134</text:p>
          </table:table-cell>
          <table:table-cell table:formula="of:=[.$J$1]*[.$J$2]*[.D78]" office:value-type="float" office:value="39.4987511811024" calcext:value-type="float">
            <text:p>39.4987511811024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ce3" table:formula="of:=([.T55]-[.T$51])*[.$AA$23]" office:value-type="float" office:value="6.41732283464567" calcext:value-type="float">
            <text:p>6.41732283464567</text:p>
          </table:table-cell>
          <table:table-cell table:style-name="ce3" table:formula="of:=([.U55]-[.U$51])*[.$AA$23]" office:value-type="float" office:value="8.1496062992126" calcext:value-type="float">
            <text:p>8.1496062992126</text:p>
          </table:table-cell>
          <table:table-cell table:style-name="ce3" table:formula="of:=([.V55]-[.V$51])*[.$AA$23]" office:value-type="float" office:value="8.26771653543307" calcext:value-type="float">
            <text:p>8.26771653543307</text:p>
          </table:table-cell>
          <table:table-cell table:style-name="ce3" table:formula="of:=([.W55]-[.W$51])*[.$AA$23]" office:value-type="float" office:value="5.31496062992126" calcext:value-type="float">
            <text:p>5.31496062992126</text:p>
          </table:table-cell>
          <table:table-cell table:style-name="ce3" table:formula="of:=([.X55]-[.X$51])*[.$AA$23]" office:value-type="float" office:value="5.82677165354331" calcext:value-type="float">
            <text:p>5.8267716535433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.79527559055118" calcext:value-type="float">
            <text:p>2.79527559055118</text:p>
          </table:table-cell>
          <table:table-cell table:formula="of:=[.$J$1]*[.$J$2]*[.D79]" office:value-type="float" office:value="38.9501574146982" calcext:value-type="float">
            <text:p>38.9501574146982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style-name="ce3" table:formula="of:=([.T56]-[.T$51])*[.$AA$23]" office:value-type="float" office:value="6.06299212598425" calcext:value-type="float">
            <text:p>6.06299212598425</text:p>
          </table:table-cell>
          <table:table-cell table:style-name="ce3" table:formula="of:=([.U56]-[.U$51])*[.$AA$23]" office:value-type="float" office:value="7.1259842519685" calcext:value-type="float">
            <text:p>7.1259842519685</text:p>
          </table:table-cell>
          <table:table-cell table:style-name="ce3" table:formula="of:=([.V56]-[.V$51])*[.$AA$23]" office:value-type="float" office:value="7.16535433070866" calcext:value-type="float">
            <text:p>7.16535433070866</text:p>
          </table:table-cell>
          <table:table-cell table:style-name="ce3" table:formula="of:=([.W56]-[.W$51])*[.$AA$23]" office:value-type="float" office:value="5.31496062992126" calcext:value-type="float">
            <text:p>5.31496062992126</text:p>
          </table:table-cell>
          <table:table-cell table:style-name="ce3" table:formula="of:=([.X56]-[.X$51])*[.$AA$23]" office:value-type="float" office:value="5.90551181102362" calcext:value-type="float">
            <text:p>5.9055118110236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.8740157480315" calcext:value-type="float">
            <text:p>2.8740157480315</text:p>
          </table:table-cell>
          <table:table-cell table:formula="of:=[.$J$1]*[.$J$2]*[.D80]" office:value-type="float" office:value="40.0473449475066" calcext:value-type="float">
            <text:p>40.0473449475066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style-name="ce3" table:formula="of:=([.T57]-[.T$51])*[.$AA$23]" office:value-type="float" office:value="5.74803149606299" calcext:value-type="float">
            <text:p>5.74803149606299</text:p>
          </table:table-cell>
          <table:table-cell table:style-name="ce3" table:formula="of:=([.U57]-[.U$51])*[.$AA$23]" office:value-type="float" office:value="6.25984251968504" calcext:value-type="float">
            <text:p>6.25984251968504</text:p>
          </table:table-cell>
          <table:table-cell table:style-name="ce3" table:formula="of:=([.V57]-[.V$51])*[.$AA$23]" office:value-type="float" office:value="6.2992125984252" calcext:value-type="float">
            <text:p>6.2992125984252</text:p>
          </table:table-cell>
          <table:table-cell table:style-name="ce3" table:formula="of:=([.W57]-[.W$51])*[.$AA$23]" office:value-type="float" office:value="5.35433070866142" calcext:value-type="float">
            <text:p>5.35433070866142</text:p>
          </table:table-cell>
          <table:table-cell table:style-name="ce3" table:formula="of:=([.X57]-[.X$51])*[.$AA$23]" office:value-type="float" office:value="5.94488188976378" calcext:value-type="float">
            <text:p>5.9448818897637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.83464566929134" calcext:value-type="float">
            <text:p>2.83464566929134</text:p>
          </table:table-cell>
          <table:table-cell table:formula="of:=[.$J$1]*[.$J$2]*[.D81]" office:value-type="float" office:value="39.4987511811024" calcext:value-type="float">
            <text:p>39.4987511811024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table:style-name="ce3" table:formula="of:=([.T58]-[.T$51])*[.$AA$23]" office:value-type="float" office:value="5.47244094488189" calcext:value-type="float">
            <text:p>5.47244094488189</text:p>
          </table:table-cell>
          <table:table-cell table:style-name="ce3" table:formula="of:=([.U58]-[.U$51])*[.$AA$23]" office:value-type="float" office:value="5.74803149606299" calcext:value-type="float">
            <text:p>5.74803149606299</text:p>
          </table:table-cell>
          <table:table-cell table:style-name="ce3" table:formula="of:=([.V58]-[.V$51])*[.$AA$23]" office:value-type="float" office:value="5.59055118110236" calcext:value-type="float">
            <text:p>5.59055118110236</text:p>
          </table:table-cell>
          <table:table-cell table:style-name="ce3" table:formula="of:=([.W58]-[.W$51])*[.$AA$23]" office:value-type="float" office:value="5.43307086614173" calcext:value-type="float">
            <text:p>5.43307086614173</text:p>
          </table:table-cell>
          <table:table-cell table:style-name="ce3" table:formula="of:=([.X58]-[.X$51])*[.$AA$23]" office:value-type="float" office:value="5.98425196850394" calcext:value-type="float">
            <text:p>5.9842519685039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.83464566929134" calcext:value-type="float">
            <text:p>2.83464566929134</text:p>
          </table:table-cell>
          <table:table-cell table:formula="of:=[.$J$1]*[.$J$2]*[.D82]" office:value-type="float" office:value="39.4987511811024" calcext:value-type="float">
            <text:p>39.4987511811024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table:style-name="ce3" table:formula="of:=([.T59]-[.T$51])*[.$AA$23]" office:value-type="float" office:value="4.68503937007874" calcext:value-type="float">
            <text:p>4.68503937007874</text:p>
          </table:table-cell>
          <table:table-cell table:style-name="ce3" table:formula="of:=([.U59]-[.U$51])*[.$AA$23]" office:value-type="float" office:value="5.11811023622047" calcext:value-type="float">
            <text:p>5.11811023622047</text:p>
          </table:table-cell>
          <table:table-cell table:style-name="ce3" table:formula="of:=([.V59]-[.V$51])*[.$AA$23]" office:value-type="float" office:value="4.7244094488189" calcext:value-type="float">
            <text:p>4.7244094488189</text:p>
          </table:table-cell>
          <table:table-cell table:style-name="ce3" table:formula="of:=([.W59]-[.W$51])*[.$AA$23]" office:value-type="float" office:value="5.51181102362205" calcext:value-type="float">
            <text:p>5.51181102362205</text:p>
          </table:table-cell>
          <table:table-cell table:style-name="ce3" table:formula="of:=([.X59]-[.X$51])*[.$AA$23]" office:value-type="float" office:value="5.98425196850394" calcext:value-type="float">
            <text:p>5.9842519685039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472440944881889" calcext:value-type="float">
            <text:p>0.472440944881889</text:p>
          </table:table-cell>
          <table:table-cell table:formula="of:=[.$J$1]*[.$J$2]*[.D83]" office:value-type="float" office:value="6.58312519685038" calcext:value-type="float">
            <text:p>6.58312519685038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style-name="ce3" table:formula="of:=([.T60]-[.T$51])*[.$AA$23]" office:value-type="float" office:value="4.09448818897638" calcext:value-type="float">
            <text:p>4.09448818897638</text:p>
          </table:table-cell>
          <table:table-cell table:style-name="ce3" table:formula="of:=([.U60]-[.U$51])*[.$AA$23]" office:value-type="float" office:value="4.48818897637795" calcext:value-type="float">
            <text:p>4.48818897637795</text:p>
          </table:table-cell>
          <table:table-cell table:style-name="ce3" table:formula="of:=([.V60]-[.V$51])*[.$AA$23]" office:value-type="float" office:value="4.25196850393701" calcext:value-type="float">
            <text:p>4.25196850393701</text:p>
          </table:table-cell>
          <table:table-cell table:style-name="ce3" table:formula="of:=([.W60]-[.W$51])*[.$AA$23]" office:value-type="float" office:value="5.51181102362205" calcext:value-type="float">
            <text:p>5.51181102362205</text:p>
          </table:table-cell>
          <table:table-cell table:style-name="ce3" table:formula="of:=([.X60]-[.X$51])*[.$AA$23]" office:value-type="float" office:value="5.94488188976378" calcext:value-type="float">
            <text:p>5.9448818897637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0.669291338582677" calcext:value-type="float">
            <text:p>0.669291338582677</text:p>
          </table:table-cell>
          <table:table-cell table:formula="of:=[.$J$1]*[.$J$2]*[.D84]" office:value-type="float" office:value="9.32609402887139" calcext:value-type="float">
            <text:p>9.32609402887139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table:style-name="ce3" table:formula="of:=([.T61]-[.T$51])*[.$AA$23]" office:value-type="float" office:value="4.64566929133858" calcext:value-type="float">
            <text:p>4.64566929133858</text:p>
          </table:table-cell>
          <table:table-cell table:style-name="ce3" table:formula="of:=([.U61]-[.U$51])*[.$AA$23]" office:value-type="float" office:value="2.48031496062992" calcext:value-type="float">
            <text:p>2.48031496062992</text:p>
          </table:table-cell>
          <table:table-cell table:style-name="ce3" table:formula="of:=([.V61]-[.V$51])*[.$AA$23]" office:value-type="float" office:value="1.25984251968504" calcext:value-type="float">
            <text:p>1.25984251968504</text:p>
          </table:table-cell>
          <table:table-cell table:style-name="ce3" table:formula="of:=([.W61]-[.W$51])*[.$AA$23]" office:value-type="float" office:value="0.905511811023622" calcext:value-type="float">
            <text:p>0.905511811023622</text:p>
          </table:table-cell>
          <table:table-cell table:style-name="ce3" table:formula="of:=([.X61]-[.X$51])*[.$AA$23]" office:value-type="float" office:value="1.14173228346457" calcext:value-type="float">
            <text:p>1.1417322834645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.984251968503937" calcext:value-type="float">
            <text:p>0.984251968503937</text:p>
          </table:table-cell>
          <table:table-cell table:formula="of:=[.$J$1]*[.$J$2]*[.D85]" office:value-type="float" office:value="13.714844160105" calcext:value-type="float">
            <text:p>13.714844160105</text:p>
          </table:table-cell>
          <table:table-cell table:number-columns-repeated="13"/>
          <table:table-cell office:value-type="float" office:value="11" calcext:value-type="float">
            <text:p>11</text:p>
          </table:table-cell>
          <table:table-cell table:style-name="ce3" table:formula="of:=([.T62]-[.T$51])*[.$AA$23]" office:value-type="float" office:value="4.13385826771654" calcext:value-type="float">
            <text:p>4.13385826771654</text:p>
          </table:table-cell>
          <table:table-cell table:style-name="ce3" table:formula="of:=([.U62]-[.U$51])*[.$AA$23]" office:value-type="float" office:value="2.55905511811024" calcext:value-type="float">
            <text:p>2.55905511811024</text:p>
          </table:table-cell>
          <table:table-cell table:style-name="ce3" table:formula="of:=([.V62]-[.V$51])*[.$AA$23]" office:value-type="float" office:value="1.73228346456693" calcext:value-type="float">
            <text:p>1.73228346456693</text:p>
          </table:table-cell>
          <table:table-cell table:style-name="ce3" table:formula="of:=([.W62]-[.W$51])*[.$AA$23]" office:value-type="float" office:value="1.33858267716535" calcext:value-type="float">
            <text:p>1.33858267716535</text:p>
          </table:table-cell>
          <table:table-cell table:style-name="ce3" table:formula="of:=([.X62]-[.X$51])*[.$AA$23]" office:value-type="float" office:value="1.53543307086614" calcext:value-type="float">
            <text:p>1.5354330708661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.18110236220472" calcext:value-type="float">
            <text:p>1.18110236220472</text:p>
          </table:table-cell>
          <table:table-cell table:formula="of:=[.$J$1]*[.$J$2]*[.D86]" office:value-type="float" office:value="16.4578129921259" calcext:value-type="float">
            <text:p>16.4578129921259</text:p>
          </table:table-cell>
          <table:table-cell table:number-columns-repeated="13"/>
          <table:table-cell office:value-type="float" office:value="12" calcext:value-type="float">
            <text:p>12</text:p>
          </table:table-cell>
          <table:table-cell table:style-name="ce3" table:formula="of:=([.T63]-[.T$51])*[.$AA$23]" office:value-type="float" office:value="3.54330708661417" calcext:value-type="float">
            <text:p>3.54330708661417</text:p>
          </table:table-cell>
          <table:table-cell table:style-name="ce3" table:formula="of:=([.U63]-[.U$51])*[.$AA$23]" office:value-type="float" office:value="2.83464566929134" calcext:value-type="float">
            <text:p>2.83464566929134</text:p>
          </table:table-cell>
          <table:table-cell table:style-name="ce3" table:formula="of:=([.V63]-[.V$51])*[.$AA$23]" office:value-type="float" office:value="2.20472440944882" calcext:value-type="float">
            <text:p>2.20472440944882</text:p>
          </table:table-cell>
          <table:table-cell table:style-name="ce3" table:formula="of:=([.W63]-[.W$51])*[.$AA$23]" office:value-type="float" office:value="1.96850393700787" calcext:value-type="float">
            <text:p>1.96850393700787</text:p>
          </table:table-cell>
          <table:table-cell table:style-name="ce3" table:formula="of:=([.X63]-[.X$51])*[.$AA$23]" office:value-type="float" office:value="2.08661417322835" calcext:value-type="float">
            <text:p>2.0866141732283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.45669291338583" calcext:value-type="float">
            <text:p>1.45669291338583</text:p>
          </table:table-cell>
          <table:table-cell table:formula="of:=[.$J$1]*[.$J$2]*[.D87]" office:value-type="float" office:value="20.2979693569554" calcext:value-type="float">
            <text:p>20.2979693569554</text:p>
          </table:table-cell>
          <table:table-cell table:number-columns-repeated="13"/>
          <table:table-cell office:value-type="float" office:value="13" calcext:value-type="float">
            <text:p>13</text:p>
          </table:table-cell>
          <table:table-cell table:style-name="ce3" table:formula="of:=([.T64]-[.T$51])*[.$AA$23]" office:value-type="float" office:value="3.50393700787402" calcext:value-type="float">
            <text:p>3.50393700787402</text:p>
          </table:table-cell>
          <table:table-cell table:style-name="ce3" table:formula="of:=([.U64]-[.U$51])*[.$AA$23]" office:value-type="float" office:value="3.03149606299213" calcext:value-type="float">
            <text:p>3.03149606299213</text:p>
          </table:table-cell>
          <table:table-cell table:style-name="ce3" table:formula="of:=([.V64]-[.V$51])*[.$AA$23]" office:value-type="float" office:value="2.51968503937008" calcext:value-type="float">
            <text:p>2.51968503937008</text:p>
          </table:table-cell>
          <table:table-cell table:style-name="ce3" table:formula="of:=([.W64]-[.W$51])*[.$AA$23]" office:value-type="float" office:value="2.36220472440945" calcext:value-type="float">
            <text:p>2.36220472440945</text:p>
          </table:table-cell>
          <table:table-cell table:style-name="ce3" table:formula="of:=([.X64]-[.X$51])*[.$AA$23]" office:value-type="float" office:value="2.51968503937008" calcext:value-type="float">
            <text:p>2.5196850393700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.53543307086614" calcext:value-type="float">
            <text:p>1.53543307086614</text:p>
          </table:table-cell>
          <table:table-cell table:formula="of:=[.$J$1]*[.$J$2]*[.D88]" office:value-type="float" office:value="21.3951568897638" calcext:value-type="float">
            <text:p>21.3951568897638</text:p>
          </table:table-cell>
          <table:table-cell table:number-columns-repeated="13"/>
          <table:table-cell office:value-type="float" office:value="14" calcext:value-type="float">
            <text:p>14</text:p>
          </table:table-cell>
          <table:table-cell table:style-name="ce3" table:formula="of:=([.T65]-[.T$51])*[.$AA$23]" office:value-type="float" office:value="3.66141732283465" calcext:value-type="float">
            <text:p>3.66141732283465</text:p>
          </table:table-cell>
          <table:table-cell table:style-name="ce3" table:formula="of:=([.U65]-[.U$51])*[.$AA$23]" office:value-type="float" office:value="3.26771653543307" calcext:value-type="float">
            <text:p>3.26771653543307</text:p>
          </table:table-cell>
          <table:table-cell table:style-name="ce3" table:formula="of:=([.V65]-[.V$51])*[.$AA$23]" office:value-type="float" office:value="2.75590551181102" calcext:value-type="float">
            <text:p>2.75590551181102</text:p>
          </table:table-cell>
          <table:table-cell table:style-name="ce3" table:formula="of:=([.W65]-[.W$51])*[.$AA$23]" office:value-type="float" office:value="2.67716535433071" calcext:value-type="float">
            <text:p>2.67716535433071</text:p>
          </table:table-cell>
          <table:table-cell table:style-name="ce3" table:formula="of:=([.X65]-[.X$51])*[.$AA$23]" office:value-type="float" office:value="2.8740157480315" calcext:value-type="float">
            <text:p>2.874015748031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.69291338582677" calcext:value-type="float">
            <text:p>1.69291338582677</text:p>
          </table:table-cell>
          <table:table-cell table:formula="of:=[.$J$1]*[.$J$2]*[.D89]" office:value-type="float" office:value="23.5895319553806" calcext:value-type="float">
            <text:p>23.5895319553806</text:p>
          </table:table-cell>
          <table:table-cell table:number-columns-repeated="13"/>
          <table:table-cell office:value-type="float" office:value="15" calcext:value-type="float">
            <text:p>15</text:p>
          </table:table-cell>
          <table:table-cell table:style-name="ce3" table:formula="of:=([.T66]-[.T$51])*[.$AA$23]" office:value-type="float" office:value="3.50393700787402" calcext:value-type="float">
            <text:p>3.50393700787402</text:p>
          </table:table-cell>
          <table:table-cell table:style-name="ce3" table:formula="of:=([.U66]-[.U$51])*[.$AA$23]" office:value-type="float" office:value="3.22834645669291" calcext:value-type="float">
            <text:p>3.22834645669291</text:p>
          </table:table-cell>
          <table:table-cell table:style-name="ce3" table:formula="of:=([.V66]-[.V$51])*[.$AA$23]" office:value-type="float" office:value="2.91338582677165" calcext:value-type="float">
            <text:p>2.91338582677165</text:p>
          </table:table-cell>
          <table:table-cell table:style-name="ce3" table:formula="of:=([.W66]-[.W$51])*[.$AA$23]" office:value-type="float" office:value="2.91338582677165" calcext:value-type="float">
            <text:p>2.91338582677165</text:p>
          </table:table-cell>
          <table:table-cell table:style-name="ce3" table:formula="of:=([.X66]-[.X$51])*[.$AA$23]" office:value-type="float" office:value="3.1496062992126" calcext:value-type="float">
            <text:p>3.149606299212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90]" office:value-type="float" office:value="27.4296883202099" calcext:value-type="float">
            <text:p>27.4296883202099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table:style-name="ce3" table:formula="of:=([.T67]-[.T$51])*[.$AA$23]" office:value-type="float" office:value="3.46456692913386" calcext:value-type="float">
            <text:p>3.46456692913386</text:p>
          </table:table-cell>
          <table:table-cell table:style-name="ce3" table:formula="of:=([.U67]-[.U$51])*[.$AA$23]" office:value-type="float" office:value="3.38582677165354" calcext:value-type="float">
            <text:p>3.38582677165354</text:p>
          </table:table-cell>
          <table:table-cell table:style-name="ce3" table:formula="of:=([.V67]-[.V$51])*[.$AA$23]" office:value-type="float" office:value="3.07086614173228" calcext:value-type="float">
            <text:p>3.07086614173228</text:p>
          </table:table-cell>
          <table:table-cell table:style-name="ce3" table:formula="of:=([.W67]-[.W$51])*[.$AA$23]" office:value-type="float" office:value="3.1496062992126" calcext:value-type="float">
            <text:p>3.1496062992126</text:p>
          </table:table-cell>
          <table:table-cell table:style-name="ce3" table:formula="of:=([.X67]-[.X$51])*[.$AA$23]" office:value-type="float" office:value="3.46456692913386" calcext:value-type="float">
            <text:p>3.4645669291338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5.15748031496063" calcext:value-type="float">
            <text:p>5.15748031496063</text:p>
          </table:table-cell>
          <table:table-cell table:formula="of:=[.$J$1]*[.$J$2]*[.D91]" office:value-type="float" office:value="71.8657833989501" calcext:value-type="float">
            <text:p>71.8657833989501</text:p>
          </table:table-cell>
          <table:table-cell table:number-columns-repeated="13"/>
          <table:table-cell office:value-type="float" office:value="17" calcext:value-type="float">
            <text:p>17</text:p>
          </table:table-cell>
          <table:table-cell table:style-name="ce3" table:formula="of:=([.T68]-[.T$51])*[.$AA$23]" office:value-type="float" office:value="3.7007874015748" calcext:value-type="float">
            <text:p>3.7007874015748</text:p>
          </table:table-cell>
          <table:table-cell table:style-name="ce3" table:formula="of:=([.U68]-[.U$51])*[.$AA$23]" office:value-type="float" office:value="3.58267716535433" calcext:value-type="float">
            <text:p>3.58267716535433</text:p>
          </table:table-cell>
          <table:table-cell table:style-name="ce3" table:formula="of:=([.V68]-[.V$51])*[.$AA$23]" office:value-type="float" office:value="3.30708661417323" calcext:value-type="float">
            <text:p>3.30708661417323</text:p>
          </table:table-cell>
          <table:table-cell table:style-name="ce3" table:formula="of:=([.W68]-[.W$51])*[.$AA$23]" office:value-type="float" office:value="3.50393700787402" calcext:value-type="float">
            <text:p>3.50393700787402</text:p>
          </table:table-cell>
          <table:table-cell table:style-name="ce3" table:formula="of:=([.X68]-[.X$51])*[.$AA$23]" office:value-type="float" office:value="3.85826771653543" calcext:value-type="float">
            <text:p>3.85826771653543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75590551181102" calcext:value-type="float">
            <text:p>0.275590551181102</text:p>
          </table:table-cell>
          <table:table-cell table:formula="of:=[.$J$1]*[.$J$2]*[.D92]" office:value-type="float" office:value="3.84015636482939" calcext:value-type="float">
            <text:p>3.84015636482939</text:p>
          </table:table-cell>
          <table:table-cell table:number-columns-repeated="13"/>
          <table:table-cell office:value-type="float" office:value="18" calcext:value-type="float">
            <text:p>18</text:p>
          </table:table-cell>
          <table:table-cell table:style-name="ce3" table:formula="of:=([.T69]-[.T$51])*[.$AA$23]" office:value-type="float" office:value="8.30708661417323" calcext:value-type="float">
            <text:p>8.30708661417323</text:p>
          </table:table-cell>
          <table:table-cell table:style-name="ce3" table:formula="of:=([.U69]-[.U$51])*[.$AA$23]" office:value-type="float" office:value="10.8267716535433" calcext:value-type="float">
            <text:p>10.8267716535433</text:p>
          </table:table-cell>
          <table:table-cell table:style-name="ce3" table:formula="of:=([.V69]-[.V$51])*[.$AA$23]" office:value-type="float" office:value="11.2992125984252" calcext:value-type="float">
            <text:p>11.2992125984252</text:p>
          </table:table-cell>
          <table:table-cell table:style-name="ce3" table:formula="of:=([.W69]-[.W$51])*[.$AA$23]" office:value-type="float" office:value="9.01574803149606" calcext:value-type="float">
            <text:p>9.01574803149606</text:p>
          </table:table-cell>
          <table:table-cell table:style-name="ce3" table:formula="of:=([.X69]-[.X$51])*[.$AA$23]" office:value-type="float" office:value="6.06299212598425" calcext:value-type="float">
            <text:p>6.06299212598425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.41732283464567" calcext:value-type="float">
            <text:p>6.41732283464567</text:p>
          </table:table-cell>
          <table:table-cell table:formula="of:=[.$J$1]*[.$J$2]*[.D93]" office:value-type="float" office:value="89.4207839238845" calcext:value-type="float">
            <text:p>89.4207839238845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.77165354330709" calcext:value-type="float">
            <text:p>6.77165354330709</text:p>
          </table:table-cell>
          <table:table-cell table:formula="of:=[.$J$1]*[.$J$2]*[.D94]" office:value-type="float" office:value="94.3581278215224" calcext:value-type="float">
            <text:p>94.3581278215224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.41732283464567" calcext:value-type="float">
            <text:p>6.41732283464567</text:p>
          </table:table-cell>
          <table:table-cell table:formula="of:=[.$J$1]*[.$J$2]*[.D95]" office:value-type="float" office:value="89.4207839238845" calcext:value-type="float">
            <text:p>89.4207839238845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.06299212598425" calcext:value-type="float">
            <text:p>6.06299212598425</text:p>
          </table:table-cell>
          <table:table-cell table:formula="of:=[.$J$1]*[.$J$2]*[.D96]" office:value-type="float" office:value="84.4834400262467" calcext:value-type="float">
            <text:p>84.4834400262467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.74803149606299" calcext:value-type="float">
            <text:p>5.74803149606299</text:p>
          </table:table-cell>
          <table:table-cell table:formula="of:=[.$J$1]*[.$J$2]*[.D97]" office:value-type="float" office:value="80.0946898950131" calcext:value-type="float">
            <text:p>80.0946898950131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.47244094488189" calcext:value-type="float">
            <text:p>5.47244094488189</text:p>
          </table:table-cell>
          <table:table-cell table:formula="of:=[.$J$1]*[.$J$2]*[.D98]" office:value-type="float" office:value="76.2545335301837" calcext:value-type="float">
            <text:p>76.2545335301837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.68503937007874" calcext:value-type="float">
            <text:p>4.68503937007874</text:p>
          </table:table-cell>
          <table:table-cell table:formula="of:=[.$J$1]*[.$J$2]*[.D99]" office:value-type="float" office:value="65.2826582020997" calcext:value-type="float">
            <text:p>65.2826582020997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.09448818897638" calcext:value-type="float">
            <text:p>4.09448818897638</text:p>
          </table:table-cell>
          <table:table-cell table:formula="of:=[.$J$1]*[.$J$2]*[.D100]" office:value-type="float" office:value="57.0537517060368" calcext:value-type="float">
            <text:p>57.0537517060368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.64566929133858" calcext:value-type="float">
            <text:p>4.64566929133858</text:p>
          </table:table-cell>
          <table:table-cell table:formula="of:=[.$J$1]*[.$J$2]*[.D101]" office:value-type="float" office:value="64.7340644356955" calcext:value-type="float">
            <text:p>64.7340644356955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102]" office:value-type="float" office:value="57.602345472441" calcext:value-type="float">
            <text:p>57.602345472441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.54330708661417" calcext:value-type="float">
            <text:p>3.54330708661417</text:p>
          </table:table-cell>
          <table:table-cell table:formula="of:=[.$J$1]*[.$J$2]*[.D103]" office:value-type="float" office:value="49.3734389763779" calcext:value-type="float">
            <text:p>49.3734389763779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.50393700787402" calcext:value-type="float">
            <text:p>3.50393700787402</text:p>
          </table:table-cell>
          <table:table-cell table:formula="of:=[.$J$1]*[.$J$2]*[.D104]" office:value-type="float" office:value="48.8248452099738" calcext:value-type="float">
            <text:p>48.8248452099738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.66141732283465" calcext:value-type="float">
            <text:p>3.66141732283465</text:p>
          </table:table-cell>
          <table:table-cell table:formula="of:=[.$J$1]*[.$J$2]*[.D105]" office:value-type="float" office:value="51.0192202755906" calcext:value-type="float">
            <text:p>51.0192202755906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.50393700787402" calcext:value-type="float">
            <text:p>3.50393700787402</text:p>
          </table:table-cell>
          <table:table-cell table:formula="of:=[.$J$1]*[.$J$2]*[.D106]" office:value-type="float" office:value="48.8248452099738" calcext:value-type="float">
            <text:p>48.8248452099738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.46456692913386" calcext:value-type="float">
            <text:p>3.46456692913386</text:p>
          </table:table-cell>
          <table:table-cell table:formula="of:=[.$J$1]*[.$J$2]*[.D107]" office:value-type="float" office:value="48.2762514435696" calcext:value-type="float">
            <text:p>48.2762514435696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.7007874015748" calcext:value-type="float">
            <text:p>3.7007874015748</text:p>
          </table:table-cell>
          <table:table-cell table:formula="of:=[.$J$1]*[.$J$2]*[.D108]" office:value-type="float" office:value="51.5678140419947" calcext:value-type="float">
            <text:p>51.5678140419947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.30708661417323" calcext:value-type="float">
            <text:p>8.30708661417323</text:p>
          </table:table-cell>
          <table:table-cell table:formula="of:=[.$J$1]*[.$J$2]*[.D109]" office:value-type="float" office:value="115.753284711286" calcext:value-type="float">
            <text:p>115.753284711286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46456692913386" calcext:value-type="float">
            <text:p>3.46456692913386</text:p>
          </table:table-cell>
          <table:table-cell table:formula="of:=[.$J$1]*[.$J$2]*[.D110]" office:value-type="float" office:value="48.2762514435696" calcext:value-type="float">
            <text:p>48.2762514435696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.33070866141732" calcext:value-type="float">
            <text:p>9.33070866141732</text:p>
          </table:table-cell>
          <table:table-cell table:formula="of:=[.$J$1]*[.$J$2]*[.D111]" office:value-type="float" office:value="130.016722637795" calcext:value-type="float">
            <text:p>130.016722637795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.81889763779527" calcext:value-type="float">
            <text:p>8.81889763779527</text:p>
          </table:table-cell>
          <table:table-cell table:formula="of:=[.$J$1]*[.$J$2]*[.D112]" office:value-type="float" office:value="122.885003674541" calcext:value-type="float">
            <text:p>122.885003674541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.1496062992126" calcext:value-type="float">
            <text:p>8.1496062992126</text:p>
          </table:table-cell>
          <table:table-cell table:formula="of:=[.$J$1]*[.$J$2]*[.D113]" office:value-type="float" office:value="113.558909645669" calcext:value-type="float">
            <text:p>113.558909645669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1259842519685" calcext:value-type="float">
            <text:p>7.1259842519685</text:p>
          </table:table-cell>
          <table:table-cell table:formula="of:=[.$J$1]*[.$J$2]*[.D114]" office:value-type="float" office:value="99.2954717191601" calcext:value-type="float">
            <text:p>99.2954717191601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.25984251968504" calcext:value-type="float">
            <text:p>6.25984251968504</text:p>
          </table:table-cell>
          <table:table-cell table:formula="of:=[.$J$1]*[.$J$2]*[.D115]" office:value-type="float" office:value="87.2264088582677" calcext:value-type="float">
            <text:p>87.2264088582677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.74803149606299" calcext:value-type="float">
            <text:p>5.74803149606299</text:p>
          </table:table-cell>
          <table:table-cell table:formula="of:=[.$J$1]*[.$J$2]*[.D116]" office:value-type="float" office:value="80.0946898950131" calcext:value-type="float">
            <text:p>80.0946898950131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.11811023622047" calcext:value-type="float">
            <text:p>5.11811023622047</text:p>
          </table:table-cell>
          <table:table-cell table:formula="of:=[.$J$1]*[.$J$2]*[.D117]" office:value-type="float" office:value="71.3171896325459" calcext:value-type="float">
            <text:p>71.3171896325459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.48818897637795" calcext:value-type="float">
            <text:p>4.48818897637795</text:p>
          </table:table-cell>
          <table:table-cell table:formula="of:=[.$J$1]*[.$J$2]*[.D118]" office:value-type="float" office:value="62.5396893700787" calcext:value-type="float">
            <text:p>62.5396893700787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.48031496062992" calcext:value-type="float">
            <text:p>2.48031496062992</text:p>
          </table:table-cell>
          <table:table-cell table:formula="of:=[.$J$1]*[.$J$2]*[.D119]" office:value-type="float" office:value="34.5614072834645" calcext:value-type="float">
            <text:p>34.5614072834645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120]" office:value-type="float" office:value="35.658594816273" calcext:value-type="float">
            <text:p>35.658594816273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.83464566929134" calcext:value-type="float">
            <text:p>2.83464566929134</text:p>
          </table:table-cell>
          <table:table-cell table:formula="of:=[.$J$1]*[.$J$2]*[.D121]" office:value-type="float" office:value="39.4987511811024" calcext:value-type="float">
            <text:p>39.4987511811024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.03149606299213" calcext:value-type="float">
            <text:p>3.03149606299213</text:p>
          </table:table-cell>
          <table:table-cell table:formula="of:=[.$J$1]*[.$J$2]*[.D122]" office:value-type="float" office:value="42.2417200131234" calcext:value-type="float">
            <text:p>42.2417200131234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.26771653543307" calcext:value-type="float">
            <text:p>3.26771653543307</text:p>
          </table:table-cell>
          <table:table-cell table:formula="of:=[.$J$1]*[.$J$2]*[.D123]" office:value-type="float" office:value="45.5332826115486" calcext:value-type="float">
            <text:p>45.5332826115486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.22834645669291" calcext:value-type="float">
            <text:p>3.22834645669291</text:p>
          </table:table-cell>
          <table:table-cell table:formula="of:=[.$J$1]*[.$J$2]*[.D124]" office:value-type="float" office:value="44.9846888451443" calcext:value-type="float">
            <text:p>44.9846888451443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.38582677165354" calcext:value-type="float">
            <text:p>3.38582677165354</text:p>
          </table:table-cell>
          <table:table-cell table:formula="of:=[.$J$1]*[.$J$2]*[.D125]" office:value-type="float" office:value="47.1790639107611" calcext:value-type="float">
            <text:p>47.1790639107611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.58267716535433" calcext:value-type="float">
            <text:p>3.58267716535433</text:p>
          </table:table-cell>
          <table:table-cell table:formula="of:=[.$J$1]*[.$J$2]*[.D126]" office:value-type="float" office:value="49.9220327427821" calcext:value-type="float">
            <text:p>49.9220327427821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0.8267716535433" calcext:value-type="float">
            <text:p>10.8267716535433</text:p>
          </table:table-cell>
          <table:table-cell table:formula="of:=[.$J$1]*[.$J$2]*[.D127]" office:value-type="float" office:value="150.863285761155" calcext:value-type="float">
            <text:p>150.863285761155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.37007874015748" calcext:value-type="float">
            <text:p>9.37007874015748</text:p>
          </table:table-cell>
          <table:table-cell table:formula="of:=[.$J$1]*[.$J$2]*[.D128]" office:value-type="float" office:value="130.565316404199" calcext:value-type="float">
            <text:p>130.565316404199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.4173228346457" calcext:value-type="float">
            <text:p>11.4173228346457</text:p>
          </table:table-cell>
          <table:table-cell table:formula="of:=[.$J$1]*[.$J$2]*[.D129]" office:value-type="float" office:value="159.092192257218" calcext:value-type="float">
            <text:p>159.092192257218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0393700787402" calcext:value-type="float">
            <text:p>10.0393700787402</text:p>
          </table:table-cell>
          <table:table-cell table:formula="of:=[.$J$1]*[.$J$2]*[.D130]" office:value-type="float" office:value="139.891410433071" calcext:value-type="float">
            <text:p>139.891410433071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.26771653543307" calcext:value-type="float">
            <text:p>8.26771653543307</text:p>
          </table:table-cell>
          <table:table-cell table:formula="of:=[.$J$1]*[.$J$2]*[.D131]" office:value-type="float" office:value="115.204690944882" calcext:value-type="float">
            <text:p>115.204690944882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.16535433070866" calcext:value-type="float">
            <text:p>7.16535433070866</text:p>
          </table:table-cell>
          <table:table-cell table:formula="of:=[.$J$1]*[.$J$2]*[.D132]" office:value-type="float" office:value="99.8440654855643" calcext:value-type="float">
            <text:p>99.8440654855643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.2992125984252" calcext:value-type="float">
            <text:p>6.2992125984252</text:p>
          </table:table-cell>
          <table:table-cell table:formula="of:=[.$J$1]*[.$J$2]*[.D133]" office:value-type="float" office:value="87.775002624672" calcext:value-type="float">
            <text:p>87.775002624672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.59055118110236" calcext:value-type="float">
            <text:p>5.59055118110236</text:p>
          </table:table-cell>
          <table:table-cell table:formula="of:=[.$J$1]*[.$J$2]*[.D134]" office:value-type="float" office:value="77.9003148293963" calcext:value-type="float">
            <text:p>77.9003148293963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.7244094488189" calcext:value-type="float">
            <text:p>4.7244094488189</text:p>
          </table:table-cell>
          <table:table-cell table:formula="of:=[.$J$1]*[.$J$2]*[.D135]" office:value-type="float" office:value="65.831251968504" calcext:value-type="float">
            <text:p>65.831251968504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.25196850393701" calcext:value-type="float">
            <text:p>4.25196850393701</text:p>
          </table:table-cell>
          <table:table-cell table:formula="of:=[.$J$1]*[.$J$2]*[.D136]" office:value-type="float" office:value="59.2481267716536" calcext:value-type="float">
            <text:p>59.2481267716536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25984251968504" calcext:value-type="float">
            <text:p>1.25984251968504</text:p>
          </table:table-cell>
          <table:table-cell table:formula="of:=[.$J$1]*[.$J$2]*[.D137]" office:value-type="float" office:value="17.5550005249344" calcext:value-type="float">
            <text:p>17.5550005249344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.73228346456693" calcext:value-type="float">
            <text:p>1.73228346456693</text:p>
          </table:table-cell>
          <table:table-cell table:formula="of:=[.$J$1]*[.$J$2]*[.D138]" office:value-type="float" office:value="24.1381257217848" calcext:value-type="float">
            <text:p>24.1381257217848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.20472440944882" calcext:value-type="float">
            <text:p>2.20472440944882</text:p>
          </table:table-cell>
          <table:table-cell table:formula="of:=[.$J$1]*[.$J$2]*[.D139]" office:value-type="float" office:value="30.7212509186352" calcext:value-type="float">
            <text:p>30.7212509186352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.51968503937008" calcext:value-type="float">
            <text:p>2.51968503937008</text:p>
          </table:table-cell>
          <table:table-cell table:formula="of:=[.$J$1]*[.$J$2]*[.D140]" office:value-type="float" office:value="35.1100010498688" calcext:value-type="float">
            <text:p>35.1100010498688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.75590551181102" calcext:value-type="float">
            <text:p>2.75590551181102</text:p>
          </table:table-cell>
          <table:table-cell table:formula="of:=[.$J$1]*[.$J$2]*[.D141]" office:value-type="float" office:value="38.4015636482939" calcext:value-type="float">
            <text:p>38.4015636482939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.91338582677165" calcext:value-type="float">
            <text:p>2.91338582677165</text:p>
          </table:table-cell>
          <table:table-cell table:formula="of:=[.$J$1]*[.$J$2]*[.D142]" office:value-type="float" office:value="40.5959387139107" calcext:value-type="float">
            <text:p>40.5959387139107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.07086614173228" calcext:value-type="float">
            <text:p>3.07086614173228</text:p>
          </table:table-cell>
          <table:table-cell table:formula="of:=[.$J$1]*[.$J$2]*[.D143]" office:value-type="float" office:value="42.7903137795275" calcext:value-type="float">
            <text:p>42.7903137795275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.30708661417323" calcext:value-type="float">
            <text:p>3.30708661417323</text:p>
          </table:table-cell>
          <table:table-cell table:formula="of:=[.$J$1]*[.$J$2]*[.D144]" office:value-type="float" office:value="46.0818763779528" calcext:value-type="float">
            <text:p>46.0818763779528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1.2992125984252" calcext:value-type="float">
            <text:p>11.2992125984252</text:p>
          </table:table-cell>
          <table:table-cell table:formula="of:=[.$J$1]*[.$J$2]*[.D145]" office:value-type="float" office:value="157.446410958005" calcext:value-type="float">
            <text:p>157.446410958005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1.0236220472441" calcext:value-type="float">
            <text:p>11.0236220472441</text:p>
          </table:table-cell>
          <table:table-cell table:formula="of:=[.$J$1]*[.$J$2]*[.D146]" office:value-type="float" office:value="153.606254593176" calcext:value-type="float">
            <text:p>153.606254593176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.05511811023622" calcext:value-type="float">
            <text:p>9.05511811023622</text:p>
          </table:table-cell>
          <table:table-cell table:formula="of:=[.$J$1]*[.$J$2]*[.D147]" office:value-type="float" office:value="126.176566272966" calcext:value-type="float">
            <text:p>126.176566272966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.5511811023622" calcext:value-type="float">
            <text:p>5.5511811023622</text:p>
          </table:table-cell>
          <table:table-cell table:formula="of:=[.$J$1]*[.$J$2]*[.D148]" office:value-type="float" office:value="77.3517210629921" calcext:value-type="float">
            <text:p>77.3517210629921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.31496062992126" calcext:value-type="float">
            <text:p>5.31496062992126</text:p>
          </table:table-cell>
          <table:table-cell table:formula="of:=[.$J$1]*[.$J$2]*[.D149]" office:value-type="float" office:value="74.0601584645669" calcext:value-type="float">
            <text:p>74.0601584645669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.31496062992126" calcext:value-type="float">
            <text:p>5.31496062992126</text:p>
          </table:table-cell>
          <table:table-cell table:formula="of:=[.$J$1]*[.$J$2]*[.D150]" office:value-type="float" office:value="74.0601584645669" calcext:value-type="float">
            <text:p>74.0601584645669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.35433070866142" calcext:value-type="float">
            <text:p>5.35433070866142</text:p>
          </table:table-cell>
          <table:table-cell table:formula="of:=[.$J$1]*[.$J$2]*[.D151]" office:value-type="float" office:value="74.6087522309712" calcext:value-type="float">
            <text:p>74.6087522309712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.43307086614173" calcext:value-type="float">
            <text:p>5.43307086614173</text:p>
          </table:table-cell>
          <table:table-cell table:formula="of:=[.$J$1]*[.$J$2]*[.D152]" office:value-type="float" office:value="75.7059397637795" calcext:value-type="float">
            <text:p>75.7059397637795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.51181102362205" calcext:value-type="float">
            <text:p>5.51181102362205</text:p>
          </table:table-cell>
          <table:table-cell table:formula="of:=[.$J$1]*[.$J$2]*[.D153]" office:value-type="float" office:value="76.803127296588" calcext:value-type="float">
            <text:p>76.803127296588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.51181102362205" calcext:value-type="float">
            <text:p>5.51181102362205</text:p>
          </table:table-cell>
          <table:table-cell table:formula="of:=[.$J$1]*[.$J$2]*[.D154]" office:value-type="float" office:value="76.803127296588" calcext:value-type="float">
            <text:p>76.803127296588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905511811023622" calcext:value-type="float">
            <text:p>0.905511811023622</text:p>
          </table:table-cell>
          <table:table-cell table:formula="of:=[.$J$1]*[.$J$2]*[.D155]" office:value-type="float" office:value="12.6176566272966" calcext:value-type="float">
            <text:p>12.6176566272966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.33858267716535" calcext:value-type="float">
            <text:p>1.33858267716535</text:p>
          </table:table-cell>
          <table:table-cell table:formula="of:=[.$J$1]*[.$J$2]*[.D156]" office:value-type="float" office:value="18.6521880577427" calcext:value-type="float">
            <text:p>18.6521880577427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157]" office:value-type="float" office:value="27.4296883202099" calcext:value-type="float">
            <text:p>27.4296883202099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158]" office:value-type="float" office:value="32.915625984252" calcext:value-type="float">
            <text:p>32.915625984252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.67716535433071" calcext:value-type="float">
            <text:p>2.67716535433071</text:p>
          </table:table-cell>
          <table:table-cell table:formula="of:=[.$J$1]*[.$J$2]*[.D159]" office:value-type="float" office:value="37.3043761154856" calcext:value-type="float">
            <text:p>37.3043761154856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.91338582677165" calcext:value-type="float">
            <text:p>2.91338582677165</text:p>
          </table:table-cell>
          <table:table-cell table:formula="of:=[.$J$1]*[.$J$2]*[.D160]" office:value-type="float" office:value="40.5959387139107" calcext:value-type="float">
            <text:p>40.5959387139107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161]" office:value-type="float" office:value="43.887501312336" calcext:value-type="float">
            <text:p>43.887501312336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.50393700787402" calcext:value-type="float">
            <text:p>3.50393700787402</text:p>
          </table:table-cell>
          <table:table-cell table:formula="of:=[.$J$1]*[.$J$2]*[.D162]" office:value-type="float" office:value="48.8248452099738" calcext:value-type="float">
            <text:p>48.8248452099738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.01574803149606" calcext:value-type="float">
            <text:p>9.01574803149606</text:p>
          </table:table-cell>
          <table:table-cell table:formula="of:=[.$J$1]*[.$J$2]*[.D163]" office:value-type="float" office:value="125.627972506562" calcext:value-type="float">
            <text:p>125.627972506562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.60629921259842" calcext:value-type="float">
            <text:p>4.60629921259842</text:p>
          </table:table-cell>
          <table:table-cell table:formula="of:=[.$J$1]*[.$J$2]*[.D164]" office:value-type="float" office:value="64.1854706692913" calcext:value-type="float">
            <text:p>64.1854706692913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.90551181102362" calcext:value-type="float">
            <text:p>5.90551181102362</text:p>
          </table:table-cell>
          <table:table-cell table:formula="of:=[.$J$1]*[.$J$2]*[.D165]" office:value-type="float" office:value="82.2890649606299" calcext:value-type="float">
            <text:p>82.2890649606299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.78740157480315" calcext:value-type="float">
            <text:p>5.78740157480315</text:p>
          </table:table-cell>
          <table:table-cell table:formula="of:=[.$J$1]*[.$J$2]*[.D166]" office:value-type="float" office:value="80.6432836614173" calcext:value-type="float">
            <text:p>80.6432836614173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.82677165354331" calcext:value-type="float">
            <text:p>5.82677165354331</text:p>
          </table:table-cell>
          <table:table-cell table:formula="of:=[.$J$1]*[.$J$2]*[.D167]" office:value-type="float" office:value="81.1918774278216" calcext:value-type="float">
            <text:p>81.1918774278216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.90551181102362" calcext:value-type="float">
            <text:p>5.90551181102362</text:p>
          </table:table-cell>
          <table:table-cell table:formula="of:=[.$J$1]*[.$J$2]*[.D168]" office:value-type="float" office:value="82.2890649606299" calcext:value-type="float">
            <text:p>82.2890649606299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.94488188976378" calcext:value-type="float">
            <text:p>5.94488188976378</text:p>
          </table:table-cell>
          <table:table-cell table:formula="of:=[.$J$1]*[.$J$2]*[.D169]" office:value-type="float" office:value="82.8376587270341" calcext:value-type="float">
            <text:p>82.8376587270341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.98425196850394" calcext:value-type="float">
            <text:p>5.98425196850394</text:p>
          </table:table-cell>
          <table:table-cell table:formula="of:=[.$J$1]*[.$J$2]*[.D170]" office:value-type="float" office:value="83.3862524934384" calcext:value-type="float">
            <text:p>83.3862524934384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.98425196850394" calcext:value-type="float">
            <text:p>5.98425196850394</text:p>
          </table:table-cell>
          <table:table-cell table:formula="of:=[.$J$1]*[.$J$2]*[.D171]" office:value-type="float" office:value="83.3862524934384" calcext:value-type="float">
            <text:p>83.3862524934384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5.94488188976378" calcext:value-type="float">
            <text:p>5.94488188976378</text:p>
          </table:table-cell>
          <table:table-cell table:formula="of:=[.$J$1]*[.$J$2]*[.D172]" office:value-type="float" office:value="82.8376587270341" calcext:value-type="float">
            <text:p>82.8376587270341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.14173228346457" calcext:value-type="float">
            <text:p>1.14173228346457</text:p>
          </table:table-cell>
          <table:table-cell table:formula="of:=[.$J$1]*[.$J$2]*[.D173]" office:value-type="float" office:value="15.9092192257218" calcext:value-type="float">
            <text:p>15.9092192257218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.53543307086614" calcext:value-type="float">
            <text:p>1.53543307086614</text:p>
          </table:table-cell>
          <table:table-cell table:formula="of:=[.$J$1]*[.$J$2]*[.D174]" office:value-type="float" office:value="21.3951568897638" calcext:value-type="float">
            <text:p>21.3951568897638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.08661417322835" calcext:value-type="float">
            <text:p>2.08661417322835</text:p>
          </table:table-cell>
          <table:table-cell table:formula="of:=[.$J$1]*[.$J$2]*[.D175]" office:value-type="float" office:value="29.0754696194226" calcext:value-type="float">
            <text:p>29.0754696194226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.51968503937008" calcext:value-type="float">
            <text:p>2.51968503937008</text:p>
          </table:table-cell>
          <table:table-cell table:formula="of:=[.$J$1]*[.$J$2]*[.D176]" office:value-type="float" office:value="35.1100010498688" calcext:value-type="float">
            <text:p>35.1100010498688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.8740157480315" calcext:value-type="float">
            <text:p>2.8740157480315</text:p>
          </table:table-cell>
          <table:table-cell table:formula="of:=[.$J$1]*[.$J$2]*[.D177]" office:value-type="float" office:value="40.0473449475066" calcext:value-type="float">
            <text:p>40.0473449475066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178]" office:value-type="float" office:value="43.887501312336" calcext:value-type="float">
            <text:p>43.887501312336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.46456692913386" calcext:value-type="float">
            <text:p>3.46456692913386</text:p>
          </table:table-cell>
          <table:table-cell table:formula="of:=[.$J$1]*[.$J$2]*[.D179]" office:value-type="float" office:value="48.2762514435696" calcext:value-type="float">
            <text:p>48.2762514435696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.85826771653543" calcext:value-type="float">
            <text:p>3.85826771653543</text:p>
          </table:table-cell>
          <table:table-cell table:formula="of:=[.$J$1]*[.$J$2]*[.D180]" office:value-type="float" office:value="53.7621891076115" calcext:value-type="float">
            <text:p>53.7621891076115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6.06299212598425" calcext:value-type="float">
            <text:p>6.06299212598425</text:p>
          </table:table-cell>
          <table:table-cell table:formula="of:=[.$J$1]*[.$J$2]*[.D181]" office:value-type="float" office:value="84.4834400262467" calcext:value-type="float">
            <text:p>84.4834400262467</text:p>
          </table:table-cell>
          <table:table-cell table:number-columns-repeated="22"/>
        </table:table-row>
      </table:table>
      <table:table table:name="group_7" table:style-name="ta1">
        <table:table-column table:style-name="co1" table:number-columns-repeated="28" table:default-cell-style-name="Default"/>
        <table:table-row table:style-name="ro1">
          <table:table-cell office:value-type="string" calcext:value-type="string">
            <text:p>Velocity [MPH]</text:p>
          </table:table-cell>
          <table:table-cell office:value-type="string" calcext:value-type="string">
            <text:p>Angle of Attack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Manometer Reading [in]</text:p>
          </table:table-cell>
          <table:table-cell office:value-type="string" calcext:value-type="string">
            <text:p>Pressure [psi]</text:p>
          </table:table-cell>
          <table:table-cell office:value-type="string" calcext:value-type="string">
            <text:p>Cl</text:p>
          </table:table-cell>
          <table:table-cell table:number-columns-repeated="2"/>
          <table:table-cell office:value-type="string" calcext:value-type="string">
            <text:p>Density of H2O</text:p>
          </table:table-cell>
          <table:table-cell table:formula="of:=(62.3148)/(12^3)" office:value-type="float" office:value="0.0360618055555556" calcext:value-type="float">
            <text:p>0.0360618055555556</text:p>
          </table:table-cell>
          <table:table-cell office:value-type="string" calcext:value-type="string">
            <text:p>lbf/in^3</text:p>
          </table:table-cell>
          <table:table-cell table:number-columns-repeated="4"/>
          <table:table-cell office:value-type="string" calcext:value-type="string">
            <text:p>angle (deg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51870078740157" calcext:value-type="float">
            <text:p>3.51870078740157</text:p>
          </table:table-cell>
          <table:table-cell table:formula="of:=[.$J$1]*[.$J$2]*[.D2]" office:value-type="float" office:value="49.0305678723753" calcext:value-type="float">
            <text:p>49.0305678723753</text:p>
          </table:table-cell>
          <table:table-cell table:number-columns-repeated="3"/>
          <table:table-cell office:value-type="string" calcext:value-type="string">
            <text:p>Gravity</text:p>
          </table:table-cell>
          <table:table-cell table:formula="of:=32.2*12" office:value-type="float" office:value="386.4" calcext:value-type="float">
            <text:p>386.4</text:p>
          </table:table-cell>
          <table:table-cell office:value-type="string" calcext:value-type="string">
            <text:p>in/s^2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string" calcext:value-type="string">
            <text:p>atm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3]" office:value-type="float" office:value="35.658594816273" calcext:value-type="float">
            <text:p>35.658594816273</text:p>
          </table:table-cell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^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8.9375" calcext:value-type="float">
            <text:p>8.937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7.125" calcext:value-type="float">
            <text:p>7.12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50984251968504" calcext:value-type="float">
            <text:p>2.50984251968504</text:p>
          </table:table-cell>
          <table:table-cell table:formula="of:=[.$J$1]*[.$J$2]*[.D4]" office:value-type="float" office:value="34.9728526082677" calcext:value-type="float">
            <text:p>34.9728526082677</text:p>
          </table:table-cell>
          <table:table-cell table:number-columns-repeated="3"/>
          <table:table-cell office:value-type="string" calcext:value-type="string">
            <text:p>mph→in/s</text:p>
          </table:table-cell>
          <table:table-cell office:value-type="float" office:value="17.60002" calcext:value-type="float">
            <text:p>17.6000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 office:value-type="float" office:value="6.5" calcext:value-type="float">
            <text:p>6.5</text:p>
          </table:table-cell>
          <table:table-cell office:value-type="float" office:value="5.625" calcext:value-type="float">
            <text:p>5.625</text:p>
          </table:table-cell>
          <table:table-cell office:value-type="float" office:value="5.125" calcext:value-type="float">
            <text:p>5.125</text:p>
          </table:table-cell>
          <table:table-cell office:value-type="float" office:value="6.675" calcext:value-type="float">
            <text:p>6.67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5]" office:value-type="float" office:value="35.658594816273" calcext:value-type="float">
            <text:p>35.658594816273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" office:value-type="float" office:value="6.375" calcext:value-type="float">
            <text:p>6.375</text:p>
          </table:table-cell>
          <table:table-cell office:value-type="float" office:value="5.875" calcext:value-type="float">
            <text:p>5.875</text:p>
          </table:table-cell>
          <table:table-cell office:value-type="float" office:value="6.375" calcext:value-type="float">
            <text:p>6.375</text:p>
          </table:table-cell>
          <table:table-cell office:value-type="float" office:value="6.75" calcext:value-type="float">
            <text:p>6.7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60826771653543" calcext:value-type="float">
            <text:p>2.60826771653543</text:p>
          </table:table-cell>
          <table:table-cell table:formula="of:=[.$J$1]*[.$J$2]*[.D6]" office:value-type="float" office:value="36.3443370242782" calcext:value-type="float">
            <text:p>36.3443370242782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2" office:value-type="float" office:value="6.5" calcext:value-type="float">
            <text:p>6.5</text:p>
          </table:table-cell>
          <table:table-cell office:value-type="float" office:value="6.125" calcext:value-type="float">
            <text:p>6.125</text:p>
          </table:table-cell>
          <table:table-cell office:value-type="float" office:value="6.875" calcext:value-type="float">
            <text:p>6.875</text:p>
          </table:table-cell>
          <table:table-cell office:value-type="float" office:value="6.75" calcext:value-type="float">
            <text:p>6.7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65748031496063" calcext:value-type="float">
            <text:p>2.65748031496063</text:p>
          </table:table-cell>
          <table:table-cell table:formula="of:=[.$J$1]*[.$J$2]*[.D7]" office:value-type="float" office:value="37.0300792322835" calcext:value-type="float">
            <text:p>37.030079232283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6.625" calcext:value-type="float">
            <text:p>6.625</text:p>
          </table:table-cell>
          <table:table-cell office:value-type="float" office:value="6.675" calcext:value-type="float">
            <text:p>6.675</text:p>
          </table:table-cell>
          <table:table-cell office:value-type="float" office:value="6.125" calcext:value-type="float">
            <text:p>6.125</text:p>
          </table:table-cell>
          <table:table-cell office:value-type="float" office:value="7" calcext:value-type="float">
            <text:p>7</text:p>
          </table:table-cell>
          <table:table-cell office:value-type="float" office:value="6.675" calcext:value-type="float">
            <text:p>6.67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.65748031496063" calcext:value-type="float">
            <text:p>2.65748031496063</text:p>
          </table:table-cell>
          <table:table-cell table:formula="of:=[.$J$1]*[.$J$2]*[.D8]" office:value-type="float" office:value="37.0300792322835" calcext:value-type="float">
            <text:p>37.0300792322835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6.75" calcext:value-type="float">
            <text:p>6.75</text:p>
          </table:table-cell>
          <table:table-cell office:value-type="float" office:value="6.875" calcext:value-type="float">
            <text:p>6.875</text:p>
          </table:table-cell>
          <table:table-cell office:value-type="float" office:value="6.75" calcext:value-type="float">
            <text:p>6.75</text:p>
          </table:table-cell>
          <table:table-cell office:value-type="float" office:value="7.0625" calcext:value-type="float">
            <text:p>7.0625</text:p>
          </table:table-cell>
          <table:table-cell office:value-type="float" office:value="6.675" calcext:value-type="float">
            <text:p>6.67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75590551181102" calcext:value-type="float">
            <text:p>2.75590551181102</text:p>
          </table:table-cell>
          <table:table-cell table:formula="of:=[.$J$1]*[.$J$2]*[.D9]" office:value-type="float" office:value="38.4015636482939" calcext:value-type="float">
            <text:p>38.4015636482939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2" office:value-type="float" office:value="6.75" calcext:value-type="float">
            <text:p>6.75</text:p>
          </table:table-cell>
          <table:table-cell office:value-type="float" office:value="7.875" calcext:value-type="float">
            <text:p>7.875</text:p>
          </table:table-cell>
          <table:table-cell office:value-type="float" office:value="6.9375" calcext:value-type="float">
            <text:p>6.9375</text:p>
          </table:table-cell>
          <table:table-cell office:value-type="float" office:value="6.675" calcext:value-type="float">
            <text:p>6.67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.85433070866142" calcext:value-type="float">
            <text:p>2.85433070866142</text:p>
          </table:table-cell>
          <table:table-cell table:formula="of:=[.$J$1]*[.$J$2]*[.D10]" office:value-type="float" office:value="39.7730480643045" calcext:value-type="float">
            <text:p>39.7730480643045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.125" calcext:value-type="float">
            <text:p>7.125</text:p>
          </table:table-cell>
          <table:table-cell office:value-type="float" office:value="7" calcext:value-type="float">
            <text:p>7</text:p>
          </table:table-cell>
          <table:table-cell office:value-type="float" office:value="6.675" calcext:value-type="float">
            <text:p>6.67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.87893700787402" calcext:value-type="float">
            <text:p>2.87893700787402</text:p>
          </table:table-cell>
          <table:table-cell table:formula="of:=[.$J$1]*[.$J$2]*[.D11]" office:value-type="float" office:value="40.1159191683072" calcext:value-type="float">
            <text:p>40.1159191683072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7.25" calcext:value-type="float">
            <text:p>7.25</text:p>
          </table:table-cell>
          <table:table-cell table:number-columns-repeated="2" office:value-type="float" office:value="7.375" calcext:value-type="float">
            <text:p>7.375</text:p>
          </table:table-cell>
          <table:table-cell office:value-type="float" office:value="7.0625" calcext:value-type="float">
            <text:p>7.0625</text:p>
          </table:table-cell>
          <table:table-cell office:value-type="float" office:value="6.675" calcext:value-type="float">
            <text:p>6.67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.95275590551181" calcext:value-type="float">
            <text:p>2.95275590551181</text:p>
          </table:table-cell>
          <table:table-cell table:formula="of:=[.$J$1]*[.$J$2]*[.D12]" office:value-type="float" office:value="41.144532480315" calcext:value-type="float">
            <text:p>41.144532480315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7.3125" calcext:value-type="float">
            <text:p>7.3125</text:p>
          </table:table-cell>
          <table:table-cell office:value-type="float" office:value="7.25" calcext:value-type="float">
            <text:p>7.25</text:p>
          </table:table-cell>
          <table:table-cell office:value-type="float" office:value="8.125" calcext:value-type="float">
            <text:p>8.125</text:p>
          </table:table-cell>
          <table:table-cell office:value-type="float" office:value="8.875" calcext:value-type="float">
            <text:p>8.875</text:p>
          </table:table-cell>
          <table:table-cell office:value-type="float" office:value="8.625" calcext:value-type="float">
            <text:p>8.62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.95275590551181" calcext:value-type="float">
            <text:p>2.95275590551181</text:p>
          </table:table-cell>
          <table:table-cell table:formula="of:=[.$J$1]*[.$J$2]*[.D13]" office:value-type="float" office:value="41.144532480315" calcext:value-type="float">
            <text:p>41.144532480315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7.5" calcext:value-type="float">
            <text:p>7.5</text:p>
          </table:table-cell>
          <table:table-cell office:value-type="float" office:value="7.375" calcext:value-type="float">
            <text:p>7.375</text:p>
          </table:table-cell>
          <table:table-cell office:value-type="float" office:value="8.125" calcext:value-type="float">
            <text:p>8.125</text:p>
          </table:table-cell>
          <table:table-cell office:value-type="float" office:value="8.675" calcext:value-type="float">
            <text:p>8.675</text:p>
          </table:table-cell>
          <table:table-cell office:value-type="float" office:value="8.375" calcext:value-type="float">
            <text:p>8.37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.95275590551181" calcext:value-type="float">
            <text:p>2.95275590551181</text:p>
          </table:table-cell>
          <table:table-cell table:formula="of:=[.$J$1]*[.$J$2]*[.D14]" office:value-type="float" office:value="41.144532480315" calcext:value-type="float">
            <text:p>41.144532480315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number-columns-repeated="2" office:value-type="float" office:value="7.5" calcext:value-type="float">
            <text:p>7.5</text:p>
          </table:table-cell>
          <table:table-cell office:value-type="float" office:value="8" calcext:value-type="float">
            <text:p>8</text:p>
          </table:table-cell>
          <table:table-cell office:value-type="float" office:value="8.375" calcext:value-type="float">
            <text:p>8.375</text:p>
          </table:table-cell>
          <table:table-cell office:value-type="float" office:value="8.125" calcext:value-type="float">
            <text:p>8.12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.90354330708661" calcext:value-type="float">
            <text:p>2.90354330708661</text:p>
          </table:table-cell>
          <table:table-cell table:formula="of:=[.$J$1]*[.$J$2]*[.D15]" office:value-type="float" office:value="40.4587902723097" calcext:value-type="float">
            <text:p>40.4587902723097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number-columns-repeated="2" office:value-type="float" office:value="7.5" calcext:value-type="float">
            <text:p>7.5</text:p>
          </table:table-cell>
          <table:table-cell office:value-type="float" office:value="7.875" calcext:value-type="float">
            <text:p>7.875</text:p>
          </table:table-cell>
          <table:table-cell office:value-type="float" office:value="8.25" calcext:value-type="float">
            <text:p>8.25</text:p>
          </table:table-cell>
          <table:table-cell office:value-type="float" office:value="7.875" calcext:value-type="float">
            <text:p>7.87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.90354330708661" calcext:value-type="float">
            <text:p>2.90354330708661</text:p>
          </table:table-cell>
          <table:table-cell table:formula="of:=[.$J$1]*[.$J$2]*[.D16]" office:value-type="float" office:value="40.4587902723097" calcext:value-type="float">
            <text:p>40.4587902723097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number-columns-repeated="2" office:value-type="float" office:value="7.375" calcext:value-type="float">
            <text:p>7.375</text:p>
          </table:table-cell>
          <table:table-cell office:value-type="float" office:value="7.75" calcext:value-type="float">
            <text:p>7.75</text:p>
          </table:table-cell>
          <table:table-cell office:value-type="float" office:value="8" calcext:value-type="float">
            <text:p>8</text:p>
          </table:table-cell>
          <table:table-cell office:value-type="float" office:value="7.75" calcext:value-type="float">
            <text:p>7.7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.92814960629921" calcext:value-type="float">
            <text:p>2.92814960629921</text:p>
          </table:table-cell>
          <table:table-cell table:formula="of:=[.$J$1]*[.$J$2]*[.D17]" office:value-type="float" office:value="40.8016613763123" calcext:value-type="float">
            <text:p>40.8016613763123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7.375" calcext:value-type="float">
            <text:p>7.375</text:p>
          </table:table-cell>
          <table:table-cell office:value-type="float" office:value="7.5" calcext:value-type="float">
            <text:p>7.5</text:p>
          </table:table-cell>
          <table:table-cell office:value-type="float" office:value="7.75" calcext:value-type="float">
            <text:p>7.75</text:p>
          </table:table-cell>
          <table:table-cell office:value-type="float" office:value="8" calcext:value-type="float">
            <text:p>8</text:p>
          </table:table-cell>
          <table:table-cell office:value-type="float" office:value="7.75" calcext:value-type="float">
            <text:p>7.7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.90354330708661" calcext:value-type="float">
            <text:p>2.90354330708661</text:p>
          </table:table-cell>
          <table:table-cell table:formula="of:=[.$J$1]*[.$J$2]*[.D18]" office:value-type="float" office:value="40.4587902723097" calcext:value-type="float">
            <text:p>40.4587902723097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7.4375" calcext:value-type="float">
            <text:p>7.4375</text:p>
          </table:table-cell>
          <table:table-cell office:value-type="float" office:value="7.375" calcext:value-type="float">
            <text:p>7.375</text:p>
          </table:table-cell>
          <table:table-cell office:value-type="float" office:value="7.625" calcext:value-type="float">
            <text:p>7.625</text:p>
          </table:table-cell>
          <table:table-cell office:value-type="float" office:value="7.875" calcext:value-type="float">
            <text:p>7.875</text:p>
          </table:table-cell>
          <table:table-cell office:value-type="float" office:value="7.675" calcext:value-type="float">
            <text:p>7.67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.60826771653543" calcext:value-type="float">
            <text:p>2.60826771653543</text:p>
          </table:table-cell>
          <table:table-cell table:formula="of:=[.$J$1]*[.$J$2]*[.D19]" office:value-type="float" office:value="36.3443370242782" calcext:value-type="float">
            <text:p>36.3443370242782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office:value-type="float" office:value="7.375" calcext:value-type="float">
            <text:p>7.375</text:p>
          </table:table-cell>
          <table:table-cell table:number-columns-repeated="2"/>
          <table:table-cell office:value-type="float" office:value="7.675" calcext:value-type="float">
            <text:p>7.675</text:p>
          </table:table-cell>
          <table:table-cell office:value-type="float" office:value="7.375" calcext:value-type="float">
            <text:p>7.375</text:p>
          </table:table-cell>
          <table:table-cell table:number-columns-repeated="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6.625" calcext:value-type="float">
            <text:p>6.625</text:p>
          </table:table-cell>
          <table:table-cell table:number-columns-repeated="2"/>
          <table:table-cell office:value-type="float" office:value="4.375" calcext:value-type="float">
            <text:p>4.375</text:p>
          </table:table-cell>
          <table:table-cell office:value-type="float" office:value="5.125" calcext:value-type="float">
            <text:p>5.125</text:p>
          </table:table-cell>
          <table:table-cell table:number-columns-repeated="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7"/>
          <table:table-cell office:value-type="string" calcext:value-type="string">
            <text:p>cm→in</text:p>
          </table:table-cell>
          <table:table-cell table:formula="of:=1/(2.54)" office:value-type="float" office:value="0.393700787401575" calcext:value-type="float">
            <text:p>0.393700787401575</text:p>
          </table:table-cell>
          <table:table-cell table:number-columns-repeated="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2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string" calcext:value-type="string">
            <text:p>angle (deg)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string" calcext:value-type="string">
            <text:p>Port</text:p>
          </table:table-cell>
          <table:table-cell office:value-type="string" calcext:value-type="string">
            <text:p>in</text:p>
          </table:table-cell>
          <table:table-cell table:style-name="ce1" table:number-columns-repeated="2"/>
          <table:table-cell table:number-columns-repeated="2" office:value-type="string" calcext:value-type="string">
            <text:p>in</text:p>
          </table:table-cell>
          <table:table-cell table:number-columns-repeated="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formula="of:=[.Q3]*[.$X$21]" office:value-type="float" office:value="3.51870078740157" calcext:value-type="float">
            <text:p>3.51870078740157</text:p>
          </table:table-cell>
          <table:table-cell table:style-name="ce1" table:number-columns-repeated="2"/>
          <table:table-cell table:formula="of:=[.T3]*[.$X$21]" office:value-type="float" office:value="1.77165354330709" calcext:value-type="float">
            <text:p>1.77165354330709</text:p>
          </table:table-cell>
          <table:table-cell table:formula="of:=[.U3]*[.$X$21]" office:value-type="float" office:value="2.80511811023622" calcext:value-type="float">
            <text:p>2.80511811023622</text:p>
          </table:table-cell>
          <table:table-cell table:number-columns-repeated="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formula="of:=[.Q4]*[.$X$21]" office:value-type="float" office:value="2.55905511811024" calcext:value-type="float">
            <text:p>2.55905511811024</text:p>
          </table:table-cell>
          <table:table-cell table:style-name="ce1" table:number-columns-repeated="2"/>
          <table:table-cell table:formula="of:=[.T4]*[.$X$21]" office:value-type="float" office:value="2.01771653543307" calcext:value-type="float">
            <text:p>2.01771653543307</text:p>
          </table:table-cell>
          <table:table-cell table:formula="of:=[.U4]*[.$X$21]" office:value-type="float" office:value="2.62795275590551" calcext:value-type="float">
            <text:p>2.62795275590551</text:p>
          </table:table-cell>
          <table:table-cell table:number-columns-repeated="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formula="of:=[.Q5]*[.$X$21]" office:value-type="float" office:value="2.50984251968504" calcext:value-type="float">
            <text:p>2.50984251968504</text:p>
          </table:table-cell>
          <table:table-cell table:style-name="ce1" table:number-columns-repeated="2"/>
          <table:table-cell table:formula="of:=[.T5]*[.$X$21]" office:value-type="float" office:value="2.50984251968504" calcext:value-type="float">
            <text:p>2.50984251968504</text:p>
          </table:table-cell>
          <table:table-cell table:formula="of:=[.U5]*[.$X$21]" office:value-type="float" office:value="2.65748031496063" calcext:value-type="float">
            <text:p>2.65748031496063</text:p>
          </table:table-cell>
          <table:table-cell table:number-columns-repeated="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formula="of:=[.Q6]*[.$X$21]" office:value-type="float" office:value="2.55905511811024" calcext:value-type="float">
            <text:p>2.55905511811024</text:p>
          </table:table-cell>
          <table:table-cell table:style-name="ce1" table:number-columns-repeated="2"/>
          <table:table-cell table:formula="of:=[.T6]*[.$X$21]" office:value-type="float" office:value="2.70669291338583" calcext:value-type="float">
            <text:p>2.70669291338583</text:p>
          </table:table-cell>
          <table:table-cell table:formula="of:=[.U6]*[.$X$21]" office:value-type="float" office:value="2.65748031496063" calcext:value-type="float">
            <text:p>2.65748031496063</text:p>
          </table:table-cell>
          <table:table-cell table:number-columns-repeated="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formula="of:=[.Q7]*[.$X$21]" office:value-type="float" office:value="2.60826771653543" calcext:value-type="float">
            <text:p>2.60826771653543</text:p>
          </table:table-cell>
          <table:table-cell table:style-name="ce1" table:number-columns-repeated="2"/>
          <table:table-cell table:formula="of:=[.T7]*[.$X$21]" office:value-type="float" office:value="2.75590551181102" calcext:value-type="float">
            <text:p>2.75590551181102</text:p>
          </table:table-cell>
          <table:table-cell table:formula="of:=[.U7]*[.$X$21]" office:value-type="float" office:value="2.62795275590551" calcext:value-type="float">
            <text:p>2.62795275590551</text:p>
          </table:table-cell>
          <table:table-cell table:number-columns-repeated="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formula="of:=[.Q8]*[.$X$21]" office:value-type="float" office:value="2.65748031496063" calcext:value-type="float">
            <text:p>2.65748031496063</text:p>
          </table:table-cell>
          <table:table-cell table:style-name="ce1" table:number-columns-repeated="2"/>
          <table:table-cell table:formula="of:=[.T8]*[.$X$21]" office:value-type="float" office:value="2.78051181102362" calcext:value-type="float">
            <text:p>2.78051181102362</text:p>
          </table:table-cell>
          <table:table-cell table:formula="of:=[.U8]*[.$X$21]" office:value-type="float" office:value="2.62795275590551" calcext:value-type="float">
            <text:p>2.62795275590551</text:p>
          </table:table-cell>
          <table:table-cell table:number-columns-repeated="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formula="of:=[.Q9]*[.$X$21]" office:value-type="float" office:value="2.65748031496063" calcext:value-type="float">
            <text:p>2.65748031496063</text:p>
          </table:table-cell>
          <table:table-cell table:style-name="ce1" table:number-columns-repeated="2"/>
          <table:table-cell table:formula="of:=[.T9]*[.$X$21]" office:value-type="float" office:value="2.73129921259842" calcext:value-type="float">
            <text:p>2.73129921259842</text:p>
          </table:table-cell>
          <table:table-cell table:formula="of:=[.U9]*[.$X$21]" office:value-type="float" office:value="2.62795275590551" calcext:value-type="float">
            <text:p>2.62795275590551</text:p>
          </table:table-cell>
          <table:table-cell table:number-columns-repeated="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formula="of:=[.Q10]*[.$X$21]" office:value-type="float" office:value="2.75590551181102" calcext:value-type="float">
            <text:p>2.75590551181102</text:p>
          </table:table-cell>
          <table:table-cell table:style-name="ce1" table:number-columns-repeated="2"/>
          <table:table-cell table:formula="of:=[.T10]*[.$X$21]" office:value-type="float" office:value="2.75590551181102" calcext:value-type="float">
            <text:p>2.75590551181102</text:p>
          </table:table-cell>
          <table:table-cell table:formula="of:=[.U10]*[.$X$21]" office:value-type="float" office:value="2.62795275590551" calcext:value-type="float">
            <text:p>2.62795275590551</text:p>
          </table:table-cell>
          <table:table-cell table:number-columns-repeated="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formula="of:=[.Q11]*[.$X$21]" office:value-type="float" office:value="2.85433070866142" calcext:value-type="float">
            <text:p>2.85433070866142</text:p>
          </table:table-cell>
          <table:table-cell table:style-name="ce1" table:number-columns-repeated="2"/>
          <table:table-cell table:formula="of:=[.T11]*[.$X$21]" office:value-type="float" office:value="2.78051181102362" calcext:value-type="float">
            <text:p>2.78051181102362</text:p>
          </table:table-cell>
          <table:table-cell table:formula="of:=[.U11]*[.$X$21]" office:value-type="float" office:value="2.62795275590551" calcext:value-type="float">
            <text:p>2.62795275590551</text:p>
          </table:table-cell>
          <table:table-cell table:number-columns-repeated="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formula="of:=[.Q12]*[.$X$21]" office:value-type="float" office:value="2.87893700787402" calcext:value-type="float">
            <text:p>2.87893700787402</text:p>
          </table:table-cell>
          <table:table-cell table:style-name="ce1" table:number-columns-repeated="2"/>
          <table:table-cell table:formula="of:=[.T12]*[.$X$21]" office:value-type="float" office:value="3.49409448818898" calcext:value-type="float">
            <text:p>3.49409448818898</text:p>
          </table:table-cell>
          <table:table-cell table:formula="of:=[.U12]*[.$X$21]" office:value-type="float" office:value="3.39566929133858" calcext:value-type="float">
            <text:p>3.39566929133858</text:p>
          </table:table-cell>
          <table:table-cell table:number-columns-repeated="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formula="of:=[.Q13]*[.$X$21]" office:value-type="float" office:value="2.95275590551181" calcext:value-type="float">
            <text:p>2.95275590551181</text:p>
          </table:table-cell>
          <table:table-cell table:style-name="ce1" table:number-columns-repeated="2"/>
          <table:table-cell table:formula="of:=[.T13]*[.$X$21]" office:value-type="float" office:value="3.41535433070866" calcext:value-type="float">
            <text:p>3.41535433070866</text:p>
          </table:table-cell>
          <table:table-cell table:formula="of:=[.U13]*[.$X$21]" office:value-type="float" office:value="3.29724409448819" calcext:value-type="float">
            <text:p>3.29724409448819</text:p>
          </table:table-cell>
          <table:table-cell table:number-columns-repeated="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formula="of:=[.Q14]*[.$X$21]" office:value-type="float" office:value="2.95275590551181" calcext:value-type="float">
            <text:p>2.95275590551181</text:p>
          </table:table-cell>
          <table:table-cell table:style-name="ce1" table:number-columns-repeated="2"/>
          <table:table-cell table:formula="of:=[.T14]*[.$X$21]" office:value-type="float" office:value="3.29724409448819" calcext:value-type="float">
            <text:p>3.29724409448819</text:p>
          </table:table-cell>
          <table:table-cell table:formula="of:=[.U14]*[.$X$21]" office:value-type="float" office:value="3.19881889763779" calcext:value-type="float">
            <text:p>3.19881889763779</text:p>
          </table:table-cell>
          <table:table-cell table:number-columns-repeated="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formula="of:=[.Q15]*[.$X$21]" office:value-type="float" office:value="2.95275590551181" calcext:value-type="float">
            <text:p>2.95275590551181</text:p>
          </table:table-cell>
          <table:table-cell table:style-name="ce1" table:number-columns-repeated="2"/>
          <table:table-cell table:formula="of:=[.T15]*[.$X$21]" office:value-type="float" office:value="3.24803149606299" calcext:value-type="float">
            <text:p>3.24803149606299</text:p>
          </table:table-cell>
          <table:table-cell table:formula="of:=[.U15]*[.$X$21]" office:value-type="float" office:value="3.1003937007874" calcext:value-type="float">
            <text:p>3.1003937007874</text:p>
          </table:table-cell>
          <table:table-cell table:number-columns-repeated="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formula="of:=[.Q16]*[.$X$21]" office:value-type="float" office:value="2.90354330708661" calcext:value-type="float">
            <text:p>2.90354330708661</text:p>
          </table:table-cell>
          <table:table-cell table:style-name="ce1" table:number-columns-repeated="2"/>
          <table:table-cell table:formula="of:=[.T16]*[.$X$21]" office:value-type="float" office:value="3.1496062992126" calcext:value-type="float">
            <text:p>3.1496062992126</text:p>
          </table:table-cell>
          <table:table-cell table:formula="of:=[.U16]*[.$X$21]" office:value-type="float" office:value="3.0511811023622" calcext:value-type="float">
            <text:p>3.0511811023622</text:p>
          </table:table-cell>
          <table:table-cell table:number-columns-repeated="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formula="of:=[.Q17]*[.$X$21]" office:value-type="float" office:value="2.90354330708661" calcext:value-type="float">
            <text:p>2.90354330708661</text:p>
          </table:table-cell>
          <table:table-cell table:style-name="ce1" table:number-columns-repeated="2"/>
          <table:table-cell table:formula="of:=[.T17]*[.$X$21]" office:value-type="float" office:value="3.1496062992126" calcext:value-type="float">
            <text:p>3.1496062992126</text:p>
          </table:table-cell>
          <table:table-cell table:formula="of:=[.U17]*[.$X$21]" office:value-type="float" office:value="3.0511811023622" calcext:value-type="float">
            <text:p>3.0511811023622</text:p>
          </table:table-cell>
          <table:table-cell table:number-columns-repeated="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formula="of:=[.Q18]*[.$X$21]" office:value-type="float" office:value="2.92814960629921" calcext:value-type="float">
            <text:p>2.92814960629921</text:p>
          </table:table-cell>
          <table:table-cell table:style-name="ce1" table:number-columns-repeated="2"/>
          <table:table-cell table:formula="of:=[.T18]*[.$X$21]" office:value-type="float" office:value="3.1003937007874" calcext:value-type="float">
            <text:p>3.1003937007874</text:p>
          </table:table-cell>
          <table:table-cell table:formula="of:=[.U18]*[.$X$21]" office:value-type="float" office:value="3.02165354330709" calcext:value-type="float">
            <text:p>3.02165354330709</text:p>
          </table:table-cell>
          <table:table-cell table:number-columns-repeated="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table:formula="of:=[.Q19]*[.$X$21]" office:value-type="float" office:value="2.90354330708661" calcext:value-type="float">
            <text:p>2.90354330708661</text:p>
          </table:table-cell>
          <table:table-cell table:style-name="ce1" table:number-columns-repeated="2"/>
          <table:table-cell table:formula="of:=[.T19]*[.$X$21]" office:value-type="float" office:value="3.02165354330709" calcext:value-type="float">
            <text:p>3.02165354330709</text:p>
          </table:table-cell>
          <table:table-cell table:formula="of:=[.U19]*[.$X$21]" office:value-type="float" office:value="2.90354330708661" calcext:value-type="float">
            <text:p>2.90354330708661</text:p>
          </table:table-cell>
          <table:table-cell table:number-columns-repeated="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formula="of:=[.Q20]*[.$X$21]" office:value-type="float" office:value="2.60826771653543" calcext:value-type="float">
            <text:p>2.60826771653543</text:p>
          </table:table-cell>
          <table:table-cell table:style-name="ce1" table:number-columns-repeated="2"/>
          <table:table-cell table:formula="of:=[.T20]*[.$X$21]" office:value-type="float" office:value="1.72244094488189" calcext:value-type="float">
            <text:p>1.72244094488189</text:p>
          </table:table-cell>
          <table:table-cell table:formula="of:=[.U20]*[.$X$21]" office:value-type="float" office:value="2.01771653543307" calcext:value-type="float">
            <text:p>2.01771653543307</text:p>
          </table:table-cell>
          <table:table-cell table:number-columns-repeated="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2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2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string" calcext:value-type="string">
            <text:p>Vel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Vel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string" calcext:value-type="string">
            <text:p>angle (deg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ngle (deg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string" calcext:value-type="string">
            <text:p>atm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.5" calcext:value-type="float">
            <text:p>10.5</text:p>
          </table:table-cell>
          <table:table-cell office:value-type="float" office:value="10.125" calcext:value-type="float">
            <text:p>10.125</text:p>
          </table:table-cell>
          <table:table-cell office:value-type="float" office:value="9.875" calcext:value-type="float">
            <text:p>9.875</text:p>
          </table:table-cell>
          <table:table-cell/>
          <table:table-cell office:value-type="string" calcext:value-type="string">
            <text:p>atm</text:p>
          </table:table-cell>
          <table:table-cell table:formula="of:=12-[.Q47]" office:value-type="float" office:value="2" calcext:value-type="float">
            <text:p>2</text:p>
          </table:table-cell>
          <table:table-cell table:formula="of:=12-[.R47]" office:value-type="float" office:value="2" calcext:value-type="float">
            <text:p>2</text:p>
          </table:table-cell>
          <table:table-cell table:formula="of:=12-[.S47]" office:value-type="float" office:value="1.5" calcext:value-type="float">
            <text:p>1.5</text:p>
          </table:table-cell>
          <table:table-cell table:formula="of:=12-[.T47]" office:value-type="float" office:value="1.875" calcext:value-type="float">
            <text:p>1.875</text:p>
          </table:table-cell>
          <table:table-cell table:formula="of:=12-[.U47]" office:value-type="float" office:value="2.125" calcext:value-type="float">
            <text:p>2.125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10.25" calcext:value-type="float">
            <text:p>10.25</text:p>
          </table:table-cell>
          <table:table-cell office:value-type="float" office:value="8.625" calcext:value-type="float">
            <text:p>8.625</text:p>
          </table:table-cell>
          <table:table-cell office:value-type="float" office:value="3.75" calcext:value-type="float">
            <text:p>3.75</text:p>
          </table:table-cell>
          <table:table-cell office:value-type="float" office:value="1.875" calcext:value-type="float">
            <text:p>1.875</text:p>
          </table:table-cell>
          <table:table-cell office:value-type="float" office:value="6.875" calcext:value-type="float">
            <text:p>6.875</text:p>
          </table:table-cell>
          <table:table-cell/>
          <table:table-cell office:value-type="float" office:value="1" calcext:value-type="float">
            <text:p>1</text:p>
          </table:table-cell>
          <table:table-cell table:formula="of:=12-[.Q48]" office:value-type="float" office:value="1.75" calcext:value-type="float">
            <text:p>1.75</text:p>
          </table:table-cell>
          <table:table-cell table:formula="of:=12-[.R48]" office:value-type="float" office:value="3.375" calcext:value-type="float">
            <text:p>3.375</text:p>
          </table:table-cell>
          <table:table-cell table:formula="of:=12-[.S48]" office:value-type="float" office:value="8.25" calcext:value-type="float">
            <text:p>8.25</text:p>
          </table:table-cell>
          <table:table-cell table:formula="of:=12-[.T48]" office:value-type="float" office:value="10.125" calcext:value-type="float">
            <text:p>10.125</text:p>
          </table:table-cell>
          <table:table-cell table:formula="of:=12-[.U48]" office:value-type="float" office:value="5.125" calcext:value-type="float">
            <text:p>5.125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5.75" calcext:value-type="float">
            <text:p>5.75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3.25" calcext:value-type="float">
            <text:p>3.25</text:p>
          </table:table-cell>
          <table:table-cell office:value-type="float" office:value="5.875" calcext:value-type="float">
            <text:p>5.875</text:p>
          </table:table-cell>
          <table:table-cell/>
          <table:table-cell office:value-type="float" office:value="2" calcext:value-type="float">
            <text:p>2</text:p>
          </table:table-cell>
          <table:table-cell table:formula="of:=12-[.Q49]" office:value-type="float" office:value="6.25" calcext:value-type="float">
            <text:p>6.25</text:p>
          </table:table-cell>
          <table:table-cell table:formula="of:=12-[.R49]" office:value-type="float" office:value="8" calcext:value-type="float">
            <text:p>8</text:p>
          </table:table-cell>
          <table:table-cell table:formula="of:=12-[.S49]" office:value-type="float" office:value="9.5" calcext:value-type="float">
            <text:p>9.5</text:p>
          </table:table-cell>
          <table:table-cell table:formula="of:=12-[.T49]" office:value-type="float" office:value="8.75" calcext:value-type="float">
            <text:p>8.75</text:p>
          </table:table-cell>
          <table:table-cell table:formula="of:=12-[.U49]" office:value-type="float" office:value="6.125" calcext:value-type="float">
            <text:p>6.125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4.375" calcext:value-type="float">
            <text:p>4.375</text:p>
          </table:table-cell>
          <table:table-cell office:value-type="float" office:value="3.375" calcext:value-type="float">
            <text:p>3.375</text:p>
          </table:table-cell>
          <table:table-cell table:number-columns-repeated="2" office:value-type="float" office:value="5.875" calcext:value-type="float">
            <text:p>5.875</text:p>
          </table:table-cell>
          <table:table-cell/>
          <table:table-cell office:value-type="float" office:value="3" calcext:value-type="float">
            <text:p>3</text:p>
          </table:table-cell>
          <table:table-cell table:formula="of:=12-[.Q50]" office:value-type="float" office:value="6.5" calcext:value-type="float">
            <text:p>6.5</text:p>
          </table:table-cell>
          <table:table-cell table:formula="of:=12-[.R50]" office:value-type="float" office:value="7.625" calcext:value-type="float">
            <text:p>7.625</text:p>
          </table:table-cell>
          <table:table-cell table:formula="of:=12-[.S50]" office:value-type="float" office:value="8.625" calcext:value-type="float">
            <text:p>8.625</text:p>
          </table:table-cell>
          <table:table-cell table:formula="of:=12-[.T50]" office:value-type="float" office:value="6.125" calcext:value-type="float">
            <text:p>6.125</text:p>
          </table:table-cell>
          <table:table-cell table:formula="of:=12-[.U50]" office:value-type="float" office:value="6.125" calcext:value-type="float">
            <text:p>6.125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.625" calcext:value-type="float">
            <text:p>5.625</text:p>
          </table:table-cell>
          <table:table-cell office:value-type="float" office:value="4.875" calcext:value-type="float">
            <text:p>4.875</text:p>
          </table:table-cell>
          <table:table-cell office:value-type="float" office:value="4.75" calcext:value-type="float">
            <text:p>4.75</text:p>
          </table:table-cell>
          <table:table-cell office:value-type="float" office:value="6.625" calcext:value-type="float">
            <text:p>6.625</text:p>
          </table:table-cell>
          <table:table-cell office:value-type="float" office:value="5.875" calcext:value-type="float">
            <text:p>5.875</text:p>
          </table:table-cell>
          <table:table-cell/>
          <table:table-cell office:value-type="float" office:value="4" calcext:value-type="float">
            <text:p>4</text:p>
          </table:table-cell>
          <table:table-cell table:formula="of:=12-[.Q51]" office:value-type="float" office:value="6.375" calcext:value-type="float">
            <text:p>6.375</text:p>
          </table:table-cell>
          <table:table-cell table:formula="of:=12-[.R51]" office:value-type="float" office:value="7.125" calcext:value-type="float">
            <text:p>7.125</text:p>
          </table:table-cell>
          <table:table-cell table:formula="of:=12-[.S51]" office:value-type="float" office:value="7.25" calcext:value-type="float">
            <text:p>7.25</text:p>
          </table:table-cell>
          <table:table-cell table:formula="of:=12-[.T51]" office:value-type="float" office:value="5.375" calcext:value-type="float">
            <text:p>5.375</text:p>
          </table:table-cell>
          <table:table-cell table:formula="of:=12-[.U51]" office:value-type="float" office:value="6.125" calcext:value-type="float">
            <text:p>6.125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5.875" calcext:value-type="float">
            <text:p>5.875</text:p>
          </table:table-cell>
          <table:table-cell office:value-type="float" office:value="5.25" calcext:value-type="float">
            <text:p>5.25</text:p>
          </table:table-cell>
          <table:table-cell office:value-type="float" office:value="5.625" calcext:value-type="float">
            <text:p>5.625</text:p>
          </table:table-cell>
          <table:table-cell office:value-type="float" office:value="6.5" calcext:value-type="float">
            <text:p>6.5</text:p>
          </table:table-cell>
          <table:table-cell office:value-type="float" office:value="5.875" calcext:value-type="float">
            <text:p>5.875</text:p>
          </table:table-cell>
          <table:table-cell/>
          <table:table-cell office:value-type="float" office:value="5" calcext:value-type="float">
            <text:p>5</text:p>
          </table:table-cell>
          <table:table-cell table:formula="of:=12-[.Q52]" office:value-type="float" office:value="6.125" calcext:value-type="float">
            <text:p>6.125</text:p>
          </table:table-cell>
          <table:table-cell table:formula="of:=12-[.R52]" office:value-type="float" office:value="6.75" calcext:value-type="float">
            <text:p>6.75</text:p>
          </table:table-cell>
          <table:table-cell table:formula="of:=12-[.S52]" office:value-type="float" office:value="6.375" calcext:value-type="float">
            <text:p>6.375</text:p>
          </table:table-cell>
          <table:table-cell table:formula="of:=12-[.T52]" office:value-type="float" office:value="5.5" calcext:value-type="float">
            <text:p>5.5</text:p>
          </table:table-cell>
          <table:table-cell table:formula="of:=12-[.U52]" office:value-type="float" office:value="6.125" calcext:value-type="float">
            <text:p>6.125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6.125" calcext:value-type="float">
            <text:p>6.125</text:p>
          </table:table-cell>
          <table:table-cell table:number-columns-repeated="2" office:value-type="float" office:value="6.25" calcext:value-type="float">
            <text:p>6.25</text:p>
          </table:table-cell>
          <table:table-cell office:value-type="float" office:value="6.625" calcext:value-type="float">
            <text:p>6.625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float" office:value="6" calcext:value-type="float">
            <text:p>6</text:p>
          </table:table-cell>
          <table:table-cell table:formula="of:=12-[.Q53]" office:value-type="float" office:value="5.875" calcext:value-type="float">
            <text:p>5.875</text:p>
          </table:table-cell>
          <table:table-cell table:formula="of:=12-[.R53]" office:value-type="float" office:value="5.75" calcext:value-type="float">
            <text:p>5.75</text:p>
          </table:table-cell>
          <table:table-cell table:formula="of:=12-[.S53]" office:value-type="float" office:value="5.75" calcext:value-type="float">
            <text:p>5.75</text:p>
          </table:table-cell>
          <table:table-cell table:formula="of:=12-[.T53]" office:value-type="float" office:value="5.375" calcext:value-type="float">
            <text:p>5.375</text:p>
          </table:table-cell>
          <table:table-cell table:formula="of:=12-[.U53]" office:value-type="float" office:value="6.25" calcext:value-type="float">
            <text:p>6.25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6.375" calcext:value-type="float">
            <text:p>6.375</text:p>
          </table:table-cell>
          <table:table-cell office:value-type="float" office:value="6.5" calcext:value-type="float">
            <text:p>6.5</text:p>
          </table:table-cell>
          <table:table-cell office:value-type="float" office:value="6.75" calcext:value-type="float">
            <text:p>6.75</text:p>
          </table:table-cell>
          <table:table-cell office:value-type="float" office:value="6.5" calcext:value-type="float">
            <text:p>6.5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float" office:value="7" calcext:value-type="float">
            <text:p>7</text:p>
          </table:table-cell>
          <table:table-cell table:formula="of:=12-[.Q54]" office:value-type="float" office:value="5.625" calcext:value-type="float">
            <text:p>5.625</text:p>
          </table:table-cell>
          <table:table-cell table:formula="of:=12-[.R54]" office:value-type="float" office:value="5.5" calcext:value-type="float">
            <text:p>5.5</text:p>
          </table:table-cell>
          <table:table-cell table:formula="of:=12-[.S54]" office:value-type="float" office:value="5.25" calcext:value-type="float">
            <text:p>5.25</text:p>
          </table:table-cell>
          <table:table-cell table:formula="of:=12-[.T54]" office:value-type="float" office:value="5.5" calcext:value-type="float">
            <text:p>5.5</text:p>
          </table:table-cell>
          <table:table-cell table:formula="of:=12-[.U54]" office:value-type="float" office:value="6.25" calcext:value-type="float">
            <text:p>6.25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6.75" calcext:value-type="float">
            <text:p>6.75</text:p>
          </table:table-cell>
          <table:table-cell office:value-type="float" office:value="6.875" calcext:value-type="float">
            <text:p>6.875</text:p>
          </table:table-cell>
          <table:table-cell office:value-type="float" office:value="7.375" calcext:value-type="float">
            <text:p>7.375</text:p>
          </table:table-cell>
          <table:table-cell office:value-type="float" office:value="6.5" calcext:value-type="float">
            <text:p>6.5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float" office:value="8" calcext:value-type="float">
            <text:p>8</text:p>
          </table:table-cell>
          <table:table-cell table:formula="of:=12-[.Q55]" office:value-type="float" office:value="5.25" calcext:value-type="float">
            <text:p>5.25</text:p>
          </table:table-cell>
          <table:table-cell table:formula="of:=12-[.R55]" office:value-type="float" office:value="5.125" calcext:value-type="float">
            <text:p>5.125</text:p>
          </table:table-cell>
          <table:table-cell table:formula="of:=12-[.S55]" office:value-type="float" office:value="4.625" calcext:value-type="float">
            <text:p>4.625</text:p>
          </table:table-cell>
          <table:table-cell table:formula="of:=12-[.T55]" office:value-type="float" office:value="5.5" calcext:value-type="float">
            <text:p>5.5</text:p>
          </table:table-cell>
          <table:table-cell table:formula="of:=12-[.U55]"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56]" office:value-type="float" office:value="24.686719488189" calcext:value-type="float">
            <text:p>24.686719488189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2" office:value-type="float" office:value="7.375" calcext:value-type="float">
            <text:p>7.375</text:p>
          </table:table-cell>
          <table:table-cell office:value-type="float" office:value="7.75" calcext:value-type="float">
            <text:p>7.75</text:p>
          </table:table-cell>
          <table:table-cell office:value-type="float" office:value="6.5" calcext:value-type="float">
            <text:p>6.5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float" office:value="9" calcext:value-type="float">
            <text:p>9</text:p>
          </table:table-cell>
          <table:table-cell table:formula="of:=12-[.Q56]" office:value-type="float" office:value="4.625" calcext:value-type="float">
            <text:p>4.625</text:p>
          </table:table-cell>
          <table:table-cell table:formula="of:=12-[.R56]" office:value-type="float" office:value="4.625" calcext:value-type="float">
            <text:p>4.625</text:p>
          </table:table-cell>
          <table:table-cell table:formula="of:=12-[.S56]" office:value-type="float" office:value="4.25" calcext:value-type="float">
            <text:p>4.25</text:p>
          </table:table-cell>
          <table:table-cell table:formula="of:=12-[.T56]" office:value-type="float" office:value="5.5" calcext:value-type="float">
            <text:p>5.5</text:p>
          </table:table-cell>
          <table:table-cell table:formula="of:=12-[.U56]"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.01771653543307" calcext:value-type="float">
            <text:p>2.01771653543307</text:p>
          </table:table-cell>
          <table:table-cell table:formula="of:=[.$J$1]*[.$J$2]*[.D57]" office:value-type="float" office:value="28.1154305282152" calcext:value-type="float">
            <text:p>28.1154305282152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6.875" calcext:value-type="float">
            <text:p>6.875</text:p>
          </table:table-cell>
          <table:table-cell office:value-type="float" office:value="8.75" calcext:value-type="float">
            <text:p>8.75</text:p>
          </table:table-cell>
          <table:table-cell office:value-type="float" office:value="9.875" calcext:value-type="float">
            <text:p>9.875</text:p>
          </table:table-cell>
          <table:table-cell office:value-type="float" office:value="9.75" calcext:value-type="float">
            <text:p>9.75</text:p>
          </table:table-cell>
          <table:table-cell office:value-type="float" office:value="9.25" calcext:value-type="float">
            <text:p>9.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12-[.Q57]" office:value-type="float" office:value="5.125" calcext:value-type="float">
            <text:p>5.125</text:p>
          </table:table-cell>
          <table:table-cell table:formula="of:=12-[.R57]" office:value-type="float" office:value="3.25" calcext:value-type="float">
            <text:p>3.25</text:p>
          </table:table-cell>
          <table:table-cell table:formula="of:=12-[.S57]" office:value-type="float" office:value="2.125" calcext:value-type="float">
            <text:p>2.125</text:p>
          </table:table-cell>
          <table:table-cell table:formula="of:=12-[.T57]" office:value-type="float" office:value="2.25" calcext:value-type="float">
            <text:p>2.25</text:p>
          </table:table-cell>
          <table:table-cell table:formula="of:=12-[.U57]"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.50984251968504" calcext:value-type="float">
            <text:p>2.50984251968504</text:p>
          </table:table-cell>
          <table:table-cell table:formula="of:=[.$J$1]*[.$J$2]*[.D58]" office:value-type="float" office:value="34.9728526082677" calcext:value-type="float">
            <text:p>34.9728526082677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7.25" calcext:value-type="float">
            <text:p>7.25</text:p>
          </table:table-cell>
          <table:table-cell office:value-type="float" office:value="8.75" calcext:value-type="float">
            <text:p>8.75</text:p>
          </table:table-cell>
          <table:table-cell table:number-columns-repeated="2" office:value-type="float" office:value="9.5" calcext:value-type="float">
            <text:p>9.5</text:p>
          </table:table-cell>
          <table:table-cell office:value-type="float" office:value="8.875" calcext:value-type="float">
            <text:p>8.87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12-[.Q58]" office:value-type="float" office:value="4.75" calcext:value-type="float">
            <text:p>4.75</text:p>
          </table:table-cell>
          <table:table-cell table:formula="of:=12-[.R58]" office:value-type="float" office:value="3.25" calcext:value-type="float">
            <text:p>3.25</text:p>
          </table:table-cell>
          <table:table-cell table:formula="of:=12-[.S58]" office:value-type="float" office:value="2.5" calcext:value-type="float">
            <text:p>2.5</text:p>
          </table:table-cell>
          <table:table-cell table:formula="of:=12-[.T58]" office:value-type="float" office:value="2.5" calcext:value-type="float">
            <text:p>2.5</text:p>
          </table:table-cell>
          <table:table-cell table:formula="of:=12-[.U58]"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.70669291338583" calcext:value-type="float">
            <text:p>2.70669291338583</text:p>
          </table:table-cell>
          <table:table-cell table:formula="of:=[.$J$1]*[.$J$2]*[.D59]" office:value-type="float" office:value="37.7158214402888" calcext:value-type="float">
            <text:p>37.7158214402888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7.75" calcext:value-type="float">
            <text:p>7.75</text:p>
          </table:table-cell>
          <table:table-cell office:value-type="float" office:value="8.5" calcext:value-type="float">
            <text:p>8.5</text:p>
          </table:table-cell>
          <table:table-cell office:value-type="float" office:value="9.25" calcext:value-type="float">
            <text:p>9.25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.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12-[.Q59]" office:value-type="float" office:value="4.25" calcext:value-type="float">
            <text:p>4.25</text:p>
          </table:table-cell>
          <table:table-cell table:formula="of:=12-[.R59]" office:value-type="float" office:value="3.5" calcext:value-type="float">
            <text:p>3.5</text:p>
          </table:table-cell>
          <table:table-cell table:formula="of:=12-[.S59]" office:value-type="float" office:value="2.75" calcext:value-type="float">
            <text:p>2.75</text:p>
          </table:table-cell>
          <table:table-cell table:formula="of:=12-[.T59]" office:value-type="float" office:value="3" calcext:value-type="float">
            <text:p>3</text:p>
          </table:table-cell>
          <table:table-cell table:formula="of:=12-[.U59]"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.75590551181102" calcext:value-type="float">
            <text:p>2.75590551181102</text:p>
          </table:table-cell>
          <table:table-cell table:formula="of:=[.$J$1]*[.$J$2]*[.D60]" office:value-type="float" office:value="38.4015636482939" calcext:value-type="float">
            <text:p>38.4015636482939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7.75" calcext:value-type="float">
            <text:p>7.75</text:p>
          </table:table-cell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office:value-type="float" office:value="8.75" calcext:value-type="float">
            <text:p>8.75</text:p>
          </table:table-cell>
          <table:table-cell office:value-type="float" office:value="8.25" calcext:value-type="float">
            <text:p>8.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12-[.Q60]" office:value-type="float" office:value="4.25" calcext:value-type="float">
            <text:p>4.25</text:p>
          </table:table-cell>
          <table:table-cell table:formula="of:=12-[.R60]" office:value-type="float" office:value="3.5" calcext:value-type="float">
            <text:p>3.5</text:p>
          </table:table-cell>
          <table:table-cell table:formula="of:=12-[.S60]" office:value-type="float" office:value="3" calcext:value-type="float">
            <text:p>3</text:p>
          </table:table-cell>
          <table:table-cell table:formula="of:=12-[.T60]" office:value-type="float" office:value="3.25" calcext:value-type="float">
            <text:p>3.25</text:p>
          </table:table-cell>
          <table:table-cell table:formula="of:=12-[.U60]"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.78051181102362" calcext:value-type="float">
            <text:p>2.78051181102362</text:p>
          </table:table-cell>
          <table:table-cell table:formula="of:=[.$J$1]*[.$J$2]*[.D61]" office:value-type="float" office:value="38.7444347522966" calcext:value-type="float">
            <text:p>38.7444347522966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7.75" calcext:value-type="float">
            <text:p>7.75</text:p>
          </table:table-cell>
          <table:table-cell office:value-type="float" office:value="8.125" calcext:value-type="float">
            <text:p>8.125</text:p>
          </table:table-cell>
          <table:table-cell office:value-type="float" office:value="8.75" calcext:value-type="float">
            <text:p>8.75</text:p>
          </table:table-cell>
          <table:table-cell office:value-type="float" office:value="8.5" calcext:value-type="float">
            <text:p>8.5</text:p>
          </table:table-cell>
          <table:table-cell office:value-type="float" office:value="7.875" calcext:value-type="float">
            <text:p>7.87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12-[.Q61]" office:value-type="float" office:value="4.25" calcext:value-type="float">
            <text:p>4.25</text:p>
          </table:table-cell>
          <table:table-cell table:formula="of:=12-[.R61]" office:value-type="float" office:value="3.875" calcext:value-type="float">
            <text:p>3.875</text:p>
          </table:table-cell>
          <table:table-cell table:formula="of:=12-[.S61]" office:value-type="float" office:value="3.25" calcext:value-type="float">
            <text:p>3.25</text:p>
          </table:table-cell>
          <table:table-cell table:formula="of:=12-[.T61]" office:value-type="float" office:value="3.5" calcext:value-type="float">
            <text:p>3.5</text:p>
          </table:table-cell>
          <table:table-cell table:formula="of:=12-[.U61]" office:value-type="float" office:value="4.125" calcext:value-type="float">
            <text:p>4.1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.73129921259842" calcext:value-type="float">
            <text:p>2.73129921259842</text:p>
          </table:table-cell>
          <table:table-cell table:formula="of:=[.$J$1]*[.$J$2]*[.D62]" office:value-type="float" office:value="38.0586925442913" calcext:value-type="float">
            <text:p>38.0586925442913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7.675" calcext:value-type="float">
            <text:p>7.675</text:p>
          </table:table-cell>
          <table:table-cell office:value-type="float" office:value="8.125" calcext:value-type="float">
            <text:p>8.125</text:p>
          </table:table-cell>
          <table:table-cell office:value-type="float" office:value="8.625" calcext:value-type="float">
            <text:p>8.625</text:p>
          </table:table-cell>
          <table:table-cell office:value-type="float" office:value="8.375" calcext:value-type="float">
            <text:p>8.375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12-[.Q62]" office:value-type="float" office:value="4.325" calcext:value-type="float">
            <text:p>4.325</text:p>
          </table:table-cell>
          <table:table-cell table:formula="of:=12-[.R62]" office:value-type="float" office:value="3.875" calcext:value-type="float">
            <text:p>3.875</text:p>
          </table:table-cell>
          <table:table-cell table:formula="of:=12-[.S62]" office:value-type="float" office:value="3.375" calcext:value-type="float">
            <text:p>3.375</text:p>
          </table:table-cell>
          <table:table-cell table:formula="of:=12-[.T62]" office:value-type="float" office:value="3.625" calcext:value-type="float">
            <text:p>3.625</text:p>
          </table:table-cell>
          <table:table-cell table:formula="of:=12-[.U62]"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.75590551181102" calcext:value-type="float">
            <text:p>2.75590551181102</text:p>
          </table:table-cell>
          <table:table-cell table:formula="of:=[.$J$1]*[.$J$2]*[.D63]" office:value-type="float" office:value="38.4015636482939" calcext:value-type="float">
            <text:p>38.4015636482939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7.75" calcext:value-type="float">
            <text:p>7.75</text:p>
          </table:table-cell>
          <table:table-cell office:value-type="float" office:value="8.125" calcext:value-type="float">
            <text:p>8.125</text:p>
          </table:table-cell>
          <table:table-cell office:value-type="float" office:value="8.5" calcext:value-type="float">
            <text:p>8.5</text:p>
          </table:table-cell>
          <table:table-cell office:value-type="float" office:value="8.125" calcext:value-type="float">
            <text:p>8.125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12-[.Q63]" office:value-type="float" office:value="4.25" calcext:value-type="float">
            <text:p>4.25</text:p>
          </table:table-cell>
          <table:table-cell table:formula="of:=12-[.R63]" office:value-type="float" office:value="3.875" calcext:value-type="float">
            <text:p>3.875</text:p>
          </table:table-cell>
          <table:table-cell table:formula="of:=12-[.S63]" office:value-type="float" office:value="3.5" calcext:value-type="float">
            <text:p>3.5</text:p>
          </table:table-cell>
          <table:table-cell table:formula="of:=12-[.T63]" office:value-type="float" office:value="3.875" calcext:value-type="float">
            <text:p>3.875</text:p>
          </table:table-cell>
          <table:table-cell table:formula="of:=12-[.U63]"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.78051181102362" calcext:value-type="float">
            <text:p>2.78051181102362</text:p>
          </table:table-cell>
          <table:table-cell table:formula="of:=[.$J$1]*[.$J$2]*[.D64]" office:value-type="float" office:value="38.7444347522966" calcext:value-type="float">
            <text:p>38.7444347522966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office:value-type="float" office:value="7.875" calcext:value-type="float">
            <text:p>7.875</text:p>
          </table:table-cell>
          <table:table-cell office:value-type="float" office:value="8.375" calcext:value-type="float">
            <text:p>8.375</text:p>
          </table:table-cell>
          <table:table-cell office:value-type="float" office:value="7.875" calcext:value-type="float">
            <text:p>7.875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12-[.Q64]" office:value-type="float" office:value="4.5" calcext:value-type="float">
            <text:p>4.5</text:p>
          </table:table-cell>
          <table:table-cell table:formula="of:=12-[.R64]" office:value-type="float" office:value="4.125" calcext:value-type="float">
            <text:p>4.125</text:p>
          </table:table-cell>
          <table:table-cell table:formula="of:=12-[.S64]" office:value-type="float" office:value="3.625" calcext:value-type="float">
            <text:p>3.625</text:p>
          </table:table-cell>
          <table:table-cell table:formula="of:=12-[.T64]" office:value-type="float" office:value="4.125" calcext:value-type="float">
            <text:p>4.125</text:p>
          </table:table-cell>
          <table:table-cell table:formula="of:=12-[.U64]"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.49409448818898" calcext:value-type="float">
            <text:p>3.49409448818898</text:p>
          </table:table-cell>
          <table:table-cell table:formula="of:=[.$J$1]*[.$J$2]*[.D65]" office:value-type="float" office:value="48.6876967683728" calcext:value-type="float">
            <text:p>48.6876967683728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4.125" calcext:value-type="float">
            <text:p>4.125</text:p>
          </table:table-cell>
          <table:table-cell office:value-type="float" office:value="2.5" calcext:value-type="float">
            <text:p>2.5</text:p>
          </table:table-cell>
          <table:table-cell office:value-type="float" office:value="1.875" calcext:value-type="float">
            <text:p>1.875</text:p>
          </table:table-cell>
          <table:table-cell office:value-type="float" office:value="4" calcext:value-type="float">
            <text:p>4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12-[.Q65]" office:value-type="float" office:value="7.875" calcext:value-type="float">
            <text:p>7.875</text:p>
          </table:table-cell>
          <table:table-cell table:formula="of:=12-[.R65]" office:value-type="float" office:value="9.5" calcext:value-type="float">
            <text:p>9.5</text:p>
          </table:table-cell>
          <table:table-cell table:formula="of:=12-[.S65]" office:value-type="float" office:value="10.125" calcext:value-type="float">
            <text:p>10.125</text:p>
          </table:table-cell>
          <table:table-cell table:formula="of:=12-[.T65]" office:value-type="float" office:value="8" calcext:value-type="float">
            <text:p>8</text:p>
          </table:table-cell>
          <table:table-cell table:formula="of:=12-[.U65]"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.41535433070866" calcext:value-type="float">
            <text:p>3.41535433070866</text:p>
          </table:table-cell>
          <table:table-cell table:formula="of:=[.$J$1]*[.$J$2]*[.D66]" office:value-type="float" office:value="47.5905092355643" calcext:value-type="float">
            <text:p>47.5905092355643</text:p>
          </table:table-cell>
          <table:table-cell table:number-columns-repeated="2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.29724409448819" calcext:value-type="float">
            <text:p>3.29724409448819</text:p>
          </table:table-cell>
          <table:table-cell table:formula="of:=[.$J$1]*[.$J$2]*[.D67]" office:value-type="float" office:value="45.9447279363517" calcext:value-type="float">
            <text:p>45.9447279363517</text:p>
          </table:table-cell>
          <table:table-cell table:number-columns-repeated="2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.24803149606299" calcext:value-type="float">
            <text:p>3.24803149606299</text:p>
          </table:table-cell>
          <table:table-cell table:formula="of:=[.$J$1]*[.$J$2]*[.D68]" office:value-type="float" office:value="45.2589857283464" calcext:value-type="float">
            <text:p>45.2589857283464</text:p>
          </table:table-cell>
          <table:table-cell table:number-columns-repeated="10"/>
          <table:table-cell office:value-type="string" calcext:value-type="string">
            <text:p>Vel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Vel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69]" office:value-type="float" office:value="43.887501312336" calcext:value-type="float">
            <text:p>43.887501312336</text:p>
          </table:table-cell>
          <table:table-cell table:number-columns-repeated="10"/>
          <table:table-cell office:value-type="string" calcext:value-type="string">
            <text:p>angle (deg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ngle (deg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70]" office:value-type="float" office:value="43.887501312336" calcext:value-type="float">
            <text:p>43.887501312336</text:p>
          </table:table-cell>
          <table:table-cell table:number-columns-repeated="10"/>
          <table:table-cell office:value-type="string" calcext:value-type="string">
            <text:p>port</text:p>
          </table:table-cell>
          <table:table-cell table:number-columns-repeated="5" office:value-type="string" calcext:value-type="string">
            <text:p>in</text:p>
          </table:table-cell>
          <table:table-cell/>
          <table:table-cell office:value-type="string" calcext:value-type="string">
            <text:p>port</text:p>
          </table:table-cell>
          <table:table-cell table:number-columns-repeated="5" office:value-type="string" calcext:value-type="string">
            <text:p>in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.1003937007874" calcext:value-type="float">
            <text:p>3.1003937007874</text:p>
          </table:table-cell>
          <table:table-cell table:formula="of:=[.$J$1]*[.$J$2]*[.D71]" office:value-type="float" office:value="43.2017591043307" calcext:value-type="float">
            <text:p>43.2017591043307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formula="of:=[.Q48]*[.$X$21]" office:value-type="float" office:value="4.03543307086614" calcext:value-type="float">
            <text:p>4.03543307086614</text:p>
          </table:table-cell>
          <table:table-cell table:formula="of:=[.R48]*[.$X$21]" office:value-type="float" office:value="3.39566929133858" calcext:value-type="float">
            <text:p>3.39566929133858</text:p>
          </table:table-cell>
          <table:table-cell table:formula="of:=[.S48]*[.$X$21]" office:value-type="float" office:value="1.47637795275591" calcext:value-type="float">
            <text:p>1.47637795275591</text:p>
          </table:table-cell>
          <table:table-cell table:formula="of:=[.T48]*[.$X$21]" office:value-type="float" office:value="0.738188976377953" calcext:value-type="float">
            <text:p>0.738188976377953</text:p>
          </table:table-cell>
          <table:table-cell table:formula="of:=[.U48]*[.$X$21]" office:value-type="float" office:value="2.70669291338583" calcext:value-type="float">
            <text:p>2.7066929133858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X48]*[.$X$21]" office:value-type="float" office:value="0.688976377952756" calcext:value-type="float">
            <text:p>0.688976377952756</text:p>
          </table:table-cell>
          <table:table-cell table:formula="of:=[.Y48]*[.$X$21]" office:value-type="float" office:value="1.32874015748031" calcext:value-type="float">
            <text:p>1.32874015748031</text:p>
          </table:table-cell>
          <table:table-cell table:formula="of:=[.Z48]*[.$X$21]" office:value-type="float" office:value="3.24803149606299" calcext:value-type="float">
            <text:p>3.24803149606299</text:p>
          </table:table-cell>
          <table:table-cell table:formula="of:=[.AA48]*[.$X$21]" office:value-type="float" office:value="3.98622047244094" calcext:value-type="float">
            <text:p>3.98622047244094</text:p>
          </table:table-cell>
          <table:table-cell table:formula="of:=[.AB48]*[.$X$21]" office:value-type="float" office:value="2.01771653543307" calcext:value-type="float">
            <text:p>2.0177165354330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.02165354330709" calcext:value-type="float">
            <text:p>3.02165354330709</text:p>
          </table:table-cell>
          <table:table-cell table:formula="of:=[.$J$1]*[.$J$2]*[.D72]" office:value-type="float" office:value="42.1045715715224" calcext:value-type="float">
            <text:p>42.104571571522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formula="of:=[.Q49]*[.$X$21]" office:value-type="float" office:value="2.26377952755905" calcext:value-type="float">
            <text:p>2.26377952755905</text:p>
          </table:table-cell>
          <table:table-cell table:formula="of:=[.R49]*[.$X$21]" office:value-type="float" office:value="1.5748031496063" calcext:value-type="float">
            <text:p>1.5748031496063</text:p>
          </table:table-cell>
          <table:table-cell table:formula="of:=[.S49]*[.$X$21]" office:value-type="float" office:value="0.984251968503937" calcext:value-type="float">
            <text:p>0.984251968503937</text:p>
          </table:table-cell>
          <table:table-cell table:formula="of:=[.T49]*[.$X$21]" office:value-type="float" office:value="1.27952755905512" calcext:value-type="float">
            <text:p>1.27952755905512</text:p>
          </table:table-cell>
          <table:table-cell table:formula="of:=[.U49]*[.$X$21]" office:value-type="float" office:value="2.31299212598425" calcext:value-type="float">
            <text:p>2.3129921259842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X49]*[.$X$21]" office:value-type="float" office:value="2.46062992125984" calcext:value-type="float">
            <text:p>2.46062992125984</text:p>
          </table:table-cell>
          <table:table-cell table:formula="of:=[.Y49]*[.$X$21]" office:value-type="float" office:value="3.1496062992126" calcext:value-type="float">
            <text:p>3.1496062992126</text:p>
          </table:table-cell>
          <table:table-cell table:formula="of:=[.Z49]*[.$X$21]" office:value-type="float" office:value="3.74015748031496" calcext:value-type="float">
            <text:p>3.74015748031496</text:p>
          </table:table-cell>
          <table:table-cell table:formula="of:=[.AA49]*[.$X$21]" office:value-type="float" office:value="3.44488188976378" calcext:value-type="float">
            <text:p>3.44488188976378</text:p>
          </table:table-cell>
          <table:table-cell table:formula="of:=[.AB49]*[.$X$21]" office:value-type="float" office:value="2.41141732283465" calcext:value-type="float">
            <text:p>2.4114173228346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.72244094488189" calcext:value-type="float">
            <text:p>1.72244094488189</text:p>
          </table:table-cell>
          <table:table-cell table:formula="of:=[.$J$1]*[.$J$2]*[.D73]" office:value-type="float" office:value="24.0009772801837" calcext:value-type="float">
            <text:p>24.0009772801837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formula="of:=[.Q50]*[.$X$21]" office:value-type="float" office:value="2.16535433070866" calcext:value-type="float">
            <text:p>2.16535433070866</text:p>
          </table:table-cell>
          <table:table-cell table:formula="of:=[.R50]*[.$X$21]" office:value-type="float" office:value="1.72244094488189" calcext:value-type="float">
            <text:p>1.72244094488189</text:p>
          </table:table-cell>
          <table:table-cell table:formula="of:=[.S50]*[.$X$21]" office:value-type="float" office:value="1.32874015748031" calcext:value-type="float">
            <text:p>1.32874015748031</text:p>
          </table:table-cell>
          <table:table-cell table:formula="of:=[.T50]*[.$X$21]" office:value-type="float" office:value="2.31299212598425" calcext:value-type="float">
            <text:p>2.31299212598425</text:p>
          </table:table-cell>
          <table:table-cell table:formula="of:=[.U50]*[.$X$21]" office:value-type="float" office:value="2.31299212598425" calcext:value-type="float">
            <text:p>2.3129921259842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X50]*[.$X$21]" office:value-type="float" office:value="2.55905511811024" calcext:value-type="float">
            <text:p>2.55905511811024</text:p>
          </table:table-cell>
          <table:table-cell table:formula="of:=[.Y50]*[.$X$21]" office:value-type="float" office:value="3.00196850393701" calcext:value-type="float">
            <text:p>3.00196850393701</text:p>
          </table:table-cell>
          <table:table-cell table:formula="of:=[.Z50]*[.$X$21]" office:value-type="float" office:value="3.39566929133858" calcext:value-type="float">
            <text:p>3.39566929133858</text:p>
          </table:table-cell>
          <table:table-cell table:formula="of:=[.AA50]*[.$X$21]" office:value-type="float" office:value="2.41141732283465" calcext:value-type="float">
            <text:p>2.41141732283465</text:p>
          </table:table-cell>
          <table:table-cell table:formula="of:=[.AB50]*[.$X$21]" office:value-type="float" office:value="2.41141732283465" calcext:value-type="float">
            <text:p>2.4114173228346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.80511811023622" calcext:value-type="float">
            <text:p>2.80511811023622</text:p>
          </table:table-cell>
          <table:table-cell table:formula="of:=[.$J$1]*[.$J$2]*[.D74]" office:value-type="float" office:value="39.0873058562992" calcext:value-type="float">
            <text:p>39.0873058562992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formula="of:=[.Q51]*[.$X$21]" office:value-type="float" office:value="2.21456692913386" calcext:value-type="float">
            <text:p>2.21456692913386</text:p>
          </table:table-cell>
          <table:table-cell table:formula="of:=[.R51]*[.$X$21]" office:value-type="float" office:value="1.91929133858268" calcext:value-type="float">
            <text:p>1.91929133858268</text:p>
          </table:table-cell>
          <table:table-cell table:formula="of:=[.S51]*[.$X$21]" office:value-type="float" office:value="1.87007874015748" calcext:value-type="float">
            <text:p>1.87007874015748</text:p>
          </table:table-cell>
          <table:table-cell table:formula="of:=[.T51]*[.$X$21]" office:value-type="float" office:value="2.60826771653543" calcext:value-type="float">
            <text:p>2.60826771653543</text:p>
          </table:table-cell>
          <table:table-cell table:formula="of:=[.U51]*[.$X$21]" office:value-type="float" office:value="2.31299212598425" calcext:value-type="float">
            <text:p>2.3129921259842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X51]*[.$X$21]" office:value-type="float" office:value="2.50984251968504" calcext:value-type="float">
            <text:p>2.50984251968504</text:p>
          </table:table-cell>
          <table:table-cell table:formula="of:=[.Y51]*[.$X$21]" office:value-type="float" office:value="2.80511811023622" calcext:value-type="float">
            <text:p>2.80511811023622</text:p>
          </table:table-cell>
          <table:table-cell table:formula="of:=[.Z51]*[.$X$21]" office:value-type="float" office:value="2.85433070866142" calcext:value-type="float">
            <text:p>2.85433070866142</text:p>
          </table:table-cell>
          <table:table-cell table:formula="of:=[.AA51]*[.$X$21]" office:value-type="float" office:value="2.11614173228346" calcext:value-type="float">
            <text:p>2.11614173228346</text:p>
          </table:table-cell>
          <table:table-cell table:formula="of:=[.AB51]*[.$X$21]" office:value-type="float" office:value="2.41141732283465" calcext:value-type="float">
            <text:p>2.4114173228346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.62795275590551" calcext:value-type="float">
            <text:p>2.62795275590551</text:p>
          </table:table-cell>
          <table:table-cell table:formula="of:=[.$J$1]*[.$J$2]*[.D75]" office:value-type="float" office:value="36.6186339074803" calcext:value-type="float">
            <text:p>36.6186339074803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formula="of:=[.Q52]*[.$X$21]" office:value-type="float" office:value="2.31299212598425" calcext:value-type="float">
            <text:p>2.31299212598425</text:p>
          </table:table-cell>
          <table:table-cell table:formula="of:=[.R52]*[.$X$21]" office:value-type="float" office:value="2.06692913385827" calcext:value-type="float">
            <text:p>2.06692913385827</text:p>
          </table:table-cell>
          <table:table-cell table:formula="of:=[.S52]*[.$X$21]" office:value-type="float" office:value="2.21456692913386" calcext:value-type="float">
            <text:p>2.21456692913386</text:p>
          </table:table-cell>
          <table:table-cell table:formula="of:=[.T52]*[.$X$21]" office:value-type="float" office:value="2.55905511811024" calcext:value-type="float">
            <text:p>2.55905511811024</text:p>
          </table:table-cell>
          <table:table-cell table:formula="of:=[.U52]*[.$X$21]" office:value-type="float" office:value="2.31299212598425" calcext:value-type="float">
            <text:p>2.31299212598425</text:p>
          </table:table-cell>
          <table:table-cell/>
          <table:table-cell office:value-type="float" office:value="5" calcext:value-type="float">
            <text:p>5</text:p>
          </table:table-cell>
          <table:table-cell table:formula="of:=[.X52]*[.$X$21]" office:value-type="float" office:value="2.41141732283465" calcext:value-type="float">
            <text:p>2.41141732283465</text:p>
          </table:table-cell>
          <table:table-cell table:formula="of:=[.Y52]*[.$X$21]" office:value-type="float" office:value="2.65748031496063" calcext:value-type="float">
            <text:p>2.65748031496063</text:p>
          </table:table-cell>
          <table:table-cell table:formula="of:=[.Z52]*[.$X$21]" office:value-type="float" office:value="2.50984251968504" calcext:value-type="float">
            <text:p>2.50984251968504</text:p>
          </table:table-cell>
          <table:table-cell table:formula="of:=[.AA52]*[.$X$21]" office:value-type="float" office:value="2.16535433070866" calcext:value-type="float">
            <text:p>2.16535433070866</text:p>
          </table:table-cell>
          <table:table-cell table:formula="of:=[.AB52]*[.$X$21]" office:value-type="float" office:value="2.41141732283465" calcext:value-type="float">
            <text:p>2.4114173228346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.65748031496063" calcext:value-type="float">
            <text:p>2.65748031496063</text:p>
          </table:table-cell>
          <table:table-cell table:formula="of:=[.$J$1]*[.$J$2]*[.D76]" office:value-type="float" office:value="37.0300792322835" calcext:value-type="float">
            <text:p>37.0300792322835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formula="of:=[.Q53]*[.$X$21]" office:value-type="float" office:value="2.41141732283465" calcext:value-type="float">
            <text:p>2.41141732283465</text:p>
          </table:table-cell>
          <table:table-cell table:formula="of:=[.R53]*[.$X$21]" office:value-type="float" office:value="2.46062992125984" calcext:value-type="float">
            <text:p>2.46062992125984</text:p>
          </table:table-cell>
          <table:table-cell table:formula="of:=[.S53]*[.$X$21]" office:value-type="float" office:value="2.46062992125984" calcext:value-type="float">
            <text:p>2.46062992125984</text:p>
          </table:table-cell>
          <table:table-cell table:formula="of:=[.T53]*[.$X$21]" office:value-type="float" office:value="2.60826771653543" calcext:value-type="float">
            <text:p>2.60826771653543</text:p>
          </table:table-cell>
          <table:table-cell table:formula="of:=[.U53]*[.$X$21]" office:value-type="float" office:value="2.26377952755905" calcext:value-type="float">
            <text:p>2.2637795275590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X53]*[.$X$21]" office:value-type="float" office:value="2.31299212598425" calcext:value-type="float">
            <text:p>2.31299212598425</text:p>
          </table:table-cell>
          <table:table-cell table:formula="of:=[.Y53]*[.$X$21]" office:value-type="float" office:value="2.26377952755905" calcext:value-type="float">
            <text:p>2.26377952755905</text:p>
          </table:table-cell>
          <table:table-cell table:formula="of:=[.Z53]*[.$X$21]" office:value-type="float" office:value="2.26377952755905" calcext:value-type="float">
            <text:p>2.26377952755905</text:p>
          </table:table-cell>
          <table:table-cell table:formula="of:=[.AA53]*[.$X$21]" office:value-type="float" office:value="2.11614173228346" calcext:value-type="float">
            <text:p>2.11614173228346</text:p>
          </table:table-cell>
          <table:table-cell table:formula="of:=[.AB53]*[.$X$21]" office:value-type="float" office:value="2.46062992125984" calcext:value-type="float">
            <text:p>2.460629921259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.65748031496063" calcext:value-type="float">
            <text:p>2.65748031496063</text:p>
          </table:table-cell>
          <table:table-cell table:formula="of:=[.$J$1]*[.$J$2]*[.D77]" office:value-type="float" office:value="37.0300792322835" calcext:value-type="float">
            <text:p>37.0300792322835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formula="of:=[.Q54]*[.$X$21]" office:value-type="float" office:value="2.50984251968504" calcext:value-type="float">
            <text:p>2.50984251968504</text:p>
          </table:table-cell>
          <table:table-cell table:formula="of:=[.R54]*[.$X$21]" office:value-type="float" office:value="2.55905511811024" calcext:value-type="float">
            <text:p>2.55905511811024</text:p>
          </table:table-cell>
          <table:table-cell table:formula="of:=[.S54]*[.$X$21]" office:value-type="float" office:value="2.65748031496063" calcext:value-type="float">
            <text:p>2.65748031496063</text:p>
          </table:table-cell>
          <table:table-cell table:formula="of:=[.T54]*[.$X$21]" office:value-type="float" office:value="2.55905511811024" calcext:value-type="float">
            <text:p>2.55905511811024</text:p>
          </table:table-cell>
          <table:table-cell table:formula="of:=[.U54]*[.$X$21]" office:value-type="float" office:value="2.26377952755905" calcext:value-type="float">
            <text:p>2.26377952755905</text:p>
          </table:table-cell>
          <table:table-cell/>
          <table:table-cell office:value-type="float" office:value="7" calcext:value-type="float">
            <text:p>7</text:p>
          </table:table-cell>
          <table:table-cell table:formula="of:=[.X54]*[.$X$21]" office:value-type="float" office:value="2.21456692913386" calcext:value-type="float">
            <text:p>2.21456692913386</text:p>
          </table:table-cell>
          <table:table-cell table:formula="of:=[.Y54]*[.$X$21]" office:value-type="float" office:value="2.16535433070866" calcext:value-type="float">
            <text:p>2.16535433070866</text:p>
          </table:table-cell>
          <table:table-cell table:formula="of:=[.Z54]*[.$X$21]" office:value-type="float" office:value="2.06692913385827" calcext:value-type="float">
            <text:p>2.06692913385827</text:p>
          </table:table-cell>
          <table:table-cell table:formula="of:=[.AA54]*[.$X$21]" office:value-type="float" office:value="2.16535433070866" calcext:value-type="float">
            <text:p>2.16535433070866</text:p>
          </table:table-cell>
          <table:table-cell table:formula="of:=[.AB54]*[.$X$21]" office:value-type="float" office:value="2.46062992125984" calcext:value-type="float">
            <text:p>2.460629921259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.62795275590551" calcext:value-type="float">
            <text:p>2.62795275590551</text:p>
          </table:table-cell>
          <table:table-cell table:formula="of:=[.$J$1]*[.$J$2]*[.D78]" office:value-type="float" office:value="36.6186339074803" calcext:value-type="float">
            <text:p>36.6186339074803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formula="of:=[.Q55]*[.$X$21]" office:value-type="float" office:value="2.65748031496063" calcext:value-type="float">
            <text:p>2.65748031496063</text:p>
          </table:table-cell>
          <table:table-cell table:formula="of:=[.R55]*[.$X$21]" office:value-type="float" office:value="2.70669291338583" calcext:value-type="float">
            <text:p>2.70669291338583</text:p>
          </table:table-cell>
          <table:table-cell table:formula="of:=[.S55]*[.$X$21]" office:value-type="float" office:value="2.90354330708661" calcext:value-type="float">
            <text:p>2.90354330708661</text:p>
          </table:table-cell>
          <table:table-cell table:formula="of:=[.T55]*[.$X$21]" office:value-type="float" office:value="2.55905511811024" calcext:value-type="float">
            <text:p>2.55905511811024</text:p>
          </table:table-cell>
          <table:table-cell table:formula="of:=[.U55]*[.$X$21]" office:value-type="float" office:value="2.26377952755905" calcext:value-type="float">
            <text:p>2.26377952755905</text:p>
          </table:table-cell>
          <table:table-cell/>
          <table:table-cell office:value-type="float" office:value="8" calcext:value-type="float">
            <text:p>8</text:p>
          </table:table-cell>
          <table:table-cell table:formula="of:=[.X55]*[.$X$21]" office:value-type="float" office:value="2.06692913385827" calcext:value-type="float">
            <text:p>2.06692913385827</text:p>
          </table:table-cell>
          <table:table-cell table:formula="of:=[.Y55]*[.$X$21]" office:value-type="float" office:value="2.01771653543307" calcext:value-type="float">
            <text:p>2.01771653543307</text:p>
          </table:table-cell>
          <table:table-cell table:formula="of:=[.Z55]*[.$X$21]" office:value-type="float" office:value="1.82086614173228" calcext:value-type="float">
            <text:p>1.82086614173228</text:p>
          </table:table-cell>
          <table:table-cell table:formula="of:=[.AA55]*[.$X$21]" office:value-type="float" office:value="2.16535433070866" calcext:value-type="float">
            <text:p>2.16535433070866</text:p>
          </table:table-cell>
          <table:table-cell table:formula="of:=[.AB55]*[.$X$21]" office:value-type="float" office:value="2.46062992125984" calcext:value-type="float">
            <text:p>2.460629921259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.62795275590551" calcext:value-type="float">
            <text:p>2.62795275590551</text:p>
          </table:table-cell>
          <table:table-cell table:formula="of:=[.$J$1]*[.$J$2]*[.D79]" office:value-type="float" office:value="36.6186339074803" calcext:value-type="float">
            <text:p>36.6186339074803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formula="of:=[.Q56]*[.$X$21]" office:value-type="float" office:value="2.90354330708661" calcext:value-type="float">
            <text:p>2.90354330708661</text:p>
          </table:table-cell>
          <table:table-cell table:formula="of:=[.R56]*[.$X$21]" office:value-type="float" office:value="2.90354330708661" calcext:value-type="float">
            <text:p>2.90354330708661</text:p>
          </table:table-cell>
          <table:table-cell table:formula="of:=[.S56]*[.$X$21]" office:value-type="float" office:value="3.0511811023622" calcext:value-type="float">
            <text:p>3.0511811023622</text:p>
          </table:table-cell>
          <table:table-cell table:formula="of:=[.T56]*[.$X$21]" office:value-type="float" office:value="2.55905511811024" calcext:value-type="float">
            <text:p>2.55905511811024</text:p>
          </table:table-cell>
          <table:table-cell table:formula="of:=[.U56]*[.$X$21]" office:value-type="float" office:value="2.26377952755905" calcext:value-type="float">
            <text:p>2.26377952755905</text:p>
          </table:table-cell>
          <table:table-cell/>
          <table:table-cell office:value-type="float" office:value="9" calcext:value-type="float">
            <text:p>9</text:p>
          </table:table-cell>
          <table:table-cell table:formula="of:=[.X56]*[.$X$21]" office:value-type="float" office:value="1.82086614173228" calcext:value-type="float">
            <text:p>1.82086614173228</text:p>
          </table:table-cell>
          <table:table-cell table:formula="of:=[.Y56]*[.$X$21]" office:value-type="float" office:value="1.82086614173228" calcext:value-type="float">
            <text:p>1.82086614173228</text:p>
          </table:table-cell>
          <table:table-cell table:formula="of:=[.Z56]*[.$X$21]" office:value-type="float" office:value="1.67322834645669" calcext:value-type="float">
            <text:p>1.67322834645669</text:p>
          </table:table-cell>
          <table:table-cell table:formula="of:=[.AA56]*[.$X$21]" office:value-type="float" office:value="2.16535433070866" calcext:value-type="float">
            <text:p>2.16535433070866</text:p>
          </table:table-cell>
          <table:table-cell table:formula="of:=[.AB56]*[.$X$21]" office:value-type="float" office:value="2.46062992125984" calcext:value-type="float">
            <text:p>2.460629921259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.62795275590551" calcext:value-type="float">
            <text:p>2.62795275590551</text:p>
          </table:table-cell>
          <table:table-cell table:formula="of:=[.$J$1]*[.$J$2]*[.D80]" office:value-type="float" office:value="36.6186339074803" calcext:value-type="float">
            <text:p>36.6186339074803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formula="of:=[.Q57]*[.$X$21]" office:value-type="float" office:value="2.70669291338583" calcext:value-type="float">
            <text:p>2.70669291338583</text:p>
          </table:table-cell>
          <table:table-cell table:formula="of:=[.R57]*[.$X$21]" office:value-type="float" office:value="3.44488188976378" calcext:value-type="float">
            <text:p>3.44488188976378</text:p>
          </table:table-cell>
          <table:table-cell table:formula="of:=[.S57]*[.$X$21]" office:value-type="float" office:value="3.88779527559055" calcext:value-type="float">
            <text:p>3.88779527559055</text:p>
          </table:table-cell>
          <table:table-cell table:formula="of:=[.T57]*[.$X$21]" office:value-type="float" office:value="3.83858267716535" calcext:value-type="float">
            <text:p>3.83858267716535</text:p>
          </table:table-cell>
          <table:table-cell table:formula="of:=[.U57]*[.$X$21]" office:value-type="float" office:value="3.64173228346457" calcext:value-type="float">
            <text:p>3.6417322834645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X57]*[.$X$21]" office:value-type="float" office:value="2.01771653543307" calcext:value-type="float">
            <text:p>2.01771653543307</text:p>
          </table:table-cell>
          <table:table-cell table:formula="of:=[.Y57]*[.$X$21]" office:value-type="float" office:value="1.27952755905512" calcext:value-type="float">
            <text:p>1.27952755905512</text:p>
          </table:table-cell>
          <table:table-cell table:formula="of:=[.Z57]*[.$X$21]" office:value-type="float" office:value="0.836614173228346" calcext:value-type="float">
            <text:p>0.836614173228346</text:p>
          </table:table-cell>
          <table:table-cell table:formula="of:=[.AA57]*[.$X$21]" office:value-type="float" office:value="0.885826771653543" calcext:value-type="float">
            <text:p>0.885826771653543</text:p>
          </table:table-cell>
          <table:table-cell table:formula="of:=[.AB57]*[.$X$21]" office:value-type="float" office:value="1.08267716535433" calcext:value-type="float">
            <text:p>1.082677165354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.62795275590551" calcext:value-type="float">
            <text:p>2.62795275590551</text:p>
          </table:table-cell>
          <table:table-cell table:formula="of:=[.$J$1]*[.$J$2]*[.D81]" office:value-type="float" office:value="36.6186339074803" calcext:value-type="float">
            <text:p>36.6186339074803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formula="of:=[.Q58]*[.$X$21]" office:value-type="float" office:value="2.85433070866142" calcext:value-type="float">
            <text:p>2.85433070866142</text:p>
          </table:table-cell>
          <table:table-cell table:formula="of:=[.R58]*[.$X$21]" office:value-type="float" office:value="3.44488188976378" calcext:value-type="float">
            <text:p>3.44488188976378</text:p>
          </table:table-cell>
          <table:table-cell table:formula="of:=[.S58]*[.$X$21]" office:value-type="float" office:value="3.74015748031496" calcext:value-type="float">
            <text:p>3.74015748031496</text:p>
          </table:table-cell>
          <table:table-cell table:formula="of:=[.T58]*[.$X$21]" office:value-type="float" office:value="3.74015748031496" calcext:value-type="float">
            <text:p>3.74015748031496</text:p>
          </table:table-cell>
          <table:table-cell table:formula="of:=[.U58]*[.$X$21]" office:value-type="float" office:value="3.49409448818898" calcext:value-type="float">
            <text:p>3.4940944881889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X58]*[.$X$21]" office:value-type="float" office:value="1.87007874015748" calcext:value-type="float">
            <text:p>1.87007874015748</text:p>
          </table:table-cell>
          <table:table-cell table:formula="of:=[.Y58]*[.$X$21]" office:value-type="float" office:value="1.27952755905512" calcext:value-type="float">
            <text:p>1.27952755905512</text:p>
          </table:table-cell>
          <table:table-cell table:formula="of:=[.Z58]*[.$X$21]" office:value-type="float" office:value="0.984251968503937" calcext:value-type="float">
            <text:p>0.984251968503937</text:p>
          </table:table-cell>
          <table:table-cell table:formula="of:=[.AA58]*[.$X$21]" office:value-type="float" office:value="0.984251968503937" calcext:value-type="float">
            <text:p>0.984251968503937</text:p>
          </table:table-cell>
          <table:table-cell table:formula="of:=[.AB58]*[.$X$21]" office:value-type="float" office:value="1.23031496062992" calcext:value-type="float">
            <text:p>1.2303149606299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.62795275590551" calcext:value-type="float">
            <text:p>2.62795275590551</text:p>
          </table:table-cell>
          <table:table-cell table:formula="of:=[.$J$1]*[.$J$2]*[.D82]" office:value-type="float" office:value="36.6186339074803" calcext:value-type="float">
            <text:p>36.6186339074803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formula="of:=[.Q59]*[.$X$21]" office:value-type="float" office:value="3.0511811023622" calcext:value-type="float">
            <text:p>3.0511811023622</text:p>
          </table:table-cell>
          <table:table-cell table:formula="of:=[.R59]*[.$X$21]" office:value-type="float" office:value="3.34645669291339" calcext:value-type="float">
            <text:p>3.34645669291339</text:p>
          </table:table-cell>
          <table:table-cell table:formula="of:=[.S59]*[.$X$21]" office:value-type="float" office:value="3.64173228346457" calcext:value-type="float">
            <text:p>3.64173228346457</text:p>
          </table:table-cell>
          <table:table-cell table:formula="of:=[.T59]*[.$X$21]" office:value-type="float" office:value="3.54330708661417" calcext:value-type="float">
            <text:p>3.54330708661417</text:p>
          </table:table-cell>
          <table:table-cell table:formula="of:=[.U59]*[.$X$21]" office:value-type="float" office:value="3.34645669291339" calcext:value-type="float">
            <text:p>3.3464566929133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X59]*[.$X$21]" office:value-type="float" office:value="1.67322834645669" calcext:value-type="float">
            <text:p>1.67322834645669</text:p>
          </table:table-cell>
          <table:table-cell table:formula="of:=[.Y59]*[.$X$21]" office:value-type="float" office:value="1.37795275590551" calcext:value-type="float">
            <text:p>1.37795275590551</text:p>
          </table:table-cell>
          <table:table-cell table:formula="of:=[.Z59]*[.$X$21]" office:value-type="float" office:value="1.08267716535433" calcext:value-type="float">
            <text:p>1.08267716535433</text:p>
          </table:table-cell>
          <table:table-cell table:formula="of:=[.AA59]*[.$X$21]" office:value-type="float" office:value="1.18110236220472" calcext:value-type="float">
            <text:p>1.18110236220472</text:p>
          </table:table-cell>
          <table:table-cell table:formula="of:=[.AB59]*[.$X$21]" office:value-type="float" office:value="1.37795275590551" calcext:value-type="float">
            <text:p>1.3779527559055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.39566929133858" calcext:value-type="float">
            <text:p>3.39566929133858</text:p>
          </table:table-cell>
          <table:table-cell table:formula="of:=[.$J$1]*[.$J$2]*[.D83]" office:value-type="float" office:value="47.3162123523622" calcext:value-type="float">
            <text:p>47.3162123523622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formula="of:=[.Q60]*[.$X$21]" office:value-type="float" office:value="3.0511811023622" calcext:value-type="float">
            <text:p>3.0511811023622</text:p>
          </table:table-cell>
          <table:table-cell table:formula="of:=[.R60]*[.$X$21]" office:value-type="float" office:value="3.34645669291339" calcext:value-type="float">
            <text:p>3.34645669291339</text:p>
          </table:table-cell>
          <table:table-cell table:formula="of:=[.S60]*[.$X$21]" office:value-type="float" office:value="3.54330708661417" calcext:value-type="float">
            <text:p>3.54330708661417</text:p>
          </table:table-cell>
          <table:table-cell table:formula="of:=[.T60]*[.$X$21]" office:value-type="float" office:value="3.44488188976378" calcext:value-type="float">
            <text:p>3.44488188976378</text:p>
          </table:table-cell>
          <table:table-cell table:formula="of:=[.U60]*[.$X$21]" office:value-type="float" office:value="3.24803149606299" calcext:value-type="float">
            <text:p>3.2480314960629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X60]*[.$X$21]" office:value-type="float" office:value="1.67322834645669" calcext:value-type="float">
            <text:p>1.67322834645669</text:p>
          </table:table-cell>
          <table:table-cell table:formula="of:=[.Y60]*[.$X$21]" office:value-type="float" office:value="1.37795275590551" calcext:value-type="float">
            <text:p>1.37795275590551</text:p>
          </table:table-cell>
          <table:table-cell table:formula="of:=[.Z60]*[.$X$21]" office:value-type="float" office:value="1.18110236220472" calcext:value-type="float">
            <text:p>1.18110236220472</text:p>
          </table:table-cell>
          <table:table-cell table:formula="of:=[.AA60]*[.$X$21]" office:value-type="float" office:value="1.27952755905512" calcext:value-type="float">
            <text:p>1.27952755905512</text:p>
          </table:table-cell>
          <table:table-cell table:formula="of:=[.AB60]*[.$X$21]" office:value-type="float" office:value="1.47637795275591" calcext:value-type="float">
            <text:p>1.4763779527559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.29724409448819" calcext:value-type="float">
            <text:p>3.29724409448819</text:p>
          </table:table-cell>
          <table:table-cell table:formula="of:=[.$J$1]*[.$J$2]*[.D84]" office:value-type="float" office:value="45.9447279363517" calcext:value-type="float">
            <text:p>45.9447279363517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formula="of:=[.Q61]*[.$X$21]" office:value-type="float" office:value="3.0511811023622" calcext:value-type="float">
            <text:p>3.0511811023622</text:p>
          </table:table-cell>
          <table:table-cell table:formula="of:=[.R61]*[.$X$21]" office:value-type="float" office:value="3.19881889763779" calcext:value-type="float">
            <text:p>3.19881889763779</text:p>
          </table:table-cell>
          <table:table-cell table:formula="of:=[.S61]*[.$X$21]" office:value-type="float" office:value="3.44488188976378" calcext:value-type="float">
            <text:p>3.44488188976378</text:p>
          </table:table-cell>
          <table:table-cell table:formula="of:=[.T61]*[.$X$21]" office:value-type="float" office:value="3.34645669291339" calcext:value-type="float">
            <text:p>3.34645669291339</text:p>
          </table:table-cell>
          <table:table-cell table:formula="of:=[.U61]*[.$X$21]" office:value-type="float" office:value="3.1003937007874" calcext:value-type="float">
            <text:p>3.100393700787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X61]*[.$X$21]" office:value-type="float" office:value="1.67322834645669" calcext:value-type="float">
            <text:p>1.67322834645669</text:p>
          </table:table-cell>
          <table:table-cell table:formula="of:=[.Y61]*[.$X$21]" office:value-type="float" office:value="1.5255905511811" calcext:value-type="float">
            <text:p>1.5255905511811</text:p>
          </table:table-cell>
          <table:table-cell table:formula="of:=[.Z61]*[.$X$21]" office:value-type="float" office:value="1.27952755905512" calcext:value-type="float">
            <text:p>1.27952755905512</text:p>
          </table:table-cell>
          <table:table-cell table:formula="of:=[.AA61]*[.$X$21]" office:value-type="float" office:value="1.37795275590551" calcext:value-type="float">
            <text:p>1.37795275590551</text:p>
          </table:table-cell>
          <table:table-cell table:formula="of:=[.AB61]*[.$X$21]" office:value-type="float" office:value="1.6240157480315" calcext:value-type="float">
            <text:p>1.62401574803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.19881889763779" calcext:value-type="float">
            <text:p>3.19881889763779</text:p>
          </table:table-cell>
          <table:table-cell table:formula="of:=[.$J$1]*[.$J$2]*[.D85]" office:value-type="float" office:value="44.5732435203411" calcext:value-type="float">
            <text:p>44.5732435203411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formula="of:=[.Q62]*[.$X$21]" office:value-type="float" office:value="3.02165354330709" calcext:value-type="float">
            <text:p>3.02165354330709</text:p>
          </table:table-cell>
          <table:table-cell table:formula="of:=[.R62]*[.$X$21]" office:value-type="float" office:value="3.19881889763779" calcext:value-type="float">
            <text:p>3.19881889763779</text:p>
          </table:table-cell>
          <table:table-cell table:formula="of:=[.S62]*[.$X$21]" office:value-type="float" office:value="3.39566929133858" calcext:value-type="float">
            <text:p>3.39566929133858</text:p>
          </table:table-cell>
          <table:table-cell table:formula="of:=[.T62]*[.$X$21]" office:value-type="float" office:value="3.29724409448819" calcext:value-type="float">
            <text:p>3.29724409448819</text:p>
          </table:table-cell>
          <table:table-cell table:formula="of:=[.U62]*[.$X$21]" office:value-type="float" office:value="3.0511811023622" calcext:value-type="float">
            <text:p>3.051181102362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X62]*[.$X$21]" office:value-type="float" office:value="1.70275590551181" calcext:value-type="float">
            <text:p>1.70275590551181</text:p>
          </table:table-cell>
          <table:table-cell table:formula="of:=[.Y62]*[.$X$21]" office:value-type="float" office:value="1.5255905511811" calcext:value-type="float">
            <text:p>1.5255905511811</text:p>
          </table:table-cell>
          <table:table-cell table:formula="of:=[.Z62]*[.$X$21]" office:value-type="float" office:value="1.32874015748031" calcext:value-type="float">
            <text:p>1.32874015748031</text:p>
          </table:table-cell>
          <table:table-cell table:formula="of:=[.AA62]*[.$X$21]" office:value-type="float" office:value="1.42716535433071" calcext:value-type="float">
            <text:p>1.42716535433071</text:p>
          </table:table-cell>
          <table:table-cell table:formula="of:=[.AB62]*[.$X$21]" office:value-type="float" office:value="1.67322834645669" calcext:value-type="float">
            <text:p>1.673228346456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.1003937007874" calcext:value-type="float">
            <text:p>3.1003937007874</text:p>
          </table:table-cell>
          <table:table-cell table:formula="of:=[.$J$1]*[.$J$2]*[.D86]" office:value-type="float" office:value="43.2017591043307" calcext:value-type="float">
            <text:p>43.2017591043307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formula="of:=[.Q63]*[.$X$21]" office:value-type="float" office:value="3.0511811023622" calcext:value-type="float">
            <text:p>3.0511811023622</text:p>
          </table:table-cell>
          <table:table-cell table:formula="of:=[.R63]*[.$X$21]" office:value-type="float" office:value="3.19881889763779" calcext:value-type="float">
            <text:p>3.19881889763779</text:p>
          </table:table-cell>
          <table:table-cell table:formula="of:=[.S63]*[.$X$21]" office:value-type="float" office:value="3.34645669291339" calcext:value-type="float">
            <text:p>3.34645669291339</text:p>
          </table:table-cell>
          <table:table-cell table:formula="of:=[.T63]*[.$X$21]" office:value-type="float" office:value="3.19881889763779" calcext:value-type="float">
            <text:p>3.19881889763779</text:p>
          </table:table-cell>
          <table:table-cell table:formula="of:=[.U63]*[.$X$21]" office:value-type="float" office:value="2.95275590551181" calcext:value-type="float">
            <text:p>2.9527559055118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X63]*[.$X$21]" office:value-type="float" office:value="1.67322834645669" calcext:value-type="float">
            <text:p>1.67322834645669</text:p>
          </table:table-cell>
          <table:table-cell table:formula="of:=[.Y63]*[.$X$21]" office:value-type="float" office:value="1.5255905511811" calcext:value-type="float">
            <text:p>1.5255905511811</text:p>
          </table:table-cell>
          <table:table-cell table:formula="of:=[.Z63]*[.$X$21]" office:value-type="float" office:value="1.37795275590551" calcext:value-type="float">
            <text:p>1.37795275590551</text:p>
          </table:table-cell>
          <table:table-cell table:formula="of:=[.AA63]*[.$X$21]" office:value-type="float" office:value="1.5255905511811" calcext:value-type="float">
            <text:p>1.5255905511811</text:p>
          </table:table-cell>
          <table:table-cell table:formula="of:=[.AB63]*[.$X$21]" office:value-type="float" office:value="1.77165354330709" calcext:value-type="float">
            <text:p>1.7716535433070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.0511811023622" calcext:value-type="float">
            <text:p>3.0511811023622</text:p>
          </table:table-cell>
          <table:table-cell table:formula="of:=[.$J$1]*[.$J$2]*[.D87]" office:value-type="float" office:value="42.5160168963254" calcext:value-type="float">
            <text:p>42.5160168963254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table:formula="of:=[.Q64]*[.$X$21]" office:value-type="float" office:value="2.95275590551181" calcext:value-type="float">
            <text:p>2.95275590551181</text:p>
          </table:table-cell>
          <table:table-cell table:formula="of:=[.R64]*[.$X$21]" office:value-type="float" office:value="3.1003937007874" calcext:value-type="float">
            <text:p>3.1003937007874</text:p>
          </table:table-cell>
          <table:table-cell table:formula="of:=[.S64]*[.$X$21]" office:value-type="float" office:value="3.29724409448819" calcext:value-type="float">
            <text:p>3.29724409448819</text:p>
          </table:table-cell>
          <table:table-cell table:formula="of:=[.T64]*[.$X$21]" office:value-type="float" office:value="3.1003937007874" calcext:value-type="float">
            <text:p>3.1003937007874</text:p>
          </table:table-cell>
          <table:table-cell table:formula="of:=[.U64]*[.$X$21]" office:value-type="float" office:value="2.85433070866142" calcext:value-type="float">
            <text:p>2.8543307086614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X64]*[.$X$21]" office:value-type="float" office:value="1.77165354330709" calcext:value-type="float">
            <text:p>1.77165354330709</text:p>
          </table:table-cell>
          <table:table-cell table:formula="of:=[.Y64]*[.$X$21]" office:value-type="float" office:value="1.6240157480315" calcext:value-type="float">
            <text:p>1.6240157480315</text:p>
          </table:table-cell>
          <table:table-cell table:formula="of:=[.Z64]*[.$X$21]" office:value-type="float" office:value="1.42716535433071" calcext:value-type="float">
            <text:p>1.42716535433071</text:p>
          </table:table-cell>
          <table:table-cell table:formula="of:=[.AA64]*[.$X$21]" office:value-type="float" office:value="1.6240157480315" calcext:value-type="float">
            <text:p>1.6240157480315</text:p>
          </table:table-cell>
          <table:table-cell table:formula="of:=[.AB64]*[.$X$21]" office:value-type="float" office:value="1.87007874015748" calcext:value-type="float">
            <text:p>1.8700787401574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.0511811023622" calcext:value-type="float">
            <text:p>3.0511811023622</text:p>
          </table:table-cell>
          <table:table-cell table:formula="of:=[.$J$1]*[.$J$2]*[.D88]" office:value-type="float" office:value="42.5160168963254" calcext:value-type="float">
            <text:p>42.5160168963254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formula="of:=[.Q65]*[.$X$21]" office:value-type="float" office:value="1.6240157480315" calcext:value-type="float">
            <text:p>1.6240157480315</text:p>
          </table:table-cell>
          <table:table-cell table:formula="of:=[.R65]*[.$X$21]" office:value-type="float" office:value="0.984251968503937" calcext:value-type="float">
            <text:p>0.984251968503937</text:p>
          </table:table-cell>
          <table:table-cell table:formula="of:=[.S65]*[.$X$21]" office:value-type="float" office:value="0.738188976377953" calcext:value-type="float">
            <text:p>0.738188976377953</text:p>
          </table:table-cell>
          <table:table-cell table:formula="of:=[.T65]*[.$X$21]" office:value-type="float" office:value="1.5748031496063" calcext:value-type="float">
            <text:p>1.5748031496063</text:p>
          </table:table-cell>
          <table:table-cell table:formula="of:=[.U65]*[.$X$21]" office:value-type="float" office:value="2.26377952755905" calcext:value-type="float">
            <text:p>2.2637795275590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X65]*[.$X$21]" office:value-type="float" office:value="3.1003937007874" calcext:value-type="float">
            <text:p>3.1003937007874</text:p>
          </table:table-cell>
          <table:table-cell table:formula="of:=[.Y65]*[.$X$21]" office:value-type="float" office:value="3.74015748031496" calcext:value-type="float">
            <text:p>3.74015748031496</text:p>
          </table:table-cell>
          <table:table-cell table:formula="of:=[.Z65]*[.$X$21]" office:value-type="float" office:value="3.98622047244094" calcext:value-type="float">
            <text:p>3.98622047244094</text:p>
          </table:table-cell>
          <table:table-cell table:formula="of:=[.AA65]*[.$X$21]" office:value-type="float" office:value="3.1496062992126" calcext:value-type="float">
            <text:p>3.1496062992126</text:p>
          </table:table-cell>
          <table:table-cell table:formula="of:=[.AB65]*[.$X$21]" office:value-type="float" office:value="2.46062992125984" calcext:value-type="float">
            <text:p>2.460629921259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.02165354330709" calcext:value-type="float">
            <text:p>3.02165354330709</text:p>
          </table:table-cell>
          <table:table-cell table:formula="of:=[.$J$1]*[.$J$2]*[.D89]" office:value-type="float" office:value="42.1045715715224" calcext:value-type="float">
            <text:p>42.1045715715224</text:p>
          </table:table-cell>
          <table:table-cell table:number-columns-repeated="2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.90354330708661" calcext:value-type="float">
            <text:p>2.90354330708661</text:p>
          </table:table-cell>
          <table:table-cell table:formula="of:=[.$J$1]*[.$J$2]*[.D90]" office:value-type="float" office:value="40.4587902723097" calcext:value-type="float">
            <text:p>40.4587902723097</text:p>
          </table:table-cell>
          <table:table-cell table:number-columns-repeated="2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.01771653543307" calcext:value-type="float">
            <text:p>2.01771653543307</text:p>
          </table:table-cell>
          <table:table-cell table:formula="of:=[.$J$1]*[.$J$2]*[.D91]" office:value-type="float" office:value="28.1154305282152" calcext:value-type="float">
            <text:p>28.1154305282152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88976377952756" calcext:value-type="float">
            <text:p>0.688976377952756</text:p>
          </table:table-cell>
          <table:table-cell table:formula="of:=[.$J$1]*[.$J$2]*[.D92]" office:value-type="float" office:value="9.60039091207349" calcext:value-type="float">
            <text:p>9.60039091207349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46062992125984" calcext:value-type="float">
            <text:p>2.46062992125984</text:p>
          </table:table-cell>
          <table:table-cell table:formula="of:=[.$J$1]*[.$J$2]*[.D93]" office:value-type="float" office:value="34.2871104002624" calcext:value-type="float">
            <text:p>34.2871104002624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94]" office:value-type="float" office:value="35.658594816273" calcext:value-type="float">
            <text:p>35.658594816273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50984251968504" calcext:value-type="float">
            <text:p>2.50984251968504</text:p>
          </table:table-cell>
          <table:table-cell table:formula="of:=[.$J$1]*[.$J$2]*[.D95]" office:value-type="float" office:value="34.9728526082677" calcext:value-type="float">
            <text:p>34.9728526082677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41141732283465" calcext:value-type="float">
            <text:p>2.41141732283465</text:p>
          </table:table-cell>
          <table:table-cell table:formula="of:=[.$J$1]*[.$J$2]*[.D96]" office:value-type="float" office:value="33.6013681922573" calcext:value-type="float">
            <text:p>33.6013681922573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31299212598425" calcext:value-type="float">
            <text:p>2.31299212598425</text:p>
          </table:table-cell>
          <table:table-cell table:formula="of:=[.$J$1]*[.$J$2]*[.D97]" office:value-type="float" office:value="32.2298837762467" calcext:value-type="float">
            <text:p>32.2298837762467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.21456692913386" calcext:value-type="float">
            <text:p>2.21456692913386</text:p>
          </table:table-cell>
          <table:table-cell table:formula="of:=[.$J$1]*[.$J$2]*[.D98]" office:value-type="float" office:value="30.8583993602362" calcext:value-type="float">
            <text:p>30.8583993602362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06692913385827" calcext:value-type="float">
            <text:p>2.06692913385827</text:p>
          </table:table-cell>
          <table:table-cell table:formula="of:=[.$J$1]*[.$J$2]*[.D99]" office:value-type="float" office:value="28.8011727362205" calcext:value-type="float">
            <text:p>28.8011727362205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.82086614173228" calcext:value-type="float">
            <text:p>1.82086614173228</text:p>
          </table:table-cell>
          <table:table-cell table:formula="of:=[.$J$1]*[.$J$2]*[.D100]" office:value-type="float" office:value="25.3724616961942" calcext:value-type="float">
            <text:p>25.3724616961942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.01771653543307" calcext:value-type="float">
            <text:p>2.01771653543307</text:p>
          </table:table-cell>
          <table:table-cell table:formula="of:=[.$J$1]*[.$J$2]*[.D101]" office:value-type="float" office:value="28.1154305282152" calcext:value-type="float">
            <text:p>28.1154305282152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.87007874015748" calcext:value-type="float">
            <text:p>1.87007874015748</text:p>
          </table:table-cell>
          <table:table-cell table:formula="of:=[.$J$1]*[.$J$2]*[.D102]" office:value-type="float" office:value="26.0582039041995" calcext:value-type="float">
            <text:p>26.0582039041995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67322834645669" calcext:value-type="float">
            <text:p>1.67322834645669</text:p>
          </table:table-cell>
          <table:table-cell table:formula="of:=[.$J$1]*[.$J$2]*[.D103]" office:value-type="float" office:value="23.3152350721784" calcext:value-type="float">
            <text:p>23.3152350721784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.67322834645669" calcext:value-type="float">
            <text:p>1.67322834645669</text:p>
          </table:table-cell>
          <table:table-cell table:formula="of:=[.$J$1]*[.$J$2]*[.D104]" office:value-type="float" office:value="23.3152350721784" calcext:value-type="float">
            <text:p>23.3152350721784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.67322834645669" calcext:value-type="float">
            <text:p>1.67322834645669</text:p>
          </table:table-cell>
          <table:table-cell table:formula="of:=[.$J$1]*[.$J$2]*[.D105]" office:value-type="float" office:value="23.3152350721784" calcext:value-type="float">
            <text:p>23.3152350721784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.70275590551181" calcext:value-type="float">
            <text:p>1.70275590551181</text:p>
          </table:table-cell>
          <table:table-cell table:formula="of:=[.$J$1]*[.$J$2]*[.D106]" office:value-type="float" office:value="23.7266803969816" calcext:value-type="float">
            <text:p>23.7266803969816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.67322834645669" calcext:value-type="float">
            <text:p>1.67322834645669</text:p>
          </table:table-cell>
          <table:table-cell table:formula="of:=[.$J$1]*[.$J$2]*[.D107]" office:value-type="float" office:value="23.3152350721784" calcext:value-type="float">
            <text:p>23.3152350721784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108]" office:value-type="float" office:value="24.686719488189" calcext:value-type="float">
            <text:p>24.686719488189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.1003937007874" calcext:value-type="float">
            <text:p>3.1003937007874</text:p>
          </table:table-cell>
          <table:table-cell table:formula="of:=[.$J$1]*[.$J$2]*[.D109]" office:value-type="float" office:value="43.2017591043307" calcext:value-type="float">
            <text:p>43.2017591043307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32874015748031" calcext:value-type="float">
            <text:p>1.32874015748031</text:p>
          </table:table-cell>
          <table:table-cell table:formula="of:=[.$J$1]*[.$J$2]*[.D110]" office:value-type="float" office:value="18.5150396161417" calcext:value-type="float">
            <text:p>18.5150396161417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111]" office:value-type="float" office:value="43.887501312336" calcext:value-type="float">
            <text:p>43.887501312336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.00196850393701" calcext:value-type="float">
            <text:p>3.00196850393701</text:p>
          </table:table-cell>
          <table:table-cell table:formula="of:=[.$J$1]*[.$J$2]*[.D112]" office:value-type="float" office:value="41.8302746883203" calcext:value-type="float">
            <text:p>41.8302746883203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.80511811023622" calcext:value-type="float">
            <text:p>2.80511811023622</text:p>
          </table:table-cell>
          <table:table-cell table:formula="of:=[.$J$1]*[.$J$2]*[.D113]" office:value-type="float" office:value="39.0873058562992" calcext:value-type="float">
            <text:p>39.0873058562992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65748031496063" calcext:value-type="float">
            <text:p>2.65748031496063</text:p>
          </table:table-cell>
          <table:table-cell table:formula="of:=[.$J$1]*[.$J$2]*[.D114]" office:value-type="float" office:value="37.0300792322835" calcext:value-type="float">
            <text:p>37.0300792322835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.26377952755905" calcext:value-type="float">
            <text:p>2.26377952755905</text:p>
          </table:table-cell>
          <table:table-cell table:formula="of:=[.$J$1]*[.$J$2]*[.D115]" office:value-type="float" office:value="31.5441415682414" calcext:value-type="float">
            <text:p>31.5441415682414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16]" office:value-type="float" office:value="30.1726571522309" calcext:value-type="float">
            <text:p>30.1726571522309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.01771653543307" calcext:value-type="float">
            <text:p>2.01771653543307</text:p>
          </table:table-cell>
          <table:table-cell table:formula="of:=[.$J$1]*[.$J$2]*[.D117]" office:value-type="float" office:value="28.1154305282152" calcext:value-type="float">
            <text:p>28.1154305282152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.82086614173228" calcext:value-type="float">
            <text:p>1.82086614173228</text:p>
          </table:table-cell>
          <table:table-cell table:formula="of:=[.$J$1]*[.$J$2]*[.D118]" office:value-type="float" office:value="25.3724616961942" calcext:value-type="float">
            <text:p>25.3724616961942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27952755905512" calcext:value-type="float">
            <text:p>1.27952755905512</text:p>
          </table:table-cell>
          <table:table-cell table:formula="of:=[.$J$1]*[.$J$2]*[.D119]" office:value-type="float" office:value="17.8292974081365" calcext:value-type="float">
            <text:p>17.8292974081365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.27952755905512" calcext:value-type="float">
            <text:p>1.27952755905512</text:p>
          </table:table-cell>
          <table:table-cell table:formula="of:=[.$J$1]*[.$J$2]*[.D120]" office:value-type="float" office:value="17.8292974081365" calcext:value-type="float">
            <text:p>17.8292974081365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121]" office:value-type="float" office:value="19.200781824147" calcext:value-type="float">
            <text:p>19.200781824147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122]" office:value-type="float" office:value="19.200781824147" calcext:value-type="float">
            <text:p>19.200781824147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.5255905511811" calcext:value-type="float">
            <text:p>1.5255905511811</text:p>
          </table:table-cell>
          <table:table-cell table:formula="of:=[.$J$1]*[.$J$2]*[.D123]" office:value-type="float" office:value="21.2580084481627" calcext:value-type="float">
            <text:p>21.2580084481627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.5255905511811" calcext:value-type="float">
            <text:p>1.5255905511811</text:p>
          </table:table-cell>
          <table:table-cell table:formula="of:=[.$J$1]*[.$J$2]*[.D124]" office:value-type="float" office:value="21.2580084481627" calcext:value-type="float">
            <text:p>21.2580084481627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.5255905511811" calcext:value-type="float">
            <text:p>1.5255905511811</text:p>
          </table:table-cell>
          <table:table-cell table:formula="of:=[.$J$1]*[.$J$2]*[.D125]" office:value-type="float" office:value="21.2580084481627" calcext:value-type="float">
            <text:p>21.2580084481627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.6240157480315" calcext:value-type="float">
            <text:p>1.6240157480315</text:p>
          </table:table-cell>
          <table:table-cell table:formula="of:=[.$J$1]*[.$J$2]*[.D126]" office:value-type="float" office:value="22.6294928641733" calcext:value-type="float">
            <text:p>22.6294928641733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.74015748031496" calcext:value-type="float">
            <text:p>3.74015748031496</text:p>
          </table:table-cell>
          <table:table-cell table:formula="of:=[.$J$1]*[.$J$2]*[.D127]" office:value-type="float" office:value="52.116407808399" calcext:value-type="float">
            <text:p>52.116407808399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.24803149606299" calcext:value-type="float">
            <text:p>3.24803149606299</text:p>
          </table:table-cell>
          <table:table-cell table:formula="of:=[.$J$1]*[.$J$2]*[.D128]" office:value-type="float" office:value="45.2589857283464" calcext:value-type="float">
            <text:p>45.2589857283464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.74015748031496" calcext:value-type="float">
            <text:p>3.74015748031496</text:p>
          </table:table-cell>
          <table:table-cell table:formula="of:=[.$J$1]*[.$J$2]*[.D129]" office:value-type="float" office:value="52.116407808399" calcext:value-type="float">
            <text:p>52.116407808399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.39566929133858" calcext:value-type="float">
            <text:p>3.39566929133858</text:p>
          </table:table-cell>
          <table:table-cell table:formula="of:=[.$J$1]*[.$J$2]*[.D130]" office:value-type="float" office:value="47.3162123523622" calcext:value-type="float">
            <text:p>47.3162123523622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.85433070866142" calcext:value-type="float">
            <text:p>2.85433070866142</text:p>
          </table:table-cell>
          <table:table-cell table:formula="of:=[.$J$1]*[.$J$2]*[.D131]" office:value-type="float" office:value="39.7730480643045" calcext:value-type="float">
            <text:p>39.7730480643045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.50984251968504" calcext:value-type="float">
            <text:p>2.50984251968504</text:p>
          </table:table-cell>
          <table:table-cell table:formula="of:=[.$J$1]*[.$J$2]*[.D132]" office:value-type="float" office:value="34.9728526082677" calcext:value-type="float">
            <text:p>34.9728526082677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.26377952755905" calcext:value-type="float">
            <text:p>2.26377952755905</text:p>
          </table:table-cell>
          <table:table-cell table:formula="of:=[.$J$1]*[.$J$2]*[.D133]" office:value-type="float" office:value="31.5441415682414" calcext:value-type="float">
            <text:p>31.5441415682414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.06692913385827" calcext:value-type="float">
            <text:p>2.06692913385827</text:p>
          </table:table-cell>
          <table:table-cell table:formula="of:=[.$J$1]*[.$J$2]*[.D134]" office:value-type="float" office:value="28.8011727362205" calcext:value-type="float">
            <text:p>28.8011727362205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82086614173228" calcext:value-type="float">
            <text:p>1.82086614173228</text:p>
          </table:table-cell>
          <table:table-cell table:formula="of:=[.$J$1]*[.$J$2]*[.D135]" office:value-type="float" office:value="25.3724616961942" calcext:value-type="float">
            <text:p>25.3724616961942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.67322834645669" calcext:value-type="float">
            <text:p>1.67322834645669</text:p>
          </table:table-cell>
          <table:table-cell table:formula="of:=[.$J$1]*[.$J$2]*[.D136]" office:value-type="float" office:value="23.3152350721784" calcext:value-type="float">
            <text:p>23.3152350721784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836614173228346" calcext:value-type="float">
            <text:p>0.836614173228346</text:p>
          </table:table-cell>
          <table:table-cell table:formula="of:=[.$J$1]*[.$J$2]*[.D137]" office:value-type="float" office:value="11.6576175360892" calcext:value-type="float">
            <text:p>11.6576175360892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984251968503937" calcext:value-type="float">
            <text:p>0.984251968503937</text:p>
          </table:table-cell>
          <table:table-cell table:formula="of:=[.$J$1]*[.$J$2]*[.D138]" office:value-type="float" office:value="13.714844160105" calcext:value-type="float">
            <text:p>13.714844160105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.08267716535433" calcext:value-type="float">
            <text:p>1.08267716535433</text:p>
          </table:table-cell>
          <table:table-cell table:formula="of:=[.$J$1]*[.$J$2]*[.D139]" office:value-type="float" office:value="15.0863285761155" calcext:value-type="float">
            <text:p>15.0863285761155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.18110236220472" calcext:value-type="float">
            <text:p>1.18110236220472</text:p>
          </table:table-cell>
          <table:table-cell table:formula="of:=[.$J$1]*[.$J$2]*[.D140]" office:value-type="float" office:value="16.4578129921259" calcext:value-type="float">
            <text:p>16.4578129921259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.27952755905512" calcext:value-type="float">
            <text:p>1.27952755905512</text:p>
          </table:table-cell>
          <table:table-cell table:formula="of:=[.$J$1]*[.$J$2]*[.D141]" office:value-type="float" office:value="17.8292974081365" calcext:value-type="float">
            <text:p>17.8292974081365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32874015748031" calcext:value-type="float">
            <text:p>1.32874015748031</text:p>
          </table:table-cell>
          <table:table-cell table:formula="of:=[.$J$1]*[.$J$2]*[.D142]" office:value-type="float" office:value="18.5150396161417" calcext:value-type="float">
            <text:p>18.5150396161417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143]" office:value-type="float" office:value="19.200781824147" calcext:value-type="float">
            <text:p>19.200781824147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.42716535433071" calcext:value-type="float">
            <text:p>1.42716535433071</text:p>
          </table:table-cell>
          <table:table-cell table:formula="of:=[.$J$1]*[.$J$2]*[.D144]" office:value-type="float" office:value="19.8865240321523" calcext:value-type="float">
            <text:p>19.8865240321523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.98622047244094" calcext:value-type="float">
            <text:p>3.98622047244094</text:p>
          </table:table-cell>
          <table:table-cell table:formula="of:=[.$J$1]*[.$J$2]*[.D145]" office:value-type="float" office:value="55.5451188484251" calcext:value-type="float">
            <text:p>55.5451188484251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.98622047244094" calcext:value-type="float">
            <text:p>3.98622047244094</text:p>
          </table:table-cell>
          <table:table-cell table:formula="of:=[.$J$1]*[.$J$2]*[.D146]" office:value-type="float" office:value="55.5451188484251" calcext:value-type="float">
            <text:p>55.5451188484251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.44488188976378" calcext:value-type="float">
            <text:p>3.44488188976378</text:p>
          </table:table-cell>
          <table:table-cell table:formula="of:=[.$J$1]*[.$J$2]*[.D147]" office:value-type="float" office:value="48.0019545603675" calcext:value-type="float">
            <text:p>48.0019545603675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.41141732283465" calcext:value-type="float">
            <text:p>2.41141732283465</text:p>
          </table:table-cell>
          <table:table-cell table:formula="of:=[.$J$1]*[.$J$2]*[.D148]" office:value-type="float" office:value="33.6013681922573" calcext:value-type="float">
            <text:p>33.6013681922573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.11614173228346" calcext:value-type="float">
            <text:p>2.11614173228346</text:p>
          </table:table-cell>
          <table:table-cell table:formula="of:=[.$J$1]*[.$J$2]*[.D149]" office:value-type="float" office:value="29.4869149442257" calcext:value-type="float">
            <text:p>29.4869149442257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50]" office:value-type="float" office:value="30.1726571522309" calcext:value-type="float">
            <text:p>30.1726571522309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.11614173228346" calcext:value-type="float">
            <text:p>2.11614173228346</text:p>
          </table:table-cell>
          <table:table-cell table:formula="of:=[.$J$1]*[.$J$2]*[.D151]" office:value-type="float" office:value="29.4869149442257" calcext:value-type="float">
            <text:p>29.4869149442257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52]" office:value-type="float" office:value="30.1726571522309" calcext:value-type="float">
            <text:p>30.1726571522309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53]" office:value-type="float" office:value="30.1726571522309" calcext:value-type="float">
            <text:p>30.1726571522309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54]" office:value-type="float" office:value="30.1726571522309" calcext:value-type="float">
            <text:p>30.1726571522309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885826771653543" calcext:value-type="float">
            <text:p>0.885826771653543</text:p>
          </table:table-cell>
          <table:table-cell table:formula="of:=[.$J$1]*[.$J$2]*[.D155]" office:value-type="float" office:value="12.3433597440945" calcext:value-type="float">
            <text:p>12.3433597440945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984251968503937" calcext:value-type="float">
            <text:p>0.984251968503937</text:p>
          </table:table-cell>
          <table:table-cell table:formula="of:=[.$J$1]*[.$J$2]*[.D156]" office:value-type="float" office:value="13.714844160105" calcext:value-type="float">
            <text:p>13.714844160105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.18110236220472" calcext:value-type="float">
            <text:p>1.18110236220472</text:p>
          </table:table-cell>
          <table:table-cell table:formula="of:=[.$J$1]*[.$J$2]*[.D157]" office:value-type="float" office:value="16.4578129921259" calcext:value-type="float">
            <text:p>16.4578129921259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.27952755905512" calcext:value-type="float">
            <text:p>1.27952755905512</text:p>
          </table:table-cell>
          <table:table-cell table:formula="of:=[.$J$1]*[.$J$2]*[.D158]" office:value-type="float" office:value="17.8292974081365" calcext:value-type="float">
            <text:p>17.8292974081365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159]" office:value-type="float" office:value="19.200781824147" calcext:value-type="float">
            <text:p>19.200781824147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.42716535433071" calcext:value-type="float">
            <text:p>1.42716535433071</text:p>
          </table:table-cell>
          <table:table-cell table:formula="of:=[.$J$1]*[.$J$2]*[.D160]" office:value-type="float" office:value="19.8865240321523" calcext:value-type="float">
            <text:p>19.8865240321523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.5255905511811" calcext:value-type="float">
            <text:p>1.5255905511811</text:p>
          </table:table-cell>
          <table:table-cell table:formula="of:=[.$J$1]*[.$J$2]*[.D161]" office:value-type="float" office:value="21.2580084481627" calcext:value-type="float">
            <text:p>21.2580084481627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.6240157480315" calcext:value-type="float">
            <text:p>1.6240157480315</text:p>
          </table:table-cell>
          <table:table-cell table:formula="of:=[.$J$1]*[.$J$2]*[.D162]" office:value-type="float" office:value="22.6294928641733" calcext:value-type="float">
            <text:p>22.6294928641733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163]" office:value-type="float" office:value="43.887501312336" calcext:value-type="float">
            <text:p>43.887501312336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.01771653543307" calcext:value-type="float">
            <text:p>2.01771653543307</text:p>
          </table:table-cell>
          <table:table-cell table:formula="of:=[.$J$1]*[.$J$2]*[.D164]" office:value-type="float" office:value="28.1154305282152" calcext:value-type="float">
            <text:p>28.1154305282152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.41141732283465" calcext:value-type="float">
            <text:p>2.41141732283465</text:p>
          </table:table-cell>
          <table:table-cell table:formula="of:=[.$J$1]*[.$J$2]*[.D165]" office:value-type="float" office:value="33.6013681922573" calcext:value-type="float">
            <text:p>33.6013681922573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.41141732283465" calcext:value-type="float">
            <text:p>2.41141732283465</text:p>
          </table:table-cell>
          <table:table-cell table:formula="of:=[.$J$1]*[.$J$2]*[.D166]" office:value-type="float" office:value="33.6013681922573" calcext:value-type="float">
            <text:p>33.6013681922573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.41141732283465" calcext:value-type="float">
            <text:p>2.41141732283465</text:p>
          </table:table-cell>
          <table:table-cell table:formula="of:=[.$J$1]*[.$J$2]*[.D167]" office:value-type="float" office:value="33.6013681922573" calcext:value-type="float">
            <text:p>33.6013681922573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.41141732283465" calcext:value-type="float">
            <text:p>2.41141732283465</text:p>
          </table:table-cell>
          <table:table-cell table:formula="of:=[.$J$1]*[.$J$2]*[.D168]" office:value-type="float" office:value="33.6013681922573" calcext:value-type="float">
            <text:p>33.6013681922573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.46062992125984" calcext:value-type="float">
            <text:p>2.46062992125984</text:p>
          </table:table-cell>
          <table:table-cell table:formula="of:=[.$J$1]*[.$J$2]*[.D169]" office:value-type="float" office:value="34.2871104002624" calcext:value-type="float">
            <text:p>34.2871104002624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.46062992125984" calcext:value-type="float">
            <text:p>2.46062992125984</text:p>
          </table:table-cell>
          <table:table-cell table:formula="of:=[.$J$1]*[.$J$2]*[.D170]" office:value-type="float" office:value="34.2871104002624" calcext:value-type="float">
            <text:p>34.2871104002624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.46062992125984" calcext:value-type="float">
            <text:p>2.46062992125984</text:p>
          </table:table-cell>
          <table:table-cell table:formula="of:=[.$J$1]*[.$J$2]*[.D171]" office:value-type="float" office:value="34.2871104002624" calcext:value-type="float">
            <text:p>34.2871104002624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.46062992125984" calcext:value-type="float">
            <text:p>2.46062992125984</text:p>
          </table:table-cell>
          <table:table-cell table:formula="of:=[.$J$1]*[.$J$2]*[.D172]" office:value-type="float" office:value="34.2871104002624" calcext:value-type="float">
            <text:p>34.2871104002624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.08267716535433" calcext:value-type="float">
            <text:p>1.08267716535433</text:p>
          </table:table-cell>
          <table:table-cell table:formula="of:=[.$J$1]*[.$J$2]*[.D173]" office:value-type="float" office:value="15.0863285761155" calcext:value-type="float">
            <text:p>15.0863285761155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.23031496062992" calcext:value-type="float">
            <text:p>1.23031496062992</text:p>
          </table:table-cell>
          <table:table-cell table:formula="of:=[.$J$1]*[.$J$2]*[.D174]" office:value-type="float" office:value="17.1435552001312" calcext:value-type="float">
            <text:p>17.1435552001312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175]" office:value-type="float" office:value="19.200781824147" calcext:value-type="float">
            <text:p>19.200781824147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.47637795275591" calcext:value-type="float">
            <text:p>1.47637795275591</text:p>
          </table:table-cell>
          <table:table-cell table:formula="of:=[.$J$1]*[.$J$2]*[.D176]" office:value-type="float" office:value="20.5722662401575" calcext:value-type="float">
            <text:p>20.5722662401575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.6240157480315" calcext:value-type="float">
            <text:p>1.6240157480315</text:p>
          </table:table-cell>
          <table:table-cell table:formula="of:=[.$J$1]*[.$J$2]*[.D177]" office:value-type="float" office:value="22.6294928641733" calcext:value-type="float">
            <text:p>22.6294928641733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.67322834645669" calcext:value-type="float">
            <text:p>1.67322834645669</text:p>
          </table:table-cell>
          <table:table-cell table:formula="of:=[.$J$1]*[.$J$2]*[.D178]" office:value-type="float" office:value="23.3152350721784" calcext:value-type="float">
            <text:p>23.3152350721784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179]" office:value-type="float" office:value="24.686719488189" calcext:value-type="float">
            <text:p>24.686719488189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.87007874015748" calcext:value-type="float">
            <text:p>1.87007874015748</text:p>
          </table:table-cell>
          <table:table-cell table:formula="of:=[.$J$1]*[.$J$2]*[.D180]" office:value-type="float" office:value="26.0582039041995" calcext:value-type="float">
            <text:p>26.0582039041995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.46062992125984" calcext:value-type="float">
            <text:p>2.46062992125984</text:p>
          </table:table-cell>
          <table:table-cell table:formula="of:=[.$J$1]*[.$J$2]*[.D181]" office:value-type="float" office:value="34.2871104002624" calcext:value-type="float">
            <text:p>34.2871104002624</text:p>
          </table:table-cell>
          <table:table-cell table:number-columns-repeated="23"/>
        </table:table-row>
      </table:table>
      <table:table table:name="group_8" table:style-name="ta1">
        <table:table-column table:style-name="co1" table:number-columns-repeated="28" table:default-cell-style-name="Default"/>
        <table:table-row table:style-name="ro1">
          <table:table-cell office:value-type="string" calcext:value-type="string">
            <text:p>Velocity [MPH]</text:p>
          </table:table-cell>
          <table:table-cell office:value-type="string" calcext:value-type="string">
            <text:p>Angle of Attack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Manometer Reading [in]</text:p>
          </table:table-cell>
          <table:table-cell office:value-type="string" calcext:value-type="string">
            <text:p>Pressure [psi]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Density of H2O</text:p>
          </table:table-cell>
          <table:table-cell table:formula="of:=(62.3148)/(12^3)" office:value-type="float" office:value="0.0360618055555556" calcext:value-type="float">
            <text:p>0.0360618055555556</text:p>
          </table:table-cell>
          <table:table-cell office:value-type="string" calcext:value-type="string">
            <text:p>lbf/in^3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196850393700787" calcext:value-type="float">
            <text:p>-0.196850393700787</text:p>
          </table:table-cell>
          <table:table-cell table:formula="of:=[.$J$1]*[.$J$2]*[.D2]" office:value-type="float" office:value="-2.74296883202099" calcext:value-type="float">
            <text:p>-2.74296883202099</text:p>
          </table:table-cell>
          <table:table-cell table:number-columns-repeated="3"/>
          <table:table-cell office:value-type="string" calcext:value-type="string">
            <text:p>Gravity</text:p>
          </table:table-cell>
          <table:table-cell table:formula="of:=32.2*12" office:value-type="float" office:value="386.4" calcext:value-type="float">
            <text:p>386.4</text:p>
          </table:table-cell>
          <table:table-cell office:value-type="string" calcext:value-type="string">
            <text:p>in/s^2</text:p>
          </table:table-cell>
          <table:table-cell table:number-columns-repeated="8"/>
          <table:table-cell office:value-type="string" calcext:value-type="string">
            <text:p>velocity (mph)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3]" office:value-type="float" office:value="43.887501312336" calcext:value-type="float">
            <text:p>43.887501312336</text:p>
          </table:table-cell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^2</text:p>
          </table:table-cell>
          <table:table-cell table:number-columns-repeated="8"/>
          <table:table-cell office:value-type="string" calcext:value-type="string">
            <text:p>ang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74015748031496" calcext:value-type="float">
            <text:p>3.74015748031496</text:p>
          </table:table-cell>
          <table:table-cell table:formula="of:=[.$J$1]*[.$J$2]*[.D4]" office:value-type="float" office:value="52.116407808399" calcext:value-type="float">
            <text:p>52.116407808399</text:p>
          </table:table-cell>
          <table:table-cell table:number-columns-repeated="3"/>
          <table:table-cell office:value-type="string" calcext:value-type="string">
            <text:p>mph→in/s</text:p>
          </table:table-cell>
          <table:table-cell office:value-type="float" office:value="17.60002" calcext:value-type="float">
            <text:p>17.60002</text:p>
          </table:table-cell>
          <table:table-cell table:number-columns-repeated="9"/>
          <table:table-cell office:value-type="string" calcext:value-type="string">
            <text:p>port #</text:p>
          </table:table-cell>
          <table:table-cell table:number-columns-repeated="5" office:value-type="string" calcext:value-type="string">
            <text:p>height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8897637795276" calcext:value-type="float">
            <text:p>3.18897637795276</text:p>
          </table:table-cell>
          <table:table-cell table:formula="of:=[.$J$1]*[.$J$2]*[.D5]" office:value-type="float" office:value="44.4360950787402" calcext:value-type="float">
            <text:p>44.4360950787402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6.4" calcext:value-type="float">
            <text:p>6.4</text:p>
          </table:table-cell>
          <table:table-cell office:value-type="float" office:value="6.3" calcext:value-type="float">
            <text:p>6.3</text:p>
          </table:table-cell>
          <table:table-cell office:value-type="float" office:value="5.6" calcext:value-type="float">
            <text:p>5.6</text:p>
          </table:table-cell>
          <table:table-cell office:value-type="float" office:value="5.8" calcext:value-type="float">
            <text:p>5.8</text:p>
          </table:table-cell>
          <table:table-cell office:value-type="float" office:value="6.4" calcext:value-type="float">
            <text:p>6.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07086614173228" calcext:value-type="float">
            <text:p>3.07086614173228</text:p>
          </table:table-cell>
          <table:table-cell table:formula="of:=[.$J$1]*[.$J$2]*[.D6]" office:value-type="float" office:value="42.7903137795275" calcext:value-type="float">
            <text:p>42.790313779527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5.9" calcext:value-type="float">
            <text:p>5.9</text:p>
          </table:table-cell>
          <table:table-cell office:value-type="float" office:value="9.9" calcext:value-type="float">
            <text:p>9.9</text:p>
          </table:table-cell>
          <table:table-cell office:value-type="float" office:value="17.5" calcext:value-type="float">
            <text:p>17.5</text:p>
          </table:table-cell>
          <table:table-cell office:value-type="float" office:value="17.7" calcext:value-type="float">
            <text:p>17.7</text:p>
          </table:table-cell>
          <table:table-cell office:value-type="float" office:value="21.5" calcext:value-type="float">
            <text:p>21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8740157480315" calcext:value-type="float">
            <text:p>2.8740157480315</text:p>
          </table:table-cell>
          <table:table-cell table:formula="of:=[.$J$1]*[.$J$2]*[.D7]" office:value-type="float" office:value="40.0473449475066" calcext:value-type="float">
            <text:p>40.0473449475066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14.4" calcext:value-type="float">
            <text:p>14.4</text:p>
          </table:table-cell>
          <table:table-cell office:value-type="float" office:value="17.8" calcext:value-type="float">
            <text:p>17.8</text:p>
          </table:table-cell>
          <table:table-cell office:value-type="float" office:value="19.9" calcext:value-type="float">
            <text:p>19.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.83464566929134" calcext:value-type="float">
            <text:p>2.83464566929134</text:p>
          </table:table-cell>
          <table:table-cell table:formula="of:=[.$J$1]*[.$J$2]*[.D8]" office:value-type="float" office:value="39.4987511811024" calcext:value-type="float">
            <text:p>39.4987511811024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15.9" calcext:value-type="float">
            <text:p>15.9</text:p>
          </table:table-cell>
          <table:table-cell office:value-type="float" office:value="16.9" calcext:value-type="float">
            <text:p>16.9</text:p>
          </table:table-cell>
          <table:table-cell table:number-columns-repeated="2" office:value-type="float" office:value="18.6" calcext:value-type="float">
            <text:p>18.6</text:p>
          </table:table-cell>
          <table:table-cell office:value-type="float" office:value="14.9" calcext:value-type="float">
            <text:p>14.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59842519685039" calcext:value-type="float">
            <text:p>2.59842519685039</text:p>
          </table:table-cell>
          <table:table-cell table:formula="of:=[.$J$1]*[.$J$2]*[.D9]" office:value-type="float" office:value="36.2071885826771" calcext:value-type="float">
            <text:p>36.2071885826771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office:value-type="float" office:value="14.5" calcext:value-type="float">
            <text:p>14.5</text:p>
          </table:table-cell>
          <table:table-cell office:value-type="float" office:value="16.1" calcext:value-type="float">
            <text:p>16.1</text:p>
          </table:table-cell>
          <table:table-cell office:value-type="float" office:value="16.3" calcext:value-type="float">
            <text:p>16.3</text:p>
          </table:table-cell>
          <table:table-cell office:value-type="float" office:value="16.2" calcext:value-type="float">
            <text:p>16.2</text:p>
          </table:table-cell>
          <table:table-cell office:value-type="float" office:value="13.1" calcext:value-type="float">
            <text:p>13.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.20472440944882" calcext:value-type="float">
            <text:p>2.20472440944882</text:p>
          </table:table-cell>
          <table:table-cell table:formula="of:=[.$J$1]*[.$J$2]*[.D10]" office:value-type="float" office:value="30.7212509186352" calcext:value-type="float">
            <text:p>30.721250918635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office:value-type="float" office:value="14.2" calcext:value-type="float">
            <text:p>14.2</text:p>
          </table:table-cell>
          <table:table-cell office:value-type="float" office:value="15.8" calcext:value-type="float">
            <text:p>15.8</text:p>
          </table:table-cell>
          <table:table-cell office:value-type="float" office:value="15" calcext:value-type="float">
            <text:p>15</text:p>
          </table:table-cell>
          <table:table-cell office:value-type="float" office:value="15.1" calcext:value-type="float">
            <text:p>15.1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.51968503937008" calcext:value-type="float">
            <text:p>2.51968503937008</text:p>
          </table:table-cell>
          <table:table-cell table:formula="of:=[.$J$1]*[.$J$2]*[.D11]" office:value-type="float" office:value="35.1100010498688" calcext:value-type="float">
            <text:p>35.1100010498688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office:value-type="float" office:value="13.7" calcext:value-type="float">
            <text:p>13.7</text:p>
          </table:table-cell>
          <table:table-cell table:number-columns-repeated="3" office:value-type="float" office:value="13.8" calcext:value-type="float">
            <text:p>13.8</text:p>
          </table:table-cell>
          <table:table-cell office:value-type="float" office:value="12.8" calcext:value-type="float">
            <text:p>12.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12]" office:value-type="float" office:value="32.915625984252" calcext:value-type="float">
            <text:p>32.915625984252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office:value-type="float" office:value="13.6" calcext:value-type="float">
            <text:p>13.6</text:p>
          </table:table-cell>
          <table:table-cell office:value-type="float" office:value="13.7" calcext:value-type="float">
            <text:p>13.7</text:p>
          </table:table-cell>
          <table:table-cell table:number-columns-repeated="2" office:value-type="float" office:value="13.2" calcext:value-type="float">
            <text:p>13.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.00787401574803" calcext:value-type="float">
            <text:p>2.00787401574803</text:p>
          </table:table-cell>
          <table:table-cell table:formula="of:=[.$J$1]*[.$J$2]*[.D13]" office:value-type="float" office:value="27.9782820866142" calcext:value-type="float">
            <text:p>27.9782820866142</text:p>
          </table:table-cell>
          <table:table-cell table:number-columns-repeated="14"/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.1" calcext:value-type="float">
            <text:p>12.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.04724409448819" calcext:value-type="float">
            <text:p>2.04724409448819</text:p>
          </table:table-cell>
          <table:table-cell table:formula="of:=[.$J$1]*[.$J$2]*[.D14]" office:value-type="float" office:value="28.5268758530184" calcext:value-type="float">
            <text:p>28.5268758530184</text:p>
          </table:table-cell>
          <table:table-cell table:number-columns-repeated="14"/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.4" calcext:value-type="float">
            <text:p>11.4</text:p>
          </table:table-cell>
          <table:table-cell office:value-type="float" office:value="11.3" calcext:value-type="float">
            <text:p>11.3</text:p>
          </table:table-cell>
          <table:table-cell office:value-type="float" office:value="12.9" calcext:value-type="float">
            <text:p>12.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5]" office:value-type="float" office:value="30.1726571522309" calcext:value-type="float">
            <text:p>30.1726571522309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office:value-type="float" office:value="12.8" calcext:value-type="float">
            <text:p>12.8</text:p>
          </table:table-cell>
          <table:table-cell office:value-type="float" office:value="9.8" calcext:value-type="float">
            <text:p>9.8</text:p>
          </table:table-cell>
          <table:table-cell table:number-columns-repeated="3" office:value-type="float" office:value="7.4" calcext:value-type="float">
            <text:p>7.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6]" office:value-type="float" office:value="30.1726571522309" calcext:value-type="float">
            <text:p>30.1726571522309</text:p>
          </table:table-cell>
          <table:table-cell table:number-columns-repeated="14"/>
          <table:table-cell office:value-type="float" office:value="11" calcext:value-type="float">
            <text:p>11</text:p>
          </table:table-cell>
          <table:table-cell office:value-type="float" office:value="12.4" calcext:value-type="float">
            <text:p>12.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.9" calcext:value-type="float">
            <text:p>7.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7]" office:value-type="float" office:value="30.1726571522309" calcext:value-type="float">
            <text:p>30.1726571522309</text:p>
          </table:table-cell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11.5" calcext:value-type="float">
            <text:p>11.5</text:p>
          </table:table-cell>
          <table:table-cell office:value-type="float" office:value="10" calcext:value-type="float">
            <text:p>10</text:p>
          </table:table-cell>
          <table:table-cell office:value-type="float" office:value="8.7" calcext:value-type="float">
            <text:p>8.7</text:p>
          </table:table-cell>
          <table:table-cell office:value-type="float" office:value="8.6" calcext:value-type="float">
            <text:p>8.6</text:p>
          </table:table-cell>
          <table:table-cell office:value-type="float" office:value="8.8" calcext:value-type="float">
            <text:p>8.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8]" office:value-type="float" office:value="30.1726571522309" calcext:value-type="float">
            <text:p>30.1726571522309</text:p>
          </table:table-cell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11.6" calcext:value-type="float">
            <text:p>11.6</text:p>
          </table:table-cell>
          <table:table-cell office:value-type="float" office:value="10.5" calcext:value-type="float">
            <text:p>10.5</text:p>
          </table:table-cell>
          <table:table-cell table:number-columns-repeated="2" office:value-type="float" office:value="9.1" calcext:value-type="float">
            <text:p>9.1</text:p>
          </table:table-cell>
          <table:table-cell office:value-type="float" office:value="9.4" calcext:value-type="float">
            <text:p>9.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.18897637795276" calcext:value-type="float">
            <text:p>3.18897637795276</text:p>
          </table:table-cell>
          <table:table-cell table:formula="of:=[.$J$1]*[.$J$2]*[.D19]" office:value-type="float" office:value="44.4360950787402" calcext:value-type="float">
            <text:p>44.4360950787402</text:p>
          </table:table-cell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11.9" calcext:value-type="float">
            <text:p>11.9</text:p>
          </table:table-cell>
          <table:table-cell office:value-type="float" office:value="10.6" calcext:value-type="float">
            <text:p>10.6</text:p>
          </table:table-cell>
          <table:table-cell table:number-columns-repeated="2" office:value-type="float" office:value="9.5" calcext:value-type="float">
            <text:p>9.5</text:p>
          </table:table-cell>
          <table:table-cell office:value-type="float" office:value="9.7" calcext:value-type="float">
            <text:p>9.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41732283464567" calcext:value-type="float">
            <text:p>1.41732283464567</text:p>
          </table:table-cell>
          <table:table-cell table:formula="of:=[.$J$1]*[.$J$2]*[.D20]" office:value-type="float" office:value="19.7493755905512" calcext:value-type="float">
            <text:p>19.7493755905512</text:p>
          </table:table-cell>
          <table:table-cell table:number-columns-repeated="14"/>
          <table:table-cell office:value-type="float" office:value="15" calcext:value-type="float">
            <text:p>15</text:p>
          </table:table-cell>
          <table:table-cell office:value-type="float" office:value="11.9" calcext:value-type="float">
            <text:p>11.9</text:p>
          </table:table-cell>
          <table:table-cell office:value-type="float" office:value="10.7" calcext:value-type="float">
            <text:p>10.7</text:p>
          </table:table-cell>
          <table:table-cell table:number-columns-repeated="2" office:value-type="float" office:value="9.6" calcext:value-type="float">
            <text:p>9.6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52755905511811" calcext:value-type="float">
            <text:p>4.52755905511811</text:p>
          </table:table-cell>
          <table:table-cell table:formula="of:=[.$J$1]*[.$J$2]*[.D21]" office:value-type="float" office:value="63.0882831364829" calcext:value-type="float">
            <text:p>63.0882831364829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11.9" calcext:value-type="float">
            <text:p>11.9</text:p>
          </table:table-cell>
          <table:table-cell office:value-type="float" office:value="10.9" calcext:value-type="float">
            <text:p>10.9</text:p>
          </table:table-cell>
          <table:table-cell office:value-type="float" office:value="10" calcext:value-type="float">
            <text:p>10</text:p>
          </table:table-cell>
          <table:table-cell office:value-type="float" office:value="9.9" calcext:value-type="float">
            <text:p>9.9</text:p>
          </table:table-cell>
          <table:table-cell office:value-type="float" office:value="10.2" calcext:value-type="float">
            <text:p>10.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17322834645669" calcext:value-type="float">
            <text:p>4.17322834645669</text:p>
          </table:table-cell>
          <table:table-cell table:formula="of:=[.$J$1]*[.$J$2]*[.D22]" office:value-type="float" office:value="58.1509392388451" calcext:value-type="float">
            <text:p>58.1509392388451</text:p>
          </table:table-cell>
          <table:table-cell table:number-columns-repeated="14"/>
          <table:table-cell office:value-type="float" office:value="17" calcext:value-type="float">
            <text:p>17</text:p>
          </table:table-cell>
          <table:table-cell office:value-type="float" office:value="11.9" calcext:value-type="float">
            <text:p>11.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.2" calcext:value-type="float">
            <text:p>10.2</text:p>
          </table:table-cell>
          <table:table-cell office:value-type="float" office:value="10.9" calcext:value-type="float">
            <text:p>10.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85826771653543" calcext:value-type="float">
            <text:p>3.85826771653543</text:p>
          </table:table-cell>
          <table:table-cell table:formula="of:=[.$J$1]*[.$J$2]*[.D23]" office:value-type="float" office:value="53.7621891076115" calcext:value-type="float">
            <text:p>53.7621891076115</text:p>
          </table:table-cell>
          <table:table-cell table:number-columns-repeated="14"/>
          <table:table-cell office:value-type="float" office:value="18" calcext:value-type="float">
            <text:p>18</text:p>
          </table:table-cell>
          <table:table-cell office:value-type="float" office:value="14.5" calcext:value-type="float">
            <text:p>14.5</text:p>
          </table:table-cell>
          <table:table-cell office:value-type="float" office:value="16.4" calcext:value-type="float">
            <text:p>16.4</text:p>
          </table:table-cell>
          <table:table-cell office:value-type="float" office:value="21" calcext:value-type="float">
            <text:p>21</text:p>
          </table:table-cell>
          <table:table-cell office:value-type="float" office:value="21.2" calcext:value-type="float">
            <text:p>21.2</text:p>
          </table:table-cell>
          <table:table-cell office:value-type="float" office:value="21.5" calcext:value-type="float">
            <text:p>21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74015748031496" calcext:value-type="float">
            <text:p>3.74015748031496</text:p>
          </table:table-cell>
          <table:table-cell table:formula="of:=[.$J$1]*[.$J$2]*[.D24]" office:value-type="float" office:value="52.116407808399" calcext:value-type="float">
            <text:p>52.116407808399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.95275590551181" calcext:value-type="float">
            <text:p>2.95275590551181</text:p>
          </table:table-cell>
          <table:table-cell table:formula="of:=[.$J$1]*[.$J$2]*[.D25]" office:value-type="float" office:value="41.144532480315" calcext:value-type="float">
            <text:p>41.144532480315</text:p>
          </table:table-cell>
          <table:table-cell table:number-columns-repeated="21"/>
          <table:table-cell office:value-type="string" calcext:value-type="string">
            <text:p>cm→in</text:p>
          </table:table-cell>
          <table:table-cell table:formula="of:=1/(2.54)" office:value-type="float" office:value="0.393700787401575" calcext:value-type="float">
            <text:p>0.3937007874015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.91338582677165" calcext:value-type="float">
            <text:p>2.91338582677165</text:p>
          </table:table-cell>
          <table:table-cell table:formula="of:=[.$J$1]*[.$J$2]*[.D26]" office:value-type="float" office:value="40.5959387139107" calcext:value-type="float">
            <text:p>40.5959387139107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.63779527559055" calcext:value-type="float">
            <text:p>2.63779527559055</text:p>
          </table:table-cell>
          <table:table-cell table:formula="of:=[.$J$1]*[.$J$2]*[.D27]" office:value-type="float" office:value="36.7557823490813" calcext:value-type="float">
            <text:p>36.7557823490813</text:p>
          </table:table-cell>
          <table:table-cell table:number-columns-repeated="14"/>
          <table:table-cell office:value-type="string" calcext:value-type="string">
            <text:p>velocity (mph)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.24409448818898" calcext:value-type="float">
            <text:p>2.24409448818898</text:p>
          </table:table-cell>
          <table:table-cell table:formula="of:=[.$J$1]*[.$J$2]*[.D28]" office:value-type="float" office:value="31.2698446850394" calcext:value-type="float">
            <text:p>31.2698446850394</text:p>
          </table:table-cell>
          <table:table-cell table:number-columns-repeated="14"/>
          <table:table-cell office:value-type="string" calcext:value-type="string">
            <text:p>ang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29]" office:value-type="float" office:value="19.200781824147" calcext:value-type="float">
            <text:p>19.200781824147</text:p>
          </table:table-cell>
          <table:table-cell table:number-columns-repeated="14"/>
          <table:table-cell office:value-type="string" calcext:value-type="string">
            <text:p>port #</text:p>
          </table:table-cell>
          <table:table-cell table:number-columns-repeated="5"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.45669291338583" calcext:value-type="float">
            <text:p>1.45669291338583</text:p>
          </table:table-cell>
          <table:table-cell table:formula="of:=[.$J$1]*[.$J$2]*[.D30]" office:value-type="float" office:value="20.2979693569554" calcext:value-type="float">
            <text:p>20.297969356955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formula="of:=([.U6]-[.U$5])*[.$AB$25]" office:value-type="float" office:value="-0.196850393700787" calcext:value-type="float">
            <text:p>-0.196850393700787</text:p>
          </table:table-cell>
          <table:table-cell table:formula="of:=([.V6]-[.V$5])*[.$AB$25]" office:value-type="float" office:value="1.41732283464567" calcext:value-type="float">
            <text:p>1.41732283464567</text:p>
          </table:table-cell>
          <table:table-cell table:formula="of:=([.W6]-[.W$5])*[.$AB$25]" office:value-type="float" office:value="4.68503937007874" calcext:value-type="float">
            <text:p>4.68503937007874</text:p>
          </table:table-cell>
          <table:table-cell table:formula="of:=([.X6]-[.X$5])*[.$AB$25]" office:value-type="float" office:value="4.68503937007874" calcext:value-type="float">
            <text:p>4.68503937007874</text:p>
          </table:table-cell>
          <table:table-cell table:formula="of:=([.Y6]-[.Y$5])*[.$AB$25]" office:value-type="float" office:value="5.94488188976378" calcext:value-type="float">
            <text:p>5.9448818897637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.45669291338583" calcext:value-type="float">
            <text:p>1.45669291338583</text:p>
          </table:table-cell>
          <table:table-cell table:formula="of:=[.$J$1]*[.$J$2]*[.D31]" office:value-type="float" office:value="20.2979693569554" calcext:value-type="float">
            <text:p>20.2979693569554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formula="of:=([.U7]-[.U$5])*[.$AB$25]" office:value-type="float" office:value="3.1496062992126" calcext:value-type="float">
            <text:p>3.1496062992126</text:p>
          </table:table-cell>
          <table:table-cell table:formula="of:=([.V7]-[.V$5])*[.$AB$25]" office:value-type="float" office:value="4.52755905511811" calcext:value-type="float">
            <text:p>4.52755905511811</text:p>
          </table:table-cell>
          <table:table-cell table:formula="of:=([.W7]-[.W$5])*[.$AB$25]" office:value-type="float" office:value="5.62992125984252" calcext:value-type="float">
            <text:p>5.62992125984252</text:p>
          </table:table-cell>
          <table:table-cell table:formula="of:=([.X7]-[.X$5])*[.$AB$25]" office:value-type="float" office:value="5.59055118110236" calcext:value-type="float">
            <text:p>5.59055118110236</text:p>
          </table:table-cell>
          <table:table-cell table:formula="of:=([.Y7]-[.Y$5])*[.$AB$25]" office:value-type="float" office:value="4.96062992125984" calcext:value-type="float">
            <text:p>4.9606299212598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.65354330708661" calcext:value-type="float">
            <text:p>1.65354330708661</text:p>
          </table:table-cell>
          <table:table-cell table:formula="of:=[.$J$1]*[.$J$2]*[.D32]" office:value-type="float" office:value="23.0409381889763" calcext:value-type="float">
            <text:p>23.0409381889763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formula="of:=([.U8]-[.U$5])*[.$AB$25]" office:value-type="float" office:value="3.74015748031496" calcext:value-type="float">
            <text:p>3.74015748031496</text:p>
          </table:table-cell>
          <table:table-cell table:formula="of:=([.V8]-[.V$5])*[.$AB$25]" office:value-type="float" office:value="4.17322834645669" calcext:value-type="float">
            <text:p>4.17322834645669</text:p>
          </table:table-cell>
          <table:table-cell table:formula="of:=([.W8]-[.W$5])*[.$AB$25]" office:value-type="float" office:value="5.11811023622047" calcext:value-type="float">
            <text:p>5.11811023622047</text:p>
          </table:table-cell>
          <table:table-cell table:formula="of:=([.X8]-[.X$5])*[.$AB$25]" office:value-type="float" office:value="5.03937007874016" calcext:value-type="float">
            <text:p>5.03937007874016</text:p>
          </table:table-cell>
          <table:table-cell table:formula="of:=([.Y8]-[.Y$5])*[.$AB$25]" office:value-type="float" office:value="3.34645669291339" calcext:value-type="float">
            <text:p>3.3464566929133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.69291338582677" calcext:value-type="float">
            <text:p>1.69291338582677</text:p>
          </table:table-cell>
          <table:table-cell table:formula="of:=[.$J$1]*[.$J$2]*[.D33]" office:value-type="float" office:value="23.5895319553806" calcext:value-type="float">
            <text:p>23.5895319553806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formula="of:=([.U9]-[.U$5])*[.$AB$25]" office:value-type="float" office:value="3.18897637795276" calcext:value-type="float">
            <text:p>3.18897637795276</text:p>
          </table:table-cell>
          <table:table-cell table:formula="of:=([.V9]-[.V$5])*[.$AB$25]" office:value-type="float" office:value="3.85826771653543" calcext:value-type="float">
            <text:p>3.85826771653543</text:p>
          </table:table-cell>
          <table:table-cell table:formula="of:=([.W9]-[.W$5])*[.$AB$25]" office:value-type="float" office:value="4.21259842519685" calcext:value-type="float">
            <text:p>4.21259842519685</text:p>
          </table:table-cell>
          <table:table-cell table:formula="of:=([.X9]-[.X$5])*[.$AB$25]" office:value-type="float" office:value="4.09448818897638" calcext:value-type="float">
            <text:p>4.09448818897638</text:p>
          </table:table-cell>
          <table:table-cell table:formula="of:=([.Y9]-[.Y$5])*[.$AB$25]" office:value-type="float" office:value="2.63779527559055" calcext:value-type="float">
            <text:p>2.6377952755905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.73228346456693" calcext:value-type="float">
            <text:p>1.73228346456693</text:p>
          </table:table-cell>
          <table:table-cell table:formula="of:=[.$J$1]*[.$J$2]*[.D34]" office:value-type="float" office:value="24.1381257217848" calcext:value-type="float">
            <text:p>24.1381257217848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formula="of:=([.U10]-[.U$5])*[.$AB$25]" office:value-type="float" office:value="3.07086614173228" calcext:value-type="float">
            <text:p>3.07086614173228</text:p>
          </table:table-cell>
          <table:table-cell table:formula="of:=([.V10]-[.V$5])*[.$AB$25]" office:value-type="float" office:value="3.74015748031496" calcext:value-type="float">
            <text:p>3.74015748031496</text:p>
          </table:table-cell>
          <table:table-cell table:formula="of:=([.W10]-[.W$5])*[.$AB$25]" office:value-type="float" office:value="3.7007874015748" calcext:value-type="float">
            <text:p>3.7007874015748</text:p>
          </table:table-cell>
          <table:table-cell table:formula="of:=([.X10]-[.X$5])*[.$AB$25]" office:value-type="float" office:value="3.66141732283465" calcext:value-type="float">
            <text:p>3.66141732283465</text:p>
          </table:table-cell>
          <table:table-cell table:formula="of:=([.Y10]-[.Y$5])*[.$AB$25]" office:value-type="float" office:value="2.59842519685039" calcext:value-type="float">
            <text:p>2.5984251968503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.81102362204724" calcext:value-type="float">
            <text:p>1.81102362204724</text:p>
          </table:table-cell>
          <table:table-cell table:formula="of:=[.$J$1]*[.$J$2]*[.D35]" office:value-type="float" office:value="25.2353132545931" calcext:value-type="float">
            <text:p>25.2353132545931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formula="of:=([.U11]-[.U$5])*[.$AB$25]" office:value-type="float" office:value="2.8740157480315" calcext:value-type="float">
            <text:p>2.8740157480315</text:p>
          </table:table-cell>
          <table:table-cell table:formula="of:=([.V11]-[.V$5])*[.$AB$25]" office:value-type="float" office:value="2.95275590551181" calcext:value-type="float">
            <text:p>2.95275590551181</text:p>
          </table:table-cell>
          <table:table-cell table:formula="of:=([.W11]-[.W$5])*[.$AB$25]" office:value-type="float" office:value="3.22834645669291" calcext:value-type="float">
            <text:p>3.22834645669291</text:p>
          </table:table-cell>
          <table:table-cell table:formula="of:=([.X11]-[.X$5])*[.$AB$25]" office:value-type="float" office:value="3.1496062992126" calcext:value-type="float">
            <text:p>3.1496062992126</text:p>
          </table:table-cell>
          <table:table-cell table:formula="of:=([.Y11]-[.Y$5])*[.$AB$25]" office:value-type="float" office:value="2.51968503937008" calcext:value-type="float">
            <text:p>2.5196850393700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.8503937007874" calcext:value-type="float">
            <text:p>1.8503937007874</text:p>
          </table:table-cell>
          <table:table-cell table:formula="of:=[.$J$1]*[.$J$2]*[.D36]" office:value-type="float" office:value="25.7839070209974" calcext:value-type="float">
            <text:p>25.7839070209974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formula="of:=([.U12]-[.U$5])*[.$AB$25]" office:value-type="float" office:value="2.83464566929134" calcext:value-type="float">
            <text:p>2.83464566929134</text:p>
          </table:table-cell>
          <table:table-cell table:formula="of:=([.V12]-[.V$5])*[.$AB$25]" office:value-type="float" office:value="2.91338582677165" calcext:value-type="float">
            <text:p>2.91338582677165</text:p>
          </table:table-cell>
          <table:table-cell table:formula="of:=([.W12]-[.W$5])*[.$AB$25]" office:value-type="float" office:value="2.99212598425197" calcext:value-type="float">
            <text:p>2.99212598425197</text:p>
          </table:table-cell>
          <table:table-cell table:formula="of:=([.X12]-[.X$5])*[.$AB$25]" office:value-type="float" office:value="2.91338582677165" calcext:value-type="float">
            <text:p>2.91338582677165</text:p>
          </table:table-cell>
          <table:table-cell table:formula="of:=([.Y12]-[.Y$5])*[.$AB$25]" office:value-type="float" office:value="2.59842519685039" calcext:value-type="float">
            <text:p>2.5984251968503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.9763779527559" calcext:value-type="float">
            <text:p>3.9763779527559</text:p>
          </table:table-cell>
          <table:table-cell table:formula="of:=[.$J$1]*[.$J$2]*[.D37]" office:value-type="float" office:value="55.4079704068241" calcext:value-type="float">
            <text:p>55.4079704068241</text:p>
          </table:table-cell>
          <table:table-cell table:number-columns-repeated="14"/>
          <table:table-cell office:value-type="float" office:value="8" calcext:value-type="float">
            <text:p>8</text:p>
          </table:table-cell>
          <table:table-cell table:formula="of:=([.U13]-[.U$5])*[.$AB$25]" office:value-type="float" office:value="2.59842519685039" calcext:value-type="float">
            <text:p>2.59842519685039</text:p>
          </table:table-cell>
          <table:table-cell table:formula="of:=([.V13]-[.V$5])*[.$AB$25]" office:value-type="float" office:value="2.63779527559055" calcext:value-type="float">
            <text:p>2.63779527559055</text:p>
          </table:table-cell>
          <table:table-cell table:formula="of:=([.W13]-[.W$5])*[.$AB$25]" office:value-type="float" office:value="2.55905511811024" calcext:value-type="float">
            <text:p>2.55905511811024</text:p>
          </table:table-cell>
          <table:table-cell table:formula="of:=([.X13]-[.X$5])*[.$AB$25]" office:value-type="float" office:value="2.44094488188976" calcext:value-type="float">
            <text:p>2.44094488188976</text:p>
          </table:table-cell>
          <table:table-cell table:formula="of:=([.Y13]-[.Y$5])*[.$AB$25]" office:value-type="float" office:value="2.59842519685039" calcext:value-type="float">
            <text:p>2.5984251968503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.68503937007874" calcext:value-type="float">
            <text:p>4.68503937007874</text:p>
          </table:table-cell>
          <table:table-cell table:formula="of:=[.$J$1]*[.$J$2]*[.D38]" office:value-type="float" office:value="65.2826582020997" calcext:value-type="float">
            <text:p>65.2826582020997</text:p>
          </table:table-cell>
          <table:table-cell table:number-columns-repeated="14"/>
          <table:table-cell office:value-type="float" office:value="9" calcext:value-type="float">
            <text:p>9</text:p>
          </table:table-cell>
          <table:table-cell table:formula="of:=([.U14]-[.U$5])*[.$AB$25]" office:value-type="float" office:value="2.20472440944882" calcext:value-type="float">
            <text:p>2.20472440944882</text:p>
          </table:table-cell>
          <table:table-cell table:formula="of:=([.V14]-[.V$5])*[.$AB$25]" office:value-type="float" office:value="2.24409448818898" calcext:value-type="float">
            <text:p>2.24409448818898</text:p>
          </table:table-cell>
          <table:table-cell table:formula="of:=([.W14]-[.W$5])*[.$AB$25]" office:value-type="float" office:value="2.28346456692913" calcext:value-type="float">
            <text:p>2.28346456692913</text:p>
          </table:table-cell>
          <table:table-cell table:formula="of:=([.X14]-[.X$5])*[.$AB$25]" office:value-type="float" office:value="2.16535433070866" calcext:value-type="float">
            <text:p>2.16535433070866</text:p>
          </table:table-cell>
          <table:table-cell table:formula="of:=([.Y14]-[.Y$5])*[.$AB$25]" office:value-type="float" office:value="2.55905511811024" calcext:value-type="float">
            <text:p>2.5590551181102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.62992125984252" calcext:value-type="float">
            <text:p>5.62992125984252</text:p>
          </table:table-cell>
          <table:table-cell table:formula="of:=[.$J$1]*[.$J$2]*[.D39]" office:value-type="float" office:value="78.4489085958005" calcext:value-type="float">
            <text:p>78.4489085958005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formula="of:=([.U15]-[.U$5])*[.$AB$25]" office:value-type="float" office:value="2.51968503937008" calcext:value-type="float">
            <text:p>2.51968503937008</text:p>
          </table:table-cell>
          <table:table-cell table:formula="of:=([.V15]-[.V$5])*[.$AB$25]" office:value-type="float" office:value="1.37795275590551" calcext:value-type="float">
            <text:p>1.37795275590551</text:p>
          </table:table-cell>
          <table:table-cell table:formula="of:=([.W15]-[.W$5])*[.$AB$25]" office:value-type="float" office:value="0.708661417322835" calcext:value-type="float">
            <text:p>0.708661417322835</text:p>
          </table:table-cell>
          <table:table-cell table:formula="of:=([.X15]-[.X$5])*[.$AB$25]" office:value-type="float" office:value="0.62992125984252" calcext:value-type="float">
            <text:p>0.62992125984252</text:p>
          </table:table-cell>
          <table:table-cell table:formula="of:=([.Y15]-[.Y$5])*[.$AB$25]" office:value-type="float" office:value="0.393700787401575" calcext:value-type="float">
            <text:p>0.39370078740157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.11811023622047" calcext:value-type="float">
            <text:p>5.11811023622047</text:p>
          </table:table-cell>
          <table:table-cell table:formula="of:=[.$J$1]*[.$J$2]*[.D40]" office:value-type="float" office:value="71.3171896325459" calcext:value-type="float">
            <text:p>71.3171896325459</text:p>
          </table:table-cell>
          <table:table-cell table:number-columns-repeated="14"/>
          <table:table-cell office:value-type="float" office:value="11" calcext:value-type="float">
            <text:p>11</text:p>
          </table:table-cell>
          <table:table-cell table:formula="of:=([.U16]-[.U$5])*[.$AB$25]" office:value-type="float" office:value="2.36220472440945" calcext:value-type="float">
            <text:p>2.36220472440945</text:p>
          </table:table-cell>
          <table:table-cell table:formula="of:=([.V16]-[.V$5])*[.$AB$25]" office:value-type="float" office:value="1.45669291338583" calcext:value-type="float">
            <text:p>1.45669291338583</text:p>
          </table:table-cell>
          <table:table-cell table:formula="of:=([.W16]-[.W$5])*[.$AB$25]" office:value-type="float" office:value="0.94488188976378" calcext:value-type="float">
            <text:p>0.94488188976378</text:p>
          </table:table-cell>
          <table:table-cell table:formula="of:=([.X16]-[.X$5])*[.$AB$25]" office:value-type="float" office:value="0.826771653543307" calcext:value-type="float">
            <text:p>0.826771653543307</text:p>
          </table:table-cell>
          <table:table-cell table:formula="of:=([.Y16]-[.Y$5])*[.$AB$25]" office:value-type="float" office:value="0.629921259842519" calcext:value-type="float">
            <text:p>0.62992125984251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.21259842519685" calcext:value-type="float">
            <text:p>4.21259842519685</text:p>
          </table:table-cell>
          <table:table-cell table:formula="of:=[.$J$1]*[.$J$2]*[.D41]" office:value-type="float" office:value="58.6995330052493" calcext:value-type="float">
            <text:p>58.6995330052493</text:p>
          </table:table-cell>
          <table:table-cell table:number-columns-repeated="14"/>
          <table:table-cell office:value-type="float" office:value="12" calcext:value-type="float">
            <text:p>12</text:p>
          </table:table-cell>
          <table:table-cell table:formula="of:=([.U17]-[.U$5])*[.$AB$25]" office:value-type="float" office:value="2.00787401574803" calcext:value-type="float">
            <text:p>2.00787401574803</text:p>
          </table:table-cell>
          <table:table-cell table:formula="of:=([.V17]-[.V$5])*[.$AB$25]" office:value-type="float" office:value="1.45669291338583" calcext:value-type="float">
            <text:p>1.45669291338583</text:p>
          </table:table-cell>
          <table:table-cell table:formula="of:=([.W17]-[.W$5])*[.$AB$25]" office:value-type="float" office:value="1.22047244094488" calcext:value-type="float">
            <text:p>1.22047244094488</text:p>
          </table:table-cell>
          <table:table-cell table:formula="of:=([.X17]-[.X$5])*[.$AB$25]" office:value-type="float" office:value="1.10236220472441" calcext:value-type="float">
            <text:p>1.10236220472441</text:p>
          </table:table-cell>
          <table:table-cell table:formula="of:=([.Y17]-[.Y$5])*[.$AB$25]" office:value-type="float" office:value="0.94488188976378" calcext:value-type="float">
            <text:p>0.9448818897637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.7007874015748" calcext:value-type="float">
            <text:p>3.7007874015748</text:p>
          </table:table-cell>
          <table:table-cell table:formula="of:=[.$J$1]*[.$J$2]*[.D42]" office:value-type="float" office:value="51.5678140419947" calcext:value-type="float">
            <text:p>51.5678140419947</text:p>
          </table:table-cell>
          <table:table-cell table:number-columns-repeated="14"/>
          <table:table-cell office:value-type="float" office:value="13" calcext:value-type="float">
            <text:p>13</text:p>
          </table:table-cell>
          <table:table-cell table:formula="of:=([.U18]-[.U$5])*[.$AB$25]" office:value-type="float" office:value="2.04724409448819" calcext:value-type="float">
            <text:p>2.04724409448819</text:p>
          </table:table-cell>
          <table:table-cell table:formula="of:=([.V18]-[.V$5])*[.$AB$25]" office:value-type="float" office:value="1.65354330708661" calcext:value-type="float">
            <text:p>1.65354330708661</text:p>
          </table:table-cell>
          <table:table-cell table:formula="of:=([.W18]-[.W$5])*[.$AB$25]" office:value-type="float" office:value="1.37795275590551" calcext:value-type="float">
            <text:p>1.37795275590551</text:p>
          </table:table-cell>
          <table:table-cell table:formula="of:=([.X18]-[.X$5])*[.$AB$25]" office:value-type="float" office:value="1.2992125984252" calcext:value-type="float">
            <text:p>1.2992125984252</text:p>
          </table:table-cell>
          <table:table-cell table:formula="of:=([.Y18]-[.Y$5])*[.$AB$25]" office:value-type="float" office:value="1.18110236220472" calcext:value-type="float">
            <text:p>1.1811023622047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.22834645669291" calcext:value-type="float">
            <text:p>3.22834645669291</text:p>
          </table:table-cell>
          <table:table-cell table:formula="of:=[.$J$1]*[.$J$2]*[.D43]" office:value-type="float" office:value="44.9846888451443" calcext:value-type="float">
            <text:p>44.9846888451443</text:p>
          </table:table-cell>
          <table:table-cell table:number-columns-repeated="14"/>
          <table:table-cell office:value-type="float" office:value="14" calcext:value-type="float">
            <text:p>14</text:p>
          </table:table-cell>
          <table:table-cell table:formula="of:=([.U19]-[.U$5])*[.$AB$25]" office:value-type="float" office:value="2.16535433070866" calcext:value-type="float">
            <text:p>2.16535433070866</text:p>
          </table:table-cell>
          <table:table-cell table:formula="of:=([.V19]-[.V$5])*[.$AB$25]" office:value-type="float" office:value="1.69291338582677" calcext:value-type="float">
            <text:p>1.69291338582677</text:p>
          </table:table-cell>
          <table:table-cell table:formula="of:=([.W19]-[.W$5])*[.$AB$25]" office:value-type="float" office:value="1.53543307086614" calcext:value-type="float">
            <text:p>1.53543307086614</text:p>
          </table:table-cell>
          <table:table-cell table:formula="of:=([.X19]-[.X$5])*[.$AB$25]" office:value-type="float" office:value="1.45669291338583" calcext:value-type="float">
            <text:p>1.45669291338583</text:p>
          </table:table-cell>
          <table:table-cell table:formula="of:=([.Y19]-[.Y$5])*[.$AB$25]" office:value-type="float" office:value="1.2992125984252" calcext:value-type="float">
            <text:p>1.299212598425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.99212598425197" calcext:value-type="float">
            <text:p>2.99212598425197</text:p>
          </table:table-cell>
          <table:table-cell table:formula="of:=[.$J$1]*[.$J$2]*[.D44]" office:value-type="float" office:value="41.6931262467192" calcext:value-type="float">
            <text:p>41.6931262467192</text:p>
          </table:table-cell>
          <table:table-cell table:number-columns-repeated="14"/>
          <table:table-cell office:value-type="float" office:value="15" calcext:value-type="float">
            <text:p>15</text:p>
          </table:table-cell>
          <table:table-cell table:formula="of:=([.U20]-[.U$5])*[.$AB$25]" office:value-type="float" office:value="2.16535433070866" calcext:value-type="float">
            <text:p>2.16535433070866</text:p>
          </table:table-cell>
          <table:table-cell table:formula="of:=([.V20]-[.V$5])*[.$AB$25]" office:value-type="float" office:value="1.73228346456693" calcext:value-type="float">
            <text:p>1.73228346456693</text:p>
          </table:table-cell>
          <table:table-cell table:formula="of:=([.W20]-[.W$5])*[.$AB$25]" office:value-type="float" office:value="1.5748031496063" calcext:value-type="float">
            <text:p>1.5748031496063</text:p>
          </table:table-cell>
          <table:table-cell table:formula="of:=([.X20]-[.X$5])*[.$AB$25]" office:value-type="float" office:value="1.49606299212598" calcext:value-type="float">
            <text:p>1.49606299212598</text:p>
          </table:table-cell>
          <table:table-cell table:formula="of:=([.Y20]-[.Y$5])*[.$AB$25]" office:value-type="float" office:value="1.41732283464567" calcext:value-type="float">
            <text:p>1.4173228346456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45]" office:value-type="float" office:value="35.658594816273" calcext:value-type="float">
            <text:p>35.658594816273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table:formula="of:=([.U21]-[.U$5])*[.$AB$25]" office:value-type="float" office:value="2.16535433070866" calcext:value-type="float">
            <text:p>2.16535433070866</text:p>
          </table:table-cell>
          <table:table-cell table:formula="of:=([.V21]-[.V$5])*[.$AB$25]" office:value-type="float" office:value="1.81102362204724" calcext:value-type="float">
            <text:p>1.81102362204724</text:p>
          </table:table-cell>
          <table:table-cell table:formula="of:=([.W21]-[.W$5])*[.$AB$25]" office:value-type="float" office:value="1.73228346456693" calcext:value-type="float">
            <text:p>1.73228346456693</text:p>
          </table:table-cell>
          <table:table-cell table:formula="of:=([.X21]-[.X$5])*[.$AB$25]" office:value-type="float" office:value="1.61417322834646" calcext:value-type="float">
            <text:p>1.61417322834646</text:p>
          </table:table-cell>
          <table:table-cell table:formula="of:=([.Y21]-[.Y$5])*[.$AB$25]" office:value-type="float" office:value="1.49606299212598" calcext:value-type="float">
            <text:p>1.4960629921259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.28346456692913" calcext:value-type="float">
            <text:p>2.28346456692913</text:p>
          </table:table-cell>
          <table:table-cell table:formula="of:=[.$J$1]*[.$J$2]*[.D46]" office:value-type="float" office:value="31.8184384514435" calcext:value-type="float">
            <text:p>31.8184384514435</text:p>
          </table:table-cell>
          <table:table-cell table:number-columns-repeated="14"/>
          <table:table-cell office:value-type="float" office:value="17" calcext:value-type="float">
            <text:p>17</text:p>
          </table:table-cell>
          <table:table-cell table:formula="of:=([.U22]-[.U$5])*[.$AB$25]" office:value-type="float" office:value="2.16535433070866" calcext:value-type="float">
            <text:p>2.16535433070866</text:p>
          </table:table-cell>
          <table:table-cell table:formula="of:=([.V22]-[.V$5])*[.$AB$25]" office:value-type="float" office:value="1.8503937007874" calcext:value-type="float">
            <text:p>1.8503937007874</text:p>
          </table:table-cell>
          <table:table-cell table:formula="of:=([.W22]-[.W$5])*[.$AB$25]" office:value-type="float" office:value="1.81102362204724" calcext:value-type="float">
            <text:p>1.81102362204724</text:p>
          </table:table-cell>
          <table:table-cell table:formula="of:=([.X22]-[.X$5])*[.$AB$25]" office:value-type="float" office:value="1.73228346456693" calcext:value-type="float">
            <text:p>1.73228346456693</text:p>
          </table:table-cell>
          <table:table-cell table:formula="of:=([.Y22]-[.Y$5])*[.$AB$25]" office:value-type="float" office:value="1.77165354330709" calcext:value-type="float">
            <text:p>1.7716535433070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708661417322835" calcext:value-type="float">
            <text:p>0.708661417322835</text:p>
          </table:table-cell>
          <table:table-cell table:formula="of:=[.$J$1]*[.$J$2]*[.D47]" office:value-type="float" office:value="9.8746877952756" calcext:value-type="float">
            <text:p>9.8746877952756</text:p>
          </table:table-cell>
          <table:table-cell table:number-columns-repeated="14"/>
          <table:table-cell office:value-type="float" office:value="18" calcext:value-type="float">
            <text:p>18</text:p>
          </table:table-cell>
          <table:table-cell table:formula="of:=([.U23]-[.U$5])*[.$AB$25]" office:value-type="float" office:value="3.18897637795276" calcext:value-type="float">
            <text:p>3.18897637795276</text:p>
          </table:table-cell>
          <table:table-cell table:formula="of:=([.V23]-[.V$5])*[.$AB$25]" office:value-type="float" office:value="3.9763779527559" calcext:value-type="float">
            <text:p>3.9763779527559</text:p>
          </table:table-cell>
          <table:table-cell table:formula="of:=([.W23]-[.W$5])*[.$AB$25]" office:value-type="float" office:value="6.06299212598425" calcext:value-type="float">
            <text:p>6.06299212598425</text:p>
          </table:table-cell>
          <table:table-cell table:formula="of:=([.X23]-[.X$5])*[.$AB$25]" office:value-type="float" office:value="6.06299212598425" calcext:value-type="float">
            <text:p>6.06299212598425</text:p>
          </table:table-cell>
          <table:table-cell table:formula="of:=([.Y23]-[.Y$5])*[.$AB$25]" office:value-type="float" office:value="5.94488188976378" calcext:value-type="float">
            <text:p>5.9448818897637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94488188976378" calcext:value-type="float">
            <text:p>0.94488188976378</text:p>
          </table:table-cell>
          <table:table-cell table:formula="of:=[.$J$1]*[.$J$2]*[.D48]" office:value-type="float" office:value="13.1662503937008" calcext:value-type="float">
            <text:p>13.1662503937008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.22047244094488" calcext:value-type="float">
            <text:p>1.22047244094488</text:p>
          </table:table-cell>
          <table:table-cell table:formula="of:=[.$J$1]*[.$J$2]*[.D49]" office:value-type="float" office:value="17.0064067585302" calcext:value-type="float">
            <text:p>17.0064067585302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50]" office:value-type="float" office:value="19.200781824147" calcext:value-type="float">
            <text:p>19.200781824147</text:p>
          </table:table-cell>
          <table:table-cell table:number-columns-repeated="14"/>
          <table:table-cell office:value-type="string" calcext:value-type="string">
            <text:p>velocity (mph)</text:p>
          </table:table-cell>
          <table:table-cell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.53543307086614" calcext:value-type="float">
            <text:p>1.53543307086614</text:p>
          </table:table-cell>
          <table:table-cell table:formula="of:=[.$J$1]*[.$J$2]*[.D51]" office:value-type="float" office:value="21.3951568897638" calcext:value-type="float">
            <text:p>21.3951568897638</text:p>
          </table:table-cell>
          <table:table-cell table:number-columns-repeated="14"/>
          <table:table-cell office:value-type="string" calcext:value-type="string">
            <text:p>ang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5748031496063" calcext:value-type="float">
            <text:p>1.5748031496063</text:p>
          </table:table-cell>
          <table:table-cell table:formula="of:=[.$J$1]*[.$J$2]*[.D52]" office:value-type="float" office:value="21.943750656168" calcext:value-type="float">
            <text:p>21.943750656168</text:p>
          </table:table-cell>
          <table:table-cell table:number-columns-repeated="14"/>
          <table:table-cell office:value-type="string" calcext:value-type="string">
            <text:p>port #</text:p>
          </table:table-cell>
          <table:table-cell table:number-columns-repeated="5" office:value-type="string" calcext:value-type="string">
            <text:p>height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.73228346456693" calcext:value-type="float">
            <text:p>1.73228346456693</text:p>
          </table:table-cell>
          <table:table-cell table:formula="of:=[.$J$1]*[.$J$2]*[.D53]" office:value-type="float" office:value="24.1381257217848" calcext:value-type="float">
            <text:p>24.1381257217848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6.4" calcext:value-type="float">
            <text:p>6.4</text:p>
          </table:table-cell>
          <table:table-cell office:value-type="float" office:value="6.3" calcext:value-type="float">
            <text:p>6.3</text:p>
          </table:table-cell>
          <table:table-cell office:value-type="float" office:value="5.6" calcext:value-type="float">
            <text:p>5.6</text:p>
          </table:table-cell>
          <table:table-cell office:value-type="float" office:value="5.8" calcext:value-type="float">
            <text:p>5.8</text:p>
          </table:table-cell>
          <table:table-cell office:value-type="float" office:value="6.4" calcext:value-type="float">
            <text:p>6.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.81102362204724" calcext:value-type="float">
            <text:p>1.81102362204724</text:p>
          </table:table-cell>
          <table:table-cell table:formula="of:=[.$J$1]*[.$J$2]*[.D54]" office:value-type="float" office:value="25.2353132545931" calcext:value-type="float">
            <text:p>25.235313254593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5.9" calcext:value-type="float">
            <text:p>5.9</text:p>
          </table:table-cell>
          <table:table-cell office:value-type="float" office:value="9.9" calcext:value-type="float">
            <text:p>9.9</text:p>
          </table:table-cell>
          <table:table-cell office:value-type="float" office:value="17.5" calcext:value-type="float">
            <text:p>17.5</text:p>
          </table:table-cell>
          <table:table-cell office:value-type="float" office:value="17.7" calcext:value-type="float">
            <text:p>17.7</text:p>
          </table:table-cell>
          <table:table-cell office:value-type="float" office:value="21.5" calcext:value-type="float">
            <text:p>21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.06299212598425" calcext:value-type="float">
            <text:p>6.06299212598425</text:p>
          </table:table-cell>
          <table:table-cell table:formula="of:=[.$J$1]*[.$J$2]*[.D55]" office:value-type="float" office:value="84.4834400262467" calcext:value-type="float">
            <text:p>84.483440026246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14.4" calcext:value-type="float">
            <text:p>14.4</text:p>
          </table:table-cell>
          <table:table-cell office:value-type="float" office:value="17.8" calcext:value-type="float">
            <text:p>17.8</text:p>
          </table:table-cell>
          <table:table-cell office:value-type="float" office:value="19.9" calcext:value-type="float">
            <text:p>19.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.68503937007874" calcext:value-type="float">
            <text:p>4.68503937007874</text:p>
          </table:table-cell>
          <table:table-cell table:formula="of:=[.$J$1]*[.$J$2]*[.D56]" office:value-type="float" office:value="65.2826582020997" calcext:value-type="float">
            <text:p>65.282658202099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15.9" calcext:value-type="float">
            <text:p>15.9</text:p>
          </table:table-cell>
          <table:table-cell office:value-type="float" office:value="16.9" calcext:value-type="float">
            <text:p>16.9</text:p>
          </table:table-cell>
          <table:table-cell table:number-columns-repeated="2" office:value-type="float" office:value="18.6" calcext:value-type="float">
            <text:p>18.6</text:p>
          </table:table-cell>
          <table:table-cell office:value-type="float" office:value="14.9" calcext:value-type="float">
            <text:p>14.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.59055118110236" calcext:value-type="float">
            <text:p>5.59055118110236</text:p>
          </table:table-cell>
          <table:table-cell table:formula="of:=[.$J$1]*[.$J$2]*[.D57]" office:value-type="float" office:value="77.9003148293963" calcext:value-type="float">
            <text:p>77.9003148293963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office:value-type="float" office:value="14.5" calcext:value-type="float">
            <text:p>14.5</text:p>
          </table:table-cell>
          <table:table-cell office:value-type="float" office:value="16.1" calcext:value-type="float">
            <text:p>16.1</text:p>
          </table:table-cell>
          <table:table-cell office:value-type="float" office:value="16.3" calcext:value-type="float">
            <text:p>16.3</text:p>
          </table:table-cell>
          <table:table-cell office:value-type="float" office:value="16.2" calcext:value-type="float">
            <text:p>16.2</text:p>
          </table:table-cell>
          <table:table-cell office:value-type="float" office:value="13.1" calcext:value-type="float">
            <text:p>13.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.03937007874016" calcext:value-type="float">
            <text:p>5.03937007874016</text:p>
          </table:table-cell>
          <table:table-cell table:formula="of:=[.$J$1]*[.$J$2]*[.D58]" office:value-type="float" office:value="70.2200020997376" calcext:value-type="float">
            <text:p>70.2200020997376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office:value-type="float" office:value="14.2" calcext:value-type="float">
            <text:p>14.2</text:p>
          </table:table-cell>
          <table:table-cell office:value-type="float" office:value="15.8" calcext:value-type="float">
            <text:p>15.8</text:p>
          </table:table-cell>
          <table:table-cell office:value-type="float" office:value="15" calcext:value-type="float">
            <text:p>15</text:p>
          </table:table-cell>
          <table:table-cell office:value-type="float" office:value="15.1" calcext:value-type="float">
            <text:p>15.1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4.09448818897638" calcext:value-type="float">
            <text:p>4.09448818897638</text:p>
          </table:table-cell>
          <table:table-cell table:formula="of:=[.$J$1]*[.$J$2]*[.D59]" office:value-type="float" office:value="57.0537517060368" calcext:value-type="float">
            <text:p>57.0537517060368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office:value-type="float" office:value="13.7" calcext:value-type="float">
            <text:p>13.7</text:p>
          </table:table-cell>
          <table:table-cell table:number-columns-repeated="3" office:value-type="float" office:value="13.8" calcext:value-type="float">
            <text:p>13.8</text:p>
          </table:table-cell>
          <table:table-cell office:value-type="float" office:value="12.8" calcext:value-type="float">
            <text:p>12.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.66141732283465" calcext:value-type="float">
            <text:p>3.66141732283465</text:p>
          </table:table-cell>
          <table:table-cell table:formula="of:=[.$J$1]*[.$J$2]*[.D60]" office:value-type="float" office:value="51.0192202755906" calcext:value-type="float">
            <text:p>51.0192202755906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office:value-type="float" office:value="13.6" calcext:value-type="float">
            <text:p>13.6</text:p>
          </table:table-cell>
          <table:table-cell office:value-type="float" office:value="13.7" calcext:value-type="float">
            <text:p>13.7</text:p>
          </table:table-cell>
          <table:table-cell table:number-columns-repeated="2" office:value-type="float" office:value="13.2" calcext:value-type="float">
            <text:p>13.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61]" office:value-type="float" office:value="43.887501312336" calcext:value-type="float">
            <text:p>43.887501312336</text:p>
          </table:table-cell>
          <table:table-cell table:number-columns-repeated="14"/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.1" calcext:value-type="float">
            <text:p>12.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.91338582677165" calcext:value-type="float">
            <text:p>2.91338582677165</text:p>
          </table:table-cell>
          <table:table-cell table:formula="of:=[.$J$1]*[.$J$2]*[.D62]" office:value-type="float" office:value="40.5959387139107" calcext:value-type="float">
            <text:p>40.5959387139107</text:p>
          </table:table-cell>
          <table:table-cell table:number-columns-repeated="14"/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.4" calcext:value-type="float">
            <text:p>11.4</text:p>
          </table:table-cell>
          <table:table-cell office:value-type="float" office:value="11.3" calcext:value-type="float">
            <text:p>11.3</text:p>
          </table:table-cell>
          <table:table-cell office:value-type="float" office:value="12.9" calcext:value-type="float">
            <text:p>12.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.44094488188976" calcext:value-type="float">
            <text:p>2.44094488188976</text:p>
          </table:table-cell>
          <table:table-cell table:formula="of:=[.$J$1]*[.$J$2]*[.D63]" office:value-type="float" office:value="34.0128135170603" calcext:value-type="float">
            <text:p>34.0128135170603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office:value-type="float" office:value="12.8" calcext:value-type="float">
            <text:p>12.8</text:p>
          </table:table-cell>
          <table:table-cell office:value-type="float" office:value="9.8" calcext:value-type="float">
            <text:p>9.8</text:p>
          </table:table-cell>
          <table:table-cell table:number-columns-repeated="3" office:value-type="float" office:value="7.4" calcext:value-type="float">
            <text:p>7.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64]" office:value-type="float" office:value="30.1726571522309" calcext:value-type="float">
            <text:p>30.1726571522309</text:p>
          </table:table-cell>
          <table:table-cell table:number-columns-repeated="14"/>
          <table:table-cell office:value-type="float" office:value="11" calcext:value-type="float">
            <text:p>11</text:p>
          </table:table-cell>
          <table:table-cell office:value-type="float" office:value="12.4" calcext:value-type="float">
            <text:p>12.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.9" calcext:value-type="float">
            <text:p>7.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62992125984252" calcext:value-type="float">
            <text:p>0.62992125984252</text:p>
          </table:table-cell>
          <table:table-cell table:formula="of:=[.$J$1]*[.$J$2]*[.D65]" office:value-type="float" office:value="8.7775002624672" calcext:value-type="float">
            <text:p>8.7775002624672</text:p>
          </table:table-cell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11.5" calcext:value-type="float">
            <text:p>11.5</text:p>
          </table:table-cell>
          <table:table-cell office:value-type="float" office:value="10" calcext:value-type="float">
            <text:p>10</text:p>
          </table:table-cell>
          <table:table-cell office:value-type="float" office:value="8.7" calcext:value-type="float">
            <text:p>8.7</text:p>
          </table:table-cell>
          <table:table-cell office:value-type="float" office:value="8.6" calcext:value-type="float">
            <text:p>8.6</text:p>
          </table:table-cell>
          <table:table-cell office:value-type="float" office:value="8.8" calcext:value-type="float">
            <text:p>8.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826771653543307" calcext:value-type="float">
            <text:p>0.826771653543307</text:p>
          </table:table-cell>
          <table:table-cell table:formula="of:=[.$J$1]*[.$J$2]*[.D66]" office:value-type="float" office:value="11.5204690944882" calcext:value-type="float">
            <text:p>11.5204690944882</text:p>
          </table:table-cell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11.6" calcext:value-type="float">
            <text:p>11.6</text:p>
          </table:table-cell>
          <table:table-cell office:value-type="float" office:value="10.5" calcext:value-type="float">
            <text:p>10.5</text:p>
          </table:table-cell>
          <table:table-cell table:number-columns-repeated="2" office:value-type="float" office:value="9.1" calcext:value-type="float">
            <text:p>9.1</text:p>
          </table:table-cell>
          <table:table-cell office:value-type="float" office:value="9.4" calcext:value-type="float">
            <text:p>9.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.10236220472441" calcext:value-type="float">
            <text:p>1.10236220472441</text:p>
          </table:table-cell>
          <table:table-cell table:formula="of:=[.$J$1]*[.$J$2]*[.D67]" office:value-type="float" office:value="15.3606254593176" calcext:value-type="float">
            <text:p>15.3606254593176</text:p>
          </table:table-cell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11.9" calcext:value-type="float">
            <text:p>11.9</text:p>
          </table:table-cell>
          <table:table-cell office:value-type="float" office:value="10.6" calcext:value-type="float">
            <text:p>10.6</text:p>
          </table:table-cell>
          <table:table-cell table:number-columns-repeated="2" office:value-type="float" office:value="9.5" calcext:value-type="float">
            <text:p>9.5</text:p>
          </table:table-cell>
          <table:table-cell office:value-type="float" office:value="9.7" calcext:value-type="float">
            <text:p>9.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.2992125984252" calcext:value-type="float">
            <text:p>1.2992125984252</text:p>
          </table:table-cell>
          <table:table-cell table:formula="of:=[.$J$1]*[.$J$2]*[.D68]" office:value-type="float" office:value="18.1035942913386" calcext:value-type="float">
            <text:p>18.1035942913386</text:p>
          </table:table-cell>
          <table:table-cell table:number-columns-repeated="14"/>
          <table:table-cell office:value-type="float" office:value="15" calcext:value-type="float">
            <text:p>15</text:p>
          </table:table-cell>
          <table:table-cell office:value-type="float" office:value="11.9" calcext:value-type="float">
            <text:p>11.9</text:p>
          </table:table-cell>
          <table:table-cell office:value-type="float" office:value="10.7" calcext:value-type="float">
            <text:p>10.7</text:p>
          </table:table-cell>
          <table:table-cell table:number-columns-repeated="2" office:value-type="float" office:value="9.6" calcext:value-type="float">
            <text:p>9.6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.45669291338583" calcext:value-type="float">
            <text:p>1.45669291338583</text:p>
          </table:table-cell>
          <table:table-cell table:formula="of:=[.$J$1]*[.$J$2]*[.D69]" office:value-type="float" office:value="20.2979693569554" calcext:value-type="float">
            <text:p>20.2979693569554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11.9" calcext:value-type="float">
            <text:p>11.9</text:p>
          </table:table-cell>
          <table:table-cell office:value-type="float" office:value="10.9" calcext:value-type="float">
            <text:p>10.9</text:p>
          </table:table-cell>
          <table:table-cell office:value-type="float" office:value="10" calcext:value-type="float">
            <text:p>10</text:p>
          </table:table-cell>
          <table:table-cell office:value-type="float" office:value="9.9" calcext:value-type="float">
            <text:p>9.9</text:p>
          </table:table-cell>
          <table:table-cell office:value-type="float" office:value="10.2" calcext:value-type="float">
            <text:p>10.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.49606299212598" calcext:value-type="float">
            <text:p>1.49606299212598</text:p>
          </table:table-cell>
          <table:table-cell table:formula="of:=[.$J$1]*[.$J$2]*[.D70]" office:value-type="float" office:value="20.8465631233595" calcext:value-type="float">
            <text:p>20.8465631233595</text:p>
          </table:table-cell>
          <table:table-cell table:number-columns-repeated="14"/>
          <table:table-cell office:value-type="float" office:value="17" calcext:value-type="float">
            <text:p>17</text:p>
          </table:table-cell>
          <table:table-cell office:value-type="float" office:value="11.9" calcext:value-type="float">
            <text:p>11.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.2" calcext:value-type="float">
            <text:p>10.2</text:p>
          </table:table-cell>
          <table:table-cell office:value-type="float" office:value="10.9" calcext:value-type="float">
            <text:p>10.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.61417322834646" calcext:value-type="float">
            <text:p>1.61417322834646</text:p>
          </table:table-cell>
          <table:table-cell table:formula="of:=[.$J$1]*[.$J$2]*[.D71]" office:value-type="float" office:value="22.4923444225722" calcext:value-type="float">
            <text:p>22.4923444225722</text:p>
          </table:table-cell>
          <table:table-cell table:number-columns-repeated="14"/>
          <table:table-cell office:value-type="float" office:value="18" calcext:value-type="float">
            <text:p>18</text:p>
          </table:table-cell>
          <table:table-cell office:value-type="float" office:value="14.5" calcext:value-type="float">
            <text:p>14.5</text:p>
          </table:table-cell>
          <table:table-cell office:value-type="float" office:value="16.4" calcext:value-type="float">
            <text:p>16.4</text:p>
          </table:table-cell>
          <table:table-cell office:value-type="float" office:value="21" calcext:value-type="float">
            <text:p>21</text:p>
          </table:table-cell>
          <table:table-cell office:value-type="float" office:value="21.2" calcext:value-type="float">
            <text:p>21.2</text:p>
          </table:table-cell>
          <table:table-cell office:value-type="float" office:value="21.5" calcext:value-type="float">
            <text:p>21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.73228346456693" calcext:value-type="float">
            <text:p>1.73228346456693</text:p>
          </table:table-cell>
          <table:table-cell table:formula="of:=[.$J$1]*[.$J$2]*[.D72]" office:value-type="float" office:value="24.1381257217848" calcext:value-type="float">
            <text:p>24.1381257217848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.06299212598425" calcext:value-type="float">
            <text:p>6.06299212598425</text:p>
          </table:table-cell>
          <table:table-cell table:formula="of:=[.$J$1]*[.$J$2]*[.D73]" office:value-type="float" office:value="84.4834400262467" calcext:value-type="float">
            <text:p>84.4834400262467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.94488188976378" calcext:value-type="float">
            <text:p>5.94488188976378</text:p>
          </table:table-cell>
          <table:table-cell table:formula="of:=[.$J$1]*[.$J$2]*[.D74]" office:value-type="float" office:value="82.8376587270341" calcext:value-type="float">
            <text:p>82.8376587270341</text:p>
          </table:table-cell>
          <table:table-cell table:number-columns-repeated="14"/>
          <table:table-cell office:value-type="string" calcext:value-type="string">
            <text:p>velocity (mph)</text:p>
          </table:table-cell>
          <table:table-cell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.96062992125984" calcext:value-type="float">
            <text:p>4.96062992125984</text:p>
          </table:table-cell>
          <table:table-cell table:formula="of:=[.$J$1]*[.$J$2]*[.D75]" office:value-type="float" office:value="69.1228145669291" calcext:value-type="float">
            <text:p>69.1228145669291</text:p>
          </table:table-cell>
          <table:table-cell table:number-columns-repeated="14"/>
          <table:table-cell office:value-type="string" calcext:value-type="string">
            <text:p>ang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.34645669291339" calcext:value-type="float">
            <text:p>3.34645669291339</text:p>
          </table:table-cell>
          <table:table-cell table:formula="of:=[.$J$1]*[.$J$2]*[.D76]" office:value-type="float" office:value="46.630470144357" calcext:value-type="float">
            <text:p>46.630470144357</text:p>
          </table:table-cell>
          <table:table-cell table:number-columns-repeated="14"/>
          <table:table-cell office:value-type="string" calcext:value-type="string">
            <text:p>port #</text:p>
          </table:table-cell>
          <table:table-cell table:number-columns-repeated="5"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.63779527559055" calcext:value-type="float">
            <text:p>2.63779527559055</text:p>
          </table:table-cell>
          <table:table-cell table:formula="of:=[.$J$1]*[.$J$2]*[.D77]" office:value-type="float" office:value="36.7557823490813" calcext:value-type="float">
            <text:p>36.755782349081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formula="of:=([.U54]-[.U$53])*[.$AB$25]" office:value-type="float" office:value="-0.196850393700787" calcext:value-type="float">
            <text:p>-0.196850393700787</text:p>
          </table:table-cell>
          <table:table-cell table:formula="of:=([.V54]-[.V$53])*[.$AB$25]" office:value-type="float" office:value="1.41732283464567" calcext:value-type="float">
            <text:p>1.41732283464567</text:p>
          </table:table-cell>
          <table:table-cell table:formula="of:=([.W54]-[.W$53])*[.$AB$25]" office:value-type="float" office:value="4.68503937007874" calcext:value-type="float">
            <text:p>4.68503937007874</text:p>
          </table:table-cell>
          <table:table-cell table:formula="of:=([.X54]-[.X$53])*[.$AB$25]" office:value-type="float" office:value="4.68503937007874" calcext:value-type="float">
            <text:p>4.68503937007874</text:p>
          </table:table-cell>
          <table:table-cell table:formula="of:=([.Y54]-[.Y$53])*[.$AB$25]" office:value-type="float" office:value="5.94488188976378" calcext:value-type="float">
            <text:p>5.9448818897637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.59842519685039" calcext:value-type="float">
            <text:p>2.59842519685039</text:p>
          </table:table-cell>
          <table:table-cell table:formula="of:=[.$J$1]*[.$J$2]*[.D78]" office:value-type="float" office:value="36.2071885826771" calcext:value-type="float">
            <text:p>36.207188582677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formula="of:=([.U55]-[.U$53])*[.$AB$25]" office:value-type="float" office:value="3.1496062992126" calcext:value-type="float">
            <text:p>3.1496062992126</text:p>
          </table:table-cell>
          <table:table-cell table:formula="of:=([.V55]-[.V$53])*[.$AB$25]" office:value-type="float" office:value="4.52755905511811" calcext:value-type="float">
            <text:p>4.52755905511811</text:p>
          </table:table-cell>
          <table:table-cell table:formula="of:=([.W55]-[.W$53])*[.$AB$25]" office:value-type="float" office:value="5.62992125984252" calcext:value-type="float">
            <text:p>5.62992125984252</text:p>
          </table:table-cell>
          <table:table-cell table:formula="of:=([.X55]-[.X$53])*[.$AB$25]" office:value-type="float" office:value="5.59055118110236" calcext:value-type="float">
            <text:p>5.59055118110236</text:p>
          </table:table-cell>
          <table:table-cell table:formula="of:=([.Y55]-[.Y$53])*[.$AB$25]" office:value-type="float" office:value="4.96062992125984" calcext:value-type="float">
            <text:p>4.9606299212598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.51968503937008" calcext:value-type="float">
            <text:p>2.51968503937008</text:p>
          </table:table-cell>
          <table:table-cell table:formula="of:=[.$J$1]*[.$J$2]*[.D79]" office:value-type="float" office:value="35.1100010498688" calcext:value-type="float">
            <text:p>35.1100010498688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formula="of:=([.U56]-[.U$53])*[.$AB$25]" office:value-type="float" office:value="3.74015748031496" calcext:value-type="float">
            <text:p>3.74015748031496</text:p>
          </table:table-cell>
          <table:table-cell table:formula="of:=([.V56]-[.V$53])*[.$AB$25]" office:value-type="float" office:value="4.17322834645669" calcext:value-type="float">
            <text:p>4.17322834645669</text:p>
          </table:table-cell>
          <table:table-cell table:formula="of:=([.W56]-[.W$53])*[.$AB$25]" office:value-type="float" office:value="5.11811023622047" calcext:value-type="float">
            <text:p>5.11811023622047</text:p>
          </table:table-cell>
          <table:table-cell table:formula="of:=([.X56]-[.X$53])*[.$AB$25]" office:value-type="float" office:value="5.03937007874016" calcext:value-type="float">
            <text:p>5.03937007874016</text:p>
          </table:table-cell>
          <table:table-cell table:formula="of:=([.Y56]-[.Y$53])*[.$AB$25]" office:value-type="float" office:value="3.34645669291339" calcext:value-type="float">
            <text:p>3.3464566929133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.59842519685039" calcext:value-type="float">
            <text:p>2.59842519685039</text:p>
          </table:table-cell>
          <table:table-cell table:formula="of:=[.$J$1]*[.$J$2]*[.D80]" office:value-type="float" office:value="36.2071885826771" calcext:value-type="float">
            <text:p>36.2071885826771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formula="of:=([.U57]-[.U$53])*[.$AB$25]" office:value-type="float" office:value="3.18897637795276" calcext:value-type="float">
            <text:p>3.18897637795276</text:p>
          </table:table-cell>
          <table:table-cell table:formula="of:=([.V57]-[.V$53])*[.$AB$25]" office:value-type="float" office:value="3.85826771653543" calcext:value-type="float">
            <text:p>3.85826771653543</text:p>
          </table:table-cell>
          <table:table-cell table:formula="of:=([.W57]-[.W$53])*[.$AB$25]" office:value-type="float" office:value="4.21259842519685" calcext:value-type="float">
            <text:p>4.21259842519685</text:p>
          </table:table-cell>
          <table:table-cell table:formula="of:=([.X57]-[.X$53])*[.$AB$25]" office:value-type="float" office:value="4.09448818897638" calcext:value-type="float">
            <text:p>4.09448818897638</text:p>
          </table:table-cell>
          <table:table-cell table:formula="of:=([.Y57]-[.Y$53])*[.$AB$25]" office:value-type="float" office:value="2.63779527559055" calcext:value-type="float">
            <text:p>2.6377952755905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.59842519685039" calcext:value-type="float">
            <text:p>2.59842519685039</text:p>
          </table:table-cell>
          <table:table-cell table:formula="of:=[.$J$1]*[.$J$2]*[.D81]" office:value-type="float" office:value="36.2071885826771" calcext:value-type="float">
            <text:p>36.207188582677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formula="of:=([.U58]-[.U$53])*[.$AB$25]" office:value-type="float" office:value="3.07086614173228" calcext:value-type="float">
            <text:p>3.07086614173228</text:p>
          </table:table-cell>
          <table:table-cell table:formula="of:=([.V58]-[.V$53])*[.$AB$25]" office:value-type="float" office:value="3.74015748031496" calcext:value-type="float">
            <text:p>3.74015748031496</text:p>
          </table:table-cell>
          <table:table-cell table:formula="of:=([.W58]-[.W$53])*[.$AB$25]" office:value-type="float" office:value="3.7007874015748" calcext:value-type="float">
            <text:p>3.7007874015748</text:p>
          </table:table-cell>
          <table:table-cell table:formula="of:=([.X58]-[.X$53])*[.$AB$25]" office:value-type="float" office:value="3.66141732283465" calcext:value-type="float">
            <text:p>3.66141732283465</text:p>
          </table:table-cell>
          <table:table-cell table:formula="of:=([.Y58]-[.Y$53])*[.$AB$25]" office:value-type="float" office:value="2.59842519685039" calcext:value-type="float">
            <text:p>2.5984251968503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82]" office:value-type="float" office:value="35.658594816273" calcext:value-type="float">
            <text:p>35.658594816273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formula="of:=([.U59]-[.U$53])*[.$AB$25]" office:value-type="float" office:value="2.8740157480315" calcext:value-type="float">
            <text:p>2.8740157480315</text:p>
          </table:table-cell>
          <table:table-cell table:formula="of:=([.V59]-[.V$53])*[.$AB$25]" office:value-type="float" office:value="2.95275590551181" calcext:value-type="float">
            <text:p>2.95275590551181</text:p>
          </table:table-cell>
          <table:table-cell table:formula="of:=([.W59]-[.W$53])*[.$AB$25]" office:value-type="float" office:value="3.22834645669291" calcext:value-type="float">
            <text:p>3.22834645669291</text:p>
          </table:table-cell>
          <table:table-cell table:formula="of:=([.X59]-[.X$53])*[.$AB$25]" office:value-type="float" office:value="3.1496062992126" calcext:value-type="float">
            <text:p>3.1496062992126</text:p>
          </table:table-cell>
          <table:table-cell table:formula="of:=([.Y59]-[.Y$53])*[.$AB$25]" office:value-type="float" office:value="2.51968503937008" calcext:value-type="float">
            <text:p>2.5196850393700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393700787401575" calcext:value-type="float">
            <text:p>0.393700787401575</text:p>
          </table:table-cell>
          <table:table-cell table:formula="of:=[.$J$1]*[.$J$2]*[.D83]" office:value-type="float" office:value="5.485937664042" calcext:value-type="float">
            <text:p>5.485937664042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formula="of:=([.U60]-[.U$53])*[.$AB$25]" office:value-type="float" office:value="2.83464566929134" calcext:value-type="float">
            <text:p>2.83464566929134</text:p>
          </table:table-cell>
          <table:table-cell table:formula="of:=([.V60]-[.V$53])*[.$AB$25]" office:value-type="float" office:value="2.91338582677165" calcext:value-type="float">
            <text:p>2.91338582677165</text:p>
          </table:table-cell>
          <table:table-cell table:formula="of:=([.W60]-[.W$53])*[.$AB$25]" office:value-type="float" office:value="2.99212598425197" calcext:value-type="float">
            <text:p>2.99212598425197</text:p>
          </table:table-cell>
          <table:table-cell table:formula="of:=([.X60]-[.X$53])*[.$AB$25]" office:value-type="float" office:value="2.91338582677165" calcext:value-type="float">
            <text:p>2.91338582677165</text:p>
          </table:table-cell>
          <table:table-cell table:formula="of:=([.Y60]-[.Y$53])*[.$AB$25]" office:value-type="float" office:value="2.59842519685039" calcext:value-type="float">
            <text:p>2.5984251968503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0.629921259842519" calcext:value-type="float">
            <text:p>0.629921259842519</text:p>
          </table:table-cell>
          <table:table-cell table:formula="of:=[.$J$1]*[.$J$2]*[.D84]" office:value-type="float" office:value="8.77750026246718" calcext:value-type="float">
            <text:p>8.77750026246718</text:p>
          </table:table-cell>
          <table:table-cell table:number-columns-repeated="14"/>
          <table:table-cell office:value-type="float" office:value="8" calcext:value-type="float">
            <text:p>8</text:p>
          </table:table-cell>
          <table:table-cell table:formula="of:=([.U61]-[.U$53])*[.$AB$25]" office:value-type="float" office:value="2.59842519685039" calcext:value-type="float">
            <text:p>2.59842519685039</text:p>
          </table:table-cell>
          <table:table-cell table:formula="of:=([.V61]-[.V$53])*[.$AB$25]" office:value-type="float" office:value="2.63779527559055" calcext:value-type="float">
            <text:p>2.63779527559055</text:p>
          </table:table-cell>
          <table:table-cell table:formula="of:=([.W61]-[.W$53])*[.$AB$25]" office:value-type="float" office:value="2.55905511811024" calcext:value-type="float">
            <text:p>2.55905511811024</text:p>
          </table:table-cell>
          <table:table-cell table:formula="of:=([.X61]-[.X$53])*[.$AB$25]" office:value-type="float" office:value="2.44094488188976" calcext:value-type="float">
            <text:p>2.44094488188976</text:p>
          </table:table-cell>
          <table:table-cell table:formula="of:=([.Y61]-[.Y$53])*[.$AB$25]" office:value-type="float" office:value="2.59842519685039" calcext:value-type="float">
            <text:p>2.5984251968503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.94488188976378" calcext:value-type="float">
            <text:p>0.94488188976378</text:p>
          </table:table-cell>
          <table:table-cell table:formula="of:=[.$J$1]*[.$J$2]*[.D85]" office:value-type="float" office:value="13.1662503937008" calcext:value-type="float">
            <text:p>13.1662503937008</text:p>
          </table:table-cell>
          <table:table-cell table:number-columns-repeated="14"/>
          <table:table-cell office:value-type="float" office:value="9" calcext:value-type="float">
            <text:p>9</text:p>
          </table:table-cell>
          <table:table-cell table:formula="of:=([.U62]-[.U$53])*[.$AB$25]" office:value-type="float" office:value="2.20472440944882" calcext:value-type="float">
            <text:p>2.20472440944882</text:p>
          </table:table-cell>
          <table:table-cell table:formula="of:=([.V62]-[.V$53])*[.$AB$25]" office:value-type="float" office:value="2.24409448818898" calcext:value-type="float">
            <text:p>2.24409448818898</text:p>
          </table:table-cell>
          <table:table-cell table:formula="of:=([.W62]-[.W$53])*[.$AB$25]" office:value-type="float" office:value="2.28346456692913" calcext:value-type="float">
            <text:p>2.28346456692913</text:p>
          </table:table-cell>
          <table:table-cell table:formula="of:=([.X62]-[.X$53])*[.$AB$25]" office:value-type="float" office:value="2.16535433070866" calcext:value-type="float">
            <text:p>2.16535433070866</text:p>
          </table:table-cell>
          <table:table-cell table:formula="of:=([.Y62]-[.Y$53])*[.$AB$25]" office:value-type="float" office:value="2.55905511811024" calcext:value-type="float">
            <text:p>2.5590551181102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.18110236220472" calcext:value-type="float">
            <text:p>1.18110236220472</text:p>
          </table:table-cell>
          <table:table-cell table:formula="of:=[.$J$1]*[.$J$2]*[.D86]" office:value-type="float" office:value="16.4578129921259" calcext:value-type="float">
            <text:p>16.4578129921259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formula="of:=([.U63]-[.U$53])*[.$AB$25]" office:value-type="float" office:value="2.51968503937008" calcext:value-type="float">
            <text:p>2.51968503937008</text:p>
          </table:table-cell>
          <table:table-cell table:formula="of:=([.V63]-[.V$53])*[.$AB$25]" office:value-type="float" office:value="1.37795275590551" calcext:value-type="float">
            <text:p>1.37795275590551</text:p>
          </table:table-cell>
          <table:table-cell table:formula="of:=([.W63]-[.W$53])*[.$AB$25]" office:value-type="float" office:value="0.708661417322835" calcext:value-type="float">
            <text:p>0.708661417322835</text:p>
          </table:table-cell>
          <table:table-cell table:formula="of:=([.X63]-[.X$53])*[.$AB$25]" office:value-type="float" office:value="0.62992125984252" calcext:value-type="float">
            <text:p>0.62992125984252</text:p>
          </table:table-cell>
          <table:table-cell table:formula="of:=([.Y63]-[.Y$53])*[.$AB$25]" office:value-type="float" office:value="0.393700787401575" calcext:value-type="float">
            <text:p>0.39370078740157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.2992125984252" calcext:value-type="float">
            <text:p>1.2992125984252</text:p>
          </table:table-cell>
          <table:table-cell table:formula="of:=[.$J$1]*[.$J$2]*[.D87]" office:value-type="float" office:value="18.1035942913386" calcext:value-type="float">
            <text:p>18.1035942913386</text:p>
          </table:table-cell>
          <table:table-cell table:number-columns-repeated="14"/>
          <table:table-cell office:value-type="float" office:value="11" calcext:value-type="float">
            <text:p>11</text:p>
          </table:table-cell>
          <table:table-cell table:formula="of:=([.U64]-[.U$53])*[.$AB$25]" office:value-type="float" office:value="2.36220472440945" calcext:value-type="float">
            <text:p>2.36220472440945</text:p>
          </table:table-cell>
          <table:table-cell table:formula="of:=([.V64]-[.V$53])*[.$AB$25]" office:value-type="float" office:value="1.45669291338583" calcext:value-type="float">
            <text:p>1.45669291338583</text:p>
          </table:table-cell>
          <table:table-cell table:formula="of:=([.W64]-[.W$53])*[.$AB$25]" office:value-type="float" office:value="0.94488188976378" calcext:value-type="float">
            <text:p>0.94488188976378</text:p>
          </table:table-cell>
          <table:table-cell table:formula="of:=([.X64]-[.X$53])*[.$AB$25]" office:value-type="float" office:value="0.826771653543307" calcext:value-type="float">
            <text:p>0.826771653543307</text:p>
          </table:table-cell>
          <table:table-cell table:formula="of:=([.Y64]-[.Y$53])*[.$AB$25]" office:value-type="float" office:value="0.629921259842519" calcext:value-type="float">
            <text:p>0.62992125984251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.41732283464567" calcext:value-type="float">
            <text:p>1.41732283464567</text:p>
          </table:table-cell>
          <table:table-cell table:formula="of:=[.$J$1]*[.$J$2]*[.D88]" office:value-type="float" office:value="19.7493755905512" calcext:value-type="float">
            <text:p>19.7493755905512</text:p>
          </table:table-cell>
          <table:table-cell table:number-columns-repeated="14"/>
          <table:table-cell office:value-type="float" office:value="12" calcext:value-type="float">
            <text:p>12</text:p>
          </table:table-cell>
          <table:table-cell table:formula="of:=([.U65]-[.U$53])*[.$AB$25]" office:value-type="float" office:value="2.00787401574803" calcext:value-type="float">
            <text:p>2.00787401574803</text:p>
          </table:table-cell>
          <table:table-cell table:formula="of:=([.V65]-[.V$53])*[.$AB$25]" office:value-type="float" office:value="1.45669291338583" calcext:value-type="float">
            <text:p>1.45669291338583</text:p>
          </table:table-cell>
          <table:table-cell table:formula="of:=([.W65]-[.W$53])*[.$AB$25]" office:value-type="float" office:value="1.22047244094488" calcext:value-type="float">
            <text:p>1.22047244094488</text:p>
          </table:table-cell>
          <table:table-cell table:formula="of:=([.X65]-[.X$53])*[.$AB$25]" office:value-type="float" office:value="1.10236220472441" calcext:value-type="float">
            <text:p>1.10236220472441</text:p>
          </table:table-cell>
          <table:table-cell table:formula="of:=([.Y65]-[.Y$53])*[.$AB$25]" office:value-type="float" office:value="0.94488188976378" calcext:value-type="float">
            <text:p>0.9448818897637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.49606299212598" calcext:value-type="float">
            <text:p>1.49606299212598</text:p>
          </table:table-cell>
          <table:table-cell table:formula="of:=[.$J$1]*[.$J$2]*[.D89]" office:value-type="float" office:value="20.8465631233595" calcext:value-type="float">
            <text:p>20.8465631233595</text:p>
          </table:table-cell>
          <table:table-cell table:number-columns-repeated="14"/>
          <table:table-cell office:value-type="float" office:value="13" calcext:value-type="float">
            <text:p>13</text:p>
          </table:table-cell>
          <table:table-cell table:formula="of:=([.U66]-[.U$53])*[.$AB$25]" office:value-type="float" office:value="2.04724409448819" calcext:value-type="float">
            <text:p>2.04724409448819</text:p>
          </table:table-cell>
          <table:table-cell table:formula="of:=([.V66]-[.V$53])*[.$AB$25]" office:value-type="float" office:value="1.65354330708661" calcext:value-type="float">
            <text:p>1.65354330708661</text:p>
          </table:table-cell>
          <table:table-cell table:formula="of:=([.W66]-[.W$53])*[.$AB$25]" office:value-type="float" office:value="1.37795275590551" calcext:value-type="float">
            <text:p>1.37795275590551</text:p>
          </table:table-cell>
          <table:table-cell table:formula="of:=([.X66]-[.X$53])*[.$AB$25]" office:value-type="float" office:value="1.2992125984252" calcext:value-type="float">
            <text:p>1.2992125984252</text:p>
          </table:table-cell>
          <table:table-cell table:formula="of:=([.Y66]-[.Y$53])*[.$AB$25]" office:value-type="float" office:value="1.18110236220472" calcext:value-type="float">
            <text:p>1.1811023622047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90]" office:value-type="float" office:value="24.686719488189" calcext:value-type="float">
            <text:p>24.686719488189</text:p>
          </table:table-cell>
          <table:table-cell table:number-columns-repeated="14"/>
          <table:table-cell office:value-type="float" office:value="14" calcext:value-type="float">
            <text:p>14</text:p>
          </table:table-cell>
          <table:table-cell table:formula="of:=([.U67]-[.U$53])*[.$AB$25]" office:value-type="float" office:value="2.16535433070866" calcext:value-type="float">
            <text:p>2.16535433070866</text:p>
          </table:table-cell>
          <table:table-cell table:formula="of:=([.V67]-[.V$53])*[.$AB$25]" office:value-type="float" office:value="1.69291338582677" calcext:value-type="float">
            <text:p>1.69291338582677</text:p>
          </table:table-cell>
          <table:table-cell table:formula="of:=([.W67]-[.W$53])*[.$AB$25]" office:value-type="float" office:value="1.53543307086614" calcext:value-type="float">
            <text:p>1.53543307086614</text:p>
          </table:table-cell>
          <table:table-cell table:formula="of:=([.X67]-[.X$53])*[.$AB$25]" office:value-type="float" office:value="1.45669291338583" calcext:value-type="float">
            <text:p>1.45669291338583</text:p>
          </table:table-cell>
          <table:table-cell table:formula="of:=([.Y67]-[.Y$53])*[.$AB$25]" office:value-type="float" office:value="1.2992125984252" calcext:value-type="float">
            <text:p>1.299212598425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5.94488188976378" calcext:value-type="float">
            <text:p>5.94488188976378</text:p>
          </table:table-cell>
          <table:table-cell table:formula="of:=[.$J$1]*[.$J$2]*[.D91]" office:value-type="float" office:value="82.8376587270341" calcext:value-type="float">
            <text:p>82.8376587270341</text:p>
          </table:table-cell>
          <table:table-cell table:number-columns-repeated="14"/>
          <table:table-cell office:value-type="float" office:value="15" calcext:value-type="float">
            <text:p>15</text:p>
          </table:table-cell>
          <table:table-cell table:formula="of:=([.U68]-[.U$53])*[.$AB$25]" office:value-type="float" office:value="2.16535433070866" calcext:value-type="float">
            <text:p>2.16535433070866</text:p>
          </table:table-cell>
          <table:table-cell table:formula="of:=([.V68]-[.V$53])*[.$AB$25]" office:value-type="float" office:value="1.73228346456693" calcext:value-type="float">
            <text:p>1.73228346456693</text:p>
          </table:table-cell>
          <table:table-cell table:formula="of:=([.W68]-[.W$53])*[.$AB$25]" office:value-type="float" office:value="1.5748031496063" calcext:value-type="float">
            <text:p>1.5748031496063</text:p>
          </table:table-cell>
          <table:table-cell table:formula="of:=([.X68]-[.X$53])*[.$AB$25]" office:value-type="float" office:value="1.49606299212598" calcext:value-type="float">
            <text:p>1.49606299212598</text:p>
          </table:table-cell>
          <table:table-cell table:formula="of:=([.Y68]-[.Y$53])*[.$AB$25]" office:value-type="float" office:value="1.41732283464567" calcext:value-type="float">
            <text:p>1.41732283464567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196850393700787" calcext:value-type="float">
            <text:p>-0.196850393700787</text:p>
          </table:table-cell>
          <table:table-cell table:formula="of:=[.$J$1]*[.$J$2]*[.D92]" office:value-type="float" office:value="-2.74296883202099" calcext:value-type="float">
            <text:p>-2.74296883202099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table:formula="of:=([.U69]-[.U$53])*[.$AB$25]" office:value-type="float" office:value="2.16535433070866" calcext:value-type="float">
            <text:p>2.16535433070866</text:p>
          </table:table-cell>
          <table:table-cell table:formula="of:=([.V69]-[.V$53])*[.$AB$25]" office:value-type="float" office:value="1.81102362204724" calcext:value-type="float">
            <text:p>1.81102362204724</text:p>
          </table:table-cell>
          <table:table-cell table:formula="of:=([.W69]-[.W$53])*[.$AB$25]" office:value-type="float" office:value="1.73228346456693" calcext:value-type="float">
            <text:p>1.73228346456693</text:p>
          </table:table-cell>
          <table:table-cell table:formula="of:=([.X69]-[.X$53])*[.$AB$25]" office:value-type="float" office:value="1.61417322834646" calcext:value-type="float">
            <text:p>1.61417322834646</text:p>
          </table:table-cell>
          <table:table-cell table:formula="of:=([.Y69]-[.Y$53])*[.$AB$25]" office:value-type="float" office:value="1.49606299212598" calcext:value-type="float">
            <text:p>1.49606299212598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93]" office:value-type="float" office:value="43.887501312336" calcext:value-type="float">
            <text:p>43.887501312336</text:p>
          </table:table-cell>
          <table:table-cell table:number-columns-repeated="14"/>
          <table:table-cell office:value-type="float" office:value="17" calcext:value-type="float">
            <text:p>17</text:p>
          </table:table-cell>
          <table:table-cell table:formula="of:=([.U70]-[.U$53])*[.$AB$25]" office:value-type="float" office:value="2.16535433070866" calcext:value-type="float">
            <text:p>2.16535433070866</text:p>
          </table:table-cell>
          <table:table-cell table:formula="of:=([.V70]-[.V$53])*[.$AB$25]" office:value-type="float" office:value="1.8503937007874" calcext:value-type="float">
            <text:p>1.8503937007874</text:p>
          </table:table-cell>
          <table:table-cell table:formula="of:=([.W70]-[.W$53])*[.$AB$25]" office:value-type="float" office:value="1.81102362204724" calcext:value-type="float">
            <text:p>1.81102362204724</text:p>
          </table:table-cell>
          <table:table-cell table:formula="of:=([.X70]-[.X$53])*[.$AB$25]" office:value-type="float" office:value="1.73228346456693" calcext:value-type="float">
            <text:p>1.73228346456693</text:p>
          </table:table-cell>
          <table:table-cell table:formula="of:=([.Y70]-[.Y$53])*[.$AB$25]" office:value-type="float" office:value="1.77165354330709" calcext:value-type="float">
            <text:p>1.77165354330709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74015748031496" calcext:value-type="float">
            <text:p>3.74015748031496</text:p>
          </table:table-cell>
          <table:table-cell table:formula="of:=[.$J$1]*[.$J$2]*[.D94]" office:value-type="float" office:value="52.116407808399" calcext:value-type="float">
            <text:p>52.116407808399</text:p>
          </table:table-cell>
          <table:table-cell table:number-columns-repeated="14"/>
          <table:table-cell office:value-type="float" office:value="18" calcext:value-type="float">
            <text:p>18</text:p>
          </table:table-cell>
          <table:table-cell table:formula="of:=([.U71]-[.U$53])*[.$AB$25]" office:value-type="float" office:value="3.18897637795276" calcext:value-type="float">
            <text:p>3.18897637795276</text:p>
          </table:table-cell>
          <table:table-cell table:formula="of:=([.V71]-[.V$53])*[.$AB$25]" office:value-type="float" office:value="3.9763779527559" calcext:value-type="float">
            <text:p>3.9763779527559</text:p>
          </table:table-cell>
          <table:table-cell table:formula="of:=([.W71]-[.W$53])*[.$AB$25]" office:value-type="float" office:value="6.06299212598425" calcext:value-type="float">
            <text:p>6.06299212598425</text:p>
          </table:table-cell>
          <table:table-cell table:formula="of:=([.X71]-[.X$53])*[.$AB$25]" office:value-type="float" office:value="6.06299212598425" calcext:value-type="float">
            <text:p>6.06299212598425</text:p>
          </table:table-cell>
          <table:table-cell table:formula="of:=([.Y71]-[.Y$53])*[.$AB$25]" office:value-type="float" office:value="5.94488188976378" calcext:value-type="float">
            <text:p>5.94488188976378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8897637795276" calcext:value-type="float">
            <text:p>3.18897637795276</text:p>
          </table:table-cell>
          <table:table-cell table:formula="of:=[.$J$1]*[.$J$2]*[.D95]" office:value-type="float" office:value="44.4360950787402" calcext:value-type="float">
            <text:p>44.4360950787402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07086614173228" calcext:value-type="float">
            <text:p>3.07086614173228</text:p>
          </table:table-cell>
          <table:table-cell table:formula="of:=[.$J$1]*[.$J$2]*[.D96]" office:value-type="float" office:value="42.7903137795275" calcext:value-type="float">
            <text:p>42.7903137795275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8740157480315" calcext:value-type="float">
            <text:p>2.8740157480315</text:p>
          </table:table-cell>
          <table:table-cell table:formula="of:=[.$J$1]*[.$J$2]*[.D97]" office:value-type="float" office:value="40.0473449475066" calcext:value-type="float">
            <text:p>40.0473449475066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.83464566929134" calcext:value-type="float">
            <text:p>2.83464566929134</text:p>
          </table:table-cell>
          <table:table-cell table:formula="of:=[.$J$1]*[.$J$2]*[.D98]" office:value-type="float" office:value="39.4987511811024" calcext:value-type="float">
            <text:p>39.4987511811024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59842519685039" calcext:value-type="float">
            <text:p>2.59842519685039</text:p>
          </table:table-cell>
          <table:table-cell table:formula="of:=[.$J$1]*[.$J$2]*[.D99]" office:value-type="float" office:value="36.2071885826771" calcext:value-type="float">
            <text:p>36.2071885826771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.20472440944882" calcext:value-type="float">
            <text:p>2.20472440944882</text:p>
          </table:table-cell>
          <table:table-cell table:formula="of:=[.$J$1]*[.$J$2]*[.D100]" office:value-type="float" office:value="30.7212509186352" calcext:value-type="float">
            <text:p>30.7212509186352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.51968503937008" calcext:value-type="float">
            <text:p>2.51968503937008</text:p>
          </table:table-cell>
          <table:table-cell table:formula="of:=[.$J$1]*[.$J$2]*[.D101]" office:value-type="float" office:value="35.1100010498688" calcext:value-type="float">
            <text:p>35.1100010498688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102]" office:value-type="float" office:value="32.915625984252" calcext:value-type="float">
            <text:p>32.915625984252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.00787401574803" calcext:value-type="float">
            <text:p>2.00787401574803</text:p>
          </table:table-cell>
          <table:table-cell table:formula="of:=[.$J$1]*[.$J$2]*[.D103]" office:value-type="float" office:value="27.9782820866142" calcext:value-type="float">
            <text:p>27.9782820866142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.04724409448819" calcext:value-type="float">
            <text:p>2.04724409448819</text:p>
          </table:table-cell>
          <table:table-cell table:formula="of:=[.$J$1]*[.$J$2]*[.D104]" office:value-type="float" office:value="28.5268758530184" calcext:value-type="float">
            <text:p>28.5268758530184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05]" office:value-type="float" office:value="30.1726571522309" calcext:value-type="float">
            <text:p>30.1726571522309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06]" office:value-type="float" office:value="30.1726571522309" calcext:value-type="float">
            <text:p>30.1726571522309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07]" office:value-type="float" office:value="30.1726571522309" calcext:value-type="float">
            <text:p>30.1726571522309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08]" office:value-type="float" office:value="30.1726571522309" calcext:value-type="float">
            <text:p>30.1726571522309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.18897637795276" calcext:value-type="float">
            <text:p>3.18897637795276</text:p>
          </table:table-cell>
          <table:table-cell table:formula="of:=[.$J$1]*[.$J$2]*[.D109]" office:value-type="float" office:value="44.4360950787402" calcext:value-type="float">
            <text:p>44.4360950787402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41732283464567" calcext:value-type="float">
            <text:p>1.41732283464567</text:p>
          </table:table-cell>
          <table:table-cell table:formula="of:=[.$J$1]*[.$J$2]*[.D110]" office:value-type="float" office:value="19.7493755905512" calcext:value-type="float">
            <text:p>19.7493755905512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52755905511811" calcext:value-type="float">
            <text:p>4.52755905511811</text:p>
          </table:table-cell>
          <table:table-cell table:formula="of:=[.$J$1]*[.$J$2]*[.D111]" office:value-type="float" office:value="63.0882831364829" calcext:value-type="float">
            <text:p>63.0882831364829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17322834645669" calcext:value-type="float">
            <text:p>4.17322834645669</text:p>
          </table:table-cell>
          <table:table-cell table:formula="of:=[.$J$1]*[.$J$2]*[.D112]" office:value-type="float" office:value="58.1509392388451" calcext:value-type="float">
            <text:p>58.1509392388451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85826771653543" calcext:value-type="float">
            <text:p>3.85826771653543</text:p>
          </table:table-cell>
          <table:table-cell table:formula="of:=[.$J$1]*[.$J$2]*[.D113]" office:value-type="float" office:value="53.7621891076115" calcext:value-type="float">
            <text:p>53.7621891076115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74015748031496" calcext:value-type="float">
            <text:p>3.74015748031496</text:p>
          </table:table-cell>
          <table:table-cell table:formula="of:=[.$J$1]*[.$J$2]*[.D114]" office:value-type="float" office:value="52.116407808399" calcext:value-type="float">
            <text:p>52.116407808399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.95275590551181" calcext:value-type="float">
            <text:p>2.95275590551181</text:p>
          </table:table-cell>
          <table:table-cell table:formula="of:=[.$J$1]*[.$J$2]*[.D115]" office:value-type="float" office:value="41.144532480315" calcext:value-type="float">
            <text:p>41.144532480315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.91338582677165" calcext:value-type="float">
            <text:p>2.91338582677165</text:p>
          </table:table-cell>
          <table:table-cell table:formula="of:=[.$J$1]*[.$J$2]*[.D116]" office:value-type="float" office:value="40.5959387139107" calcext:value-type="float">
            <text:p>40.5959387139107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.63779527559055" calcext:value-type="float">
            <text:p>2.63779527559055</text:p>
          </table:table-cell>
          <table:table-cell table:formula="of:=[.$J$1]*[.$J$2]*[.D117]" office:value-type="float" office:value="36.7557823490813" calcext:value-type="float">
            <text:p>36.7557823490813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.24409448818898" calcext:value-type="float">
            <text:p>2.24409448818898</text:p>
          </table:table-cell>
          <table:table-cell table:formula="of:=[.$J$1]*[.$J$2]*[.D118]" office:value-type="float" office:value="31.2698446850394" calcext:value-type="float">
            <text:p>31.2698446850394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119]" office:value-type="float" office:value="19.200781824147" calcext:value-type="float">
            <text:p>19.200781824147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.45669291338583" calcext:value-type="float">
            <text:p>1.45669291338583</text:p>
          </table:table-cell>
          <table:table-cell table:formula="of:=[.$J$1]*[.$J$2]*[.D120]" office:value-type="float" office:value="20.2979693569554" calcext:value-type="float">
            <text:p>20.2979693569554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.45669291338583" calcext:value-type="float">
            <text:p>1.45669291338583</text:p>
          </table:table-cell>
          <table:table-cell table:formula="of:=[.$J$1]*[.$J$2]*[.D121]" office:value-type="float" office:value="20.2979693569554" calcext:value-type="float">
            <text:p>20.2979693569554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.65354330708661" calcext:value-type="float">
            <text:p>1.65354330708661</text:p>
          </table:table-cell>
          <table:table-cell table:formula="of:=[.$J$1]*[.$J$2]*[.D122]" office:value-type="float" office:value="23.0409381889763" calcext:value-type="float">
            <text:p>23.0409381889763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.69291338582677" calcext:value-type="float">
            <text:p>1.69291338582677</text:p>
          </table:table-cell>
          <table:table-cell table:formula="of:=[.$J$1]*[.$J$2]*[.D123]" office:value-type="float" office:value="23.5895319553806" calcext:value-type="float">
            <text:p>23.5895319553806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.73228346456693" calcext:value-type="float">
            <text:p>1.73228346456693</text:p>
          </table:table-cell>
          <table:table-cell table:formula="of:=[.$J$1]*[.$J$2]*[.D124]" office:value-type="float" office:value="24.1381257217848" calcext:value-type="float">
            <text:p>24.1381257217848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.81102362204724" calcext:value-type="float">
            <text:p>1.81102362204724</text:p>
          </table:table-cell>
          <table:table-cell table:formula="of:=[.$J$1]*[.$J$2]*[.D125]" office:value-type="float" office:value="25.2353132545931" calcext:value-type="float">
            <text:p>25.2353132545931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.8503937007874" calcext:value-type="float">
            <text:p>1.8503937007874</text:p>
          </table:table-cell>
          <table:table-cell table:formula="of:=[.$J$1]*[.$J$2]*[.D126]" office:value-type="float" office:value="25.7839070209974" calcext:value-type="float">
            <text:p>25.7839070209974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.9763779527559" calcext:value-type="float">
            <text:p>3.9763779527559</text:p>
          </table:table-cell>
          <table:table-cell table:formula="of:=[.$J$1]*[.$J$2]*[.D127]" office:value-type="float" office:value="55.4079704068241" calcext:value-type="float">
            <text:p>55.4079704068241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.68503937007874" calcext:value-type="float">
            <text:p>4.68503937007874</text:p>
          </table:table-cell>
          <table:table-cell table:formula="of:=[.$J$1]*[.$J$2]*[.D128]" office:value-type="float" office:value="65.2826582020997" calcext:value-type="float">
            <text:p>65.2826582020997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.62992125984252" calcext:value-type="float">
            <text:p>5.62992125984252</text:p>
          </table:table-cell>
          <table:table-cell table:formula="of:=[.$J$1]*[.$J$2]*[.D129]" office:value-type="float" office:value="78.4489085958005" calcext:value-type="float">
            <text:p>78.4489085958005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.11811023622047" calcext:value-type="float">
            <text:p>5.11811023622047</text:p>
          </table:table-cell>
          <table:table-cell table:formula="of:=[.$J$1]*[.$J$2]*[.D130]" office:value-type="float" office:value="71.3171896325459" calcext:value-type="float">
            <text:p>71.3171896325459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.21259842519685" calcext:value-type="float">
            <text:p>4.21259842519685</text:p>
          </table:table-cell>
          <table:table-cell table:formula="of:=[.$J$1]*[.$J$2]*[.D131]" office:value-type="float" office:value="58.6995330052493" calcext:value-type="float">
            <text:p>58.6995330052493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.7007874015748" calcext:value-type="float">
            <text:p>3.7007874015748</text:p>
          </table:table-cell>
          <table:table-cell table:formula="of:=[.$J$1]*[.$J$2]*[.D132]" office:value-type="float" office:value="51.5678140419947" calcext:value-type="float">
            <text:p>51.5678140419947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.22834645669291" calcext:value-type="float">
            <text:p>3.22834645669291</text:p>
          </table:table-cell>
          <table:table-cell table:formula="of:=[.$J$1]*[.$J$2]*[.D133]" office:value-type="float" office:value="44.9846888451443" calcext:value-type="float">
            <text:p>44.9846888451443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.99212598425197" calcext:value-type="float">
            <text:p>2.99212598425197</text:p>
          </table:table-cell>
          <table:table-cell table:formula="of:=[.$J$1]*[.$J$2]*[.D134]" office:value-type="float" office:value="41.6931262467192" calcext:value-type="float">
            <text:p>41.6931262467192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135]" office:value-type="float" office:value="35.658594816273" calcext:value-type="float">
            <text:p>35.658594816273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.28346456692913" calcext:value-type="float">
            <text:p>2.28346456692913</text:p>
          </table:table-cell>
          <table:table-cell table:formula="of:=[.$J$1]*[.$J$2]*[.D136]" office:value-type="float" office:value="31.8184384514435" calcext:value-type="float">
            <text:p>31.8184384514435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708661417322835" calcext:value-type="float">
            <text:p>0.708661417322835</text:p>
          </table:table-cell>
          <table:table-cell table:formula="of:=[.$J$1]*[.$J$2]*[.D137]" office:value-type="float" office:value="9.8746877952756" calcext:value-type="float">
            <text:p>9.8746877952756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94488188976378" calcext:value-type="float">
            <text:p>0.94488188976378</text:p>
          </table:table-cell>
          <table:table-cell table:formula="of:=[.$J$1]*[.$J$2]*[.D138]" office:value-type="float" office:value="13.1662503937008" calcext:value-type="float">
            <text:p>13.1662503937008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.22047244094488" calcext:value-type="float">
            <text:p>1.22047244094488</text:p>
          </table:table-cell>
          <table:table-cell table:formula="of:=[.$J$1]*[.$J$2]*[.D139]" office:value-type="float" office:value="17.0064067585302" calcext:value-type="float">
            <text:p>17.0064067585302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140]" office:value-type="float" office:value="19.200781824147" calcext:value-type="float">
            <text:p>19.200781824147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.53543307086614" calcext:value-type="float">
            <text:p>1.53543307086614</text:p>
          </table:table-cell>
          <table:table-cell table:formula="of:=[.$J$1]*[.$J$2]*[.D141]" office:value-type="float" office:value="21.3951568897638" calcext:value-type="float">
            <text:p>21.3951568897638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5748031496063" calcext:value-type="float">
            <text:p>1.5748031496063</text:p>
          </table:table-cell>
          <table:table-cell table:formula="of:=[.$J$1]*[.$J$2]*[.D142]" office:value-type="float" office:value="21.943750656168" calcext:value-type="float">
            <text:p>21.943750656168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.73228346456693" calcext:value-type="float">
            <text:p>1.73228346456693</text:p>
          </table:table-cell>
          <table:table-cell table:formula="of:=[.$J$1]*[.$J$2]*[.D143]" office:value-type="float" office:value="24.1381257217848" calcext:value-type="float">
            <text:p>24.1381257217848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.81102362204724" calcext:value-type="float">
            <text:p>1.81102362204724</text:p>
          </table:table-cell>
          <table:table-cell table:formula="of:=[.$J$1]*[.$J$2]*[.D144]" office:value-type="float" office:value="25.2353132545931" calcext:value-type="float">
            <text:p>25.2353132545931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.06299212598425" calcext:value-type="float">
            <text:p>6.06299212598425</text:p>
          </table:table-cell>
          <table:table-cell table:formula="of:=[.$J$1]*[.$J$2]*[.D145]" office:value-type="float" office:value="84.4834400262467" calcext:value-type="float">
            <text:p>84.4834400262467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.68503937007874" calcext:value-type="float">
            <text:p>4.68503937007874</text:p>
          </table:table-cell>
          <table:table-cell table:formula="of:=[.$J$1]*[.$J$2]*[.D146]" office:value-type="float" office:value="65.2826582020997" calcext:value-type="float">
            <text:p>65.2826582020997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.59055118110236" calcext:value-type="float">
            <text:p>5.59055118110236</text:p>
          </table:table-cell>
          <table:table-cell table:formula="of:=[.$J$1]*[.$J$2]*[.D147]" office:value-type="float" office:value="77.9003148293963" calcext:value-type="float">
            <text:p>77.9003148293963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.03937007874016" calcext:value-type="float">
            <text:p>5.03937007874016</text:p>
          </table:table-cell>
          <table:table-cell table:formula="of:=[.$J$1]*[.$J$2]*[.D148]" office:value-type="float" office:value="70.2200020997376" calcext:value-type="float">
            <text:p>70.2200020997376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4.09448818897638" calcext:value-type="float">
            <text:p>4.09448818897638</text:p>
          </table:table-cell>
          <table:table-cell table:formula="of:=[.$J$1]*[.$J$2]*[.D149]" office:value-type="float" office:value="57.0537517060368" calcext:value-type="float">
            <text:p>57.0537517060368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.66141732283465" calcext:value-type="float">
            <text:p>3.66141732283465</text:p>
          </table:table-cell>
          <table:table-cell table:formula="of:=[.$J$1]*[.$J$2]*[.D150]" office:value-type="float" office:value="51.0192202755906" calcext:value-type="float">
            <text:p>51.0192202755906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151]" office:value-type="float" office:value="43.887501312336" calcext:value-type="float">
            <text:p>43.887501312336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.91338582677165" calcext:value-type="float">
            <text:p>2.91338582677165</text:p>
          </table:table-cell>
          <table:table-cell table:formula="of:=[.$J$1]*[.$J$2]*[.D152]" office:value-type="float" office:value="40.5959387139107" calcext:value-type="float">
            <text:p>40.5959387139107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.44094488188976" calcext:value-type="float">
            <text:p>2.44094488188976</text:p>
          </table:table-cell>
          <table:table-cell table:formula="of:=[.$J$1]*[.$J$2]*[.D153]" office:value-type="float" office:value="34.0128135170603" calcext:value-type="float">
            <text:p>34.0128135170603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54]" office:value-type="float" office:value="30.1726571522309" calcext:value-type="float">
            <text:p>30.1726571522309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62992125984252" calcext:value-type="float">
            <text:p>0.62992125984252</text:p>
          </table:table-cell>
          <table:table-cell table:formula="of:=[.$J$1]*[.$J$2]*[.D155]" office:value-type="float" office:value="8.7775002624672" calcext:value-type="float">
            <text:p>8.7775002624672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826771653543307" calcext:value-type="float">
            <text:p>0.826771653543307</text:p>
          </table:table-cell>
          <table:table-cell table:formula="of:=[.$J$1]*[.$J$2]*[.D156]" office:value-type="float" office:value="11.5204690944882" calcext:value-type="float">
            <text:p>11.5204690944882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.10236220472441" calcext:value-type="float">
            <text:p>1.10236220472441</text:p>
          </table:table-cell>
          <table:table-cell table:formula="of:=[.$J$1]*[.$J$2]*[.D157]" office:value-type="float" office:value="15.3606254593176" calcext:value-type="float">
            <text:p>15.3606254593176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.2992125984252" calcext:value-type="float">
            <text:p>1.2992125984252</text:p>
          </table:table-cell>
          <table:table-cell table:formula="of:=[.$J$1]*[.$J$2]*[.D158]" office:value-type="float" office:value="18.1035942913386" calcext:value-type="float">
            <text:p>18.1035942913386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.45669291338583" calcext:value-type="float">
            <text:p>1.45669291338583</text:p>
          </table:table-cell>
          <table:table-cell table:formula="of:=[.$J$1]*[.$J$2]*[.D159]" office:value-type="float" office:value="20.2979693569554" calcext:value-type="float">
            <text:p>20.2979693569554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.49606299212598" calcext:value-type="float">
            <text:p>1.49606299212598</text:p>
          </table:table-cell>
          <table:table-cell table:formula="of:=[.$J$1]*[.$J$2]*[.D160]" office:value-type="float" office:value="20.8465631233595" calcext:value-type="float">
            <text:p>20.8465631233595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.61417322834646" calcext:value-type="float">
            <text:p>1.61417322834646</text:p>
          </table:table-cell>
          <table:table-cell table:formula="of:=[.$J$1]*[.$J$2]*[.D161]" office:value-type="float" office:value="22.4923444225722" calcext:value-type="float">
            <text:p>22.4923444225722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.73228346456693" calcext:value-type="float">
            <text:p>1.73228346456693</text:p>
          </table:table-cell>
          <table:table-cell table:formula="of:=[.$J$1]*[.$J$2]*[.D162]" office:value-type="float" office:value="24.1381257217848" calcext:value-type="float">
            <text:p>24.1381257217848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.06299212598425" calcext:value-type="float">
            <text:p>6.06299212598425</text:p>
          </table:table-cell>
          <table:table-cell table:formula="of:=[.$J$1]*[.$J$2]*[.D163]" office:value-type="float" office:value="84.4834400262467" calcext:value-type="float">
            <text:p>84.4834400262467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.94488188976378" calcext:value-type="float">
            <text:p>5.94488188976378</text:p>
          </table:table-cell>
          <table:table-cell table:formula="of:=[.$J$1]*[.$J$2]*[.D164]" office:value-type="float" office:value="82.8376587270341" calcext:value-type="float">
            <text:p>82.8376587270341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.96062992125984" calcext:value-type="float">
            <text:p>4.96062992125984</text:p>
          </table:table-cell>
          <table:table-cell table:formula="of:=[.$J$1]*[.$J$2]*[.D165]" office:value-type="float" office:value="69.1228145669291" calcext:value-type="float">
            <text:p>69.1228145669291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.34645669291339" calcext:value-type="float">
            <text:p>3.34645669291339</text:p>
          </table:table-cell>
          <table:table-cell table:formula="of:=[.$J$1]*[.$J$2]*[.D166]" office:value-type="float" office:value="46.630470144357" calcext:value-type="float">
            <text:p>46.630470144357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.63779527559055" calcext:value-type="float">
            <text:p>2.63779527559055</text:p>
          </table:table-cell>
          <table:table-cell table:formula="of:=[.$J$1]*[.$J$2]*[.D167]" office:value-type="float" office:value="36.7557823490813" calcext:value-type="float">
            <text:p>36.7557823490813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.59842519685039" calcext:value-type="float">
            <text:p>2.59842519685039</text:p>
          </table:table-cell>
          <table:table-cell table:formula="of:=[.$J$1]*[.$J$2]*[.D168]" office:value-type="float" office:value="36.2071885826771" calcext:value-type="float">
            <text:p>36.2071885826771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.51968503937008" calcext:value-type="float">
            <text:p>2.51968503937008</text:p>
          </table:table-cell>
          <table:table-cell table:formula="of:=[.$J$1]*[.$J$2]*[.D169]" office:value-type="float" office:value="35.1100010498688" calcext:value-type="float">
            <text:p>35.1100010498688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.59842519685039" calcext:value-type="float">
            <text:p>2.59842519685039</text:p>
          </table:table-cell>
          <table:table-cell table:formula="of:=[.$J$1]*[.$J$2]*[.D170]" office:value-type="float" office:value="36.2071885826771" calcext:value-type="float">
            <text:p>36.2071885826771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.59842519685039" calcext:value-type="float">
            <text:p>2.59842519685039</text:p>
          </table:table-cell>
          <table:table-cell table:formula="of:=[.$J$1]*[.$J$2]*[.D171]" office:value-type="float" office:value="36.2071885826771" calcext:value-type="float">
            <text:p>36.2071885826771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172]" office:value-type="float" office:value="35.658594816273" calcext:value-type="float">
            <text:p>35.658594816273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393700787401575" calcext:value-type="float">
            <text:p>0.393700787401575</text:p>
          </table:table-cell>
          <table:table-cell table:formula="of:=[.$J$1]*[.$J$2]*[.D173]" office:value-type="float" office:value="5.485937664042" calcext:value-type="float">
            <text:p>5.485937664042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0.629921259842519" calcext:value-type="float">
            <text:p>0.629921259842519</text:p>
          </table:table-cell>
          <table:table-cell table:formula="of:=[.$J$1]*[.$J$2]*[.D174]" office:value-type="float" office:value="8.77750026246718" calcext:value-type="float">
            <text:p>8.77750026246718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.94488188976378" calcext:value-type="float">
            <text:p>0.94488188976378</text:p>
          </table:table-cell>
          <table:table-cell table:formula="of:=[.$J$1]*[.$J$2]*[.D175]" office:value-type="float" office:value="13.1662503937008" calcext:value-type="float">
            <text:p>13.1662503937008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.18110236220472" calcext:value-type="float">
            <text:p>1.18110236220472</text:p>
          </table:table-cell>
          <table:table-cell table:formula="of:=[.$J$1]*[.$J$2]*[.D176]" office:value-type="float" office:value="16.4578129921259" calcext:value-type="float">
            <text:p>16.4578129921259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.2992125984252" calcext:value-type="float">
            <text:p>1.2992125984252</text:p>
          </table:table-cell>
          <table:table-cell table:formula="of:=[.$J$1]*[.$J$2]*[.D177]" office:value-type="float" office:value="18.1035942913386" calcext:value-type="float">
            <text:p>18.1035942913386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.41732283464567" calcext:value-type="float">
            <text:p>1.41732283464567</text:p>
          </table:table-cell>
          <table:table-cell table:formula="of:=[.$J$1]*[.$J$2]*[.D178]" office:value-type="float" office:value="19.7493755905512" calcext:value-type="float">
            <text:p>19.7493755905512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.49606299212598" calcext:value-type="float">
            <text:p>1.49606299212598</text:p>
          </table:table-cell>
          <table:table-cell table:formula="of:=[.$J$1]*[.$J$2]*[.D179]" office:value-type="float" office:value="20.8465631233595" calcext:value-type="float">
            <text:p>20.8465631233595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180]" office:value-type="float" office:value="24.686719488189" calcext:value-type="float">
            <text:p>24.686719488189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5.94488188976378" calcext:value-type="float">
            <text:p>5.94488188976378</text:p>
          </table:table-cell>
          <table:table-cell table:formula="of:=[.$J$1]*[.$J$2]*[.D181]" office:value-type="float" office:value="82.8376587270341" calcext:value-type="float">
            <text:p>82.8376587270341</text:p>
          </table:table-cell>
          <table:table-cell table:number-columns-repeated="23"/>
        </table:table-row>
      </table:table>
      <table:table table:name="group_9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Velocity [MPH]</text:p>
          </table:table-cell>
          <table:table-cell office:value-type="string" calcext:value-type="string">
            <text:p>Angle of Attack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Manometer Reading [in]</text:p>
          </table:table-cell>
          <table:table-cell office:value-type="string" calcext:value-type="string">
            <text:p>Pressure [psi]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Density of H2O</text:p>
          </table:table-cell>
          <table:table-cell table:formula="of:=(1.94)/(12^4)" office:value-type="float" office:value="0.0000935570987654321" calcext:value-type="float">
            <text:p>9.35570987654321E-05</text:p>
          </table:table-cell>
          <table:table-cell office:value-type="string" calcext:value-type="string">
            <text:p>lbf/in^3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table:formula="of:=[.$J$1]*[.$J$2]*[.D2]" office:value-type="float" office:value="0.00451880787037037" calcext:value-type="float">
            <text:p>0.00451880787037037</text:p>
          </table:table-cell>
          <table:table-cell table:number-columns-repeated="3"/>
          <table:table-cell office:value-type="string" calcext:value-type="string">
            <text:p>Gravity</text:p>
          </table:table-cell>
          <table:table-cell table:formula="of:=32.2*12" office:value-type="float" office:value="386.4" calcext:value-type="float">
            <text:p>386.4</text:p>
          </table:table-cell>
          <table:table-cell office:value-type="string" calcext:value-type="string">
            <text:p>in/s^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$J$1]*[.$J$2]*[.D3]" office:value-type="float" office:value="0.108451388888889" calcext:value-type="float">
            <text:p>0.108451388888889</text:p>
          </table:table-cell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^2</text:p>
          </table:table-cell>
          <table:table-cell table:number-columns-repeated="2"/>
          <table:table-cell table:formula="of:=(62.3148)/(12^3)" office:value-type="float" office:value="0.0360618055555556" calcext:value-type="float">
            <text:p>0.03606180555555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125" calcext:value-type="float">
            <text:p>3.125</text:p>
          </table:table-cell>
          <table:table-cell table:formula="of:=[.$J$1]*[.$J$2]*[.D4]" office:value-type="float" office:value="0.112970196759259" calcext:value-type="float">
            <text:p>0.112970196759259</text:p>
          </table:table-cell>
          <table:table-cell table:number-columns-repeated="3"/>
          <table:table-cell office:value-type="string" calcext:value-type="string">
            <text:p>mph→in/s</text:p>
          </table:table-cell>
          <table:table-cell office:value-type="float" office:value="17.60002" calcext:value-type="float">
            <text:p>17.60002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$J$1]*[.$J$2]*[.D5]" office:value-type="float" office:value="0.108451388888889" calcext:value-type="float">
            <text:p>0.108451388888889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75" calcext:value-type="float">
            <text:p>2.75</text:p>
          </table:table-cell>
          <table:table-cell table:formula="of:=[.$J$1]*[.$J$2]*[.D6]" office:value-type="float" office:value="0.0994137731481482" calcext:value-type="float">
            <text:p>0.0994137731481482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table:formula="of:=[.$J$1]*[.$J$2]*[.D7]" office:value-type="float" office:value="0.0903761574074074" calcext:value-type="float">
            <text:p>0.0903761574074074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.5</text:p>
          </table:table-cell>
          <table:table-cell table:formula="of:=[.$J$1]*[.$J$2]*[.D8]" office:value-type="float" office:value="0.0903761574074074" calcext:value-type="float">
            <text:p>0.0903761574074074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375" calcext:value-type="float">
            <text:p>2.375</text:p>
          </table:table-cell>
          <table:table-cell table:formula="of:=[.$J$1]*[.$J$2]*[.D9]" office:value-type="float" office:value="0.0858573495370371" calcext:value-type="float">
            <text:p>0.0858573495370371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.125" calcext:value-type="float">
            <text:p>2.125</text:p>
          </table:table-cell>
          <table:table-cell table:formula="of:=[.$J$1]*[.$J$2]*[.D10]" office:value-type="float" office:value="0.0768197337962963" calcext:value-type="float">
            <text:p>0.0768197337962963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.75" calcext:value-type="float">
            <text:p>1.75</text:p>
          </table:table-cell>
          <table:table-cell table:formula="of:=[.$J$1]*[.$J$2]*[.D11]" office:value-type="float" office:value="0.0632633101851852" calcext:value-type="float">
            <text:p>0.0632633101851852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.625" calcext:value-type="float">
            <text:p>1.625</text:p>
          </table:table-cell>
          <table:table-cell table:formula="of:=[.$J$1]*[.$J$2]*[.D12]" office:value-type="float" office:value="0.0587445023148148" calcext:value-type="float">
            <text:p>0.0587445023148148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 table:formula="of:=[.$J$1]*[.$J$2]*[.D13]" office:value-type="float" office:value="0.0542256944444445" calcext:value-type="float">
            <text:p>0.0542256944444445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.5" calcext:value-type="float">
            <text:p>1.5</text:p>
          </table:table-cell>
          <table:table-cell table:formula="of:=[.$J$1]*[.$J$2]*[.D14]" office:value-type="float" office:value="0.0542256944444445" calcext:value-type="float">
            <text:p>0.0542256944444445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.5</text:p>
          </table:table-cell>
          <table:table-cell table:formula="of:=[.$J$1]*[.$J$2]*[.D15]" office:value-type="float" office:value="0.0542256944444445" calcext:value-type="float">
            <text:p>0.0542256944444445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.5</text:p>
          </table:table-cell>
          <table:table-cell table:formula="of:=[.$J$1]*[.$J$2]*[.D16]" office:value-type="float" office:value="0.0542256944444445" calcext:value-type="float">
            <text:p>0.0542256944444445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.5" calcext:value-type="float">
            <text:p>1.5</text:p>
          </table:table-cell>
          <table:table-cell table:formula="of:=[.$J$1]*[.$J$2]*[.D17]" office:value-type="float" office:value="0.0542256944444445" calcext:value-type="float">
            <text:p>0.0542256944444445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.5" calcext:value-type="float">
            <text:p>1.5</text:p>
          </table:table-cell>
          <table:table-cell table:formula="of:=[.$J$1]*[.$J$2]*[.D18]" office:value-type="float" office:value="0.0542256944444445" calcext:value-type="float">
            <text:p>0.0542256944444445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table:formula="of:=[.$J$1]*[.$J$2]*[.D19]" office:value-type="float" office:value="0.0903761574074074" calcext:value-type="float">
            <text:p>0.0903761574074074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formula="of:=[.$J$1]*[.$J$2]*[.D20]" office:value-type="float" office:value="0.0451880787037037" calcext:value-type="float">
            <text:p>0.0451880787037037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125" calcext:value-type="float">
            <text:p>4.125</text:p>
          </table:table-cell>
          <table:table-cell table:formula="of:=[.$J$1]*[.$J$2]*[.D21]" office:value-type="float" office:value="0.149120659722222" calcext:value-type="float">
            <text:p>0.149120659722222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$J$1]*[.$J$2]*[.D22]" office:value-type="float" office:value="0.144601851851852" calcext:value-type="float">
            <text:p>0.144601851851852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75" calcext:value-type="float">
            <text:p>3.75</text:p>
          </table:table-cell>
          <table:table-cell table:formula="of:=[.$J$1]*[.$J$2]*[.D23]" office:value-type="float" office:value="0.135564236111111" calcext:value-type="float">
            <text:p>0.135564236111111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formula="of:=[.$J$1]*[.$J$2]*[.D24]" office:value-type="float" office:value="0.12652662037037" calcext:value-type="float">
            <text:p>0.12652662037037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$J$1]*[.$J$2]*[.D25]" office:value-type="float" office:value="0.108451388888889" calcext:value-type="float">
            <text:p>0.108451388888889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$J$1]*[.$J$2]*[.D26]" office:value-type="float" office:value="0.108451388888889" calcext:value-type="float">
            <text:p>0.108451388888889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.75" calcext:value-type="float">
            <text:p>2.75</text:p>
          </table:table-cell>
          <table:table-cell table:formula="of:=[.$J$1]*[.$J$2]*[.D27]" office:value-type="float" office:value="0.0994137731481482" calcext:value-type="float">
            <text:p>0.0994137731481482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[.$J$1]*[.$J$2]*[.D28]" office:value-type="float" office:value="0.0903761574074074" calcext:value-type="float">
            <text:p>0.0903761574074074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.25" calcext:value-type="float">
            <text:p>2.25</text:p>
          </table:table-cell>
          <table:table-cell table:formula="of:=[.$J$1]*[.$J$2]*[.D29]" office:value-type="float" office:value="0.0813385416666667" calcext:value-type="float">
            <text:p>0.0813385416666667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.5</text:p>
          </table:table-cell>
          <table:table-cell table:formula="of:=[.$J$1]*[.$J$2]*[.D30]" office:value-type="float" office:value="0.0542256944444445" calcext:value-type="float">
            <text:p>0.0542256944444445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 table:formula="of:=[.$J$1]*[.$J$2]*[.D31]" office:value-type="float" office:value="0.0542256944444445" calcext:value-type="float">
            <text:p>0.0542256944444445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.5" calcext:value-type="float">
            <text:p>1.5</text:p>
          </table:table-cell>
          <table:table-cell table:formula="of:=[.$J$1]*[.$J$2]*[.D32]" office:value-type="float" office:value="0.0542256944444445" calcext:value-type="float">
            <text:p>0.0542256944444445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.75" calcext:value-type="float">
            <text:p>1.75</text:p>
          </table:table-cell>
          <table:table-cell table:formula="of:=[.$J$1]*[.$J$2]*[.D33]" office:value-type="float" office:value="0.0632633101851852" calcext:value-type="float">
            <text:p>0.0632633101851852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.75" calcext:value-type="float">
            <text:p>1.75</text:p>
          </table:table-cell>
          <table:table-cell table:formula="of:=[.$J$1]*[.$J$2]*[.D34]" office:value-type="float" office:value="0.0632633101851852" calcext:value-type="float">
            <text:p>0.0632633101851852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.75" calcext:value-type="float">
            <text:p>1.75</text:p>
          </table:table-cell>
          <table:table-cell table:formula="of:=[.$J$1]*[.$J$2]*[.D35]" office:value-type="float" office:value="0.0632633101851852" calcext:value-type="float">
            <text:p>0.0632633101851852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.75" calcext:value-type="float">
            <text:p>1.75</text:p>
          </table:table-cell>
          <table:table-cell table:formula="of:=[.$J$1]*[.$J$2]*[.D36]" office:value-type="float" office:value="0.0632633101851852" calcext:value-type="float">
            <text:p>0.0632633101851852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$J$1]*[.$J$2]*[.D37]" office:value-type="float" office:value="0.108451388888889" calcext:value-type="float">
            <text:p>0.108451388888889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.25" calcext:value-type="float">
            <text:p>4.25</text:p>
          </table:table-cell>
          <table:table-cell table:formula="of:=[.$J$1]*[.$J$2]*[.D38]" office:value-type="float" office:value="0.153639467592593" calcext:value-type="float">
            <text:p>0.153639467592593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.5</text:p>
          </table:table-cell>
          <table:table-cell table:formula="of:=[.$J$1]*[.$J$2]*[.D39]" office:value-type="float" office:value="0.198827546296296" calcext:value-type="float">
            <text:p>0.198827546296296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$J$1]*[.$J$2]*[.D40]" office:value-type="float" office:value="0.180752314814815" calcext:value-type="float">
            <text:p>0.180752314814815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.25" calcext:value-type="float">
            <text:p>4.25</text:p>
          </table:table-cell>
          <table:table-cell table:formula="of:=[.$J$1]*[.$J$2]*[.D41]" office:value-type="float" office:value="0.153639467592593" calcext:value-type="float">
            <text:p>0.153639467592593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.75" calcext:value-type="float">
            <text:p>3.75</text:p>
          </table:table-cell>
          <table:table-cell table:formula="of:=[.$J$1]*[.$J$2]*[.D42]" office:value-type="float" office:value="0.135564236111111" calcext:value-type="float">
            <text:p>0.135564236111111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$J$1]*[.$J$2]*[.D43]" office:value-type="float" office:value="0.108451388888889" calcext:value-type="float">
            <text:p>0.108451388888889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$J$1]*[.$J$2]*[.D44]" office:value-type="float" office:value="0.108451388888889" calcext:value-type="float">
            <text:p>0.108451388888889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.75" calcext:value-type="float">
            <text:p>2.75</text:p>
          </table:table-cell>
          <table:table-cell table:formula="of:=[.$J$1]*[.$J$2]*[.D45]" office:value-type="float" office:value="0.0994137731481482" calcext:value-type="float">
            <text:p>0.0994137731481482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[.$J$1]*[.$J$2]*[.D46]" office:value-type="float" office:value="0.0903761574074074" calcext:value-type="float">
            <text:p>0.0903761574074074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$J$1]*[.$J$2]*[.D47]" office:value-type="float" office:value="0.036150462962963" calcext:value-type="float">
            <text:p>0.036150462962963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.25" calcext:value-type="float">
            <text:p>1.25</text:p>
          </table:table-cell>
          <table:table-cell table:formula="of:=[.$J$1]*[.$J$2]*[.D48]" office:value-type="float" office:value="0.0451880787037037" calcext:value-type="float">
            <text:p>0.0451880787037037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table:formula="of:=[.$J$1]*[.$J$2]*[.D49]" office:value-type="float" office:value="0.0180752314814815" calcext:value-type="float">
            <text:p>0.0180752314814815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.75" calcext:value-type="float">
            <text:p>0.75</text:p>
          </table:table-cell>
          <table:table-cell table:formula="of:=[.$J$1]*[.$J$2]*[.D50]" office:value-type="float" office:value="0.0271128472222222" calcext:value-type="float">
            <text:p>0.0271128472222222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$J$1]*[.$J$2]*[.D51]" office:value-type="float" office:value="0.036150462962963" calcext:value-type="float">
            <text:p>0.036150462962963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$J$1]*[.$J$2]*[.D52]" office:value-type="float" office:value="0.036150462962963" calcext:value-type="float">
            <text:p>0.036150462962963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$J$1]*[.$J$2]*[.D53]" office:value-type="float" office:value="0.036150462962963" calcext:value-type="float">
            <text:p>0.036150462962963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$J$1]*[.$J$2]*[.D54]" office:value-type="float" office:value="0.036150462962963" calcext:value-type="float">
            <text:p>0.036150462962963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.5" calcext:value-type="float">
            <text:p>4.5</text:p>
          </table:table-cell>
          <table:table-cell table:formula="of:=[.$J$1]*[.$J$2]*[.D55]" office:value-type="float" office:value="0.162677083333333" calcext:value-type="float">
            <text:p>0.162677083333333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formula="of:=[.$J$1]*[.$J$2]*[.D56]" office:value-type="float" office:value="0.198827546296296" calcext:value-type="float">
            <text:p>0.198827546296296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.25" calcext:value-type="float">
            <text:p>4.25</text:p>
          </table:table-cell>
          <table:table-cell table:formula="of:=[.$J$1]*[.$J$2]*[.D57]" office:value-type="float" office:value="0.153639467592593" calcext:value-type="float">
            <text:p>0.153639467592593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$J$1]*[.$J$2]*[.D58]" office:value-type="float" office:value="0.108451388888889" calcext:value-type="float">
            <text:p>0.108451388888889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[.$J$1]*[.$J$2]*[.D59]" office:value-type="float" office:value="0.0903761574074074" calcext:value-type="float">
            <text:p>0.0903761574074074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table:formula="of:=[.$J$1]*[.$J$2]*[.D60]" office:value-type="float" office:value="0.0903761574074074" calcext:value-type="float">
            <text:p>0.0903761574074074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table:formula="of:=[.$J$1]*[.$J$2]*[.D61]" office:value-type="float" office:value="0.0903761574074074" calcext:value-type="float">
            <text:p>0.0903761574074074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.5</text:p>
          </table:table-cell>
          <table:table-cell table:formula="of:=[.$J$1]*[.$J$2]*[.D62]" office:value-type="float" office:value="0.0903761574074074" calcext:value-type="float">
            <text:p>0.0903761574074074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table:formula="of:=[.$J$1]*[.$J$2]*[.D63]" office:value-type="float" office:value="0.0903761574074074" calcext:value-type="float">
            <text:p>0.0903761574074074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[.$J$1]*[.$J$2]*[.D64]" office:value-type="float" office:value="0.0903761574074074" calcext:value-type="float">
            <text:p>0.0903761574074074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table:formula="of:=[.$J$1]*[.$J$2]*[.D65]" office:value-type="float" office:value="0.00903761574074074" calcext:value-type="float">
            <text:p>0.00903761574074074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</text:p>
          </table:table-cell>
          <table:table-cell table:formula="of:=[.$J$1]*[.$J$2]*[.D66]" office:value-type="float" office:value="0.00903761574074074" calcext:value-type="float">
            <text:p>0.00903761574074074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table:formula="of:=[.$J$1]*[.$J$2]*[.D67]" office:value-type="float" office:value="0.0180752314814815" calcext:value-type="float">
            <text:p>0.0180752314814815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table:formula="of:=[.$J$1]*[.$J$2]*[.D68]" office:value-type="float" office:value="0.0180752314814815" calcext:value-type="float">
            <text:p>0.0180752314814815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.75" calcext:value-type="float">
            <text:p>0.75</text:p>
          </table:table-cell>
          <table:table-cell table:formula="of:=[.$J$1]*[.$J$2]*[.D69]" office:value-type="float" office:value="0.0271128472222222" calcext:value-type="float">
            <text:p>0.0271128472222222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$J$1]*[.$J$2]*[.D70]" office:value-type="float" office:value="0.036150462962963" calcext:value-type="float">
            <text:p>0.036150462962963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$J$1]*[.$J$2]*[.D71]" office:value-type="float" office:value="0.036150462962963" calcext:value-type="float">
            <text:p>0.036150462962963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$J$1]*[.$J$2]*[.D72]" office:value-type="float" office:value="0.036150462962963" calcext:value-type="float">
            <text:p>0.036150462962963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.5" calcext:value-type="float">
            <text:p>5.5</text:p>
          </table:table-cell>
          <table:table-cell table:formula="of:=[.$J$1]*[.$J$2]*[.D73]" office:value-type="float" office:value="0.198827546296296" calcext:value-type="float">
            <text:p>0.198827546296296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$J$1]*[.$J$2]*[.D74]" office:value-type="float" office:value="0.0723009259259259" calcext:value-type="float">
            <text:p>0.0723009259259259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.75" calcext:value-type="float">
            <text:p>2.75</text:p>
          </table:table-cell>
          <table:table-cell table:formula="of:=[.$J$1]*[.$J$2]*[.D75]" office:value-type="float" office:value="0.0994137731481482" calcext:value-type="float">
            <text:p>0.0994137731481482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formula="of:=[.$J$1]*[.$J$2]*[.D76]" office:value-type="float" office:value="0.0903761574074074" calcext:value-type="float">
            <text:p>0.0903761574074074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[.$J$1]*[.$J$2]*[.D77]" office:value-type="float" office:value="0.0903761574074074" calcext:value-type="float">
            <text:p>0.0903761574074074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table:formula="of:=[.$J$1]*[.$J$2]*[.D78]" office:value-type="float" office:value="0.0903761574074074" calcext:value-type="float">
            <text:p>0.0903761574074074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table:formula="of:=[.$J$1]*[.$J$2]*[.D79]" office:value-type="float" office:value="0.0903761574074074" calcext:value-type="float">
            <text:p>0.0903761574074074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.5</text:p>
          </table:table-cell>
          <table:table-cell table:formula="of:=[.$J$1]*[.$J$2]*[.D80]" office:value-type="float" office:value="0.0903761574074074" calcext:value-type="float">
            <text:p>0.0903761574074074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table:formula="of:=[.$J$1]*[.$J$2]*[.D81]" office:value-type="float" office:value="0.0903761574074074" calcext:value-type="float">
            <text:p>0.0903761574074074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[.$J$1]*[.$J$2]*[.D82]" office:value-type="float" office:value="0.0903761574074074" calcext:value-type="float">
            <text:p>0.0903761574074074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table:formula="of:=[.$J$1]*[.$J$2]*[.D83]" office:value-type="float" office:value="0.00903761574074074" calcext:value-type="float">
            <text:p>0.00903761574074074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formula="of:=[.$J$1]*[.$J$2]*[.D84]" office:value-type="float" office:value="0.0180752314814815" calcext:value-type="float">
            <text:p>0.0180752314814815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table:formula="of:=[.$J$1]*[.$J$2]*[.D85]" office:value-type="float" office:value="0.0271128472222222" calcext:value-type="float">
            <text:p>0.0271128472222222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0.75" calcext:value-type="float">
            <text:p>0.75</text:p>
          </table:table-cell>
          <table:table-cell table:formula="of:=[.$J$1]*[.$J$2]*[.D86]" office:value-type="float" office:value="0.0271128472222222" calcext:value-type="float">
            <text:p>0.0271128472222222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$J$1]*[.$J$2]*[.D87]" office:value-type="float" office:value="0.036150462962963" calcext:value-type="float">
            <text:p>0.036150462962963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$J$1]*[.$J$2]*[.D88]" office:value-type="float" office:value="0.036150462962963" calcext:value-type="float">
            <text:p>0.036150462962963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.25" calcext:value-type="float">
            <text:p>1.25</text:p>
          </table:table-cell>
          <table:table-cell table:formula="of:=[.$J$1]*[.$J$2]*[.D89]" office:value-type="float" office:value="0.0451880787037037" calcext:value-type="float">
            <text:p>0.0451880787037037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.75" calcext:value-type="float">
            <text:p>1.75</text:p>
          </table:table-cell>
          <table:table-cell table:formula="of:=[.$J$1]*[.$J$2]*[.D90]" office:value-type="float" office:value="0.0632633101851852" calcext:value-type="float">
            <text:p>0.0632633101851852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.5" calcext:value-type="float">
            <text:p>4.5</text:p>
          </table:table-cell>
          <table:table-cell table:formula="of:=[.$J$1]*[.$J$2]*[.D91]" office:value-type="float" office:value="0.162677083333333" calcext:value-type="float">
            <text:p>0.162677083333333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formula="of:=[.$J$1]*[.$J$2]*[.D92]" office:value-type="float" office:value="0.00903761574074074" calcext:value-type="float">
            <text:p>0.00903761574074074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.5</text:p>
          </table:table-cell>
          <table:table-cell table:formula="of:=[.$J$1]*[.$J$2]*[.D93]" office:value-type="float" office:value="0.198827546296296" calcext:value-type="float">
            <text:p>0.198827546296296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$J$1]*[.$J$2]*[.D94]" office:value-type="float" office:value="0.216902777777778" calcext:value-type="float">
            <text:p>0.216902777777778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table:formula="of:=[.$J$1]*[.$J$2]*[.D95]" office:value-type="float" office:value="0.198827546296296" calcext:value-type="float">
            <text:p>0.198827546296296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.25" calcext:value-type="float">
            <text:p>5.25</text:p>
          </table:table-cell>
          <table:table-cell table:formula="of:=[.$J$1]*[.$J$2]*[.D96]" office:value-type="float" office:value="0.189789930555556" calcext:value-type="float">
            <text:p>0.189789930555556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$J$1]*[.$J$2]*[.D97]" office:value-type="float" office:value="0.180752314814815" calcext:value-type="float">
            <text:p>0.180752314814815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.75" calcext:value-type="float">
            <text:p>4.75</text:p>
          </table:table-cell>
          <table:table-cell table:formula="of:=[.$J$1]*[.$J$2]*[.D98]" office:value-type="float" office:value="0.171714699074074" calcext:value-type="float">
            <text:p>0.171714699074074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$J$1]*[.$J$2]*[.D99]" office:value-type="float" office:value="0.144601851851852" calcext:value-type="float">
            <text:p>0.144601851851852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table:formula="of:=[.$J$1]*[.$J$2]*[.D100]" office:value-type="float" office:value="0.12652662037037" calcext:value-type="float">
            <text:p>0.12652662037037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.75" calcext:value-type="float">
            <text:p>3.75</text:p>
          </table:table-cell>
          <table:table-cell table:formula="of:=[.$J$1]*[.$J$2]*[.D101]" office:value-type="float" office:value="0.135564236111111" calcext:value-type="float">
            <text:p>0.135564236111111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[.$J$1]*[.$J$2]*[.D102]" office:value-type="float" office:value="0.12652662037037" calcext:value-type="float">
            <text:p>0.12652662037037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$J$1]*[.$J$2]*[.D103]" office:value-type="float" office:value="0.108451388888889" calcext:value-type="float">
            <text:p>0.108451388888889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$J$1]*[.$J$2]*[.D104]" office:value-type="float" office:value="0.108451388888889" calcext:value-type="float">
            <text:p>0.108451388888889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$J$1]*[.$J$2]*[.D105]" office:value-type="float" office:value="0.108451388888889" calcext:value-type="float">
            <text:p>0.108451388888889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$J$1]*[.$J$2]*[.D106]" office:value-type="float" office:value="0.108451388888889" calcext:value-type="float">
            <text:p>0.108451388888889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$J$1]*[.$J$2]*[.D107]" office:value-type="float" office:value="0.108451388888889" calcext:value-type="float">
            <text:p>0.108451388888889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$J$1]*[.$J$2]*[.D108]" office:value-type="float" office:value="0.108451388888889" calcext:value-type="float">
            <text:p>0.108451388888889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$J$1]*[.$J$2]*[.D109]" office:value-type="float" office:value="0.253053240740741" calcext:value-type="float">
            <text:p>0.253053240740741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$J$1]*[.$J$2]*[.D110]" office:value-type="float" office:value="0.0903761574074074" calcext:value-type="float">
            <text:p>0.0903761574074074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.75" calcext:value-type="float">
            <text:p>7.75</text:p>
          </table:table-cell>
          <table:table-cell table:formula="of:=[.$J$1]*[.$J$2]*[.D111]" office:value-type="float" office:value="0.280166087962963" calcext:value-type="float">
            <text:p>0.280166087962963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.25" calcext:value-type="float">
            <text:p>7.25</text:p>
          </table:table-cell>
          <table:table-cell table:formula="of:=[.$J$1]*[.$J$2]*[.D112]" office:value-type="float" office:value="0.262090856481481" calcext:value-type="float">
            <text:p>0.262090856481481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75" calcext:value-type="float">
            <text:p>6.75</text:p>
          </table:table-cell>
          <table:table-cell table:formula="of:=[.$J$1]*[.$J$2]*[.D113]" office:value-type="float" office:value="0.244015625" calcext:value-type="float">
            <text:p>0.244015625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$J$1]*[.$J$2]*[.D114]" office:value-type="float" office:value="0.216902777777778" calcext:value-type="float">
            <text:p>0.216902777777778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$J$1]*[.$J$2]*[.D115]" office:value-type="float" office:value="0.216902777777778" calcext:value-type="float">
            <text:p>0.216902777777778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.75" calcext:value-type="float">
            <text:p>4.75</text:p>
          </table:table-cell>
          <table:table-cell table:formula="of:=[.$J$1]*[.$J$2]*[.D116]" office:value-type="float" office:value="0.171714699074074" calcext:value-type="float">
            <text:p>0.171714699074074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table:formula="of:=[.$J$1]*[.$J$2]*[.D117]" office:value-type="float" office:value="0.162677083333333" calcext:value-type="float">
            <text:p>0.162677083333333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.75" calcext:value-type="float">
            <text:p>3.75</text:p>
          </table:table-cell>
          <table:table-cell table:formula="of:=[.$J$1]*[.$J$2]*[.D118]" office:value-type="float" office:value="0.135564236111111" calcext:value-type="float">
            <text:p>0.135564236111111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$J$1]*[.$J$2]*[.D119]" office:value-type="float" office:value="0.0723009259259259" calcext:value-type="float">
            <text:p>0.0723009259259259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$J$1]*[.$J$2]*[.D120]" office:value-type="float" office:value="0.0723009259259259" calcext:value-type="float">
            <text:p>0.0723009259259259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$J$1]*[.$J$2]*[.D121]" office:value-type="float" office:value="0.0723009259259259" calcext:value-type="float">
            <text:p>0.0723009259259259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$J$1]*[.$J$2]*[.D122]" office:value-type="float" office:value="0.0723009259259259" calcext:value-type="float">
            <text:p>0.0723009259259259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.25" calcext:value-type="float">
            <text:p>2.25</text:p>
          </table:table-cell>
          <table:table-cell table:formula="of:=[.$J$1]*[.$J$2]*[.D123]" office:value-type="float" office:value="0.0813385416666667" calcext:value-type="float">
            <text:p>0.0813385416666667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.25" calcext:value-type="float">
            <text:p>2.25</text:p>
          </table:table-cell>
          <table:table-cell table:formula="of:=[.$J$1]*[.$J$2]*[.D124]" office:value-type="float" office:value="0.0813385416666667" calcext:value-type="float">
            <text:p>0.0813385416666667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.25" calcext:value-type="float">
            <text:p>2.25</text:p>
          </table:table-cell>
          <table:table-cell table:formula="of:=[.$J$1]*[.$J$2]*[.D125]" office:value-type="float" office:value="0.0813385416666667" calcext:value-type="float">
            <text:p>0.0813385416666667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.25" calcext:value-type="float">
            <text:p>2.25</text:p>
          </table:table-cell>
          <table:table-cell table:formula="of:=[.$J$1]*[.$J$2]*[.D126]" office:value-type="float" office:value="0.0813385416666667" calcext:value-type="float">
            <text:p>0.0813385416666667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8.75" calcext:value-type="float">
            <text:p>8.75</text:p>
          </table:table-cell>
          <table:table-cell table:formula="of:=[.$J$1]*[.$J$2]*[.D127]" office:value-type="float" office:value="0.316316550925926" calcext:value-type="float">
            <text:p>0.316316550925926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formula="of:=[.$J$1]*[.$J$2]*[.D128]" office:value-type="float" office:value="0.271128472222222" calcext:value-type="float">
            <text:p>0.271128472222222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25" calcext:value-type="float">
            <text:p>9.25</text:p>
          </table:table-cell>
          <table:table-cell table:formula="of:=[.$J$1]*[.$J$2]*[.D129]" office:value-type="float" office:value="0.334391782407407" calcext:value-type="float">
            <text:p>0.334391782407407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.25" calcext:value-type="float">
            <text:p>8.25</text:p>
          </table:table-cell>
          <table:table-cell table:formula="of:=[.$J$1]*[.$J$2]*[.D130]" office:value-type="float" office:value="0.298241319444444" calcext:value-type="float">
            <text:p>0.298241319444444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  <table:table-cell table:formula="of:=[.$J$1]*[.$J$2]*[.D131]" office:value-type="float" office:value="0.234978009259259" calcext:value-type="float">
            <text:p>0.234978009259259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.75" calcext:value-type="float">
            <text:p>5.75</text:p>
          </table:table-cell>
          <table:table-cell table:formula="of:=[.$J$1]*[.$J$2]*[.D132]" office:value-type="float" office:value="0.207865162037037" calcext:value-type="float">
            <text:p>0.207865162037037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$J$1]*[.$J$2]*[.D133]" office:value-type="float" office:value="0.180752314814815" calcext:value-type="float">
            <text:p>0.180752314814815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.5</text:p>
          </table:table-cell>
          <table:table-cell table:formula="of:=[.$J$1]*[.$J$2]*[.D134]" office:value-type="float" office:value="0.162677083333333" calcext:value-type="float">
            <text:p>0.162677083333333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.75" calcext:value-type="float">
            <text:p>3.75</text:p>
          </table:table-cell>
          <table:table-cell table:formula="of:=[.$J$1]*[.$J$2]*[.D135]" office:value-type="float" office:value="0.135564236111111" calcext:value-type="float">
            <text:p>0.135564236111111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.25" calcext:value-type="float">
            <text:p>3.25</text:p>
          </table:table-cell>
          <table:table-cell table:formula="of:=[.$J$1]*[.$J$2]*[.D136]" office:value-type="float" office:value="0.11748900462963" calcext:value-type="float">
            <text:p>0.11748900462963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$J$1]*[.$J$2]*[.D137]" office:value-type="float" office:value="0.036150462962963" calcext:value-type="float">
            <text:p>0.036150462962963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.5</text:p>
          </table:table-cell>
          <table:table-cell table:formula="of:=[.$J$1]*[.$J$2]*[.D138]" office:value-type="float" office:value="0.0542256944444445" calcext:value-type="float">
            <text:p>0.0542256944444445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 table:formula="of:=[.$J$1]*[.$J$2]*[.D139]" office:value-type="float" office:value="0.0542256944444445" calcext:value-type="float">
            <text:p>0.0542256944444445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.75" calcext:value-type="float">
            <text:p>1.75</text:p>
          </table:table-cell>
          <table:table-cell table:formula="of:=[.$J$1]*[.$J$2]*[.D140]" office:value-type="float" office:value="0.0632633101851852" calcext:value-type="float">
            <text:p>0.0632633101851852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$J$1]*[.$J$2]*[.D141]" office:value-type="float" office:value="0.0723009259259259" calcext:value-type="float">
            <text:p>0.0723009259259259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$J$1]*[.$J$2]*[.D142]" office:value-type="float" office:value="0.0723009259259259" calcext:value-type="float">
            <text:p>0.0723009259259259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.25" calcext:value-type="float">
            <text:p>2.25</text:p>
          </table:table-cell>
          <table:table-cell table:formula="of:=[.$J$1]*[.$J$2]*[.D143]" office:value-type="float" office:value="0.0813385416666667" calcext:value-type="float">
            <text:p>0.0813385416666667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.5" calcext:value-type="float">
            <text:p>2.5</text:p>
          </table:table-cell>
          <table:table-cell table:formula="of:=[.$J$1]*[.$J$2]*[.D144]" office:value-type="float" office:value="0.0903761574074074" calcext:value-type="float">
            <text:p>0.0903761574074074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$J$1]*[.$J$2]*[.D145]" office:value-type="float" office:value="0.36150462962963" calcext:value-type="float">
            <text:p>0.36150462962963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$J$1]*[.$J$2]*[.D146]" office:value-type="float" office:value="0.36150462962963" calcext:value-type="float">
            <text:p>0.36150462962963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$J$1]*[.$J$2]*[.D147]" office:value-type="float" office:value="0.289203703703704" calcext:value-type="float">
            <text:p>0.289203703703704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$J$1]*[.$J$2]*[.D148]" office:value-type="float" office:value="0.180752314814815" calcext:value-type="float">
            <text:p>0.180752314814815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4.75" calcext:value-type="float">
            <text:p>4.75</text:p>
          </table:table-cell>
          <table:table-cell table:formula="of:=[.$J$1]*[.$J$2]*[.D149]" office:value-type="float" office:value="0.171714699074074" calcext:value-type="float">
            <text:p>0.171714699074074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.75" calcext:value-type="float">
            <text:p>4.75</text:p>
          </table:table-cell>
          <table:table-cell table:formula="of:=[.$J$1]*[.$J$2]*[.D150]" office:value-type="float" office:value="0.171714699074074" calcext:value-type="float">
            <text:p>0.171714699074074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.75" calcext:value-type="float">
            <text:p>4.75</text:p>
          </table:table-cell>
          <table:table-cell table:formula="of:=[.$J$1]*[.$J$2]*[.D151]" office:value-type="float" office:value="0.171714699074074" calcext:value-type="float">
            <text:p>0.171714699074074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$J$1]*[.$J$2]*[.D152]" office:value-type="float" office:value="0.180752314814815" calcext:value-type="float">
            <text:p>0.180752314814815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$J$1]*[.$J$2]*[.D153]" office:value-type="float" office:value="0.180752314814815" calcext:value-type="float">
            <text:p>0.180752314814815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$J$1]*[.$J$2]*[.D154]" office:value-type="float" office:value="0.180752314814815" calcext:value-type="float">
            <text:p>0.180752314814815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table:formula="of:=[.$J$1]*[.$J$2]*[.D155]" office:value-type="float" office:value="0.0271128472222222" calcext:value-type="float">
            <text:p>0.0271128472222222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$J$1]*[.$J$2]*[.D156]" office:value-type="float" office:value="0.036150462962963" calcext:value-type="float">
            <text:p>0.036150462962963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.25" calcext:value-type="float">
            <text:p>1.25</text:p>
          </table:table-cell>
          <table:table-cell table:formula="of:=[.$J$1]*[.$J$2]*[.D157]" office:value-type="float" office:value="0.0451880787037037" calcext:value-type="float">
            <text:p>0.0451880787037037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.5" calcext:value-type="float">
            <text:p>1.5</text:p>
          </table:table-cell>
          <table:table-cell table:formula="of:=[.$J$1]*[.$J$2]*[.D158]" office:value-type="float" office:value="0.0542256944444445" calcext:value-type="float">
            <text:p>0.0542256944444445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.75" calcext:value-type="float">
            <text:p>1.75</text:p>
          </table:table-cell>
          <table:table-cell table:formula="of:=[.$J$1]*[.$J$2]*[.D159]" office:value-type="float" office:value="0.0632633101851852" calcext:value-type="float">
            <text:p>0.0632633101851852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$J$1]*[.$J$2]*[.D160]" office:value-type="float" office:value="0.0723009259259259" calcext:value-type="float">
            <text:p>0.0723009259259259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$J$1]*[.$J$2]*[.D161]" office:value-type="float" office:value="0.0723009259259259" calcext:value-type="float">
            <text:p>0.0723009259259259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$J$1]*[.$J$2]*[.D162]" office:value-type="float" office:value="0.0723009259259259" calcext:value-type="float">
            <text:p>0.0723009259259259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$J$1]*[.$J$2]*[.D163]" office:value-type="float" office:value="0.253053240740741" calcext:value-type="float">
            <text:p>0.253053240740741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.75" calcext:value-type="float">
            <text:p>3.75</text:p>
          </table:table-cell>
          <table:table-cell table:formula="of:=[.$J$1]*[.$J$2]*[.D164]" office:value-type="float" office:value="0.135564236111111" calcext:value-type="float">
            <text:p>0.135564236111111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$J$1]*[.$J$2]*[.D165]" office:value-type="float" office:value="0.144601851851852" calcext:value-type="float">
            <text:p>0.144601851851852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$J$1]*[.$J$2]*[.D166]" office:value-type="float" office:value="0.144601851851852" calcext:value-type="float">
            <text:p>0.144601851851852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$J$1]*[.$J$2]*[.D167]" office:value-type="float" office:value="0.144601851851852" calcext:value-type="float">
            <text:p>0.144601851851852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$J$1]*[.$J$2]*[.D168]" office:value-type="float" office:value="0.144601851851852" calcext:value-type="float">
            <text:p>0.144601851851852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$J$1]*[.$J$2]*[.D169]" office:value-type="float" office:value="0.144601851851852" calcext:value-type="float">
            <text:p>0.144601851851852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$J$1]*[.$J$2]*[.D170]" office:value-type="float" office:value="0.144601851851852" calcext:value-type="float">
            <text:p>0.144601851851852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$J$1]*[.$J$2]*[.D171]" office:value-type="float" office:value="0.144601851851852" calcext:value-type="float">
            <text:p>0.144601851851852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$J$1]*[.$J$2]*[.D172]" office:value-type="float" office:value="0.144601851851852" calcext:value-type="float">
            <text:p>0.144601851851852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$J$1]*[.$J$2]*[.D173]" office:value-type="float" office:value="0.0180752314814815" calcext:value-type="float">
            <text:p>0.0180752314814815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$J$1]*[.$J$2]*[.D174]" office:value-type="float" office:value="0.036150462962963" calcext:value-type="float">
            <text:p>0.036150462962963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 table:formula="of:=[.$J$1]*[.$J$2]*[.D175]" office:value-type="float" office:value="0.0542256944444445" calcext:value-type="float">
            <text:p>0.0542256944444445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.75" calcext:value-type="float">
            <text:p>1.75</text:p>
          </table:table-cell>
          <table:table-cell table:formula="of:=[.$J$1]*[.$J$2]*[.D176]" office:value-type="float" office:value="0.0632633101851852" calcext:value-type="float">
            <text:p>0.0632633101851852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$J$1]*[.$J$2]*[.D177]" office:value-type="float" office:value="0.0723009259259259" calcext:value-type="float">
            <text:p>0.0723009259259259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.25" calcext:value-type="float">
            <text:p>2.25</text:p>
          </table:table-cell>
          <table:table-cell table:formula="of:=[.$J$1]*[.$J$2]*[.D178]" office:value-type="float" office:value="0.0813385416666667" calcext:value-type="float">
            <text:p>0.0813385416666667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.5" calcext:value-type="float">
            <text:p>2.5</text:p>
          </table:table-cell>
          <table:table-cell table:formula="of:=[.$J$1]*[.$J$2]*[.D179]" office:value-type="float" office:value="0.0903761574074074" calcext:value-type="float">
            <text:p>0.0903761574074074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.75" calcext:value-type="float">
            <text:p>2.75</text:p>
          </table:table-cell>
          <table:table-cell table:formula="of:=[.$J$1]*[.$J$2]*[.D180]" office:value-type="float" office:value="0.0994137731481482" calcext:value-type="float">
            <text:p>0.0994137731481482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.5" calcext:value-type="float">
            <text:p>4.5</text:p>
          </table:table-cell>
          <table:table-cell table:formula="of:=[.$J$1]*[.$J$2]*[.D181]" office:value-type="float" office:value="0.162677083333333" calcext:value-type="float">
            <text:p>0.162677083333333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60">
      <number:number number:decimal-places="3" number:min-decimal-places="3" number:min-integer-digits="1"/>
    </number:number-style>
    <number:date-style style:name="N153">
      <number:day/>
      <number:text>-</number:text>
      <number:month number:textual="true"/>
      <number:text>-</number:text>
      <number:year/>
    </number:date-style>
    <number:currency-style style:name="N150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0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0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2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2P2" style:volatile="true">
      <number:currency-symbol/>
      <number:fill-character> </number:fill-character>
      <number:text>- </number:text>
    </number:currency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time-style style:name="N159">
      <number:hours/>
      <number:text>:</number:text>
      <number:minutes number:style="long"/>
      <number:text> </number:text>
      <number:am-pm/>
    </number:time-style>
    <number:date-style style:name="N13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57">
      <number:month number:textual="true"/>
      <number:text>-</number:text>
      <number:year/>
    </number:date-style>
    <number:time-style style:name="N128">
      <number:hours/>
      <number:text>:</number:text>
      <number:minutes number:style="long"/>
    </number:time-style>
    <number:time-style style:name="N156">
      <number:minutes number:style="long"/>
      <number:text>:</number:text>
      <number:seconds number:style="long" number:decimal-places="1"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5">
      <number:day/>
      <number:text>-</number:text>
      <number:month number:textual="true"/>
    </number:date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time-style style:name="N152">
      <number:minutes number:style="long"/>
      <number:text>:</number:text>
      <number:seconds number:style="long"/>
    </number:time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date-style style:name="N151">
      <number:month/>
      <number:text>/</number:text>
      <number:day/>
      <number:text>/</number:text>
      <number:year number:style="long"/>
    </number:date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1T07:45:39.127062131</meta:creation-date>
    <meta:generator>LibreOffice/7.3.7.2$Linux_X86_64 LibreOffice_project/30$Build-2</meta:generator>
    <dc:date>2023-04-29T11:33:44.596837273</dc:date>
    <meta:editing-duration>PT4H50M25S</meta:editing-duration>
    <meta:editing-cycles>118</meta:editing-cycles>
    <meta:document-statistic meta:table-count="9" meta:cell-count="12018" meta:object-count="0"/>
  </office:meta>
</office:document-meta>
</file>